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application/rdf+xml" manifest:full-path="manifest.rdf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settings.xml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styles.xml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2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1.822cm"/>
    </style:style>
    <style:style style:name="co5" style:family="table-column">
      <style:table-column-properties fo:break-before="auto" style:column-width="2.106cm"/>
    </style:style>
    <style:style style:name="co6" style:family="table-column">
      <style:table-column-properties fo:break-before="auto" style:column-width="1.894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3.782cm"/>
    </style:style>
    <style:style style:name="co9" style:family="table-column">
      <style:table-column-properties fo:break-before="auto" style:column-width="3.641cm"/>
    </style:style>
    <style:style style:name="co10" style:family="table-column">
      <style:table-column-properties fo:break-before="auto" style:column-width="2.365cm"/>
    </style:style>
    <style:style style:name="co11" style:family="table-column">
      <style:table-column-properties fo:break-before="auto" style:column-width="1.304cm"/>
    </style:style>
    <style:style style:name="co12" style:family="table-column">
      <style:table-column-properties fo:break-before="auto" style:column-width="1.515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5.523cm"/>
    </style:style>
    <style:style style:name="co15" style:family="table-column">
      <style:table-column-properties fo:break-before="auto" style:column-width="3.824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3.399cm"/>
    </style:style>
    <style:style style:name="co18" style:family="table-column">
      <style:table-column-properties fo:break-before="auto" style:column-width="3.881cm"/>
    </style:style>
    <style:style style:name="co19" style:family="table-column">
      <style:table-column-properties fo:break-before="auto" style:column-width="1.072cm"/>
    </style:style>
    <style:style style:name="co20" style:family="table-column">
      <style:table-column-properties fo:break-before="auto" style:column-width="0.695cm"/>
    </style:style>
    <style:style style:name="co21" style:family="table-column">
      <style:table-column-properties fo:break-before="auto" style:column-width="0.884cm"/>
    </style:style>
    <style:style style:name="co22" style:family="table-column">
      <style:table-column-properties fo:break-before="auto" style:column-width="0.788cm"/>
    </style:style>
    <style:style style:name="co23" style:family="table-column">
      <style:table-column-properties fo:break-before="auto" style:column-width="0.811cm"/>
    </style:style>
    <style:style style:name="co24" style:family="table-column">
      <style:table-column-properties fo:break-before="auto" style:column-width="0.907cm"/>
    </style:style>
    <style:style style:name="co25" style:family="table-column">
      <style:table-column-properties fo:break-before="auto" style:column-width="0.859cm"/>
    </style:style>
    <style:style style:name="co26" style:family="table-column">
      <style:table-column-properties fo:break-before="auto" style:column-width="1.799cm"/>
    </style:style>
    <style:style style:name="co27" style:family="table-column">
      <style:table-column-properties fo:break-before="auto" style:column-width="3.004cm"/>
    </style:style>
    <style:style style:name="co28" style:family="table-column">
      <style:table-column-properties fo:break-before="auto" style:column-width="3.138cm"/>
    </style:style>
    <style:style style:name="co29" style:family="table-column">
      <style:table-column-properties fo:break-before="auto" style:column-width="1.422cm"/>
    </style:style>
    <style:style style:name="co30" style:family="table-column">
      <style:table-column-properties fo:break-before="auto" style:column-width="3.736cm"/>
    </style:style>
    <style:style style:name="co31" style:family="table-column">
      <style:table-column-properties fo:break-before="auto" style:column-width="1.965cm"/>
    </style:style>
    <style:style style:name="co32" style:family="table-column">
      <style:table-column-properties fo:break-before="auto" style:column-width="6.21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8000" number:language="en" number:country="US">
      <number:number number:min-integer-digits="1"/>
    </number:number-style>
    <number:text-style style:name="N8100" number:language="en" number:country="US">
      <number:text-content/>
    </number:text-style>
    <style:style style:name="ce1" style:family="table-cell" style:parent-style-name="Default" style:data-style-name="N8000">
      <style:text-properties style:font-name="Helvetica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8000">
      <style:text-properties style:font-name="Helvetica"/>
    </style:style>
    <style:style style:name="ce3" style:family="table-cell" style:parent-style-name="Default" style:data-style-name="N8000">
      <style:text-properties style:font-name="Helvetica" style:text-underline-style="none" fo:font-weight="normal" style:font-weight-asian="normal" style:font-weight-complex="normal"/>
    </style:style>
    <style:style style:name="ce4" style:family="table-cell" style:parent-style-name="Default" style:data-style-name="N8100">
      <style:text-properties style:font-name="Helvetica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8100">
      <style:text-properties style:font-name="Helvetica"/>
    </style:style>
    <style:style style:name="ce6" style:family="table-cell" style:parent-style-name="Default" style:data-style-name="N8100"/>
    <style:style style:name="ce7" style:family="table-cell" style:parent-style-name="Default" style:data-style-name="N8000"/>
    <style:style style:name="ce8" style:family="table-cell" style:parent-style-name="Default" style:data-style-name="N8000">
      <style:table-cell-properties style:text-align-source="fix" style:repeat-content="false"/>
      <style:paragraph-properties fo:text-align="end" fo:margin-left="0cm"/>
      <style:text-properties style:font-name="Helvetica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8000">
      <style:table-cell-properties style:text-align-source="fix" style:repeat-content="false"/>
      <style:paragraph-properties fo:text-align="end" fo:margin-left="0cm"/>
      <style:text-properties style:font-name="Helvetica"/>
    </style:style>
    <style:style style:name="ce10" style:family="table-cell" style:parent-style-name="Default" style:data-style-name="N80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8000">
      <style:table-cell-properties style:text-align-source="fix" style:repeat-content="false"/>
      <style:paragraph-properties fo:text-align="center" fo:margin-left="0cm"/>
      <style:text-properties style:font-name="Helvetica"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8000">
      <style:text-properties fo:color="#000000" style:font-name="Calibri" fo:font-size="11pt" style:font-name-asian="Arial Unicode MS" style:font-size-asian="11pt" style:font-name-complex="Arial Unicode MS" style:font-size-complex="11pt"/>
    </style:style>
    <style:style style:name="ce13" style:family="table-cell" style:parent-style-name="Default">
      <style:text-properties style:font-name="Helvetica" style:font-name-asian="Arial Unicode MS" style:font-name-complex="Arial Unicode MS"/>
    </style:style>
    <style:style style:name="ce14" style:family="table-cell" style:parent-style-name="Default" style:data-style-name="N8000">
      <style:text-properties style:font-name="Helvetica" style:font-name-asian="Arial Unicode MS" style:font-name-complex="Arial Unicode MS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1"/>
    <style:style style:name="ce17" style:family="table-cell" style:parent-style-name="Default">
      <style:text-properties style:font-name="Arial" style:font-name-asian="Arial Unicode MS" style:font-name-complex="Arial Unicode MS"/>
    </style:style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ube lis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number-columns-repeated="4" table:default-cell-style-name="ce2"/>
        <table:table-column table:style-name="co15" table:default-cell-style-name="ce2"/>
        <table:table-column table:style-name="co13" table:number-columns-repeated="1003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Color</text:p>
          </table:table-cell>
          <table:table-cell table:style-name="ce1" office:value-type="string">
            <text:p>Type</text:p>
          </table:table-cell>
          <table:table-cell table:style-name="ce8" office:value-type="string">
            <text:p>Print cost</text:p>
          </table:table-cell>
          <table:table-cell table:style-name="ce8" office:value-type="string">
            <text:p>Actual cost</text:p>
          </table:table-cell>
          <table:table-cell table:style-name="ce8" office:value-type="string">
            <text:p>Print CMC</text:p>
          </table:table-cell>
          <table:table-cell table:style-name="ce8" office:value-type="string">
            <text:p>Actual CMC</text:p>
          </table:table-cell>
          <table:table-cell table:style-name="ce11" office:value-type="string">
            <text:p>Function</text:p>
          </table:table-cell>
          <table:table-cell table:style-name="ce1" table:number-columns-repeated="4"/>
          <table:table-cell table:style-name="ce1" office:value-type="string">
            <text:p>Notes</text:p>
          </table:table-cell>
          <table:table-cell table:number-columns-repeated="1010"/>
        </table:table-row>
        <table:table-row table:style-name="ro1">
          <table:table-cell office:value-type="string">
            <text:p>Vampire Lacerator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ggro</text:p>
          </table:table-cell>
          <table:table-cell table:number-columns-repeated="1015"/>
        </table:table-row>
        <table:table-row table:style-name="ro1">
          <table:table-cell office:value-type="string">
            <text:p>Diregraf Ghoul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ggro</text:p>
          </table:table-cell>
          <table:table-cell table:number-columns-repeated="1015"/>
        </table:table-row>
        <table:table-row table:style-name="ro1">
          <table:table-cell office:value-type="string">
            <text:p>Carnophage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ggro</text:p>
          </table:table-cell>
          <table:table-cell table:number-columns-repeated="1015"/>
        </table:table-row>
        <table:table-row table:style-name="ro1">
          <table:table-cell office:value-type="string">
            <text:p>Carrion Feeder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ggro</text:p>
          </table:table-cell>
          <table:table-cell office:value-type="string">
            <text:p>Sac outlet</text:p>
          </table:table-cell>
          <table:table-cell table:number-columns-repeated="1014"/>
        </table:table-row>
        <table:table-row table:style-name="ro1">
          <table:table-cell office:value-type="string">
            <text:p>Plagued Rusalka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c outlet</text:p>
          </table:table-cell>
          <table:table-cell office:value-type="string">
            <text:p>Removal</text:p>
          </table:table-cell>
          <table:table-cell table:number-columns-repeated="1014"/>
        </table:table-row>
        <table:table-row table:style-name="ro1">
          <table:table-cell office:value-type="string">
            <text:p>Bone Picker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office:value-type="string">
            <text:p>3B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lying</text:p>
          </table:table-cell>
          <table:table-cell table:number-columns-repeated="1015"/>
        </table:table-row>
        <table:table-row table:style-name="ro1">
          <table:table-cell office:value-type="string">
            <text:p>Phyrexian Reclamation</text:p>
          </table:table-cell>
          <table:table-cell office:value-type="string">
            <text:p>B</text:p>
          </table:table-cell>
          <table:table-cell office:value-type="string">
            <text:p>Enchantment</text:p>
          </table:table-cell>
          <table:table-cell table:number-columns-repeated="2"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cursion</text:p>
          </table:table-cell>
          <table:table-cell table:number-columns-repeated="11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Tortured Existence</text:p>
          </table:table-cell>
          <table:table-cell office:value-type="string">
            <text:p>B</text:p>
          </table:table-cell>
          <table:table-cell office:value-type="string">
            <text:p>Enchantment</text:p>
          </table:table-cell>
          <table:table-cell table:number-columns-repeated="2"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cursion</text:p>
          </table:table-cell>
          <table:table-cell office:value-type="string">
            <text:p>Discard outlet</text:p>
          </table:table-cell>
          <table:table-cell table:number-columns-repeated="5"/>
          <table:table-cell office:value-type="string">
            <text:p>White</text:p>
          </table:table-cell>
          <table:table-cell table:formula="of:=(COUNTIF(Color;&quot;W&quot;))" office:value-type="float" office:value="63">
            <text:p>63</text:p>
          </table:table-cell>
          <table:table-cell office:value-type="float" office:value="63">
            <text:p>63</text:p>
          </table:table-cell>
          <table:table-cell table:style-name="Default" office:value-type="string">
            <text:p>Remove 1 White</text:p>
          </table:table-cell>
          <table:table-cell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Gnarled Scarhide</text:p>
          </table:table-cell>
          <table:table-cell office:value-type="string">
            <text:p>B</text:p>
          </table:table-cell>
          <table:table-cell office:value-type="string">
            <text:p>Enchantment Creature</text:p>
          </table:table-cell>
          <table:table-cell table:number-columns-repeated="2"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ggro</text:p>
          </table:table-cell>
          <table:table-cell table:number-columns-repeated="6"/>
          <table:table-cell office:value-type="string">
            <text:p>Blue</text:p>
          </table:table-cell>
          <table:table-cell table:formula="of:=(COUNTIF(Color;&quot;U&quot;))" office:value-type="float" office:value="63">
            <text:p>63</text:p>
          </table:table-cell>
          <table:table-cell office:value-type="float" office:value="63">
            <text:p>63</text:p>
          </table:table-cell>
          <table:table-cell office:value-type="string">
            <text:p>Remove 1 Blue</text:p>
          </table:table-cell>
          <table:table-cell/>
          <table:table-cell table:style-name="Default" table:number-columns-repeated="7"/>
          <table:table-cell table:number-columns-repeated="997"/>
        </table:table-row>
        <table:table-row table:style-name="ro2">
          <table:table-cell office:value-type="string">
            <text:p>Tragic Slip</text:p>
          </table:table-cell>
          <table:table-cell office:value-type="string">
            <text:p>B</text:p>
          </table:table-cell>
          <table:table-cell office:value-type="string">
            <text:p>Instant</text:p>
          </table:table-cell>
          <table:table-cell table:number-columns-repeated="2"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moval</text:p>
          </table:table-cell>
          <table:table-cell table:number-columns-repeated="6"/>
          <table:table-cell office:value-type="string">
            <text:p>Black</text:p>
          </table:table-cell>
          <table:table-cell table:style-name="ce12" table:formula="of:=(COUNTIF(Color;&quot;B&quot;))" office:value-type="float" office:value="63">
            <text:p>63</text:p>
          </table:table-cell>
          <table:table-cell office:value-type="float" office:value="63">
            <text:p>63</text:p>
          </table:table-cell>
          <table:table-cell office:value-type="string">
            <text:p>Remove 1 Black</text:p>
          </table:table-cell>
          <table:table-cell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Darkblast</text:p>
          </table:table-cell>
          <table:table-cell office:value-type="string">
            <text:p>B</text:p>
          </table:table-cell>
          <table:table-cell office:value-type="string">
            <text:p>Instant</text:p>
          </table:table-cell>
          <table:table-cell table:number-columns-repeated="2"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moval</text:p>
          </table:table-cell>
          <table:table-cell office:value-type="string">
            <text:p>Dredge</text:p>
          </table:table-cell>
          <table:table-cell table:number-columns-repeated="5"/>
          <table:table-cell office:value-type="string">
            <text:p>Red</text:p>
          </table:table-cell>
          <table:table-cell table:formula="of:=(COUNTIF(Color;&quot;R&quot;))" office:value-type="float" office:value="63">
            <text:p>63</text:p>
          </table:table-cell>
          <table:table-cell office:value-type="float" office:value="63">
            <text:p>63</text:p>
          </table:table-cell>
          <table:table-cell table:number-columns-repeated="2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Dark Ritual</text:p>
          </table:table-cell>
          <table:table-cell office:value-type="string">
            <text:p>B</text:p>
          </table:table-cell>
          <table:table-cell office:value-type="string">
            <text:p>Instant</text:p>
          </table:table-cell>
          <table:table-cell table:number-columns-repeated="2"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amp</text:p>
          </table:table-cell>
          <table:table-cell table:number-columns-repeated="6"/>
          <table:table-cell office:value-type="string">
            <text:p>Green</text:p>
          </table:table-cell>
          <table:table-cell table:formula="of:=(COUNTIF(Color;&quot;G&quot;))" office:value-type="float" office:value="63">
            <text:p>63</text:p>
          </table:table-cell>
          <table:table-cell office:value-type="float" office:value="63">
            <text:p>63</text:p>
          </table:table-cell>
          <table:table-cell table:number-columns-repeated="2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Unearth</text:p>
          </table:table-cell>
          <table:table-cell office:value-type="string">
            <text:p>B</text:p>
          </table:table-cell>
          <table:table-cell office:value-type="string">
            <text:p>Sorcery</text:p>
          </table:table-cell>
          <table:table-cell table:number-columns-repeated="2"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nimate</text:p>
          </table:table-cell>
          <table:table-cell office:value-type="string">
            <text:p>Cycling</text:p>
          </table:table-cell>
          <table:table-cell table:number-columns-repeated="5"/>
          <table:table-cell table:style-name="Default" office:value-type="string">
            <text:p>Azorius</text:p>
          </table:table-cell>
          <table:table-cell table:style-name="Default" table:formula="of:=(COUNTIF(Color;&quot;WU&quot;))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Reanimate</text:p>
          </table:table-cell>
          <table:table-cell office:value-type="string">
            <text:p>B</text:p>
          </table:table-cell>
          <table:table-cell office:value-type="string">
            <text:p>Sorcery</text:p>
          </table:table-cell>
          <table:table-cell table:number-columns-repeated="2" office:value-type="string">
            <text:p>B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nimate</text:p>
          </table:table-cell>
          <table:table-cell table:number-columns-repeated="4"/>
          <table:table-cell office:value-type="string">
            <text:p>Proxy</text:p>
          </table:table-cell>
          <table:table-cell/>
          <table:table-cell table:style-name="Default" office:value-type="string">
            <text:p>Dimir</text:p>
          </table:table-cell>
          <table:table-cell table:style-name="Default" table:formula="of:=(COUNTIF(Color;&quot;UB&quot;))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Blood Artist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1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acrifice synergy</text:p>
          </table:table-cell>
          <table:table-cell office:value-type="string">
            <text:p>Lifegain</text:p>
          </table:table-cell>
          <table:table-cell table:number-columns-repeated="5"/>
          <table:table-cell table:style-name="Default" office:value-type="string">
            <text:p>Rakdos</text:p>
          </table:table-cell>
          <table:table-cell table:style-name="ce13" table:formula="of:=(COUNTIF(Color;&quot;BR&quot;))+(COUNTIF(Color;&quot;B/R&quot;))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Shriekmaw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office:value-type="string">
            <text:p>5B</text:p>
          </table:table-cell>
          <table:table-cell office:value-type="string">
            <text:p>1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moval</text:p>
          </table:table-cell>
          <table:table-cell office:value-type="string">
            <text:p>ETB</text:p>
          </table:table-cell>
          <table:table-cell table:number-columns-repeated="5"/>
          <table:table-cell office:value-type="string">
            <text:p>Gruul</text:p>
          </table:table-cell>
          <table:table-cell table:formula="of:=(COUNTIF(Color;&quot;RG&quot;))+(COUNTIF(Color;&quot;R/G&quot;))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Reassembling Skeleton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1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cursion</text:p>
          </table:table-cell>
          <table:table-cell table:number-columns-repeated="6"/>
          <table:table-cell office:value-type="string">
            <text:p>Selesnya</text:p>
          </table:table-cell>
          <table:table-cell table:formula="of:=(COUNTIF(Color;&quot;GW&quot;))+(COUNTIF(Color;&quot;G/W&quot;))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Butcher Ghoul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1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eath Trigger</text:p>
          </table:table-cell>
          <table:table-cell office:value-type="string">
            <text:p>Counters</text:p>
          </table:table-cell>
          <table:table-cell table:number-columns-repeated="5"/>
          <table:table-cell office:value-type="string">
            <text:p>Orhzov</text:p>
          </table:table-cell>
          <table:table-cell table:formula="of:=(COUNTIF(Color;&quot;WB&quot;))+(COUNTIF(Color;&quot;W/B&quot;))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Augur of Skulls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1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iscard</text:p>
          </table:table-cell>
          <table:table-cell table:number-columns-repeated="6"/>
          <table:table-cell office:value-type="string">
            <text:p>Izzet</text:p>
          </table:table-cell>
          <table:table-cell table:formula="of:=(COUNTIF(Color;&quot;UR&quot;))+(COUNTIF(Color;&quot;U/R&quot;))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Gifted Aetherborn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B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fegain</text:p>
          </table:table-cell>
          <table:table-cell table:number-columns-repeated="6"/>
          <table:table-cell office:value-type="string">
            <text:p>Golgari</text:p>
          </table:table-cell>
          <table:table-cell table:formula="of:=(COUNTIF(Color;&quot;BG&quot;))+(COUNTIF(Color;&quot;B/G&quot;))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Animate Dead</text:p>
          </table:table-cell>
          <table:table-cell office:value-type="string">
            <text:p>B</text:p>
          </table:table-cell>
          <table:table-cell office:value-type="string">
            <text:p>Enchantment</text:p>
          </table:table-cell>
          <table:table-cell table:number-columns-repeated="2" office:value-type="string">
            <text:p>1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nimate</text:p>
          </table:table-cell>
          <table:table-cell table:number-columns-repeated="4"/>
          <table:table-cell office:value-type="string">
            <text:p>Proxy</text:p>
          </table:table-cell>
          <table:table-cell/>
          <table:table-cell office:value-type="string">
            <text:p>Simic</text:p>
          </table:table-cell>
          <table:table-cell table:formula="of:=(COUNTIF(Color;&quot;GU&quot;))+(COUNTIF(Color;&quot;G/U&quot;))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Go for the Throat</text:p>
          </table:table-cell>
          <table:table-cell office:value-type="string">
            <text:p>B</text:p>
          </table:table-cell>
          <table:table-cell office:value-type="string">
            <text:p>Instant</text:p>
          </table:table-cell>
          <table:table-cell table:number-columns-repeated="2" office:value-type="string">
            <text:p>1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moval</text:p>
          </table:table-cell>
          <table:table-cell table:number-columns-repeated="6"/>
          <table:table-cell office:value-type="string">
            <text:p>Boros</text:p>
          </table:table-cell>
          <table:table-cell table:style-name="ce14" table:formula="of:=(COUNTIF(Color;&quot;RW&quot;))+(COUNTIF(Color;&quot;R/W&quot;))" office:value-type="float" office:value="6">
            <text:p>6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Smallpox</text:p>
          </table:table-cell>
          <table:table-cell office:value-type="string">
            <text:p>B</text:p>
          </table:table-cell>
          <table:table-cell office:value-type="string">
            <text:p>Sorcery</text:p>
          </table:table-cell>
          <table:table-cell table:number-columns-repeated="2" office:value-type="string">
            <text:p>B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moval</text:p>
          </table:table-cell>
          <table:table-cell office:value-type="string">
            <text:p>Discard</text:p>
          </table:table-cell>
          <table:table-cell table:number-columns-repeated="5"/>
          <table:table-cell office:value-type="string">
            <text:p>Colorless</text:p>
          </table:table-cell>
          <table:table-cell table:formula="of:=(COUNTIF(Color;&quot;C&quot;))"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string">
            <text:p>Remove 4 colorless</text:p>
          </table:table-cell>
          <table:table-cell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Doom Blade</text:p>
          </table:table-cell>
          <table:table-cell office:value-type="string">
            <text:p>B</text:p>
          </table:table-cell>
          <table:table-cell office:value-type="string">
            <text:p>Sorcery</text:p>
          </table:table-cell>
          <table:table-cell table:number-columns-repeated="2" office:value-type="string">
            <text:p>1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moval</text:p>
          </table:table-cell>
          <table:table-cell table:number-columns-repeated="6"/>
          <table:table-cell office:value-type="string">
            <text:p>Multicolor Lands and Conspiracies</text:p>
          </table:table-cell>
          <table:table-cell table:formula="of:=(COUNTIF(Color;&quot;N/A&quot;))"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Night's Whisper</text:p>
          </table:table-cell>
          <table:table-cell office:value-type="string">
            <text:p>B</text:p>
          </table:table-cell>
          <table:table-cell office:value-type="string">
            <text:p>Sorcery</text:p>
          </table:table-cell>
          <table:table-cell table:number-columns-repeated="2" office:value-type="string">
            <text:p>1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raw</text:p>
          </table:table-cell>
          <table:table-cell table:number-columns-repeated="6"/>
          <table:table-cell office:value-type="string">
            <text:p>TOTAL</text:p>
          </table:table-cell>
          <table:table-cell table:formula="of:=SUM([.P9:.P25])" office:value-type="float" office:value="450">
            <text:p>450</text:p>
          </table:table-cell>
          <table:table-cell table:formula="of:=SUM([.Q9:.Q25])" office:value-type="float" office:value="450">
            <text:p>450</text:p>
          </table:table-cell>
          <table:table-cell table:number-columns-repeated="2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Chainer's Edict</text:p>
          </table:table-cell>
          <table:table-cell office:value-type="string">
            <text:p>B</text:p>
          </table:table-cell>
          <table:table-cell office:value-type="string">
            <text:p>Sorcery</text:p>
          </table:table-cell>
          <table:table-cell table:number-columns-repeated="2" office:value-type="string">
            <text:p>1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moval</text:p>
          </table:table-cell>
          <table:table-cell office:value-type="string">
            <text:p>Flashback</text:p>
          </table:table-cell>
          <table:table-cell table:number-columns-repeated="3"/>
          <table:table-cell office:value-type="string">
            <text:p>Proxy</text:p>
          </table:table-cell>
          <table:table-cell table:number-columns-repeated="6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Hymn to Tourach</text:p>
          </table:table-cell>
          <table:table-cell office:value-type="string">
            <text:p>B</text:p>
          </table:table-cell>
          <table:table-cell office:value-type="string">
            <text:p>Sorcery</text:p>
          </table:table-cell>
          <table:table-cell table:number-columns-repeated="2" office:value-type="string">
            <text:p>B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iscard</text:p>
          </table:table-cell>
          <table:table-cell table:number-columns-repeated="4"/>
          <table:table-cell office:value-type="string">
            <text:p>Proxy</text:p>
          </table:table-cell>
          <table:table-cell table:number-columns-repeated="6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Phyrexian Rager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2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TB</text:p>
          </table:table-cell>
          <table:table-cell office:value-type="string">
            <text:p>Draw</text:p>
          </table:table-cell>
          <table:table-cell table:number-columns-repeated="10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Baleful Ammit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2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fegain</text:p>
          </table:table-cell>
          <table:table-cell table:number-columns-repeated="11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Weaponcraft Enthusiast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2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TB</text:p>
          </table:table-cell>
          <table:table-cell office:value-type="string">
            <text:p>Tokens</text:p>
          </table:table-cell>
          <table:table-cell table:number-columns-repeated="10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Plague Spitter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2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oardclear</text:p>
          </table:table-cell>
          <table:table-cell office:value-type="string">
            <text:p>Death Trigger</text:p>
          </table:table-cell>
          <table:table-cell table:number-columns-repeated="10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Nantuko Husk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2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ac outlet</text:p>
          </table:table-cell>
          <table:table-cell table:number-columns-repeated="11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Vampire Nighthawk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1B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lying</text:p>
          </table:table-cell>
          <table:table-cell office:value-type="string">
            <text:p>Lifegain</text:p>
          </table:table-cell>
          <table:table-cell table:number-columns-repeated="10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Crypt Rats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2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oardclear</text:p>
          </table:table-cell>
          <table:table-cell table:number-columns-repeated="11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Liliana's Specter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1B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iscard</text:p>
          </table:table-cell>
          <table:table-cell office:value-type="string">
            <text:p>Flying</text:p>
          </table:table-cell>
          <table:table-cell table:number-columns-repeated="10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Fleshbag Marauder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2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table:number-columns-repeated="11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Bone Shredder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2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office:value-type="string">
            <text:p>Flying</text:p>
          </table:table-cell>
          <table:table-cell office:value-type="string">
            <text:p>ETB</text:p>
          </table:table-cell>
          <table:table-cell table:number-columns-repeated="9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Stinkweed Imp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2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lying</text:p>
          </table:table-cell>
          <table:table-cell office:value-type="string">
            <text:p>Dredge</text:p>
          </table:table-cell>
          <table:table-cell table:number-columns-repeated="10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Curse of Shallow Graves</text:p>
          </table:table-cell>
          <table:table-cell office:value-type="string">
            <text:p>B</text:p>
          </table:table-cell>
          <table:table-cell office:value-type="string">
            <text:p>Enchantment</text:p>
          </table:table-cell>
          <table:table-cell table:number-columns-repeated="2" office:value-type="string">
            <text:p>2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okens</text:p>
          </table:table-cell>
          <table:table-cell table:number-columns-repeated="11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Necromancy</text:p>
          </table:table-cell>
          <table:table-cell office:value-type="string">
            <text:p>B</text:p>
          </table:table-cell>
          <table:table-cell office:value-type="string">
            <text:p>Enchantment</text:p>
          </table:table-cell>
          <table:table-cell table:number-columns-repeated="2" office:value-type="string">
            <text:p>2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nimate</text:p>
          </table:table-cell>
          <table:table-cell table:number-columns-repeated="11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Stab Wound</text:p>
          </table:table-cell>
          <table:table-cell office:value-type="string">
            <text:p>B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2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table:number-columns-repeated="11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Cartouche of Ambition</text:p>
          </table:table-cell>
          <table:table-cell office:value-type="string">
            <text:p>B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2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office:value-type="string">
            <text:p>Lifegain</text:p>
          </table:table-cell>
          <table:table-cell office:value-type="string">
            <text:p>Voltron</text:p>
          </table:table-cell>
          <table:table-cell table:number-columns-repeated="9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Read the Bones</text:p>
          </table:table-cell>
          <table:table-cell office:value-type="string">
            <text:p>B</text:p>
          </table:table-cell>
          <table:table-cell office:value-type="string">
            <text:p>Sorcery</text:p>
          </table:table-cell>
          <table:table-cell table:number-columns-repeated="2" office:value-type="string">
            <text:p>2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raw</text:p>
          </table:table-cell>
          <table:table-cell table:number-columns-repeated="11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Drown in Sorrow</text:p>
          </table:table-cell>
          <table:table-cell office:value-type="string">
            <text:p>B</text:p>
          </table:table-cell>
          <table:table-cell office:value-type="string">
            <text:p>Sorcery</text:p>
          </table:table-cell>
          <table:table-cell table:number-columns-repeated="2" office:value-type="string">
            <text:p>1B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oardclear</text:p>
          </table:table-cell>
          <table:table-cell table:number-columns-repeated="11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Victimize</text:p>
          </table:table-cell>
          <table:table-cell office:value-type="string">
            <text:p>B</text:p>
          </table:table-cell>
          <table:table-cell office:value-type="string">
            <text:p>Sorcery</text:p>
          </table:table-cell>
          <table:table-cell table:number-columns-repeated="2" office:value-type="string">
            <text:p>2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nimate</text:p>
          </table:table-cell>
          <table:table-cell office:value-type="string">
            <text:p>Sac outlet</text:p>
          </table:table-cell>
          <table:table-cell table:number-columns-repeated="10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Nekrataal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2BB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emoval</text:p>
          </table:table-cell>
          <table:table-cell office:value-type="string">
            <text:p>ETB</text:p>
          </table:table-cell>
          <table:table-cell table:number-columns-repeated="10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Falkenrath Noble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3B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acrifice synergy</text:p>
          </table:table-cell>
          <table:table-cell office:value-type="string">
            <text:p>Lifegain</text:p>
          </table:table-cell>
          <table:table-cell office:value-type="string">
            <text:p>Flying</text:p>
          </table:table-cell>
          <table:table-cell table:number-columns-repeated="9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Gravedigger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3B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ecursion</text:p>
          </table:table-cell>
          <table:table-cell table:number-columns-repeated="11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Marsh Flitter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3B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okens</text:p>
          </table:table-cell>
          <table:table-cell office:value-type="string">
            <text:p>ETB</text:p>
          </table:table-cell>
          <table:table-cell office:value-type="string">
            <text:p>Flying</text:p>
          </table:table-cell>
          <table:table-cell table:number-columns-repeated="9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Gurmag Angler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office:value-type="string">
            <text:p>6B</text:p>
          </table:table-cell>
          <table:table-cell office:value-type="string">
            <text:p>3B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Delve</text:p>
          </table:table-cell>
          <table:table-cell table:number-columns-repeated="11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Smuggler Captain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3B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raw</text:p>
          </table:table-cell>
          <table:table-cell office:value-type="string">
            <text:p>Shuffle</text:p>
          </table:table-cell>
          <table:table-cell table:number-columns-repeated="10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Thorn of the Black Rose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3B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raw</text:p>
          </table:table-cell>
          <table:table-cell table:number-columns-repeated="11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Pestilence</text:p>
          </table:table-cell>
          <table:table-cell office:value-type="string">
            <text:p>B</text:p>
          </table:table-cell>
          <table:table-cell office:value-type="string">
            <text:p>Enchantment</text:p>
          </table:table-cell>
          <table:table-cell table:number-columns-repeated="2" office:value-type="string">
            <text:p>2BB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oardclear</text:p>
          </table:table-cell>
          <table:table-cell table:number-columns-repeated="11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Diabolic Servitude</text:p>
          </table:table-cell>
          <table:table-cell office:value-type="string">
            <text:p>B</text:p>
          </table:table-cell>
          <table:table-cell office:value-type="string">
            <text:p>Sorcery</text:p>
          </table:table-cell>
          <table:table-cell table:number-columns-repeated="2" office:value-type="string">
            <text:p>3B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eanimate</text:p>
          </table:table-cell>
          <table:table-cell table:number-columns-repeated="11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Barter in Blood</text:p>
          </table:table-cell>
          <table:table-cell office:value-type="string">
            <text:p>B</text:p>
          </table:table-cell>
          <table:table-cell office:value-type="string">
            <text:p>Sorcery</text:p>
          </table:table-cell>
          <table:table-cell table:number-columns-repeated="2" office:value-type="string">
            <text:p>2BB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oardclear</text:p>
          </table:table-cell>
          <table:table-cell table:number-columns-repeated="11"/>
          <table:table-cell table:style-name="Default" table:number-columns-repeated="7"/>
          <table:table-cell table:number-columns-repeated="997"/>
        </table:table-row>
        <table:table-row table:style-name="ro1">
          <table:table-cell office:value-type="string">
            <text:p>Moan of the Unhallowed</text:p>
          </table:table-cell>
          <table:table-cell office:value-type="string">
            <text:p>B</text:p>
          </table:table-cell>
          <table:table-cell office:value-type="string">
            <text:p>Sorcery Creature</text:p>
          </table:table-cell>
          <table:table-cell table:number-columns-repeated="2" office:value-type="string">
            <text:p>2BB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Flashback</text:p>
          </table:table-cell>
          <table:table-cell office:value-type="string">
            <text:p>Tokens</text:p>
          </table:table-cell>
          <table:table-cell table:number-columns-repeated="3"/>
          <table:table-cell office:value-type="string">
            <text:p>Foil</text:p>
          </table:table-cell>
          <table:table-cell table:number-columns-repeated="1010"/>
        </table:table-row>
        <table:table-row table:style-name="ro1">
          <table:table-cell office:value-type="string">
            <text:p>Rakshasa Gravecaller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4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ac outlet</text:p>
          </table:table-cell>
          <table:table-cell office:value-type="string">
            <text:p>Tokens</text:p>
          </table:table-cell>
          <table:table-cell table:number-columns-repeated="1014"/>
        </table:table-row>
        <table:table-row table:style-name="ro1">
          <table:table-cell office:value-type="string">
            <text:p>Gray Merchant of Asphodel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4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ETB</text:p>
          </table:table-cell>
          <table:table-cell office:value-type="string">
            <text:p>Lifegain</text:p>
          </table:table-cell>
          <table:table-cell table:number-columns-repeated="1014"/>
        </table:table-row>
        <table:table-row table:style-name="ro1">
          <table:table-cell office:value-type="string">
            <text:p>Street Wraith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3B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ycling</text:p>
          </table:table-cell>
          <table:table-cell table:number-columns-repeated="1015"/>
        </table:table-row>
        <table:table-row table:style-name="ro1">
          <table:table-cell office:value-type="string">
            <text:p>Phyrexian Gargantua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4BB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raw</text:p>
          </table:table-cell>
          <table:table-cell office:value-type="string">
            <text:p>ETB</text:p>
          </table:table-cell>
          <table:table-cell office:value-type="string">
            <text:p>Timmy-creature</text:p>
          </table:table-cell>
          <table:table-cell table:number-columns-repeated="1013"/>
        </table:table-row>
        <table:table-row table:style-name="ro1">
          <table:table-cell office:value-type="string">
            <text:p>Twisted Abomination</text:p>
          </table:table-cell>
          <table:table-cell office:value-type="string">
            <text:p>B</text:p>
          </table:table-cell>
          <table:table-cell office:value-type="string">
            <text:p>Creature</text:p>
          </table:table-cell>
          <table:table-cell table:number-columns-repeated="2" office:value-type="string">
            <text:p>5B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Timmy-creature</text:p>
          </table:table-cell>
          <table:table-cell office:value-type="string">
            <text:p>Cycling</text:p>
          </table:table-cell>
          <table:table-cell table:number-columns-repeated="1014"/>
        </table:table-row>
        <table:table-row table:style-name="ro1">
          <table:table-cell office:value-type="string">
            <text:p>Enslave</text:p>
          </table:table-cell>
          <table:table-cell office:value-type="string">
            <text:p>B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4BB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Death Denied</text:p>
          </table:table-cell>
          <table:table-cell office:value-type="string">
            <text:p>B</text:p>
          </table:table-cell>
          <table:table-cell office:value-type="string">
            <text:p>Sorcery</text:p>
          </table:table-cell>
          <table:table-cell table:number-columns-repeated="2" office:value-type="string">
            <text:p>XBB</text:p>
          </table:table-cell>
          <table:table-cell table:number-columns-repeated="2" office:value-type="string">
            <text:p>X</text:p>
          </table:table-cell>
          <table:table-cell office:value-type="string">
            <text:p>Recursion</text:p>
          </table:table-cell>
          <table:table-cell table:number-columns-repeated="1015"/>
        </table:table-row>
        <table:table-row table:style-name="ro1">
          <table:table-cell office:value-type="string">
            <text:p>Putrid Leech</text:p>
          </table:table-cell>
          <table:table-cell office:value-type="string">
            <text:p>BG</text:p>
          </table:table-cell>
          <table:table-cell office:value-type="string">
            <text:p>Creature</text:p>
          </table:table-cell>
          <table:table-cell table:number-columns-repeated="2" office:value-type="string">
            <text:p>BG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ecrogenesis</text:p>
          </table:table-cell>
          <table:table-cell office:value-type="string">
            <text:p>BG</text:p>
          </table:table-cell>
          <table:table-cell office:value-type="string">
            <text:p>Enchantment</text:p>
          </table:table-cell>
          <table:table-cell table:number-columns-repeated="2" office:value-type="string">
            <text:p>B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okens</text:p>
          </table:table-cell>
          <table:table-cell office:value-type="string">
            <text:p>Graveyard synergy</text:p>
          </table:table-cell>
          <table:table-cell table:number-columns-repeated="1014"/>
        </table:table-row>
        <table:table-row table:style-name="ro1">
          <table:table-cell office:value-type="string">
            <text:p>Dreg Mangler</text:p>
          </table:table-cell>
          <table:table-cell office:value-type="string">
            <text:p>BG</text:p>
          </table:table-cell>
          <table:table-cell office:value-type="string">
            <text:p>Creature</text:p>
          </table:table-cell>
          <table:table-cell table:number-columns-repeated="2" office:value-type="string">
            <text:p>1B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Haste</text:p>
          </table:table-cell>
          <table:table-cell office:value-type="string">
            <text:p>Graveyard synergy</text:p>
          </table:table-cell>
          <table:table-cell table:number-columns-repeated="1014"/>
        </table:table-row>
        <table:table-row table:style-name="ro1">
          <table:table-cell office:value-type="string">
            <text:p>Catacomb Sifter</text:p>
          </table:table-cell>
          <table:table-cell office:value-type="string">
            <text:p>BG</text:p>
          </table:table-cell>
          <table:table-cell office:value-type="string">
            <text:p>Creature</text:p>
          </table:table-cell>
          <table:table-cell table:number-columns-repeated="2" office:value-type="string">
            <text:p>1B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okens</text:p>
          </table:table-cell>
          <table:table-cell office:value-type="string">
            <text:p>Sacrifice synergy</text:p>
          </table:table-cell>
          <table:table-cell table:number-columns-repeated="1014"/>
        </table:table-row>
        <table:table-row table:style-name="ro1">
          <table:table-cell office:value-type="string">
            <text:p>Putrefy</text:p>
          </table:table-cell>
          <table:table-cell office:value-type="string">
            <text:p>BG</text:p>
          </table:table-cell>
          <table:table-cell office:value-type="string">
            <text:p>Instant</text:p>
          </table:table-cell>
          <table:table-cell table:number-columns-repeated="2" office:value-type="string">
            <text:p>1B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office:value-type="string">
            <text:p>Artifact removal</text:p>
          </table:table-cell>
          <table:table-cell table:number-columns-repeated="1014"/>
        </table:table-row>
        <table:table-row table:style-name="ro1">
          <table:table-cell office:value-type="string">
            <text:p>Spider Spawning</text:p>
          </table:table-cell>
          <table:table-cell office:value-type="string">
            <text:p>BG</text:p>
          </table:table-cell>
          <table:table-cell office:value-type="string">
            <text:p>Sorcery Creature</text:p>
          </table:table-cell>
          <table:table-cell table:number-columns-repeated="2" office:value-type="string">
            <text:p>4G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okens</text:p>
          </table:table-cell>
          <table:table-cell office:value-type="string">
            <text:p>Graveyard synergy</text:p>
          </table:table-cell>
          <table:table-cell office:value-type="string">
            <text:p>Flashback</text:p>
          </table:table-cell>
          <table:table-cell table:number-columns-repeated="1013"/>
        </table:table-row>
        <table:table-row table:style-name="ro1">
          <table:table-cell office:value-type="string">
            <text:p>Rakdos Cackler</text:p>
          </table:table-cell>
          <table:table-cell office:value-type="string">
            <text:p>BR</text:p>
          </table:table-cell>
          <table:table-cell office:value-type="string">
            <text:p>Creature</text:p>
          </table:table-cell>
          <table:table-cell table:number-columns-repeated="2" office:value-type="string">
            <text:p>B/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ggro</text:p>
          </table:table-cell>
          <table:table-cell office:value-type="string">
            <text:p>Counters</text:p>
          </table:table-cell>
          <table:table-cell office:value-type="string">
            <text:p>Unleash</text:p>
          </table:table-cell>
          <table:table-cell table:number-columns-repeated="1013"/>
        </table:table-row>
        <table:table-row table:style-name="ro1">
          <table:table-cell office:value-type="string">
            <text:p>Terminate</text:p>
          </table:table-cell>
          <table:table-cell office:value-type="string">
            <text:p>BR</text:p>
          </table:table-cell>
          <table:table-cell office:value-type="string">
            <text:p>Instant</text:p>
          </table:table-cell>
          <table:table-cell table:number-columns-repeated="2" office:value-type="string">
            <text:p>B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Blightning</text:p>
          </table:table-cell>
          <table:table-cell office:value-type="string">
            <text:p>BR</text:p>
          </table:table-cell>
          <table:table-cell office:value-type="string">
            <text:p>Sorcery</text:p>
          </table:table-cell>
          <table:table-cell table:number-columns-repeated="2" office:value-type="string">
            <text:p>1B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iscard</text:p>
          </table:table-cell>
          <table:table-cell office:value-type="string">
            <text:p>Burn</text:p>
          </table:table-cell>
          <table:table-cell table:number-columns-repeated="1014"/>
        </table:table-row>
        <table:table-row table:style-name="ro1">
          <table:table-cell office:value-type="string">
            <text:p>Murderous Redcap</text:p>
          </table:table-cell>
          <table:table-cell office:value-type="string">
            <text:p>BR</text:p>
          </table:table-cell>
          <table:table-cell office:value-type="string">
            <text:p>Creature</text:p>
          </table:table-cell>
          <table:table-cell table:number-columns-repeated="2" office:value-type="string">
            <text:p>2B/RB/R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emoval</text:p>
          </table:table-cell>
          <table:table-cell office:value-type="string">
            <text:p>Death Trigger</text:p>
          </table:table-cell>
          <table:table-cell table:number-columns-repeated="1014"/>
        </table:table-row>
        <table:table-row table:style-name="ro1">
          <table:table-cell office:value-type="string">
            <text:p>Bituminous Blast</text:p>
          </table:table-cell>
          <table:table-cell office:value-type="string">
            <text:p>BR</text:p>
          </table:table-cell>
          <table:table-cell office:value-type="string">
            <text:p>Instant</text:p>
          </table:table-cell>
          <table:table-cell table:number-columns-repeated="2" office:value-type="string">
            <text:p>3BR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Removal</text:p>
          </table:table-cell>
          <table:table-cell office:value-type="string">
            <text:p>Cascade</text:p>
          </table:table-cell>
          <table:table-cell table:number-columns-repeated="1014"/>
        </table:table-row>
        <table:table-row table:style-name="ro1">
          <table:table-cell office:value-type="string">
            <text:p>Swift Warkite</text:p>
          </table:table-cell>
          <table:table-cell office:value-type="string">
            <text:p>BR</text:p>
          </table:table-cell>
          <table:table-cell office:value-type="string">
            <text:p>Creature</text:p>
          </table:table-cell>
          <table:table-cell table:number-columns-repeated="2" office:value-type="string">
            <text:p>4BR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Reanimate</text:p>
          </table:table-cell>
          <table:table-cell office:value-type="string">
            <text:p>Flying</text:p>
          </table:table-cell>
          <table:table-cell office:value-type="string">
            <text:p>Timmy-creature</text:p>
          </table:table-cell>
          <table:table-cell table:number-columns-repeated="1013"/>
        </table:table-row>
        <table:table-row table:style-name="ro1">
          <table:table-cell office:value-type="string">
            <text:p>Wayfarer's Bauble</text:p>
          </table:table-cell>
          <table:table-cell office:value-type="string">
            <text:p>C</text:p>
          </table:table-cell>
          <table:table-cell office:value-type="string">
            <text:p>Artifact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Fixing</text:p>
          </table:table-cell>
          <table:table-cell office:value-type="string">
            <text:p>Ramp</text:p>
          </table:table-cell>
          <table:table-cell office:value-type="string">
            <text:p>Trinket</text:p>
          </table:table-cell>
          <table:table-cell table:number-columns-repeated="1013"/>
        </table:table-row>
        <table:table-row table:style-name="ro1">
          <table:table-cell office:value-type="string">
            <text:p>Elixir of Immortality</text:p>
          </table:table-cell>
          <table:table-cell office:value-type="string">
            <text:p>C</text:p>
          </table:table-cell>
          <table:table-cell office:value-type="string">
            <text:p>Artifact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Lifegain</text:p>
          </table:table-cell>
          <table:table-cell office:value-type="string">
            <text:p>Trinket</text:p>
          </table:table-cell>
          <table:table-cell table:number-columns-repeated="1014"/>
        </table:table-row>
        <table:table-row table:style-name="ro1">
          <table:table-cell office:value-type="string">
            <text:p>Sylvok Lifestaff</text:p>
          </table:table-cell>
          <table:table-cell office:value-type="string">
            <text:p>C</text:p>
          </table:table-cell>
          <table:table-cell office:value-type="string">
            <text:p>Artifact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Lifegain</text:p>
          </table:table-cell>
          <table:table-cell office:value-type="string">
            <text:p>Sacrifice synergy</text:p>
          </table:table-cell>
          <table:table-cell office:value-type="string">
            <text:p>Trinket</text:p>
          </table:table-cell>
          <table:table-cell table:number-columns-repeated="1013"/>
        </table:table-row>
        <table:table-row table:style-name="ro1">
          <table:table-cell office:value-type="string">
            <text:p>Signal Pest</text:p>
          </table:table-cell>
          <table:table-cell office:value-type="string">
            <text:p>C</text:p>
          </table:table-cell>
          <table:table-cell office:value-type="string">
            <text:p>Artifact Creatur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Go wide</text:p>
          </table:table-cell>
          <table:table-cell office:value-type="string">
            <text:p>Trinket</text:p>
          </table:table-cell>
          <table:table-cell table:number-columns-repeated="1014"/>
        </table:table-row>
        <table:table-row table:style-name="ro1">
          <table:table-cell office:value-type="string">
            <text:p>Chronomaton</text:p>
          </table:table-cell>
          <table:table-cell office:value-type="string">
            <text:p>C</text:p>
          </table:table-cell>
          <table:table-cell office:value-type="string">
            <text:p>Artifact Creatur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Counters</text:p>
          </table:table-cell>
          <table:table-cell office:value-type="string">
            <text:p>Trinket</text:p>
          </table:table-cell>
          <table:table-cell table:number-columns-repeated="1014"/>
        </table:table-row>
        <table:table-row table:style-name="ro1">
          <table:table-cell office:value-type="string">
            <text:p>Trusty Machete</text:p>
          </table:table-cell>
          <table:table-cell office:value-type="string">
            <text:p>C</text:p>
          </table:table-cell>
          <table:table-cell office:value-type="string">
            <text:p>Artifact Equipment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Voltron</text:p>
          </table:table-cell>
          <table:table-cell office:value-type="string">
            <text:p>Trinket</text:p>
          </table:table-cell>
          <table:table-cell table:number-columns-repeated="1014"/>
        </table:table-row>
        <table:table-row table:style-name="ro1">
          <table:table-cell office:value-type="string">
            <text:p>Bonesplitter</text:p>
          </table:table-cell>
          <table:table-cell office:value-type="string">
            <text:p>C</text:p>
          </table:table-cell>
          <table:table-cell office:value-type="string">
            <text:p>Artifact Equipment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Voltron</text:p>
          </table:table-cell>
          <table:table-cell office:value-type="string">
            <text:p>Trinket</text:p>
          </table:table-cell>
          <table:table-cell table:number-columns-repeated="1014"/>
        </table:table-row>
        <table:table-row table:style-name="ro1">
          <table:table-cell office:value-type="string">
            <text:p>Flayer Husk</text:p>
          </table:table-cell>
          <table:table-cell office:value-type="string">
            <text:p>C</text:p>
          </table:table-cell>
          <table:table-cell office:value-type="string">
            <text:p>Artifact Equipment Creature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Voltron</text:p>
          </table:table-cell>
          <table:table-cell office:value-type="string">
            <text:p>Tokens</text:p>
          </table:table-cell>
          <table:table-cell office:value-type="string">
            <text:p>Trinket</text:p>
          </table:table-cell>
          <table:table-cell table:number-columns-repeated="1013"/>
        </table:table-row>
        <table:table-row table:style-name="ro1">
          <table:table-cell office:value-type="string">
            <text:p>Mind Stone</text:p>
          </table:table-cell>
          <table:table-cell office:value-type="string">
            <text:p>C</text:p>
          </table:table-cell>
          <table:table-cell office:value-type="string">
            <text:p>Artifact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Ramp</text:p>
          </table:table-cell>
          <table:table-cell office:value-type="string">
            <text:p>Draw</text:p>
          </table:table-cell>
          <table:table-cell table:number-columns-repeated="1014"/>
        </table:table-row>
        <table:table-row table:style-name="ro1">
          <table:table-cell office:value-type="string">
            <text:p>Everflowing Chalice</text:p>
          </table:table-cell>
          <table:table-cell office:value-type="string">
            <text:p>C</text:p>
          </table:table-cell>
          <table:table-cell office:value-type="string">
            <text:p>Artifac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amp</text:p>
          </table:table-cell>
          <table:table-cell office:value-type="string">
            <text:p>Counters</text:p>
          </table:table-cell>
          <table:table-cell table:number-columns-repeated="1014"/>
        </table:table-row>
        <table:table-row table:style-name="ro1">
          <table:table-cell office:value-type="string">
            <text:p>Contagion Clasp</text:p>
          </table:table-cell>
          <table:table-cell office:value-type="string">
            <text:p>C</text:p>
          </table:table-cell>
          <table:table-cell office:value-type="string">
            <text:p>Artifact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Counters</text:p>
          </table:table-cell>
          <table:table-cell office:value-type="string">
            <text:p>Counter synergy</text:p>
          </table:table-cell>
          <table:table-cell table:number-columns-repeated="1014"/>
        </table:table-row>
        <table:table-row table:style-name="ro1">
          <table:table-cell office:value-type="string">
            <text:p>Guardian Idol</text:p>
          </table:table-cell>
          <table:table-cell office:value-type="string">
            <text:p>C</text:p>
          </table:table-cell>
          <table:table-cell office:value-type="string">
            <text:p>Artifact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Ramp</text:p>
          </table:table-cell>
          <table:table-cell office:value-type="string">
            <text:p>Manland</text:p>
          </table:table-cell>
          <table:table-cell table:number-columns-repeated="1014"/>
        </table:table-row>
        <table:table-row table:style-name="ro1">
          <table:table-cell office:value-type="string">
            <text:p>Epochrasite</text:p>
          </table:table-cell>
          <table:table-cell office:value-type="string">
            <text:p>C</text:p>
          </table:table-cell>
          <table:table-cell office:value-type="string">
            <text:p>Artifact Creature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Counters</text:p>
          </table:table-cell>
          <table:table-cell office:value-type="string">
            <text:p>Recursion</text:p>
          </table:table-cell>
          <table:table-cell table:number-columns-repeated="1014"/>
        </table:table-row>
        <table:table-row table:style-name="ro1">
          <table:table-cell office:value-type="string">
            <text:p>Perilous Myr</text:p>
          </table:table-cell>
          <table:table-cell office:value-type="string">
            <text:p>C</text:p>
          </table:table-cell>
          <table:table-cell office:value-type="string">
            <text:p>Artifact Creature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Removal</text:p>
          </table:table-cell>
          <table:table-cell office:value-type="string">
            <text:p>Death Trigger</text:p>
          </table:table-cell>
          <table:table-cell table:number-columns-repeated="1014"/>
        </table:table-row>
        <table:table-row table:style-name="ro1">
          <table:table-cell office:value-type="string">
            <text:p>Porcelain Legionnaire</text:p>
          </table:table-cell>
          <table:table-cell office:value-type="string">
            <text:p>C</text:p>
          </table:table-cell>
          <table:table-cell office:value-type="string">
            <text:p>Artifact Creature</text:p>
          </table:table-cell>
          <table:table-cell office:value-type="string">
            <text:p>2P/W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irst Strike</text:p>
          </table:table-cell>
          <table:table-cell office:value-type="string">
            <text:p>Trophy</text:p>
          </table:table-cell>
          <table:table-cell table:number-columns-repeated="1014"/>
        </table:table-row>
        <table:table-row table:style-name="ro1">
          <table:table-cell office:value-type="string">
            <text:p>Spined Thopter</text:p>
          </table:table-cell>
          <table:table-cell office:value-type="string">
            <text:p>C</text:p>
          </table:table-cell>
          <table:table-cell office:value-type="string">
            <text:p>Artifact Creature</text:p>
          </table:table-cell>
          <table:table-cell office:value-type="string">
            <text:p>2P/U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Flying</text:p>
          </table:table-cell>
          <table:table-cell office:value-type="string">
            <text:p>Trophy</text:p>
          </table:table-cell>
          <table:table-cell table:number-columns-repeated="1014"/>
        </table:table-row>
        <table:table-row table:style-name="ro1">
          <table:table-cell office:value-type="string">
            <text:p>Lore Seeker</text:p>
          </table:table-cell>
          <table:table-cell office:value-type="string">
            <text:p>C</text:p>
          </table:table-cell>
          <table:table-cell office:value-type="string">
            <text:p>Artifact Creature</text:p>
          </table:table-cell>
          <table:table-cell table:number-columns-repeated="4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Mask of Memory</text:p>
          </table:table-cell>
          <table:table-cell office:value-type="string">
            <text:p>C</text:p>
          </table:table-cell>
          <table:table-cell office:value-type="string">
            <text:p>Artifact Equipment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Draw</text:p>
          </table:table-cell>
          <table:table-cell table:number-columns-repeated="1015"/>
        </table:table-row>
        <table:table-row table:style-name="ro1">
          <table:table-cell office:value-type="string">
            <text:p>Mortarpod</text:p>
          </table:table-cell>
          <table:table-cell office:value-type="string">
            <text:p>C</text:p>
          </table:table-cell>
          <table:table-cell office:value-type="string">
            <text:p>Artifact Equipment Creature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Sac outlet</text:p>
          </table:table-cell>
          <table:table-cell office:value-type="string">
            <text:p>Tokens</text:p>
          </table:table-cell>
          <table:table-cell office:value-type="string">
            <text:p>Removal</text:p>
          </table:table-cell>
          <table:table-cell table:number-columns-repeated="1013"/>
        </table:table-row>
        <table:table-row table:style-name="ro1">
          <table:table-cell office:value-type="string">
            <text:p>Worn Powerstone</text:p>
          </table:table-cell>
          <table:table-cell office:value-type="string">
            <text:p>C</text:p>
          </table:table-cell>
          <table:table-cell office:value-type="string">
            <text:p>Artifact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Ramp</text:p>
          </table:table-cell>
          <table:table-cell office:value-type="string">
            <text:p>Trophy</text:p>
          </table:table-cell>
          <table:table-cell table:number-columns-repeated="1014"/>
        </table:table-row>
        <table:table-row table:style-name="ro1">
          <table:table-cell office:value-type="string">
            <text:p>Pristine Talisman</text:p>
          </table:table-cell>
          <table:table-cell office:value-type="string">
            <text:p>C</text:p>
          </table:table-cell>
          <table:table-cell office:value-type="string">
            <text:p>Artifact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Lifegain</text:p>
          </table:table-cell>
          <table:table-cell office:value-type="string">
            <text:p>Ramp</text:p>
          </table:table-cell>
          <table:table-cell office:value-type="string">
            <text:p>Trophy</text:p>
          </table:table-cell>
          <table:table-cell table:number-columns-repeated="1013"/>
        </table:table-row>
        <table:table-row table:style-name="ro1">
          <table:table-cell office:value-type="string">
            <text:p>Alloy Myr</text:p>
          </table:table-cell>
          <table:table-cell office:value-type="string">
            <text:p>C</text:p>
          </table:table-cell>
          <table:table-cell office:value-type="string">
            <text:p>Artifact Creature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Fixing</text:p>
          </table:table-cell>
          <table:table-cell office:value-type="string">
            <text:p>Ramp</text:p>
          </table:table-cell>
          <table:table-cell office:value-type="string">
            <text:p>Trophy</text:p>
          </table:table-cell>
          <table:table-cell table:number-columns-repeated="1013"/>
        </table:table-row>
        <table:table-row table:style-name="ro1">
          <table:table-cell office:value-type="string">
            <text:p>Filigree Familiar</text:p>
          </table:table-cell>
          <table:table-cell office:value-type="string">
            <text:p>C</text:p>
          </table:table-cell>
          <table:table-cell office:value-type="string">
            <text:p>Artifact Creature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Draw</text:p>
          </table:table-cell>
          <table:table-cell office:value-type="string">
            <text:p>Lifegain</text:p>
          </table:table-cell>
          <table:table-cell office:value-type="string">
            <text:p>ETB</text:p>
          </table:table-cell>
          <table:table-cell office:value-type="string">
            <text:p>Death Trigger</text:p>
          </table:table-cell>
          <table:table-cell office:value-type="string">
            <text:p>Trophy</text:p>
          </table:table-cell>
          <table:table-cell table:number-columns-repeated="1011"/>
        </table:table-row>
        <table:table-row table:style-name="ro1">
          <table:table-cell office:value-type="string">
            <text:p>Deal Broker</text:p>
          </table:table-cell>
          <table:table-cell office:value-type="string">
            <text:p>C</text:p>
          </table:table-cell>
          <table:table-cell office:value-type="string">
            <text:p>Artifact Creature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Looting</text:p>
          </table:table-cell>
          <table:table-cell office:value-type="string">
            <text:p>Trophy</text:p>
          </table:table-cell>
          <table:table-cell table:number-columns-repeated="1014"/>
        </table:table-row>
        <table:table-row table:style-name="ro1">
          <table:table-cell office:value-type="string">
            <text:p>Loxodon Warhammer</text:p>
          </table:table-cell>
          <table:table-cell office:value-type="string">
            <text:p>C</text:p>
          </table:table-cell>
          <table:table-cell table:style-name="Default" office:value-type="string">
            <text:p>Artifact Equipment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Lifegain</text:p>
          </table:table-cell>
          <table:table-cell office:value-type="string">
            <text:p>Voltron</text:p>
          </table:table-cell>
          <table:table-cell office:value-type="string">
            <text:p>Trophy</text:p>
          </table:table-cell>
          <table:table-cell table:number-columns-repeated="1013"/>
        </table:table-row>
        <table:table-row table:style-name="ro1">
          <table:table-cell office:value-type="string">
            <text:p>Grafted Wargear</text:p>
          </table:table-cell>
          <table:table-cell office:value-type="string">
            <text:p>C</text:p>
          </table:table-cell>
          <table:table-cell office:value-type="string">
            <text:p>Artifact Equipment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Voltron</text:p>
          </table:table-cell>
          <table:table-cell office:value-type="string">
            <text:p>Sac outlet</text:p>
          </table:table-cell>
          <table:table-cell office:value-type="string">
            <text:p>Trophy</text:p>
          </table:table-cell>
          <table:table-cell table:number-columns-repeated="1013"/>
        </table:table-row>
        <table:table-row table:style-name="ro1">
          <table:table-cell office:value-type="string">
            <text:p>Tezzeret's Gambit</text:p>
          </table:table-cell>
          <table:table-cell office:value-type="string">
            <text:p>C</text:p>
          </table:table-cell>
          <table:table-cell office:value-type="string">
            <text:p>Sorcery</text:p>
          </table:table-cell>
          <table:table-cell office:value-type="string">
            <text:p>3P/U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ounters</text:p>
          </table:table-cell>
          <table:table-cell office:value-type="string">
            <text:p>Draw</text:p>
          </table:table-cell>
          <table:table-cell table:number-columns-repeated="1014"/>
        </table:table-row>
        <table:table-row table:style-name="ro1">
          <table:table-cell office:value-type="string">
            <text:p>Hedron Archive</text:p>
          </table:table-cell>
          <table:table-cell office:value-type="string">
            <text:p>C</text:p>
          </table:table-cell>
          <table:table-cell office:value-type="string">
            <text:p>Artifact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Ramp</text:p>
          </table:table-cell>
          <table:table-cell office:value-type="string">
            <text:p>Draw</text:p>
          </table:table-cell>
          <table:table-cell table:number-columns-repeated="1014"/>
        </table:table-row>
        <table:table-row table:style-name="ro1">
          <table:table-cell office:value-type="string">
            <text:p>Serrated Arrows</text:p>
          </table:table-cell>
          <table:table-cell office:value-type="string">
            <text:p>C</text:p>
          </table:table-cell>
          <table:table-cell office:value-type="string">
            <text:p>Artifact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Removal</text:p>
          </table:table-cell>
          <table:table-cell office:value-type="string">
            <text:p>Counters</text:p>
          </table:table-cell>
          <table:table-cell table:number-columns-repeated="1014"/>
        </table:table-row>
        <table:table-row table:style-name="ro1">
          <table:table-cell office:value-type="string">
            <text:p>Icy Manipulator</text:p>
          </table:table-cell>
          <table:table-cell office:value-type="string">
            <text:p>C</text:p>
          </table:table-cell>
          <table:table-cell office:value-type="string">
            <text:p>Artifact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Slash Panther</text:p>
          </table:table-cell>
          <table:table-cell office:value-type="string">
            <text:p>C</text:p>
          </table:table-cell>
          <table:table-cell office:value-type="string">
            <text:p>Artifact Creature</text:p>
          </table:table-cell>
          <table:table-cell office:value-type="string">
            <text:p>4P/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Haste</text:p>
          </table:table-cell>
          <table:table-cell table:number-columns-repeated="1015"/>
        </table:table-row>
        <table:table-row table:style-name="ro1">
          <table:table-cell office:value-type="string">
            <text:p>Galvanic Juggernaut</text:p>
          </table:table-cell>
          <table:table-cell office:value-type="string">
            <text:p>C</text:p>
          </table:table-cell>
          <table:table-cell office:value-type="string">
            <text:p>Artifact Creature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Sacrifice synergy</text:p>
          </table:table-cell>
          <table:table-cell table:number-columns-repeated="1015"/>
        </table:table-row>
        <table:table-row table:style-name="ro1">
          <table:table-cell office:value-type="string">
            <text:p>Treasure Keeper</text:p>
          </table:table-cell>
          <table:table-cell office:value-type="string">
            <text:p>C</text:p>
          </table:table-cell>
          <table:table-cell office:value-type="string">
            <text:p>Artifact Creature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Death Trigger</text:p>
          </table:table-cell>
          <table:table-cell office:value-type="string">
            <text:p>Cascade</text:p>
          </table:table-cell>
          <table:table-cell table:number-columns-repeated="5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Pierce Strider</text:p>
          </table:table-cell>
          <table:table-cell office:value-type="string">
            <text:p>C</text:p>
          </table:table-cell>
          <table:table-cell office:value-type="string">
            <text:p>Artifact Creature</text:p>
          </table:table-cell>
          <table:table-cell table:number-columns-repeated="4" office:value-type="float" office:value="4">
            <text:p>4</text:p>
          </table:table-cell>
          <table:table-cell office:value-type="string">
            <text:p>ETB</text:p>
          </table:table-cell>
          <table:table-cell office:value-type="string">
            <text:p>Burn</text:p>
          </table:table-cell>
          <table:table-cell table:number-columns-repeated="5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Darksteel Sentinel</text:p>
          </table:table-cell>
          <table:table-cell office:value-type="string">
            <text:p>C</text:p>
          </table:table-cell>
          <table:table-cell office:value-type="string">
            <text:p>Artifact Creature</text:p>
          </table:table-cell>
          <table:table-cell table:number-columns-repeated="4" office:value-type="float" office:value="6">
            <text:p>6</text:p>
          </table:table-cell>
          <table:table-cell office:value-type="string">
            <text:p>Indestructible</text:p>
          </table:table-cell>
          <table:table-cell office:value-type="string">
            <text:p>Flash</text:p>
          </table:table-cell>
          <table:table-cell table:number-columns-repeated="5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Triskelion</text:p>
          </table:table-cell>
          <table:table-cell office:value-type="string">
            <text:p>C</text:p>
          </table:table-cell>
          <table:table-cell office:value-type="string">
            <text:p>Artifact Creature</text:p>
          </table:table-cell>
          <table:table-cell table:number-columns-repeated="4" office:value-type="float" office:value="6">
            <text:p>6</text:p>
          </table:table-cell>
          <table:table-cell office:value-type="string">
            <text:p>Counters</text:p>
          </table:table-cell>
          <table:table-cell office:value-type="string">
            <text:p>Removal</text:p>
          </table:table-cell>
          <table:table-cell table:number-columns-repeated="5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Aether Searcher</text:p>
          </table:table-cell>
          <table:table-cell office:value-type="string">
            <text:p>C</text:p>
          </table:table-cell>
          <table:table-cell office:value-type="string">
            <text:p>Artifact Creature</text:p>
          </table:table-cell>
          <table:table-cell table:number-columns-repeated="4" office:value-type="float" office:value="7">
            <text:p>7</text:p>
          </table:table-cell>
          <table:table-cell office:value-type="string">
            <text:p>Timmy-creature</text:p>
          </table:table-cell>
          <table:table-cell table:number-columns-repeated="1015"/>
        </table:table-row>
        <table:table-row table:style-name="ro1">
          <table:table-cell office:value-type="string">
            <text:p>Bane of Bala Ged</text:p>
          </table:table-cell>
          <table:table-cell office:value-type="string">
            <text:p>C</text:p>
          </table:table-cell>
          <table:table-cell office:value-type="string">
            <text:p>Creature</text:p>
          </table:table-cell>
          <table:table-cell table:number-columns-repeated="4" office:value-type="float" office:value="7">
            <text:p>7</text:p>
          </table:table-cell>
          <table:table-cell office:value-type="string">
            <text:p>Timmy-creature</text:p>
          </table:table-cell>
          <table:table-cell table:number-columns-repeated="1015"/>
        </table:table-row>
        <table:table-row table:style-name="ro1">
          <table:table-cell office:value-type="string">
            <text:p>Ulamog's Crusher</text:p>
          </table:table-cell>
          <table:table-cell office:value-type="string">
            <text:p>C</text:p>
          </table:table-cell>
          <table:table-cell office:value-type="string">
            <text:p>Creature</text:p>
          </table:table-cell>
          <table:table-cell table:number-columns-repeated="4" office:value-type="float" office:value="8">
            <text:p>8</text:p>
          </table:table-cell>
          <table:table-cell office:value-type="string">
            <text:p>Timmy-creature</text:p>
          </table:table-cell>
          <table:table-cell table:number-columns-repeated="1015"/>
        </table:table-row>
        <table:table-row table:style-name="ro1">
          <table:table-cell office:value-type="string">
            <text:p>Artisan of Kozilek</text:p>
          </table:table-cell>
          <table:table-cell office:value-type="string">
            <text:p>C</text:p>
          </table:table-cell>
          <table:table-cell office:value-type="string">
            <text:p>Creature</text:p>
          </table:table-cell>
          <table:table-cell table:number-columns-repeated="4" office:value-type="float" office:value="9">
            <text:p>9</text:p>
          </table:table-cell>
          <table:table-cell office:value-type="string">
            <text:p>Timmy-creature</text:p>
          </table:table-cell>
          <table:table-cell table:number-columns-repeated="1015"/>
        </table:table-row>
        <table:table-row table:style-name="ro1">
          <table:table-cell office:value-type="string">
            <text:p>Ancient Tomb</text:p>
          </table:table-cell>
          <table:table-cell office:value-type="string">
            <text:p>C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office:value-type="string">
            <text:p>Ramp</text:p>
          </table:table-cell>
          <table:table-cell table:number-columns-repeated="4"/>
          <table:table-cell office:value-type="string">
            <text:p>Proxy</text:p>
          </table:table-cell>
          <table:table-cell table:number-columns-repeated="1010"/>
        </table:table-row>
        <table:table-row table:style-name="ro1">
          <table:table-cell office:value-type="string">
            <text:p>Spawning Bed</text:p>
          </table:table-cell>
          <table:table-cell office:value-type="string">
            <text:p>C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office:value-type="string">
            <text:p>Tokens</text:p>
          </table:table-cell>
          <table:table-cell office:value-type="string">
            <text:p>Ramp</text:p>
          </table:table-cell>
          <table:table-cell table:number-columns-repeated="1014"/>
        </table:table-row>
        <table:table-row table:style-name="ro1">
          <table:table-cell office:value-type="string">
            <text:p>Dread Statuary</text:p>
          </table:table-cell>
          <table:table-cell office:value-type="string">
            <text:p>C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office:value-type="string">
            <text:p>Manland</text:p>
          </table:table-cell>
          <table:table-cell table:number-columns-repeated="1015"/>
        </table:table-row>
        <table:table-row table:style-name="ro1">
          <table:table-cell office:value-type="string">
            <text:p>Urza's Factory</text:p>
          </table:table-cell>
          <table:table-cell office:value-type="string">
            <text:p>C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office:value-type="string">
            <text:p>Tokens</text:p>
          </table:table-cell>
          <table:table-cell office:value-type="string">
            <text:p>Manland</text:p>
          </table:table-cell>
          <table:table-cell table:number-columns-repeated="1014"/>
        </table:table-row>
        <table:table-row table:style-name="ro1">
          <table:table-cell office:value-type="string">
            <text:p>Elvish Mystic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amp</text:p>
          </table:table-cell>
          <table:table-cell table:number-columns-repeated="1015"/>
        </table:table-row>
        <table:table-row table:style-name="ro1">
          <table:table-cell office:value-type="string">
            <text:p>Experiment One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unters</text:p>
          </table:table-cell>
          <table:table-cell office:value-type="string">
            <text:p>Aggro</text:p>
          </table:table-cell>
          <table:table-cell table:number-columns-repeated="1014"/>
        </table:table-row>
        <table:table-row table:style-name="ro1">
          <table:table-cell office:value-type="string">
            <text:p>Basking Rootwalla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adness</text:p>
          </table:table-cell>
          <table:table-cell office:value-type="string">
            <text:p>Aggro</text:p>
          </table:table-cell>
          <table:table-cell table:number-columns-repeated="1014"/>
        </table:table-row>
        <table:table-row table:style-name="ro1">
          <table:table-cell office:value-type="string">
            <text:p>Young Wolf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ggro</text:p>
          </table:table-cell>
          <table:table-cell office:value-type="string">
            <text:p>Counters</text:p>
          </table:table-cell>
          <table:table-cell office:value-type="string">
            <text:p>Death Trigger</text:p>
          </table:table-cell>
          <table:table-cell table:number-columns-repeated="1013"/>
        </table:table-row>
        <table:table-row table:style-name="ro1">
          <table:table-cell office:value-type="string">
            <text:p>Avacyn's Pilgrim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amp</text:p>
          </table:table-cell>
          <table:table-cell office:value-type="string">
            <text:p>Fixing</text:p>
          </table:table-cell>
          <table:table-cell table:number-columns-repeated="1014"/>
        </table:table-row>
        <table:table-row table:style-name="ro1">
          <table:table-cell office:value-type="string">
            <text:p>Kessig Prowler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ggro</text:p>
          </table:table-cell>
          <table:table-cell table:number-columns-repeated="4"/>
          <table:table-cell office:value-type="string">
            <text:p>Flipcard</text:p>
          </table:table-cell>
          <table:table-cell table:number-columns-repeated="1010"/>
        </table:table-row>
        <table:table-row table:style-name="ro1">
          <table:table-cell office:value-type="string">
            <text:p>Elves of Deep Shadow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amp</text:p>
          </table:table-cell>
          <table:table-cell office:value-type="string">
            <text:p>Fixing</text:p>
          </table:table-cell>
          <table:table-cell table:number-columns-repeated="1014"/>
        </table:table-row>
        <table:table-row table:style-name="ro1">
          <table:table-cell office:value-type="string">
            <text:p>Llanowar Elves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amp</text:p>
          </table:table-cell>
          <table:table-cell office:value-type="string">
            <text:p>Fixing</text:p>
          </table:table-cell>
          <table:table-cell table:number-columns-repeated="1014"/>
        </table:table-row>
        <table:table-row table:style-name="ro1">
          <table:table-cell office:value-type="string">
            <text:p>Gladecover Scout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xproof</text:p>
          </table:table-cell>
          <table:table-cell table:number-columns-repeated="1015"/>
        </table:table-row>
        <table:table-row table:style-name="ro1">
          <table:table-cell office:value-type="string">
            <text:p>Slippery Bogle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G/U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xproof</text:p>
          </table:table-cell>
          <table:table-cell table:number-columns-repeated="1015"/>
        </table:table-row>
        <table:table-row table:style-name="ro1">
          <table:table-cell office:value-type="string">
            <text:p>Utopia Sprawl</text:p>
          </table:table-cell>
          <table:table-cell office:value-type="string">
            <text:p>G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amp</text:p>
          </table:table-cell>
          <table:table-cell office:value-type="string">
            <text:p>Fixing</text:p>
          </table:table-cell>
          <table:table-cell table:number-columns-repeated="3"/>
          <table:table-cell office:value-type="string">
            <text:p>Proxy</text:p>
          </table:table-cell>
          <table:table-cell table:number-columns-repeated="1010"/>
        </table:table-row>
        <table:table-row table:style-name="ro1">
          <table:table-cell office:value-type="string">
            <text:p>Vines of Vastwood</text:p>
          </table:table-cell>
          <table:table-cell office:value-type="string">
            <text:p>G</text:p>
          </table:table-cell>
          <table:table-cell office:value-type="string">
            <text:p>Instant</text:p>
          </table:table-cell>
          <table:table-cell table:number-columns-repeated="2" office:value-type="string">
            <text:p>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mbat trick</text:p>
          </table:table-cell>
          <table:table-cell table:number-columns-repeated="1015"/>
        </table:table-row>
        <table:table-row table:style-name="ro1">
          <table:table-cell office:value-type="string">
            <text:p>Prey Upon</text:p>
          </table:table-cell>
          <table:table-cell office:value-type="string">
            <text:p>G</text:p>
          </table:table-cell>
          <table:table-cell office:value-type="string">
            <text:p>Sorcery</text:p>
          </table:table-cell>
          <table:table-cell table:number-columns-repeated="2" office:value-type="string">
            <text:p>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Longtusk Cub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1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nergy</text:p>
          </table:table-cell>
          <table:table-cell office:value-type="string">
            <text:p>Counters</text:p>
          </table:table-cell>
          <table:table-cell table:number-columns-repeated="1014"/>
        </table:table-row>
        <table:table-row table:style-name="ro1">
          <table:table-cell office:value-type="string">
            <text:p>Elvish Visionary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1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TB</text:p>
          </table:table-cell>
          <table:table-cell office:value-type="string">
            <text:p>Draw</text:p>
          </table:table-cell>
          <table:table-cell table:number-columns-repeated="1014"/>
        </table:table-row>
        <table:table-row table:style-name="ro1">
          <table:table-cell office:value-type="string">
            <text:p>Noose Constrictor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1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iscard outlet</text:p>
          </table:table-cell>
          <table:table-cell table:number-columns-repeated="1015"/>
        </table:table-row>
        <table:table-row table:style-name="ro1">
          <table:table-cell office:value-type="string">
            <text:p>Satyr Wayfinder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1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elfmill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Sakura-Tribe Elder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1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amp</text:p>
          </table:table-cell>
          <table:table-cell office:value-type="string">
            <text:p>Fixing</text:p>
          </table:table-cell>
          <table:table-cell table:number-columns-repeated="1014"/>
        </table:table-row>
        <table:table-row table:style-name="ro1">
          <table:table-cell office:value-type="string">
            <text:p>Silhana Ledgewalker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1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exproof</text:p>
          </table:table-cell>
          <table:table-cell table:number-columns-repeated="1015"/>
        </table:table-row>
        <table:table-row table:style-name="ro1">
          <table:table-cell office:value-type="string">
            <text:p>Wild Mongrel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1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iscard outlet</text:p>
          </table:table-cell>
          <table:table-cell table:number-columns-repeated="1015"/>
        </table:table-row>
        <table:table-row table:style-name="ro1">
          <table:table-cell office:value-type="string">
            <text:p>Wall of Blossoms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1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raw</text:p>
          </table:table-cell>
          <table:table-cell office:value-type="string">
            <text:p>ETB</text:p>
          </table:table-cell>
          <table:table-cell office:value-type="string">
            <text:p>Defender</text:p>
          </table:table-cell>
          <table:table-cell table:number-columns-repeated="1013"/>
        </table:table-row>
        <table:table-row table:style-name="ro1">
          <table:table-cell office:value-type="string">
            <text:p>Ambush Viper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1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lash</text:p>
          </table:table-cell>
          <table:table-cell office:value-type="string">
            <text:p>Removal</text:p>
          </table:table-cell>
          <table:table-cell table:number-columns-repeated="1014"/>
        </table:table-row>
        <table:table-row table:style-name="ro1">
          <table:table-cell office:value-type="string">
            <text:p>Kujar Seedsculptor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1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unters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Leafcrown Dryad</text:p>
          </table:table-cell>
          <table:table-cell office:value-type="string">
            <text:p>G</text:p>
          </table:table-cell>
          <table:table-cell office:value-type="string">
            <text:p>Enchantment Creature</text:p>
          </table:table-cell>
          <table:table-cell table:number-columns-repeated="2" office:value-type="string">
            <text:p>1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oltron</text:p>
          </table:table-cell>
          <table:table-cell office:value-type="string">
            <text:p>Reach</text:p>
          </table:table-cell>
          <table:table-cell table:number-columns-repeated="1014"/>
        </table:table-row>
        <table:table-row table:style-name="ro1">
          <table:table-cell office:value-type="string">
            <text:p>Nature's Way</text:p>
          </table:table-cell>
          <table:table-cell office:value-type="string">
            <text:p>G</text:p>
          </table:table-cell>
          <table:table-cell office:value-type="string">
            <text:p>Sorcery</text:p>
          </table:table-cell>
          <table:table-cell table:number-columns-repeated="2" office:value-type="string">
            <text:p>1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Commune with the Gods</text:p>
          </table:table-cell>
          <table:table-cell office:value-type="string">
            <text:p>G</text:p>
          </table:table-cell>
          <table:table-cell office:value-type="string">
            <text:p>Sorcery</text:p>
          </table:table-cell>
          <table:table-cell table:number-columns-repeated="2" office:value-type="string">
            <text:p>1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ntrip</text:p>
          </table:table-cell>
          <table:table-cell office:value-type="string">
            <text:p>Selfmill</text:p>
          </table:table-cell>
          <table:table-cell table:number-columns-repeated="1014"/>
        </table:table-row>
        <table:table-row table:style-name="ro1">
          <table:table-cell office:value-type="string">
            <text:p>Mulch</text:p>
          </table:table-cell>
          <table:table-cell office:value-type="string">
            <text:p>G</text:p>
          </table:table-cell>
          <table:table-cell office:value-type="string">
            <text:p>Sorcery</text:p>
          </table:table-cell>
          <table:table-cell table:number-columns-repeated="2" office:value-type="string">
            <text:p>1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elfmill</text:p>
          </table:table-cell>
          <table:table-cell table:number-columns-repeated="1015"/>
        </table:table-row>
        <table:table-row table:style-name="ro1">
          <table:table-cell office:value-type="string">
            <text:p>Rampant Growth</text:p>
          </table:table-cell>
          <table:table-cell office:value-type="string">
            <text:p>G</text:p>
          </table:table-cell>
          <table:table-cell office:value-type="string">
            <text:p>Sorcery</text:p>
          </table:table-cell>
          <table:table-cell table:number-columns-repeated="2" office:value-type="string">
            <text:p>1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amp</text:p>
          </table:table-cell>
          <table:table-cell office:value-type="string">
            <text:p>Fixing</text:p>
          </table:table-cell>
          <table:table-cell table:number-columns-repeated="1014"/>
        </table:table-row>
        <table:table-row table:style-name="ro1">
          <table:table-cell office:value-type="string">
            <text:p>Villagers of Estwald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2G</text:p>
          </table:table-cell>
          <table:table-cell table:number-columns-repeated="2" office:value-type="float" office:value="3">
            <text:p>3</text:p>
          </table:table-cell>
          <table:table-cell table:number-columns-repeated="5"/>
          <table:table-cell office:value-type="string">
            <text:p>Flipcard</text:p>
          </table:table-cell>
          <table:table-cell table:number-columns-repeated="1010"/>
        </table:table-row>
        <table:table-row table:style-name="ro1">
          <table:table-cell office:value-type="string">
            <text:p>Jade Mage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2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okens</text:p>
          </table:table-cell>
          <table:table-cell table:number-columns-repeated="1015"/>
        </table:table-row>
        <table:table-row table:style-name="ro1">
          <table:table-cell office:value-type="string">
            <text:p>Farhaven Elf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2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amp</text:p>
          </table:table-cell>
          <table:table-cell office:value-type="string">
            <text:p>Fixing</text:p>
          </table:table-cell>
          <table:table-cell office:value-type="string">
            <text:p>ETB</text:p>
          </table:table-cell>
          <table:table-cell table:number-columns-repeated="1013"/>
        </table:table-row>
        <table:table-row table:style-name="ro1">
          <table:table-cell office:value-type="string">
            <text:p>Krosan Tusker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office:value-type="string">
            <text:p>5GG</text:p>
          </table:table-cell>
          <table:table-cell office:value-type="string">
            <text:p>2G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Cycling</text:p>
          </table:table-cell>
          <table:table-cell office:value-type="string">
            <text:p>Fixing</text:p>
          </table:table-cell>
          <table:table-cell office:value-type="string">
            <text:p>Timmy-creature</text:p>
          </table:table-cell>
          <table:table-cell table:number-columns-repeated="1013"/>
        </table:table-row>
        <table:table-row table:style-name="ro1">
          <table:table-cell office:value-type="string">
            <text:p>Hooting Mandrills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office:value-type="string">
            <text:p>5G</text:p>
          </table:table-cell>
          <table:table-cell office:value-type="string">
            <text:p>2G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Delve</text:p>
          </table:table-cell>
          <table:table-cell table:number-columns-repeated="1015"/>
        </table:table-row>
        <table:table-row table:style-name="ro1">
          <table:table-cell office:value-type="string">
            <text:p>Duskwatch Recruiter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2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raw</text:p>
          </table:table-cell>
          <table:table-cell table:number-columns-repeated="4"/>
          <table:table-cell office:value-type="string">
            <text:p>Flipcard</text:p>
          </table:table-cell>
          <table:table-cell table:number-columns-repeated="1010"/>
        </table:table-row>
        <table:table-row table:style-name="ro1">
          <table:table-cell office:value-type="string">
            <text:p>Hungry Spriggan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2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ggro</text:p>
          </table:table-cell>
          <table:table-cell table:number-columns-repeated="1015"/>
        </table:table-row>
        <table:table-row table:style-name="ro1">
          <table:table-cell office:value-type="string">
            <text:p>Shrill Howler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2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ggro</text:p>
          </table:table-cell>
          <table:table-cell table:number-columns-repeated="4"/>
          <table:table-cell office:value-type="string">
            <text:p>Flipcard</text:p>
          </table:table-cell>
          <table:table-cell table:number-columns-repeated="1010"/>
        </table:table-row>
        <table:table-row table:style-name="ro1">
          <table:table-cell office:value-type="string">
            <text:p>Trusted Forcemage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2G</text:p>
          </table:table-cell>
          <table:table-cell table:number-columns-repeated="2"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Crocanura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2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h</text:p>
          </table:table-cell>
          <table:table-cell office:value-type="string">
            <text:p>Counters</text:p>
          </table:table-cell>
          <table:table-cell table:number-columns-repeated="1014"/>
        </table:table-row>
        <table:table-row table:style-name="ro1">
          <table:table-cell office:value-type="string">
            <text:p>Aura Gnarlid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2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ura Synergy</text:p>
          </table:table-cell>
          <table:table-cell table:number-columns-repeated="1015"/>
        </table:table-row>
        <table:table-row table:style-name="ro1">
          <table:table-cell office:value-type="string">
            <text:p>Eternal Witness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1G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cursion</text:p>
          </table:table-cell>
          <table:table-cell office:value-type="string">
            <text:p>ETB</text:p>
          </table:table-cell>
          <table:table-cell table:number-columns-repeated="3"/>
          <table:table-cell office:value-type="string">
            <text:p>Proxy</text:p>
          </table:table-cell>
          <table:table-cell table:number-columns-repeated="1010"/>
        </table:table-row>
        <table:table-row table:style-name="ro1">
          <table:table-cell office:value-type="string">
            <text:p>Arachnus Web</text:p>
          </table:table-cell>
          <table:table-cell office:value-type="string">
            <text:p>G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2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Moldervine Cloak</text:p>
          </table:table-cell>
          <table:table-cell office:value-type="string">
            <text:p>G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2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oltron</text:p>
          </table:table-cell>
          <table:table-cell office:value-type="string">
            <text:p>Selfmill</text:p>
          </table:table-cell>
          <table:table-cell table:number-columns-repeated="1014"/>
        </table:table-row>
        <table:table-row table:style-name="ro1">
          <table:table-cell office:value-type="string">
            <text:p>Squirrel Nest</text:p>
          </table:table-cell>
          <table:table-cell office:value-type="string">
            <text:p>G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1G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okens</text:p>
          </table:table-cell>
          <table:table-cell table:number-columns-repeated="1015"/>
        </table:table-row>
        <table:table-row table:style-name="ro1">
          <table:table-cell office:value-type="string">
            <text:p>Harrow</text:p>
          </table:table-cell>
          <table:table-cell office:value-type="string">
            <text:p>G</text:p>
          </table:table-cell>
          <table:table-cell office:value-type="string">
            <text:p>Instant</text:p>
          </table:table-cell>
          <table:table-cell table:number-columns-repeated="2" office:value-type="string">
            <text:p>2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amo</text:p>
          </table:table-cell>
          <table:table-cell office:value-type="string">
            <text:p>Fixing</text:p>
          </table:table-cell>
          <table:table-cell table:number-columns-repeated="1014"/>
        </table:table-row>
        <table:table-row table:style-name="ro1">
          <table:table-cell office:value-type="string">
            <text:p>Beast Within</text:p>
          </table:table-cell>
          <table:table-cell office:value-type="string">
            <text:p>G</text:p>
          </table:table-cell>
          <table:table-cell office:value-type="string">
            <text:p>Instant</text:p>
          </table:table-cell>
          <table:table-cell table:number-columns-repeated="2" office:value-type="string">
            <text:p>2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office:value-type="string">
            <text:p>Artifact removal</text:p>
          </table:table-cell>
          <table:table-cell office:value-type="string">
            <text:p>Enchantment removal</text:p>
          </table:table-cell>
          <table:table-cell table:number-columns-repeated="1013"/>
        </table:table-row>
        <table:table-row table:style-name="ro1">
          <table:table-cell office:value-type="string">
            <text:p>Clear shot</text:p>
          </table:table-cell>
          <table:table-cell office:value-type="string">
            <text:p>G</text:p>
          </table:table-cell>
          <table:table-cell office:value-type="string">
            <text:p>Instant</text:p>
          </table:table-cell>
          <table:table-cell table:number-columns-repeated="2" office:value-type="string">
            <text:p>2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at trick</text:p>
          </table:table-cell>
          <table:table-cell office:value-type="string">
            <text:p>Removal</text:p>
          </table:table-cell>
          <table:table-cell table:number-columns-repeated="1014"/>
        </table:table-row>
        <table:table-row table:style-name="ro1">
          <table:table-cell office:value-type="string">
            <text:p>Kodama's Reach</text:p>
          </table:table-cell>
          <table:table-cell office:value-type="string">
            <text:p>G</text:p>
          </table:table-cell>
          <table:table-cell office:value-type="string">
            <text:p>Sorcery</text:p>
          </table:table-cell>
          <table:table-cell table:number-columns-repeated="2" office:value-type="string">
            <text:p>2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amp</text:p>
          </table:table-cell>
          <table:table-cell office:value-type="string">
            <text:p>Fixing</text:p>
          </table:table-cell>
          <table:table-cell table:number-columns-repeated="1014"/>
        </table:table-row>
        <table:table-row table:style-name="ro1">
          <table:table-cell office:value-type="string">
            <text:p>Penumbra Spider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2GG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eath Trigger</text:p>
          </table:table-cell>
          <table:table-cell office:value-type="string">
            <text:p>Tokens</text:p>
          </table:table-cell>
          <table:table-cell office:value-type="string">
            <text:p>Reach</text:p>
          </table:table-cell>
          <table:table-cell table:number-columns-repeated="1013"/>
        </table:table-row>
        <table:table-row table:style-name="ro1">
          <table:table-cell office:value-type="string">
            <text:p>Seed Guardian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2GG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each</text:p>
          </table:table-cell>
          <table:table-cell office:value-type="string">
            <text:p>Tokens</text:p>
          </table:table-cell>
          <table:table-cell office:value-type="string">
            <text:p>Graveyard Synergy</text:p>
          </table:table-cell>
          <table:table-cell office:value-type="string">
            <text:p>Death Trigger</text:p>
          </table:table-cell>
          <table:table-cell office:value-type="string">
            <text:p>Reach</text:p>
          </table:table-cell>
          <table:table-cell table:number-columns-repeated="1011"/>
        </table:table-row>
        <table:table-row table:style-name="ro1">
          <table:table-cell office:value-type="string">
            <text:p>Armorcraft Judge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3G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TB</text:p>
          </table:table-cell>
          <table:table-cell office:value-type="string">
            <text:p>Counter synergy</text:p>
          </table:table-cell>
          <table:table-cell office:value-type="string">
            <text:p>Draw</text:p>
          </table:table-cell>
          <table:table-cell table:number-columns-repeated="1013"/>
        </table:table-row>
        <table:table-row table:style-name="ro1">
          <table:table-cell office:value-type="string">
            <text:p>Masked Admirers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2GG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raw</text:p>
          </table:table-cell>
          <table:table-cell office:value-type="string">
            <text:p>ETB</text:p>
          </table:table-cell>
          <table:table-cell office:value-type="string">
            <text:p>Recursion</text:p>
          </table:table-cell>
          <table:table-cell table:number-columns-repeated="1013"/>
        </table:table-row>
        <table:table-row table:style-name="ro1">
          <table:table-cell office:value-type="string">
            <text:p>Sudden Reclamation</text:p>
          </table:table-cell>
          <table:table-cell office:value-type="string">
            <text:p>G</text:p>
          </table:table-cell>
          <table:table-cell office:value-type="string">
            <text:p>Instant</text:p>
          </table:table-cell>
          <table:table-cell table:number-columns-repeated="2" office:value-type="string">
            <text:p>3G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raw</text:p>
          </table:table-cell>
          <table:table-cell office:value-type="string">
            <text:p>Selfmill</text:p>
          </table:table-cell>
          <table:table-cell table:number-columns-repeated="1014"/>
        </table:table-row>
        <table:table-row table:style-name="ro1">
          <table:table-cell office:value-type="string">
            <text:p>Elephant Ambush</text:p>
          </table:table-cell>
          <table:table-cell office:value-type="string">
            <text:p>G</text:p>
          </table:table-cell>
          <table:table-cell office:value-type="string">
            <text:p>Instant Creature</text:p>
          </table:table-cell>
          <table:table-cell table:number-columns-repeated="2" office:value-type="string">
            <text:p>2GG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okens</text:p>
          </table:table-cell>
          <table:table-cell office:value-type="string">
            <text:p>Flashback</text:p>
          </table:table-cell>
          <table:table-cell table:number-columns-repeated="1014"/>
        </table:table-row>
        <table:table-row table:style-name="ro1">
          <table:table-cell office:value-type="string">
            <text:p>Acidic Slime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3GG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Artifact Removal</text:p>
          </table:table-cell>
          <table:table-cell office:value-type="string">
            <text:p>ETB</text:p>
          </table:table-cell>
          <table:table-cell office:value-type="string">
            <text:p>Enchantment removal</text:p>
          </table:table-cell>
          <table:table-cell table:number-columns-repeated="1013"/>
        </table:table-row>
        <table:table-row table:style-name="ro1">
          <table:table-cell office:value-type="string">
            <text:p>Arborback Stomper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3GG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Lifegain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Ridgescale Tusker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3GG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ounters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Sprout Swarm</text:p>
          </table:table-cell>
          <table:table-cell office:value-type="string">
            <text:p>G</text:p>
          </table:table-cell>
          <table:table-cell office:value-type="string">
            <text:p>Instant Creature</text:p>
          </table:table-cell>
          <table:table-cell office:value-type="string">
            <text:p>1G</text:p>
          </table:table-cell>
          <table:table-cell office:value-type="string">
            <text:p>4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Tokens</text:p>
          </table:table-cell>
          <table:table-cell table:number-columns-repeated="4"/>
          <table:table-cell office:value-type="string">
            <text:p>Foil</text:p>
          </table:table-cell>
          <table:table-cell table:number-columns-repeated="1010"/>
        </table:table-row>
        <table:table-row table:style-name="ro1">
          <table:table-cell office:value-type="string">
            <text:p>Overrun</text:p>
          </table:table-cell>
          <table:table-cell office:value-type="string">
            <text:p>G</text:p>
          </table:table-cell>
          <table:table-cell office:value-type="string">
            <text:p>Sorcery</text:p>
          </table:table-cell>
          <table:table-cell table:number-columns-repeated="2" office:value-type="string">
            <text:p>3GG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Go wide</text:p>
          </table:table-cell>
          <table:table-cell table:number-columns-repeated="1015"/>
        </table:table-row>
        <table:table-row table:style-name="ro1">
          <table:table-cell office:value-type="string">
            <text:p>Deadwood Treefolk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5G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Recursion</text:p>
          </table:table-cell>
          <table:table-cell office:value-type="string">
            <text:p>ETB</text:p>
          </table:table-cell>
          <table:table-cell office:value-type="string">
            <text:p>Death Trigger</text:p>
          </table:table-cell>
          <table:table-cell table:number-columns-repeated="1013"/>
        </table:table-row>
        <table:table-row table:style-name="ro1">
          <table:table-cell office:value-type="string">
            <text:p>Roar of the Wurm</text:p>
          </table:table-cell>
          <table:table-cell office:value-type="string">
            <text:p>G</text:p>
          </table:table-cell>
          <table:table-cell office:value-type="string">
            <text:p>Sorcery Creature</text:p>
          </table:table-cell>
          <table:table-cell table:number-columns-repeated="2" office:value-type="string">
            <text:p>5G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Flashback</text:p>
          </table:table-cell>
          <table:table-cell office:value-type="string">
            <text:p>Tokens</text:p>
          </table:table-cell>
          <table:table-cell table:number-columns-repeated="1014"/>
        </table:table-row>
        <table:table-row table:style-name="ro1">
          <table:table-cell office:value-type="string">
            <text:p>Pelakka Wurm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4GGG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Timmy-creature</text:p>
          </table:table-cell>
          <table:table-cell office:value-type="string">
            <text:p>Lifegain</text:p>
          </table:table-cell>
          <table:table-cell table:number-columns-repeated="1014"/>
        </table:table-row>
        <table:table-row table:style-name="ro1">
          <table:table-cell office:value-type="string">
            <text:p>Greater Sandwurm</text:p>
          </table:table-cell>
          <table:table-cell office:value-type="string">
            <text:p>G</text:p>
          </table:table-cell>
          <table:table-cell office:value-type="string">
            <text:p>Creature</text:p>
          </table:table-cell>
          <table:table-cell table:number-columns-repeated="2" office:value-type="string">
            <text:p>5GG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Timmy-creature</text:p>
          </table:table-cell>
          <table:table-cell office:value-type="string">
            <text:p>Cycling</text:p>
          </table:table-cell>
          <table:table-cell table:number-columns-repeated="3"/>
          <table:table-cell office:value-type="string">
            <text:p>Foil</text:p>
          </table:table-cell>
          <table:table-cell table:number-columns-repeated="1010"/>
        </table:table-row>
        <table:table-row table:style-name="ro1">
          <table:table-cell office:value-type="string">
            <text:p>Treetop Village</text:p>
          </table:table-cell>
          <table:table-cell office:value-type="string">
            <text:p>G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office:value-type="string">
            <text:p>Manland</text:p>
          </table:table-cell>
          <table:table-cell table:number-columns-repeated="4"/>
          <table:table-cell office:value-type="string">
            <text:p>Proxy</text:p>
          </table:table-cell>
          <table:table-cell table:number-columns-repeated="1010"/>
        </table:table-row>
        <table:table-row table:style-name="ro1">
          <table:table-cell office:value-type="string">
            <text:p>Coiling Oracle</text:p>
          </table:table-cell>
          <table:table-cell office:value-type="string">
            <text:p>GU</text:p>
          </table:table-cell>
          <table:table-cell office:value-type="string">
            <text:p>Creature</text:p>
          </table:table-cell>
          <table:table-cell table:number-columns-repeated="2" office:value-type="string">
            <text:p>G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raw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Ongoing Investigation</text:p>
          </table:table-cell>
          <table:table-cell office:value-type="string">
            <text:p>GU</text:p>
          </table:table-cell>
          <table:table-cell office:value-type="string">
            <text:p>Enchantment</text:p>
          </table:table-cell>
          <table:table-cell table:number-columns-repeated="2" office:value-type="string">
            <text:p>1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raveyard Synergy</text:p>
          </table:table-cell>
          <table:table-cell office:value-type="string">
            <text:p>Draw</text:p>
          </table:table-cell>
          <table:table-cell table:number-columns-repeated="1014"/>
        </table:table-row>
        <table:table-row table:style-name="ro1">
          <table:table-cell office:value-type="string">
            <text:p>Trygon Predator</text:p>
          </table:table-cell>
          <table:table-cell office:value-type="string">
            <text:p>GU</text:p>
          </table:table-cell>
          <table:table-cell office:value-type="string">
            <text:p>Creature</text:p>
          </table:table-cell>
          <table:table-cell table:number-columns-repeated="2" office:value-type="string">
            <text:p>1G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tifact Removal</text:p>
          </table:table-cell>
          <table:table-cell office:value-type="string">
            <text:p>Enchantment Removal</text:p>
          </table:table-cell>
          <table:table-cell office:value-type="string">
            <text:p>Flying</text:p>
          </table:table-cell>
          <table:table-cell table:number-columns-repeated="1013"/>
        </table:table-row>
        <table:table-row table:style-name="ro1">
          <table:table-cell office:value-type="string">
            <text:p>Void Grafter</text:p>
          </table:table-cell>
          <table:table-cell office:value-type="string">
            <text:p>GU</text:p>
          </table:table-cell>
          <table:table-cell office:value-type="string">
            <text:p>Creature</text:p>
          </table:table-cell>
          <table:table-cell table:number-columns-repeated="2" office:value-type="string">
            <text:p>1G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lash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Shardless Agent</text:p>
          </table:table-cell>
          <table:table-cell office:value-type="string">
            <text:p>GU</text:p>
          </table:table-cell>
          <table:table-cell office:value-type="string">
            <text:p>Creature</text:p>
          </table:table-cell>
          <table:table-cell table:number-columns-repeated="2" office:value-type="string">
            <text:p>1G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ascade</text:p>
          </table:table-cell>
          <table:table-cell table:number-columns-repeated="4"/>
          <table:table-cell office:value-type="string">
            <text:p>Proxy</text:p>
          </table:table-cell>
          <table:table-cell table:number-columns-repeated="1010"/>
        </table:table-row>
        <table:table-row table:style-name="ro1">
          <table:table-cell office:value-type="string">
            <text:p>Lorescale Coatl</text:p>
          </table:table-cell>
          <table:table-cell office:value-type="string">
            <text:p>GU</text:p>
          </table:table-cell>
          <table:table-cell office:value-type="string">
            <text:p>Creature</text:p>
          </table:table-cell>
          <table:table-cell table:number-columns-repeated="2" office:value-type="string">
            <text:p>1G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unters</text:p>
          </table:table-cell>
          <table:table-cell table:number-columns-repeated="1015"/>
        </table:table-row>
        <table:table-row table:style-name="ro1">
          <table:table-cell office:value-type="string">
            <text:p>Travel Preparations</text:p>
          </table:table-cell>
          <table:table-cell office:value-type="string">
            <text:p>GW</text:p>
          </table:table-cell>
          <table:table-cell office:value-type="string">
            <text:p>Sorcery</text:p>
          </table:table-cell>
          <table:table-cell table:number-columns-repeated="2" office:value-type="string">
            <text:p>1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unters</text:p>
          </table:table-cell>
          <table:table-cell table:number-columns-repeated="1015"/>
        </table:table-row>
        <table:table-row table:style-name="ro1">
          <table:table-cell office:value-type="string">
            <text:p>Behemoth Sledge</text:p>
          </table:table-cell>
          <table:table-cell office:value-type="string">
            <text:p>GW</text:p>
          </table:table-cell>
          <table:table-cell office:value-type="string">
            <text:p>Artifact Equipment</text:p>
          </table:table-cell>
          <table:table-cell table:number-columns-repeated="2" office:value-type="string">
            <text:p>1G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fegain</text:p>
          </table:table-cell>
          <table:table-cell office:value-type="string">
            <text:p>Voltron</text:p>
          </table:table-cell>
          <table:table-cell table:number-columns-repeated="1014"/>
        </table:table-row>
        <table:table-row table:style-name="ro1">
          <table:table-cell office:value-type="string">
            <text:p>Centaur Healer</text:p>
          </table:table-cell>
          <table:table-cell office:value-type="string">
            <text:p>GW</text:p>
          </table:table-cell>
          <table:table-cell office:value-type="string">
            <text:p>Creature</text:p>
          </table:table-cell>
          <table:table-cell table:number-columns-repeated="2" office:value-type="string">
            <text:p>1G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fegain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Armadillo cloak</text:p>
          </table:table-cell>
          <table:table-cell office:value-type="string">
            <text:p>GW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1G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fegain</text:p>
          </table:table-cell>
          <table:table-cell office:value-type="string">
            <text:p>Voltron</text:p>
          </table:table-cell>
          <table:table-cell table:number-columns-repeated="3"/>
          <table:table-cell office:value-type="string">
            <text:p>Foil</text:p>
          </table:table-cell>
          <table:table-cell table:number-columns-repeated="1010"/>
        </table:table-row>
        <table:table-row table:style-name="ro1">
          <table:table-cell office:value-type="string">
            <text:p>Enlisted Wurm</text:p>
          </table:table-cell>
          <table:table-cell office:value-type="string">
            <text:p>GW</text:p>
          </table:table-cell>
          <table:table-cell office:value-type="string">
            <text:p>Creature</text:p>
          </table:table-cell>
          <table:table-cell table:number-columns-repeated="2" office:value-type="string">
            <text:p>4GW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Cascade</text:p>
          </table:table-cell>
          <table:table-cell table:number-columns-repeated="1015"/>
        </table:table-row>
        <table:table-row table:style-name="ro1">
          <table:table-cell office:value-type="string">
            <text:p>Trostani's Summoner</text:p>
          </table:table-cell>
          <table:table-cell office:value-type="string">
            <text:p>GW</text:p>
          </table:table-cell>
          <table:table-cell office:value-type="string">
            <text:p>Sorcery</text:p>
          </table:table-cell>
          <table:table-cell table:number-columns-repeated="2" office:value-type="string">
            <text:p>5GW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Tokens</text:p>
          </table:table-cell>
          <table:table-cell office:value-type="string">
            <text:p>ETB</text:p>
          </table:table-cell>
          <table:table-cell office:value-type="string">
            <text:p>Timmy-creature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dvantageous Proclamation</text:p>
          </table:table-cell>
          <table:table-cell table:style-name="ce6" office:value-type="string">
            <text:p>N/A</text:p>
          </table:table-cell>
          <table:table-cell table:style-name="ce7" office:value-type="string">
            <text:p>Conspiracy</text:p>
          </table:table-cell>
          <table:table-cell table:number-columns-repeated="4" table:style-name="ce10" office:value-type="string">
            <text:p>N/A</text:p>
          </table:table-cell>
          <table:table-cell table:style-name="ce7" table:number-columns-repeated="6"/>
          <table:table-cell table:number-columns-repeated="1010"/>
        </table:table-row>
        <table:table-row table:style-name="ro1">
          <table:table-cell office:value-type="string">
            <text:p>Thornwood Falls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Seaside Citadel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table:style-name="ce10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Vivid Creek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Vivid Crag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Jungle Hollow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table:style-name="ce10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Vivid Marsh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Crumbling Necropolis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Jungle Shrine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table:style-name="ce10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Nomad Outpost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Rugged Highlands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Sandsteppe Citadel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table:style-name="ce10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Terramorphic Expanse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Swiftwater Cliffs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Vivid Meadow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table:style-name="ce10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Mystic Monastery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Savage Lands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5"/>
          <table:table-cell office:value-type="string">
            <text:p>Foil</text:p>
          </table:table-cell>
          <table:table-cell table:number-columns-repeated="1010"/>
        </table:table-row>
        <table:table-row table:style-name="ro1">
          <table:table-cell office:value-type="string">
            <text:p>Dismal Backwater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table:style-name="ce10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Scoured Barrens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Opulent Palace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City of Brass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table:style-name="ce10" office:value-type="string">
            <text:p>N/A</text:p>
          </table:table-cell>
          <table:table-cell table:number-columns-repeated="5"/>
          <table:table-cell office:value-type="string">
            <text:p>Proxy</text:p>
          </table:table-cell>
          <table:table-cell table:number-columns-repeated="1010"/>
        </table:table-row>
        <table:table-row table:style-name="ro1">
          <table:table-cell office:value-type="string">
            <text:p>Frontier Biouac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Aether Hub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office:value-type="string">
            <text:p>Energy</text:p>
          </table:table-cell>
          <table:table-cell table:number-columns-repeated="1015"/>
        </table:table-row>
        <table:table-row table:style-name="ro1">
          <table:table-cell office:value-type="string">
            <text:p>Bloodfell Caves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table:style-name="ce10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Vivid Grove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Arcane Sanctum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Crumbling vestige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table:style-name="ce10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Wind-Scarred Crag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Blossoming Sands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Evolving Wilds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table:style-name="ce10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Tranquil Cove</text:p>
          </table:table-cell>
          <table:table-cell office:value-type="string">
            <text:p>N/A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table:number-columns-repeated="1016"/>
        </table:table-row>
        <table:table-row table:style-name="ro1">
          <table:table-cell office:value-type="string">
            <text:p>Jackal Pup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ggro</text:p>
          </table:table-cell>
          <table:table-cell table:number-columns-repeated="4"/>
          <table:table-cell office:value-type="string">
            <text:p>Foil</text:p>
          </table:table-cell>
          <table:table-cell table:number-columns-repeated="1010"/>
        </table:table-row>
        <table:table-row table:style-name="ro1">
          <table:table-cell office:value-type="string">
            <text:p>Frenzied Goblin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ggro</text:p>
          </table:table-cell>
          <table:table-cell table:number-columns-repeated="1015"/>
        </table:table-row>
        <table:table-row table:style-name="ro1">
          <table:table-cell office:value-type="string">
            <text:p>Monastery Swiftspear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ellslinger</text:p>
          </table:table-cell>
          <table:table-cell office:value-type="string">
            <text:p>Haste</text:p>
          </table:table-cell>
          <table:table-cell table:number-columns-repeated="3"/>
          <table:table-cell office:value-type="string">
            <text:p>Proxy</text:p>
          </table:table-cell>
          <table:table-cell table:number-columns-repeated="1010"/>
        </table:table-row>
        <table:table-row table:style-name="ro1">
          <table:table-cell office:value-type="string">
            <text:p>Reckless Waif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ggro</text:p>
          </table:table-cell>
          <table:table-cell table:number-columns-repeated="4"/>
          <table:table-cell office:value-type="string">
            <text:p>Flipcard</text:p>
          </table:table-cell>
          <table:table-cell table:number-columns-repeated="1010"/>
        </table:table-row>
        <table:table-row table:style-name="ro1">
          <table:table-cell office:value-type="string">
            <text:p>Village Messenger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ggro</text:p>
          </table:table-cell>
          <table:table-cell table:number-columns-repeated="4"/>
          <table:table-cell office:value-type="string">
            <text:p>Flipcard</text:p>
          </table:table-cell>
          <table:table-cell table:number-columns-repeated="1010"/>
        </table:table-row>
        <table:table-row table:style-name="ro1">
          <table:table-cell office:value-type="string">
            <text:p>Burst Lightning</text:p>
          </table:table-cell>
          <table:table-cell office:value-type="string">
            <text:p>R</text:p>
          </table:table-cell>
          <table:table-cell office:value-type="string">
            <text:p>Instant</text:p>
          </table:table-cell>
          <table:table-cell table:number-columns-repeated="2" office:value-type="string">
            <text:p>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urn</text:p>
          </table:table-cell>
          <table:table-cell office:value-type="string">
            <text:p>Removal</text:p>
          </table:table-cell>
          <table:table-cell table:number-columns-repeated="1014"/>
        </table:table-row>
        <table:table-row table:style-name="ro1">
          <table:table-cell office:value-type="string">
            <text:p>Lightning Bolt</text:p>
          </table:table-cell>
          <table:table-cell office:value-type="string">
            <text:p>R</text:p>
          </table:table-cell>
          <table:table-cell office:value-type="string">
            <text:p>Instant</text:p>
          </table:table-cell>
          <table:table-cell table:number-columns-repeated="2" office:value-type="string">
            <text:p>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moval</text:p>
          </table:table-cell>
          <table:table-cell office:value-type="string">
            <text:p>Burn</text:p>
          </table:table-cell>
          <table:table-cell table:number-columns-repeated="1014"/>
        </table:table-row>
        <table:table-row table:style-name="ro1">
          <table:table-cell office:value-type="string">
            <text:p>Flame Slash</text:p>
          </table:table-cell>
          <table:table-cell office:value-type="string">
            <text:p>R</text:p>
          </table:table-cell>
          <table:table-cell office:value-type="string">
            <text:p>Sorcery</text:p>
          </table:table-cell>
          <table:table-cell table:number-columns-repeated="2" office:value-type="string">
            <text:p>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Flame Jab</text:p>
          </table:table-cell>
          <table:table-cell office:value-type="string">
            <text:p>R</text:p>
          </table:table-cell>
          <table:table-cell office:value-type="string">
            <text:p>Sorcery</text:p>
          </table:table-cell>
          <table:table-cell table:number-columns-repeated="2" office:value-type="string">
            <text:p>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moval</text:p>
          </table:table-cell>
          <table:table-cell office:value-type="string">
            <text:p>Burn</text:p>
          </table:table-cell>
          <table:table-cell office:value-type="string">
            <text:p>Recursion</text:p>
          </table:table-cell>
          <table:table-cell table:number-columns-repeated="1013"/>
        </table:table-row>
        <table:table-row table:style-name="ro1">
          <table:table-cell office:value-type="string">
            <text:p>Faithless Looting</text:p>
          </table:table-cell>
          <table:table-cell office:value-type="string">
            <text:p>R</text:p>
          </table:table-cell>
          <table:table-cell office:value-type="string">
            <text:p>Sorcery</text:p>
          </table:table-cell>
          <table:table-cell table:number-columns-repeated="2" office:value-type="string">
            <text:p>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fmill</text:p>
          </table:table-cell>
          <table:table-cell office:value-type="string">
            <text:p>Looting</text:p>
          </table:table-cell>
          <table:table-cell office:value-type="string">
            <text:p>Flashback</text:p>
          </table:table-cell>
          <table:table-cell table:number-columns-repeated="2"/>
          <table:table-cell office:value-type="string">
            <text:p>Foil</text:p>
          </table:table-cell>
          <table:table-cell table:number-columns-repeated="1010"/>
        </table:table-row>
        <table:table-row table:style-name="ro1">
          <table:table-cell office:value-type="string">
            <text:p>Firebolt</text:p>
          </table:table-cell>
          <table:table-cell office:value-type="string">
            <text:p>R</text:p>
          </table:table-cell>
          <table:table-cell office:value-type="string">
            <text:p>Sorcery</text:p>
          </table:table-cell>
          <table:table-cell table:number-columns-repeated="2" office:value-type="string">
            <text:p>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moval</text:p>
          </table:table-cell>
          <table:table-cell office:value-type="string">
            <text:p>Flashback</text:p>
          </table:table-cell>
          <table:table-cell office:value-type="string">
            <text:p>Burn</text:p>
          </table:table-cell>
          <table:table-cell table:number-columns-repeated="2"/>
          <table:table-cell office:value-type="string">
            <text:p>Proxy</text:p>
          </table:table-cell>
          <table:table-cell table:number-columns-repeated="1010"/>
        </table:table-row>
        <table:table-row table:style-name="ro1">
          <table:table-cell office:value-type="string">
            <text:p>Shrine of Burning Rage</text:p>
          </table:table-cell>
          <table:table-cell office:value-type="string">
            <text:p>R</text:p>
          </table:table-cell>
          <table:table-cell office:value-type="string">
            <text:p>Artifact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Burn</text:p>
          </table:table-cell>
          <table:table-cell table:number-columns-repeated="1015"/>
        </table:table-row>
        <table:table-row table:style-name="ro1">
          <table:table-cell office:value-type="string">
            <text:p>Reckless Bushwhacker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office:value-type="string">
            <text:p>2R</text:p>
          </table:table-cell>
          <table:table-cell office:value-type="string">
            <text:p>1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Go wide</text:p>
          </table:table-cell>
          <table:table-cell office:value-type="string">
            <text:p>Haste</text:p>
          </table:table-cell>
          <table:table-cell table:number-columns-repeated="1014"/>
        </table:table-row>
        <table:table-row table:style-name="ro1">
          <table:table-cell office:value-type="string">
            <text:p>Thriving Grubs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nergy</text:p>
          </table:table-cell>
          <table:table-cell office:value-type="string">
            <text:p>Counters</text:p>
          </table:table-cell>
          <table:table-cell table:number-columns-repeated="1014"/>
        </table:table-row>
        <table:table-row table:style-name="ro1">
          <table:table-cell office:value-type="string">
            <text:p>Lightning Mauler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aste</text:p>
          </table:table-cell>
          <table:table-cell office:value-type="string">
            <text:p>Aggro</text:p>
          </table:table-cell>
          <table:table-cell table:number-columns-repeated="1014"/>
        </table:table-row>
        <table:table-row table:style-name="ro1">
          <table:table-cell office:value-type="string">
            <text:p>Young Pyromancer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pellslinger</text:p>
          </table:table-cell>
          <table:table-cell office:value-type="string">
            <text:p>Tokens</text:p>
          </table:table-cell>
          <table:table-cell table:number-columns-repeated="1014"/>
        </table:table-row>
        <table:table-row table:style-name="ro1">
          <table:table-cell office:value-type="string">
            <text:p>Kiln Fiend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pellslinger</text:p>
          </table:table-cell>
          <table:table-cell table:number-columns-repeated="1015"/>
        </table:table-row>
        <table:table-row table:style-name="ro1">
          <table:table-cell office:value-type="string">
            <text:p>Gore-House Chainwalker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unters</text:p>
          </table:table-cell>
          <table:table-cell office:value-type="string">
            <text:p>Unleash</text:p>
          </table:table-cell>
          <table:table-cell table:number-columns-repeated="1014"/>
        </table:table-row>
        <table:table-row table:style-name="ro1">
          <table:table-cell office:value-type="string">
            <text:p>Fireslinger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moval</text:p>
          </table:table-cell>
          <table:table-cell/>
          <table:table-cell office:value-type="string">
            <text:p>Ping</text:p>
          </table:table-cell>
          <table:table-cell table:number-columns-repeated="1013"/>
        </table:table-row>
        <table:table-row table:style-name="ro1">
          <table:table-cell office:value-type="string">
            <text:p>Mogg War Marshal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okens</text:p>
          </table:table-cell>
          <table:table-cell office:value-type="string">
            <text:p>Death Trigger</text:p>
          </table:table-cell>
          <table:table-cell office:value-type="string">
            <text:p>ETB</text:p>
          </table:table-cell>
          <table:table-cell table:number-columns-repeated="1013"/>
        </table:table-row>
        <table:table-row table:style-name="ro1">
          <table:table-cell office:value-type="string">
            <text:p>Stormblood Berserker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unters</text:p>
          </table:table-cell>
          <table:table-cell office:value-type="string">
            <text:p>Aggro</text:p>
          </table:table-cell>
          <table:table-cell table:number-columns-repeated="1014"/>
        </table:table-row>
        <table:table-row table:style-name="ro1">
          <table:table-cell office:value-type="string">
            <text:p>Goblin Bushwhacker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office:value-type="string">
            <text:p>R</text:p>
          </table:table-cell>
          <table:table-cell office:value-type="string">
            <text:p>R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Go wide</text:p>
          </table:table-cell>
          <table:table-cell table:number-columns-repeated="1015"/>
        </table:table-row>
        <table:table-row table:style-name="ro1">
          <table:table-cell office:value-type="string">
            <text:p>Thermo-Alchemist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pellslinger</text:p>
          </table:table-cell>
          <table:table-cell office:value-type="string">
            <text:p>Defender</text:p>
          </table:table-cell>
          <table:table-cell office:value-type="string">
            <text:p>Ping</text:p>
          </table:table-cell>
          <table:table-cell table:number-columns-repeated="1013"/>
        </table:table-row>
        <table:table-row table:style-name="ro1">
          <table:table-cell office:value-type="string">
            <text:p>Keldon Marauders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urn</text:p>
          </table:table-cell>
          <table:table-cell office:value-type="string">
            <text:p>Aggro</text:p>
          </table:table-cell>
          <table:table-cell table:number-columns-repeated="1014"/>
        </table:table-row>
        <table:table-row table:style-name="ro1">
          <table:table-cell office:value-type="string">
            <text:p>Hellspark Elemental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ggro</text:p>
          </table:table-cell>
          <table:table-cell office:value-type="string">
            <text:p>Haste</text:p>
          </table:table-cell>
          <table:table-cell office:value-type="string">
            <text:p>Recursion</text:p>
          </table:table-cell>
          <table:table-cell table:number-columns-repeated="1013"/>
        </table:table-row>
        <table:table-row table:style-name="ro1">
          <table:table-cell office:value-type="string">
            <text:p>Subterranean Scout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ggro</text:p>
          </table:table-cell>
          <table:table-cell table:number-columns-repeated="1015"/>
        </table:table-row>
        <table:table-row table:style-name="ro1">
          <table:table-cell office:value-type="string">
            <text:p>Torch Fiend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tifact Removal</text:p>
          </table:table-cell>
          <table:table-cell table:number-columns-repeated="1015"/>
        </table:table-row>
        <table:table-row table:style-name="ro1">
          <table:table-cell office:value-type="string">
            <text:p>Aether Chaser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nergy</text:p>
          </table:table-cell>
          <table:table-cell office:value-type="string">
            <text:p>Tokens</text:p>
          </table:table-cell>
          <table:table-cell table:number-columns-repeated="3"/>
          <table:table-cell office:value-type="string">
            <text:p>Foil</text:p>
          </table:table-cell>
          <table:table-cell table:number-columns-repeated="1010"/>
        </table:table-row>
        <table:table-row table:style-name="ro1">
          <table:table-cell office:value-type="string">
            <text:p>Goblin Bombardment</text:p>
          </table:table-cell>
          <table:table-cell office:value-type="string">
            <text:p>R</text:p>
          </table:table-cell>
          <table:table-cell office:value-type="string">
            <text:p>Enchantment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ac outlet</text:p>
          </table:table-cell>
          <table:table-cell office:value-type="string">
            <text:p>Removal</text:p>
          </table:table-cell>
          <table:table-cell table:number-columns-repeated="1014"/>
        </table:table-row>
        <table:table-row table:style-name="ro1">
          <table:table-cell office:value-type="string">
            <text:p>Madcap Skills</text:p>
          </table:table-cell>
          <table:table-cell office:value-type="string">
            <text:p>R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Voltron</text:p>
          </table:table-cell>
          <table:table-cell table:number-columns-repeated="1015"/>
        </table:table-row>
        <table:table-row table:style-name="ro1">
          <table:table-cell office:value-type="string">
            <text:p>Smash to Smithereens</text:p>
          </table:table-cell>
          <table:table-cell office:value-type="string">
            <text:p>R</text:p>
          </table:table-cell>
          <table:table-cell office:value-type="string">
            <text:p>Instant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tifact Removal</text:p>
          </table:table-cell>
          <table:table-cell table:number-columns-repeated="1015"/>
        </table:table-row>
        <table:table-row table:style-name="ro1">
          <table:table-cell office:value-type="string">
            <text:p>Magma Jet</text:p>
          </table:table-cell>
          <table:table-cell office:value-type="string">
            <text:p>R</text:p>
          </table:table-cell>
          <table:table-cell office:value-type="string">
            <text:p>Instant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moval</text:p>
          </table:table-cell>
          <table:table-cell office:value-type="string">
            <text:p>Burn</text:p>
          </table:table-cell>
          <table:table-cell table:number-columns-repeated="1014"/>
        </table:table-row>
        <table:table-row table:style-name="ro1">
          <table:table-cell office:value-type="string">
            <text:p>Incinerate</text:p>
          </table:table-cell>
          <table:table-cell office:value-type="string">
            <text:p>R</text:p>
          </table:table-cell>
          <table:table-cell office:value-type="string">
            <text:p>Instant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moval</text:p>
          </table:table-cell>
          <table:table-cell office:value-type="string">
            <text:p>Burn</text:p>
          </table:table-cell>
          <table:table-cell table:number-columns-repeated="1014"/>
        </table:table-row>
        <table:table-row table:style-name="ro1">
          <table:table-cell office:value-type="string">
            <text:p>Pyroclasm</text:p>
          </table:table-cell>
          <table:table-cell office:value-type="string">
            <text:p>R</text:p>
          </table:table-cell>
          <table:table-cell office:value-type="string">
            <text:p>Sorcery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oardclear</text:p>
          </table:table-cell>
          <table:table-cell table:number-columns-repeated="1015"/>
        </table:table-row>
        <table:table-row table:style-name="ro1">
          <table:table-cell office:value-type="string">
            <text:p>Krenko's Command</text:p>
          </table:table-cell>
          <table:table-cell office:value-type="string">
            <text:p>R</text:p>
          </table:table-cell>
          <table:table-cell office:value-type="string">
            <text:p>Sorcery Creature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okens</text:p>
          </table:table-cell>
          <table:table-cell table:number-columns-repeated="1015"/>
        </table:table-row>
        <table:table-row table:style-name="ro1">
          <table:table-cell office:value-type="string">
            <text:p>Dragon Fodder</text:p>
          </table:table-cell>
          <table:table-cell office:value-type="string">
            <text:p>R</text:p>
          </table:table-cell>
          <table:table-cell office:value-type="string">
            <text:p>Sorcery Creature</text:p>
          </table:table-cell>
          <table:table-cell table:number-columns-repeated="2" office:value-type="string">
            <text:p>1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okens</text:p>
          </table:table-cell>
          <table:table-cell table:number-columns-repeated="1015"/>
        </table:table-row>
        <table:table-row table:style-name="ro1">
          <table:table-cell office:value-type="string">
            <text:p>Goblin Heelcutter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office:value-type="string">
            <text:p>3R</text:p>
          </table:table-cell>
          <table:table-cell office:value-type="string">
            <text:p>2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Haste</text:p>
          </table:table-cell>
          <table:table-cell office:value-type="string">
            <text:p>Aggro</text:p>
          </table:table-cell>
          <table:table-cell table:number-columns-repeated="1014"/>
        </table:table-row>
        <table:table-row table:style-name="ro1">
          <table:table-cell office:value-type="string">
            <text:p>Guttersnipe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2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pellslinger</text:p>
          </table:table-cell>
          <table:table-cell/>
          <table:table-cell office:value-type="string">
            <text:p>Ping</text:p>
          </table:table-cell>
          <table:table-cell table:number-columns-repeated="1013"/>
        </table:table-row>
        <table:table-row table:style-name="ro1">
          <table:table-cell office:value-type="string">
            <text:p>Fire Imp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2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Splatter Thug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2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unters</text:p>
          </table:table-cell>
          <table:table-cell office:value-type="string">
            <text:p>Unleash</text:p>
          </table:table-cell>
          <table:table-cell table:number-columns-repeated="1014"/>
        </table:table-row>
        <table:table-row table:style-name="ro1">
          <table:table-cell office:value-type="string">
            <text:p>Pyreheart Wolf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2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eath Trigger</text:p>
          </table:table-cell>
          <table:table-cell office:value-type="string">
            <text:p>Counters</text:p>
          </table:table-cell>
          <table:table-cell office:value-type="string">
            <text:p>Aggro</text:p>
          </table:table-cell>
          <table:table-cell table:number-columns-repeated="1013"/>
        </table:table-row>
        <table:table-row table:style-name="ro1">
          <table:table-cell office:value-type="string">
            <text:p>Satyr Nyx-Smith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2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Haste</text:p>
          </table:table-cell>
          <table:table-cell office:value-type="string">
            <text:p>Tokens</text:p>
          </table:table-cell>
          <table:table-cell table:number-columns-repeated="1014"/>
        </table:table-row>
        <table:table-row table:style-name="ro1">
          <table:table-cell office:value-type="string">
            <text:p>Cunning Sparkmage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2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/>
          <table:table-cell office:value-type="string">
            <text:p>Ping</text:p>
          </table:table-cell>
          <table:table-cell table:number-columns-repeated="1013"/>
        </table:table-row>
        <table:table-row table:style-name="ro1">
          <table:table-cell office:value-type="string">
            <text:p>Hissing Iguanar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2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acrifice synergy</text:p>
          </table:table-cell>
          <table:table-cell table:number-columns-repeated="1015"/>
        </table:table-row>
        <table:table-row table:style-name="ro1">
          <table:table-cell office:value-type="string">
            <text:p>Weaver of Lightning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2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pellslinger</text:p>
          </table:table-cell>
          <table:table-cell office:value-type="string">
            <text:p>Reach</text:p>
          </table:table-cell>
          <table:table-cell table:number-columns-repeated="1014"/>
        </table:table-row>
        <table:table-row table:style-name="ro1">
          <table:table-cell office:value-type="string">
            <text:p>Goblin Assault</text:p>
          </table:table-cell>
          <table:table-cell office:value-type="string">
            <text:p>R</text:p>
          </table:table-cell>
          <table:table-cell office:value-type="string">
            <text:p>Enchantment</text:p>
          </table:table-cell>
          <table:table-cell table:number-columns-repeated="2" office:value-type="string">
            <text:p>2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okens</text:p>
          </table:table-cell>
          <table:table-cell table:number-columns-repeated="1015"/>
        </table:table-row>
        <table:table-row table:style-name="ro1">
          <table:table-cell office:value-type="string">
            <text:p>Lust for War</text:p>
          </table:table-cell>
          <table:table-cell office:value-type="string">
            <text:p>R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2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ggro</text:p>
          </table:table-cell>
          <table:table-cell table:number-columns-repeated="1015"/>
        </table:table-row>
        <table:table-row table:style-name="ro1">
          <table:table-cell office:value-type="string">
            <text:p>Staggershock</text:p>
          </table:table-cell>
          <table:table-cell office:value-type="string">
            <text:p>R</text:p>
          </table:table-cell>
          <table:table-cell office:value-type="string">
            <text:p>Instant</text:p>
          </table:table-cell>
          <table:table-cell table:number-columns-repeated="2" office:value-type="string">
            <text:p>2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office:value-type="string">
            <text:p>Burn</text:p>
          </table:table-cell>
          <table:table-cell table:number-columns-repeated="1014"/>
        </table:table-row>
        <table:table-row table:style-name="ro1">
          <table:table-cell office:value-type="string">
            <text:p>Arc Lightning</text:p>
          </table:table-cell>
          <table:table-cell office:value-type="string">
            <text:p>R</text:p>
          </table:table-cell>
          <table:table-cell office:value-type="string">
            <text:p>Sorcery</text:p>
          </table:table-cell>
          <table:table-cell table:number-columns-repeated="2" office:value-type="string">
            <text:p>2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office:value-type="string">
            <text:p>Burn</text:p>
          </table:table-cell>
          <table:table-cell table:number-columns-repeated="1014"/>
        </table:table-row>
        <table:table-row table:style-name="ro1">
          <table:table-cell office:value-type="string">
            <text:p>Slice and Dice</text:p>
          </table:table-cell>
          <table:table-cell office:value-type="string">
            <text:p>R</text:p>
          </table:table-cell>
          <table:table-cell office:value-type="string">
            <text:p>Sorcery</text:p>
          </table:table-cell>
          <table:table-cell office:value-type="string">
            <text:p>4RR</text:p>
          </table:table-cell>
          <table:table-cell office:value-type="string">
            <text:p>2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oardclear</text:p>
          </table:table-cell>
          <table:table-cell office:value-type="string">
            <text:p>Cycling</text:p>
          </table:table-cell>
          <table:table-cell table:number-columns-repeated="1014"/>
        </table:table-row>
        <table:table-row table:style-name="ro1">
          <table:table-cell office:value-type="string">
            <text:p>Hordeling Outburst</text:p>
          </table:table-cell>
          <table:table-cell office:value-type="string">
            <text:p>R</text:p>
          </table:table-cell>
          <table:table-cell office:value-type="string">
            <text:p>Sorcery Creature</text:p>
          </table:table-cell>
          <table:table-cell table:number-columns-repeated="2" office:value-type="string">
            <text:p>1R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okens</text:p>
          </table:table-cell>
          <table:table-cell table:number-columns-repeated="1015"/>
        </table:table-row>
        <table:table-row table:style-name="ro1">
          <table:table-cell office:value-type="string">
            <text:p>Warfire Javelineer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table:style-name="ce10" office:value-type="string">
            <text:p>3R</text:p>
          </table:table-cell>
          <table:table-cell table:number-columns-repeated="2" table:style-name="ce10" office:value-type="float" office:value="4">
            <text:p>4</text:p>
          </table:table-cell>
          <table:table-cell office:value-type="string">
            <text:p>Spellslinger</text:p>
          </table:table-cell>
          <table:table-cell office:value-type="string">
            <text:p>ETB</text:p>
          </table:table-cell>
          <table:table-cell office:value-type="string">
            <text:p>Removal</text:p>
          </table:table-cell>
          <table:table-cell table:number-columns-repeated="1013"/>
        </table:table-row>
        <table:table-row table:style-name="ro1">
          <table:table-cell office:value-type="string">
            <text:p>Bloodfray Giant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3R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unters</text:p>
          </table:table-cell>
          <table:table-cell office:value-type="string">
            <text:p>Unleash</text:p>
          </table:table-cell>
          <table:table-cell table:number-columns-repeated="3"/>
          <table:table-cell office:value-type="string">
            <text:p>Foil</text:p>
          </table:table-cell>
          <table:table-cell table:number-columns-repeated="1010"/>
        </table:table-row>
        <table:table-row table:style-name="ro1">
          <table:table-cell office:value-type="string">
            <text:p>Flametongue Kavu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3R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emoval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Beetleback Chief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2RR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okens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Smoldering Werewolf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2RR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TB</text:p>
          </table:table-cell>
          <table:table-cell office:value-type="string">
            <text:p>Removal</text:p>
          </table:table-cell>
          <table:table-cell table:number-columns-repeated="3"/>
          <table:table-cell office:value-type="string">
            <text:p>Flipcard</text:p>
          </table:table-cell>
          <table:table-cell table:number-columns-repeated="1010"/>
        </table:table-row>
        <table:table-row table:style-name="ro1">
          <table:table-cell office:value-type="string">
            <text:p>Keldon Champion</text:p>
          </table:table-cell>
          <table:table-cell office:value-type="string">
            <text:p>R</text:p>
          </table:table-cell>
          <table:table-cell office:value-type="string">
            <text:p>Creature</text:p>
          </table:table-cell>
          <table:table-cell table:number-columns-repeated="2" office:value-type="string">
            <text:p>2RR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urn</text:p>
          </table:table-cell>
          <table:table-cell office:value-type="string">
            <text:p>Haste</text:p>
          </table:table-cell>
          <table:table-cell table:number-columns-repeated="1014"/>
        </table:table-row>
        <table:table-row table:style-name="ro1">
          <table:table-cell office:value-type="string">
            <text:p>Pyrohemia</text:p>
          </table:table-cell>
          <table:table-cell office:value-type="string">
            <text:p>R</text:p>
          </table:table-cell>
          <table:table-cell office:value-type="string">
            <text:p>Enchantment</text:p>
          </table:table-cell>
          <table:table-cell table:number-columns-repeated="2" office:value-type="string">
            <text:p>2RR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oardclear</text:p>
          </table:table-cell>
          <table:table-cell table:number-columns-repeated="1015"/>
        </table:table-row>
        <table:table-row table:style-name="ro1">
          <table:table-cell office:value-type="string">
            <text:p>Stoke the Flames</text:p>
          </table:table-cell>
          <table:table-cell office:value-type="string">
            <text:p>R</text:p>
          </table:table-cell>
          <table:table-cell office:value-type="string">
            <text:p>Instant</text:p>
          </table:table-cell>
          <table:table-cell table:number-columns-repeated="2" office:value-type="string">
            <text:p>2RR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emoval</text:p>
          </table:table-cell>
          <table:table-cell office:value-type="string">
            <text:p>Burn</text:p>
          </table:table-cell>
          <table:table-cell table:number-columns-repeated="1014"/>
        </table:table-row>
        <table:table-row table:style-name="ro1">
          <table:table-cell office:value-type="string">
            <text:p>Dance With Devils</text:p>
          </table:table-cell>
          <table:table-cell office:value-type="string">
            <text:p>R</text:p>
          </table:table-cell>
          <table:table-cell office:value-type="string">
            <text:p>Instant Creature</text:p>
          </table:table-cell>
          <table:table-cell table:number-columns-repeated="2" office:value-type="string">
            <text:p>2RR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okens</text:p>
          </table:table-cell>
          <table:table-cell office:value-type="string">
            <text:p>Death Trigger</text:p>
          </table:table-cell>
          <table:table-cell table:number-columns-repeated="1014"/>
        </table:table-row>
        <table:table-row table:style-name="ro1">
          <table:table-cell office:value-type="string">
            <text:p>Shower of Coals</text:p>
          </table:table-cell>
          <table:table-cell office:value-type="string">
            <text:p>R</text:p>
          </table:table-cell>
          <table:table-cell office:value-type="string">
            <text:p>Sorcery</text:p>
          </table:table-cell>
          <table:table-cell table:number-columns-repeated="2" office:value-type="string">
            <text:p>3RR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Graveyard Synergy</text:p>
          </table:table-cell>
          <table:table-cell office:value-type="string">
            <text:p>Removal</text:p>
          </table:table-cell>
          <table:table-cell table:number-columns-repeated="1014"/>
        </table:table-row>
        <table:table-row table:style-name="ro1">
          <table:table-cell office:value-type="string">
            <text:p>Fireball</text:p>
          </table:table-cell>
          <table:table-cell office:value-type="string">
            <text:p>R</text:p>
          </table:table-cell>
          <table:table-cell office:value-type="string">
            <text:p>Instant</text:p>
          </table:table-cell>
          <table:table-cell table:number-columns-repeated="2" office:value-type="string">
            <text:p>XR</text:p>
          </table:table-cell>
          <table:table-cell table:number-columns-repeated="2" office:value-type="string">
            <text:p>X</text:p>
          </table:table-cell>
          <table:table-cell office:value-type="string">
            <text:p>Removal</text:p>
          </table:table-cell>
          <table:table-cell office:value-type="string">
            <text:p>Burn</text:p>
          </table:table-cell>
          <table:table-cell table:number-columns-repeated="1014"/>
        </table:table-row>
        <table:table-row table:style-name="ro1">
          <table:table-cell office:value-type="string">
            <text:p>Rolling Thunder</text:p>
          </table:table-cell>
          <table:table-cell office:value-type="string">
            <text:p>R</text:p>
          </table:table-cell>
          <table:table-cell office:value-type="string">
            <text:p>Sorcery</text:p>
          </table:table-cell>
          <table:table-cell table:number-columns-repeated="2" office:value-type="string">
            <text:p>XRR</text:p>
          </table:table-cell>
          <table:table-cell table:number-columns-repeated="2" office:value-type="string">
            <text:p>X</text:p>
          </table:table-cell>
          <table:table-cell office:value-type="string">
            <text:p>Removal</text:p>
          </table:table-cell>
          <table:table-cell office:value-type="string">
            <text:p>Burn</text:p>
          </table:table-cell>
          <table:table-cell table:number-columns-repeated="1014"/>
        </table:table-row>
        <table:table-row table:style-name="ro1">
          <table:table-cell office:value-type="string">
            <text:p>Kird Ape</text:p>
          </table:table-cell>
          <table:table-cell office:value-type="string">
            <text:p>RG</text:p>
          </table:table-cell>
          <table:table-cell office:value-type="string">
            <text:p>Creature</text:p>
          </table:table-cell>
          <table:table-cell table:number-columns-repeated="2" office:value-type="string">
            <text:p>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ggro</text:p>
          </table:table-cell>
          <table:table-cell table:number-columns-repeated="1015"/>
        </table:table-row>
        <table:table-row table:style-name="ro1">
          <table:table-cell office:value-type="string">
            <text:p>Burning-Tree Emissary</text:p>
          </table:table-cell>
          <table:table-cell office:value-type="string">
            <text:p>RG</text:p>
          </table:table-cell>
          <table:table-cell office:value-type="string">
            <text:p>Creature</text:p>
          </table:table-cell>
          <table:table-cell table:number-columns-repeated="2" office:value-type="string">
            <text:p>R/GR/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ggro</text:p>
          </table:table-cell>
          <table:table-cell table:number-columns-repeated="1015"/>
        </table:table-row>
        <table:table-row table:style-name="ro1">
          <table:table-cell office:value-type="string">
            <text:p>Ghor-Clan Rampager</text:p>
          </table:table-cell>
          <table:table-cell office:value-type="string">
            <text:p>RG</text:p>
          </table:table-cell>
          <table:table-cell office:value-type="string">
            <text:p>Creature</text:p>
          </table:table-cell>
          <table:table-cell office:value-type="string">
            <text:p>2RG</text:p>
          </table:table-cell>
          <table:table-cell office:value-type="string">
            <text:p>R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ombat trick</text:p>
          </table:table-cell>
          <table:table-cell table:number-columns-repeated="1015"/>
        </table:table-row>
        <table:table-row table:style-name="ro1">
          <table:table-cell office:value-type="string">
            <text:p>Flinthoof Boar</text:p>
          </table:table-cell>
          <table:table-cell office:value-type="string">
            <text:p>RG</text:p>
          </table:table-cell>
          <table:table-cell office:value-type="string">
            <text:p>Creature</text:p>
          </table:table-cell>
          <table:table-cell table:number-columns-repeated="2" office:value-type="string">
            <text:p>1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aste</text:p>
          </table:table-cell>
          <table:table-cell table:number-columns-repeated="1015"/>
        </table:table-row>
        <table:table-row table:style-name="ro1">
          <table:table-cell office:value-type="string">
            <text:p>Firespout</text:p>
          </table:table-cell>
          <table:table-cell office:value-type="string">
            <text:p>RG</text:p>
          </table:table-cell>
          <table:table-cell office:value-type="string">
            <text:p>Sorcery</text:p>
          </table:table-cell>
          <table:table-cell table:number-columns-repeated="2" office:value-type="string">
            <text:p>3R/GR/G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oardclear</text:p>
          </table:table-cell>
          <table:table-cell table:number-columns-repeated="1015"/>
        </table:table-row>
        <table:table-row table:style-name="ro1">
          <table:table-cell office:value-type="string">
            <text:p>Bloodbraid Elf</text:p>
          </table:table-cell>
          <table:table-cell office:value-type="string">
            <text:p>RG</text:p>
          </table:table-cell>
          <table:table-cell office:value-type="string">
            <text:p>Creature</text:p>
          </table:table-cell>
          <table:table-cell table:number-columns-repeated="2" office:value-type="string">
            <text:p>2RG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Haste</text:p>
          </table:table-cell>
          <table:table-cell office:value-type="string">
            <text:p>Cascade</text:p>
          </table:table-cell>
          <table:table-cell table:number-columns-repeated="1014"/>
        </table:table-row>
        <table:table-row table:style-name="ro1">
          <table:table-cell office:value-type="string">
            <text:p>Honored Crop-Captain</text:p>
          </table:table-cell>
          <table:table-cell office:value-type="string">
            <text:p>RW</text:p>
          </table:table-cell>
          <table:table-cell office:value-type="string">
            <text:p>Creature</text:p>
          </table:table-cell>
          <table:table-cell table:number-columns-repeated="2" office:value-type="string">
            <text:p>R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o wide</text:p>
          </table:table-cell>
          <table:table-cell table:number-columns-repeated="1015"/>
        </table:table-row>
        <table:table-row table:style-name="ro1">
          <table:table-cell office:value-type="string">
            <text:p>Sunhome Guildmage</text:p>
          </table:table-cell>
          <table:table-cell office:value-type="string">
            <text:p>RW</text:p>
          </table:table-cell>
          <table:table-cell office:value-type="string">
            <text:p>Creature</text:p>
          </table:table-cell>
          <table:table-cell table:number-columns-repeated="2" office:value-type="string">
            <text:p>R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okens</text:p>
          </table:table-cell>
          <table:table-cell office:value-type="string">
            <text:p>Go wide</text:p>
          </table:table-cell>
          <table:table-cell table:number-columns-repeated="1014"/>
        </table:table-row>
        <table:table-row table:style-name="ro1">
          <table:table-cell office:value-type="string">
            <text:p>Lightning Helix</text:p>
          </table:table-cell>
          <table:table-cell office:value-type="string">
            <text:p>RW</text:p>
          </table:table-cell>
          <table:table-cell office:value-type="string">
            <text:p>Instant</text:p>
          </table:table-cell>
          <table:table-cell table:number-columns-repeated="2" office:value-type="string">
            <text:p>R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moval</text:p>
          </table:table-cell>
          <table:table-cell office:value-type="string">
            <text:p>Burn</text:p>
          </table:table-cell>
          <table:table-cell office:value-type="string">
            <text:p>Lifegain</text:p>
          </table:table-cell>
          <table:table-cell table:number-columns-repeated="1013"/>
        </table:table-row>
        <table:table-row table:style-name="ro1">
          <table:table-cell office:value-type="string">
            <text:p>Boros Charm</text:p>
          </table:table-cell>
          <table:table-cell office:value-type="string">
            <text:p>RW</text:p>
          </table:table-cell>
          <table:table-cell office:value-type="string">
            <text:p>Instant</text:p>
          </table:table-cell>
          <table:table-cell table:number-columns-repeated="2" office:value-type="string">
            <text:p>R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urn</text:p>
          </table:table-cell>
          <table:table-cell office:value-type="string">
            <text:p>Combat trick</text:p>
          </table:table-cell>
          <table:table-cell table:number-columns-repeated="1014"/>
        </table:table-row>
        <table:table-row table:style-name="ro1">
          <table:table-cell office:value-type="string">
            <text:p>Goblin Trenchies</text:p>
          </table:table-cell>
          <table:table-cell office:value-type="string">
            <text:p>RW</text:p>
          </table:table-cell>
          <table:table-cell office:value-type="string">
            <text:p>Enchantment</text:p>
          </table:table-cell>
          <table:table-cell table:number-columns-repeated="2" office:value-type="string">
            <text:p>1R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okens</text:p>
          </table:table-cell>
          <table:table-cell table:number-columns-repeated="1015"/>
        </table:table-row>
        <table:table-row table:style-name="ro1">
          <table:table-cell office:value-type="string">
            <text:p>Spitemare</text:p>
          </table:table-cell>
          <table:table-cell office:value-type="string">
            <text:p>RW</text:p>
          </table:table-cell>
          <table:table-cell office:value-type="string">
            <text:p>Creature</text:p>
          </table:table-cell>
          <table:table-cell table:number-columns-repeated="2" office:value-type="string">
            <text:p>2R/WR/W</text:p>
          </table:table-cell>
          <table:table-cell table:number-columns-repeated="2"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nclave Cryptologist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U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ooting</text:p>
          </table:table-cell>
          <table:table-cell table:number-columns-repeated="1015"/>
        </table:table-row>
        <table:table-row table:style-name="ro1">
          <table:table-cell office:value-type="string">
            <text:p>Cloudfin Rapto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U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lying</text:p>
          </table:table-cell>
          <table:table-cell office:value-type="string">
            <text:p>Counters</text:p>
          </table:table-cell>
          <table:table-cell table:number-columns-repeated="1014"/>
        </table:table-row>
        <table:table-row table:style-name="ro1">
          <table:table-cell office:value-type="string">
            <text:p>Brainstorm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U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ntrip</text:p>
          </table:table-cell>
          <table:table-cell table:number-columns-repeated="1015"/>
        </table:table-row>
        <table:table-row table:style-name="ro1">
          <table:table-cell office:value-type="string">
            <text:p>Preordain</text:p>
          </table:table-cell>
          <table:table-cell office:value-type="string">
            <text:p>U</text:p>
          </table:table-cell>
          <table:table-cell office:value-type="string">
            <text:p>Sorcery</text:p>
          </table:table-cell>
          <table:table-cell table:number-columns-repeated="2" office:value-type="string">
            <text:p>U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ntrip</text:p>
          </table:table-cell>
          <table:table-cell table:number-columns-repeated="1015"/>
        </table:table-row>
        <table:table-row table:style-name="ro1">
          <table:table-cell office:value-type="string">
            <text:p>Ponder</text:p>
          </table:table-cell>
          <table:table-cell office:value-type="string">
            <text:p>U</text:p>
          </table:table-cell>
          <table:table-cell office:value-type="string">
            <text:p>Sorcery</text:p>
          </table:table-cell>
          <table:table-cell table:number-columns-repeated="2" office:value-type="string">
            <text:p>U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antrip</text:p>
          </table:table-cell>
          <table:table-cell table:number-columns-repeated="1015"/>
        </table:table-row>
        <table:table-row table:style-name="ro1">
          <table:table-cell office:value-type="string">
            <text:p>Azure Mag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1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raw</text:p>
          </table:table-cell>
          <table:table-cell table:number-columns-repeated="1015"/>
        </table:table-row>
        <table:table-row table:style-name="ro1">
          <table:table-cell office:value-type="string">
            <text:p>Thrummingbird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1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lying</text:p>
          </table:table-cell>
          <table:table-cell office:value-type="string">
            <text:p>Counter synergy</text:p>
          </table:table-cell>
          <table:table-cell table:number-columns-repeated="1014"/>
        </table:table-row>
        <table:table-row table:style-name="ro1">
          <table:table-cell office:value-type="string">
            <text:p>Ninja of the Deep Hours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office:value-type="string">
            <text:p>2UU</text:p>
          </table:table-cell>
          <table:table-cell office:value-type="string">
            <text:p>1U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raw</text:p>
          </table:table-cell>
          <table:table-cell office:value-type="string">
            <text:p>Selfbounce</text:p>
          </table:table-cell>
          <table:table-cell table:number-columns-repeated="1014"/>
        </table:table-row>
        <table:table-row table:style-name="ro1">
          <table:table-cell office:value-type="string">
            <text:p>Skyship Plundere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1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lying</text:p>
          </table:table-cell>
          <table:table-cell office:value-type="string">
            <text:p>Counter synergy</text:p>
          </table:table-cell>
          <table:table-cell table:number-columns-repeated="1014"/>
        </table:table-row>
        <table:table-row table:style-name="ro1">
          <table:table-cell office:value-type="string">
            <text:p>Augury Owl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1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TB</text:p>
          </table:table-cell>
          <table:table-cell office:value-type="string">
            <text:p>Flying</text:p>
          </table:table-cell>
          <table:table-cell table:number-columns-repeated="1014"/>
        </table:table-row>
        <table:table-row table:style-name="ro1">
          <table:table-cell office:value-type="string">
            <text:p>Merfolk Loote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1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ooting</text:p>
          </table:table-cell>
          <table:table-cell table:number-columns-repeated="1015"/>
        </table:table-row>
        <table:table-row table:style-name="ro1">
          <table:table-cell office:value-type="string">
            <text:p>Quickling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1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lying</text:p>
          </table:table-cell>
          <table:table-cell office:value-type="string">
            <text:p>Selfbounce</text:p>
          </table:table-cell>
          <table:table-cell table:number-columns-repeated="1014"/>
        </table:table-row>
        <table:table-row table:style-name="ro1">
          <table:table-cell office:value-type="string">
            <text:p>Curious Homunculus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1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pellslinger</text:p>
          </table:table-cell>
          <table:table-cell table:number-columns-repeated="4"/>
          <table:table-cell office:value-type="string">
            <text:p>Flipcard</text:p>
          </table:table-cell>
          <table:table-cell table:number-columns-repeated="1010"/>
        </table:table-row>
        <table:table-row table:style-name="ro1">
          <table:table-cell office:value-type="string">
            <text:p>Looter il-ko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1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ooting</text:p>
          </table:table-cell>
          <table:table-cell table:number-columns-repeated="1015"/>
        </table:table-row>
        <table:table-row table:style-name="ro1">
          <table:table-cell office:value-type="string">
            <text:p>Narcolepsy</text:p>
          </table:table-cell>
          <table:table-cell office:value-type="string">
            <text:p>U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1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Cartouche of Knowledge</text:p>
          </table:table-cell>
          <table:table-cell office:value-type="string">
            <text:p>U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1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raw</text:p>
          </table:table-cell>
          <table:table-cell office:value-type="string">
            <text:p>Flying</text:p>
          </table:table-cell>
          <table:table-cell office:value-type="string">
            <text:p>Voltron</text:p>
          </table:table-cell>
          <table:table-cell table:number-columns-repeated="1013"/>
        </table:table-row>
        <table:table-row table:style-name="ro1">
          <table:table-cell office:value-type="string">
            <text:p>Into the roil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1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raw</text:p>
          </table:table-cell>
          <table:table-cell office:value-type="string">
            <text:p>Bounce</text:p>
          </table:table-cell>
          <table:table-cell table:number-columns-repeated="1014"/>
        </table:table-row>
        <table:table-row table:style-name="ro1">
          <table:table-cell office:value-type="string">
            <text:p>Counterspell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UU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Mana Leak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1U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rcane Denial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1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raw</text:p>
          </table:table-cell>
          <table:table-cell table:number-columns-repeated="1015"/>
        </table:table-row>
        <table:table-row table:style-name="ro1">
          <table:table-cell office:value-type="string">
            <text:p>Impulse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1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raw</text:p>
          </table:table-cell>
          <table:table-cell table:number-columns-repeated="1015"/>
        </table:table-row>
        <table:table-row table:style-name="ro1">
          <table:table-cell office:value-type="string">
            <text:p>Crystal shard</text:p>
          </table:table-cell>
          <table:table-cell office:value-type="string">
            <text:p>U</text:p>
          </table:table-cell>
          <table:table-cell office:value-type="string">
            <text:p>Artifact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Bounce</text:p>
          </table:table-cell>
          <table:table-cell office:value-type="string">
            <text:p>Trophy</text:p>
          </table:table-cell>
          <table:table-cell table:number-columns-repeated="1014"/>
        </table:table-row>
        <table:table-row table:style-name="ro1">
          <table:table-cell office:value-type="string">
            <text:p>Jhessian Thief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2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raw</text:p>
          </table:table-cell>
          <table:table-cell office:value-type="string">
            <text:p>Spellslinger</text:p>
          </table:table-cell>
          <table:table-cell table:number-columns-repeated="1014"/>
        </table:table-row>
        <table:table-row table:style-name="ro1">
          <table:table-cell office:value-type="string">
            <text:p>Stitched Drak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1U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veyard Synergy</text:p>
          </table:table-cell>
          <table:table-cell office:value-type="string">
            <text:p>Flying</text:p>
          </table:table-cell>
          <table:table-cell table:number-columns-repeated="1014"/>
        </table:table-row>
        <table:table-row table:style-name="ro1">
          <table:table-cell office:value-type="string">
            <text:p>Aether Adept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1U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ounce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Aethersnip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office:value-type="string">
            <text:p>5U</text:p>
          </table:table-cell>
          <table:table-cell office:value-type="string">
            <text:p>1UU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ounce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Man-o'-Wa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2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ounce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Tandem Lookout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2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raw</text:p>
          </table:table-cell>
          <table:table-cell table:number-columns-repeated="1015"/>
        </table:table-row>
        <table:table-row table:style-name="ro1">
          <table:table-cell office:value-type="string">
            <text:p>Silumgar Sorcere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1U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ac outlet</text:p>
          </table:table-cell>
          <table:table-cell office:value-type="string">
            <text:p>Flash</text:p>
          </table:table-cell>
          <table:table-cell office:value-type="string">
            <text:p>Flying</text:p>
          </table:table-cell>
          <table:table-cell office:value-type="string">
            <text:p>ETB</text:p>
          </table:table-cell>
          <table:table-cell table:number-columns-repeated="1012"/>
        </table:table-row>
        <table:table-row table:style-name="ro1">
          <table:table-cell office:value-type="string">
            <text:p>Stormbound Geist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1U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lying</text:p>
          </table:table-cell>
          <table:table-cell office:value-type="string">
            <text:p>Death Trigger</text:p>
          </table:table-cell>
          <table:table-cell office:value-type="string">
            <text:p>Counters</text:p>
          </table:table-cell>
          <table:table-cell table:number-columns-repeated="1013"/>
        </table:table-row>
        <table:table-row table:style-name="ro1">
          <table:table-cell office:value-type="string">
            <text:p>Sea Gate Oracl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2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TB</text:p>
          </table:table-cell>
          <table:table-cell office:value-type="string">
            <text:p>Draw</text:p>
          </table:table-cell>
          <table:table-cell table:number-columns-repeated="1014"/>
        </table:table-row>
        <table:table-row table:style-name="ro1">
          <table:table-cell office:value-type="string">
            <text:p>Mulldrifte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office:value-type="string">
            <text:p>4U</text:p>
          </table:table-cell>
          <table:table-cell office:value-type="string">
            <text:p>2U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raw</text:p>
          </table:table-cell>
          <table:table-cell office:value-type="string">
            <text:p>ETB</text:p>
          </table:table-cell>
          <table:table-cell office:value-type="string">
            <text:p>Flying</text:p>
          </table:table-cell>
          <table:table-cell table:number-columns-repeated="1013"/>
        </table:table-row>
        <table:table-row table:style-name="ro1">
          <table:table-cell office:value-type="string">
            <text:p>Trinket Mag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2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raw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Nimbus Naiad</text:p>
          </table:table-cell>
          <table:table-cell office:value-type="string">
            <text:p>U</text:p>
          </table:table-cell>
          <table:table-cell office:value-type="string">
            <text:p>Enchantment Creature</text:p>
          </table:table-cell>
          <table:table-cell table:number-columns-repeated="2" office:value-type="string">
            <text:p>2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Voltron</text:p>
          </table:table-cell>
          <table:table-cell office:value-type="string">
            <text:p>Flying</text:p>
          </table:table-cell>
          <table:table-cell table:number-columns-repeated="3"/>
          <table:table-cell office:value-type="string">
            <text:p>Foil</text:p>
          </table:table-cell>
          <table:table-cell table:number-columns-repeated="1010"/>
        </table:table-row>
        <table:table-row table:style-name="ro1">
          <table:table-cell office:value-type="string">
            <text:p>Repulse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2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raw</text:p>
          </table:table-cell>
          <table:table-cell office:value-type="string">
            <text:p>Bounce</text:p>
          </table:table-cell>
          <table:table-cell table:number-columns-repeated="1014"/>
        </table:table-row>
        <table:table-row table:style-name="ro1">
          <table:table-cell office:value-type="string">
            <text:p>Psionic Blast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2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office:value-type="string">
            <text:p>Burn</text:p>
          </table:table-cell>
          <table:table-cell table:number-columns-repeated="3"/>
          <table:table-cell office:value-type="string">
            <text:p>Textless</text:p>
          </table:table-cell>
          <table:table-cell table:number-columns-repeated="1010"/>
        </table:table-row>
        <table:table-row table:style-name="ro1">
          <table:table-cell office:value-type="string">
            <text:p>Forbid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1U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iscard outlet</text:p>
          </table:table-cell>
          <table:table-cell table:number-columns-repeated="1015"/>
        </table:table-row>
        <table:table-row table:style-name="ro1">
          <table:table-cell office:value-type="string">
            <text:p>Dissipate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1UU</text:p>
          </table:table-cell>
          <table:table-cell table:number-columns-repeated="2"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xclude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2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raw</text:p>
          </table:table-cell>
          <table:table-cell table:number-columns-repeated="1015"/>
        </table:table-row>
        <table:table-row table:style-name="ro1">
          <table:table-cell office:value-type="string">
            <text:p>Thirst for Knowledge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1U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ooting</text:p>
          </table:table-cell>
          <table:table-cell table:number-columns-repeated="1015"/>
        </table:table-row>
        <table:table-row table:style-name="ro1">
          <table:table-cell office:value-type="string">
            <text:p>Ghostly Flicker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2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licker</text:p>
          </table:table-cell>
          <table:table-cell table:number-columns-repeated="1015"/>
        </table:table-row>
        <table:table-row table:style-name="ro1">
          <table:table-cell office:value-type="string">
            <text:p>Displace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2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licker</text:p>
          </table:table-cell>
          <table:table-cell table:number-columns-repeated="1015"/>
        </table:table-row>
        <table:table-row table:style-name="ro1">
          <table:table-cell office:value-type="string">
            <text:p>Compulsive Research</text:p>
          </table:table-cell>
          <table:table-cell office:value-type="string">
            <text:p>U</text:p>
          </table:table-cell>
          <table:table-cell office:value-type="string">
            <text:p>Sorcery</text:p>
          </table:table-cell>
          <table:table-cell table:number-columns-repeated="2" office:value-type="string">
            <text:p>2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raw</text:p>
          </table:table-cell>
          <table:table-cell table:number-columns-repeated="1015"/>
        </table:table-row>
        <table:table-row table:style-name="ro1">
          <table:table-cell office:value-type="string">
            <text:p>Archaeomance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2UU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ecursion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Mist Raven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2UU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ounce</text:p>
          </table:table-cell>
          <table:table-cell office:value-type="string">
            <text:p>ETB</text:p>
          </table:table-cell>
          <table:table-cell office:value-type="string">
            <text:p>Flying</text:p>
          </table:table-cell>
          <table:table-cell table:number-columns-repeated="1013"/>
        </table:table-row>
        <table:table-row table:style-name="ro1">
          <table:table-cell office:value-type="string">
            <text:p>Tower Geist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3U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raw</text:p>
          </table:table-cell>
          <table:table-cell office:value-type="string">
            <text:p>Flying</text:p>
          </table:table-cell>
          <table:table-cell table:number-columns-repeated="1014"/>
        </table:table-row>
        <table:table-row table:style-name="ro1">
          <table:table-cell office:value-type="string">
            <text:p>Control Magic</text:p>
          </table:table-cell>
          <table:table-cell office:value-type="string">
            <text:p>U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2UU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Dismiss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2UU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raw</text:p>
          </table:table-cell>
          <table:table-cell table:number-columns-repeated="1015"/>
        </table:table-row>
        <table:table-row table:style-name="ro1">
          <table:table-cell office:value-type="string">
            <text:p>Fact or Fiction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3U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raw</text:p>
          </table:table-cell>
          <table:table-cell office:value-type="string">
            <text:p>Selfmill</text:p>
          </table:table-cell>
          <table:table-cell table:number-columns-repeated="3"/>
          <table:table-cell office:value-type="string">
            <text:p>Proxy</text:p>
          </table:table-cell>
          <table:table-cell table:number-columns-repeated="1010"/>
        </table:table-row>
        <table:table-row table:style-name="ro1">
          <table:table-cell office:value-type="string">
            <text:p>Treasure Cruise</text:p>
          </table:table-cell>
          <table:table-cell office:value-type="string">
            <text:p>U</text:p>
          </table:table-cell>
          <table:table-cell office:value-type="string">
            <text:p>Sorcery</text:p>
          </table:table-cell>
          <table:table-cell office:value-type="string">
            <text:p>7U</text:p>
          </table:table-cell>
          <table:table-cell office:value-type="string">
            <text:p>3U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Draw</text:p>
          </table:table-cell>
          <table:table-cell office:value-type="string">
            <text:p>Delve</text:p>
          </table:table-cell>
          <table:table-cell table:number-columns-repeated="1014"/>
        </table:table-row>
        <table:table-row table:style-name="ro1">
          <table:table-cell office:value-type="string">
            <text:p>Deep Analysis</text:p>
          </table:table-cell>
          <table:table-cell office:value-type="string">
            <text:p>U</text:p>
          </table:table-cell>
          <table:table-cell office:value-type="string">
            <text:p>Sorcery</text:p>
          </table:table-cell>
          <table:table-cell table:number-columns-repeated="2" office:value-type="string">
            <text:p>2UU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raw</text:p>
          </table:table-cell>
          <table:table-cell office:value-type="string">
            <text:p>Flashback</text:p>
          </table:table-cell>
          <table:table-cell table:number-columns-repeated="1014"/>
        </table:table-row>
        <table:table-row table:style-name="ro1">
          <table:table-cell office:value-type="string">
            <text:p>Talrand's Invocation</text:p>
          </table:table-cell>
          <table:table-cell office:value-type="string">
            <text:p>U</text:p>
          </table:table-cell>
          <table:table-cell office:value-type="string">
            <text:p>Sorcery Creature</text:p>
          </table:table-cell>
          <table:table-cell table:number-columns-repeated="2" office:value-type="string">
            <text:p>2UU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okens</text:p>
          </table:table-cell>
          <table:table-cell office:value-type="string">
            <text:p>Flying</text:p>
          </table:table-cell>
          <table:table-cell table:number-columns-repeated="1014"/>
        </table:table-row>
        <table:table-row table:style-name="ro1">
          <table:table-cell office:value-type="string">
            <text:p>Mnemonic Wall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4U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Recursion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Peregrine Drak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4U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ETB</text:p>
          </table:table-cell>
          <table:table-cell office:value-type="string">
            <text:p>Flying</text:p>
          </table:table-cell>
          <table:table-cell table:number-columns-repeated="1014"/>
        </table:table-row>
        <table:table-row table:style-name="ro1">
          <table:table-cell office:value-type="string">
            <text:p>Novijen Sages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4UU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counter synergy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Jetting Glasskit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4UU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Timmy-creature</text:p>
          </table:table-cell>
          <table:table-cell office:value-type="string">
            <text:p>Flying</text:p>
          </table:table-cell>
          <table:table-cell table:number-columns-repeated="1014"/>
        </table:table-row>
        <table:table-row table:style-name="ro1">
          <table:table-cell office:value-type="string">
            <text:p>Capsize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office:value-type="string">
            <text:p>2U</text:p>
          </table:table-cell>
          <table:table-cell office:value-type="string">
            <text:p>5U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Bounce</text:p>
          </table:table-cell>
          <table:table-cell table:number-columns-repeated="1015"/>
        </table:table-row>
        <table:table-row table:style-name="ro1">
          <table:table-cell office:value-type="string">
            <text:p>Phyrexian Ingeste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 table:number-columns-repeated="2" office:value-type="string">
            <text:p>6U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Removal</text:p>
          </table:table-cell>
          <table:table-cell office:value-type="string">
            <text:p>Timmy-creature</text:p>
          </table:table-cell>
          <table:table-cell office:value-type="string">
            <text:p>ETB</text:p>
          </table:table-cell>
          <table:table-cell table:number-columns-repeated="1013"/>
        </table:table-row>
        <table:table-row table:style-name="ro1">
          <table:table-cell office:value-type="string">
            <text:p>Faerie Conclave</text:p>
          </table:table-cell>
          <table:table-cell office:value-type="string">
            <text:p>U</text:p>
          </table:table-cell>
          <table:table-cell office:value-type="string">
            <text:p>Land</text:p>
          </table:table-cell>
          <table:table-cell table:number-columns-repeated="4" office:value-type="string">
            <text:p>N/A</text:p>
          </table:table-cell>
          <table:table-cell office:value-type="string">
            <text:p>Manland</text:p>
          </table:table-cell>
          <table:table-cell office:value-type="string">
            <text:p>Flying</text:p>
          </table:table-cell>
          <table:table-cell table:number-columns-repeated="3"/>
          <table:table-cell office:value-type="string">
            <text:p>Proxy</text:p>
          </table:table-cell>
          <table:table-cell table:number-columns-repeated="1010"/>
        </table:table-row>
        <table:table-row table:style-name="ro1">
          <table:table-cell office:value-type="string">
            <text:p>Condescend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XU</text:p>
          </table:table-cell>
          <table:table-cell table:number-columns-repeated="2" office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>
            <text:p>Repeal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XU</text:p>
          </table:table-cell>
          <table:table-cell table:number-columns-repeated="2" office:value-type="string">
            <text:p>X</text:p>
          </table:table-cell>
          <table:table-cell office:value-type="string">
            <text:p>Draw</text:p>
          </table:table-cell>
          <table:table-cell office:value-type="string">
            <text:p>Bounce</text:p>
          </table:table-cell>
          <table:table-cell table:number-columns-repeated="1014"/>
        </table:table-row>
        <table:table-row table:style-name="ro1">
          <table:table-cell office:value-type="string">
            <text:p>Think Twice</text:p>
          </table:table-cell>
          <table:table-cell office:value-type="string">
            <text:p>U</text:p>
          </table:table-cell>
          <table:table-cell office:value-type="string">
            <text:p>Instant</text:p>
          </table:table-cell>
          <table:table-cell table:number-columns-repeated="2" office:value-type="string">
            <text:p>XU</text:p>
          </table:table-cell>
          <table:table-cell table:number-columns-repeated="2" office:value-type="string">
            <text:p>X</text:p>
          </table:table-cell>
          <table:table-cell office:value-type="string">
            <text:p>Draw</text:p>
          </table:table-cell>
          <table:table-cell office:value-type="string">
            <text:p>Flashback</text:p>
          </table:table-cell>
          <table:table-cell table:number-columns-repeated="1014"/>
        </table:table-row>
        <table:table-row table:style-name="ro1">
          <table:table-cell office:value-type="string">
            <text:p>Breakthrough</text:p>
          </table:table-cell>
          <table:table-cell office:value-type="string">
            <text:p>U</text:p>
          </table:table-cell>
          <table:table-cell office:value-type="string">
            <text:p>Sorcery</text:p>
          </table:table-cell>
          <table:table-cell table:number-columns-repeated="2" office:value-type="string">
            <text:p>XUU</text:p>
          </table:table-cell>
          <table:table-cell table:number-columns-repeated="2" office:value-type="string">
            <text:p>X</text:p>
          </table:table-cell>
          <table:table-cell office:value-type="string">
            <text:p>Looting</text:p>
          </table:table-cell>
          <table:table-cell table:number-columns-repeated="1015"/>
        </table:table-row>
        <table:table-row table:style-name="ro1">
          <table:table-cell office:value-type="string">
            <text:p>Baleful strix</text:p>
          </table:table-cell>
          <table:table-cell office:value-type="string">
            <text:p>UB</text:p>
          </table:table-cell>
          <table:table-cell office:value-type="string">
            <text:p>Artifact Creature</text:p>
          </table:table-cell>
          <table:table-cell table:number-columns-repeated="2" office:value-type="string">
            <text:p>U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lying</text:p>
          </table:table-cell>
          <table:table-cell office:value-type="string">
            <text:p>Draw</text:p>
          </table:table-cell>
          <table:table-cell office:value-type="string">
            <text:p>ETB</text:p>
          </table:table-cell>
          <table:table-cell table:number-columns-repeated="1013"/>
        </table:table-row>
        <table:table-row table:style-name="ro1">
          <table:table-cell office:value-type="string">
            <text:p>Far//Away</text:p>
          </table:table-cell>
          <table:table-cell office:value-type="string">
            <text:p>UB</text:p>
          </table:table-cell>
          <table:table-cell office:value-type="string">
            <text:p>Instant</text:p>
          </table:table-cell>
          <table:table-cell table:number-columns-repeated="2" office:value-type="string">
            <text:p>1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Psychatog</text:p>
          </table:table-cell>
          <table:table-cell office:value-type="string">
            <text:p>UB</text:p>
          </table:table-cell>
          <table:table-cell office:value-type="string">
            <text:p>Creature</text:p>
          </table:table-cell>
          <table:table-cell table:number-columns-repeated="2" office:value-type="string">
            <text:p>1U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veyard Synergy</text:p>
          </table:table-cell>
          <table:table-cell office:value-type="string">
            <text:p>Discard outlet</text:p>
          </table:table-cell>
          <table:table-cell table:number-columns-repeated="3"/>
          <table:table-cell office:value-type="string">
            <text:p>Proxy</text:p>
          </table:table-cell>
          <table:table-cell table:number-columns-repeated="1010"/>
        </table:table-row>
        <table:table-row table:style-name="ro1">
          <table:table-cell office:value-type="string">
            <text:p>Forbidden Alchemy</text:p>
          </table:table-cell>
          <table:table-cell office:value-type="string">
            <text:p>UB</text:p>
          </table:table-cell>
          <table:table-cell office:value-type="string">
            <text:p>Instant</text:p>
          </table:table-cell>
          <table:table-cell table:number-columns-repeated="2" office:value-type="string">
            <text:p>2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elfmill</text:p>
          </table:table-cell>
          <table:table-cell office:value-type="string">
            <text:p>Cantrip</text:p>
          </table:table-cell>
          <table:table-cell office:value-type="string">
            <text:p>Flashback</text:p>
          </table:table-cell>
          <table:table-cell table:number-columns-repeated="1013"/>
        </table:table-row>
        <table:table-row table:style-name="ro1">
          <table:table-cell office:value-type="string">
            <text:p>Mystical Teachings</text:p>
          </table:table-cell>
          <table:table-cell office:value-type="string">
            <text:p>UB</text:p>
          </table:table-cell>
          <table:table-cell office:value-type="string">
            <text:p>Instant</text:p>
          </table:table-cell>
          <table:table-cell table:number-columns-repeated="2" office:value-type="string">
            <text:p>3U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raw</text:p>
          </table:table-cell>
          <table:table-cell office:value-type="string">
            <text:p>Flashback</text:p>
          </table:table-cell>
          <table:table-cell table:number-columns-repeated="3"/>
          <table:table-cell office:value-type="string">
            <text:p>Proxy</text:p>
          </table:table-cell>
          <table:table-cell table:number-columns-repeated="1010"/>
        </table:table-row>
        <table:table-row table:style-name="ro1">
          <table:table-cell office:value-type="string">
            <text:p>Possessed Skaab</text:p>
          </table:table-cell>
          <table:table-cell office:value-type="string">
            <text:p>UB</text:p>
          </table:table-cell>
          <table:table-cell office:value-type="string">
            <text:p>Creature</text:p>
          </table:table-cell>
          <table:table-cell table:number-columns-repeated="2" office:value-type="string">
            <text:p>3U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Recursion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Stormchaser Mage</text:p>
          </table:table-cell>
          <table:table-cell office:value-type="string">
            <text:p>UR</text:p>
          </table:table-cell>
          <table:table-cell office:value-type="string">
            <text:p>Creature</text:p>
          </table:table-cell>
          <table:table-cell table:number-columns-repeated="2" office:value-type="string">
            <text:p>U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lying</text:p>
          </table:table-cell>
          <table:table-cell office:value-type="string">
            <text:p>Spellslinger</text:p>
          </table:table-cell>
          <table:table-cell office:value-type="string">
            <text:p>Haste</text:p>
          </table:table-cell>
          <table:table-cell table:number-columns-repeated="1013"/>
        </table:table-row>
        <table:table-row table:style-name="ro1">
          <table:table-cell office:value-type="string">
            <text:p>Fire//Ice</text:p>
          </table:table-cell>
          <table:table-cell office:value-type="string">
            <text:p>UR</text:p>
          </table:table-cell>
          <table:table-cell office:value-type="string">
            <text:p>Instant</text:p>
          </table:table-cell>
          <table:table-cell table:number-columns-repeated="2" office:value-type="string">
            <text:p>1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moval</text:p>
          </table:table-cell>
          <table:table-cell office:value-type="string">
            <text:p>Cantrip</text:p>
          </table:table-cell>
          <table:table-cell table:number-columns-repeated="1014"/>
        </table:table-row>
        <table:table-row table:style-name="ro1">
          <table:table-cell office:value-type="string">
            <text:p>Izzet Charm</text:p>
          </table:table-cell>
          <table:table-cell office:value-type="string">
            <text:p>UR</text:p>
          </table:table-cell>
          <table:table-cell office:value-type="string">
            <text:p>Instant</text:p>
          </table:table-cell>
          <table:table-cell table:number-columns-repeated="2" office:value-type="string">
            <text:p>U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ooting</text:p>
          </table:table-cell>
          <table:table-cell office:value-type="string">
            <text:p>Removal</text:p>
          </table:table-cell>
          <table:table-cell table:number-columns-repeated="1014"/>
        </table:table-row>
        <table:table-row table:style-name="ro1">
          <table:table-cell office:value-type="string">
            <text:p>Gelectrode</text:p>
          </table:table-cell>
          <table:table-cell office:value-type="string">
            <text:p>UR</text:p>
          </table:table-cell>
          <table:table-cell office:value-type="string">
            <text:p>Creature</text:p>
          </table:table-cell>
          <table:table-cell table:number-columns-repeated="2" office:value-type="string">
            <text:p>1U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office:value-type="string">
            <text:p>Spellslinger</text:p>
          </table:table-cell>
          <table:table-cell office:value-type="string">
            <text:p>Ping</text:p>
          </table:table-cell>
          <table:table-cell table:number-columns-repeated="1013"/>
        </table:table-row>
        <table:table-row table:style-name="ro1">
          <table:table-cell office:value-type="string">
            <text:p>Izzet Staticaster</text:p>
          </table:table-cell>
          <table:table-cell office:value-type="string">
            <text:p>UR</text:p>
          </table:table-cell>
          <table:table-cell office:value-type="string">
            <text:p>Creature</text:p>
          </table:table-cell>
          <table:table-cell table:number-columns-repeated="2" office:value-type="string">
            <text:p>1U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office:value-type="string">
            <text:p>Ping</text:p>
          </table:table-cell>
          <table:table-cell table:number-columns-repeated="1014"/>
        </table:table-row>
        <table:table-row table:style-name="ro1">
          <table:table-cell office:value-type="string">
            <text:p>Electrolyze</text:p>
          </table:table-cell>
          <table:table-cell office:value-type="string">
            <text:p>UR</text:p>
          </table:table-cell>
          <table:table-cell office:value-type="string">
            <text:p>Instant</text:p>
          </table:table-cell>
          <table:table-cell table:number-columns-repeated="2" office:value-type="string">
            <text:p>1U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office:value-type="string">
            <text:p>Draw</text:p>
          </table:table-cell>
          <table:table-cell table:number-columns-repeated="1014"/>
        </table:table-row>
        <table:table-row table:style-name="ro1">
          <table:table-cell office:value-type="string">
            <text:p>Cenn's Tactician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unter synergy</text:p>
          </table:table-cell>
          <table:table-cell office:value-type="string">
            <text:p>Counters</text:p>
          </table:table-cell>
          <table:table-cell table:number-columns-repeated="1014"/>
        </table:table-row>
        <table:table-row table:style-name="ro1">
          <table:table-cell office:value-type="string">
            <text:p>Doomed Traveler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ath Trigger</text:p>
          </table:table-cell>
          <table:table-cell office:value-type="string">
            <text:p>Tokens</text:p>
          </table:table-cell>
          <table:table-cell table:number-columns-repeated="1014"/>
        </table:table-row>
        <table:table-row table:style-name="ro1">
          <table:table-cell office:value-type="string">
            <text:p>Dragon Hunter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ggro</text:p>
          </table:table-cell>
          <table:table-cell table:number-columns-repeated="1015"/>
        </table:table-row>
        <table:table-row table:style-name="ro1">
          <table:table-cell office:value-type="string">
            <text:p>Elite Vanguard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ggro</text:p>
          </table:table-cell>
          <table:table-cell table:number-columns-repeated="1015"/>
        </table:table-row>
        <table:table-row table:style-name="ro1">
          <table:table-cell office:value-type="string">
            <text:p>Mother of Runes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Proxy</text:p>
          </table:table-cell>
          <table:table-cell table:number-columns-repeated="1010"/>
        </table:table-row>
        <table:table-row table:style-name="ro1">
          <table:table-cell office:value-type="string">
            <text:p>Thraben Inspector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raw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Land Tax</text:p>
          </table:table-cell>
          <table:table-cell office:value-type="string">
            <text:p>W</text:p>
          </table:table-cell>
          <table:table-cell office:value-type="string">
            <text:p>Enchantment</text:p>
          </table:table-cell>
          <table:table-cell table:number-columns-repeated="2"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ixing</text:p>
          </table:table-cell>
          <table:table-cell table:number-columns-repeated="4"/>
          <table:table-cell office:value-type="string">
            <text:p>Proxy</text:p>
          </table:table-cell>
          <table:table-cell table:number-columns-repeated="1010"/>
        </table:table-row>
        <table:table-row table:style-name="ro1">
          <table:table-cell office:value-type="string">
            <text:p>Ethereal armor</text:p>
          </table:table-cell>
          <table:table-cell office:value-type="string">
            <text:p>W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oltron</text:p>
          </table:table-cell>
          <table:table-cell office:value-type="string">
            <text:p>Enchantment synergy</text:p>
          </table:table-cell>
          <table:table-cell table:number-columns-repeated="1014"/>
        </table:table-row>
        <table:table-row table:style-name="ro1">
          <table:table-cell office:value-type="string">
            <text:p>Cloudshift</text:p>
          </table:table-cell>
          <table:table-cell office:value-type="string">
            <text:p>W</text:p>
          </table:table-cell>
          <table:table-cell office:value-type="string">
            <text:p>Instant</text:p>
          </table:table-cell>
          <table:table-cell table:number-columns-repeated="2"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licker</text:p>
          </table:table-cell>
          <table:table-cell table:number-columns-repeated="1015"/>
        </table:table-row>
        <table:table-row table:style-name="ro1">
          <table:table-cell office:value-type="string">
            <text:p>Swords to Plowshares</text:p>
          </table:table-cell>
          <table:table-cell office:value-type="string">
            <text:p>W</text:p>
          </table:table-cell>
          <table:table-cell office:value-type="string">
            <text:p>Instant</text:p>
          </table:table-cell>
          <table:table-cell table:number-columns-repeated="2"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moval</text:p>
          </table:table-cell>
          <table:table-cell table:number-columns-repeated="4"/>
          <table:table-cell office:value-type="string">
            <text:p>Proxy</text:p>
          </table:table-cell>
          <table:table-cell table:number-columns-repeated="1010"/>
        </table:table-row>
        <table:table-row table:style-name="ro1">
          <table:table-cell office:value-type="string">
            <text:p>Harm's Way</text:p>
          </table:table-cell>
          <table:table-cell office:value-type="string">
            <text:p>W</text:p>
          </table:table-cell>
          <table:table-cell office:value-type="string">
            <text:p>Instant</text:p>
          </table:table-cell>
          <table:table-cell table:number-columns-repeated="2"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mbat trick</text:p>
          </table:table-cell>
          <table:table-cell table:number-columns-repeated="4"/>
          <table:table-cell office:value-type="string">
            <text:p>Signed</text:p>
          </table:table-cell>
          <table:table-cell table:number-columns-repeated="1010"/>
        </table:table-row>
        <table:table-row table:style-name="ro1">
          <table:table-cell office:value-type="string">
            <text:p>Path to Exile</text:p>
          </table:table-cell>
          <table:table-cell office:value-type="string">
            <text:p>W</text:p>
          </table:table-cell>
          <table:table-cell office:value-type="string">
            <text:p>Instant</text:p>
          </table:table-cell>
          <table:table-cell table:number-columns-repeated="2" office:value-type="string">
            <text:p>W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moval</text:p>
          </table:table-cell>
          <table:table-cell table:number-columns-repeated="4"/>
          <table:table-cell office:value-type="string">
            <text:p>Proxy</text:p>
          </table:table-cell>
          <table:table-cell table:number-columns-repeated="1010"/>
        </table:table-row>
        <table:table-row table:style-name="ro1">
          <table:table-cell office:value-type="string">
            <text:p>Cloistered Youth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1W</text:p>
          </table:table-cell>
          <table:table-cell table:number-columns-repeated="2" office:value-type="float" office:value="2">
            <text:p>2</text:p>
          </table:table-cell>
          <table:table-cell table:number-columns-repeated="5"/>
          <table:table-cell office:value-type="string">
            <text:p>Flipcard</text:p>
          </table:table-cell>
          <table:table-cell table:number-columns-repeated="1010"/>
        </table:table-row>
        <table:table-row table:style-name="ro1">
          <table:table-cell office:value-type="string">
            <text:p>Gust Walker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1W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yndic of Tithes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1W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Ainok Bond-Kin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1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unters</text:p>
          </table:table-cell>
          <table:table-cell office:value-type="string">
            <text:p>Counter synergy</text:p>
          </table:table-cell>
          <table:table-cell table:number-columns-repeated="1014"/>
        </table:table-row>
        <table:table-row table:style-name="ro1">
          <table:table-cell office:value-type="string">
            <text:p>Stormfront Pegasus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1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lying</text:p>
          </table:table-cell>
          <table:table-cell table:number-columns-repeated="1015"/>
        </table:table-row>
        <table:table-row table:style-name="ro1">
          <table:table-cell office:value-type="string">
            <text:p>Kor Skyfisher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1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elfbounce</text:p>
          </table:table-cell>
          <table:table-cell office:value-type="string">
            <text:p>Flying</text:p>
          </table:table-cell>
          <table:table-cell table:number-columns-repeated="1014"/>
        </table:table-row>
        <table:table-row table:style-name="ro1">
          <table:table-cell office:value-type="string">
            <text:p>Kami of Ancient Law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1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nchantment Removal</text:p>
          </table:table-cell>
          <table:table-cell table:number-columns-repeated="1015"/>
        </table:table-row>
        <table:table-row table:style-name="ro1">
          <table:table-cell office:value-type="string">
            <text:p>Accorder Paladin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1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o wide</text:p>
          </table:table-cell>
          <table:table-cell table:number-columns-repeated="1015"/>
        </table:table-row>
        <table:table-row table:style-name="ro1">
          <table:table-cell office:value-type="string">
            <text:p>Azorius Arrester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1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ETB</text:p>
          </table:table-cell>
          <table:table-cell table:number-columns-repeated="1015"/>
        </table:table-row>
        <table:table-row table:style-name="ro1">
          <table:table-cell office:value-type="string">
            <text:p>Journey to Nowhere</text:p>
          </table:table-cell>
          <table:table-cell office:value-type="string">
            <text:p>W</text:p>
          </table:table-cell>
          <table:table-cell office:value-type="string">
            <text:p>Enchantment</text:p>
          </table:table-cell>
          <table:table-cell table:number-columns-repeated="2" office:value-type="string">
            <text:p>1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Intangible Virtue</text:p>
          </table:table-cell>
          <table:table-cell office:value-type="string">
            <text:p>W</text:p>
          </table:table-cell>
          <table:table-cell office:value-type="string">
            <text:p>Enchantment</text:p>
          </table:table-cell>
          <table:table-cell table:number-columns-repeated="2" office:value-type="string">
            <text:p>1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oken synergy</text:p>
          </table:table-cell>
          <table:table-cell table:number-columns-repeated="1015"/>
        </table:table-row>
        <table:table-row table:style-name="ro1">
          <table:table-cell office:value-type="string">
            <text:p>Pacifism</text:p>
          </table:table-cell>
          <table:table-cell office:value-type="string">
            <text:p>W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1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Otherworldly Journey</text:p>
          </table:table-cell>
          <table:table-cell office:value-type="string">
            <text:p>W</text:p>
          </table:table-cell>
          <table:table-cell office:value-type="string">
            <text:p>Instant</text:p>
          </table:table-cell>
          <table:table-cell table:number-columns-repeated="2" office:value-type="string">
            <text:p>1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licker</text:p>
          </table:table-cell>
          <table:table-cell office:value-type="string">
            <text:p>Counters</text:p>
          </table:table-cell>
          <table:table-cell table:number-columns-repeated="1014"/>
        </table:table-row>
        <table:table-row table:style-name="ro1">
          <table:table-cell office:value-type="string">
            <text:p>Gather the Townsfolk</text:p>
          </table:table-cell>
          <table:table-cell office:value-type="string">
            <text:p>W</text:p>
          </table:table-cell>
          <table:table-cell office:value-type="string">
            <text:p>Sorcery Creature</text:p>
          </table:table-cell>
          <table:table-cell table:number-columns-repeated="2" office:value-type="string">
            <text:p>1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okens</text:p>
          </table:table-cell>
          <table:table-cell table:number-columns-repeated="1015"/>
        </table:table-row>
        <table:table-row table:style-name="ro1">
          <table:table-cell office:value-type="string">
            <text:p>Abzan Falconer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2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unter synergy</text:p>
          </table:table-cell>
          <table:table-cell office:value-type="string">
            <text:p>Flying</text:p>
          </table:table-cell>
          <table:table-cell table:number-columns-repeated="1014"/>
        </table:table-row>
        <table:table-row table:style-name="ro1">
          <table:table-cell office:value-type="string">
            <text:p>Auramancer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2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cursion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Blessed Spirits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2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nchantment synergy</text:p>
          </table:table-cell>
          <table:table-cell table:number-columns-repeated="1015"/>
        </table:table-row>
        <table:table-row table:style-name="ro1">
          <table:table-cell office:value-type="string">
            <text:p>Fairgrounds Warden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2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Stonecloaker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2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lash</text:p>
          </table:table-cell>
          <table:table-cell office:value-type="string">
            <text:p>Flying</text:p>
          </table:table-cell>
          <table:table-cell table:number-columns-repeated="1014"/>
        </table:table-row>
        <table:table-row table:style-name="ro1">
          <table:table-cell office:value-type="string">
            <text:p>Mesa Enchantress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1W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nchantment synergy</text:p>
          </table:table-cell>
          <table:table-cell table:number-columns-repeated="1015"/>
        </table:table-row>
        <table:table-row table:style-name="ro1">
          <table:table-cell office:value-type="string">
            <text:p>Heliod's Pilgrim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2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cursion</text:p>
          </table:table-cell>
          <table:table-cell office:value-type="string">
            <text:p>Aura synergy</text:p>
          </table:table-cell>
          <table:table-cell table:number-columns-repeated="1014"/>
        </table:table-row>
        <table:table-row table:style-name="ro1">
          <table:table-cell office:value-type="string">
            <text:p>Aven Riftwatcher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2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lying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Kor Hookmaster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2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TB</text:p>
          </table:table-cell>
          <table:table-cell table:number-columns-repeated="1015"/>
        </table:table-row>
        <table:table-row table:style-name="ro1">
          <table:table-cell office:value-type="string">
            <text:p>Flickerwisp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1W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licker</text:p>
          </table:table-cell>
          <table:table-cell office:value-type="string">
            <text:p>Flying</text:p>
          </table:table-cell>
          <table:table-cell table:number-columns-repeated="1014"/>
        </table:table-row>
        <table:table-row table:style-name="ro1">
          <table:table-cell office:value-type="string">
            <text:p>Fiend Hunter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1W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Aerial Responder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1W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felink</text:p>
          </table:table-cell>
          <table:table-cell office:value-type="string">
            <text:p>Flying</text:p>
          </table:table-cell>
          <table:table-cell table:number-columns-repeated="1014"/>
        </table:table-row>
        <table:table-row table:style-name="ro1">
          <table:table-cell office:value-type="string">
            <text:p>Oblivion Ring</text:p>
          </table:table-cell>
          <table:table-cell office:value-type="string">
            <text:p>W</text:p>
          </table:table-cell>
          <table:table-cell office:value-type="string">
            <text:p>Enchantment</text:p>
          </table:table-cell>
          <table:table-cell table:number-columns-repeated="2" office:value-type="string">
            <text:p>1W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Cage of Hands</text:p>
          </table:table-cell>
          <table:table-cell office:value-type="string">
            <text:p>W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2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Bonds of Faith</text:p>
          </table:table-cell>
          <table:table-cell office:value-type="string">
            <text:p>W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2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Midnight Haunting</text:p>
          </table:table-cell>
          <table:table-cell office:value-type="string">
            <text:p>W</text:p>
          </table:table-cell>
          <table:table-cell office:value-type="string">
            <text:p>Sorcery Creature</text:p>
          </table:table-cell>
          <table:table-cell table:number-columns-repeated="2" office:value-type="string">
            <text:p>2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lying</text:p>
          </table:table-cell>
          <table:table-cell office:value-type="string">
            <text:p>Tokens</text:p>
          </table:table-cell>
          <table:table-cell table:number-columns-repeated="1014"/>
        </table:table-row>
        <table:table-row table:style-name="ro1">
          <table:table-cell office:value-type="string">
            <text:p>Lingering Souls</text:p>
          </table:table-cell>
          <table:table-cell office:value-type="string">
            <text:p>W</text:p>
          </table:table-cell>
          <table:table-cell office:value-type="string">
            <text:p>Sorcery Creature</text:p>
          </table:table-cell>
          <table:table-cell table:number-columns-repeated="2" office:value-type="string">
            <text:p>2W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lying</text:p>
          </table:table-cell>
          <table:table-cell office:value-type="string">
            <text:p>Tokens</text:p>
          </table:table-cell>
          <table:table-cell office:value-type="string">
            <text:p>Flashback</text:p>
          </table:table-cell>
          <table:table-cell table:number-columns-repeated="1013"/>
        </table:table-row>
        <table:table-row table:style-name="ro1">
          <table:table-cell office:value-type="string">
            <text:p>Palace Jailer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2WW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TB</text:p>
          </table:table-cell>
          <table:table-cell office:value-type="string">
            <text:p>Removal</text:p>
          </table:table-cell>
          <table:table-cell office:value-type="string">
            <text:p>Draw</text:p>
          </table:table-cell>
          <table:table-cell table:number-columns-repeated="1013"/>
        </table:table-row>
        <table:table-row table:style-name="ro1">
          <table:table-cell office:value-type="string">
            <text:p>Glimmerpoint Stag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2WW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Flicker</text:p>
          </table:table-cell>
          <table:table-cell table:number-columns-repeated="4"/>
          <table:table-cell office:value-type="string">
            <text:p>Foil</text:p>
          </table:table-cell>
          <table:table-cell table:number-columns-repeated="1010"/>
        </table:table-row>
        <table:table-row table:style-name="ro1">
          <table:table-cell office:value-type="string">
            <text:p>Visionary Augmenter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2WW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TB</text:p>
          </table:table-cell>
          <table:table-cell office:value-type="string">
            <text:p>Tokens</text:p>
          </table:table-cell>
          <table:table-cell table:number-columns-repeated="1014"/>
        </table:table-row>
        <table:table-row table:style-name="ro1">
          <table:table-cell office:value-type="string">
            <text:p>Kor Sanctifiers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office:value-type="string">
            <text:p>2W</text:p>
          </table:table-cell>
          <table:table-cell office:value-type="string">
            <text:p>2WW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nchantment Removal</text:p>
          </table:table-cell>
          <table:table-cell office:value-type="string">
            <text:p>Artifact removal</text:p>
          </table:table-cell>
          <table:table-cell table:number-columns-repeated="1014"/>
        </table:table-row>
        <table:table-row table:style-name="ro1">
          <table:table-cell office:value-type="string">
            <text:p>Master Splicer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3W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TB</text:p>
          </table:table-cell>
          <table:table-cell office:value-type="string">
            <text:p>Tokens</text:p>
          </table:table-cell>
          <table:table-cell table:number-columns-repeated="1014"/>
        </table:table-row>
        <table:table-row table:style-name="ro1">
          <table:table-cell office:value-type="string">
            <text:p>Phantom General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3W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oken synergy</text:p>
          </table:table-cell>
          <table:table-cell table:number-columns-repeated="1015"/>
        </table:table-row>
        <table:table-row table:style-name="ro1">
          <table:table-cell office:value-type="string">
            <text:p>Guardian of the Guildpact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3W</text:p>
          </table:table-cell>
          <table:table-cell table:number-columns-repeated="2"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Lashknife Barrier</text:p>
          </table:table-cell>
          <table:table-cell office:value-type="string">
            <text:p>W</text:p>
          </table:table-cell>
          <table:table-cell office:value-type="string">
            <text:p>Enchantment</text:p>
          </table:table-cell>
          <table:table-cell table:number-columns-repeated="2" office:value-type="string">
            <text:p>3W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raw</text:p>
          </table:table-cell>
          <table:table-cell table:number-columns-repeated="1015"/>
        </table:table-row>
        <table:table-row table:style-name="ro1">
          <table:table-cell office:value-type="string">
            <text:p>Retreat to Emeria</text:p>
          </table:table-cell>
          <table:table-cell office:value-type="string">
            <text:p>W</text:p>
          </table:table-cell>
          <table:table-cell office:value-type="string">
            <text:p>Enchantment</text:p>
          </table:table-cell>
          <table:table-cell table:number-columns-repeated="2" office:value-type="string">
            <text:p>3W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o wide</text:p>
          </table:table-cell>
          <table:table-cell office:value-type="string">
            <text:p>Tokens</text:p>
          </table:table-cell>
          <table:table-cell table:number-columns-repeated="1014"/>
        </table:table-row>
        <table:table-row table:style-name="ro1">
          <table:table-cell office:value-type="string">
            <text:p>Cast Out</text:p>
          </table:table-cell>
          <table:table-cell office:value-type="string">
            <text:p>W</text:p>
          </table:table-cell>
          <table:table-cell office:value-type="string">
            <text:p>Enchantment</text:p>
          </table:table-cell>
          <table:table-cell table:number-columns-repeated="2" office:value-type="string">
            <text:p>3W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emoval</text:p>
          </table:table-cell>
          <table:table-cell table:number-columns-repeated="1015"/>
        </table:table-row>
        <table:table-row table:style-name="ro1">
          <table:table-cell office:value-type="string">
            <text:p>Faith's Fetters</text:p>
          </table:table-cell>
          <table:table-cell office:value-type="string">
            <text:p>W</text:p>
          </table:table-cell>
          <table:table-cell office:value-type="string">
            <text:p>Enchantment Aura</text:p>
          </table:table-cell>
          <table:table-cell table:number-columns-repeated="2" office:value-type="string">
            <text:p>3W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Removal</text:p>
          </table:table-cell>
          <table:table-cell office:value-type="string">
            <text:p>Lifegain</text:p>
          </table:table-cell>
          <table:table-cell table:number-columns-repeated="1014"/>
        </table:table-row>
        <table:table-row table:style-name="ro1">
          <table:table-cell office:value-type="string">
            <text:p>Heliod's Emissary</text:p>
          </table:table-cell>
          <table:table-cell office:value-type="string">
            <text:p>W</text:p>
          </table:table-cell>
          <table:table-cell office:value-type="string">
            <text:p>Enchantment Creature</text:p>
          </table:table-cell>
          <table:table-cell table:number-columns-repeated="2" office:value-type="string">
            <text:p>3W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Voltron</text:p>
          </table:table-cell>
          <table:table-cell table:number-columns-repeated="1015"/>
        </table:table-row>
        <table:table-row table:style-name="ro1">
          <table:table-cell office:value-type="string">
            <text:p>Blinding Beam</text:p>
          </table:table-cell>
          <table:table-cell office:value-type="string">
            <text:p>W</text:p>
          </table:table-cell>
          <table:table-cell office:value-type="string">
            <text:p>Instant</text:p>
          </table:table-cell>
          <table:table-cell office:value-type="string">
            <text:p>2W</text:p>
          </table:table-cell>
          <table:table-cell office:value-type="string">
            <text:p>3W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ombat trick</text:p>
          </table:table-cell>
          <table:table-cell table:number-columns-repeated="1015"/>
        </table:table-row>
        <table:table-row table:style-name="ro1">
          <table:table-cell office:value-type="string">
            <text:p>Custodi Squire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4W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Recursion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Totem-Guide Hartebeest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4W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Aura Synergy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Serra Angel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3WW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Flying</text:p>
          </table:table-cell>
          <table:table-cell table:number-columns-repeated="1015"/>
        </table:table-row>
        <table:table-row table:style-name="ro1">
          <table:table-cell office:value-type="string">
            <text:p>Cloudgoat Ranger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3WW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okens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Sentinel of Eternal Watch</text:p>
          </table:table-cell>
          <table:table-cell office:value-type="string">
            <text:p>W</text:p>
          </table:table-cell>
          <table:table-cell office:value-type="string">
            <text:p>Creature</text:p>
          </table:table-cell>
          <table:table-cell table:number-columns-repeated="2" office:value-type="string">
            <text:p>5W</text:p>
          </table:table-cell>
          <table:table-cell table:number-columns-repeated="2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string">
            <text:p>Triplicate Spirits</text:p>
          </table:table-cell>
          <table:table-cell office:value-type="string">
            <text:p>W</text:p>
          </table:table-cell>
          <table:table-cell office:value-type="string">
            <text:p>Sorcery Creature</text:p>
          </table:table-cell>
          <table:table-cell table:number-columns-repeated="2" office:value-type="string">
            <text:p>4WW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Flying</text:p>
          </table:table-cell>
          <table:table-cell office:value-type="string">
            <text:p>Tokens</text:p>
          </table:table-cell>
          <table:table-cell table:number-columns-repeated="1014"/>
        </table:table-row>
        <table:table-row table:style-name="ro1">
          <table:table-cell office:value-type="string">
            <text:p>Shrine of Loyal Legions</text:p>
          </table:table-cell>
          <table:table-cell office:value-type="string">
            <text:p>W</text:p>
          </table:table-cell>
          <table:table-cell office:value-type="string">
            <text:p>Artifact</text:p>
          </table:table-cell>
          <table:table-cell table:number-columns-repeated="4" office:value-type="float" office:value="2">
            <text:p>2</text:p>
          </table:table-cell>
          <table:table-cell office:value-type="string">
            <text:p>Tokens</text:p>
          </table:table-cell>
          <table:table-cell table:number-columns-repeated="1015"/>
        </table:table-row>
        <table:table-row table:style-name="ro1">
          <table:table-cell office:value-type="string">
            <text:p>Tidehollow Sculler</text:p>
          </table:table-cell>
          <table:table-cell office:value-type="string">
            <text:p>WB</text:p>
          </table:table-cell>
          <table:table-cell office:value-type="string">
            <text:p>Creature</text:p>
          </table:table-cell>
          <table:table-cell table:number-columns-repeated="2" office:value-type="string">
            <text:p>W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iscard</text:p>
          </table:table-cell>
          <table:table-cell table:number-columns-repeated="1015"/>
        </table:table-row>
        <table:table-row table:style-name="ro1">
          <table:table-cell office:value-type="string">
            <text:p>Hidden Stockpile</text:p>
          </table:table-cell>
          <table:table-cell office:value-type="string">
            <text:p>WB</text:p>
          </table:table-cell>
          <table:table-cell office:value-type="string">
            <text:p>Enchantment</text:p>
          </table:table-cell>
          <table:table-cell table:number-columns-repeated="2" office:value-type="string">
            <text:p>WB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acrifice synergy</text:p>
          </table:table-cell>
          <table:table-cell table:number-columns-repeated="1015"/>
        </table:table-row>
        <table:table-row table:style-name="ro1">
          <table:table-cell office:value-type="string">
            <text:p>Kingpin's Pet</text:p>
          </table:table-cell>
          <table:table-cell office:value-type="string">
            <text:p>WB</text:p>
          </table:table-cell>
          <table:table-cell office:value-type="string">
            <text:p>Creature</text:p>
          </table:table-cell>
          <table:table-cell table:number-columns-repeated="2" office:value-type="string">
            <text:p>1W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Flying</text:p>
          </table:table-cell>
          <table:table-cell table:number-columns-repeated="1015"/>
        </table:table-row>
        <table:table-row table:style-name="ro1">
          <table:table-cell office:value-type="string">
            <text:p>Mortify</text:p>
          </table:table-cell>
          <table:table-cell office:value-type="string">
            <text:p>WB</text:p>
          </table:table-cell>
          <table:table-cell office:value-type="string">
            <text:p>Instant</text:p>
          </table:table-cell>
          <table:table-cell table:number-columns-repeated="2" office:value-type="string">
            <text:p>1WB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office:value-type="string">
            <text:p>Enchantment Removal</text:p>
          </table:table-cell>
          <table:table-cell table:number-columns-repeated="1014"/>
        </table:table-row>
        <table:table-row table:style-name="ro1">
          <table:table-cell office:value-type="string">
            <text:p>Maw of the Obzedat</text:p>
          </table:table-cell>
          <table:table-cell office:value-type="string">
            <text:p>WB</text:p>
          </table:table-cell>
          <table:table-cell office:value-type="string">
            <text:p>Creature</text:p>
          </table:table-cell>
          <table:table-cell table:number-columns-repeated="2" office:value-type="string">
            <text:p>3W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Go wide</text:p>
          </table:table-cell>
          <table:table-cell office:value-type="string">
            <text:p>Sac outlet</text:p>
          </table:table-cell>
          <table:table-cell table:number-columns-repeated="1014"/>
        </table:table-row>
        <table:table-row table:style-name="ro1">
          <table:table-cell office:value-type="string">
            <text:p>Unburial Rites</text:p>
          </table:table-cell>
          <table:table-cell office:value-type="string">
            <text:p>WB</text:p>
          </table:table-cell>
          <table:table-cell office:value-type="string">
            <text:p>Sorcery</text:p>
          </table:table-cell>
          <table:table-cell table:number-columns-repeated="2" office:value-type="string">
            <text:p>4B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Reanimate</text:p>
          </table:table-cell>
          <table:table-cell office:value-type="string">
            <text:p>Flashback</text:p>
          </table:table-cell>
          <table:table-cell table:number-columns-repeated="1014"/>
        </table:table-row>
        <table:table-row table:style-name="ro1">
          <table:table-cell office:value-type="string">
            <text:p>Judge's Familiar</text:p>
          </table:table-cell>
          <table:table-cell office:value-type="string">
            <text:p>WU</text:p>
          </table:table-cell>
          <table:table-cell office:value-type="string">
            <text:p>Creature</text:p>
          </table:table-cell>
          <table:table-cell table:number-columns-repeated="2" office:value-type="string">
            <text:p>W/U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lying</text:p>
          </table:table-cell>
          <table:table-cell office:value-type="string">
            <text:p>Aggro</text:p>
          </table:table-cell>
          <table:table-cell table:number-columns-repeated="1014"/>
        </table:table-row>
        <table:table-row table:style-name="ro1">
          <table:table-cell office:value-type="string">
            <text:p>Azorius Charm</text:p>
          </table:table-cell>
          <table:table-cell office:value-type="string">
            <text:p>WU</text:p>
          </table:table-cell>
          <table:table-cell office:value-type="string">
            <text:p>Instant</text:p>
          </table:table-cell>
          <table:table-cell table:number-columns-repeated="2" office:value-type="string">
            <text:p>WU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moval</text:p>
          </table:table-cell>
          <table:table-cell office:value-type="string">
            <text:p>Cantrip</text:p>
          </table:table-cell>
          <table:table-cell table:number-columns-repeated="1014"/>
        </table:table-row>
        <table:table-row table:style-name="ro1">
          <table:table-cell office:value-type="string">
            <text:p>Momentary Blink</text:p>
          </table:table-cell>
          <table:table-cell office:value-type="string">
            <text:p>WU</text:p>
          </table:table-cell>
          <table:table-cell office:value-type="string">
            <text:p>Instant</text:p>
          </table:table-cell>
          <table:table-cell table:number-columns-repeated="2" office:value-type="string">
            <text:p>1W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Flicker</text:p>
          </table:table-cell>
          <table:table-cell office:value-type="string">
            <text:p>Flashback</text:p>
          </table:table-cell>
          <table:table-cell table:number-columns-repeated="1014"/>
        </table:table-row>
        <table:table-row table:style-name="ro1">
          <table:table-cell office:value-type="string">
            <text:p>Reflector Mage</text:p>
          </table:table-cell>
          <table:table-cell office:value-type="string">
            <text:p>WU</text:p>
          </table:table-cell>
          <table:table-cell office:value-type="string">
            <text:p>Creature</text:p>
          </table:table-cell>
          <table:table-cell table:number-columns-repeated="2" office:value-type="string">
            <text:p>1WU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moval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>
          <table:table-cell office:value-type="string">
            <text:p>Thunderclap Wyvern</text:p>
          </table:table-cell>
          <table:table-cell office:value-type="string">
            <text:p>WU</text:p>
          </table:table-cell>
          <table:table-cell office:value-type="string">
            <text:p>Creature</text:p>
          </table:table-cell>
          <table:table-cell table:number-columns-repeated="2" office:value-type="string">
            <text:p>2WU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Flying</text:p>
          </table:table-cell>
          <table:table-cell office:value-type="string">
            <text:p>Flash</text:p>
          </table:table-cell>
          <table:table-cell table:number-columns-repeated="1014"/>
        </table:table-row>
        <table:table-row table:style-name="ro1">
          <table:table-cell office:value-type="string">
            <text:p>Cloudblazer</text:p>
          </table:table-cell>
          <table:table-cell office:value-type="string">
            <text:p>WU</text:p>
          </table:table-cell>
          <table:table-cell office:value-type="string">
            <text:p>Creature</text:p>
          </table:table-cell>
          <table:table-cell table:number-columns-repeated="2" office:value-type="string">
            <text:p>3WU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raw</text:p>
          </table:table-cell>
          <table:table-cell office:value-type="string">
            <text:p>ETB</text:p>
          </table:table-cell>
          <table:table-cell table:number-columns-repeated="1014"/>
        </table:table-row>
        <table:table-row table:style-name="ro1" table:number-rows-repeated="1048124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table table:name="Graphs" table:style-name="ta1" table:print="false">
        <office:forms form:automatic-focus="false" form:apply-design-mode="false"/>
        <table:table-column table:style-name="co13" table:number-columns-repeated="12" table:default-cell-style-name="Default"/>
        <table:table-row table:style-name="ro1">
          <table:table-cell table:number-columns-repeated="10"/>
          <table:table-cell>
            <draw:frame table:end-cell-address="Graphs.S23" table:end-x="0.158cm" table:end-y="0.2cm" draw:z-index="3" draw:style-name="gr1" draw:text-style-name="P1" svg:width="15.999cm" svg:height="8.999cm" svg:x="2.224cm" svg:y="0.402cm">
              <draw:object draw:notify-on-update-of-ranges="Types.B26:Types.D26 Types.B27:Types.D2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>
            <draw:frame table:end-cell-address="Graphs.J29" table:end-x="2.253cm" table:end-y="0.134cm" draw:z-index="0" draw:style-name="gr1" draw:text-style-name="P1" svg:width="20.317cm" svg:height="11.425cm" svg:x="0.001cm" svg:y="0.001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/>
          <table:table-cell>
            <draw:frame table:end-cell-address="Graphs.J51" table:end-x="2.259cm" table:end-y="0.325cm" draw:z-index="1" draw:style-name="gr1" draw:text-style-name="P1" svg:width="20.299cm" svg:height="9.989cm" svg:x="0.025cm" svg:y="0.373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  <table:table-cell>
            <draw:frame table:end-cell-address="Graphs.S50" table:end-x="2.235cm" table:end-y="0.418cm" draw:z-index="4" draw:style-name="gr1" draw:text-style-name="P1" svg:width="17.942cm" svg:height="9.936cm" svg:x="0.1cm" svg:y="0.101cm">
              <draw:object draw:notify-on-update-of-ranges="Types.A2:Types.A19 Types.B1:Types.B1 Types.B2:Types.B19 Types.C1:Types.C1 Types.C2:Types.C19 Types.D1:Types.D1 Types.D2:Types.D19 Types.E1:Types.E1 Types.E2:Types.E19 Types.F1:Types.F1 Types.F2:Types.F19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28">
          <table:table-cell table:number-columns-repeated="12"/>
        </table:table-row>
        <table:table-row table:style-name="ro1">
          <table:table-cell/>
          <table:table-cell>
            <draw:frame table:end-cell-address="Graphs.J79" table:end-x="2.235cm" table:end-y="0.373cm" draw:z-index="2" draw:style-name="gr1" draw:text-style-name="P1" svg:width="20.299cm" svg:height="9.992cm" svg:x="0.001cm" svg:y="0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>
            <draw:frame table:end-cell-address="Graphs.S84" table:end-x="0.799cm" table:end-y="0.023cm" draw:z-index="5" draw:style-name="gr1" draw:text-style-name="P1" svg:width="15.995cm" svg:height="9.015cm" svg:x="0.611cm" svg:y="0.209cm">
              <draw:object draw:notify-on-update-of-ranges="'Mana Curves'.A65:'Mana Curves'.A70 'Mana Curves'.B1:'Mana Curves'.B1 'Mana Curves'.B65:'Mana Curves'.B70 'Mana Curves'.C1:'Mana Curves'.C1 'Mana Curves'.C65:'Mana Curves'.C70 'Mana Curves'.D1:'Mana Curves'.D1 'Mana Curves'.D65:'Mana Curves'.D70 'Mana Curves'.E1:'Mana Curves'.E1 'Mana Curves'.E65:'Mana Curves'.E70 'Mana Curves'.F1:'Mana Curves'.F1 'Mana Curves'.F65:'Mana Curves'.F70 'Mana Curves'.G1:'Mana Curves'.G1 'Mana Curves'.G65:'Mana Curves'.G70 'Mana Curves'.H1:'Mana Curves'.H1 'Mana Curves'.H65:'Mana Curves'.H70 'Mana Curves'.I1:'Mana Curves'.I1 'Mana Curves'.I65:'Mana Curves'.I70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</table:table-row>
        <table:named-expressions/>
      </table:table>
      <table:table table:name="Graphs by color" table:style-name="ta1" table:print="false">
        <table:table-column table:style-name="co1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'Graphs by color'.I23" table:end-x="0.199cm" table:end-y="0.246cm" draw:z-index="0" draw:style-name="gr1" draw:text-style-name="P1" svg:width="15.999cm" svg:height="8.999cm" svg:x="0.007cm" svg:y="0.03cm">
              <draw:object draw:notify-on-update-of-ranges="Types.B1:Types.F1 Types.B2:Types.F2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 table:number-rows-repeated="22">
          <table:table-cell table:number-columns-repeated="2"/>
        </table:table-row>
        <table:table-row table:style-name="ro1">
          <table:table-cell>
            <draw:frame table:end-cell-address="'Graphs by color'.I46" table:end-x="0.152cm" table:end-y="0.247cm" draw:z-index="1" draw:style-name="gr1" draw:text-style-name="P1" svg:width="15.999cm" svg:height="8.999cm" svg:x="2.218cm" svg:y="0.031cm">
              <draw:object draw:notify-on-update-of-ranges="Types.B1:Types.F1 Types.B3:Types.F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/>
        </table:table-row>
        <table:table-row table:style-name="ro1" table:number-rows-repeated="22">
          <table:table-cell table:number-columns-repeated="2"/>
        </table:table-row>
        <table:table-row table:style-name="ro1">
          <table:table-cell/>
          <table:table-cell>
            <draw:frame table:end-cell-address="'Graphs by color'.I69" table:end-x="0.199cm" table:end-y="0.223cm" draw:z-index="2" draw:style-name="gr1" draw:text-style-name="P1" svg:width="15.999cm" svg:height="8.999cm" svg:x="0.007cm" svg:y="0.007cm">
              <draw:object draw:notify-on-update-of-ranges="Types.B1:Types.F1 Types.B4:Types.F4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 table:number-rows-repeated="21">
          <table:table-cell table:number-columns-repeated="2"/>
        </table:table-row>
        <table:table-row table:style-name="ro1">
          <table:table-cell>
            <draw:frame table:end-cell-address="'Graphs by color'.I92" table:end-x="0.175cm" table:end-y="0.177cm" draw:z-index="3" draw:style-name="gr1" draw:text-style-name="P1" svg:width="15.999cm" svg:height="8.999cm" svg:x="2.241cm" svg:y="0.379cm">
              <draw:object draw:notify-on-update-of-ranges="Types.B1:Types.F1 Types.B5:Types.F5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 table:number-rows-repeated="22">
          <table:table-cell table:number-columns-repeated="2"/>
        </table:table-row>
        <table:table-row table:style-name="ro1">
          <table:table-cell>
            <draw:frame table:end-cell-address="'Graphs by color'.I115" table:end-x="0.151cm" table:end-y="0.176cm" draw:z-index="4" draw:style-name="gr1" draw:text-style-name="P1" svg:width="15.999cm" svg:height="8.999cm" svg:x="2.217cm" svg:y="0.379cm">
              <draw:object draw:notify-on-update-of-ranges="Types.B1:Types.F1 Types.B6:Types.F6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/>
        </table:table-row>
        <table:table-row table:style-name="ro1" table:number-rows-repeated="22">
          <table:table-cell table:number-columns-repeated="2"/>
        </table:table-row>
        <table:table-row table:style-name="ro1">
          <table:table-cell/>
          <table:table-cell>
            <draw:frame table:end-cell-address="'Graphs by color'.I138" table:end-x="0.198cm" table:end-y="0.2cm" draw:z-index="5" draw:style-name="gr1" draw:text-style-name="P1" svg:width="15.999cm" svg:height="8.999cm" svg:x="0.006cm" svg:y="0.402cm">
              <draw:object draw:notify-on-update-of-ranges="Types.B1:Types.F1 Types.B7:Types.F7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</table:table-row>
        <table:named-expressions/>
      </table:table>
      <table:table table:name="Mana Curves" table:style-name="ta1" table:print="false">
        <table:table-column table:style-name="co13" table:number-columns-repeated="9" table:default-cell-style-name="Default"/>
        <table:table-row table:style-name="ro1">
          <table:table-cell office:value-type="string">
            <text:p>Colo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&gt;7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(COUNTIFS(Color; [.$A2];CMC;[.B$1]))" office:value-type="float" office:value="8">
            <text:p>8</text:p>
          </table:table-cell>
          <table:table-cell table:formula="of:=(COUNTIFS(Color; [.$A2];CMC;[.C$1]))" office:value-type="float" office:value="11">
            <text:p>11</text:p>
          </table:table-cell>
          <table:table-cell table:formula="of:=(COUNTIFS(Color; [.$A2];CMC;[.D$1]))" office:value-type="float" office:value="8">
            <text:p>8</text:p>
          </table:table-cell>
          <table:table-cell table:formula="of:=(COUNTIFS(Color; [.$A2];CMC;[.E$1]))" office:value-type="float" office:value="7">
            <text:p>7</text:p>
          </table:table-cell>
          <table:table-cell table:formula="of:=(COUNTIFS(Color; [.$A2];CMC;[.F$1]))" office:value-type="float" office:value="0">
            <text:p>0</text:p>
          </table:table-cell>
          <table:table-cell table:formula="of:=(COUNTIFS(Color; [.$A2];CMC;[.G$1]))" office:value-type="float" office:value="2">
            <text:p>2</text:p>
          </table:table-cell>
          <table:table-cell table:formula="of:=(COUNTIFS(Color; [.$A2];CMC;[.H$1]))" office:value-type="float" office:value="2">
            <text:p>2</text:p>
          </table:table-cell>
          <table:table-cell table:formula="of:=(COUNTIFS(Color; [.$A2];CMC;[.I$1]))" office:value-type="float" office:value="2">
            <text:p>2</text:p>
          </table:table-cell>
        </table:table-row>
        <table:table-row table:style-name="ro1">
          <table:table-cell office:value-type="string">
            <text:p>W</text:p>
          </table:table-cell>
          <table:table-cell table:formula="of:=(COUNTIFS(Color; [.$A3];CMC;[.B$1]))" office:value-type="float" office:value="12">
            <text:p>12</text:p>
          </table:table-cell>
          <table:table-cell table:formula="of:=(COUNTIFS(Color; [.$A3];CMC;[.C$1]))" office:value-type="float" office:value="15">
            <text:p>15</text:p>
          </table:table-cell>
          <table:table-cell table:formula="of:=(COUNTIFS(Color; [.$A3];CMC;[.D$1]))" office:value-type="float" office:value="17">
            <text:p>17</text:p>
          </table:table-cell>
          <table:table-cell table:formula="of:=(COUNTIFS(Color; [.$A3];CMC;[.E$1]))" office:value-type="float" office:value="13">
            <text:p>13</text:p>
          </table:table-cell>
          <table:table-cell table:formula="of:=(COUNTIFS(Color; [.$A3];CMC;[.F$1]))" office:value-type="float" office:value="4">
            <text:p>4</text:p>
          </table:table-cell>
          <table:table-cell table:formula="of:=(COUNTIFS(Color; [.$A3];CMC;[.G$1]))" office:value-type="float" office:value="2">
            <text:p>2</text:p>
          </table:table-cell>
          <table:table-cell table:formula="of:=(COUNTIFS(Color; [.$A3];CMC;[.H$1]))" office:value-type="float" office:value="0">
            <text:p>0</text:p>
          </table:table-cell>
          <table:table-cell table:formula="of:=(COUNTIFS(Color; [.$A3];CMC;[.I$1]))" office:value-type="float" office:value="0">
            <text:p>0</text:p>
          </table:table-cell>
        </table:table-row>
        <table:table-row table:style-name="ro1">
          <table:table-cell office:value-type="string">
            <text:p>U</text:p>
          </table:table-cell>
          <table:table-cell table:formula="of:=(COUNTIFS(Color; [.$A4];CMC;[.B$1]))" office:value-type="float" office:value="5">
            <text:p>5</text:p>
          </table:table-cell>
          <table:table-cell table:formula="of:=(COUNTIFS(Color; [.$A4];CMC;[.C$1]))" office:value-type="float" office:value="16">
            <text:p>16</text:p>
          </table:table-cell>
          <table:table-cell table:formula="of:=(COUNTIFS(Color; [.$A4];CMC;[.D$1]))" office:value-type="float" office:value="22">
            <text:p>22</text:p>
          </table:table-cell>
          <table:table-cell table:formula="of:=(COUNTIFS(Color; [.$A4];CMC;[.E$1]))" office:value-type="float" office:value="9">
            <text:p>9</text:p>
          </table:table-cell>
          <table:table-cell table:formula="of:=(COUNTIFS(Color; [.$A4];CMC;[.F$1]))" office:value-type="float" office:value="2">
            <text:p>2</text:p>
          </table:table-cell>
          <table:table-cell table:formula="of:=(COUNTIFS(Color; [.$A4];CMC;[.G$1]))" office:value-type="float" office:value="3">
            <text:p>3</text:p>
          </table:table-cell>
          <table:table-cell table:formula="of:=(COUNTIFS(Color; [.$A4];CMC;[.H$1]))" office:value-type="float" office:value="1">
            <text:p>1</text:p>
          </table:table-cell>
          <table:table-cell table:formula="of:=(COUNTIFS(Color; [.$A4];CMC;[.I$1]))" office:value-type="float" office:value="0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(COUNTIFS(Color; [.$A5];CMC;[.B$1]))" office:value-type="float" office:value="14">
            <text:p>14</text:p>
          </table:table-cell>
          <table:table-cell table:formula="of:=(COUNTIFS(Color; [.$A5];CMC;[.C$1]))" office:value-type="float" office:value="13">
            <text:p>13</text:p>
          </table:table-cell>
          <table:table-cell table:formula="of:=(COUNTIFS(Color; [.$A5];CMC;[.D$1]))" office:value-type="float" office:value="18">
            <text:p>18</text:p>
          </table:table-cell>
          <table:table-cell table:formula="of:=(COUNTIFS(Color; [.$A5];CMC;[.E$1]))" office:value-type="float" office:value="11">
            <text:p>11</text:p>
          </table:table-cell>
          <table:table-cell table:formula="of:=(COUNTIFS(Color; [.$A5];CMC;[.F$1]))" office:value-type="float" office:value="3">
            <text:p>3</text:p>
          </table:table-cell>
          <table:table-cell table:formula="of:=(COUNTIFS(Color; [.$A5];CMC;[.G$1]))" office:value-type="float" office:value="3">
            <text:p>3</text:p>
          </table:table-cell>
          <table:table-cell table:formula="of:=(COUNTIFS(Color; [.$A5];CMC;[.H$1]))" office:value-type="float" office:value="0">
            <text:p>0</text:p>
          </table:table-cell>
          <table:table-cell table:formula="of:=(COUNTIFS(Color; [.$A5];CMC;[.I$1]))" office:value-type="float" office:value="0">
            <text:p>0</text:p>
          </table:table-cell>
        </table:table-row>
        <table:table-row table:style-name="ro1">
          <table:table-cell office:value-type="string">
            <text:p>R</text:p>
          </table:table-cell>
          <table:table-cell table:formula="of:=(COUNTIFS(Color; [.$A6];CMC;[.B$1]))" office:value-type="float" office:value="11">
            <text:p>11</text:p>
          </table:table-cell>
          <table:table-cell table:formula="of:=(COUNTIFS(Color; [.$A6];CMC;[.C$1]))" office:value-type="float" office:value="25">
            <text:p>25</text:p>
          </table:table-cell>
          <table:table-cell table:formula="of:=(COUNTIFS(Color; [.$A6];CMC;[.D$1]))" office:value-type="float" office:value="15">
            <text:p>15</text:p>
          </table:table-cell>
          <table:table-cell table:formula="of:=(COUNTIFS(Color; [.$A6];CMC;[.E$1]))" office:value-type="float" office:value="9">
            <text:p>9</text:p>
          </table:table-cell>
          <table:table-cell table:formula="of:=(COUNTIFS(Color; [.$A6];CMC;[.F$1]))" office:value-type="float" office:value="1">
            <text:p>1</text:p>
          </table:table-cell>
          <table:table-cell table:formula="of:=(COUNTIFS(Color; [.$A6];CMC;[.G$1]))" office:value-type="float" office:value="0">
            <text:p>0</text:p>
          </table:table-cell>
          <table:table-cell table:formula="of:=(COUNTIFS(Color; [.$A6];CMC;[.H$1]))" office:value-type="float" office:value="0">
            <text:p>0</text:p>
          </table:table-cell>
          <table:table-cell table:formula="of:=(COUNTIFS(Color; [.$A6];CMC;[.I$1]))" office:value-type="float" office:value="0">
            <text:p>0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(COUNTIFS(Color; [.$A7];CMC;[.B$1]))" office:value-type="float" office:value="13">
            <text:p>13</text:p>
          </table:table-cell>
          <table:table-cell table:formula="of:=(COUNTIFS(Color; [.$A7];CMC;[.C$1]))" office:value-type="float" office:value="15">
            <text:p>15</text:p>
          </table:table-cell>
          <table:table-cell table:formula="of:=(COUNTIFS(Color; [.$A7];CMC;[.D$1]))" office:value-type="float" office:value="19">
            <text:p>19</text:p>
          </table:table-cell>
          <table:table-cell table:formula="of:=(COUNTIFS(Color; [.$A7];CMC;[.E$1]))" office:value-type="float" office:value="6">
            <text:p>6</text:p>
          </table:table-cell>
          <table:table-cell table:formula="of:=(COUNTIFS(Color; [.$A7];CMC;[.F$1]))" office:value-type="float" office:value="5">
            <text:p>5</text:p>
          </table:table-cell>
          <table:table-cell table:formula="of:=(COUNTIFS(Color; [.$A7];CMC;[.G$1]))" office:value-type="float" office:value="2">
            <text:p>2</text:p>
          </table:table-cell>
          <table:table-cell table:formula="of:=(COUNTIFS(Color; [.$A7];CMC;[.H$1]))" office:value-type="float" office:value="2">
            <text:p>2</text:p>
          </table:table-cell>
          <table:table-cell table:formula="of:=(COUNTIFS(Color; [.$A7];CMC;[.I$1]))"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WU</text:p>
          </table:table-cell>
          <table:table-cell table:formula="of:=(COUNTIFS(Color; [.$A9];CMC;[.B$1]))" office:value-type="float" office:value="1">
            <text:p>1</text:p>
          </table:table-cell>
          <table:table-cell table:formula="of:=(COUNTIFS(Color; [.$A9];CMC;[.C$1]))" office:value-type="float" office:value="2">
            <text:p>2</text:p>
          </table:table-cell>
          <table:table-cell table:formula="of:=(COUNTIFS(Color; [.$A9];CMC;[.D$1]))" office:value-type="float" office:value="1">
            <text:p>1</text:p>
          </table:table-cell>
          <table:table-cell table:formula="of:=(COUNTIFS(Color; [.$A9];CMC;[.E$1]))" office:value-type="float" office:value="1">
            <text:p>1</text:p>
          </table:table-cell>
          <table:table-cell table:formula="of:=(COUNTIFS(Color; [.$A9];CMC;[.F$1]))" office:value-type="float" office:value="1">
            <text:p>1</text:p>
          </table:table-cell>
          <table:table-cell table:formula="of:=(COUNTIFS(Color; [.$A9];CMC;[.G$1]))" office:value-type="float" office:value="0">
            <text:p>0</text:p>
          </table:table-cell>
          <table:table-cell table:formula="of:=(COUNTIFS(Color; [.$A9];CMC;[.H$1]))" office:value-type="float" office:value="0">
            <text:p>0</text:p>
          </table:table-cell>
          <table:table-cell table:formula="of:=(COUNTIFS(Color; [.$A9];CMC;[.I$1]))" office:value-type="float" office:value="0">
            <text:p>0</text:p>
          </table:table-cell>
        </table:table-row>
        <table:table-row table:style-name="ro1">
          <table:table-cell office:value-type="string">
            <text:p>UB</text:p>
          </table:table-cell>
          <table:table-cell table:formula="of:=(COUNTIFS(Color; [.$A10];CMC;[.B$1]))" office:value-type="float" office:value="0">
            <text:p>0</text:p>
          </table:table-cell>
          <table:table-cell table:formula="of:=(COUNTIFS(Color; [.$A10];CMC;[.C$1]))" office:value-type="float" office:value="2">
            <text:p>2</text:p>
          </table:table-cell>
          <table:table-cell table:formula="of:=(COUNTIFS(Color; [.$A10];CMC;[.D$1]))" office:value-type="float" office:value="2">
            <text:p>2</text:p>
          </table:table-cell>
          <table:table-cell table:formula="of:=(COUNTIFS(Color; [.$A10];CMC;[.E$1]))" office:value-type="float" office:value="1">
            <text:p>1</text:p>
          </table:table-cell>
          <table:table-cell table:formula="of:=(COUNTIFS(Color; [.$A10];CMC;[.F$1]))" office:value-type="float" office:value="1">
            <text:p>1</text:p>
          </table:table-cell>
          <table:table-cell table:formula="of:=(COUNTIFS(Color; [.$A10];CMC;[.G$1]))" office:value-type="float" office:value="0">
            <text:p>0</text:p>
          </table:table-cell>
          <table:table-cell table:formula="of:=(COUNTIFS(Color; [.$A10];CMC;[.H$1]))" office:value-type="float" office:value="0">
            <text:p>0</text:p>
          </table:table-cell>
          <table:table-cell table:formula="of:=(COUNTIFS(Color; [.$A10];CMC;[.I$1]))" office:value-type="float" office:value="0">
            <text:p>0</text:p>
          </table:table-cell>
        </table:table-row>
        <table:table-row table:style-name="ro1">
          <table:table-cell office:value-type="string">
            <text:p>BR</text:p>
          </table:table-cell>
          <table:table-cell table:formula="of:=(COUNTIFS(Color; [.$A11];CMC;[.B$1]))" office:value-type="float" office:value="1">
            <text:p>1</text:p>
          </table:table-cell>
          <table:table-cell table:formula="of:=(COUNTIFS(Color; [.$A11];CMC;[.C$1]))" office:value-type="float" office:value="1">
            <text:p>1</text:p>
          </table:table-cell>
          <table:table-cell table:formula="of:=(COUNTIFS(Color; [.$A11];CMC;[.D$1]))" office:value-type="float" office:value="1">
            <text:p>1</text:p>
          </table:table-cell>
          <table:table-cell table:formula="of:=(COUNTIFS(Color; [.$A11];CMC;[.E$1]))" office:value-type="float" office:value="1">
            <text:p>1</text:p>
          </table:table-cell>
          <table:table-cell table:formula="of:=(COUNTIFS(Color; [.$A11];CMC;[.F$1]))" office:value-type="float" office:value="1">
            <text:p>1</text:p>
          </table:table-cell>
          <table:table-cell table:formula="of:=(COUNTIFS(Color; [.$A11];CMC;[.G$1]))" office:value-type="float" office:value="1">
            <text:p>1</text:p>
          </table:table-cell>
          <table:table-cell table:formula="of:=(COUNTIFS(Color; [.$A11];CMC;[.H$1]))" office:value-type="float" office:value="0">
            <text:p>0</text:p>
          </table:table-cell>
          <table:table-cell table:formula="of:=(COUNTIFS(Color; [.$A11];CMC;[.I$1]))" office:value-type="float" office:value="0">
            <text:p>0</text:p>
          </table:table-cell>
        </table:table-row>
        <table:table-row table:style-name="ro1">
          <table:table-cell office:value-type="string">
            <text:p>RG</text:p>
          </table:table-cell>
          <table:table-cell table:formula="of:=(COUNTIFS(Color; [.$A12];CMC;[.B$1]))" office:value-type="float" office:value="1">
            <text:p>1</text:p>
          </table:table-cell>
          <table:table-cell table:formula="of:=(COUNTIFS(Color; [.$A12];CMC;[.C$1]))" office:value-type="float" office:value="3">
            <text:p>3</text:p>
          </table:table-cell>
          <table:table-cell table:formula="of:=(COUNTIFS(Color; [.$A12];CMC;[.D$1]))" office:value-type="float" office:value="1">
            <text:p>1</text:p>
          </table:table-cell>
          <table:table-cell table:formula="of:=(COUNTIFS(Color; [.$A12];CMC;[.E$1]))" office:value-type="float" office:value="1">
            <text:p>1</text:p>
          </table:table-cell>
          <table:table-cell table:formula="of:=(COUNTIFS(Color; [.$A12];CMC;[.F$1]))" office:value-type="float" office:value="0">
            <text:p>0</text:p>
          </table:table-cell>
          <table:table-cell table:formula="of:=(COUNTIFS(Color; [.$A12];CMC;[.G$1]))" office:value-type="float" office:value="0">
            <text:p>0</text:p>
          </table:table-cell>
          <table:table-cell table:formula="of:=(COUNTIFS(Color; [.$A12];CMC;[.H$1]))" office:value-type="float" office:value="0">
            <text:p>0</text:p>
          </table:table-cell>
          <table:table-cell table:formula="of:=(COUNTIFS(Color; [.$A12];CMC;[.I$1]))" office:value-type="float" office:value="0">
            <text:p>0</text:p>
          </table:table-cell>
        </table:table-row>
        <table:table-row table:style-name="ro1">
          <table:table-cell office:value-type="string">
            <text:p>GW</text:p>
          </table:table-cell>
          <table:table-cell table:formula="of:=(COUNTIFS(Color; [.$A13];CMC;[.B$1]))" office:value-type="float" office:value="0">
            <text:p>0</text:p>
          </table:table-cell>
          <table:table-cell table:formula="of:=(COUNTIFS(Color; [.$A13];CMC;[.C$1]))" office:value-type="float" office:value="1">
            <text:p>1</text:p>
          </table:table-cell>
          <table:table-cell table:formula="of:=(COUNTIFS(Color; [.$A13];CMC;[.D$1]))" office:value-type="float" office:value="3">
            <text:p>3</text:p>
          </table:table-cell>
          <table:table-cell table:formula="of:=(COUNTIFS(Color; [.$A13];CMC;[.E$1]))" office:value-type="float" office:value="0">
            <text:p>0</text:p>
          </table:table-cell>
          <table:table-cell table:formula="of:=(COUNTIFS(Color; [.$A13];CMC;[.F$1]))" office:value-type="float" office:value="0">
            <text:p>0</text:p>
          </table:table-cell>
          <table:table-cell table:formula="of:=(COUNTIFS(Color; [.$A13];CMC;[.G$1]))" office:value-type="float" office:value="1">
            <text:p>1</text:p>
          </table:table-cell>
          <table:table-cell table:formula="of:=(COUNTIFS(Color; [.$A13];CMC;[.H$1]))" office:value-type="float" office:value="1">
            <text:p>1</text:p>
          </table:table-cell>
          <table:table-cell table:formula="of:=(COUNTIFS(Color; [.$A13];CMC;[.I$1]))"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WB</text:p>
          </table:table-cell>
          <table:table-cell table:formula="of:=(COUNTIFS(Color; [.$A15];CMC;[.B$1]))" office:value-type="float" office:value="0">
            <text:p>0</text:p>
          </table:table-cell>
          <table:table-cell table:formula="of:=(COUNTIFS(Color; [.$A15];CMC;[.C$1]))" office:value-type="float" office:value="2">
            <text:p>2</text:p>
          </table:table-cell>
          <table:table-cell table:formula="of:=(COUNTIFS(Color; [.$A15];CMC;[.D$1]))" office:value-type="float" office:value="2">
            <text:p>2</text:p>
          </table:table-cell>
          <table:table-cell table:formula="of:=(COUNTIFS(Color; [.$A15];CMC;[.E$1]))" office:value-type="float" office:value="0">
            <text:p>0</text:p>
          </table:table-cell>
          <table:table-cell table:formula="of:=(COUNTIFS(Color; [.$A15];CMC;[.F$1]))" office:value-type="float" office:value="2">
            <text:p>2</text:p>
          </table:table-cell>
          <table:table-cell table:formula="of:=(COUNTIFS(Color; [.$A15];CMC;[.G$1]))" office:value-type="float" office:value="0">
            <text:p>0</text:p>
          </table:table-cell>
          <table:table-cell table:formula="of:=(COUNTIFS(Color; [.$A15];CMC;[.H$1]))" office:value-type="float" office:value="0">
            <text:p>0</text:p>
          </table:table-cell>
          <table:table-cell table:formula="of:=(COUNTIFS(Color; [.$A15];CMC;[.I$1]))" office:value-type="float" office:value="0">
            <text:p>0</text:p>
          </table:table-cell>
        </table:table-row>
        <table:table-row table:style-name="ro1">
          <table:table-cell office:value-type="string">
            <text:p>UR</text:p>
          </table:table-cell>
          <table:table-cell table:formula="of:=(COUNTIFS(Color; [.$A16];CMC;[.B$1]))" office:value-type="float" office:value="0">
            <text:p>0</text:p>
          </table:table-cell>
          <table:table-cell table:formula="of:=(COUNTIFS(Color; [.$A16];CMC;[.C$1]))" office:value-type="float" office:value="3">
            <text:p>3</text:p>
          </table:table-cell>
          <table:table-cell table:formula="of:=(COUNTIFS(Color; [.$A16];CMC;[.D$1]))" office:value-type="float" office:value="3">
            <text:p>3</text:p>
          </table:table-cell>
          <table:table-cell table:formula="of:=(COUNTIFS(Color; [.$A16];CMC;[.E$1]))" office:value-type="float" office:value="0">
            <text:p>0</text:p>
          </table:table-cell>
          <table:table-cell table:formula="of:=(COUNTIFS(Color; [.$A16];CMC;[.F$1]))" office:value-type="float" office:value="0">
            <text:p>0</text:p>
          </table:table-cell>
          <table:table-cell table:formula="of:=(COUNTIFS(Color; [.$A16];CMC;[.G$1]))" office:value-type="float" office:value="0">
            <text:p>0</text:p>
          </table:table-cell>
          <table:table-cell table:formula="of:=(COUNTIFS(Color; [.$A16];CMC;[.H$1]))" office:value-type="float" office:value="0">
            <text:p>0</text:p>
          </table:table-cell>
          <table:table-cell table:formula="of:=(COUNTIFS(Color; [.$A16];CMC;[.I$1]))" office:value-type="float" office:value="0">
            <text:p>0</text:p>
          </table:table-cell>
        </table:table-row>
        <table:table-row table:style-name="ro1">
          <table:table-cell office:value-type="string">
            <text:p>BG</text:p>
          </table:table-cell>
          <table:table-cell table:formula="of:=(COUNTIFS(Color; [.$A17];CMC;[.B$1]))" office:value-type="float" office:value="0">
            <text:p>0</text:p>
          </table:table-cell>
          <table:table-cell table:formula="of:=(COUNTIFS(Color; [.$A17];CMC;[.C$1]))" office:value-type="float" office:value="2">
            <text:p>2</text:p>
          </table:table-cell>
          <table:table-cell table:formula="of:=(COUNTIFS(Color; [.$A17];CMC;[.D$1]))" office:value-type="float" office:value="3">
            <text:p>3</text:p>
          </table:table-cell>
          <table:table-cell table:formula="of:=(COUNTIFS(Color; [.$A17];CMC;[.E$1]))" office:value-type="float" office:value="0">
            <text:p>0</text:p>
          </table:table-cell>
          <table:table-cell table:formula="of:=(COUNTIFS(Color; [.$A17];CMC;[.F$1]))" office:value-type="float" office:value="1">
            <text:p>1</text:p>
          </table:table-cell>
          <table:table-cell table:formula="of:=(COUNTIFS(Color; [.$A17];CMC;[.G$1]))" office:value-type="float" office:value="0">
            <text:p>0</text:p>
          </table:table-cell>
          <table:table-cell table:formula="of:=(COUNTIFS(Color; [.$A17];CMC;[.H$1]))" office:value-type="float" office:value="0">
            <text:p>0</text:p>
          </table:table-cell>
          <table:table-cell table:formula="of:=(COUNTIFS(Color; [.$A17];CMC;[.I$1]))" office:value-type="float" office:value="0">
            <text:p>0</text:p>
          </table:table-cell>
        </table:table-row>
        <table:table-row table:style-name="ro1">
          <table:table-cell office:value-type="string">
            <text:p>GU</text:p>
          </table:table-cell>
          <table:table-cell table:formula="of:=(COUNTIFS(Color; [.$A18];CMC;[.B$1]))" office:value-type="float" office:value="0">
            <text:p>0</text:p>
          </table:table-cell>
          <table:table-cell table:formula="of:=(COUNTIFS(Color; [.$A18];CMC;[.C$1]))" office:value-type="float" office:value="2">
            <text:p>2</text:p>
          </table:table-cell>
          <table:table-cell table:formula="of:=(COUNTIFS(Color; [.$A18];CMC;[.D$1]))" office:value-type="float" office:value="4">
            <text:p>4</text:p>
          </table:table-cell>
          <table:table-cell table:formula="of:=(COUNTIFS(Color; [.$A18];CMC;[.E$1]))" office:value-type="float" office:value="0">
            <text:p>0</text:p>
          </table:table-cell>
          <table:table-cell table:formula="of:=(COUNTIFS(Color; [.$A18];CMC;[.F$1]))" office:value-type="float" office:value="0">
            <text:p>0</text:p>
          </table:table-cell>
          <table:table-cell table:formula="of:=(COUNTIFS(Color; [.$A18];CMC;[.G$1]))" office:value-type="float" office:value="0">
            <text:p>0</text:p>
          </table:table-cell>
          <table:table-cell table:formula="of:=(COUNTIFS(Color; [.$A18];CMC;[.H$1]))" office:value-type="float" office:value="0">
            <text:p>0</text:p>
          </table:table-cell>
          <table:table-cell table:formula="of:=(COUNTIFS(Color; [.$A18];CMC;[.I$1]))" office:value-type="float" office:value="0">
            <text:p>0</text:p>
          </table:table-cell>
        </table:table-row>
        <table:table-row table:style-name="ro1">
          <table:table-cell office:value-type="string">
            <text:p>RW</text:p>
          </table:table-cell>
          <table:table-cell table:formula="of:=(COUNTIFS(Color; [.$A19];CMC;[.B$1]))" office:value-type="float" office:value="0">
            <text:p>0</text:p>
          </table:table-cell>
          <table:table-cell table:formula="of:=(COUNTIFS(Color; [.$A19];CMC;[.C$1]))" office:value-type="float" office:value="4">
            <text:p>4</text:p>
          </table:table-cell>
          <table:table-cell table:formula="of:=(COUNTIFS(Color; [.$A19];CMC;[.D$1]))" office:value-type="float" office:value="1">
            <text:p>1</text:p>
          </table:table-cell>
          <table:table-cell table:formula="of:=(COUNTIFS(Color; [.$A19];CMC;[.E$1]))" office:value-type="float" office:value="1">
            <text:p>1</text:p>
          </table:table-cell>
          <table:table-cell table:formula="of:=(COUNTIFS(Color; [.$A19];CMC;[.F$1]))" office:value-type="float" office:value="0">
            <text:p>0</text:p>
          </table:table-cell>
          <table:table-cell table:formula="of:=(COUNTIFS(Color; [.$A19];CMC;[.G$1]))" office:value-type="float" office:value="0">
            <text:p>0</text:p>
          </table:table-cell>
          <table:table-cell table:formula="of:=(COUNTIFS(Color; [.$A19];CMC;[.H$1]))" office:value-type="float" office:value="0">
            <text:p>0</text:p>
          </table:table-cell>
          <table:table-cell table:formula="of:=(COUNTIFS(Color; [.$A19];CMC;[.I$1]))"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table:number-columns-spanned="9" table:number-rows-spanned="1">
            <text:p>Creatures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</text:p>
          </table:table-cell>
          <table:table-cell table:formula="of:=(COUNTIFS(Color;[.$A23];CMC;[.B$1];Type;&quot;Creature&quot;))+(COUNTIFS(Color;[.$A23];CMC;[.B$1];Type;&quot;Artifact Creature&quot;))+(COUNTIFS(Color;[.$A23];CMC;[.B$1];Type;&quot;Enchantment Creature&quot;))+(COUNTIFS(Color;[.$A23];CMC;[.B$1];Type;&quot;Sorcery Creature&quot;))+(COUNTIFS(Color;[.$A23];CMC;[.B$1];Type;&quot;Instant Creature&quot;))+(COUNTIFS(Color;[.$A23];CMC;[.B$1];Type;&quot;Artifact Equipment Creature&quot;))" office:value-type="float" office:value="3">
            <text:p>3</text:p>
          </table:table-cell>
          <table:table-cell table:formula="of:=(COUNTIFS(Color;[.$A23];CMC;[.C$1];Type;&quot;Creature&quot;))+(COUNTIFS(Color;[.$A23];CMC;[.C$1];Type;&quot;Artifact Creature&quot;))+(COUNTIFS(Color;[.$A23];CMC;[.C$1];Type;&quot;Enchantment Creature&quot;))+(COUNTIFS(Color;[.$A23];CMC;[.C$1];Type;&quot;Sorcery Creature&quot;))+(COUNTIFS(Color;[.$A23];CMC;[.C$1];Type;&quot;Instant Creature&quot;))+(COUNTIFS(Color;[.$A23];CMC;[.C$1];Type;&quot;Artifact Equipment Creature&quot;))" office:value-type="float" office:value="6">
            <text:p>6</text:p>
          </table:table-cell>
          <table:table-cell table:formula="of:=(COUNTIFS(Color;[.$A23];CMC;[.D$1];Type;&quot;Creature&quot;))+(COUNTIFS(Color;[.$A23];CMC;[.D$1];Type;&quot;Artifact Creature&quot;))+(COUNTIFS(Color;[.$A23];CMC;[.D$1];Type;&quot;Enchantment Creature&quot;))+(COUNTIFS(Color;[.$A23];CMC;[.D$1];Type;&quot;Sorcery Creature&quot;))+(COUNTIFS(Color;[.$A23];CMC;[.D$1];Type;&quot;Instant Creature&quot;))+(COUNTIFS(Color;[.$A23];CMC;[.D$1];Type;&quot;Artifact Equipment Creature&quot;))" office:value-type="float" office:value="3">
            <text:p>3</text:p>
          </table:table-cell>
          <table:table-cell table:formula="of:=(COUNTIFS(Color;[.$A23];CMC;[.E$1];Type;&quot;Creature&quot;))+(COUNTIFS(Color;[.$A23];CMC;[.E$1];Type;&quot;Artifact Creature&quot;))+(COUNTIFS(Color;[.$A23];CMC;[.E$1];Type;&quot;Enchantment Creature&quot;))+(COUNTIFS(Color;[.$A23];CMC;[.E$1];Type;&quot;Sorcery Creature&quot;))+(COUNTIFS(Color;[.$A23];CMC;[.E$1];Type;&quot;Instant Creature&quot;))+(COUNTIFS(Color;[.$A23];CMC;[.E$1];Type;&quot;Artifact Equipment Creature&quot;))" office:value-type="float" office:value="4">
            <text:p>4</text:p>
          </table:table-cell>
          <table:table-cell table:formula="of:=(COUNTIFS(Color;[.$A23];CMC;[.F$1];Type;&quot;Creature&quot;))+(COUNTIFS(Color;[.$A23];CMC;[.F$1];Type;&quot;Artifact Creature&quot;))+(COUNTIFS(Color;[.$A23];CMC;[.F$1];Type;&quot;Enchantment Creature&quot;))+(COUNTIFS(Color;[.$A23];CMC;[.F$1];Type;&quot;Sorcery Creature&quot;))+(COUNTIFS(Color;[.$A23];CMC;[.F$1];Type;&quot;Instant Creature&quot;))+(COUNTIFS(Color;[.$A23];CMC;[.F$1];Type;&quot;Artifact Equipment Creature&quot;))" office:value-type="float" office:value="0">
            <text:p>0</text:p>
          </table:table-cell>
          <table:table-cell table:formula="of:=(COUNTIFS(Color;[.$A23];CMC;[.G$1];Type;&quot;Creature&quot;))+(COUNTIFS(Color;[.$A23];CMC;[.G$1];Type;&quot;Artifact Creature&quot;))+(COUNTIFS(Color;[.$A23];CMC;[.G$1];Type;&quot;Enchantment Creature&quot;))+(COUNTIFS(Color;[.$A23];CMC;[.G$1];Type;&quot;Sorcery Creature&quot;))+(COUNTIFS(Color;[.$A23];CMC;[.G$1];Type;&quot;Instant Creature&quot;))+(COUNTIFS(Color;[.$A23];CMC;[.G$1];Type;&quot;Artifact Equipment Creature&quot;))" office:value-type="float" office:value="2">
            <text:p>2</text:p>
          </table:table-cell>
          <table:table-cell table:formula="of:=(COUNTIFS(Color;[.$A23];CMC;[.H$1];Type;&quot;Creature&quot;))+(COUNTIFS(Color;[.$A23];CMC;[.H$1];Type;&quot;Artifact Creature&quot;))+(COUNTIFS(Color;[.$A23];CMC;[.H$1];Type;&quot;Enchantment Creature&quot;))+(COUNTIFS(Color;[.$A23];CMC;[.H$1];Type;&quot;Sorcery Creature&quot;))+(COUNTIFS(Color;[.$A23];CMC;[.H$1];Type;&quot;Instant Creature&quot;))+(COUNTIFS(Color;[.$A23];CMC;[.H$1];Type;&quot;Artifact Equipment Creature&quot;))" office:value-type="float" office:value="2">
            <text:p>2</text:p>
          </table:table-cell>
          <table:table-cell table:formula="of:=(COUNTIFS(Color;[.$A23];CMC;[.I$1];Type;&quot;Creature&quot;))+(COUNTIFS(Color;[.$A23];CMC;[.I$1];Type;&quot;Artifact Creature&quot;))+(COUNTIFS(Color;[.$A23];CMC;[.I$1];Type;&quot;Enchantment Creature&quot;))+(COUNTIFS(Color;[.$A23];CMC;[.I$1];Type;&quot;Sorcery Creature&quot;))+(COUNTIFS(Color;[.$A23];CMC;[.I$1];Type;&quot;Instant Creature&quot;))+(COUNTIFS(Color;[.$A23];CMC;[.I$1];Type;&quot;Artifact Equipment Creature&quot;))" office:value-type="float" office:value="2">
            <text:p>2</text:p>
          </table:table-cell>
        </table:table-row>
        <table:table-row table:style-name="ro1">
          <table:table-cell office:value-type="string">
            <text:p>W</text:p>
          </table:table-cell>
          <table:table-cell table:formula="of:=(COUNTIFS(Color;[.$A24];CMC;[.B$1];Type;&quot;Creature&quot;))+(COUNTIFS(Color;[.$A24];CMC;[.B$1];Type;&quot;Artifact Creature&quot;))+(COUNTIFS(Color;[.$A24];CMC;[.B$1];Type;&quot;Enchantment Creature&quot;))+(COUNTIFS(Color;[.$A24];CMC;[.B$1];Type;&quot;Sorcery Creature&quot;))+(COUNTIFS(Color;[.$A24];CMC;[.B$1];Type;&quot;Instant Creature&quot;))+(COUNTIFS(Color;[.$A24];CMC;[.B$1];Type;&quot;Artifact Equipment Creature&quot;))" office:value-type="float" office:value="6">
            <text:p>6</text:p>
          </table:table-cell>
          <table:table-cell table:formula="of:=(COUNTIFS(Color;[.$A24];CMC;[.C$1];Type;&quot;Creature&quot;))+(COUNTIFS(Color;[.$A24];CMC;[.C$1];Type;&quot;Artifact Creature&quot;))+(COUNTIFS(Color;[.$A24];CMC;[.C$1];Type;&quot;Enchantment Creature&quot;))+(COUNTIFS(Color;[.$A24];CMC;[.C$1];Type;&quot;Sorcery Creature&quot;))+(COUNTIFS(Color;[.$A24];CMC;[.C$1];Type;&quot;Instant Creature&quot;))+(COUNTIFS(Color;[.$A24];CMC;[.C$1];Type;&quot;Artifact Equipment Creature&quot;))" office:value-type="float" office:value="10">
            <text:p>10</text:p>
          </table:table-cell>
          <table:table-cell table:formula="of:=(COUNTIFS(Color;[.$A24];CMC;[.D$1];Type;&quot;Creature&quot;))+(COUNTIFS(Color;[.$A24];CMC;[.D$1];Type;&quot;Artifact Creature&quot;))+(COUNTIFS(Color;[.$A24];CMC;[.D$1];Type;&quot;Enchantment Creature&quot;))+(COUNTIFS(Color;[.$A24];CMC;[.D$1];Type;&quot;Sorcery Creature&quot;))+(COUNTIFS(Color;[.$A24];CMC;[.D$1];Type;&quot;Instant Creature&quot;))+(COUNTIFS(Color;[.$A24];CMC;[.D$1];Type;&quot;Artifact Equipment Creature&quot;))" office:value-type="float" office:value="14">
            <text:p>14</text:p>
          </table:table-cell>
          <table:table-cell table:formula="of:=(COUNTIFS(Color;[.$A24];CMC;[.E$1];Type;&quot;Creature&quot;))+(COUNTIFS(Color;[.$A24];CMC;[.E$1];Type;&quot;Artifact Creature&quot;))+(COUNTIFS(Color;[.$A24];CMC;[.E$1];Type;&quot;Enchantment Creature&quot;))+(COUNTIFS(Color;[.$A24];CMC;[.E$1];Type;&quot;Sorcery Creature&quot;))+(COUNTIFS(Color;[.$A24];CMC;[.E$1];Type;&quot;Instant Creature&quot;))+(COUNTIFS(Color;[.$A24];CMC;[.E$1];Type;&quot;Artifact Equipment Creature&quot;))" office:value-type="float" office:value="8">
            <text:p>8</text:p>
          </table:table-cell>
          <table:table-cell table:formula="of:=(COUNTIFS(Color;[.$A24];CMC;[.F$1];Type;&quot;Creature&quot;))+(COUNTIFS(Color;[.$A24];CMC;[.F$1];Type;&quot;Artifact Creature&quot;))+(COUNTIFS(Color;[.$A24];CMC;[.F$1];Type;&quot;Enchantment Creature&quot;))+(COUNTIFS(Color;[.$A24];CMC;[.F$1];Type;&quot;Sorcery Creature&quot;))+(COUNTIFS(Color;[.$A24];CMC;[.F$1];Type;&quot;Instant Creature&quot;))+(COUNTIFS(Color;[.$A24];CMC;[.F$1];Type;&quot;Artifact Equipment Creature&quot;))" office:value-type="float" office:value="4">
            <text:p>4</text:p>
          </table:table-cell>
          <table:table-cell table:formula="of:=(COUNTIFS(Color;[.$A24];CMC;[.G$1];Type;&quot;Creature&quot;))+(COUNTIFS(Color;[.$A24];CMC;[.G$1];Type;&quot;Artifact Creature&quot;))+(COUNTIFS(Color;[.$A24];CMC;[.G$1];Type;&quot;Enchantment Creature&quot;))+(COUNTIFS(Color;[.$A24];CMC;[.G$1];Type;&quot;Sorcery Creature&quot;))+(COUNTIFS(Color;[.$A24];CMC;[.G$1];Type;&quot;Instant Creature&quot;))+(COUNTIFS(Color;[.$A24];CMC;[.G$1];Type;&quot;Artifact Equipment Creature&quot;))" office:value-type="float" office:value="2">
            <text:p>2</text:p>
          </table:table-cell>
          <table:table-cell table:formula="of:=(COUNTIFS(Color;[.$A24];CMC;[.H$1];Type;&quot;Creature&quot;))+(COUNTIFS(Color;[.$A24];CMC;[.H$1];Type;&quot;Artifact Creature&quot;))+(COUNTIFS(Color;[.$A24];CMC;[.H$1];Type;&quot;Enchantment Creature&quot;))+(COUNTIFS(Color;[.$A24];CMC;[.H$1];Type;&quot;Sorcery Creature&quot;))+(COUNTIFS(Color;[.$A24];CMC;[.H$1];Type;&quot;Instant Creature&quot;))+(COUNTIFS(Color;[.$A24];CMC;[.H$1];Type;&quot;Artifact Equipment Creature&quot;))" office:value-type="float" office:value="0">
            <text:p>0</text:p>
          </table:table-cell>
          <table:table-cell table:formula="of:=(COUNTIFS(Color;[.$A24];CMC;[.I$1];Type;&quot;Creature&quot;))+(COUNTIFS(Color;[.$A24];CMC;[.I$1];Type;&quot;Artifact Creature&quot;))+(COUNTIFS(Color;[.$A24];CMC;[.I$1];Type;&quot;Enchantment Creature&quot;))+(COUNTIFS(Color;[.$A24];CMC;[.I$1];Type;&quot;Sorcery Creature&quot;))+(COUNTIFS(Color;[.$A24];CMC;[.I$1];Type;&quot;Instant Creature&quot;))+(COUNTIFS(Color;[.$A24];CMC;[.I$1];Type;&quot;Artifact Equipment Creature&quot;))" office:value-type="float" office:value="0">
            <text:p>0</text:p>
          </table:table-cell>
        </table:table-row>
        <table:table-row table:style-name="ro1">
          <table:table-cell office:value-type="string">
            <text:p>U</text:p>
          </table:table-cell>
          <table:table-cell table:formula="of:=(COUNTIFS(Color;[.$A25];CMC;[.B$1];Type;&quot;Creature&quot;))+(COUNTIFS(Color;[.$A25];CMC;[.B$1];Type;&quot;Artifact Creature&quot;))+(COUNTIFS(Color;[.$A25];CMC;[.B$1];Type;&quot;Enchantment Creature&quot;))+(COUNTIFS(Color;[.$A25];CMC;[.B$1];Type;&quot;Sorcery Creature&quot;))+(COUNTIFS(Color;[.$A25];CMC;[.B$1];Type;&quot;Instant Creature&quot;))+(COUNTIFS(Color;[.$A25];CMC;[.B$1];Type;&quot;Artifact Equipment Creature&quot;))" office:value-type="float" office:value="2">
            <text:p>2</text:p>
          </table:table-cell>
          <table:table-cell table:formula="of:=(COUNTIFS(Color;[.$A25];CMC;[.C$1];Type;&quot;Creature&quot;))+(COUNTIFS(Color;[.$A25];CMC;[.C$1];Type;&quot;Artifact Creature&quot;))+(COUNTIFS(Color;[.$A25];CMC;[.C$1];Type;&quot;Enchantment Creature&quot;))+(COUNTIFS(Color;[.$A25];CMC;[.C$1];Type;&quot;Sorcery Creature&quot;))+(COUNTIFS(Color;[.$A25];CMC;[.C$1];Type;&quot;Instant Creature&quot;))+(COUNTIFS(Color;[.$A25];CMC;[.C$1];Type;&quot;Artifact Equipment Creature&quot;))" office:value-type="float" office:value="9">
            <text:p>9</text:p>
          </table:table-cell>
          <table:table-cell table:formula="of:=(COUNTIFS(Color;[.$A25];CMC;[.D$1];Type;&quot;Creature&quot;))+(COUNTIFS(Color;[.$A25];CMC;[.D$1];Type;&quot;Artifact Creature&quot;))+(COUNTIFS(Color;[.$A25];CMC;[.D$1];Type;&quot;Enchantment Creature&quot;))+(COUNTIFS(Color;[.$A25];CMC;[.D$1];Type;&quot;Sorcery Creature&quot;))+(COUNTIFS(Color;[.$A25];CMC;[.D$1];Type;&quot;Instant Creature&quot;))+(COUNTIFS(Color;[.$A25];CMC;[.D$1];Type;&quot;Artifact Equipment Creature&quot;))" office:value-type="float" office:value="12">
            <text:p>12</text:p>
          </table:table-cell>
          <table:table-cell table:formula="of:=(COUNTIFS(Color;[.$A25];CMC;[.E$1];Type;&quot;Creature&quot;))+(COUNTIFS(Color;[.$A25];CMC;[.E$1];Type;&quot;Artifact Creature&quot;))+(COUNTIFS(Color;[.$A25];CMC;[.E$1];Type;&quot;Enchantment Creature&quot;))+(COUNTIFS(Color;[.$A25];CMC;[.E$1];Type;&quot;Sorcery Creature&quot;))+(COUNTIFS(Color;[.$A25];CMC;[.E$1];Type;&quot;Instant Creature&quot;))+(COUNTIFS(Color;[.$A25];CMC;[.E$1];Type;&quot;Artifact Equipment Creature&quot;))" office:value-type="float" office:value="4">
            <text:p>4</text:p>
          </table:table-cell>
          <table:table-cell table:formula="of:=(COUNTIFS(Color;[.$A25];CMC;[.F$1];Type;&quot;Creature&quot;))+(COUNTIFS(Color;[.$A25];CMC;[.F$1];Type;&quot;Artifact Creature&quot;))+(COUNTIFS(Color;[.$A25];CMC;[.F$1];Type;&quot;Enchantment Creature&quot;))+(COUNTIFS(Color;[.$A25];CMC;[.F$1];Type;&quot;Sorcery Creature&quot;))+(COUNTIFS(Color;[.$A25];CMC;[.F$1];Type;&quot;Instant Creature&quot;))+(COUNTIFS(Color;[.$A25];CMC;[.F$1];Type;&quot;Artifact Equipment Creature&quot;))" office:value-type="float" office:value="2">
            <text:p>2</text:p>
          </table:table-cell>
          <table:table-cell table:formula="of:=(COUNTIFS(Color;[.$A25];CMC;[.G$1];Type;&quot;Creature&quot;))+(COUNTIFS(Color;[.$A25];CMC;[.G$1];Type;&quot;Artifact Creature&quot;))+(COUNTIFS(Color;[.$A25];CMC;[.G$1];Type;&quot;Enchantment Creature&quot;))+(COUNTIFS(Color;[.$A25];CMC;[.G$1];Type;&quot;Sorcery Creature&quot;))+(COUNTIFS(Color;[.$A25];CMC;[.G$1];Type;&quot;Instant Creature&quot;))+(COUNTIFS(Color;[.$A25];CMC;[.G$1];Type;&quot;Artifact Equipment Creature&quot;))" office:value-type="float" office:value="2">
            <text:p>2</text:p>
          </table:table-cell>
          <table:table-cell table:formula="of:=(COUNTIFS(Color;[.$A25];CMC;[.H$1];Type;&quot;Creature&quot;))+(COUNTIFS(Color;[.$A25];CMC;[.H$1];Type;&quot;Artifact Creature&quot;))+(COUNTIFS(Color;[.$A25];CMC;[.H$1];Type;&quot;Enchantment Creature&quot;))+(COUNTIFS(Color;[.$A25];CMC;[.H$1];Type;&quot;Sorcery Creature&quot;))+(COUNTIFS(Color;[.$A25];CMC;[.H$1];Type;&quot;Instant Creature&quot;))+(COUNTIFS(Color;[.$A25];CMC;[.H$1];Type;&quot;Artifact Equipment Creature&quot;))" office:value-type="float" office:value="1">
            <text:p>1</text:p>
          </table:table-cell>
          <table:table-cell table:formula="of:=(COUNTIFS(Color;[.$A25];CMC;[.I$1];Type;&quot;Creature&quot;))+(COUNTIFS(Color;[.$A25];CMC;[.I$1];Type;&quot;Artifact Creature&quot;))+(COUNTIFS(Color;[.$A25];CMC;[.I$1];Type;&quot;Enchantment Creature&quot;))+(COUNTIFS(Color;[.$A25];CMC;[.I$1];Type;&quot;Sorcery Creature&quot;))+(COUNTIFS(Color;[.$A25];CMC;[.I$1];Type;&quot;Instant Creature&quot;))+(COUNTIFS(Color;[.$A25];CMC;[.I$1];Type;&quot;Artifact Equipment Creature&quot;))" office:value-type="float" office:value="0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(COUNTIFS(Color;[.$A26];CMC;[.B$1];Type;&quot;Creature&quot;))+(COUNTIFS(Color;[.$A26];CMC;[.B$1];Type;&quot;Artifact Creature&quot;))+(COUNTIFS(Color;[.$A26];CMC;[.B$1];Type;&quot;Enchantment Creature&quot;))+(COUNTIFS(Color;[.$A26];CMC;[.B$1];Type;&quot;Sorcery Creature&quot;))+(COUNTIFS(Color;[.$A26];CMC;[.B$1];Type;&quot;Instant Creature&quot;))+(COUNTIFS(Color;[.$A26];CMC;[.B$1];Type;&quot;Artifact Equipment Creature&quot;))" office:value-type="float" office:value="7">
            <text:p>7</text:p>
          </table:table-cell>
          <table:table-cell table:formula="of:=(COUNTIFS(Color;[.$A26];CMC;[.C$1];Type;&quot;Creature&quot;))+(COUNTIFS(Color;[.$A26];CMC;[.C$1];Type;&quot;Artifact Creature&quot;))+(COUNTIFS(Color;[.$A26];CMC;[.C$1];Type;&quot;Enchantment Creature&quot;))+(COUNTIFS(Color;[.$A26];CMC;[.C$1];Type;&quot;Sorcery Creature&quot;))+(COUNTIFS(Color;[.$A26];CMC;[.C$1];Type;&quot;Instant Creature&quot;))+(COUNTIFS(Color;[.$A26];CMC;[.C$1];Type;&quot;Artifact Equipment Creature&quot;))" office:value-type="float" office:value="6">
            <text:p>6</text:p>
          </table:table-cell>
          <table:table-cell table:formula="of:=(COUNTIFS(Color;[.$A26];CMC;[.D$1];Type;&quot;Creature&quot;))+(COUNTIFS(Color;[.$A26];CMC;[.D$1];Type;&quot;Artifact Creature&quot;))+(COUNTIFS(Color;[.$A26];CMC;[.D$1];Type;&quot;Enchantment Creature&quot;))+(COUNTIFS(Color;[.$A26];CMC;[.D$1];Type;&quot;Sorcery Creature&quot;))+(COUNTIFS(Color;[.$A26];CMC;[.D$1];Type;&quot;Instant Creature&quot;))+(COUNTIFS(Color;[.$A26];CMC;[.D$1];Type;&quot;Artifact Equipment Creature&quot;))" office:value-type="float" office:value="11">
            <text:p>11</text:p>
          </table:table-cell>
          <table:table-cell table:formula="of:=(COUNTIFS(Color;[.$A26];CMC;[.E$1];Type;&quot;Creature&quot;))+(COUNTIFS(Color;[.$A26];CMC;[.E$1];Type;&quot;Artifact Creature&quot;))+(COUNTIFS(Color;[.$A26];CMC;[.E$1];Type;&quot;Enchantment Creature&quot;))+(COUNTIFS(Color;[.$A26];CMC;[.E$1];Type;&quot;Sorcery Creature&quot;))+(COUNTIFS(Color;[.$A26];CMC;[.E$1];Type;&quot;Instant Creature&quot;))+(COUNTIFS(Color;[.$A26];CMC;[.E$1];Type;&quot;Artifact Equipment Creature&quot;))" office:value-type="float" office:value="8">
            <text:p>8</text:p>
          </table:table-cell>
          <table:table-cell table:formula="of:=(COUNTIFS(Color;[.$A26];CMC;[.F$1];Type;&quot;Creature&quot;))+(COUNTIFS(Color;[.$A26];CMC;[.F$1];Type;&quot;Artifact Creature&quot;))+(COUNTIFS(Color;[.$A26];CMC;[.F$1];Type;&quot;Enchantment Creature&quot;))+(COUNTIFS(Color;[.$A26];CMC;[.F$1];Type;&quot;Sorcery Creature&quot;))+(COUNTIFS(Color;[.$A26];CMC;[.F$1];Type;&quot;Instant Creature&quot;))+(COUNTIFS(Color;[.$A26];CMC;[.F$1];Type;&quot;Artifact Equipment Creature&quot;))" office:value-type="float" office:value="3">
            <text:p>3</text:p>
          </table:table-cell>
          <table:table-cell table:formula="of:=(COUNTIFS(Color;[.$A26];CMC;[.G$1];Type;&quot;Creature&quot;))+(COUNTIFS(Color;[.$A26];CMC;[.G$1];Type;&quot;Artifact Creature&quot;))+(COUNTIFS(Color;[.$A26];CMC;[.G$1];Type;&quot;Enchantment Creature&quot;))+(COUNTIFS(Color;[.$A26];CMC;[.G$1];Type;&quot;Sorcery Creature&quot;))+(COUNTIFS(Color;[.$A26];CMC;[.G$1];Type;&quot;Instant Creature&quot;))+(COUNTIFS(Color;[.$A26];CMC;[.G$1];Type;&quot;Artifact Equipment Creature&quot;))" office:value-type="float" office:value="2">
            <text:p>2</text:p>
          </table:table-cell>
          <table:table-cell table:formula="of:=(COUNTIFS(Color;[.$A26];CMC;[.H$1];Type;&quot;Creature&quot;))+(COUNTIFS(Color;[.$A26];CMC;[.H$1];Type;&quot;Artifact Creature&quot;))+(COUNTIFS(Color;[.$A26];CMC;[.H$1];Type;&quot;Enchantment Creature&quot;))+(COUNTIFS(Color;[.$A26];CMC;[.H$1];Type;&quot;Sorcery Creature&quot;))+(COUNTIFS(Color;[.$A26];CMC;[.H$1];Type;&quot;Instant Creature&quot;))+(COUNTIFS(Color;[.$A26];CMC;[.H$1];Type;&quot;Artifact Equipment Creature&quot;))" office:value-type="float" office:value="0">
            <text:p>0</text:p>
          </table:table-cell>
          <table:table-cell table:formula="of:=(COUNTIFS(Color;[.$A26];CMC;[.I$1];Type;&quot;Creature&quot;))+(COUNTIFS(Color;[.$A26];CMC;[.I$1];Type;&quot;Artifact Creature&quot;))+(COUNTIFS(Color;[.$A26];CMC;[.I$1];Type;&quot;Enchantment Creature&quot;))+(COUNTIFS(Color;[.$A26];CMC;[.I$1];Type;&quot;Sorcery Creature&quot;))+(COUNTIFS(Color;[.$A26];CMC;[.I$1];Type;&quot;Instant Creature&quot;))+(COUNTIFS(Color;[.$A26];CMC;[.I$1];Type;&quot;Artifact Equipment Creature&quot;))" office:value-type="float" office:value="0">
            <text:p>0</text:p>
          </table:table-cell>
        </table:table-row>
        <table:table-row table:style-name="ro1">
          <table:table-cell office:value-type="string">
            <text:p>R</text:p>
          </table:table-cell>
          <table:table-cell table:formula="of:=(COUNTIFS(Color;[.$A27];CMC;[.B$1];Type;&quot;Creature&quot;))+(COUNTIFS(Color;[.$A27];CMC;[.B$1];Type;&quot;Artifact Creature&quot;))+(COUNTIFS(Color;[.$A27];CMC;[.B$1];Type;&quot;Enchantment Creature&quot;))+(COUNTIFS(Color;[.$A27];CMC;[.B$1];Type;&quot;Sorcery Creature&quot;))+(COUNTIFS(Color;[.$A27];CMC;[.B$1];Type;&quot;Instant Creature&quot;))+(COUNTIFS(Color;[.$A27];CMC;[.B$1];Type;&quot;Artifact Equipment Creature&quot;))" office:value-type="float" office:value="5">
            <text:p>5</text:p>
          </table:table-cell>
          <table:table-cell table:formula="of:=(COUNTIFS(Color;[.$A27];CMC;[.C$1];Type;&quot;Creature&quot;))+(COUNTIFS(Color;[.$A27];CMC;[.C$1];Type;&quot;Artifact Creature&quot;))+(COUNTIFS(Color;[.$A27];CMC;[.C$1];Type;&quot;Enchantment Creature&quot;))+(COUNTIFS(Color;[.$A27];CMC;[.C$1];Type;&quot;Sorcery Creature&quot;))+(COUNTIFS(Color;[.$A27];CMC;[.C$1];Type;&quot;Instant Creature&quot;))+(COUNTIFS(Color;[.$A27];CMC;[.C$1];Type;&quot;Artifact Equipment Creature&quot;))" office:value-type="float" office:value="18">
            <text:p>18</text:p>
          </table:table-cell>
          <table:table-cell table:formula="of:=(COUNTIFS(Color;[.$A27];CMC;[.D$1];Type;&quot;Creature&quot;))+(COUNTIFS(Color;[.$A27];CMC;[.D$1];Type;&quot;Artifact Creature&quot;))+(COUNTIFS(Color;[.$A27];CMC;[.D$1];Type;&quot;Enchantment Creature&quot;))+(COUNTIFS(Color;[.$A27];CMC;[.D$1];Type;&quot;Sorcery Creature&quot;))+(COUNTIFS(Color;[.$A27];CMC;[.D$1];Type;&quot;Instant Creature&quot;))+(COUNTIFS(Color;[.$A27];CMC;[.D$1];Type;&quot;Artifact Equipment Creature&quot;))" office:value-type="float" office:value="10">
            <text:p>10</text:p>
          </table:table-cell>
          <table:table-cell table:formula="of:=(COUNTIFS(Color;[.$A27];CMC;[.E$1];Type;&quot;Creature&quot;))+(COUNTIFS(Color;[.$A27];CMC;[.E$1];Type;&quot;Artifact Creature&quot;))+(COUNTIFS(Color;[.$A27];CMC;[.E$1];Type;&quot;Enchantment Creature&quot;))+(COUNTIFS(Color;[.$A27];CMC;[.E$1];Type;&quot;Sorcery Creature&quot;))+(COUNTIFS(Color;[.$A27];CMC;[.E$1];Type;&quot;Instant Creature&quot;))+(COUNTIFS(Color;[.$A27];CMC;[.E$1];Type;&quot;Artifact Equipment Creature&quot;))" office:value-type="float" office:value="7">
            <text:p>7</text:p>
          </table:table-cell>
          <table:table-cell table:formula="of:=(COUNTIFS(Color;[.$A27];CMC;[.F$1];Type;&quot;Creature&quot;))+(COUNTIFS(Color;[.$A27];CMC;[.F$1];Type;&quot;Artifact Creature&quot;))+(COUNTIFS(Color;[.$A27];CMC;[.F$1];Type;&quot;Enchantment Creature&quot;))+(COUNTIFS(Color;[.$A27];CMC;[.F$1];Type;&quot;Sorcery Creature&quot;))+(COUNTIFS(Color;[.$A27];CMC;[.F$1];Type;&quot;Instant Creature&quot;))+(COUNTIFS(Color;[.$A27];CMC;[.F$1];Type;&quot;Artifact Equipment Creature&quot;))" office:value-type="float" office:value="0">
            <text:p>0</text:p>
          </table:table-cell>
          <table:table-cell table:formula="of:=(COUNTIFS(Color;[.$A27];CMC;[.G$1];Type;&quot;Creature&quot;))+(COUNTIFS(Color;[.$A27];CMC;[.G$1];Type;&quot;Artifact Creature&quot;))+(COUNTIFS(Color;[.$A27];CMC;[.G$1];Type;&quot;Enchantment Creature&quot;))+(COUNTIFS(Color;[.$A27];CMC;[.G$1];Type;&quot;Sorcery Creature&quot;))+(COUNTIFS(Color;[.$A27];CMC;[.G$1];Type;&quot;Instant Creature&quot;))+(COUNTIFS(Color;[.$A27];CMC;[.G$1];Type;&quot;Artifact Equipment Creature&quot;))" office:value-type="float" office:value="0">
            <text:p>0</text:p>
          </table:table-cell>
          <table:table-cell table:formula="of:=(COUNTIFS(Color;[.$A27];CMC;[.H$1];Type;&quot;Creature&quot;))+(COUNTIFS(Color;[.$A27];CMC;[.H$1];Type;&quot;Artifact Creature&quot;))+(COUNTIFS(Color;[.$A27];CMC;[.H$1];Type;&quot;Enchantment Creature&quot;))+(COUNTIFS(Color;[.$A27];CMC;[.H$1];Type;&quot;Sorcery Creature&quot;))+(COUNTIFS(Color;[.$A27];CMC;[.H$1];Type;&quot;Instant Creature&quot;))+(COUNTIFS(Color;[.$A27];CMC;[.H$1];Type;&quot;Artifact Equipment Creature&quot;))" office:value-type="float" office:value="0">
            <text:p>0</text:p>
          </table:table-cell>
          <table:table-cell table:formula="of:=(COUNTIFS(Color;[.$A27];CMC;[.I$1];Type;&quot;Creature&quot;))+(COUNTIFS(Color;[.$A27];CMC;[.I$1];Type;&quot;Artifact Creature&quot;))+(COUNTIFS(Color;[.$A27];CMC;[.I$1];Type;&quot;Enchantment Creature&quot;))+(COUNTIFS(Color;[.$A27];CMC;[.I$1];Type;&quot;Sorcery Creature&quot;))+(COUNTIFS(Color;[.$A27];CMC;[.I$1];Type;&quot;Instant Creature&quot;))+(COUNTIFS(Color;[.$A27];CMC;[.I$1];Type;&quot;Artifact Equipment Creature&quot;))" office:value-type="float" office:value="0">
            <text:p>0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(COUNTIFS(Color;[.$A28];CMC;[.B$1];Type;&quot;Creature&quot;))+(COUNTIFS(Color;[.$A28];CMC;[.B$1];Type;&quot;Artifact Creature&quot;))+(COUNTIFS(Color;[.$A28];CMC;[.B$1];Type;&quot;Enchantment Creature&quot;))+(COUNTIFS(Color;[.$A28];CMC;[.B$1];Type;&quot;Sorcery Creature&quot;))+(COUNTIFS(Color;[.$A28];CMC;[.B$1];Type;&quot;Instant Creature&quot;))+(COUNTIFS(Color;[.$A28];CMC;[.B$1];Type;&quot;Artifact Equipment Creature&quot;))" office:value-type="float" office:value="10">
            <text:p>10</text:p>
          </table:table-cell>
          <table:table-cell table:formula="of:=(COUNTIFS(Color;[.$A28];CMC;[.C$1];Type;&quot;Creature&quot;))+(COUNTIFS(Color;[.$A28];CMC;[.C$1];Type;&quot;Artifact Creature&quot;))+(COUNTIFS(Color;[.$A28];CMC;[.C$1];Type;&quot;Enchantment Creature&quot;))+(COUNTIFS(Color;[.$A28];CMC;[.C$1];Type;&quot;Sorcery Creature&quot;))+(COUNTIFS(Color;[.$A28];CMC;[.C$1];Type;&quot;Instant Creature&quot;))+(COUNTIFS(Color;[.$A28];CMC;[.C$1];Type;&quot;Artifact Equipment Creature&quot;))" office:value-type="float" office:value="11">
            <text:p>11</text:p>
          </table:table-cell>
          <table:table-cell table:formula="of:=(COUNTIFS(Color;[.$A28];CMC;[.D$1];Type;&quot;Creature&quot;))+(COUNTIFS(Color;[.$A28];CMC;[.D$1];Type;&quot;Artifact Creature&quot;))+(COUNTIFS(Color;[.$A28];CMC;[.D$1];Type;&quot;Enchantment Creature&quot;))+(COUNTIFS(Color;[.$A28];CMC;[.D$1];Type;&quot;Sorcery Creature&quot;))+(COUNTIFS(Color;[.$A28];CMC;[.D$1];Type;&quot;Instant Creature&quot;))+(COUNTIFS(Color;[.$A28];CMC;[.D$1];Type;&quot;Artifact Equipment Creature&quot;))" office:value-type="float" office:value="12">
            <text:p>12</text:p>
          </table:table-cell>
          <table:table-cell table:formula="of:=(COUNTIFS(Color;[.$A28];CMC;[.E$1];Type;&quot;Creature&quot;))+(COUNTIFS(Color;[.$A28];CMC;[.E$1];Type;&quot;Artifact Creature&quot;))+(COUNTIFS(Color;[.$A28];CMC;[.E$1];Type;&quot;Enchantment Creature&quot;))+(COUNTIFS(Color;[.$A28];CMC;[.E$1];Type;&quot;Sorcery Creature&quot;))+(COUNTIFS(Color;[.$A28];CMC;[.E$1];Type;&quot;Instant Creature&quot;))+(COUNTIFS(Color;[.$A28];CMC;[.E$1];Type;&quot;Artifact Equipment Creature&quot;))" office:value-type="float" office:value="5">
            <text:p>5</text:p>
          </table:table-cell>
          <table:table-cell table:formula="of:=(COUNTIFS(Color;[.$A28];CMC;[.F$1];Type;&quot;Creature&quot;))+(COUNTIFS(Color;[.$A28];CMC;[.F$1];Type;&quot;Artifact Creature&quot;))+(COUNTIFS(Color;[.$A28];CMC;[.F$1];Type;&quot;Enchantment Creature&quot;))+(COUNTIFS(Color;[.$A28];CMC;[.F$1];Type;&quot;Sorcery Creature&quot;))+(COUNTIFS(Color;[.$A28];CMC;[.F$1];Type;&quot;Instant Creature&quot;))+(COUNTIFS(Color;[.$A28];CMC;[.F$1];Type;&quot;Artifact Equipment Creature&quot;))" office:value-type="float" office:value="4">
            <text:p>4</text:p>
          </table:table-cell>
          <table:table-cell table:formula="of:=(COUNTIFS(Color;[.$A28];CMC;[.G$1];Type;&quot;Creature&quot;))+(COUNTIFS(Color;[.$A28];CMC;[.G$1];Type;&quot;Artifact Creature&quot;))+(COUNTIFS(Color;[.$A28];CMC;[.G$1];Type;&quot;Enchantment Creature&quot;))+(COUNTIFS(Color;[.$A28];CMC;[.G$1];Type;&quot;Sorcery Creature&quot;))+(COUNTIFS(Color;[.$A28];CMC;[.G$1];Type;&quot;Instant Creature&quot;))+(COUNTIFS(Color;[.$A28];CMC;[.G$1];Type;&quot;Artifact Equipment Creature&quot;))" office:value-type="float" office:value="2">
            <text:p>2</text:p>
          </table:table-cell>
          <table:table-cell table:formula="of:=(COUNTIFS(Color;[.$A28];CMC;[.H$1];Type;&quot;Creature&quot;))+(COUNTIFS(Color;[.$A28];CMC;[.H$1];Type;&quot;Artifact Creature&quot;))+(COUNTIFS(Color;[.$A28];CMC;[.H$1];Type;&quot;Enchantment Creature&quot;))+(COUNTIFS(Color;[.$A28];CMC;[.H$1];Type;&quot;Sorcery Creature&quot;))+(COUNTIFS(Color;[.$A28];CMC;[.H$1];Type;&quot;Instant Creature&quot;))+(COUNTIFS(Color;[.$A28];CMC;[.H$1];Type;&quot;Artifact Equipment Creature&quot;))" office:value-type="float" office:value="2">
            <text:p>2</text:p>
          </table:table-cell>
          <table:table-cell table:formula="of:=(COUNTIFS(Color;[.$A28];CMC;[.I$1];Type;&quot;Creature&quot;))+(COUNTIFS(Color;[.$A28];CMC;[.I$1];Type;&quot;Artifact Creature&quot;))+(COUNTIFS(Color;[.$A28];CMC;[.I$1];Type;&quot;Enchantment Creature&quot;))+(COUNTIFS(Color;[.$A28];CMC;[.I$1];Type;&quot;Sorcery Creature&quot;))+(COUNTIFS(Color;[.$A28];CMC;[.I$1];Type;&quot;Instant Creature&quot;))+(COUNTIFS(Color;[.$A28];CMC;[.I$1];Type;&quot;Artifact Equipment Creature&quot;))"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WU</text:p>
          </table:table-cell>
          <table:table-cell table:formula="of:=(COUNTIFS(Color;[.$A30];CMC;[.B$1];Type;&quot;Creature&quot;))+(COUNTIFS(Color;[.$A30];CMC;[.B$1];Type;&quot;Artifact Creature&quot;))+(COUNTIFS(Color;[.$A30];CMC;[.B$1];Type;&quot;Enchantment Creature&quot;))+(COUNTIFS(Color;[.$A30];CMC;[.B$1];Type;&quot;Sorcery Creature&quot;))+(COUNTIFS(Color;[.$A30];CMC;[.B$1];Type;&quot;Instant Creature&quot;))+(COUNTIFS(Color;[.$A30];CMC;[.B$1];Type;&quot;Artifact Equipment Creature&quot;))" office:value-type="float" office:value="1">
            <text:p>1</text:p>
          </table:table-cell>
          <table:table-cell table:formula="of:=(COUNTIFS(Color;[.$A30];CMC;[.C$1];Type;&quot;Creature&quot;))+(COUNTIFS(Color;[.$A30];CMC;[.C$1];Type;&quot;Artifact Creature&quot;))+(COUNTIFS(Color;[.$A30];CMC;[.C$1];Type;&quot;Enchantment Creature&quot;))+(COUNTIFS(Color;[.$A30];CMC;[.C$1];Type;&quot;Sorcery Creature&quot;))+(COUNTIFS(Color;[.$A30];CMC;[.C$1];Type;&quot;Instant Creature&quot;))+(COUNTIFS(Color;[.$A30];CMC;[.C$1];Type;&quot;Artifact Equipment Creature&quot;))" office:value-type="float" office:value="0">
            <text:p>0</text:p>
          </table:table-cell>
          <table:table-cell table:formula="of:=(COUNTIFS(Color;[.$A30];CMC;[.D$1];Type;&quot;Creature&quot;))+(COUNTIFS(Color;[.$A30];CMC;[.D$1];Type;&quot;Artifact Creature&quot;))+(COUNTIFS(Color;[.$A30];CMC;[.D$1];Type;&quot;Enchantment Creature&quot;))+(COUNTIFS(Color;[.$A30];CMC;[.D$1];Type;&quot;Sorcery Creature&quot;))+(COUNTIFS(Color;[.$A30];CMC;[.D$1];Type;&quot;Instant Creature&quot;))+(COUNTIFS(Color;[.$A30];CMC;[.D$1];Type;&quot;Artifact Equipment Creature&quot;))" office:value-type="float" office:value="1">
            <text:p>1</text:p>
          </table:table-cell>
          <table:table-cell table:formula="of:=(COUNTIFS(Color;[.$A30];CMC;[.E$1];Type;&quot;Creature&quot;))+(COUNTIFS(Color;[.$A30];CMC;[.E$1];Type;&quot;Artifact Creature&quot;))+(COUNTIFS(Color;[.$A30];CMC;[.E$1];Type;&quot;Enchantment Creature&quot;))+(COUNTIFS(Color;[.$A30];CMC;[.E$1];Type;&quot;Sorcery Creature&quot;))+(COUNTIFS(Color;[.$A30];CMC;[.E$1];Type;&quot;Instant Creature&quot;))+(COUNTIFS(Color;[.$A30];CMC;[.E$1];Type;&quot;Artifact Equipment Creature&quot;))" office:value-type="float" office:value="1">
            <text:p>1</text:p>
          </table:table-cell>
          <table:table-cell table:formula="of:=(COUNTIFS(Color;[.$A30];CMC;[.F$1];Type;&quot;Creature&quot;))+(COUNTIFS(Color;[.$A30];CMC;[.F$1];Type;&quot;Artifact Creature&quot;))+(COUNTIFS(Color;[.$A30];CMC;[.F$1];Type;&quot;Enchantment Creature&quot;))+(COUNTIFS(Color;[.$A30];CMC;[.F$1];Type;&quot;Sorcery Creature&quot;))+(COUNTIFS(Color;[.$A30];CMC;[.F$1];Type;&quot;Instant Creature&quot;))+(COUNTIFS(Color;[.$A30];CMC;[.F$1];Type;&quot;Artifact Equipment Creature&quot;))" office:value-type="float" office:value="1">
            <text:p>1</text:p>
          </table:table-cell>
          <table:table-cell table:formula="of:=(COUNTIFS(Color;[.$A30];CMC;[.G$1];Type;&quot;Creature&quot;))+(COUNTIFS(Color;[.$A30];CMC;[.G$1];Type;&quot;Artifact Creature&quot;))+(COUNTIFS(Color;[.$A30];CMC;[.G$1];Type;&quot;Enchantment Creature&quot;))+(COUNTIFS(Color;[.$A30];CMC;[.G$1];Type;&quot;Sorcery Creature&quot;))+(COUNTIFS(Color;[.$A30];CMC;[.G$1];Type;&quot;Instant Creature&quot;))+(COUNTIFS(Color;[.$A30];CMC;[.G$1];Type;&quot;Artifact Equipment Creature&quot;))" office:value-type="float" office:value="0">
            <text:p>0</text:p>
          </table:table-cell>
          <table:table-cell table:formula="of:=(COUNTIFS(Color;[.$A30];CMC;[.H$1];Type;&quot;Creature&quot;))+(COUNTIFS(Color;[.$A30];CMC;[.H$1];Type;&quot;Artifact Creature&quot;))+(COUNTIFS(Color;[.$A30];CMC;[.H$1];Type;&quot;Enchantment Creature&quot;))+(COUNTIFS(Color;[.$A30];CMC;[.H$1];Type;&quot;Sorcery Creature&quot;))+(COUNTIFS(Color;[.$A30];CMC;[.H$1];Type;&quot;Instant Creature&quot;))+(COUNTIFS(Color;[.$A30];CMC;[.H$1];Type;&quot;Artifact Equipment Creature&quot;))" office:value-type="float" office:value="0">
            <text:p>0</text:p>
          </table:table-cell>
          <table:table-cell table:formula="of:=(COUNTIFS(Color;[.$A30];CMC;[.I$1];Type;&quot;Creature&quot;))+(COUNTIFS(Color;[.$A30];CMC;[.I$1];Type;&quot;Artifact Creature&quot;))+(COUNTIFS(Color;[.$A30];CMC;[.I$1];Type;&quot;Enchantment Creature&quot;))+(COUNTIFS(Color;[.$A30];CMC;[.I$1];Type;&quot;Sorcery Creature&quot;))+(COUNTIFS(Color;[.$A30];CMC;[.I$1];Type;&quot;Instant Creature&quot;))+(COUNTIFS(Color;[.$A30];CMC;[.I$1];Type;&quot;Artifact Equipment Creature&quot;))" office:value-type="float" office:value="0">
            <text:p>0</text:p>
          </table:table-cell>
        </table:table-row>
        <table:table-row table:style-name="ro1">
          <table:table-cell office:value-type="string">
            <text:p>UB</text:p>
          </table:table-cell>
          <table:table-cell table:formula="of:=(COUNTIFS(Color;[.$A31];CMC;[.B$1];Type;&quot;Creature&quot;))+(COUNTIFS(Color;[.$A31];CMC;[.B$1];Type;&quot;Artifact Creature&quot;))+(COUNTIFS(Color;[.$A31];CMC;[.B$1];Type;&quot;Enchantment Creature&quot;))+(COUNTIFS(Color;[.$A31];CMC;[.B$1];Type;&quot;Sorcery Creature&quot;))+(COUNTIFS(Color;[.$A31];CMC;[.B$1];Type;&quot;Instant Creature&quot;))+(COUNTIFS(Color;[.$A31];CMC;[.B$1];Type;&quot;Artifact Equipment Creature&quot;))" office:value-type="float" office:value="0">
            <text:p>0</text:p>
          </table:table-cell>
          <table:table-cell table:formula="of:=(COUNTIFS(Color;[.$A31];CMC;[.C$1];Type;&quot;Creature&quot;))+(COUNTIFS(Color;[.$A31];CMC;[.C$1];Type;&quot;Artifact Creature&quot;))+(COUNTIFS(Color;[.$A31];CMC;[.C$1];Type;&quot;Enchantment Creature&quot;))+(COUNTIFS(Color;[.$A31];CMC;[.C$1];Type;&quot;Sorcery Creature&quot;))+(COUNTIFS(Color;[.$A31];CMC;[.C$1];Type;&quot;Instant Creature&quot;))+(COUNTIFS(Color;[.$A31];CMC;[.C$1];Type;&quot;Artifact Equipment Creature&quot;))" office:value-type="float" office:value="1">
            <text:p>1</text:p>
          </table:table-cell>
          <table:table-cell table:formula="of:=(COUNTIFS(Color;[.$A31];CMC;[.D$1];Type;&quot;Creature&quot;))+(COUNTIFS(Color;[.$A31];CMC;[.D$1];Type;&quot;Artifact Creature&quot;))+(COUNTIFS(Color;[.$A31];CMC;[.D$1];Type;&quot;Enchantment Creature&quot;))+(COUNTIFS(Color;[.$A31];CMC;[.D$1];Type;&quot;Sorcery Creature&quot;))+(COUNTIFS(Color;[.$A31];CMC;[.D$1];Type;&quot;Instant Creature&quot;))+(COUNTIFS(Color;[.$A31];CMC;[.D$1];Type;&quot;Artifact Equipment Creature&quot;))" office:value-type="float" office:value="1">
            <text:p>1</text:p>
          </table:table-cell>
          <table:table-cell table:formula="of:=(COUNTIFS(Color;[.$A31];CMC;[.E$1];Type;&quot;Creature&quot;))+(COUNTIFS(Color;[.$A31];CMC;[.E$1];Type;&quot;Artifact Creature&quot;))+(COUNTIFS(Color;[.$A31];CMC;[.E$1];Type;&quot;Enchantment Creature&quot;))+(COUNTIFS(Color;[.$A31];CMC;[.E$1];Type;&quot;Sorcery Creature&quot;))+(COUNTIFS(Color;[.$A31];CMC;[.E$1];Type;&quot;Instant Creature&quot;))+(COUNTIFS(Color;[.$A31];CMC;[.E$1];Type;&quot;Artifact Equipment Creature&quot;))" office:value-type="float" office:value="0">
            <text:p>0</text:p>
          </table:table-cell>
          <table:table-cell table:formula="of:=(COUNTIFS(Color;[.$A31];CMC;[.F$1];Type;&quot;Creature&quot;))+(COUNTIFS(Color;[.$A31];CMC;[.F$1];Type;&quot;Artifact Creature&quot;))+(COUNTIFS(Color;[.$A31];CMC;[.F$1];Type;&quot;Enchantment Creature&quot;))+(COUNTIFS(Color;[.$A31];CMC;[.F$1];Type;&quot;Sorcery Creature&quot;))+(COUNTIFS(Color;[.$A31];CMC;[.F$1];Type;&quot;Instant Creature&quot;))+(COUNTIFS(Color;[.$A31];CMC;[.F$1];Type;&quot;Artifact Equipment Creature&quot;))" office:value-type="float" office:value="1">
            <text:p>1</text:p>
          </table:table-cell>
          <table:table-cell table:formula="of:=(COUNTIFS(Color;[.$A31];CMC;[.G$1];Type;&quot;Creature&quot;))+(COUNTIFS(Color;[.$A31];CMC;[.G$1];Type;&quot;Artifact Creature&quot;))+(COUNTIFS(Color;[.$A31];CMC;[.G$1];Type;&quot;Enchantment Creature&quot;))+(COUNTIFS(Color;[.$A31];CMC;[.G$1];Type;&quot;Sorcery Creature&quot;))+(COUNTIFS(Color;[.$A31];CMC;[.G$1];Type;&quot;Instant Creature&quot;))+(COUNTIFS(Color;[.$A31];CMC;[.G$1];Type;&quot;Artifact Equipment Creature&quot;))" office:value-type="float" office:value="0">
            <text:p>0</text:p>
          </table:table-cell>
          <table:table-cell table:formula="of:=(COUNTIFS(Color;[.$A31];CMC;[.H$1];Type;&quot;Creature&quot;))+(COUNTIFS(Color;[.$A31];CMC;[.H$1];Type;&quot;Artifact Creature&quot;))+(COUNTIFS(Color;[.$A31];CMC;[.H$1];Type;&quot;Enchantment Creature&quot;))+(COUNTIFS(Color;[.$A31];CMC;[.H$1];Type;&quot;Sorcery Creature&quot;))+(COUNTIFS(Color;[.$A31];CMC;[.H$1];Type;&quot;Instant Creature&quot;))+(COUNTIFS(Color;[.$A31];CMC;[.H$1];Type;&quot;Artifact Equipment Creature&quot;))" office:value-type="float" office:value="0">
            <text:p>0</text:p>
          </table:table-cell>
          <table:table-cell table:formula="of:=(COUNTIFS(Color;[.$A31];CMC;[.I$1];Type;&quot;Creature&quot;))+(COUNTIFS(Color;[.$A31];CMC;[.I$1];Type;&quot;Artifact Creature&quot;))+(COUNTIFS(Color;[.$A31];CMC;[.I$1];Type;&quot;Enchantment Creature&quot;))+(COUNTIFS(Color;[.$A31];CMC;[.I$1];Type;&quot;Sorcery Creature&quot;))+(COUNTIFS(Color;[.$A31];CMC;[.I$1];Type;&quot;Instant Creature&quot;))+(COUNTIFS(Color;[.$A31];CMC;[.I$1];Type;&quot;Artifact Equipment Creature&quot;))" office:value-type="float" office:value="0">
            <text:p>0</text:p>
          </table:table-cell>
        </table:table-row>
        <table:table-row table:style-name="ro1">
          <table:table-cell office:value-type="string">
            <text:p>BR</text:p>
          </table:table-cell>
          <table:table-cell table:formula="of:=(COUNTIFS(Color;[.$A32];CMC;[.B$1];Type;&quot;Creature&quot;))+(COUNTIFS(Color;[.$A32];CMC;[.B$1];Type;&quot;Artifact Creature&quot;))+(COUNTIFS(Color;[.$A32];CMC;[.B$1];Type;&quot;Enchantment Creature&quot;))+(COUNTIFS(Color;[.$A32];CMC;[.B$1];Type;&quot;Sorcery Creature&quot;))+(COUNTIFS(Color;[.$A32];CMC;[.B$1];Type;&quot;Instant Creature&quot;))+(COUNTIFS(Color;[.$A32];CMC;[.B$1];Type;&quot;Artifact Equipment Creature&quot;))" office:value-type="float" office:value="1">
            <text:p>1</text:p>
          </table:table-cell>
          <table:table-cell table:formula="of:=(COUNTIFS(Color;[.$A32];CMC;[.C$1];Type;&quot;Creature&quot;))+(COUNTIFS(Color;[.$A32];CMC;[.C$1];Type;&quot;Artifact Creature&quot;))+(COUNTIFS(Color;[.$A32];CMC;[.C$1];Type;&quot;Enchantment Creature&quot;))+(COUNTIFS(Color;[.$A32];CMC;[.C$1];Type;&quot;Sorcery Creature&quot;))+(COUNTIFS(Color;[.$A32];CMC;[.C$1];Type;&quot;Instant Creature&quot;))+(COUNTIFS(Color;[.$A32];CMC;[.C$1];Type;&quot;Artifact Equipment Creature&quot;))" office:value-type="float" office:value="0">
            <text:p>0</text:p>
          </table:table-cell>
          <table:table-cell table:formula="of:=(COUNTIFS(Color;[.$A32];CMC;[.D$1];Type;&quot;Creature&quot;))+(COUNTIFS(Color;[.$A32];CMC;[.D$1];Type;&quot;Artifact Creature&quot;))+(COUNTIFS(Color;[.$A32];CMC;[.D$1];Type;&quot;Enchantment Creature&quot;))+(COUNTIFS(Color;[.$A32];CMC;[.D$1];Type;&quot;Sorcery Creature&quot;))+(COUNTIFS(Color;[.$A32];CMC;[.D$1];Type;&quot;Instant Creature&quot;))+(COUNTIFS(Color;[.$A32];CMC;[.D$1];Type;&quot;Artifact Equipment Creature&quot;))" office:value-type="float" office:value="0">
            <text:p>0</text:p>
          </table:table-cell>
          <table:table-cell table:formula="of:=(COUNTIFS(Color;[.$A32];CMC;[.E$1];Type;&quot;Creature&quot;))+(COUNTIFS(Color;[.$A32];CMC;[.E$1];Type;&quot;Artifact Creature&quot;))+(COUNTIFS(Color;[.$A32];CMC;[.E$1];Type;&quot;Enchantment Creature&quot;))+(COUNTIFS(Color;[.$A32];CMC;[.E$1];Type;&quot;Sorcery Creature&quot;))+(COUNTIFS(Color;[.$A32];CMC;[.E$1];Type;&quot;Instant Creature&quot;))+(COUNTIFS(Color;[.$A32];CMC;[.E$1];Type;&quot;Artifact Equipment Creature&quot;))" office:value-type="float" office:value="1">
            <text:p>1</text:p>
          </table:table-cell>
          <table:table-cell table:formula="of:=(COUNTIFS(Color;[.$A32];CMC;[.F$1];Type;&quot;Creature&quot;))+(COUNTIFS(Color;[.$A32];CMC;[.F$1];Type;&quot;Artifact Creature&quot;))+(COUNTIFS(Color;[.$A32];CMC;[.F$1];Type;&quot;Enchantment Creature&quot;))+(COUNTIFS(Color;[.$A32];CMC;[.F$1];Type;&quot;Sorcery Creature&quot;))+(COUNTIFS(Color;[.$A32];CMC;[.F$1];Type;&quot;Instant Creature&quot;))+(COUNTIFS(Color;[.$A32];CMC;[.F$1];Type;&quot;Artifact Equipment Creature&quot;))" office:value-type="float" office:value="0">
            <text:p>0</text:p>
          </table:table-cell>
          <table:table-cell table:formula="of:=(COUNTIFS(Color;[.$A32];CMC;[.G$1];Type;&quot;Creature&quot;))+(COUNTIFS(Color;[.$A32];CMC;[.G$1];Type;&quot;Artifact Creature&quot;))+(COUNTIFS(Color;[.$A32];CMC;[.G$1];Type;&quot;Enchantment Creature&quot;))+(COUNTIFS(Color;[.$A32];CMC;[.G$1];Type;&quot;Sorcery Creature&quot;))+(COUNTIFS(Color;[.$A32];CMC;[.G$1];Type;&quot;Instant Creature&quot;))+(COUNTIFS(Color;[.$A32];CMC;[.G$1];Type;&quot;Artifact Equipment Creature&quot;))" office:value-type="float" office:value="1">
            <text:p>1</text:p>
          </table:table-cell>
          <table:table-cell table:formula="of:=(COUNTIFS(Color;[.$A32];CMC;[.H$1];Type;&quot;Creature&quot;))+(COUNTIFS(Color;[.$A32];CMC;[.H$1];Type;&quot;Artifact Creature&quot;))+(COUNTIFS(Color;[.$A32];CMC;[.H$1];Type;&quot;Enchantment Creature&quot;))+(COUNTIFS(Color;[.$A32];CMC;[.H$1];Type;&quot;Sorcery Creature&quot;))+(COUNTIFS(Color;[.$A32];CMC;[.H$1];Type;&quot;Instant Creature&quot;))+(COUNTIFS(Color;[.$A32];CMC;[.H$1];Type;&quot;Artifact Equipment Creature&quot;))" office:value-type="float" office:value="0">
            <text:p>0</text:p>
          </table:table-cell>
          <table:table-cell table:formula="of:=(COUNTIFS(Color;[.$A32];CMC;[.I$1];Type;&quot;Creature&quot;))+(COUNTIFS(Color;[.$A32];CMC;[.I$1];Type;&quot;Artifact Creature&quot;))+(COUNTIFS(Color;[.$A32];CMC;[.I$1];Type;&quot;Enchantment Creature&quot;))+(COUNTIFS(Color;[.$A32];CMC;[.I$1];Type;&quot;Sorcery Creature&quot;))+(COUNTIFS(Color;[.$A32];CMC;[.I$1];Type;&quot;Instant Creature&quot;))+(COUNTIFS(Color;[.$A32];CMC;[.I$1];Type;&quot;Artifact Equipment Creature&quot;))" office:value-type="float" office:value="0">
            <text:p>0</text:p>
          </table:table-cell>
        </table:table-row>
        <table:table-row table:style-name="ro1">
          <table:table-cell office:value-type="string">
            <text:p>RG</text:p>
          </table:table-cell>
          <table:table-cell table:formula="of:=(COUNTIFS(Color;[.$A33];CMC;[.B$1];Type;&quot;Creature&quot;))+(COUNTIFS(Color;[.$A33];CMC;[.B$1];Type;&quot;Artifact Creature&quot;))+(COUNTIFS(Color;[.$A33];CMC;[.B$1];Type;&quot;Enchantment Creature&quot;))+(COUNTIFS(Color;[.$A33];CMC;[.B$1];Type;&quot;Sorcery Creature&quot;))+(COUNTIFS(Color;[.$A33];CMC;[.B$1];Type;&quot;Instant Creature&quot;))+(COUNTIFS(Color;[.$A33];CMC;[.B$1];Type;&quot;Artifact Equipment Creature&quot;))" office:value-type="float" office:value="1">
            <text:p>1</text:p>
          </table:table-cell>
          <table:table-cell table:formula="of:=(COUNTIFS(Color;[.$A33];CMC;[.C$1];Type;&quot;Creature&quot;))+(COUNTIFS(Color;[.$A33];CMC;[.C$1];Type;&quot;Artifact Creature&quot;))+(COUNTIFS(Color;[.$A33];CMC;[.C$1];Type;&quot;Enchantment Creature&quot;))+(COUNTIFS(Color;[.$A33];CMC;[.C$1];Type;&quot;Sorcery Creature&quot;))+(COUNTIFS(Color;[.$A33];CMC;[.C$1];Type;&quot;Instant Creature&quot;))+(COUNTIFS(Color;[.$A33];CMC;[.C$1];Type;&quot;Artifact Equipment Creature&quot;))" office:value-type="float" office:value="3">
            <text:p>3</text:p>
          </table:table-cell>
          <table:table-cell table:formula="of:=(COUNTIFS(Color;[.$A33];CMC;[.D$1];Type;&quot;Creature&quot;))+(COUNTIFS(Color;[.$A33];CMC;[.D$1];Type;&quot;Artifact Creature&quot;))+(COUNTIFS(Color;[.$A33];CMC;[.D$1];Type;&quot;Enchantment Creature&quot;))+(COUNTIFS(Color;[.$A33];CMC;[.D$1];Type;&quot;Sorcery Creature&quot;))+(COUNTIFS(Color;[.$A33];CMC;[.D$1];Type;&quot;Instant Creature&quot;))+(COUNTIFS(Color;[.$A33];CMC;[.D$1];Type;&quot;Artifact Equipment Creature&quot;))" office:value-type="float" office:value="0">
            <text:p>0</text:p>
          </table:table-cell>
          <table:table-cell table:formula="of:=(COUNTIFS(Color;[.$A33];CMC;[.E$1];Type;&quot;Creature&quot;))+(COUNTIFS(Color;[.$A33];CMC;[.E$1];Type;&quot;Artifact Creature&quot;))+(COUNTIFS(Color;[.$A33];CMC;[.E$1];Type;&quot;Enchantment Creature&quot;))+(COUNTIFS(Color;[.$A33];CMC;[.E$1];Type;&quot;Sorcery Creature&quot;))+(COUNTIFS(Color;[.$A33];CMC;[.E$1];Type;&quot;Instant Creature&quot;))+(COUNTIFS(Color;[.$A33];CMC;[.E$1];Type;&quot;Artifact Equipment Creature&quot;))" office:value-type="float" office:value="1">
            <text:p>1</text:p>
          </table:table-cell>
          <table:table-cell table:formula="of:=(COUNTIFS(Color;[.$A33];CMC;[.F$1];Type;&quot;Creature&quot;))+(COUNTIFS(Color;[.$A33];CMC;[.F$1];Type;&quot;Artifact Creature&quot;))+(COUNTIFS(Color;[.$A33];CMC;[.F$1];Type;&quot;Enchantment Creature&quot;))+(COUNTIFS(Color;[.$A33];CMC;[.F$1];Type;&quot;Sorcery Creature&quot;))+(COUNTIFS(Color;[.$A33];CMC;[.F$1];Type;&quot;Instant Creature&quot;))+(COUNTIFS(Color;[.$A33];CMC;[.F$1];Type;&quot;Artifact Equipment Creature&quot;))" office:value-type="float" office:value="0">
            <text:p>0</text:p>
          </table:table-cell>
          <table:table-cell table:formula="of:=(COUNTIFS(Color;[.$A33];CMC;[.G$1];Type;&quot;Creature&quot;))+(COUNTIFS(Color;[.$A33];CMC;[.G$1];Type;&quot;Artifact Creature&quot;))+(COUNTIFS(Color;[.$A33];CMC;[.G$1];Type;&quot;Enchantment Creature&quot;))+(COUNTIFS(Color;[.$A33];CMC;[.G$1];Type;&quot;Sorcery Creature&quot;))+(COUNTIFS(Color;[.$A33];CMC;[.G$1];Type;&quot;Instant Creature&quot;))+(COUNTIFS(Color;[.$A33];CMC;[.G$1];Type;&quot;Artifact Equipment Creature&quot;))" office:value-type="float" office:value="0">
            <text:p>0</text:p>
          </table:table-cell>
          <table:table-cell table:formula="of:=(COUNTIFS(Color;[.$A33];CMC;[.H$1];Type;&quot;Creature&quot;))+(COUNTIFS(Color;[.$A33];CMC;[.H$1];Type;&quot;Artifact Creature&quot;))+(COUNTIFS(Color;[.$A33];CMC;[.H$1];Type;&quot;Enchantment Creature&quot;))+(COUNTIFS(Color;[.$A33];CMC;[.H$1];Type;&quot;Sorcery Creature&quot;))+(COUNTIFS(Color;[.$A33];CMC;[.H$1];Type;&quot;Instant Creature&quot;))+(COUNTIFS(Color;[.$A33];CMC;[.H$1];Type;&quot;Artifact Equipment Creature&quot;))" office:value-type="float" office:value="0">
            <text:p>0</text:p>
          </table:table-cell>
          <table:table-cell table:formula="of:=(COUNTIFS(Color;[.$A33];CMC;[.I$1];Type;&quot;Creature&quot;))+(COUNTIFS(Color;[.$A33];CMC;[.I$1];Type;&quot;Artifact Creature&quot;))+(COUNTIFS(Color;[.$A33];CMC;[.I$1];Type;&quot;Enchantment Creature&quot;))+(COUNTIFS(Color;[.$A33];CMC;[.I$1];Type;&quot;Sorcery Creature&quot;))+(COUNTIFS(Color;[.$A33];CMC;[.I$1];Type;&quot;Instant Creature&quot;))+(COUNTIFS(Color;[.$A33];CMC;[.I$1];Type;&quot;Artifact Equipment Creature&quot;))" office:value-type="float" office:value="0">
            <text:p>0</text:p>
          </table:table-cell>
        </table:table-row>
        <table:table-row table:style-name="ro1">
          <table:table-cell office:value-type="string">
            <text:p>GW</text:p>
          </table:table-cell>
          <table:table-cell table:formula="of:=(COUNTIFS(Color;[.$A34];CMC;[.B$1];Type;&quot;Creature&quot;))+(COUNTIFS(Color;[.$A34];CMC;[.B$1];Type;&quot;Artifact Creature&quot;))+(COUNTIFS(Color;[.$A34];CMC;[.B$1];Type;&quot;Enchantment Creature&quot;))+(COUNTIFS(Color;[.$A34];CMC;[.B$1];Type;&quot;Sorcery Creature&quot;))+(COUNTIFS(Color;[.$A34];CMC;[.B$1];Type;&quot;Instant Creature&quot;))+(COUNTIFS(Color;[.$A34];CMC;[.B$1];Type;&quot;Artifact Equipment Creature&quot;))" office:value-type="float" office:value="0">
            <text:p>0</text:p>
          </table:table-cell>
          <table:table-cell table:formula="of:=(COUNTIFS(Color;[.$A34];CMC;[.C$1];Type;&quot;Creature&quot;))+(COUNTIFS(Color;[.$A34];CMC;[.C$1];Type;&quot;Artifact Creature&quot;))+(COUNTIFS(Color;[.$A34];CMC;[.C$1];Type;&quot;Enchantment Creature&quot;))+(COUNTIFS(Color;[.$A34];CMC;[.C$1];Type;&quot;Sorcery Creature&quot;))+(COUNTIFS(Color;[.$A34];CMC;[.C$1];Type;&quot;Instant Creature&quot;))+(COUNTIFS(Color;[.$A34];CMC;[.C$1];Type;&quot;Artifact Equipment Creature&quot;))" office:value-type="float" office:value="0">
            <text:p>0</text:p>
          </table:table-cell>
          <table:table-cell table:formula="of:=(COUNTIFS(Color;[.$A34];CMC;[.D$1];Type;&quot;Creature&quot;))+(COUNTIFS(Color;[.$A34];CMC;[.D$1];Type;&quot;Artifact Creature&quot;))+(COUNTIFS(Color;[.$A34];CMC;[.D$1];Type;&quot;Enchantment Creature&quot;))+(COUNTIFS(Color;[.$A34];CMC;[.D$1];Type;&quot;Sorcery Creature&quot;))+(COUNTIFS(Color;[.$A34];CMC;[.D$1];Type;&quot;Instant Creature&quot;))+(COUNTIFS(Color;[.$A34];CMC;[.D$1];Type;&quot;Artifact Equipment Creature&quot;))" office:value-type="float" office:value="1">
            <text:p>1</text:p>
          </table:table-cell>
          <table:table-cell table:formula="of:=(COUNTIFS(Color;[.$A34];CMC;[.E$1];Type;&quot;Creature&quot;))+(COUNTIFS(Color;[.$A34];CMC;[.E$1];Type;&quot;Artifact Creature&quot;))+(COUNTIFS(Color;[.$A34];CMC;[.E$1];Type;&quot;Enchantment Creature&quot;))+(COUNTIFS(Color;[.$A34];CMC;[.E$1];Type;&quot;Sorcery Creature&quot;))+(COUNTIFS(Color;[.$A34];CMC;[.E$1];Type;&quot;Instant Creature&quot;))+(COUNTIFS(Color;[.$A34];CMC;[.E$1];Type;&quot;Artifact Equipment Creature&quot;))" office:value-type="float" office:value="0">
            <text:p>0</text:p>
          </table:table-cell>
          <table:table-cell table:formula="of:=(COUNTIFS(Color;[.$A34];CMC;[.F$1];Type;&quot;Creature&quot;))+(COUNTIFS(Color;[.$A34];CMC;[.F$1];Type;&quot;Artifact Creature&quot;))+(COUNTIFS(Color;[.$A34];CMC;[.F$1];Type;&quot;Enchantment Creature&quot;))+(COUNTIFS(Color;[.$A34];CMC;[.F$1];Type;&quot;Sorcery Creature&quot;))+(COUNTIFS(Color;[.$A34];CMC;[.F$1];Type;&quot;Instant Creature&quot;))+(COUNTIFS(Color;[.$A34];CMC;[.F$1];Type;&quot;Artifact Equipment Creature&quot;))" office:value-type="float" office:value="0">
            <text:p>0</text:p>
          </table:table-cell>
          <table:table-cell table:formula="of:=(COUNTIFS(Color;[.$A34];CMC;[.G$1];Type;&quot;Creature&quot;))+(COUNTIFS(Color;[.$A34];CMC;[.G$1];Type;&quot;Artifact Creature&quot;))+(COUNTIFS(Color;[.$A34];CMC;[.G$1];Type;&quot;Enchantment Creature&quot;))+(COUNTIFS(Color;[.$A34];CMC;[.G$1];Type;&quot;Sorcery Creature&quot;))+(COUNTIFS(Color;[.$A34];CMC;[.G$1];Type;&quot;Instant Creature&quot;))+(COUNTIFS(Color;[.$A34];CMC;[.G$1];Type;&quot;Artifact Equipment Creature&quot;))" office:value-type="float" office:value="1">
            <text:p>1</text:p>
          </table:table-cell>
          <table:table-cell table:formula="of:=(COUNTIFS(Color;[.$A34];CMC;[.H$1];Type;&quot;Creature&quot;))+(COUNTIFS(Color;[.$A34];CMC;[.H$1];Type;&quot;Artifact Creature&quot;))+(COUNTIFS(Color;[.$A34];CMC;[.H$1];Type;&quot;Enchantment Creature&quot;))+(COUNTIFS(Color;[.$A34];CMC;[.H$1];Type;&quot;Sorcery Creature&quot;))+(COUNTIFS(Color;[.$A34];CMC;[.H$1];Type;&quot;Instant Creature&quot;))+(COUNTIFS(Color;[.$A34];CMC;[.H$1];Type;&quot;Artifact Equipment Creature&quot;))" office:value-type="float" office:value="0">
            <text:p>0</text:p>
          </table:table-cell>
          <table:table-cell table:formula="of:=(COUNTIFS(Color;[.$A34];CMC;[.I$1];Type;&quot;Creature&quot;))+(COUNTIFS(Color;[.$A34];CMC;[.I$1];Type;&quot;Artifact Creature&quot;))+(COUNTIFS(Color;[.$A34];CMC;[.I$1];Type;&quot;Enchantment Creature&quot;))+(COUNTIFS(Color;[.$A34];CMC;[.I$1];Type;&quot;Sorcery Creature&quot;))+(COUNTIFS(Color;[.$A34];CMC;[.I$1];Type;&quot;Instant Creature&quot;))+(COUNTIFS(Color;[.$A34];CMC;[.I$1];Type;&quot;Artifact Equipment Creature&quot;))"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WB</text:p>
          </table:table-cell>
          <table:table-cell table:formula="of:=(COUNTIFS(Color;[.$A36];CMC;[.B$1];Type;&quot;Creature&quot;))+(COUNTIFS(Color;[.$A36];CMC;[.B$1];Type;&quot;Artifact Creature&quot;))+(COUNTIFS(Color;[.$A36];CMC;[.B$1];Type;&quot;Enchantment Creature&quot;))+(COUNTIFS(Color;[.$A36];CMC;[.B$1];Type;&quot;Sorcery Creature&quot;))+(COUNTIFS(Color;[.$A36];CMC;[.B$1];Type;&quot;Instant Creature&quot;))+(COUNTIFS(Color;[.$A36];CMC;[.B$1];Type;&quot;Artifact Equipment Creature&quot;))" office:value-type="float" office:value="0">
            <text:p>0</text:p>
          </table:table-cell>
          <table:table-cell table:formula="of:=(COUNTIFS(Color;[.$A36];CMC;[.C$1];Type;&quot;Creature&quot;))+(COUNTIFS(Color;[.$A36];CMC;[.C$1];Type;&quot;Artifact Creature&quot;))+(COUNTIFS(Color;[.$A36];CMC;[.C$1];Type;&quot;Enchantment Creature&quot;))+(COUNTIFS(Color;[.$A36];CMC;[.C$1];Type;&quot;Sorcery Creature&quot;))+(COUNTIFS(Color;[.$A36];CMC;[.C$1];Type;&quot;Instant Creature&quot;))+(COUNTIFS(Color;[.$A36];CMC;[.C$1];Type;&quot;Artifact Equipment Creature&quot;))" office:value-type="float" office:value="1">
            <text:p>1</text:p>
          </table:table-cell>
          <table:table-cell table:formula="of:=(COUNTIFS(Color;[.$A36];CMC;[.D$1];Type;&quot;Creature&quot;))+(COUNTIFS(Color;[.$A36];CMC;[.D$1];Type;&quot;Artifact Creature&quot;))+(COUNTIFS(Color;[.$A36];CMC;[.D$1];Type;&quot;Enchantment Creature&quot;))+(COUNTIFS(Color;[.$A36];CMC;[.D$1];Type;&quot;Sorcery Creature&quot;))+(COUNTIFS(Color;[.$A36];CMC;[.D$1];Type;&quot;Instant Creature&quot;))+(COUNTIFS(Color;[.$A36];CMC;[.D$1];Type;&quot;Artifact Equipment Creature&quot;))" office:value-type="float" office:value="1">
            <text:p>1</text:p>
          </table:table-cell>
          <table:table-cell table:formula="of:=(COUNTIFS(Color;[.$A36];CMC;[.E$1];Type;&quot;Creature&quot;))+(COUNTIFS(Color;[.$A36];CMC;[.E$1];Type;&quot;Artifact Creature&quot;))+(COUNTIFS(Color;[.$A36];CMC;[.E$1];Type;&quot;Enchantment Creature&quot;))+(COUNTIFS(Color;[.$A36];CMC;[.E$1];Type;&quot;Sorcery Creature&quot;))+(COUNTIFS(Color;[.$A36];CMC;[.E$1];Type;&quot;Instant Creature&quot;))+(COUNTIFS(Color;[.$A36];CMC;[.E$1];Type;&quot;Artifact Equipment Creature&quot;))" office:value-type="float" office:value="0">
            <text:p>0</text:p>
          </table:table-cell>
          <table:table-cell table:formula="of:=(COUNTIFS(Color;[.$A36];CMC;[.F$1];Type;&quot;Creature&quot;))+(COUNTIFS(Color;[.$A36];CMC;[.F$1];Type;&quot;Artifact Creature&quot;))+(COUNTIFS(Color;[.$A36];CMC;[.F$1];Type;&quot;Enchantment Creature&quot;))+(COUNTIFS(Color;[.$A36];CMC;[.F$1];Type;&quot;Sorcery Creature&quot;))+(COUNTIFS(Color;[.$A36];CMC;[.F$1];Type;&quot;Instant Creature&quot;))+(COUNTIFS(Color;[.$A36];CMC;[.F$1];Type;&quot;Artifact Equipment Creature&quot;))" office:value-type="float" office:value="1">
            <text:p>1</text:p>
          </table:table-cell>
          <table:table-cell table:formula="of:=(COUNTIFS(Color;[.$A36];CMC;[.G$1];Type;&quot;Creature&quot;))+(COUNTIFS(Color;[.$A36];CMC;[.G$1];Type;&quot;Artifact Creature&quot;))+(COUNTIFS(Color;[.$A36];CMC;[.G$1];Type;&quot;Enchantment Creature&quot;))+(COUNTIFS(Color;[.$A36];CMC;[.G$1];Type;&quot;Sorcery Creature&quot;))+(COUNTIFS(Color;[.$A36];CMC;[.G$1];Type;&quot;Instant Creature&quot;))+(COUNTIFS(Color;[.$A36];CMC;[.G$1];Type;&quot;Artifact Equipment Creature&quot;))" office:value-type="float" office:value="0">
            <text:p>0</text:p>
          </table:table-cell>
          <table:table-cell table:formula="of:=(COUNTIFS(Color;[.$A36];CMC;[.H$1];Type;&quot;Creature&quot;))+(COUNTIFS(Color;[.$A36];CMC;[.H$1];Type;&quot;Artifact Creature&quot;))+(COUNTIFS(Color;[.$A36];CMC;[.H$1];Type;&quot;Enchantment Creature&quot;))+(COUNTIFS(Color;[.$A36];CMC;[.H$1];Type;&quot;Sorcery Creature&quot;))+(COUNTIFS(Color;[.$A36];CMC;[.H$1];Type;&quot;Instant Creature&quot;))+(COUNTIFS(Color;[.$A36];CMC;[.H$1];Type;&quot;Artifact Equipment Creature&quot;))" office:value-type="float" office:value="0">
            <text:p>0</text:p>
          </table:table-cell>
          <table:table-cell table:formula="of:=(COUNTIFS(Color;[.$A36];CMC;[.I$1];Type;&quot;Creature&quot;))+(COUNTIFS(Color;[.$A36];CMC;[.I$1];Type;&quot;Artifact Creature&quot;))+(COUNTIFS(Color;[.$A36];CMC;[.I$1];Type;&quot;Enchantment Creature&quot;))+(COUNTIFS(Color;[.$A36];CMC;[.I$1];Type;&quot;Sorcery Creature&quot;))+(COUNTIFS(Color;[.$A36];CMC;[.I$1];Type;&quot;Instant Creature&quot;))+(COUNTIFS(Color;[.$A36];CMC;[.I$1];Type;&quot;Artifact Equipment Creature&quot;))" office:value-type="float" office:value="0">
            <text:p>0</text:p>
          </table:table-cell>
        </table:table-row>
        <table:table-row table:style-name="ro1">
          <table:table-cell office:value-type="string">
            <text:p>UR</text:p>
          </table:table-cell>
          <table:table-cell table:formula="of:=(COUNTIFS(Color;[.$A37];CMC;[.B$1];Type;&quot;Creature&quot;))+(COUNTIFS(Color;[.$A37];CMC;[.B$1];Type;&quot;Artifact Creature&quot;))+(COUNTIFS(Color;[.$A37];CMC;[.B$1];Type;&quot;Enchantment Creature&quot;))+(COUNTIFS(Color;[.$A37];CMC;[.B$1];Type;&quot;Sorcery Creature&quot;))+(COUNTIFS(Color;[.$A37];CMC;[.B$1];Type;&quot;Instant Creature&quot;))+(COUNTIFS(Color;[.$A37];CMC;[.B$1];Type;&quot;Artifact Equipment Creature&quot;))" office:value-type="float" office:value="0">
            <text:p>0</text:p>
          </table:table-cell>
          <table:table-cell table:formula="of:=(COUNTIFS(Color;[.$A37];CMC;[.C$1];Type;&quot;Creature&quot;))+(COUNTIFS(Color;[.$A37];CMC;[.C$1];Type;&quot;Artifact Creature&quot;))+(COUNTIFS(Color;[.$A37];CMC;[.C$1];Type;&quot;Enchantment Creature&quot;))+(COUNTIFS(Color;[.$A37];CMC;[.C$1];Type;&quot;Sorcery Creature&quot;))+(COUNTIFS(Color;[.$A37];CMC;[.C$1];Type;&quot;Instant Creature&quot;))+(COUNTIFS(Color;[.$A37];CMC;[.C$1];Type;&quot;Artifact Equipment Creature&quot;))" office:value-type="float" office:value="1">
            <text:p>1</text:p>
          </table:table-cell>
          <table:table-cell table:formula="of:=(COUNTIFS(Color;[.$A37];CMC;[.D$1];Type;&quot;Creature&quot;))+(COUNTIFS(Color;[.$A37];CMC;[.D$1];Type;&quot;Artifact Creature&quot;))+(COUNTIFS(Color;[.$A37];CMC;[.D$1];Type;&quot;Enchantment Creature&quot;))+(COUNTIFS(Color;[.$A37];CMC;[.D$1];Type;&quot;Sorcery Creature&quot;))+(COUNTIFS(Color;[.$A37];CMC;[.D$1];Type;&quot;Instant Creature&quot;))+(COUNTIFS(Color;[.$A37];CMC;[.D$1];Type;&quot;Artifact Equipment Creature&quot;))" office:value-type="float" office:value="2">
            <text:p>2</text:p>
          </table:table-cell>
          <table:table-cell table:formula="of:=(COUNTIFS(Color;[.$A37];CMC;[.E$1];Type;&quot;Creature&quot;))+(COUNTIFS(Color;[.$A37];CMC;[.E$1];Type;&quot;Artifact Creature&quot;))+(COUNTIFS(Color;[.$A37];CMC;[.E$1];Type;&quot;Enchantment Creature&quot;))+(COUNTIFS(Color;[.$A37];CMC;[.E$1];Type;&quot;Sorcery Creature&quot;))+(COUNTIFS(Color;[.$A37];CMC;[.E$1];Type;&quot;Instant Creature&quot;))+(COUNTIFS(Color;[.$A37];CMC;[.E$1];Type;&quot;Artifact Equipment Creature&quot;))" office:value-type="float" office:value="0">
            <text:p>0</text:p>
          </table:table-cell>
          <table:table-cell table:formula="of:=(COUNTIFS(Color;[.$A37];CMC;[.F$1];Type;&quot;Creature&quot;))+(COUNTIFS(Color;[.$A37];CMC;[.F$1];Type;&quot;Artifact Creature&quot;))+(COUNTIFS(Color;[.$A37];CMC;[.F$1];Type;&quot;Enchantment Creature&quot;))+(COUNTIFS(Color;[.$A37];CMC;[.F$1];Type;&quot;Sorcery Creature&quot;))+(COUNTIFS(Color;[.$A37];CMC;[.F$1];Type;&quot;Instant Creature&quot;))+(COUNTIFS(Color;[.$A37];CMC;[.F$1];Type;&quot;Artifact Equipment Creature&quot;))" office:value-type="float" office:value="0">
            <text:p>0</text:p>
          </table:table-cell>
          <table:table-cell table:formula="of:=(COUNTIFS(Color;[.$A37];CMC;[.G$1];Type;&quot;Creature&quot;))+(COUNTIFS(Color;[.$A37];CMC;[.G$1];Type;&quot;Artifact Creature&quot;))+(COUNTIFS(Color;[.$A37];CMC;[.G$1];Type;&quot;Enchantment Creature&quot;))+(COUNTIFS(Color;[.$A37];CMC;[.G$1];Type;&quot;Sorcery Creature&quot;))+(COUNTIFS(Color;[.$A37];CMC;[.G$1];Type;&quot;Instant Creature&quot;))+(COUNTIFS(Color;[.$A37];CMC;[.G$1];Type;&quot;Artifact Equipment Creature&quot;))" office:value-type="float" office:value="0">
            <text:p>0</text:p>
          </table:table-cell>
          <table:table-cell table:formula="of:=(COUNTIFS(Color;[.$A37];CMC;[.H$1];Type;&quot;Creature&quot;))+(COUNTIFS(Color;[.$A37];CMC;[.H$1];Type;&quot;Artifact Creature&quot;))+(COUNTIFS(Color;[.$A37];CMC;[.H$1];Type;&quot;Enchantment Creature&quot;))+(COUNTIFS(Color;[.$A37];CMC;[.H$1];Type;&quot;Sorcery Creature&quot;))+(COUNTIFS(Color;[.$A37];CMC;[.H$1];Type;&quot;Instant Creature&quot;))+(COUNTIFS(Color;[.$A37];CMC;[.H$1];Type;&quot;Artifact Equipment Creature&quot;))" office:value-type="float" office:value="0">
            <text:p>0</text:p>
          </table:table-cell>
          <table:table-cell table:formula="of:=(COUNTIFS(Color;[.$A37];CMC;[.I$1];Type;&quot;Creature&quot;))+(COUNTIFS(Color;[.$A37];CMC;[.I$1];Type;&quot;Artifact Creature&quot;))+(COUNTIFS(Color;[.$A37];CMC;[.I$1];Type;&quot;Enchantment Creature&quot;))+(COUNTIFS(Color;[.$A37];CMC;[.I$1];Type;&quot;Sorcery Creature&quot;))+(COUNTIFS(Color;[.$A37];CMC;[.I$1];Type;&quot;Instant Creature&quot;))+(COUNTIFS(Color;[.$A37];CMC;[.I$1];Type;&quot;Artifact Equipment Creature&quot;))" office:value-type="float" office:value="0">
            <text:p>0</text:p>
          </table:table-cell>
        </table:table-row>
        <table:table-row table:style-name="ro1">
          <table:table-cell office:value-type="string">
            <text:p>BG</text:p>
          </table:table-cell>
          <table:table-cell table:formula="of:=(COUNTIFS(Color;[.$A38];CMC;[.B$1];Type;&quot;Creature&quot;))+(COUNTIFS(Color;[.$A38];CMC;[.B$1];Type;&quot;Artifact Creature&quot;))+(COUNTIFS(Color;[.$A38];CMC;[.B$1];Type;&quot;Enchantment Creature&quot;))+(COUNTIFS(Color;[.$A38];CMC;[.B$1];Type;&quot;Sorcery Creature&quot;))+(COUNTIFS(Color;[.$A38];CMC;[.B$1];Type;&quot;Instant Creature&quot;))+(COUNTIFS(Color;[.$A38];CMC;[.B$1];Type;&quot;Artifact Equipment Creature&quot;))" office:value-type="float" office:value="0">
            <text:p>0</text:p>
          </table:table-cell>
          <table:table-cell table:formula="of:=(COUNTIFS(Color;[.$A38];CMC;[.C$1];Type;&quot;Creature&quot;))+(COUNTIFS(Color;[.$A38];CMC;[.C$1];Type;&quot;Artifact Creature&quot;))+(COUNTIFS(Color;[.$A38];CMC;[.C$1];Type;&quot;Enchantment Creature&quot;))+(COUNTIFS(Color;[.$A38];CMC;[.C$1];Type;&quot;Sorcery Creature&quot;))+(COUNTIFS(Color;[.$A38];CMC;[.C$1];Type;&quot;Instant Creature&quot;))+(COUNTIFS(Color;[.$A38];CMC;[.C$1];Type;&quot;Artifact Equipment Creature&quot;))" office:value-type="float" office:value="1">
            <text:p>1</text:p>
          </table:table-cell>
          <table:table-cell table:formula="of:=(COUNTIFS(Color;[.$A38];CMC;[.D$1];Type;&quot;Creature&quot;))+(COUNTIFS(Color;[.$A38];CMC;[.D$1];Type;&quot;Artifact Creature&quot;))+(COUNTIFS(Color;[.$A38];CMC;[.D$1];Type;&quot;Enchantment Creature&quot;))+(COUNTIFS(Color;[.$A38];CMC;[.D$1];Type;&quot;Sorcery Creature&quot;))+(COUNTIFS(Color;[.$A38];CMC;[.D$1];Type;&quot;Instant Creature&quot;))+(COUNTIFS(Color;[.$A38];CMC;[.D$1];Type;&quot;Artifact Equipment Creature&quot;))" office:value-type="float" office:value="2">
            <text:p>2</text:p>
          </table:table-cell>
          <table:table-cell table:formula="of:=(COUNTIFS(Color;[.$A38];CMC;[.E$1];Type;&quot;Creature&quot;))+(COUNTIFS(Color;[.$A38];CMC;[.E$1];Type;&quot;Artifact Creature&quot;))+(COUNTIFS(Color;[.$A38];CMC;[.E$1];Type;&quot;Enchantment Creature&quot;))+(COUNTIFS(Color;[.$A38];CMC;[.E$1];Type;&quot;Sorcery Creature&quot;))+(COUNTIFS(Color;[.$A38];CMC;[.E$1];Type;&quot;Instant Creature&quot;))+(COUNTIFS(Color;[.$A38];CMC;[.E$1];Type;&quot;Artifact Equipment Creature&quot;))" office:value-type="float" office:value="0">
            <text:p>0</text:p>
          </table:table-cell>
          <table:table-cell table:formula="of:=(COUNTIFS(Color;[.$A38];CMC;[.F$1];Type;&quot;Creature&quot;))+(COUNTIFS(Color;[.$A38];CMC;[.F$1];Type;&quot;Artifact Creature&quot;))+(COUNTIFS(Color;[.$A38];CMC;[.F$1];Type;&quot;Enchantment Creature&quot;))+(COUNTIFS(Color;[.$A38];CMC;[.F$1];Type;&quot;Sorcery Creature&quot;))+(COUNTIFS(Color;[.$A38];CMC;[.F$1];Type;&quot;Instant Creature&quot;))+(COUNTIFS(Color;[.$A38];CMC;[.F$1];Type;&quot;Artifact Equipment Creature&quot;))" office:value-type="float" office:value="1">
            <text:p>1</text:p>
          </table:table-cell>
          <table:table-cell table:formula="of:=(COUNTIFS(Color;[.$A38];CMC;[.G$1];Type;&quot;Creature&quot;))+(COUNTIFS(Color;[.$A38];CMC;[.G$1];Type;&quot;Artifact Creature&quot;))+(COUNTIFS(Color;[.$A38];CMC;[.G$1];Type;&quot;Enchantment Creature&quot;))+(COUNTIFS(Color;[.$A38];CMC;[.G$1];Type;&quot;Sorcery Creature&quot;))+(COUNTIFS(Color;[.$A38];CMC;[.G$1];Type;&quot;Instant Creature&quot;))+(COUNTIFS(Color;[.$A38];CMC;[.G$1];Type;&quot;Artifact Equipment Creature&quot;))" office:value-type="float" office:value="0">
            <text:p>0</text:p>
          </table:table-cell>
          <table:table-cell table:formula="of:=(COUNTIFS(Color;[.$A38];CMC;[.H$1];Type;&quot;Creature&quot;))+(COUNTIFS(Color;[.$A38];CMC;[.H$1];Type;&quot;Artifact Creature&quot;))+(COUNTIFS(Color;[.$A38];CMC;[.H$1];Type;&quot;Enchantment Creature&quot;))+(COUNTIFS(Color;[.$A38];CMC;[.H$1];Type;&quot;Sorcery Creature&quot;))+(COUNTIFS(Color;[.$A38];CMC;[.H$1];Type;&quot;Instant Creature&quot;))+(COUNTIFS(Color;[.$A38];CMC;[.H$1];Type;&quot;Artifact Equipment Creature&quot;))" office:value-type="float" office:value="0">
            <text:p>0</text:p>
          </table:table-cell>
          <table:table-cell table:formula="of:=(COUNTIFS(Color;[.$A38];CMC;[.I$1];Type;&quot;Creature&quot;))+(COUNTIFS(Color;[.$A38];CMC;[.I$1];Type;&quot;Artifact Creature&quot;))+(COUNTIFS(Color;[.$A38];CMC;[.I$1];Type;&quot;Enchantment Creature&quot;))+(COUNTIFS(Color;[.$A38];CMC;[.I$1];Type;&quot;Sorcery Creature&quot;))+(COUNTIFS(Color;[.$A38];CMC;[.I$1];Type;&quot;Instant Creature&quot;))+(COUNTIFS(Color;[.$A38];CMC;[.I$1];Type;&quot;Artifact Equipment Creature&quot;))" office:value-type="float" office:value="0">
            <text:p>0</text:p>
          </table:table-cell>
        </table:table-row>
        <table:table-row table:style-name="ro1">
          <table:table-cell office:value-type="string">
            <text:p>GU</text:p>
          </table:table-cell>
          <table:table-cell table:formula="of:=(COUNTIFS(Color;[.$A39];CMC;[.B$1];Type;&quot;Creature&quot;))+(COUNTIFS(Color;[.$A39];CMC;[.B$1];Type;&quot;Artifact Creature&quot;))+(COUNTIFS(Color;[.$A39];CMC;[.B$1];Type;&quot;Enchantment Creature&quot;))+(COUNTIFS(Color;[.$A39];CMC;[.B$1];Type;&quot;Sorcery Creature&quot;))+(COUNTIFS(Color;[.$A39];CMC;[.B$1];Type;&quot;Instant Creature&quot;))+(COUNTIFS(Color;[.$A39];CMC;[.B$1];Type;&quot;Artifact Equipment Creature&quot;))" office:value-type="float" office:value="0">
            <text:p>0</text:p>
          </table:table-cell>
          <table:table-cell table:formula="of:=(COUNTIFS(Color;[.$A39];CMC;[.C$1];Type;&quot;Creature&quot;))+(COUNTIFS(Color;[.$A39];CMC;[.C$1];Type;&quot;Artifact Creature&quot;))+(COUNTIFS(Color;[.$A39];CMC;[.C$1];Type;&quot;Enchantment Creature&quot;))+(COUNTIFS(Color;[.$A39];CMC;[.C$1];Type;&quot;Sorcery Creature&quot;))+(COUNTIFS(Color;[.$A39];CMC;[.C$1];Type;&quot;Instant Creature&quot;))+(COUNTIFS(Color;[.$A39];CMC;[.C$1];Type;&quot;Artifact Equipment Creature&quot;))" office:value-type="float" office:value="1">
            <text:p>1</text:p>
          </table:table-cell>
          <table:table-cell table:formula="of:=(COUNTIFS(Color;[.$A39];CMC;[.D$1];Type;&quot;Creature&quot;))+(COUNTIFS(Color;[.$A39];CMC;[.D$1];Type;&quot;Artifact Creature&quot;))+(COUNTIFS(Color;[.$A39];CMC;[.D$1];Type;&quot;Enchantment Creature&quot;))+(COUNTIFS(Color;[.$A39];CMC;[.D$1];Type;&quot;Sorcery Creature&quot;))+(COUNTIFS(Color;[.$A39];CMC;[.D$1];Type;&quot;Instant Creature&quot;))+(COUNTIFS(Color;[.$A39];CMC;[.D$1];Type;&quot;Artifact Equipment Creature&quot;))" office:value-type="float" office:value="4">
            <text:p>4</text:p>
          </table:table-cell>
          <table:table-cell table:formula="of:=(COUNTIFS(Color;[.$A39];CMC;[.E$1];Type;&quot;Creature&quot;))+(COUNTIFS(Color;[.$A39];CMC;[.E$1];Type;&quot;Artifact Creature&quot;))+(COUNTIFS(Color;[.$A39];CMC;[.E$1];Type;&quot;Enchantment Creature&quot;))+(COUNTIFS(Color;[.$A39];CMC;[.E$1];Type;&quot;Sorcery Creature&quot;))+(COUNTIFS(Color;[.$A39];CMC;[.E$1];Type;&quot;Instant Creature&quot;))+(COUNTIFS(Color;[.$A39];CMC;[.E$1];Type;&quot;Artifact Equipment Creature&quot;))" office:value-type="float" office:value="0">
            <text:p>0</text:p>
          </table:table-cell>
          <table:table-cell table:formula="of:=(COUNTIFS(Color;[.$A39];CMC;[.F$1];Type;&quot;Creature&quot;))+(COUNTIFS(Color;[.$A39];CMC;[.F$1];Type;&quot;Artifact Creature&quot;))+(COUNTIFS(Color;[.$A39];CMC;[.F$1];Type;&quot;Enchantment Creature&quot;))+(COUNTIFS(Color;[.$A39];CMC;[.F$1];Type;&quot;Sorcery Creature&quot;))+(COUNTIFS(Color;[.$A39];CMC;[.F$1];Type;&quot;Instant Creature&quot;))+(COUNTIFS(Color;[.$A39];CMC;[.F$1];Type;&quot;Artifact Equipment Creature&quot;))" office:value-type="float" office:value="0">
            <text:p>0</text:p>
          </table:table-cell>
          <table:table-cell table:formula="of:=(COUNTIFS(Color;[.$A39];CMC;[.G$1];Type;&quot;Creature&quot;))+(COUNTIFS(Color;[.$A39];CMC;[.G$1];Type;&quot;Artifact Creature&quot;))+(COUNTIFS(Color;[.$A39];CMC;[.G$1];Type;&quot;Enchantment Creature&quot;))+(COUNTIFS(Color;[.$A39];CMC;[.G$1];Type;&quot;Sorcery Creature&quot;))+(COUNTIFS(Color;[.$A39];CMC;[.G$1];Type;&quot;Instant Creature&quot;))+(COUNTIFS(Color;[.$A39];CMC;[.G$1];Type;&quot;Artifact Equipment Creature&quot;))" office:value-type="float" office:value="0">
            <text:p>0</text:p>
          </table:table-cell>
          <table:table-cell table:formula="of:=(COUNTIFS(Color;[.$A39];CMC;[.H$1];Type;&quot;Creature&quot;))+(COUNTIFS(Color;[.$A39];CMC;[.H$1];Type;&quot;Artifact Creature&quot;))+(COUNTIFS(Color;[.$A39];CMC;[.H$1];Type;&quot;Enchantment Creature&quot;))+(COUNTIFS(Color;[.$A39];CMC;[.H$1];Type;&quot;Sorcery Creature&quot;))+(COUNTIFS(Color;[.$A39];CMC;[.H$1];Type;&quot;Instant Creature&quot;))+(COUNTIFS(Color;[.$A39];CMC;[.H$1];Type;&quot;Artifact Equipment Creature&quot;))" office:value-type="float" office:value="0">
            <text:p>0</text:p>
          </table:table-cell>
          <table:table-cell table:formula="of:=(COUNTIFS(Color;[.$A39];CMC;[.I$1];Type;&quot;Creature&quot;))+(COUNTIFS(Color;[.$A39];CMC;[.I$1];Type;&quot;Artifact Creature&quot;))+(COUNTIFS(Color;[.$A39];CMC;[.I$1];Type;&quot;Enchantment Creature&quot;))+(COUNTIFS(Color;[.$A39];CMC;[.I$1];Type;&quot;Sorcery Creature&quot;))+(COUNTIFS(Color;[.$A39];CMC;[.I$1];Type;&quot;Instant Creature&quot;))+(COUNTIFS(Color;[.$A39];CMC;[.I$1];Type;&quot;Artifact Equipment Creature&quot;))" office:value-type="float" office:value="0">
            <text:p>0</text:p>
          </table:table-cell>
        </table:table-row>
        <table:table-row table:style-name="ro1">
          <table:table-cell office:value-type="string">
            <text:p>RW</text:p>
          </table:table-cell>
          <table:table-cell table:formula="of:=(COUNTIFS(Color;[.$A40];CMC;[.B$1];Type;&quot;Creature&quot;))+(COUNTIFS(Color;[.$A40];CMC;[.B$1];Type;&quot;Artifact Creature&quot;))+(COUNTIFS(Color;[.$A40];CMC;[.B$1];Type;&quot;Enchantment Creature&quot;))+(COUNTIFS(Color;[.$A40];CMC;[.B$1];Type;&quot;Sorcery Creature&quot;))+(COUNTIFS(Color;[.$A40];CMC;[.B$1];Type;&quot;Instant Creature&quot;))+(COUNTIFS(Color;[.$A40];CMC;[.B$1];Type;&quot;Artifact Equipment Creature&quot;))" office:value-type="float" office:value="0">
            <text:p>0</text:p>
          </table:table-cell>
          <table:table-cell table:formula="of:=(COUNTIFS(Color;[.$A40];CMC;[.C$1];Type;&quot;Creature&quot;))+(COUNTIFS(Color;[.$A40];CMC;[.C$1];Type;&quot;Artifact Creature&quot;))+(COUNTIFS(Color;[.$A40];CMC;[.C$1];Type;&quot;Enchantment Creature&quot;))+(COUNTIFS(Color;[.$A40];CMC;[.C$1];Type;&quot;Sorcery Creature&quot;))+(COUNTIFS(Color;[.$A40];CMC;[.C$1];Type;&quot;Instant Creature&quot;))+(COUNTIFS(Color;[.$A40];CMC;[.C$1];Type;&quot;Artifact Equipment Creature&quot;))" office:value-type="float" office:value="2">
            <text:p>2</text:p>
          </table:table-cell>
          <table:table-cell table:formula="of:=(COUNTIFS(Color;[.$A40];CMC;[.D$1];Type;&quot;Creature&quot;))+(COUNTIFS(Color;[.$A40];CMC;[.D$1];Type;&quot;Artifact Creature&quot;))+(COUNTIFS(Color;[.$A40];CMC;[.D$1];Type;&quot;Enchantment Creature&quot;))+(COUNTIFS(Color;[.$A40];CMC;[.D$1];Type;&quot;Sorcery Creature&quot;))+(COUNTIFS(Color;[.$A40];CMC;[.D$1];Type;&quot;Instant Creature&quot;))+(COUNTIFS(Color;[.$A40];CMC;[.D$1];Type;&quot;Artifact Equipment Creature&quot;))" office:value-type="float" office:value="0">
            <text:p>0</text:p>
          </table:table-cell>
          <table:table-cell table:formula="of:=(COUNTIFS(Color;[.$A40];CMC;[.E$1];Type;&quot;Creature&quot;))+(COUNTIFS(Color;[.$A40];CMC;[.E$1];Type;&quot;Artifact Creature&quot;))+(COUNTIFS(Color;[.$A40];CMC;[.E$1];Type;&quot;Enchantment Creature&quot;))+(COUNTIFS(Color;[.$A40];CMC;[.E$1];Type;&quot;Sorcery Creature&quot;))+(COUNTIFS(Color;[.$A40];CMC;[.E$1];Type;&quot;Instant Creature&quot;))+(COUNTIFS(Color;[.$A40];CMC;[.E$1];Type;&quot;Artifact Equipment Creature&quot;))" office:value-type="float" office:value="1">
            <text:p>1</text:p>
          </table:table-cell>
          <table:table-cell table:formula="of:=(COUNTIFS(Color;[.$A40];CMC;[.F$1];Type;&quot;Creature&quot;))+(COUNTIFS(Color;[.$A40];CMC;[.F$1];Type;&quot;Artifact Creature&quot;))+(COUNTIFS(Color;[.$A40];CMC;[.F$1];Type;&quot;Enchantment Creature&quot;))+(COUNTIFS(Color;[.$A40];CMC;[.F$1];Type;&quot;Sorcery Creature&quot;))+(COUNTIFS(Color;[.$A40];CMC;[.F$1];Type;&quot;Instant Creature&quot;))+(COUNTIFS(Color;[.$A40];CMC;[.F$1];Type;&quot;Artifact Equipment Creature&quot;))" office:value-type="float" office:value="0">
            <text:p>0</text:p>
          </table:table-cell>
          <table:table-cell table:formula="of:=(COUNTIFS(Color;[.$A40];CMC;[.G$1];Type;&quot;Creature&quot;))+(COUNTIFS(Color;[.$A40];CMC;[.G$1];Type;&quot;Artifact Creature&quot;))+(COUNTIFS(Color;[.$A40];CMC;[.G$1];Type;&quot;Enchantment Creature&quot;))+(COUNTIFS(Color;[.$A40];CMC;[.G$1];Type;&quot;Sorcery Creature&quot;))+(COUNTIFS(Color;[.$A40];CMC;[.G$1];Type;&quot;Instant Creature&quot;))+(COUNTIFS(Color;[.$A40];CMC;[.G$1];Type;&quot;Artifact Equipment Creature&quot;))" office:value-type="float" office:value="0">
            <text:p>0</text:p>
          </table:table-cell>
          <table:table-cell table:formula="of:=(COUNTIFS(Color;[.$A40];CMC;[.H$1];Type;&quot;Creature&quot;))+(COUNTIFS(Color;[.$A40];CMC;[.H$1];Type;&quot;Artifact Creature&quot;))+(COUNTIFS(Color;[.$A40];CMC;[.H$1];Type;&quot;Enchantment Creature&quot;))+(COUNTIFS(Color;[.$A40];CMC;[.H$1];Type;&quot;Sorcery Creature&quot;))+(COUNTIFS(Color;[.$A40];CMC;[.H$1];Type;&quot;Instant Creature&quot;))+(COUNTIFS(Color;[.$A40];CMC;[.H$1];Type;&quot;Artifact Equipment Creature&quot;))" office:value-type="float" office:value="0">
            <text:p>0</text:p>
          </table:table-cell>
          <table:table-cell table:formula="of:=(COUNTIFS(Color;[.$A40];CMC;[.I$1];Type;&quot;Creature&quot;))+(COUNTIFS(Color;[.$A40];CMC;[.I$1];Type;&quot;Artifact Creature&quot;))+(COUNTIFS(Color;[.$A40];CMC;[.I$1];Type;&quot;Enchantment Creature&quot;))+(COUNTIFS(Color;[.$A40];CMC;[.I$1];Type;&quot;Sorcery Creature&quot;))+(COUNTIFS(Color;[.$A40];CMC;[.I$1];Type;&quot;Instant Creature&quot;))+(COUNTIFS(Color;[.$A40];CMC;[.I$1];Type;&quot;Artifact Equipment Creature&quot;))"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5" office:value-type="string" table:number-columns-spanned="9" table:number-rows-spanned="1">
            <text:p>Spells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</text:p>
          </table:table-cell>
          <table:table-cell table:formula="of:=(COUNTIFS(Color; [.$A44];CMC;[.B$1];Type;&quot;Sorcery&quot;))+(COUNTIFS(Color; [.$A44];CMC;[.B$1];Type;&quot;Instant&quot;))+(COUNTIFS(Color; [.$A44];CMC;[.B$1];Type;&quot;Enchantment&quot;))+(COUNTIFS(Color; [.$A44];CMC;[.B$1];Type;&quot;Enchantment Aura&quot;))+(COUNTIFS(Color; [.$A44];CMC;[.B$1];Type;&quot;Artifact Equipment&quot;))+(COUNTIFS(Color; [.$A44];CMC;[.B$1];Type;&quot;Artifact&quot;))" office:value-type="float" office:value="5">
            <text:p>5</text:p>
          </table:table-cell>
          <table:table-cell table:formula="of:=(COUNTIFS(Color; [.$A44];CMC;[.C$1];Type;&quot;Sorcery&quot;))+(COUNTIFS(Color; [.$A44];CMC;[.C$1];Type;&quot;Instant&quot;))+(COUNTIFS(Color; [.$A44];CMC;[.C$1];Type;&quot;Enchantment&quot;))+(COUNTIFS(Color; [.$A44];CMC;[.C$1];Type;&quot;Enchantment Aura&quot;))+(COUNTIFS(Color; [.$A44];CMC;[.C$1];Type;&quot;Artifact Equipment&quot;))+(COUNTIFS(Color; [.$A44];CMC;[.C$1];Type;&quot;Artifact&quot;))" office:value-type="float" office:value="5">
            <text:p>5</text:p>
          </table:table-cell>
          <table:table-cell table:formula="of:=(COUNTIFS(Color; [.$A44];CMC;[.D$1];Type;&quot;Sorcery&quot;))+(COUNTIFS(Color; [.$A44];CMC;[.D$1];Type;&quot;Instant&quot;))+(COUNTIFS(Color; [.$A44];CMC;[.D$1];Type;&quot;Enchantment&quot;))+(COUNTIFS(Color; [.$A44];CMC;[.D$1];Type;&quot;Enchantment Aura&quot;))+(COUNTIFS(Color; [.$A44];CMC;[.D$1];Type;&quot;Artifact Equipment&quot;))+(COUNTIFS(Color; [.$A44];CMC;[.D$1];Type;&quot;Artifact&quot;))" office:value-type="float" office:value="5">
            <text:p>5</text:p>
          </table:table-cell>
          <table:table-cell table:formula="of:=(COUNTIFS(Color; [.$A44];CMC;[.E$1];Type;&quot;Sorcery&quot;))+(COUNTIFS(Color; [.$A44];CMC;[.E$1];Type;&quot;Instant&quot;))+(COUNTIFS(Color; [.$A44];CMC;[.E$1];Type;&quot;Enchantment&quot;))+(COUNTIFS(Color; [.$A44];CMC;[.E$1];Type;&quot;Enchantment Aura&quot;))+(COUNTIFS(Color; [.$A44];CMC;[.E$1];Type;&quot;Artifact Equipment&quot;))+(COUNTIFS(Color; [.$A44];CMC;[.E$1];Type;&quot;Artifact&quot;))" office:value-type="float" office:value="3">
            <text:p>3</text:p>
          </table:table-cell>
          <table:table-cell table:formula="of:=(COUNTIFS(Color; [.$A44];CMC;[.F$1];Type;&quot;Sorcery&quot;))+(COUNTIFS(Color; [.$A44];CMC;[.F$1];Type;&quot;Instant&quot;))+(COUNTIFS(Color; [.$A44];CMC;[.F$1];Type;&quot;Enchantment&quot;))+(COUNTIFS(Color; [.$A44];CMC;[.F$1];Type;&quot;Enchantment Aura&quot;))+(COUNTIFS(Color; [.$A44];CMC;[.F$1];Type;&quot;Artifact Equipment&quot;))+(COUNTIFS(Color; [.$A44];CMC;[.F$1];Type;&quot;Artifact&quot;))" office:value-type="float" office:value="0">
            <text:p>0</text:p>
          </table:table-cell>
          <table:table-cell table:formula="of:=(COUNTIFS(Color; [.$A44];CMC;[.G$1];Type;&quot;Sorcery&quot;))+(COUNTIFS(Color; [.$A44];CMC;[.G$1];Type;&quot;Instant&quot;))+(COUNTIFS(Color; [.$A44];CMC;[.G$1];Type;&quot;Enchantment&quot;))+(COUNTIFS(Color; [.$A44];CMC;[.G$1];Type;&quot;Enchantment Aura&quot;))+(COUNTIFS(Color; [.$A44];CMC;[.G$1];Type;&quot;Artifact Equipment&quot;))+(COUNTIFS(Color; [.$A44];CMC;[.G$1];Type;&quot;Artifact&quot;))" office:value-type="float" office:value="0">
            <text:p>0</text:p>
          </table:table-cell>
          <table:table-cell table:formula="of:=(COUNTIFS(Color; [.$A44];CMC;[.H$1];Type;&quot;Sorcery&quot;))+(COUNTIFS(Color; [.$A44];CMC;[.H$1];Type;&quot;Instant&quot;))+(COUNTIFS(Color; [.$A44];CMC;[.H$1];Type;&quot;Enchantment&quot;))+(COUNTIFS(Color; [.$A44];CMC;[.H$1];Type;&quot;Enchantment Aura&quot;))+(COUNTIFS(Color; [.$A44];CMC;[.H$1];Type;&quot;Artifact Equipment&quot;))+(COUNTIFS(Color; [.$A44];CMC;[.H$1];Type;&quot;Artifact&quot;))" office:value-type="float" office:value="0">
            <text:p>0</text:p>
          </table:table-cell>
          <table:table-cell table:formula="of:=(COUNTIFS(Color; [.$A44];CMC;[.I$1];Type;&quot;Sorcery&quot;))+(COUNTIFS(Color; [.$A44];CMC;[.I$1];Type;&quot;Instant&quot;))+(COUNTIFS(Color; [.$A44];CMC;[.I$1];Type;&quot;Enchantment&quot;))+(COUNTIFS(Color; [.$A44];CMC;[.I$1];Type;&quot;Enchantment Aura&quot;))+(COUNTIFS(Color; [.$A44];CMC;[.I$1];Type;&quot;Artifact Equipment&quot;))+(COUNTIFS(Color; [.$A44];CMC;[.I$1];Type;&quot;Artifact&quot;))" office:value-type="float" office:value="0">
            <text:p>0</text:p>
          </table:table-cell>
        </table:table-row>
        <table:table-row table:style-name="ro1">
          <table:table-cell office:value-type="string">
            <text:p>W</text:p>
          </table:table-cell>
          <table:table-cell table:formula="of:=(COUNTIFS(Color; [.$A45];CMC;[.B$1];Type;&quot;Sorcery&quot;))+(COUNTIFS(Color; [.$A45];CMC;[.B$1];Type;&quot;Instant&quot;))+(COUNTIFS(Color; [.$A45];CMC;[.B$1];Type;&quot;Enchantment&quot;))+(COUNTIFS(Color; [.$A45];CMC;[.B$1];Type;&quot;Enchantment Aura&quot;))+(COUNTIFS(Color; [.$A45];CMC;[.B$1];Type;&quot;Artifact Equipment&quot;))+(COUNTIFS(Color; [.$A45];CMC;[.B$1];Type;&quot;Artifact&quot;))" office:value-type="float" office:value="6">
            <text:p>6</text:p>
          </table:table-cell>
          <table:table-cell table:formula="of:=(COUNTIFS(Color; [.$A45];CMC;[.C$1];Type;&quot;Sorcery&quot;))+(COUNTIFS(Color; [.$A45];CMC;[.C$1];Type;&quot;Instant&quot;))+(COUNTIFS(Color; [.$A45];CMC;[.C$1];Type;&quot;Enchantment&quot;))+(COUNTIFS(Color; [.$A45];CMC;[.C$1];Type;&quot;Enchantment Aura&quot;))+(COUNTIFS(Color; [.$A45];CMC;[.C$1];Type;&quot;Artifact Equipment&quot;))+(COUNTIFS(Color; [.$A45];CMC;[.C$1];Type;&quot;Artifact&quot;))" office:value-type="float" office:value="5">
            <text:p>5</text:p>
          </table:table-cell>
          <table:table-cell table:formula="of:=(COUNTIFS(Color; [.$A45];CMC;[.D$1];Type;&quot;Sorcery&quot;))+(COUNTIFS(Color; [.$A45];CMC;[.D$1];Type;&quot;Instant&quot;))+(COUNTIFS(Color; [.$A45];CMC;[.D$1];Type;&quot;Enchantment&quot;))+(COUNTIFS(Color; [.$A45];CMC;[.D$1];Type;&quot;Enchantment Aura&quot;))+(COUNTIFS(Color; [.$A45];CMC;[.D$1];Type;&quot;Artifact Equipment&quot;))+(COUNTIFS(Color; [.$A45];CMC;[.D$1];Type;&quot;Artifact&quot;))" office:value-type="float" office:value="3">
            <text:p>3</text:p>
          </table:table-cell>
          <table:table-cell table:formula="of:=(COUNTIFS(Color; [.$A45];CMC;[.E$1];Type;&quot;Sorcery&quot;))+(COUNTIFS(Color; [.$A45];CMC;[.E$1];Type;&quot;Instant&quot;))+(COUNTIFS(Color; [.$A45];CMC;[.E$1];Type;&quot;Enchantment&quot;))+(COUNTIFS(Color; [.$A45];CMC;[.E$1];Type;&quot;Enchantment Aura&quot;))+(COUNTIFS(Color; [.$A45];CMC;[.E$1];Type;&quot;Artifact Equipment&quot;))+(COUNTIFS(Color; [.$A45];CMC;[.E$1];Type;&quot;Artifact&quot;))" office:value-type="float" office:value="5">
            <text:p>5</text:p>
          </table:table-cell>
          <table:table-cell table:formula="of:=(COUNTIFS(Color; [.$A45];CMC;[.F$1];Type;&quot;Sorcery&quot;))+(COUNTIFS(Color; [.$A45];CMC;[.F$1];Type;&quot;Instant&quot;))+(COUNTIFS(Color; [.$A45];CMC;[.F$1];Type;&quot;Enchantment&quot;))+(COUNTIFS(Color; [.$A45];CMC;[.F$1];Type;&quot;Enchantment Aura&quot;))+(COUNTIFS(Color; [.$A45];CMC;[.F$1];Type;&quot;Artifact Equipment&quot;))+(COUNTIFS(Color; [.$A45];CMC;[.F$1];Type;&quot;Artifact&quot;))" office:value-type="float" office:value="0">
            <text:p>0</text:p>
          </table:table-cell>
          <table:table-cell table:formula="of:=(COUNTIFS(Color; [.$A45];CMC;[.G$1];Type;&quot;Sorcery&quot;))+(COUNTIFS(Color; [.$A45];CMC;[.G$1];Type;&quot;Instant&quot;))+(COUNTIFS(Color; [.$A45];CMC;[.G$1];Type;&quot;Enchantment&quot;))+(COUNTIFS(Color; [.$A45];CMC;[.G$1];Type;&quot;Enchantment Aura&quot;))+(COUNTIFS(Color; [.$A45];CMC;[.G$1];Type;&quot;Artifact Equipment&quot;))+(COUNTIFS(Color; [.$A45];CMC;[.G$1];Type;&quot;Artifact&quot;))" office:value-type="float" office:value="0">
            <text:p>0</text:p>
          </table:table-cell>
          <table:table-cell table:formula="of:=(COUNTIFS(Color; [.$A45];CMC;[.H$1];Type;&quot;Sorcery&quot;))+(COUNTIFS(Color; [.$A45];CMC;[.H$1];Type;&quot;Instant&quot;))+(COUNTIFS(Color; [.$A45];CMC;[.H$1];Type;&quot;Enchantment&quot;))+(COUNTIFS(Color; [.$A45];CMC;[.H$1];Type;&quot;Enchantment Aura&quot;))+(COUNTIFS(Color; [.$A45];CMC;[.H$1];Type;&quot;Artifact Equipment&quot;))+(COUNTIFS(Color; [.$A45];CMC;[.H$1];Type;&quot;Artifact&quot;))" office:value-type="float" office:value="0">
            <text:p>0</text:p>
          </table:table-cell>
          <table:table-cell table:formula="of:=(COUNTIFS(Color; [.$A45];CMC;[.I$1];Type;&quot;Sorcery&quot;))+(COUNTIFS(Color; [.$A45];CMC;[.I$1];Type;&quot;Instant&quot;))+(COUNTIFS(Color; [.$A45];CMC;[.I$1];Type;&quot;Enchantment&quot;))+(COUNTIFS(Color; [.$A45];CMC;[.I$1];Type;&quot;Enchantment Aura&quot;))+(COUNTIFS(Color; [.$A45];CMC;[.I$1];Type;&quot;Artifact Equipment&quot;))+(COUNTIFS(Color; [.$A45];CMC;[.I$1];Type;&quot;Artifact&quot;))" office:value-type="float" office:value="0">
            <text:p>0</text:p>
          </table:table-cell>
        </table:table-row>
        <table:table-row table:style-name="ro1">
          <table:table-cell office:value-type="string">
            <text:p>U</text:p>
          </table:table-cell>
          <table:table-cell table:formula="of:=(COUNTIFS(Color; [.$A46];CMC;[.B$1];Type;&quot;Sorcery&quot;))+(COUNTIFS(Color; [.$A46];CMC;[.B$1];Type;&quot;Instant&quot;))+(COUNTIFS(Color; [.$A46];CMC;[.B$1];Type;&quot;Enchantment&quot;))+(COUNTIFS(Color; [.$A46];CMC;[.B$1];Type;&quot;Enchantment Aura&quot;))+(COUNTIFS(Color; [.$A46];CMC;[.B$1];Type;&quot;Artifact Equipment&quot;))+(COUNTIFS(Color; [.$A46];CMC;[.B$1];Type;&quot;Artifact&quot;))" office:value-type="float" office:value="3">
            <text:p>3</text:p>
          </table:table-cell>
          <table:table-cell table:formula="of:=(COUNTIFS(Color; [.$A46];CMC;[.C$1];Type;&quot;Sorcery&quot;))+(COUNTIFS(Color; [.$A46];CMC;[.C$1];Type;&quot;Instant&quot;))+(COUNTIFS(Color; [.$A46];CMC;[.C$1];Type;&quot;Enchantment&quot;))+(COUNTIFS(Color; [.$A46];CMC;[.C$1];Type;&quot;Enchantment Aura&quot;))+(COUNTIFS(Color; [.$A46];CMC;[.C$1];Type;&quot;Artifact Equipment&quot;))+(COUNTIFS(Color; [.$A46];CMC;[.C$1];Type;&quot;Artifact&quot;))" office:value-type="float" office:value="7">
            <text:p>7</text:p>
          </table:table-cell>
          <table:table-cell table:formula="of:=(COUNTIFS(Color; [.$A46];CMC;[.D$1];Type;&quot;Sorcery&quot;))+(COUNTIFS(Color; [.$A46];CMC;[.D$1];Type;&quot;Instant&quot;))+(COUNTIFS(Color; [.$A46];CMC;[.D$1];Type;&quot;Enchantment&quot;))+(COUNTIFS(Color; [.$A46];CMC;[.D$1];Type;&quot;Enchantment Aura&quot;))+(COUNTIFS(Color; [.$A46];CMC;[.D$1];Type;&quot;Artifact Equipment&quot;))+(COUNTIFS(Color; [.$A46];CMC;[.D$1];Type;&quot;Artifact&quot;))" office:value-type="float" office:value="10">
            <text:p>10</text:p>
          </table:table-cell>
          <table:table-cell table:formula="of:=(COUNTIFS(Color; [.$A46];CMC;[.E$1];Type;&quot;Sorcery&quot;))+(COUNTIFS(Color; [.$A46];CMC;[.E$1];Type;&quot;Instant&quot;))+(COUNTIFS(Color; [.$A46];CMC;[.E$1];Type;&quot;Enchantment&quot;))+(COUNTIFS(Color; [.$A46];CMC;[.E$1];Type;&quot;Enchantment Aura&quot;))+(COUNTIFS(Color; [.$A46];CMC;[.E$1];Type;&quot;Artifact Equipment&quot;))+(COUNTIFS(Color; [.$A46];CMC;[.E$1];Type;&quot;Artifact&quot;))" office:value-type="float" office:value="5">
            <text:p>5</text:p>
          </table:table-cell>
          <table:table-cell table:formula="of:=(COUNTIFS(Color; [.$A46];CMC;[.F$1];Type;&quot;Sorcery&quot;))+(COUNTIFS(Color; [.$A46];CMC;[.F$1];Type;&quot;Instant&quot;))+(COUNTIFS(Color; [.$A46];CMC;[.F$1];Type;&quot;Enchantment&quot;))+(COUNTIFS(Color; [.$A46];CMC;[.F$1];Type;&quot;Enchantment Aura&quot;))+(COUNTIFS(Color; [.$A46];CMC;[.F$1];Type;&quot;Artifact Equipment&quot;))+(COUNTIFS(Color; [.$A46];CMC;[.F$1];Type;&quot;Artifact&quot;))" office:value-type="float" office:value="0">
            <text:p>0</text:p>
          </table:table-cell>
          <table:table-cell table:formula="of:=(COUNTIFS(Color; [.$A46];CMC;[.G$1];Type;&quot;Sorcery&quot;))+(COUNTIFS(Color; [.$A46];CMC;[.G$1];Type;&quot;Instant&quot;))+(COUNTIFS(Color; [.$A46];CMC;[.G$1];Type;&quot;Enchantment&quot;))+(COUNTIFS(Color; [.$A46];CMC;[.G$1];Type;&quot;Enchantment Aura&quot;))+(COUNTIFS(Color; [.$A46];CMC;[.G$1];Type;&quot;Artifact Equipment&quot;))+(COUNTIFS(Color; [.$A46];CMC;[.G$1];Type;&quot;Artifact&quot;))" office:value-type="float" office:value="1">
            <text:p>1</text:p>
          </table:table-cell>
          <table:table-cell table:formula="of:=(COUNTIFS(Color; [.$A46];CMC;[.H$1];Type;&quot;Sorcery&quot;))+(COUNTIFS(Color; [.$A46];CMC;[.H$1];Type;&quot;Instant&quot;))+(COUNTIFS(Color; [.$A46];CMC;[.H$1];Type;&quot;Enchantment&quot;))+(COUNTIFS(Color; [.$A46];CMC;[.H$1];Type;&quot;Enchantment Aura&quot;))+(COUNTIFS(Color; [.$A46];CMC;[.H$1];Type;&quot;Artifact Equipment&quot;))+(COUNTIFS(Color; [.$A46];CMC;[.H$1];Type;&quot;Artifact&quot;))" office:value-type="float" office:value="0">
            <text:p>0</text:p>
          </table:table-cell>
          <table:table-cell table:formula="of:=(COUNTIFS(Color; [.$A46];CMC;[.I$1];Type;&quot;Sorcery&quot;))+(COUNTIFS(Color; [.$A46];CMC;[.I$1];Type;&quot;Instant&quot;))+(COUNTIFS(Color; [.$A46];CMC;[.I$1];Type;&quot;Enchantment&quot;))+(COUNTIFS(Color; [.$A46];CMC;[.I$1];Type;&quot;Enchantment Aura&quot;))+(COUNTIFS(Color; [.$A46];CMC;[.I$1];Type;&quot;Artifact Equipment&quot;))+(COUNTIFS(Color; [.$A46];CMC;[.I$1];Type;&quot;Artifact&quot;))" office:value-type="float" office:value="0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(COUNTIFS(Color; [.$A47];CMC;[.B$1];Type;&quot;Sorcery&quot;))+(COUNTIFS(Color; [.$A47];CMC;[.B$1];Type;&quot;Instant&quot;))+(COUNTIFS(Color; [.$A47];CMC;[.B$1];Type;&quot;Enchantment&quot;))+(COUNTIFS(Color; [.$A47];CMC;[.B$1];Type;&quot;Enchantment Aura&quot;))+(COUNTIFS(Color; [.$A47];CMC;[.B$1];Type;&quot;Artifact Equipment&quot;))+(COUNTIFS(Color; [.$A47];CMC;[.B$1];Type;&quot;Artifact&quot;))" office:value-type="float" office:value="7">
            <text:p>7</text:p>
          </table:table-cell>
          <table:table-cell table:formula="of:=(COUNTIFS(Color; [.$A47];CMC;[.C$1];Type;&quot;Sorcery&quot;))+(COUNTIFS(Color; [.$A47];CMC;[.C$1];Type;&quot;Instant&quot;))+(COUNTIFS(Color; [.$A47];CMC;[.C$1];Type;&quot;Enchantment&quot;))+(COUNTIFS(Color; [.$A47];CMC;[.C$1];Type;&quot;Enchantment Aura&quot;))+(COUNTIFS(Color; [.$A47];CMC;[.C$1];Type;&quot;Artifact Equipment&quot;))+(COUNTIFS(Color; [.$A47];CMC;[.C$1];Type;&quot;Artifact&quot;))" office:value-type="float" office:value="7">
            <text:p>7</text:p>
          </table:table-cell>
          <table:table-cell table:formula="of:=(COUNTIFS(Color; [.$A47];CMC;[.D$1];Type;&quot;Sorcery&quot;))+(COUNTIFS(Color; [.$A47];CMC;[.D$1];Type;&quot;Instant&quot;))+(COUNTIFS(Color; [.$A47];CMC;[.D$1];Type;&quot;Enchantment&quot;))+(COUNTIFS(Color; [.$A47];CMC;[.D$1];Type;&quot;Enchantment Aura&quot;))+(COUNTIFS(Color; [.$A47];CMC;[.D$1];Type;&quot;Artifact Equipment&quot;))+(COUNTIFS(Color; [.$A47];CMC;[.D$1];Type;&quot;Artifact&quot;))" office:value-type="float" office:value="7">
            <text:p>7</text:p>
          </table:table-cell>
          <table:table-cell table:formula="of:=(COUNTIFS(Color; [.$A47];CMC;[.E$1];Type;&quot;Sorcery&quot;))+(COUNTIFS(Color; [.$A47];CMC;[.E$1];Type;&quot;Instant&quot;))+(COUNTIFS(Color; [.$A47];CMC;[.E$1];Type;&quot;Enchantment&quot;))+(COUNTIFS(Color; [.$A47];CMC;[.E$1];Type;&quot;Enchantment Aura&quot;))+(COUNTIFS(Color; [.$A47];CMC;[.E$1];Type;&quot;Artifact Equipment&quot;))+(COUNTIFS(Color; [.$A47];CMC;[.E$1];Type;&quot;Artifact&quot;))" office:value-type="float" office:value="3">
            <text:p>3</text:p>
          </table:table-cell>
          <table:table-cell table:formula="of:=(COUNTIFS(Color; [.$A47];CMC;[.F$1];Type;&quot;Sorcery&quot;))+(COUNTIFS(Color; [.$A47];CMC;[.F$1];Type;&quot;Instant&quot;))+(COUNTIFS(Color; [.$A47];CMC;[.F$1];Type;&quot;Enchantment&quot;))+(COUNTIFS(Color; [.$A47];CMC;[.F$1];Type;&quot;Enchantment Aura&quot;))+(COUNTIFS(Color; [.$A47];CMC;[.F$1];Type;&quot;Artifact Equipment&quot;))+(COUNTIFS(Color; [.$A47];CMC;[.F$1];Type;&quot;Artifact&quot;))" office:value-type="float" office:value="0">
            <text:p>0</text:p>
          </table:table-cell>
          <table:table-cell table:formula="of:=(COUNTIFS(Color; [.$A47];CMC;[.G$1];Type;&quot;Sorcery&quot;))+(COUNTIFS(Color; [.$A47];CMC;[.G$1];Type;&quot;Instant&quot;))+(COUNTIFS(Color; [.$A47];CMC;[.G$1];Type;&quot;Enchantment&quot;))+(COUNTIFS(Color; [.$A47];CMC;[.G$1];Type;&quot;Enchantment Aura&quot;))+(COUNTIFS(Color; [.$A47];CMC;[.G$1];Type;&quot;Artifact Equipment&quot;))+(COUNTIFS(Color; [.$A47];CMC;[.G$1];Type;&quot;Artifact&quot;))" office:value-type="float" office:value="1">
            <text:p>1</text:p>
          </table:table-cell>
          <table:table-cell table:formula="of:=(COUNTIFS(Color; [.$A47];CMC;[.H$1];Type;&quot;Sorcery&quot;))+(COUNTIFS(Color; [.$A47];CMC;[.H$1];Type;&quot;Instant&quot;))+(COUNTIFS(Color; [.$A47];CMC;[.H$1];Type;&quot;Enchantment&quot;))+(COUNTIFS(Color; [.$A47];CMC;[.H$1];Type;&quot;Enchantment Aura&quot;))+(COUNTIFS(Color; [.$A47];CMC;[.H$1];Type;&quot;Artifact Equipment&quot;))+(COUNTIFS(Color; [.$A47];CMC;[.H$1];Type;&quot;Artifact&quot;))" office:value-type="float" office:value="0">
            <text:p>0</text:p>
          </table:table-cell>
          <table:table-cell table:formula="of:=(COUNTIFS(Color; [.$A47];CMC;[.I$1];Type;&quot;Sorcery&quot;))+(COUNTIFS(Color; [.$A47];CMC;[.I$1];Type;&quot;Instant&quot;))+(COUNTIFS(Color; [.$A47];CMC;[.I$1];Type;&quot;Enchantment&quot;))+(COUNTIFS(Color; [.$A47];CMC;[.I$1];Type;&quot;Enchantment Aura&quot;))+(COUNTIFS(Color; [.$A47];CMC;[.I$1];Type;&quot;Artifact Equipment&quot;))+(COUNTIFS(Color; [.$A47];CMC;[.I$1];Type;&quot;Artifact&quot;))" office:value-type="float" office:value="0">
            <text:p>0</text:p>
          </table:table-cell>
        </table:table-row>
        <table:table-row table:style-name="ro1">
          <table:table-cell office:value-type="string">
            <text:p>R</text:p>
          </table:table-cell>
          <table:table-cell table:formula="of:=(COUNTIFS(Color; [.$A48];CMC;[.B$1];Type;&quot;Sorcery&quot;))+(COUNTIFS(Color; [.$A48];CMC;[.B$1];Type;&quot;Instant&quot;))+(COUNTIFS(Color; [.$A48];CMC;[.B$1];Type;&quot;Enchantment&quot;))+(COUNTIFS(Color; [.$A48];CMC;[.B$1];Type;&quot;Enchantment Aura&quot;))+(COUNTIFS(Color; [.$A48];CMC;[.B$1];Type;&quot;Artifact Equipment&quot;))+(COUNTIFS(Color; [.$A48];CMC;[.B$1];Type;&quot;Artifact&quot;))" office:value-type="float" office:value="6">
            <text:p>6</text:p>
          </table:table-cell>
          <table:table-cell table:formula="of:=(COUNTIFS(Color; [.$A48];CMC;[.C$1];Type;&quot;Sorcery&quot;))+(COUNTIFS(Color; [.$A48];CMC;[.C$1];Type;&quot;Instant&quot;))+(COUNTIFS(Color; [.$A48];CMC;[.C$1];Type;&quot;Enchantment&quot;))+(COUNTIFS(Color; [.$A48];CMC;[.C$1];Type;&quot;Enchantment Aura&quot;))+(COUNTIFS(Color; [.$A48];CMC;[.C$1];Type;&quot;Artifact Equipment&quot;))+(COUNTIFS(Color; [.$A48];CMC;[.C$1];Type;&quot;Artifact&quot;))" office:value-type="float" office:value="7">
            <text:p>7</text:p>
          </table:table-cell>
          <table:table-cell table:formula="of:=(COUNTIFS(Color; [.$A48];CMC;[.D$1];Type;&quot;Sorcery&quot;))+(COUNTIFS(Color; [.$A48];CMC;[.D$1];Type;&quot;Instant&quot;))+(COUNTIFS(Color; [.$A48];CMC;[.D$1];Type;&quot;Enchantment&quot;))+(COUNTIFS(Color; [.$A48];CMC;[.D$1];Type;&quot;Enchantment Aura&quot;))+(COUNTIFS(Color; [.$A48];CMC;[.D$1];Type;&quot;Artifact Equipment&quot;))+(COUNTIFS(Color; [.$A48];CMC;[.D$1];Type;&quot;Artifact&quot;))" office:value-type="float" office:value="5">
            <text:p>5</text:p>
          </table:table-cell>
          <table:table-cell table:formula="of:=(COUNTIFS(Color; [.$A48];CMC;[.E$1];Type;&quot;Sorcery&quot;))+(COUNTIFS(Color; [.$A48];CMC;[.E$1];Type;&quot;Instant&quot;))+(COUNTIFS(Color; [.$A48];CMC;[.E$1];Type;&quot;Enchantment&quot;))+(COUNTIFS(Color; [.$A48];CMC;[.E$1];Type;&quot;Enchantment Aura&quot;))+(COUNTIFS(Color; [.$A48];CMC;[.E$1];Type;&quot;Artifact Equipment&quot;))+(COUNTIFS(Color; [.$A48];CMC;[.E$1];Type;&quot;Artifact&quot;))" office:value-type="float" office:value="2">
            <text:p>2</text:p>
          </table:table-cell>
          <table:table-cell table:formula="of:=(COUNTIFS(Color; [.$A48];CMC;[.F$1];Type;&quot;Sorcery&quot;))+(COUNTIFS(Color; [.$A48];CMC;[.F$1];Type;&quot;Instant&quot;))+(COUNTIFS(Color; [.$A48];CMC;[.F$1];Type;&quot;Enchantment&quot;))+(COUNTIFS(Color; [.$A48];CMC;[.F$1];Type;&quot;Enchantment Aura&quot;))+(COUNTIFS(Color; [.$A48];CMC;[.F$1];Type;&quot;Artifact Equipment&quot;))+(COUNTIFS(Color; [.$A48];CMC;[.F$1];Type;&quot;Artifact&quot;))" office:value-type="float" office:value="1">
            <text:p>1</text:p>
          </table:table-cell>
          <table:table-cell table:formula="of:=(COUNTIFS(Color; [.$A48];CMC;[.G$1];Type;&quot;Sorcery&quot;))+(COUNTIFS(Color; [.$A48];CMC;[.G$1];Type;&quot;Instant&quot;))+(COUNTIFS(Color; [.$A48];CMC;[.G$1];Type;&quot;Enchantment&quot;))+(COUNTIFS(Color; [.$A48];CMC;[.G$1];Type;&quot;Enchantment Aura&quot;))+(COUNTIFS(Color; [.$A48];CMC;[.G$1];Type;&quot;Artifact Equipment&quot;))+(COUNTIFS(Color; [.$A48];CMC;[.G$1];Type;&quot;Artifact&quot;))" office:value-type="float" office:value="0">
            <text:p>0</text:p>
          </table:table-cell>
          <table:table-cell table:formula="of:=(COUNTIFS(Color; [.$A48];CMC;[.H$1];Type;&quot;Sorcery&quot;))+(COUNTIFS(Color; [.$A48];CMC;[.H$1];Type;&quot;Instant&quot;))+(COUNTIFS(Color; [.$A48];CMC;[.H$1];Type;&quot;Enchantment&quot;))+(COUNTIFS(Color; [.$A48];CMC;[.H$1];Type;&quot;Enchantment Aura&quot;))+(COUNTIFS(Color; [.$A48];CMC;[.H$1];Type;&quot;Artifact Equipment&quot;))+(COUNTIFS(Color; [.$A48];CMC;[.H$1];Type;&quot;Artifact&quot;))" office:value-type="float" office:value="0">
            <text:p>0</text:p>
          </table:table-cell>
          <table:table-cell table:formula="of:=(COUNTIFS(Color; [.$A48];CMC;[.I$1];Type;&quot;Sorcery&quot;))+(COUNTIFS(Color; [.$A48];CMC;[.I$1];Type;&quot;Instant&quot;))+(COUNTIFS(Color; [.$A48];CMC;[.I$1];Type;&quot;Enchantment&quot;))+(COUNTIFS(Color; [.$A48];CMC;[.I$1];Type;&quot;Enchantment Aura&quot;))+(COUNTIFS(Color; [.$A48];CMC;[.I$1];Type;&quot;Artifact Equipment&quot;))+(COUNTIFS(Color; [.$A48];CMC;[.I$1];Type;&quot;Artifact&quot;))" office:value-type="float" office:value="0">
            <text:p>0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(COUNTIFS(Color; [.$A49];CMC;[.B$1];Type;&quot;Sorcery&quot;))+(COUNTIFS(Color; [.$A49];CMC;[.B$1];Type;&quot;Instant&quot;))+(COUNTIFS(Color; [.$A49];CMC;[.B$1];Type;&quot;Enchantment&quot;))+(COUNTIFS(Color; [.$A49];CMC;[.B$1];Type;&quot;Enchantment Aura&quot;))+(COUNTIFS(Color; [.$A49];CMC;[.B$1];Type;&quot;Artifact Equipment&quot;))+(COUNTIFS(Color; [.$A49];CMC;[.B$1];Type;&quot;Artifact&quot;))" office:value-type="float" office:value="3">
            <text:p>3</text:p>
          </table:table-cell>
          <table:table-cell table:formula="of:=(COUNTIFS(Color; [.$A49];CMC;[.C$1];Type;&quot;Sorcery&quot;))+(COUNTIFS(Color; [.$A49];CMC;[.C$1];Type;&quot;Instant&quot;))+(COUNTIFS(Color; [.$A49];CMC;[.C$1];Type;&quot;Enchantment&quot;))+(COUNTIFS(Color; [.$A49];CMC;[.C$1];Type;&quot;Enchantment Aura&quot;))+(COUNTIFS(Color; [.$A49];CMC;[.C$1];Type;&quot;Artifact Equipment&quot;))+(COUNTIFS(Color; [.$A49];CMC;[.C$1];Type;&quot;Artifact&quot;))" office:value-type="float" office:value="4">
            <text:p>4</text:p>
          </table:table-cell>
          <table:table-cell table:formula="of:=(COUNTIFS(Color; [.$A49];CMC;[.D$1];Type;&quot;Sorcery&quot;))+(COUNTIFS(Color; [.$A49];CMC;[.D$1];Type;&quot;Instant&quot;))+(COUNTIFS(Color; [.$A49];CMC;[.D$1];Type;&quot;Enchantment&quot;))+(COUNTIFS(Color; [.$A49];CMC;[.D$1];Type;&quot;Enchantment Aura&quot;))+(COUNTIFS(Color; [.$A49];CMC;[.D$1];Type;&quot;Artifact Equipment&quot;))+(COUNTIFS(Color; [.$A49];CMC;[.D$1];Type;&quot;Artifact&quot;))" office:value-type="float" office:value="7">
            <text:p>7</text:p>
          </table:table-cell>
          <table:table-cell table:formula="of:=(COUNTIFS(Color; [.$A49];CMC;[.E$1];Type;&quot;Sorcery&quot;))+(COUNTIFS(Color; [.$A49];CMC;[.E$1];Type;&quot;Instant&quot;))+(COUNTIFS(Color; [.$A49];CMC;[.E$1];Type;&quot;Enchantment&quot;))+(COUNTIFS(Color; [.$A49];CMC;[.E$1];Type;&quot;Enchantment Aura&quot;))+(COUNTIFS(Color; [.$A49];CMC;[.E$1];Type;&quot;Artifact Equipment&quot;))+(COUNTIFS(Color; [.$A49];CMC;[.E$1];Type;&quot;Artifact&quot;))" office:value-type="float" office:value="1">
            <text:p>1</text:p>
          </table:table-cell>
          <table:table-cell table:formula="of:=(COUNTIFS(Color; [.$A49];CMC;[.F$1];Type;&quot;Sorcery&quot;))+(COUNTIFS(Color; [.$A49];CMC;[.F$1];Type;&quot;Instant&quot;))+(COUNTIFS(Color; [.$A49];CMC;[.F$1];Type;&quot;Enchantment&quot;))+(COUNTIFS(Color; [.$A49];CMC;[.F$1];Type;&quot;Enchantment Aura&quot;))+(COUNTIFS(Color; [.$A49];CMC;[.F$1];Type;&quot;Artifact Equipment&quot;))+(COUNTIFS(Color; [.$A49];CMC;[.F$1];Type;&quot;Artifact&quot;))" office:value-type="float" office:value="1">
            <text:p>1</text:p>
          </table:table-cell>
          <table:table-cell table:formula="of:=(COUNTIFS(Color; [.$A49];CMC;[.G$1];Type;&quot;Sorcery&quot;))+(COUNTIFS(Color; [.$A49];CMC;[.G$1];Type;&quot;Instant&quot;))+(COUNTIFS(Color; [.$A49];CMC;[.G$1];Type;&quot;Enchantment&quot;))+(COUNTIFS(Color; [.$A49];CMC;[.G$1];Type;&quot;Enchantment Aura&quot;))+(COUNTIFS(Color; [.$A49];CMC;[.G$1];Type;&quot;Artifact Equipment&quot;))+(COUNTIFS(Color; [.$A49];CMC;[.G$1];Type;&quot;Artifact&quot;))" office:value-type="float" office:value="0">
            <text:p>0</text:p>
          </table:table-cell>
          <table:table-cell table:formula="of:=(COUNTIFS(Color; [.$A49];CMC;[.H$1];Type;&quot;Sorcery&quot;))+(COUNTIFS(Color; [.$A49];CMC;[.H$1];Type;&quot;Instant&quot;))+(COUNTIFS(Color; [.$A49];CMC;[.H$1];Type;&quot;Enchantment&quot;))+(COUNTIFS(Color; [.$A49];CMC;[.H$1];Type;&quot;Enchantment Aura&quot;))+(COUNTIFS(Color; [.$A49];CMC;[.H$1];Type;&quot;Artifact Equipment&quot;))+(COUNTIFS(Color; [.$A49];CMC;[.H$1];Type;&quot;Artifact&quot;))" office:value-type="float" office:value="0">
            <text:p>0</text:p>
          </table:table-cell>
          <table:table-cell table:formula="of:=(COUNTIFS(Color; [.$A49];CMC;[.I$1];Type;&quot;Sorcery&quot;))+(COUNTIFS(Color; [.$A49];CMC;[.I$1];Type;&quot;Instant&quot;))+(COUNTIFS(Color; [.$A49];CMC;[.I$1];Type;&quot;Enchantment&quot;))+(COUNTIFS(Color; [.$A49];CMC;[.I$1];Type;&quot;Enchantment Aura&quot;))+(COUNTIFS(Color; [.$A49];CMC;[.I$1];Type;&quot;Artifact Equipment&quot;))+(COUNTIFS(Color; [.$A49];CMC;[.I$1];Type;&quot;Artifact&quot;))"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WU</text:p>
          </table:table-cell>
          <table:table-cell table:formula="of:=(COUNTIFS(Color; [.$A51];CMC;[.B$1];Type;&quot;Sorcery&quot;))+(COUNTIFS(Color; [.$A51];CMC;[.B$1];Type;&quot;Instant&quot;))+(COUNTIFS(Color; [.$A51];CMC;[.B$1];Type;&quot;Enchantment&quot;))+(COUNTIFS(Color; [.$A51];CMC;[.B$1];Type;&quot;Enchantment Aura&quot;))+(COUNTIFS(Color; [.$A51];CMC;[.B$1];Type;&quot;Artifact Equipment&quot;))+(COUNTIFS(Color; [.$A51];CMC;[.B$1];Type;&quot;Artifact&quot;))" office:value-type="float" office:value="0">
            <text:p>0</text:p>
          </table:table-cell>
          <table:table-cell table:formula="of:=(COUNTIFS(Color; [.$A51];CMC;[.C$1];Type;&quot;Sorcery&quot;))+(COUNTIFS(Color; [.$A51];CMC;[.C$1];Type;&quot;Instant&quot;))+(COUNTIFS(Color; [.$A51];CMC;[.C$1];Type;&quot;Enchantment&quot;))+(COUNTIFS(Color; [.$A51];CMC;[.C$1];Type;&quot;Enchantment Aura&quot;))+(COUNTIFS(Color; [.$A51];CMC;[.C$1];Type;&quot;Artifact Equipment&quot;))+(COUNTIFS(Color; [.$A51];CMC;[.C$1];Type;&quot;Artifact&quot;))" office:value-type="float" office:value="2">
            <text:p>2</text:p>
          </table:table-cell>
          <table:table-cell table:formula="of:=(COUNTIFS(Color; [.$A51];CMC;[.D$1];Type;&quot;Sorcery&quot;))+(COUNTIFS(Color; [.$A51];CMC;[.D$1];Type;&quot;Instant&quot;))+(COUNTIFS(Color; [.$A51];CMC;[.D$1];Type;&quot;Enchantment&quot;))+(COUNTIFS(Color; [.$A51];CMC;[.D$1];Type;&quot;Enchantment Aura&quot;))+(COUNTIFS(Color; [.$A51];CMC;[.D$1];Type;&quot;Artifact Equipment&quot;))+(COUNTIFS(Color; [.$A51];CMC;[.D$1];Type;&quot;Artifact&quot;))" office:value-type="float" office:value="0">
            <text:p>0</text:p>
          </table:table-cell>
          <table:table-cell table:formula="of:=(COUNTIFS(Color; [.$A51];CMC;[.E$1];Type;&quot;Sorcery&quot;))+(COUNTIFS(Color; [.$A51];CMC;[.E$1];Type;&quot;Instant&quot;))+(COUNTIFS(Color; [.$A51];CMC;[.E$1];Type;&quot;Enchantment&quot;))+(COUNTIFS(Color; [.$A51];CMC;[.E$1];Type;&quot;Enchantment Aura&quot;))+(COUNTIFS(Color; [.$A51];CMC;[.E$1];Type;&quot;Artifact Equipment&quot;))+(COUNTIFS(Color; [.$A51];CMC;[.E$1];Type;&quot;Artifact&quot;))" office:value-type="float" office:value="0">
            <text:p>0</text:p>
          </table:table-cell>
          <table:table-cell table:formula="of:=(COUNTIFS(Color; [.$A51];CMC;[.F$1];Type;&quot;Sorcery&quot;))+(COUNTIFS(Color; [.$A51];CMC;[.F$1];Type;&quot;Instant&quot;))+(COUNTIFS(Color; [.$A51];CMC;[.F$1];Type;&quot;Enchantment&quot;))+(COUNTIFS(Color; [.$A51];CMC;[.F$1];Type;&quot;Enchantment Aura&quot;))+(COUNTIFS(Color; [.$A51];CMC;[.F$1];Type;&quot;Artifact Equipment&quot;))+(COUNTIFS(Color; [.$A51];CMC;[.F$1];Type;&quot;Artifact&quot;))" office:value-type="float" office:value="0">
            <text:p>0</text:p>
          </table:table-cell>
          <table:table-cell table:formula="of:=(COUNTIFS(Color; [.$A51];CMC;[.G$1];Type;&quot;Sorcery&quot;))+(COUNTIFS(Color; [.$A51];CMC;[.G$1];Type;&quot;Instant&quot;))+(COUNTIFS(Color; [.$A51];CMC;[.G$1];Type;&quot;Enchantment&quot;))+(COUNTIFS(Color; [.$A51];CMC;[.G$1];Type;&quot;Enchantment Aura&quot;))+(COUNTIFS(Color; [.$A51];CMC;[.G$1];Type;&quot;Artifact Equipment&quot;))+(COUNTIFS(Color; [.$A51];CMC;[.G$1];Type;&quot;Artifact&quot;))" office:value-type="float" office:value="0">
            <text:p>0</text:p>
          </table:table-cell>
          <table:table-cell table:formula="of:=(COUNTIFS(Color; [.$A51];CMC;[.H$1];Type;&quot;Sorcery&quot;))+(COUNTIFS(Color; [.$A51];CMC;[.H$1];Type;&quot;Instant&quot;))+(COUNTIFS(Color; [.$A51];CMC;[.H$1];Type;&quot;Enchantment&quot;))+(COUNTIFS(Color; [.$A51];CMC;[.H$1];Type;&quot;Enchantment Aura&quot;))+(COUNTIFS(Color; [.$A51];CMC;[.H$1];Type;&quot;Artifact Equipment&quot;))+(COUNTIFS(Color; [.$A51];CMC;[.H$1];Type;&quot;Artifact&quot;))" office:value-type="float" office:value="0">
            <text:p>0</text:p>
          </table:table-cell>
          <table:table-cell table:formula="of:=(COUNTIFS(Color; [.$A51];CMC;[.I$1];Type;&quot;Sorcery&quot;))+(COUNTIFS(Color; [.$A51];CMC;[.I$1];Type;&quot;Instant&quot;))+(COUNTIFS(Color; [.$A51];CMC;[.I$1];Type;&quot;Enchantment&quot;))+(COUNTIFS(Color; [.$A51];CMC;[.I$1];Type;&quot;Enchantment Aura&quot;))+(COUNTIFS(Color; [.$A51];CMC;[.I$1];Type;&quot;Artifact Equipment&quot;))+(COUNTIFS(Color; [.$A51];CMC;[.I$1];Type;&quot;Artifact&quot;))" office:value-type="float" office:value="0">
            <text:p>0</text:p>
          </table:table-cell>
        </table:table-row>
        <table:table-row table:style-name="ro1">
          <table:table-cell office:value-type="string">
            <text:p>UB</text:p>
          </table:table-cell>
          <table:table-cell table:formula="of:=(COUNTIFS(Color; [.$A52];CMC;[.B$1];Type;&quot;Sorcery&quot;))+(COUNTIFS(Color; [.$A52];CMC;[.B$1];Type;&quot;Instant&quot;))+(COUNTIFS(Color; [.$A52];CMC;[.B$1];Type;&quot;Enchantment&quot;))+(COUNTIFS(Color; [.$A52];CMC;[.B$1];Type;&quot;Enchantment Aura&quot;))+(COUNTIFS(Color; [.$A52];CMC;[.B$1];Type;&quot;Artifact Equipment&quot;))+(COUNTIFS(Color; [.$A52];CMC;[.B$1];Type;&quot;Artifact&quot;))" office:value-type="float" office:value="0">
            <text:p>0</text:p>
          </table:table-cell>
          <table:table-cell table:formula="of:=(COUNTIFS(Color; [.$A52];CMC;[.C$1];Type;&quot;Sorcery&quot;))+(COUNTIFS(Color; [.$A52];CMC;[.C$1];Type;&quot;Instant&quot;))+(COUNTIFS(Color; [.$A52];CMC;[.C$1];Type;&quot;Enchantment&quot;))+(COUNTIFS(Color; [.$A52];CMC;[.C$1];Type;&quot;Enchantment Aura&quot;))+(COUNTIFS(Color; [.$A52];CMC;[.C$1];Type;&quot;Artifact Equipment&quot;))+(COUNTIFS(Color; [.$A52];CMC;[.C$1];Type;&quot;Artifact&quot;))" office:value-type="float" office:value="1">
            <text:p>1</text:p>
          </table:table-cell>
          <table:table-cell table:formula="of:=(COUNTIFS(Color; [.$A52];CMC;[.D$1];Type;&quot;Sorcery&quot;))+(COUNTIFS(Color; [.$A52];CMC;[.D$1];Type;&quot;Instant&quot;))+(COUNTIFS(Color; [.$A52];CMC;[.D$1];Type;&quot;Enchantment&quot;))+(COUNTIFS(Color; [.$A52];CMC;[.D$1];Type;&quot;Enchantment Aura&quot;))+(COUNTIFS(Color; [.$A52];CMC;[.D$1];Type;&quot;Artifact Equipment&quot;))+(COUNTIFS(Color; [.$A52];CMC;[.D$1];Type;&quot;Artifact&quot;))" office:value-type="float" office:value="1">
            <text:p>1</text:p>
          </table:table-cell>
          <table:table-cell table:formula="of:=(COUNTIFS(Color; [.$A52];CMC;[.E$1];Type;&quot;Sorcery&quot;))+(COUNTIFS(Color; [.$A52];CMC;[.E$1];Type;&quot;Instant&quot;))+(COUNTIFS(Color; [.$A52];CMC;[.E$1];Type;&quot;Enchantment&quot;))+(COUNTIFS(Color; [.$A52];CMC;[.E$1];Type;&quot;Enchantment Aura&quot;))+(COUNTIFS(Color; [.$A52];CMC;[.E$1];Type;&quot;Artifact Equipment&quot;))+(COUNTIFS(Color; [.$A52];CMC;[.E$1];Type;&quot;Artifact&quot;))" office:value-type="float" office:value="1">
            <text:p>1</text:p>
          </table:table-cell>
          <table:table-cell table:formula="of:=(COUNTIFS(Color; [.$A52];CMC;[.F$1];Type;&quot;Sorcery&quot;))+(COUNTIFS(Color; [.$A52];CMC;[.F$1];Type;&quot;Instant&quot;))+(COUNTIFS(Color; [.$A52];CMC;[.F$1];Type;&quot;Enchantment&quot;))+(COUNTIFS(Color; [.$A52];CMC;[.F$1];Type;&quot;Enchantment Aura&quot;))+(COUNTIFS(Color; [.$A52];CMC;[.F$1];Type;&quot;Artifact Equipment&quot;))+(COUNTIFS(Color; [.$A52];CMC;[.F$1];Type;&quot;Artifact&quot;))" office:value-type="float" office:value="0">
            <text:p>0</text:p>
          </table:table-cell>
          <table:table-cell table:formula="of:=(COUNTIFS(Color; [.$A52];CMC;[.G$1];Type;&quot;Sorcery&quot;))+(COUNTIFS(Color; [.$A52];CMC;[.G$1];Type;&quot;Instant&quot;))+(COUNTIFS(Color; [.$A52];CMC;[.G$1];Type;&quot;Enchantment&quot;))+(COUNTIFS(Color; [.$A52];CMC;[.G$1];Type;&quot;Enchantment Aura&quot;))+(COUNTIFS(Color; [.$A52];CMC;[.G$1];Type;&quot;Artifact Equipment&quot;))+(COUNTIFS(Color; [.$A52];CMC;[.G$1];Type;&quot;Artifact&quot;))" office:value-type="float" office:value="0">
            <text:p>0</text:p>
          </table:table-cell>
          <table:table-cell table:formula="of:=(COUNTIFS(Color; [.$A52];CMC;[.H$1];Type;&quot;Sorcery&quot;))+(COUNTIFS(Color; [.$A52];CMC;[.H$1];Type;&quot;Instant&quot;))+(COUNTIFS(Color; [.$A52];CMC;[.H$1];Type;&quot;Enchantment&quot;))+(COUNTIFS(Color; [.$A52];CMC;[.H$1];Type;&quot;Enchantment Aura&quot;))+(COUNTIFS(Color; [.$A52];CMC;[.H$1];Type;&quot;Artifact Equipment&quot;))+(COUNTIFS(Color; [.$A52];CMC;[.H$1];Type;&quot;Artifact&quot;))" office:value-type="float" office:value="0">
            <text:p>0</text:p>
          </table:table-cell>
          <table:table-cell table:formula="of:=(COUNTIFS(Color; [.$A52];CMC;[.I$1];Type;&quot;Sorcery&quot;))+(COUNTIFS(Color; [.$A52];CMC;[.I$1];Type;&quot;Instant&quot;))+(COUNTIFS(Color; [.$A52];CMC;[.I$1];Type;&quot;Enchantment&quot;))+(COUNTIFS(Color; [.$A52];CMC;[.I$1];Type;&quot;Enchantment Aura&quot;))+(COUNTIFS(Color; [.$A52];CMC;[.I$1];Type;&quot;Artifact Equipment&quot;))+(COUNTIFS(Color; [.$A52];CMC;[.I$1];Type;&quot;Artifact&quot;))" office:value-type="float" office:value="0">
            <text:p>0</text:p>
          </table:table-cell>
        </table:table-row>
        <table:table-row table:style-name="ro1">
          <table:table-cell office:value-type="string">
            <text:p>BR</text:p>
          </table:table-cell>
          <table:table-cell table:formula="of:=(COUNTIFS(Color; [.$A53];CMC;[.B$1];Type;&quot;Sorcery&quot;))+(COUNTIFS(Color; [.$A53];CMC;[.B$1];Type;&quot;Instant&quot;))+(COUNTIFS(Color; [.$A53];CMC;[.B$1];Type;&quot;Enchantment&quot;))+(COUNTIFS(Color; [.$A53];CMC;[.B$1];Type;&quot;Enchantment Aura&quot;))+(COUNTIFS(Color; [.$A53];CMC;[.B$1];Type;&quot;Artifact Equipment&quot;))+(COUNTIFS(Color; [.$A53];CMC;[.B$1];Type;&quot;Artifact&quot;))" office:value-type="float" office:value="0">
            <text:p>0</text:p>
          </table:table-cell>
          <table:table-cell table:formula="of:=(COUNTIFS(Color; [.$A53];CMC;[.C$1];Type;&quot;Sorcery&quot;))+(COUNTIFS(Color; [.$A53];CMC;[.C$1];Type;&quot;Instant&quot;))+(COUNTIFS(Color; [.$A53];CMC;[.C$1];Type;&quot;Enchantment&quot;))+(COUNTIFS(Color; [.$A53];CMC;[.C$1];Type;&quot;Enchantment Aura&quot;))+(COUNTIFS(Color; [.$A53];CMC;[.C$1];Type;&quot;Artifact Equipment&quot;))+(COUNTIFS(Color; [.$A53];CMC;[.C$1];Type;&quot;Artifact&quot;))" office:value-type="float" office:value="1">
            <text:p>1</text:p>
          </table:table-cell>
          <table:table-cell table:formula="of:=(COUNTIFS(Color; [.$A53];CMC;[.D$1];Type;&quot;Sorcery&quot;))+(COUNTIFS(Color; [.$A53];CMC;[.D$1];Type;&quot;Instant&quot;))+(COUNTIFS(Color; [.$A53];CMC;[.D$1];Type;&quot;Enchantment&quot;))+(COUNTIFS(Color; [.$A53];CMC;[.D$1];Type;&quot;Enchantment Aura&quot;))+(COUNTIFS(Color; [.$A53];CMC;[.D$1];Type;&quot;Artifact Equipment&quot;))+(COUNTIFS(Color; [.$A53];CMC;[.D$1];Type;&quot;Artifact&quot;))" office:value-type="float" office:value="1">
            <text:p>1</text:p>
          </table:table-cell>
          <table:table-cell table:formula="of:=(COUNTIFS(Color; [.$A53];CMC;[.E$1];Type;&quot;Sorcery&quot;))+(COUNTIFS(Color; [.$A53];CMC;[.E$1];Type;&quot;Instant&quot;))+(COUNTIFS(Color; [.$A53];CMC;[.E$1];Type;&quot;Enchantment&quot;))+(COUNTIFS(Color; [.$A53];CMC;[.E$1];Type;&quot;Enchantment Aura&quot;))+(COUNTIFS(Color; [.$A53];CMC;[.E$1];Type;&quot;Artifact Equipment&quot;))+(COUNTIFS(Color; [.$A53];CMC;[.E$1];Type;&quot;Artifact&quot;))" office:value-type="float" office:value="0">
            <text:p>0</text:p>
          </table:table-cell>
          <table:table-cell table:formula="of:=(COUNTIFS(Color; [.$A53];CMC;[.F$1];Type;&quot;Sorcery&quot;))+(COUNTIFS(Color; [.$A53];CMC;[.F$1];Type;&quot;Instant&quot;))+(COUNTIFS(Color; [.$A53];CMC;[.F$1];Type;&quot;Enchantment&quot;))+(COUNTIFS(Color; [.$A53];CMC;[.F$1];Type;&quot;Enchantment Aura&quot;))+(COUNTIFS(Color; [.$A53];CMC;[.F$1];Type;&quot;Artifact Equipment&quot;))+(COUNTIFS(Color; [.$A53];CMC;[.F$1];Type;&quot;Artifact&quot;))" office:value-type="float" office:value="1">
            <text:p>1</text:p>
          </table:table-cell>
          <table:table-cell table:formula="of:=(COUNTIFS(Color; [.$A53];CMC;[.G$1];Type;&quot;Sorcery&quot;))+(COUNTIFS(Color; [.$A53];CMC;[.G$1];Type;&quot;Instant&quot;))+(COUNTIFS(Color; [.$A53];CMC;[.G$1];Type;&quot;Enchantment&quot;))+(COUNTIFS(Color; [.$A53];CMC;[.G$1];Type;&quot;Enchantment Aura&quot;))+(COUNTIFS(Color; [.$A53];CMC;[.G$1];Type;&quot;Artifact Equipment&quot;))+(COUNTIFS(Color; [.$A53];CMC;[.G$1];Type;&quot;Artifact&quot;))" office:value-type="float" office:value="0">
            <text:p>0</text:p>
          </table:table-cell>
          <table:table-cell table:formula="of:=(COUNTIFS(Color; [.$A53];CMC;[.H$1];Type;&quot;Sorcery&quot;))+(COUNTIFS(Color; [.$A53];CMC;[.H$1];Type;&quot;Instant&quot;))+(COUNTIFS(Color; [.$A53];CMC;[.H$1];Type;&quot;Enchantment&quot;))+(COUNTIFS(Color; [.$A53];CMC;[.H$1];Type;&quot;Enchantment Aura&quot;))+(COUNTIFS(Color; [.$A53];CMC;[.H$1];Type;&quot;Artifact Equipment&quot;))+(COUNTIFS(Color; [.$A53];CMC;[.H$1];Type;&quot;Artifact&quot;))" office:value-type="float" office:value="0">
            <text:p>0</text:p>
          </table:table-cell>
          <table:table-cell table:formula="of:=(COUNTIFS(Color; [.$A53];CMC;[.I$1];Type;&quot;Sorcery&quot;))+(COUNTIFS(Color; [.$A53];CMC;[.I$1];Type;&quot;Instant&quot;))+(COUNTIFS(Color; [.$A53];CMC;[.I$1];Type;&quot;Enchantment&quot;))+(COUNTIFS(Color; [.$A53];CMC;[.I$1];Type;&quot;Enchantment Aura&quot;))+(COUNTIFS(Color; [.$A53];CMC;[.I$1];Type;&quot;Artifact Equipment&quot;))+(COUNTIFS(Color; [.$A53];CMC;[.I$1];Type;&quot;Artifact&quot;))" office:value-type="float" office:value="0">
            <text:p>0</text:p>
          </table:table-cell>
        </table:table-row>
        <table:table-row table:style-name="ro1">
          <table:table-cell office:value-type="string">
            <text:p>RG</text:p>
          </table:table-cell>
          <table:table-cell table:formula="of:=(COUNTIFS(Color; [.$A54];CMC;[.B$1];Type;&quot;Sorcery&quot;))+(COUNTIFS(Color; [.$A54];CMC;[.B$1];Type;&quot;Instant&quot;))+(COUNTIFS(Color; [.$A54];CMC;[.B$1];Type;&quot;Enchantment&quot;))+(COUNTIFS(Color; [.$A54];CMC;[.B$1];Type;&quot;Enchantment Aura&quot;))+(COUNTIFS(Color; [.$A54];CMC;[.B$1];Type;&quot;Artifact Equipment&quot;))+(COUNTIFS(Color; [.$A54];CMC;[.B$1];Type;&quot;Artifact&quot;))" office:value-type="float" office:value="0">
            <text:p>0</text:p>
          </table:table-cell>
          <table:table-cell table:formula="of:=(COUNTIFS(Color; [.$A54];CMC;[.C$1];Type;&quot;Sorcery&quot;))+(COUNTIFS(Color; [.$A54];CMC;[.C$1];Type;&quot;Instant&quot;))+(COUNTIFS(Color; [.$A54];CMC;[.C$1];Type;&quot;Enchantment&quot;))+(COUNTIFS(Color; [.$A54];CMC;[.C$1];Type;&quot;Enchantment Aura&quot;))+(COUNTIFS(Color; [.$A54];CMC;[.C$1];Type;&quot;Artifact Equipment&quot;))+(COUNTIFS(Color; [.$A54];CMC;[.C$1];Type;&quot;Artifact&quot;))" office:value-type="float" office:value="0">
            <text:p>0</text:p>
          </table:table-cell>
          <table:table-cell table:formula="of:=(COUNTIFS(Color; [.$A54];CMC;[.D$1];Type;&quot;Sorcery&quot;))+(COUNTIFS(Color; [.$A54];CMC;[.D$1];Type;&quot;Instant&quot;))+(COUNTIFS(Color; [.$A54];CMC;[.D$1];Type;&quot;Enchantment&quot;))+(COUNTIFS(Color; [.$A54];CMC;[.D$1];Type;&quot;Enchantment Aura&quot;))+(COUNTIFS(Color; [.$A54];CMC;[.D$1];Type;&quot;Artifact Equipment&quot;))+(COUNTIFS(Color; [.$A54];CMC;[.D$1];Type;&quot;Artifact&quot;))" office:value-type="float" office:value="1">
            <text:p>1</text:p>
          </table:table-cell>
          <table:table-cell table:formula="of:=(COUNTIFS(Color; [.$A54];CMC;[.E$1];Type;&quot;Sorcery&quot;))+(COUNTIFS(Color; [.$A54];CMC;[.E$1];Type;&quot;Instant&quot;))+(COUNTIFS(Color; [.$A54];CMC;[.E$1];Type;&quot;Enchantment&quot;))+(COUNTIFS(Color; [.$A54];CMC;[.E$1];Type;&quot;Enchantment Aura&quot;))+(COUNTIFS(Color; [.$A54];CMC;[.E$1];Type;&quot;Artifact Equipment&quot;))+(COUNTIFS(Color; [.$A54];CMC;[.E$1];Type;&quot;Artifact&quot;))" office:value-type="float" office:value="0">
            <text:p>0</text:p>
          </table:table-cell>
          <table:table-cell table:formula="of:=(COUNTIFS(Color; [.$A54];CMC;[.F$1];Type;&quot;Sorcery&quot;))+(COUNTIFS(Color; [.$A54];CMC;[.F$1];Type;&quot;Instant&quot;))+(COUNTIFS(Color; [.$A54];CMC;[.F$1];Type;&quot;Enchantment&quot;))+(COUNTIFS(Color; [.$A54];CMC;[.F$1];Type;&quot;Enchantment Aura&quot;))+(COUNTIFS(Color; [.$A54];CMC;[.F$1];Type;&quot;Artifact Equipment&quot;))+(COUNTIFS(Color; [.$A54];CMC;[.F$1];Type;&quot;Artifact&quot;))" office:value-type="float" office:value="0">
            <text:p>0</text:p>
          </table:table-cell>
          <table:table-cell table:formula="of:=(COUNTIFS(Color; [.$A54];CMC;[.G$1];Type;&quot;Sorcery&quot;))+(COUNTIFS(Color; [.$A54];CMC;[.G$1];Type;&quot;Instant&quot;))+(COUNTIFS(Color; [.$A54];CMC;[.G$1];Type;&quot;Enchantment&quot;))+(COUNTIFS(Color; [.$A54];CMC;[.G$1];Type;&quot;Enchantment Aura&quot;))+(COUNTIFS(Color; [.$A54];CMC;[.G$1];Type;&quot;Artifact Equipment&quot;))+(COUNTIFS(Color; [.$A54];CMC;[.G$1];Type;&quot;Artifact&quot;))" office:value-type="float" office:value="0">
            <text:p>0</text:p>
          </table:table-cell>
          <table:table-cell table:formula="of:=(COUNTIFS(Color; [.$A54];CMC;[.H$1];Type;&quot;Sorcery&quot;))+(COUNTIFS(Color; [.$A54];CMC;[.H$1];Type;&quot;Instant&quot;))+(COUNTIFS(Color; [.$A54];CMC;[.H$1];Type;&quot;Enchantment&quot;))+(COUNTIFS(Color; [.$A54];CMC;[.H$1];Type;&quot;Enchantment Aura&quot;))+(COUNTIFS(Color; [.$A54];CMC;[.H$1];Type;&quot;Artifact Equipment&quot;))+(COUNTIFS(Color; [.$A54];CMC;[.H$1];Type;&quot;Artifact&quot;))" office:value-type="float" office:value="0">
            <text:p>0</text:p>
          </table:table-cell>
          <table:table-cell table:formula="of:=(COUNTIFS(Color; [.$A54];CMC;[.I$1];Type;&quot;Sorcery&quot;))+(COUNTIFS(Color; [.$A54];CMC;[.I$1];Type;&quot;Instant&quot;))+(COUNTIFS(Color; [.$A54];CMC;[.I$1];Type;&quot;Enchantment&quot;))+(COUNTIFS(Color; [.$A54];CMC;[.I$1];Type;&quot;Enchantment Aura&quot;))+(COUNTIFS(Color; [.$A54];CMC;[.I$1];Type;&quot;Artifact Equipment&quot;))+(COUNTIFS(Color; [.$A54];CMC;[.I$1];Type;&quot;Artifact&quot;))" office:value-type="float" office:value="0">
            <text:p>0</text:p>
          </table:table-cell>
        </table:table-row>
        <table:table-row table:style-name="ro1">
          <table:table-cell office:value-type="string">
            <text:p>GW</text:p>
          </table:table-cell>
          <table:table-cell table:formula="of:=(COUNTIFS(Color; [.$A55];CMC;[.B$1];Type;&quot;Sorcery&quot;))+(COUNTIFS(Color; [.$A55];CMC;[.B$1];Type;&quot;Instant&quot;))+(COUNTIFS(Color; [.$A55];CMC;[.B$1];Type;&quot;Enchantment&quot;))+(COUNTIFS(Color; [.$A55];CMC;[.B$1];Type;&quot;Enchantment Aura&quot;))+(COUNTIFS(Color; [.$A55];CMC;[.B$1];Type;&quot;Artifact Equipment&quot;))+(COUNTIFS(Color; [.$A55];CMC;[.B$1];Type;&quot;Artifact&quot;))" office:value-type="float" office:value="0">
            <text:p>0</text:p>
          </table:table-cell>
          <table:table-cell table:formula="of:=(COUNTIFS(Color; [.$A55];CMC;[.C$1];Type;&quot;Sorcery&quot;))+(COUNTIFS(Color; [.$A55];CMC;[.C$1];Type;&quot;Instant&quot;))+(COUNTIFS(Color; [.$A55];CMC;[.C$1];Type;&quot;Enchantment&quot;))+(COUNTIFS(Color; [.$A55];CMC;[.C$1];Type;&quot;Enchantment Aura&quot;))+(COUNTIFS(Color; [.$A55];CMC;[.C$1];Type;&quot;Artifact Equipment&quot;))+(COUNTIFS(Color; [.$A55];CMC;[.C$1];Type;&quot;Artifact&quot;))" office:value-type="float" office:value="1">
            <text:p>1</text:p>
          </table:table-cell>
          <table:table-cell table:formula="of:=(COUNTIFS(Color; [.$A55];CMC;[.D$1];Type;&quot;Sorcery&quot;))+(COUNTIFS(Color; [.$A55];CMC;[.D$1];Type;&quot;Instant&quot;))+(COUNTIFS(Color; [.$A55];CMC;[.D$1];Type;&quot;Enchantment&quot;))+(COUNTIFS(Color; [.$A55];CMC;[.D$1];Type;&quot;Enchantment Aura&quot;))+(COUNTIFS(Color; [.$A55];CMC;[.D$1];Type;&quot;Artifact Equipment&quot;))+(COUNTIFS(Color; [.$A55];CMC;[.D$1];Type;&quot;Artifact&quot;))" office:value-type="float" office:value="2">
            <text:p>2</text:p>
          </table:table-cell>
          <table:table-cell table:formula="of:=(COUNTIFS(Color; [.$A55];CMC;[.E$1];Type;&quot;Sorcery&quot;))+(COUNTIFS(Color; [.$A55];CMC;[.E$1];Type;&quot;Instant&quot;))+(COUNTIFS(Color; [.$A55];CMC;[.E$1];Type;&quot;Enchantment&quot;))+(COUNTIFS(Color; [.$A55];CMC;[.E$1];Type;&quot;Enchantment Aura&quot;))+(COUNTIFS(Color; [.$A55];CMC;[.E$1];Type;&quot;Artifact Equipment&quot;))+(COUNTIFS(Color; [.$A55];CMC;[.E$1];Type;&quot;Artifact&quot;))" office:value-type="float" office:value="0">
            <text:p>0</text:p>
          </table:table-cell>
          <table:table-cell table:formula="of:=(COUNTIFS(Color; [.$A55];CMC;[.F$1];Type;&quot;Sorcery&quot;))+(COUNTIFS(Color; [.$A55];CMC;[.F$1];Type;&quot;Instant&quot;))+(COUNTIFS(Color; [.$A55];CMC;[.F$1];Type;&quot;Enchantment&quot;))+(COUNTIFS(Color; [.$A55];CMC;[.F$1];Type;&quot;Enchantment Aura&quot;))+(COUNTIFS(Color; [.$A55];CMC;[.F$1];Type;&quot;Artifact Equipment&quot;))+(COUNTIFS(Color; [.$A55];CMC;[.F$1];Type;&quot;Artifact&quot;))" office:value-type="float" office:value="0">
            <text:p>0</text:p>
          </table:table-cell>
          <table:table-cell table:formula="of:=(COUNTIFS(Color; [.$A55];CMC;[.G$1];Type;&quot;Sorcery&quot;))+(COUNTIFS(Color; [.$A55];CMC;[.G$1];Type;&quot;Instant&quot;))+(COUNTIFS(Color; [.$A55];CMC;[.G$1];Type;&quot;Enchantment&quot;))+(COUNTIFS(Color; [.$A55];CMC;[.G$1];Type;&quot;Enchantment Aura&quot;))+(COUNTIFS(Color; [.$A55];CMC;[.G$1];Type;&quot;Artifact Equipment&quot;))+(COUNTIFS(Color; [.$A55];CMC;[.G$1];Type;&quot;Artifact&quot;))" office:value-type="float" office:value="0">
            <text:p>0</text:p>
          </table:table-cell>
          <table:table-cell table:formula="of:=(COUNTIFS(Color; [.$A55];CMC;[.H$1];Type;&quot;Sorcery&quot;))+(COUNTIFS(Color; [.$A55];CMC;[.H$1];Type;&quot;Instant&quot;))+(COUNTIFS(Color; [.$A55];CMC;[.H$1];Type;&quot;Enchantment&quot;))+(COUNTIFS(Color; [.$A55];CMC;[.H$1];Type;&quot;Enchantment Aura&quot;))+(COUNTIFS(Color; [.$A55];CMC;[.H$1];Type;&quot;Artifact Equipment&quot;))+(COUNTIFS(Color; [.$A55];CMC;[.H$1];Type;&quot;Artifact&quot;))" office:value-type="float" office:value="1">
            <text:p>1</text:p>
          </table:table-cell>
          <table:table-cell table:formula="of:=(COUNTIFS(Color; [.$A55];CMC;[.I$1];Type;&quot;Sorcery&quot;))+(COUNTIFS(Color; [.$A55];CMC;[.I$1];Type;&quot;Instant&quot;))+(COUNTIFS(Color; [.$A55];CMC;[.I$1];Type;&quot;Enchantment&quot;))+(COUNTIFS(Color; [.$A55];CMC;[.I$1];Type;&quot;Enchantment Aura&quot;))+(COUNTIFS(Color; [.$A55];CMC;[.I$1];Type;&quot;Artifact Equipment&quot;))+(COUNTIFS(Color; [.$A55];CMC;[.I$1];Type;&quot;Artifact&quot;))"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WB</text:p>
          </table:table-cell>
          <table:table-cell table:formula="of:=(COUNTIFS(Color; [.$A57];CMC;[.B$1];Type;&quot;Sorcery&quot;))+(COUNTIFS(Color; [.$A57];CMC;[.B$1];Type;&quot;Instant&quot;))+(COUNTIFS(Color; [.$A57];CMC;[.B$1];Type;&quot;Enchantment&quot;))+(COUNTIFS(Color; [.$A57];CMC;[.B$1];Type;&quot;Enchantment Aura&quot;))+(COUNTIFS(Color; [.$A57];CMC;[.B$1];Type;&quot;Artifact Equipment&quot;))+(COUNTIFS(Color; [.$A57];CMC;[.B$1];Type;&quot;Artifact&quot;))" office:value-type="float" office:value="0">
            <text:p>0</text:p>
          </table:table-cell>
          <table:table-cell table:formula="of:=(COUNTIFS(Color; [.$A57];CMC;[.C$1];Type;&quot;Sorcery&quot;))+(COUNTIFS(Color; [.$A57];CMC;[.C$1];Type;&quot;Instant&quot;))+(COUNTIFS(Color; [.$A57];CMC;[.C$1];Type;&quot;Enchantment&quot;))+(COUNTIFS(Color; [.$A57];CMC;[.C$1];Type;&quot;Enchantment Aura&quot;))+(COUNTIFS(Color; [.$A57];CMC;[.C$1];Type;&quot;Artifact Equipment&quot;))+(COUNTIFS(Color; [.$A57];CMC;[.C$1];Type;&quot;Artifact&quot;))" office:value-type="float" office:value="1">
            <text:p>1</text:p>
          </table:table-cell>
          <table:table-cell table:formula="of:=(COUNTIFS(Color; [.$A57];CMC;[.D$1];Type;&quot;Sorcery&quot;))+(COUNTIFS(Color; [.$A57];CMC;[.D$1];Type;&quot;Instant&quot;))+(COUNTIFS(Color; [.$A57];CMC;[.D$1];Type;&quot;Enchantment&quot;))+(COUNTIFS(Color; [.$A57];CMC;[.D$1];Type;&quot;Enchantment Aura&quot;))+(COUNTIFS(Color; [.$A57];CMC;[.D$1];Type;&quot;Artifact Equipment&quot;))+(COUNTIFS(Color; [.$A57];CMC;[.D$1];Type;&quot;Artifact&quot;))" office:value-type="float" office:value="1">
            <text:p>1</text:p>
          </table:table-cell>
          <table:table-cell table:formula="of:=(COUNTIFS(Color; [.$A57];CMC;[.E$1];Type;&quot;Sorcery&quot;))+(COUNTIFS(Color; [.$A57];CMC;[.E$1];Type;&quot;Instant&quot;))+(COUNTIFS(Color; [.$A57];CMC;[.E$1];Type;&quot;Enchantment&quot;))+(COUNTIFS(Color; [.$A57];CMC;[.E$1];Type;&quot;Enchantment Aura&quot;))+(COUNTIFS(Color; [.$A57];CMC;[.E$1];Type;&quot;Artifact Equipment&quot;))+(COUNTIFS(Color; [.$A57];CMC;[.E$1];Type;&quot;Artifact&quot;))" office:value-type="float" office:value="0">
            <text:p>0</text:p>
          </table:table-cell>
          <table:table-cell table:formula="of:=(COUNTIFS(Color; [.$A57];CMC;[.F$1];Type;&quot;Sorcery&quot;))+(COUNTIFS(Color; [.$A57];CMC;[.F$1];Type;&quot;Instant&quot;))+(COUNTIFS(Color; [.$A57];CMC;[.F$1];Type;&quot;Enchantment&quot;))+(COUNTIFS(Color; [.$A57];CMC;[.F$1];Type;&quot;Enchantment Aura&quot;))+(COUNTIFS(Color; [.$A57];CMC;[.F$1];Type;&quot;Artifact Equipment&quot;))+(COUNTIFS(Color; [.$A57];CMC;[.F$1];Type;&quot;Artifact&quot;))" office:value-type="float" office:value="1">
            <text:p>1</text:p>
          </table:table-cell>
          <table:table-cell table:formula="of:=(COUNTIFS(Color; [.$A57];CMC;[.G$1];Type;&quot;Sorcery&quot;))+(COUNTIFS(Color; [.$A57];CMC;[.G$1];Type;&quot;Instant&quot;))+(COUNTIFS(Color; [.$A57];CMC;[.G$1];Type;&quot;Enchantment&quot;))+(COUNTIFS(Color; [.$A57];CMC;[.G$1];Type;&quot;Enchantment Aura&quot;))+(COUNTIFS(Color; [.$A57];CMC;[.G$1];Type;&quot;Artifact Equipment&quot;))+(COUNTIFS(Color; [.$A57];CMC;[.G$1];Type;&quot;Artifact&quot;))" office:value-type="float" office:value="0">
            <text:p>0</text:p>
          </table:table-cell>
          <table:table-cell table:formula="of:=(COUNTIFS(Color; [.$A57];CMC;[.H$1];Type;&quot;Sorcery&quot;))+(COUNTIFS(Color; [.$A57];CMC;[.H$1];Type;&quot;Instant&quot;))+(COUNTIFS(Color; [.$A57];CMC;[.H$1];Type;&quot;Enchantment&quot;))+(COUNTIFS(Color; [.$A57];CMC;[.H$1];Type;&quot;Enchantment Aura&quot;))+(COUNTIFS(Color; [.$A57];CMC;[.H$1];Type;&quot;Artifact Equipment&quot;))+(COUNTIFS(Color; [.$A57];CMC;[.H$1];Type;&quot;Artifact&quot;))" office:value-type="float" office:value="0">
            <text:p>0</text:p>
          </table:table-cell>
          <table:table-cell table:formula="of:=(COUNTIFS(Color; [.$A57];CMC;[.I$1];Type;&quot;Sorcery&quot;))+(COUNTIFS(Color; [.$A57];CMC;[.I$1];Type;&quot;Instant&quot;))+(COUNTIFS(Color; [.$A57];CMC;[.I$1];Type;&quot;Enchantment&quot;))+(COUNTIFS(Color; [.$A57];CMC;[.I$1];Type;&quot;Enchantment Aura&quot;))+(COUNTIFS(Color; [.$A57];CMC;[.I$1];Type;&quot;Artifact Equipment&quot;))+(COUNTIFS(Color; [.$A57];CMC;[.I$1];Type;&quot;Artifact&quot;))" office:value-type="float" office:value="0">
            <text:p>0</text:p>
          </table:table-cell>
        </table:table-row>
        <table:table-row table:style-name="ro1">
          <table:table-cell office:value-type="string">
            <text:p>UR</text:p>
          </table:table-cell>
          <table:table-cell table:formula="of:=(COUNTIFS(Color; [.$A58];CMC;[.B$1];Type;&quot;Sorcery&quot;))+(COUNTIFS(Color; [.$A58];CMC;[.B$1];Type;&quot;Instant&quot;))+(COUNTIFS(Color; [.$A58];CMC;[.B$1];Type;&quot;Enchantment&quot;))+(COUNTIFS(Color; [.$A58];CMC;[.B$1];Type;&quot;Enchantment Aura&quot;))+(COUNTIFS(Color; [.$A58];CMC;[.B$1];Type;&quot;Artifact Equipment&quot;))+(COUNTIFS(Color; [.$A58];CMC;[.B$1];Type;&quot;Artifact&quot;))" office:value-type="float" office:value="0">
            <text:p>0</text:p>
          </table:table-cell>
          <table:table-cell table:formula="of:=(COUNTIFS(Color; [.$A58];CMC;[.C$1];Type;&quot;Sorcery&quot;))+(COUNTIFS(Color; [.$A58];CMC;[.C$1];Type;&quot;Instant&quot;))+(COUNTIFS(Color; [.$A58];CMC;[.C$1];Type;&quot;Enchantment&quot;))+(COUNTIFS(Color; [.$A58];CMC;[.C$1];Type;&quot;Enchantment Aura&quot;))+(COUNTIFS(Color; [.$A58];CMC;[.C$1];Type;&quot;Artifact Equipment&quot;))+(COUNTIFS(Color; [.$A58];CMC;[.C$1];Type;&quot;Artifact&quot;))" office:value-type="float" office:value="2">
            <text:p>2</text:p>
          </table:table-cell>
          <table:table-cell table:formula="of:=(COUNTIFS(Color; [.$A58];CMC;[.D$1];Type;&quot;Sorcery&quot;))+(COUNTIFS(Color; [.$A58];CMC;[.D$1];Type;&quot;Instant&quot;))+(COUNTIFS(Color; [.$A58];CMC;[.D$1];Type;&quot;Enchantment&quot;))+(COUNTIFS(Color; [.$A58];CMC;[.D$1];Type;&quot;Enchantment Aura&quot;))+(COUNTIFS(Color; [.$A58];CMC;[.D$1];Type;&quot;Artifact Equipment&quot;))+(COUNTIFS(Color; [.$A58];CMC;[.D$1];Type;&quot;Artifact&quot;))" office:value-type="float" office:value="1">
            <text:p>1</text:p>
          </table:table-cell>
          <table:table-cell table:formula="of:=(COUNTIFS(Color; [.$A58];CMC;[.E$1];Type;&quot;Sorcery&quot;))+(COUNTIFS(Color; [.$A58];CMC;[.E$1];Type;&quot;Instant&quot;))+(COUNTIFS(Color; [.$A58];CMC;[.E$1];Type;&quot;Enchantment&quot;))+(COUNTIFS(Color; [.$A58];CMC;[.E$1];Type;&quot;Enchantment Aura&quot;))+(COUNTIFS(Color; [.$A58];CMC;[.E$1];Type;&quot;Artifact Equipment&quot;))+(COUNTIFS(Color; [.$A58];CMC;[.E$1];Type;&quot;Artifact&quot;))" office:value-type="float" office:value="0">
            <text:p>0</text:p>
          </table:table-cell>
          <table:table-cell table:formula="of:=(COUNTIFS(Color; [.$A58];CMC;[.F$1];Type;&quot;Sorcery&quot;))+(COUNTIFS(Color; [.$A58];CMC;[.F$1];Type;&quot;Instant&quot;))+(COUNTIFS(Color; [.$A58];CMC;[.F$1];Type;&quot;Enchantment&quot;))+(COUNTIFS(Color; [.$A58];CMC;[.F$1];Type;&quot;Enchantment Aura&quot;))+(COUNTIFS(Color; [.$A58];CMC;[.F$1];Type;&quot;Artifact Equipment&quot;))+(COUNTIFS(Color; [.$A58];CMC;[.F$1];Type;&quot;Artifact&quot;))" office:value-type="float" office:value="0">
            <text:p>0</text:p>
          </table:table-cell>
          <table:table-cell table:formula="of:=(COUNTIFS(Color; [.$A58];CMC;[.G$1];Type;&quot;Sorcery&quot;))+(COUNTIFS(Color; [.$A58];CMC;[.G$1];Type;&quot;Instant&quot;))+(COUNTIFS(Color; [.$A58];CMC;[.G$1];Type;&quot;Enchantment&quot;))+(COUNTIFS(Color; [.$A58];CMC;[.G$1];Type;&quot;Enchantment Aura&quot;))+(COUNTIFS(Color; [.$A58];CMC;[.G$1];Type;&quot;Artifact Equipment&quot;))+(COUNTIFS(Color; [.$A58];CMC;[.G$1];Type;&quot;Artifact&quot;))" office:value-type="float" office:value="0">
            <text:p>0</text:p>
          </table:table-cell>
          <table:table-cell table:formula="of:=(COUNTIFS(Color; [.$A58];CMC;[.H$1];Type;&quot;Sorcery&quot;))+(COUNTIFS(Color; [.$A58];CMC;[.H$1];Type;&quot;Instant&quot;))+(COUNTIFS(Color; [.$A58];CMC;[.H$1];Type;&quot;Enchantment&quot;))+(COUNTIFS(Color; [.$A58];CMC;[.H$1];Type;&quot;Enchantment Aura&quot;))+(COUNTIFS(Color; [.$A58];CMC;[.H$1];Type;&quot;Artifact Equipment&quot;))+(COUNTIFS(Color; [.$A58];CMC;[.H$1];Type;&quot;Artifact&quot;))" office:value-type="float" office:value="0">
            <text:p>0</text:p>
          </table:table-cell>
          <table:table-cell table:formula="of:=(COUNTIFS(Color; [.$A58];CMC;[.I$1];Type;&quot;Sorcery&quot;))+(COUNTIFS(Color; [.$A58];CMC;[.I$1];Type;&quot;Instant&quot;))+(COUNTIFS(Color; [.$A58];CMC;[.I$1];Type;&quot;Enchantment&quot;))+(COUNTIFS(Color; [.$A58];CMC;[.I$1];Type;&quot;Enchantment Aura&quot;))+(COUNTIFS(Color; [.$A58];CMC;[.I$1];Type;&quot;Artifact Equipment&quot;))+(COUNTIFS(Color; [.$A58];CMC;[.I$1];Type;&quot;Artifact&quot;))" office:value-type="float" office:value="0">
            <text:p>0</text:p>
          </table:table-cell>
        </table:table-row>
        <table:table-row table:style-name="ro1">
          <table:table-cell office:value-type="string">
            <text:p>BG</text:p>
          </table:table-cell>
          <table:table-cell table:formula="of:=(COUNTIFS(Color; [.$A59];CMC;[.B$1];Type;&quot;Sorcery&quot;))+(COUNTIFS(Color; [.$A59];CMC;[.B$1];Type;&quot;Instant&quot;))+(COUNTIFS(Color; [.$A59];CMC;[.B$1];Type;&quot;Enchantment&quot;))+(COUNTIFS(Color; [.$A59];CMC;[.B$1];Type;&quot;Enchantment Aura&quot;))+(COUNTIFS(Color; [.$A59];CMC;[.B$1];Type;&quot;Artifact Equipment&quot;))+(COUNTIFS(Color; [.$A59];CMC;[.B$1];Type;&quot;Artifact&quot;))" office:value-type="float" office:value="0">
            <text:p>0</text:p>
          </table:table-cell>
          <table:table-cell table:formula="of:=(COUNTIFS(Color; [.$A59];CMC;[.C$1];Type;&quot;Sorcery&quot;))+(COUNTIFS(Color; [.$A59];CMC;[.C$1];Type;&quot;Instant&quot;))+(COUNTIFS(Color; [.$A59];CMC;[.C$1];Type;&quot;Enchantment&quot;))+(COUNTIFS(Color; [.$A59];CMC;[.C$1];Type;&quot;Enchantment Aura&quot;))+(COUNTIFS(Color; [.$A59];CMC;[.C$1];Type;&quot;Artifact Equipment&quot;))+(COUNTIFS(Color; [.$A59];CMC;[.C$1];Type;&quot;Artifact&quot;))" office:value-type="float" office:value="1">
            <text:p>1</text:p>
          </table:table-cell>
          <table:table-cell table:formula="of:=(COUNTIFS(Color; [.$A59];CMC;[.D$1];Type;&quot;Sorcery&quot;))+(COUNTIFS(Color; [.$A59];CMC;[.D$1];Type;&quot;Instant&quot;))+(COUNTIFS(Color; [.$A59];CMC;[.D$1];Type;&quot;Enchantment&quot;))+(COUNTIFS(Color; [.$A59];CMC;[.D$1];Type;&quot;Enchantment Aura&quot;))+(COUNTIFS(Color; [.$A59];CMC;[.D$1];Type;&quot;Artifact Equipment&quot;))+(COUNTIFS(Color; [.$A59];CMC;[.D$1];Type;&quot;Artifact&quot;))" office:value-type="float" office:value="1">
            <text:p>1</text:p>
          </table:table-cell>
          <table:table-cell table:formula="of:=(COUNTIFS(Color; [.$A59];CMC;[.E$1];Type;&quot;Sorcery&quot;))+(COUNTIFS(Color; [.$A59];CMC;[.E$1];Type;&quot;Instant&quot;))+(COUNTIFS(Color; [.$A59];CMC;[.E$1];Type;&quot;Enchantment&quot;))+(COUNTIFS(Color; [.$A59];CMC;[.E$1];Type;&quot;Enchantment Aura&quot;))+(COUNTIFS(Color; [.$A59];CMC;[.E$1];Type;&quot;Artifact Equipment&quot;))+(COUNTIFS(Color; [.$A59];CMC;[.E$1];Type;&quot;Artifact&quot;))" office:value-type="float" office:value="0">
            <text:p>0</text:p>
          </table:table-cell>
          <table:table-cell table:formula="of:=(COUNTIFS(Color; [.$A59];CMC;[.F$1];Type;&quot;Sorcery&quot;))+(COUNTIFS(Color; [.$A59];CMC;[.F$1];Type;&quot;Instant&quot;))+(COUNTIFS(Color; [.$A59];CMC;[.F$1];Type;&quot;Enchantment&quot;))+(COUNTIFS(Color; [.$A59];CMC;[.F$1];Type;&quot;Enchantment Aura&quot;))+(COUNTIFS(Color; [.$A59];CMC;[.F$1];Type;&quot;Artifact Equipment&quot;))+(COUNTIFS(Color; [.$A59];CMC;[.F$1];Type;&quot;Artifact&quot;))" office:value-type="float" office:value="0">
            <text:p>0</text:p>
          </table:table-cell>
          <table:table-cell table:formula="of:=(COUNTIFS(Color; [.$A59];CMC;[.G$1];Type;&quot;Sorcery&quot;))+(COUNTIFS(Color; [.$A59];CMC;[.G$1];Type;&quot;Instant&quot;))+(COUNTIFS(Color; [.$A59];CMC;[.G$1];Type;&quot;Enchantment&quot;))+(COUNTIFS(Color; [.$A59];CMC;[.G$1];Type;&quot;Enchantment Aura&quot;))+(COUNTIFS(Color; [.$A59];CMC;[.G$1];Type;&quot;Artifact Equipment&quot;))+(COUNTIFS(Color; [.$A59];CMC;[.G$1];Type;&quot;Artifact&quot;))" office:value-type="float" office:value="0">
            <text:p>0</text:p>
          </table:table-cell>
          <table:table-cell table:formula="of:=(COUNTIFS(Color; [.$A59];CMC;[.H$1];Type;&quot;Sorcery&quot;))+(COUNTIFS(Color; [.$A59];CMC;[.H$1];Type;&quot;Instant&quot;))+(COUNTIFS(Color; [.$A59];CMC;[.H$1];Type;&quot;Enchantment&quot;))+(COUNTIFS(Color; [.$A59];CMC;[.H$1];Type;&quot;Enchantment Aura&quot;))+(COUNTIFS(Color; [.$A59];CMC;[.H$1];Type;&quot;Artifact Equipment&quot;))+(COUNTIFS(Color; [.$A59];CMC;[.H$1];Type;&quot;Artifact&quot;))" office:value-type="float" office:value="0">
            <text:p>0</text:p>
          </table:table-cell>
          <table:table-cell table:formula="of:=(COUNTIFS(Color; [.$A59];CMC;[.I$1];Type;&quot;Sorcery&quot;))+(COUNTIFS(Color; [.$A59];CMC;[.I$1];Type;&quot;Instant&quot;))+(COUNTIFS(Color; [.$A59];CMC;[.I$1];Type;&quot;Enchantment&quot;))+(COUNTIFS(Color; [.$A59];CMC;[.I$1];Type;&quot;Enchantment Aura&quot;))+(COUNTIFS(Color; [.$A59];CMC;[.I$1];Type;&quot;Artifact Equipment&quot;))+(COUNTIFS(Color; [.$A59];CMC;[.I$1];Type;&quot;Artifact&quot;))" office:value-type="float" office:value="0">
            <text:p>0</text:p>
          </table:table-cell>
        </table:table-row>
        <table:table-row table:style-name="ro1">
          <table:table-cell office:value-type="string">
            <text:p>GU</text:p>
          </table:table-cell>
          <table:table-cell table:formula="of:=(COUNTIFS(Color; [.$A60];CMC;[.B$1];Type;&quot;Sorcery&quot;))+(COUNTIFS(Color; [.$A60];CMC;[.B$1];Type;&quot;Instant&quot;))+(COUNTIFS(Color; [.$A60];CMC;[.B$1];Type;&quot;Enchantment&quot;))+(COUNTIFS(Color; [.$A60];CMC;[.B$1];Type;&quot;Enchantment Aura&quot;))+(COUNTIFS(Color; [.$A60];CMC;[.B$1];Type;&quot;Artifact Equipment&quot;))+(COUNTIFS(Color; [.$A60];CMC;[.B$1];Type;&quot;Artifact&quot;))" office:value-type="float" office:value="0">
            <text:p>0</text:p>
          </table:table-cell>
          <table:table-cell table:formula="of:=(COUNTIFS(Color; [.$A60];CMC;[.C$1];Type;&quot;Sorcery&quot;))+(COUNTIFS(Color; [.$A60];CMC;[.C$1];Type;&quot;Instant&quot;))+(COUNTIFS(Color; [.$A60];CMC;[.C$1];Type;&quot;Enchantment&quot;))+(COUNTIFS(Color; [.$A60];CMC;[.C$1];Type;&quot;Enchantment Aura&quot;))+(COUNTIFS(Color; [.$A60];CMC;[.C$1];Type;&quot;Artifact Equipment&quot;))+(COUNTIFS(Color; [.$A60];CMC;[.C$1];Type;&quot;Artifact&quot;))" office:value-type="float" office:value="1">
            <text:p>1</text:p>
          </table:table-cell>
          <table:table-cell table:formula="of:=(COUNTIFS(Color; [.$A60];CMC;[.D$1];Type;&quot;Sorcery&quot;))+(COUNTIFS(Color; [.$A60];CMC;[.D$1];Type;&quot;Instant&quot;))+(COUNTIFS(Color; [.$A60];CMC;[.D$1];Type;&quot;Enchantment&quot;))+(COUNTIFS(Color; [.$A60];CMC;[.D$1];Type;&quot;Enchantment Aura&quot;))+(COUNTIFS(Color; [.$A60];CMC;[.D$1];Type;&quot;Artifact Equipment&quot;))+(COUNTIFS(Color; [.$A60];CMC;[.D$1];Type;&quot;Artifact&quot;))" office:value-type="float" office:value="0">
            <text:p>0</text:p>
          </table:table-cell>
          <table:table-cell table:formula="of:=(COUNTIFS(Color; [.$A60];CMC;[.E$1];Type;&quot;Sorcery&quot;))+(COUNTIFS(Color; [.$A60];CMC;[.E$1];Type;&quot;Instant&quot;))+(COUNTIFS(Color; [.$A60];CMC;[.E$1];Type;&quot;Enchantment&quot;))+(COUNTIFS(Color; [.$A60];CMC;[.E$1];Type;&quot;Enchantment Aura&quot;))+(COUNTIFS(Color; [.$A60];CMC;[.E$1];Type;&quot;Artifact Equipment&quot;))+(COUNTIFS(Color; [.$A60];CMC;[.E$1];Type;&quot;Artifact&quot;))" office:value-type="float" office:value="0">
            <text:p>0</text:p>
          </table:table-cell>
          <table:table-cell table:formula="of:=(COUNTIFS(Color; [.$A60];CMC;[.F$1];Type;&quot;Sorcery&quot;))+(COUNTIFS(Color; [.$A60];CMC;[.F$1];Type;&quot;Instant&quot;))+(COUNTIFS(Color; [.$A60];CMC;[.F$1];Type;&quot;Enchantment&quot;))+(COUNTIFS(Color; [.$A60];CMC;[.F$1];Type;&quot;Enchantment Aura&quot;))+(COUNTIFS(Color; [.$A60];CMC;[.F$1];Type;&quot;Artifact Equipment&quot;))+(COUNTIFS(Color; [.$A60];CMC;[.F$1];Type;&quot;Artifact&quot;))" office:value-type="float" office:value="0">
            <text:p>0</text:p>
          </table:table-cell>
          <table:table-cell table:formula="of:=(COUNTIFS(Color; [.$A60];CMC;[.G$1];Type;&quot;Sorcery&quot;))+(COUNTIFS(Color; [.$A60];CMC;[.G$1];Type;&quot;Instant&quot;))+(COUNTIFS(Color; [.$A60];CMC;[.G$1];Type;&quot;Enchantment&quot;))+(COUNTIFS(Color; [.$A60];CMC;[.G$1];Type;&quot;Enchantment Aura&quot;))+(COUNTIFS(Color; [.$A60];CMC;[.G$1];Type;&quot;Artifact Equipment&quot;))+(COUNTIFS(Color; [.$A60];CMC;[.G$1];Type;&quot;Artifact&quot;))" office:value-type="float" office:value="0">
            <text:p>0</text:p>
          </table:table-cell>
          <table:table-cell table:formula="of:=(COUNTIFS(Color; [.$A60];CMC;[.H$1];Type;&quot;Sorcery&quot;))+(COUNTIFS(Color; [.$A60];CMC;[.H$1];Type;&quot;Instant&quot;))+(COUNTIFS(Color; [.$A60];CMC;[.H$1];Type;&quot;Enchantment&quot;))+(COUNTIFS(Color; [.$A60];CMC;[.H$1];Type;&quot;Enchantment Aura&quot;))+(COUNTIFS(Color; [.$A60];CMC;[.H$1];Type;&quot;Artifact Equipment&quot;))+(COUNTIFS(Color; [.$A60];CMC;[.H$1];Type;&quot;Artifact&quot;))" office:value-type="float" office:value="0">
            <text:p>0</text:p>
          </table:table-cell>
          <table:table-cell table:formula="of:=(COUNTIFS(Color; [.$A60];CMC;[.I$1];Type;&quot;Sorcery&quot;))+(COUNTIFS(Color; [.$A60];CMC;[.I$1];Type;&quot;Instant&quot;))+(COUNTIFS(Color; [.$A60];CMC;[.I$1];Type;&quot;Enchantment&quot;))+(COUNTIFS(Color; [.$A60];CMC;[.I$1];Type;&quot;Enchantment Aura&quot;))+(COUNTIFS(Color; [.$A60];CMC;[.I$1];Type;&quot;Artifact Equipment&quot;))+(COUNTIFS(Color; [.$A60];CMC;[.I$1];Type;&quot;Artifact&quot;))" office:value-type="float" office:value="0">
            <text:p>0</text:p>
          </table:table-cell>
        </table:table-row>
        <table:table-row table:style-name="ro1">
          <table:table-cell office:value-type="string">
            <text:p>RW</text:p>
          </table:table-cell>
          <table:table-cell table:formula="of:=(COUNTIFS(Color; [.$A61];CMC;[.B$1];Type;&quot;Sorcery&quot;))+(COUNTIFS(Color; [.$A61];CMC;[.B$1];Type;&quot;Instant&quot;))+(COUNTIFS(Color; [.$A61];CMC;[.B$1];Type;&quot;Enchantment&quot;))+(COUNTIFS(Color; [.$A61];CMC;[.B$1];Type;&quot;Enchantment Aura&quot;))+(COUNTIFS(Color; [.$A61];CMC;[.B$1];Type;&quot;Artifact Equipment&quot;))+(COUNTIFS(Color; [.$A61];CMC;[.B$1];Type;&quot;Artifact&quot;))" office:value-type="float" office:value="0">
            <text:p>0</text:p>
          </table:table-cell>
          <table:table-cell table:formula="of:=(COUNTIFS(Color; [.$A61];CMC;[.C$1];Type;&quot;Sorcery&quot;))+(COUNTIFS(Color; [.$A61];CMC;[.C$1];Type;&quot;Instant&quot;))+(COUNTIFS(Color; [.$A61];CMC;[.C$1];Type;&quot;Enchantment&quot;))+(COUNTIFS(Color; [.$A61];CMC;[.C$1];Type;&quot;Enchantment Aura&quot;))+(COUNTIFS(Color; [.$A61];CMC;[.C$1];Type;&quot;Artifact Equipment&quot;))+(COUNTIFS(Color; [.$A61];CMC;[.C$1];Type;&quot;Artifact&quot;))" office:value-type="float" office:value="2">
            <text:p>2</text:p>
          </table:table-cell>
          <table:table-cell table:formula="of:=(COUNTIFS(Color; [.$A61];CMC;[.D$1];Type;&quot;Sorcery&quot;))+(COUNTIFS(Color; [.$A61];CMC;[.D$1];Type;&quot;Instant&quot;))+(COUNTIFS(Color; [.$A61];CMC;[.D$1];Type;&quot;Enchantment&quot;))+(COUNTIFS(Color; [.$A61];CMC;[.D$1];Type;&quot;Enchantment Aura&quot;))+(COUNTIFS(Color; [.$A61];CMC;[.D$1];Type;&quot;Artifact Equipment&quot;))+(COUNTIFS(Color; [.$A61];CMC;[.D$1];Type;&quot;Artifact&quot;))" office:value-type="float" office:value="1">
            <text:p>1</text:p>
          </table:table-cell>
          <table:table-cell table:formula="of:=(COUNTIFS(Color; [.$A61];CMC;[.E$1];Type;&quot;Sorcery&quot;))+(COUNTIFS(Color; [.$A61];CMC;[.E$1];Type;&quot;Instant&quot;))+(COUNTIFS(Color; [.$A61];CMC;[.E$1];Type;&quot;Enchantment&quot;))+(COUNTIFS(Color; [.$A61];CMC;[.E$1];Type;&quot;Enchantment Aura&quot;))+(COUNTIFS(Color; [.$A61];CMC;[.E$1];Type;&quot;Artifact Equipment&quot;))+(COUNTIFS(Color; [.$A61];CMC;[.E$1];Type;&quot;Artifact&quot;))" office:value-type="float" office:value="0">
            <text:p>0</text:p>
          </table:table-cell>
          <table:table-cell table:formula="of:=(COUNTIFS(Color; [.$A61];CMC;[.F$1];Type;&quot;Sorcery&quot;))+(COUNTIFS(Color; [.$A61];CMC;[.F$1];Type;&quot;Instant&quot;))+(COUNTIFS(Color; [.$A61];CMC;[.F$1];Type;&quot;Enchantment&quot;))+(COUNTIFS(Color; [.$A61];CMC;[.F$1];Type;&quot;Enchantment Aura&quot;))+(COUNTIFS(Color; [.$A61];CMC;[.F$1];Type;&quot;Artifact Equipment&quot;))+(COUNTIFS(Color; [.$A61];CMC;[.F$1];Type;&quot;Artifact&quot;))" office:value-type="float" office:value="0">
            <text:p>0</text:p>
          </table:table-cell>
          <table:table-cell table:formula="of:=(COUNTIFS(Color; [.$A61];CMC;[.G$1];Type;&quot;Sorcery&quot;))+(COUNTIFS(Color; [.$A61];CMC;[.G$1];Type;&quot;Instant&quot;))+(COUNTIFS(Color; [.$A61];CMC;[.G$1];Type;&quot;Enchantment&quot;))+(COUNTIFS(Color; [.$A61];CMC;[.G$1];Type;&quot;Enchantment Aura&quot;))+(COUNTIFS(Color; [.$A61];CMC;[.G$1];Type;&quot;Artifact Equipment&quot;))+(COUNTIFS(Color; [.$A61];CMC;[.G$1];Type;&quot;Artifact&quot;))" office:value-type="float" office:value="0">
            <text:p>0</text:p>
          </table:table-cell>
          <table:table-cell table:formula="of:=(COUNTIFS(Color; [.$A61];CMC;[.H$1];Type;&quot;Sorcery&quot;))+(COUNTIFS(Color; [.$A61];CMC;[.H$1];Type;&quot;Instant&quot;))+(COUNTIFS(Color; [.$A61];CMC;[.H$1];Type;&quot;Enchantment&quot;))+(COUNTIFS(Color; [.$A61];CMC;[.H$1];Type;&quot;Enchantment Aura&quot;))+(COUNTIFS(Color; [.$A61];CMC;[.H$1];Type;&quot;Artifact Equipment&quot;))+(COUNTIFS(Color; [.$A61];CMC;[.H$1];Type;&quot;Artifact&quot;))" office:value-type="float" office:value="0">
            <text:p>0</text:p>
          </table:table-cell>
          <table:table-cell table:formula="of:=(COUNTIFS(Color; [.$A61];CMC;[.I$1];Type;&quot;Sorcery&quot;))+(COUNTIFS(Color; [.$A61];CMC;[.I$1];Type;&quot;Instant&quot;))+(COUNTIFS(Color; [.$A61];CMC;[.I$1];Type;&quot;Enchantment&quot;))+(COUNTIFS(Color; [.$A61];CMC;[.I$1];Type;&quot;Enchantment Aura&quot;))+(COUNTIFS(Color; [.$A61];CMC;[.I$1];Type;&quot;Artifact Equipment&quot;))+(COUNTIFS(Color; [.$A61];CMC;[.I$1];Type;&quot;Artifact&quot;))"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5" office:value-type="string" table:number-columns-spanned="8" table:number-rows-spanned="1">
            <text:p>Mana curves w/o guilds</text:p>
          </table:table-cell>
          <table:covered-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</text:p>
          </table:table-cell>
          <table:table-cell table:formula="of:=(COUNTIFS(Color; [.$A65];CMC;[.B$1]))" office:value-type="float" office:value="8">
            <text:p>8</text:p>
          </table:table-cell>
          <table:table-cell table:formula="of:=(COUNTIFS(Color; [.$A65];CMC;[.C$1]))" office:value-type="float" office:value="11">
            <text:p>11</text:p>
          </table:table-cell>
          <table:table-cell table:formula="of:=(COUNTIFS(Color; [.$A65];CMC;[.D$1]))" office:value-type="float" office:value="8">
            <text:p>8</text:p>
          </table:table-cell>
          <table:table-cell table:formula="of:=(COUNTIFS(Color; [.$A65];CMC;[.E$1]))" office:value-type="float" office:value="7">
            <text:p>7</text:p>
          </table:table-cell>
          <table:table-cell table:formula="of:=(COUNTIFS(Color; [.$A65];CMC;[.F$1]))" office:value-type="float" office:value="0">
            <text:p>0</text:p>
          </table:table-cell>
          <table:table-cell table:formula="of:=(COUNTIFS(Color; [.$A65];CMC;[.G$1]))" office:value-type="float" office:value="2">
            <text:p>2</text:p>
          </table:table-cell>
          <table:table-cell table:formula="of:=(COUNTIFS(Color; [.$A65];CMC;[.H$1]))" office:value-type="float" office:value="2">
            <text:p>2</text:p>
          </table:table-cell>
          <table:table-cell table:formula="of:=(COUNTIFS(Color; [.$A65];CMC;[.I$1]))" office:value-type="float" office:value="2">
            <text:p>2</text:p>
          </table:table-cell>
        </table:table-row>
        <table:table-row table:style-name="ro1">
          <table:table-cell office:value-type="string">
            <text:p>W</text:p>
          </table:table-cell>
          <table:table-cell table:formula="of:=(COUNTIFS(Color; [.$A66];CMC;[.B$1]))+0.5*([.B$30]+[.B$34]+[.B$36]+[.B$40])" office:value-type="float" office:value="12.5">
            <text:p>12,5</text:p>
          </table:table-cell>
          <table:table-cell table:formula="of:=(COUNTIFS(Color; [.$A66];CMC;[.C$1]))+0.5*([.C$30]+[.C$34]+[.C$36]+[.C$40])" office:value-type="float" office:value="16.5">
            <text:p>16,5</text:p>
          </table:table-cell>
          <table:table-cell table:formula="of:=(COUNTIFS(Color; [.$A66];CMC;[.D$1]))+0.5*([.D$30]+[.D$34]+[.D$36]+[.D$40])" office:value-type="float" office:value="18.5">
            <text:p>18,5</text:p>
          </table:table-cell>
          <table:table-cell table:formula="of:=(COUNTIFS(Color; [.$A66];CMC;[.E$1]))+0.5*([.E$30]+[.E$34]+[.E$36]+[.E$40])" office:value-type="float" office:value="14">
            <text:p>14</text:p>
          </table:table-cell>
          <table:table-cell table:formula="of:=(COUNTIFS(Color; [.$A66];CMC;[.F$1]))+0.5*([.F$30]+[.F$34]+[.F$36]+[.F$40])" office:value-type="float" office:value="5">
            <text:p>5</text:p>
          </table:table-cell>
          <table:table-cell table:formula="of:=(COUNTIFS(Color; [.$A66];CMC;[.G$1]))+0.5*([.G$30]+[.G$34]+[.G$36]+[.G$40])" office:value-type="float" office:value="2.5">
            <text:p>2,5</text:p>
          </table:table-cell>
          <table:table-cell table:formula="of:=(COUNTIFS(Color; [.$A66];CMC;[.H$1]))+0.5*([.H$30]+[.H$34]+[.H$36]+[.H$40])" office:value-type="float" office:value="0">
            <text:p>0</text:p>
          </table:table-cell>
          <table:table-cell table:formula="of:=(COUNTIFS(Color; [.$A66];CMC;[.I$1]))+0.5*([.I$30]+[.I$34]+[.I$36]+[.I$40])" office:value-type="float" office:value="0">
            <text:p>0</text:p>
          </table:table-cell>
        </table:table-row>
        <table:table-row table:style-name="ro1">
          <table:table-cell office:value-type="string">
            <text:p>U</text:p>
          </table:table-cell>
          <table:table-cell table:formula="of:=(COUNTIFS(Color; [.$A67];CMC;[.B$1]))+0.5*([.B$51]+[.B$52]+[.B$58]+[.B$60])" office:value-type="float" office:value="5">
            <text:p>5</text:p>
          </table:table-cell>
          <table:table-cell table:formula="of:=(COUNTIFS(Color; [.$A67];CMC;[.C$1]))+0.5*([.C$51]+[.C$52]+[.C$58]+[.C$60])" office:value-type="float" office:value="19">
            <text:p>19</text:p>
          </table:table-cell>
          <table:table-cell table:formula="of:=(COUNTIFS(Color; [.$A67];CMC;[.D$1]))+0.5*([.D$51]+[.D$52]+[.D$58]+[.D$60])" office:value-type="float" office:value="23">
            <text:p>23</text:p>
          </table:table-cell>
          <table:table-cell table:formula="of:=(COUNTIFS(Color; [.$A67];CMC;[.E$1]))+0.5*([.E$51]+[.E$52]+[.E$58]+[.E$60])" office:value-type="float" office:value="9.5">
            <text:p>9,5</text:p>
          </table:table-cell>
          <table:table-cell table:formula="of:=(COUNTIFS(Color; [.$A67];CMC;[.F$1]))+0.5*([.F$51]+[.F$52]+[.F$58]+[.F$60])" office:value-type="float" office:value="2">
            <text:p>2</text:p>
          </table:table-cell>
          <table:table-cell table:formula="of:=(COUNTIFS(Color; [.$A67];CMC;[.G$1]))+0.5*([.G$51]+[.G$52]+[.G$58]+[.G$60])" office:value-type="float" office:value="3">
            <text:p>3</text:p>
          </table:table-cell>
          <table:table-cell table:formula="of:=(COUNTIFS(Color; [.$A67];CMC;[.H$1]))+0.5*([.H$51]+[.H$52]+[.H$58]+[.H$60])" office:value-type="float" office:value="1">
            <text:p>1</text:p>
          </table:table-cell>
          <table:table-cell table:formula="of:=(COUNTIFS(Color; [.$A67];CMC;[.I$1]))+0.5*([.I$51]+[.I$52]+[.I$58]+[.I$60])" office:value-type="float" office:value="0">
            <text:p>0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(COUNTIFS(Color; [.$A68];CMC;[.B$1]))+0.5*([.B$52]+[.B$53]+[.B$57]+[.B$59])" office:value-type="float" office:value="14">
            <text:p>14</text:p>
          </table:table-cell>
          <table:table-cell table:formula="of:=(COUNTIFS(Color; [.$A68];CMC;[.C$1]))+0.5*([.C$52]+[.C$53]+[.C$57]+[.C$59])" office:value-type="float" office:value="15">
            <text:p>15</text:p>
          </table:table-cell>
          <table:table-cell table:formula="of:=(COUNTIFS(Color; [.$A68];CMC;[.D$1]))+0.5*([.D$52]+[.D$53]+[.D$57]+[.D$59])" office:value-type="float" office:value="20">
            <text:p>20</text:p>
          </table:table-cell>
          <table:table-cell table:formula="of:=(COUNTIFS(Color; [.$A68];CMC;[.E$1]))+0.5*([.E$52]+[.E$53]+[.E$57]+[.E$59])" office:value-type="float" office:value="11.5">
            <text:p>11,5</text:p>
          </table:table-cell>
          <table:table-cell table:formula="of:=(COUNTIFS(Color; [.$A68];CMC;[.F$1]))+0.5*([.F$52]+[.F$53]+[.F$57]+[.F$59])" office:value-type="float" office:value="4">
            <text:p>4</text:p>
          </table:table-cell>
          <table:table-cell table:formula="of:=(COUNTIFS(Color; [.$A68];CMC;[.G$1]))+0.5*([.G$52]+[.G$53]+[.G$57]+[.G$59])" office:value-type="float" office:value="3">
            <text:p>3</text:p>
          </table:table-cell>
          <table:table-cell table:formula="of:=(COUNTIFS(Color; [.$A68];CMC;[.H$1]))+0.5*([.H$52]+[.H$53]+[.H$57]+[.H$59])" office:value-type="float" office:value="0">
            <text:p>0</text:p>
          </table:table-cell>
          <table:table-cell table:formula="of:=(COUNTIFS(Color; [.$A68];CMC;[.I$1]))+0.5*([.I$52]+[.I$53]+[.I$57]+[.I$59])" office:value-type="float" office:value="0">
            <text:p>0</text:p>
          </table:table-cell>
        </table:table-row>
        <table:table-row table:style-name="ro1">
          <table:table-cell office:value-type="string">
            <text:p>R</text:p>
          </table:table-cell>
          <table:table-cell table:formula="of:=(COUNTIFS(Color; [.$A69];CMC;[.B$1]))+0.5*([.B$53]+[.B$54]+[.B$58]+[.B$61])" office:value-type="float" office:value="11">
            <text:p>11</text:p>
          </table:table-cell>
          <table:table-cell table:formula="of:=(COUNTIFS(Color; [.$A69];CMC;[.C$1]))+0.5*([.C$53]+[.C$54]+[.C$58]+[.C$61])" office:value-type="float" office:value="27.5">
            <text:p>27,5</text:p>
          </table:table-cell>
          <table:table-cell table:formula="of:=(COUNTIFS(Color; [.$A69];CMC;[.D$1]))+0.5*([.D$53]+[.D$54]+[.D$58]+[.D$61])" office:value-type="float" office:value="17">
            <text:p>17</text:p>
          </table:table-cell>
          <table:table-cell table:formula="of:=(COUNTIFS(Color; [.$A69];CMC;[.E$1]))+0.5*([.E$53]+[.E$54]+[.E$58]+[.E$61])" office:value-type="float" office:value="9">
            <text:p>9</text:p>
          </table:table-cell>
          <table:table-cell table:formula="of:=(COUNTIFS(Color; [.$A69];CMC;[.F$1]))+0.5*([.F$53]+[.F$54]+[.F$58]+[.F$61])" office:value-type="float" office:value="1.5">
            <text:p>1,5</text:p>
          </table:table-cell>
          <table:table-cell table:formula="of:=(COUNTIFS(Color; [.$A69];CMC;[.G$1]))+0.5*([.G$53]+[.G$54]+[.G$58]+[.G$61])" office:value-type="float" office:value="0">
            <text:p>0</text:p>
          </table:table-cell>
          <table:table-cell table:formula="of:=(COUNTIFS(Color; [.$A69];CMC;[.H$1]))+0.5*([.H$53]+[.H$54]+[.H$58]+[.H$61])" office:value-type="float" office:value="0">
            <text:p>0</text:p>
          </table:table-cell>
          <table:table-cell table:formula="of:=(COUNTIFS(Color; [.$A69];CMC;[.I$1]))+0.5*([.I$53]+[.I$54]+[.I$58]+[.I$61])" office:value-type="float" office:value="0">
            <text:p>0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(COUNTIFS(Color; [.$A70];CMC;[.B$1]))+0.5*([.B$54]+[.B$55]+[.B$59]+[.B$60])" office:value-type="float" office:value="13">
            <text:p>13</text:p>
          </table:table-cell>
          <table:table-cell table:formula="of:=(COUNTIFS(Color; [.$A70];CMC;[.C$1]))+0.5*([.C$54]+[.C$55]+[.C$59]+[.C$60])" office:value-type="float" office:value="16.5">
            <text:p>16,5</text:p>
          </table:table-cell>
          <table:table-cell table:formula="of:=(COUNTIFS(Color; [.$A70];CMC;[.D$1]))+0.5*([.D$54]+[.D$55]+[.D$59]+[.D$60])" office:value-type="float" office:value="21">
            <text:p>21</text:p>
          </table:table-cell>
          <table:table-cell table:formula="of:=(COUNTIFS(Color; [.$A70];CMC;[.E$1]))+0.5*([.E$54]+[.E$55]+[.E$59]+[.E$60])" office:value-type="float" office:value="6">
            <text:p>6</text:p>
          </table:table-cell>
          <table:table-cell table:formula="of:=(COUNTIFS(Color; [.$A70];CMC;[.F$1]))+0.5*([.F$54]+[.F$55]+[.F$59]+[.F$60])" office:value-type="float" office:value="5">
            <text:p>5</text:p>
          </table:table-cell>
          <table:table-cell table:formula="of:=(COUNTIFS(Color; [.$A70];CMC;[.G$1]))+0.5*([.G$54]+[.G$55]+[.G$59]+[.G$60])" office:value-type="float" office:value="2">
            <text:p>2</text:p>
          </table:table-cell>
          <table:table-cell table:formula="of:=(COUNTIFS(Color; [.$A70];CMC;[.H$1]))+0.5*([.H$54]+[.H$55]+[.H$59]+[.H$60])" office:value-type="float" office:value="2.5">
            <text:p>2,5</text:p>
          </table:table-cell>
          <table:table-cell table:formula="of:=(COUNTIFS(Color; [.$A70];CMC;[.I$1]))+0.5*([.I$54]+[.I$55]+[.I$59]+[.I$60])" office:value-type="float" office:value="0">
            <text:p>0</text:p>
          </table:table-cell>
        </table:table-row>
        <table:named-expressions/>
      </table:table>
      <table:table table:name="Types" table:style-name="ta1" table:print="false">
        <office:forms form:automatic-focus="false" form:apply-design-mode="false"/>
        <table:table-column table:style-name="co13" table:number-columns-repeated="5" table:default-cell-style-name="Default"/>
        <table:table-column table:style-name="co16" table:default-cell-style-name="Default"/>
        <table:table-column table:style-name="co13" table:number-columns-repeated="3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Color</text:p>
          </table:table-cell>
          <table:table-cell office:value-type="string">
            <text:p>Creature</text:p>
          </table:table-cell>
          <table:table-cell office:value-type="string">
            <text:p>Sorcery</text:p>
          </table:table-cell>
          <table:table-cell office:value-type="string">
            <text:p>Instant</text:p>
          </table:table-cell>
          <table:table-cell office:value-type="string">
            <text:p>Enchantment</text:p>
          </table:table-cell>
          <table:table-cell office:value-type="string">
            <text:p>Non-Creature Artifact</text:p>
          </table:table-cell>
          <table:table-cell/>
          <table:table-cell office:value-type="string">
            <text:p>Equipment</text:p>
          </table:table-cell>
          <table:table-cell office:value-type="string">
            <text:p>Aura</text:p>
          </table:table-cell>
          <table:table-cell office:value-type="string">
            <text:p>Instants &amp; Sorceries</text:p>
          </table:table-cell>
          <table:table-cell office:value-type="string">
            <text:p>Non-creature</text:p>
          </table:table-cell>
          <table:table-cell office:value-type="string">
            <text:p>Lands</text:p>
          </table:table-cell>
          <table:table-cell office:value-type="string">
            <text:p>Conspiracies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(COUNTIFS(Color; [.$A2];Type;&quot;Creature&quot;))+(COUNTIFS(Color; [.$A2];Type;&quot;Artifact Creature&quot;))+(COUNTIFS(Color; [.$A2];Type;&quot;Enchantment Creature&quot;))+(COUNTIFS(Color; [.$A2];Type;&quot;Sorcery Creature&quot;))+(COUNTIFS(Color; [.$A2];Type;&quot;Instant Creature&quot;))+(COUNTIFS(Color; [.$A2];Type;&quot;Artifact Equipment Creature&quot;))" office:value-type="float" office:value="22">
            <text:p>22</text:p>
          </table:table-cell>
          <table:table-cell table:formula="of:=(COUNTIFS(Color; [.$A2];Type;&quot;Sorcery&quot;))+(COUNTIFS(Color; [.$A2];Type;&quot;Sorcery Creature&quot;))" office:value-type="float" office:value="1">
            <text:p>1</text:p>
          </table:table-cell>
          <table:table-cell table:formula="of:=(COUNTIFS(Color; [.$A2];Type;&quot;Instant&quot;))+(COUNTIFS(Color; [.$A2];Type;&quot;Instant Creature&quot;))" office:value-type="float" office:value="0">
            <text:p>0</text:p>
          </table:table-cell>
          <table:table-cell table:formula="of:=(COUNTIFS(Color; [.$A2];Type;&quot;Enchantment&quot;))+(COUNTIFS(Color; [.$A2];Type;&quot;Enchantment Aura&quot;))+(COUNTIFS(Color; [.$A2];Type;&quot;Enchantment Creature&quot;))" office:value-type="float" office:value="0">
            <text:p>0</text:p>
          </table:table-cell>
          <table:table-cell table:formula="of:=(COUNTIFS(Color;[.$A2];Type;&quot;Artifact&quot;))+(COUNTIFS(Color;[.$A2];Type;&quot;Artifact Equipment&quot;))" office:value-type="float" office:value="17">
            <text:p>17</text:p>
          </table:table-cell>
          <table:table-cell/>
          <table:table-cell table:formula="of:=(COUNTIFS(Color; [.$A2];Type;&quot;Artifact Equipment&quot;))+(COUNTIFS(Color; [.$A2];Type;&quot;Artifact Equipment Creature&quot;))" office:value-type="float" office:value="7">
            <text:p>7</text:p>
          </table:table-cell>
          <table:table-cell table:formula="of:=(COUNTIFS(Color; [.$A2];Type;&quot;Enchantment Aura&quot;))" office:value-type="float" office:value="0">
            <text:p>0</text:p>
          </table:table-cell>
          <table:table-cell table:formula="of:=[.$C2]+[.$D2]" office:value-type="float" office:value="1">
            <text:p>1</text:p>
          </table:table-cell>
          <table:table-cell table:formula="of:=(COUNTIFS(Color; [.$A2];Type;&quot;Sorcery&quot;))+(COUNTIFS(Color; [.$A2];Type;&quot;Instant&quot;))+(COUNTIFS(Color; [.$A2];Type;&quot;Enchantment&quot;))+(COUNTIFS(Color; [.$A2];Type;&quot;Enchantment Aura&quot;))+(COUNTIFS(Color; [.$A2];Type;&quot;Artifact&quot;))+(COUNTIFS(Color; [.$A2];Type;&quot;Artifact Equipment&quot;))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W</text:p>
          </table:table-cell>
          <table:table-cell table:formula="of:=(COUNTIFS(Color; [.$A3];Type;&quot;Creature&quot;))+(COUNTIFS(Color; [.$A3];Type;&quot;Artifact Creature&quot;))+(COUNTIFS(Color; [.$A3];Type;&quot;Enchantment Creature&quot;))+(COUNTIFS(Color; [.$A3];Type;&quot;Sorcery Creature&quot;))+(COUNTIFS(Color; [.$A3];Type;&quot;Instant Creature&quot;))+(COUNTIFS(Color; [.$A3];Type;&quot;Artifact Equipment Creature&quot;))" office:value-type="float" office:value="44">
            <text:p>44</text:p>
          </table:table-cell>
          <table:table-cell table:formula="of:=(COUNTIFS(Color; [.$A3];Type;&quot;Sorcery&quot;))+(COUNTIFS(Color; [.$A3];Type;&quot;Sorcery Creature&quot;))" office:value-type="float" office:value="4">
            <text:p>4</text:p>
          </table:table-cell>
          <table:table-cell table:formula="of:=(COUNTIFS(Color; [.$A3];Type;&quot;Instant&quot;))+(COUNTIFS(Color; [.$A3];Type;&quot;Instant Creature&quot;))" office:value-type="float" office:value="6">
            <text:p>6</text:p>
          </table:table-cell>
          <table:table-cell table:formula="of:=(COUNTIFS(Color; [.$A3];Type;&quot;Enchantment&quot;))+(COUNTIFS(Color; [.$A3];Type;&quot;Enchantment Aura&quot;))+(COUNTIFS(Color; [.$A3];Type;&quot;Enchantment Creature&quot;))" office:value-type="float" office:value="13">
            <text:p>13</text:p>
          </table:table-cell>
          <table:table-cell table:formula="of:=(COUNTIFS(Color;[.$A3];Type;&quot;Artifact&quot;))+(COUNTIFS(Color;[.$A3];Type;&quot;Artifact Equipment&quot;))" office:value-type="float" office:value="1">
            <text:p>1</text:p>
          </table:table-cell>
          <table:table-cell/>
          <table:table-cell table:formula="of:=(COUNTIFS(Color; [.$A3];Type;&quot;Artifact Equipment&quot;))+(COUNTIFS(Color; [.$A3];Type;&quot;Artifact Equipment Creature&quot;))" office:value-type="float" office:value="0">
            <text:p>0</text:p>
          </table:table-cell>
          <table:table-cell table:formula="of:=(COUNTIFS(Color; [.$A3];Type;&quot;Enchantment Aura&quot;))" office:value-type="float" office:value="5">
            <text:p>5</text:p>
          </table:table-cell>
          <table:table-cell table:formula="of:=[.$C3]+[.$D3]" office:value-type="float" office:value="10">
            <text:p>10</text:p>
          </table:table-cell>
          <table:table-cell table:formula="of:=(COUNTIFS(Color; [.$A3];Type;&quot;Sorcery&quot;))+(COUNTIFS(Color; [.$A3];Type;&quot;Instant&quot;))+(COUNTIFS(Color; [.$A3];Type;&quot;Enchantment&quot;))+(COUNTIFS(Color; [.$A3];Type;&quot;Enchantment Aura&quot;))+(COUNTIFS(Color; [.$A3];Type;&quot;Artifact&quot;))+(COUNTIFS(Color; [.$A3];Type;&quot;Artifact Equipment&quot;))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U</text:p>
          </table:table-cell>
          <table:table-cell table:formula="of:=(COUNTIFS(Color; [.$A4];Type;&quot;Creature&quot;))+(COUNTIFS(Color; [.$A4];Type;&quot;Artifact Creature&quot;))+(COUNTIFS(Color; [.$A4];Type;&quot;Enchantment Creature&quot;))+(COUNTIFS(Color; [.$A4];Type;&quot;Sorcery Creature&quot;))+(COUNTIFS(Color; [.$A4];Type;&quot;Instant Creature&quot;))+(COUNTIFS(Color; [.$A4];Type;&quot;Artifact Equipment Creature&quot;))" office:value-type="float" office:value="32">
            <text:p>32</text:p>
          </table:table-cell>
          <table:table-cell table:formula="of:=(COUNTIFS(Color; [.$A4];Type;&quot;Sorcery&quot;))+(COUNTIFS(Color; [.$A4];Type;&quot;Sorcery Creature&quot;))" office:value-type="float" office:value="7">
            <text:p>7</text:p>
          </table:table-cell>
          <table:table-cell table:formula="of:=(COUNTIFS(Color; [.$A4];Type;&quot;Instant&quot;))+(COUNTIFS(Color; [.$A4];Type;&quot;Instant Creature&quot;))" office:value-type="float" office:value="20">
            <text:p>20</text:p>
          </table:table-cell>
          <table:table-cell table:formula="of:=(COUNTIFS(Color; [.$A4];Type;&quot;Enchantment&quot;))+(COUNTIFS(Color; [.$A4];Type;&quot;Enchantment Aura&quot;))+(COUNTIFS(Color; [.$A4];Type;&quot;Enchantment Creature&quot;))" office:value-type="float" office:value="4">
            <text:p>4</text:p>
          </table:table-cell>
          <table:table-cell table:formula="of:=(COUNTIFS(Color;[.$A4];Type;&quot;Artifact&quot;))+(COUNTIFS(Color;[.$A4];Type;&quot;Artifact Equipment&quot;))" office:value-type="float" office:value="1">
            <text:p>1</text:p>
          </table:table-cell>
          <table:table-cell/>
          <table:table-cell table:formula="of:=(COUNTIFS(Color; [.$A4];Type;&quot;Artifact Equipment&quot;))+(COUNTIFS(Color; [.$A4];Type;&quot;Artifact Equipment Creature&quot;))" office:value-type="float" office:value="0">
            <text:p>0</text:p>
          </table:table-cell>
          <table:table-cell table:formula="of:=(COUNTIFS(Color; [.$A4];Type;&quot;Enchantment Aura&quot;))" office:value-type="float" office:value="3">
            <text:p>3</text:p>
          </table:table-cell>
          <table:table-cell table:formula="of:=[.$C4]+[.$D4]" office:value-type="float" office:value="27">
            <text:p>27</text:p>
          </table:table-cell>
          <table:table-cell table:formula="of:=(COUNTIFS(Color; [.$A4];Type;&quot;Sorcery&quot;))+(COUNTIFS(Color; [.$A4];Type;&quot;Instant&quot;))+(COUNTIFS(Color; [.$A4];Type;&quot;Enchantment&quot;))+(COUNTIFS(Color; [.$A4];Type;&quot;Enchantment Aura&quot;))+(COUNTIFS(Color; [.$A4];Type;&quot;Artifact&quot;))+(COUNTIFS(Color; [.$A4];Type;&quot;Artifact Equipment&quot;))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table:formula="of:=(COUNTIFS(Color; [.$A5];Type;&quot;Creature&quot;))+(COUNTIFS(Color; [.$A5];Type;&quot;Artifact Creature&quot;))+(COUNTIFS(Color; [.$A5];Type;&quot;Enchantment Creature&quot;))+(COUNTIFS(Color; [.$A5];Type;&quot;Sorcery Creature&quot;))+(COUNTIFS(Color; [.$A5];Type;&quot;Instant Creature&quot;))+(COUNTIFS(Color; [.$A5];Type;&quot;Artifact Equipment Creature&quot;))" office:value-type="float" office:value="37">
            <text:p>37</text:p>
          </table:table-cell>
          <table:table-cell table:formula="of:=(COUNTIFS(Color; [.$A5];Type;&quot;Sorcery&quot;))+(COUNTIFS(Color; [.$A5];Type;&quot;Sorcery Creature&quot;))" office:value-type="float" office:value="14">
            <text:p>14</text:p>
          </table:table-cell>
          <table:table-cell table:formula="of:=(COUNTIFS(Color; [.$A5];Type;&quot;Instant&quot;))+(COUNTIFS(Color; [.$A5];Type;&quot;Instant Creature&quot;))" office:value-type="float" office:value="4">
            <text:p>4</text:p>
          </table:table-cell>
          <table:table-cell table:formula="of:=(COUNTIFS(Color; [.$A5];Type;&quot;Enchantment&quot;))+(COUNTIFS(Color; [.$A5];Type;&quot;Enchantment Aura&quot;))+(COUNTIFS(Color; [.$A5];Type;&quot;Enchantment Creature&quot;))" office:value-type="float" office:value="10">
            <text:p>10</text:p>
          </table:table-cell>
          <table:table-cell table:formula="of:=(COUNTIFS(Color;[.$A5];Type;&quot;Artifact&quot;))+(COUNTIFS(Color;[.$A5];Type;&quot;Artifact Equipment&quot;))" office:value-type="float" office:value="0">
            <text:p>0</text:p>
          </table:table-cell>
          <table:table-cell/>
          <table:table-cell table:formula="of:=(COUNTIFS(Color; [.$A5];Type;&quot;Artifact Equipment&quot;))+(COUNTIFS(Color; [.$A5];Type;&quot;Artifact Equipment Creature&quot;))" office:value-type="float" office:value="0">
            <text:p>0</text:p>
          </table:table-cell>
          <table:table-cell table:formula="of:=(COUNTIFS(Color; [.$A5];Type;&quot;Enchantment Aura&quot;))" office:value-type="float" office:value="3">
            <text:p>3</text:p>
          </table:table-cell>
          <table:table-cell table:formula="of:=[.$C5]+[.$D5]" office:value-type="float" office:value="18">
            <text:p>18</text:p>
          </table:table-cell>
          <table:table-cell table:formula="of:=(COUNTIFS(Color; [.$A5];Type;&quot;Sorcery&quot;))+(COUNTIFS(Color; [.$A5];Type;&quot;Instant&quot;))+(COUNTIFS(Color; [.$A5];Type;&quot;Enchantment&quot;))+(COUNTIFS(Color; [.$A5];Type;&quot;Enchantment Aura&quot;))+(COUNTIFS(Color; [.$A5];Type;&quot;Artifact&quot;))+(COUNTIFS(Color; [.$A5];Type;&quot;Artifact Equipment&quot;))"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R</text:p>
          </table:table-cell>
          <table:table-cell table:formula="of:=(COUNTIFS(Color; [.$A6];Type;&quot;Creature&quot;))+(COUNTIFS(Color; [.$A6];Type;&quot;Artifact Creature&quot;))+(COUNTIFS(Color; [.$A6];Type;&quot;Enchantment Creature&quot;))+(COUNTIFS(Color; [.$A6];Type;&quot;Sorcery Creature&quot;))+(COUNTIFS(Color; [.$A6];Type;&quot;Instant Creature&quot;))+(COUNTIFS(Color; [.$A6];Type;&quot;Artifact Equipment Creature&quot;))" office:value-type="float" office:value="40">
            <text:p>40</text:p>
          </table:table-cell>
          <table:table-cell table:formula="of:=(COUNTIFS(Color; [.$A6];Type;&quot;Sorcery&quot;))+(COUNTIFS(Color; [.$A6];Type;&quot;Sorcery Creature&quot;))" office:value-type="float" office:value="12">
            <text:p>12</text:p>
          </table:table-cell>
          <table:table-cell table:formula="of:=(COUNTIFS(Color; [.$A6];Type;&quot;Instant&quot;))+(COUNTIFS(Color; [.$A6];Type;&quot;Instant Creature&quot;))" office:value-type="float" office:value="9">
            <text:p>9</text:p>
          </table:table-cell>
          <table:table-cell table:formula="of:=(COUNTIFS(Color; [.$A6];Type;&quot;Enchantment&quot;))+(COUNTIFS(Color; [.$A6];Type;&quot;Enchantment Aura&quot;))+(COUNTIFS(Color; [.$A6];Type;&quot;Enchantment Creature&quot;))" office:value-type="float" office:value="5">
            <text:p>5</text:p>
          </table:table-cell>
          <table:table-cell table:formula="of:=(COUNTIFS(Color;[.$A6];Type;&quot;Artifact&quot;))+(COUNTIFS(Color;[.$A6];Type;&quot;Artifact Equipment&quot;))" office:value-type="float" office:value="1">
            <text:p>1</text:p>
          </table:table-cell>
          <table:table-cell/>
          <table:table-cell table:formula="of:=(COUNTIFS(Color; [.$A6];Type;&quot;Artifact Equipment&quot;))+(COUNTIFS(Color; [.$A6];Type;&quot;Artifact Equipment Creature&quot;))" office:value-type="float" office:value="0">
            <text:p>0</text:p>
          </table:table-cell>
          <table:table-cell table:formula="of:=(COUNTIFS(Color; [.$A6];Type;&quot;Enchantment Aura&quot;))" office:value-type="float" office:value="2">
            <text:p>2</text:p>
          </table:table-cell>
          <table:table-cell table:formula="of:=[.$C6]+[.$D6]" office:value-type="float" office:value="21">
            <text:p>21</text:p>
          </table:table-cell>
          <table:table-cell table:formula="of:=(COUNTIFS(Color; [.$A6];Type;&quot;Sorcery&quot;))+(COUNTIFS(Color; [.$A6];Type;&quot;Instant&quot;))+(COUNTIFS(Color; [.$A6];Type;&quot;Enchantment&quot;))+(COUNTIFS(Color; [.$A6];Type;&quot;Enchantment Aura&quot;))+(COUNTIFS(Color; [.$A6];Type;&quot;Artifact&quot;))+(COUNTIFS(Color; [.$A6];Type;&quot;Artifact Equipment&quot;))"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table:formula="of:=(COUNTIFS(Color; [.$A7];Type;&quot;Creature&quot;))+(COUNTIFS(Color; [.$A7];Type;&quot;Artifact Creature&quot;))+(COUNTIFS(Color; [.$A7];Type;&quot;Enchantment Creature&quot;))+(COUNTIFS(Color; [.$A7];Type;&quot;Sorcery Creature&quot;))+(COUNTIFS(Color; [.$A7];Type;&quot;Instant Creature&quot;))+(COUNTIFS(Color; [.$A7];Type;&quot;Artifact Equipment Creature&quot;))" office:value-type="float" office:value="46">
            <text:p>46</text:p>
          </table:table-cell>
          <table:table-cell table:formula="of:=(COUNTIFS(Color; [.$A7];Type;&quot;Sorcery&quot;))+(COUNTIFS(Color; [.$A7];Type;&quot;Sorcery Creature&quot;))" office:value-type="float" office:value="8">
            <text:p>8</text:p>
          </table:table-cell>
          <table:table-cell table:formula="of:=(COUNTIFS(Color; [.$A7];Type;&quot;Instant&quot;))+(COUNTIFS(Color; [.$A7];Type;&quot;Instant Creature&quot;))" office:value-type="float" office:value="7">
            <text:p>7</text:p>
          </table:table-cell>
          <table:table-cell table:formula="of:=(COUNTIFS(Color; [.$A7];Type;&quot;Enchantment&quot;))+(COUNTIFS(Color; [.$A7];Type;&quot;Enchantment Aura&quot;))+(COUNTIFS(Color; [.$A7];Type;&quot;Enchantment Creature&quot;))" office:value-type="float" office:value="5">
            <text:p>5</text:p>
          </table:table-cell>
          <table:table-cell table:formula="of:=(COUNTIFS(Color;[.$A7];Type;&quot;Artifact&quot;))+(COUNTIFS(Color;[.$A7];Type;&quot;Artifact Equipment&quot;))" office:value-type="float" office:value="0">
            <text:p>0</text:p>
          </table:table-cell>
          <table:table-cell/>
          <table:table-cell table:formula="of:=(COUNTIFS(Color; [.$A7];Type;&quot;Artifact Equipment&quot;))+(COUNTIFS(Color; [.$A7];Type;&quot;Artifact Equipment Creature&quot;))" office:value-type="float" office:value="0">
            <text:p>0</text:p>
          </table:table-cell>
          <table:table-cell table:formula="of:=(COUNTIFS(Color; [.$A7];Type;&quot;Enchantment Aura&quot;))" office:value-type="float" office:value="4">
            <text:p>4</text:p>
          </table:table-cell>
          <table:table-cell table:formula="of:=[.$C7]+[.$D7]" office:value-type="float" office:value="15">
            <text:p>15</text:p>
          </table:table-cell>
          <table:table-cell table:formula="of:=(COUNTIFS(Color; [.$A7];Type;&quot;Sorcery&quot;))+(COUNTIFS(Color; [.$A7];Type;&quot;Instant&quot;))+(COUNTIFS(Color; [.$A7];Type;&quot;Enchantment&quot;))+(COUNTIFS(Color; [.$A7];Type;&quot;Enchantment Aura&quot;))+(COUNTIFS(Color; [.$A7];Type;&quot;Artifact&quot;))+(COUNTIFS(Color; [.$A7];Type;&quot;Artifact Equipment&quot;))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WU</text:p>
          </table:table-cell>
          <table:table-cell table:formula="of:=(COUNTIFS(Color; [.$A9];Type;&quot;Creature&quot;))+(COUNTIFS(Color; [.$A9];Type;&quot;Artifact Creature&quot;))+(COUNTIFS(Color; [.$A9];Type;&quot;Enchantment Creature&quot;))+(COUNTIFS(Color; [.$A9];Type;&quot;Sorcery Creature&quot;))+(COUNTIFS(Color; [.$A9];Type;&quot;Instant Creature&quot;))+(COUNTIFS(Color; [.$A9];Type;&quot;Artifact Equipment Creature&quot;))" office:value-type="float" office:value="4">
            <text:p>4</text:p>
          </table:table-cell>
          <table:table-cell table:formula="of:=(COUNTIFS(Color; [.$A9];Type;&quot;Sorcery&quot;))+(COUNTIFS(Color; [.$A9];Type;&quot;Sorcery Creature&quot;))" office:value-type="float" office:value="0">
            <text:p>0</text:p>
          </table:table-cell>
          <table:table-cell table:formula="of:=(COUNTIFS(Color; [.$A9];Type;&quot;Instant&quot;))+(COUNTIFS(Color; [.$A9];Type;&quot;Instant Creature&quot;))" office:value-type="float" office:value="2">
            <text:p>2</text:p>
          </table:table-cell>
          <table:table-cell table:formula="of:=(COUNTIFS(Color; [.$A9];Type;&quot;Enchantment&quot;))+(COUNTIFS(Color; [.$A9];Type;&quot;Enchantment Aura&quot;))+(COUNTIFS(Color; [.$A9];Type;&quot;Enchantment Creature&quot;))" office:value-type="float" office:value="0">
            <text:p>0</text:p>
          </table:table-cell>
          <table:table-cell table:formula="of:=(COUNTIFS(Color;[.$A9];Type;&quot;Artifact&quot;))+(COUNTIFS(Color;[.$A9];Type;&quot;Artifact Equipment&quot;))" office:value-type="float" office:value="0">
            <text:p>0</text:p>
          </table:table-cell>
          <table:table-cell/>
          <table:table-cell table:formula="of:=(COUNTIFS(Color; [.$A9];Type;&quot;Artifact Equipment&quot;))+(COUNTIFS(Color; [.$A9];Type;&quot;Artifact Equipment Creature&quot;))" office:value-type="float" office:value="0">
            <text:p>0</text:p>
          </table:table-cell>
          <table:table-cell table:formula="of:=(COUNTIFS(Color; [.$A9];Type;&quot;Enchantment Aura&quot;))" office:value-type="float" office:value="0">
            <text:p>0</text:p>
          </table:table-cell>
          <table:table-cell table:formula="of:=[.$C9]+[.$D9]" office:value-type="float" office:value="2">
            <text:p>2</text:p>
          </table:table-cell>
          <table:table-cell table:formula="of:=(COUNTIFS(Color; [.$A9];Type;&quot;Sorcery&quot;))+(COUNTIFS(Color; [.$A9];Type;&quot;Instant&quot;))+(COUNTIFS(Color; [.$A9];Type;&quot;Enchantment&quot;))+(COUNTIFS(Color; [.$A9];Type;&quot;Enchantment Aura&quot;))+(COUNTIFS(Color; [.$A9];Type;&quot;Artifact&quot;))+(COUNTIFS(Color; [.$A9];Type;&quot;Artifact Equipment&quot;)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UB</text:p>
          </table:table-cell>
          <table:table-cell table:formula="of:=(COUNTIFS(Color; [.$A10];Type;&quot;Creature&quot;))+(COUNTIFS(Color; [.$A10];Type;&quot;Artifact Creature&quot;))+(COUNTIFS(Color; [.$A10];Type;&quot;Enchantment Creature&quot;))+(COUNTIFS(Color; [.$A10];Type;&quot;Sorcery Creature&quot;))+(COUNTIFS(Color; [.$A10];Type;&quot;Instant Creature&quot;))+(COUNTIFS(Color; [.$A10];Type;&quot;Artifact Equipment Creature&quot;))" office:value-type="float" office:value="3">
            <text:p>3</text:p>
          </table:table-cell>
          <table:table-cell table:formula="of:=(COUNTIFS(Color; [.$A10];Type;&quot;Sorcery&quot;))+(COUNTIFS(Color; [.$A10];Type;&quot;Sorcery Creature&quot;))" office:value-type="float" office:value="0">
            <text:p>0</text:p>
          </table:table-cell>
          <table:table-cell table:formula="of:=(COUNTIFS(Color; [.$A10];Type;&quot;Instant&quot;))+(COUNTIFS(Color; [.$A10];Type;&quot;Instant Creature&quot;))" office:value-type="float" office:value="3">
            <text:p>3</text:p>
          </table:table-cell>
          <table:table-cell table:formula="of:=(COUNTIFS(Color; [.$A10];Type;&quot;Enchantment&quot;))+(COUNTIFS(Color; [.$A10];Type;&quot;Enchantment Aura&quot;))+(COUNTIFS(Color; [.$A10];Type;&quot;Enchantment Creature&quot;))" office:value-type="float" office:value="0">
            <text:p>0</text:p>
          </table:table-cell>
          <table:table-cell table:formula="of:=(COUNTIFS(Color;[.$A10];Type;&quot;Artifact&quot;))+(COUNTIFS(Color;[.$A10];Type;&quot;Artifact Equipment&quot;))" office:value-type="float" office:value="0">
            <text:p>0</text:p>
          </table:table-cell>
          <table:table-cell/>
          <table:table-cell table:formula="of:=(COUNTIFS(Color; [.$A10];Type;&quot;Artifact Equipment&quot;))+(COUNTIFS(Color; [.$A10];Type;&quot;Artifact Equipment Creature&quot;))" office:value-type="float" office:value="0">
            <text:p>0</text:p>
          </table:table-cell>
          <table:table-cell table:formula="of:=(COUNTIFS(Color; [.$A10];Type;&quot;Enchantment Aura&quot;))" office:value-type="float" office:value="0">
            <text:p>0</text:p>
          </table:table-cell>
          <table:table-cell table:formula="of:=[.$C10]+[.$D10]" office:value-type="float" office:value="3">
            <text:p>3</text:p>
          </table:table-cell>
          <table:table-cell table:formula="of:=(COUNTIFS(Color; [.$A10];Type;&quot;Sorcery&quot;))+(COUNTIFS(Color; [.$A10];Type;&quot;Instant&quot;))+(COUNTIFS(Color; [.$A10];Type;&quot;Enchantment&quot;))+(COUNTIFS(Color; [.$A10];Type;&quot;Enchantment Aura&quot;))+(COUNTIFS(Color; [.$A10];Type;&quot;Artifact&quot;))+(COUNTIFS(Color; [.$A10];Type;&quot;Artifact Equipment&quot;)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R</text:p>
          </table:table-cell>
          <table:table-cell table:formula="of:=(COUNTIFS(Color; [.$A11];Type;&quot;Creature&quot;))+(COUNTIFS(Color; [.$A11];Type;&quot;Artifact Creature&quot;))+(COUNTIFS(Color; [.$A11];Type;&quot;Enchantment Creature&quot;))+(COUNTIFS(Color; [.$A11];Type;&quot;Sorcery Creature&quot;))+(COUNTIFS(Color; [.$A11];Type;&quot;Instant Creature&quot;))+(COUNTIFS(Color; [.$A11];Type;&quot;Artifact Equipment Creature&quot;))" office:value-type="float" office:value="3">
            <text:p>3</text:p>
          </table:table-cell>
          <table:table-cell table:formula="of:=(COUNTIFS(Color; [.$A11];Type;&quot;Sorcery&quot;))+(COUNTIFS(Color; [.$A11];Type;&quot;Sorcery Creature&quot;))" office:value-type="float" office:value="1">
            <text:p>1</text:p>
          </table:table-cell>
          <table:table-cell table:formula="of:=(COUNTIFS(Color; [.$A11];Type;&quot;Instant&quot;))+(COUNTIFS(Color; [.$A11];Type;&quot;Instant Creature&quot;))" office:value-type="float" office:value="2">
            <text:p>2</text:p>
          </table:table-cell>
          <table:table-cell table:formula="of:=(COUNTIFS(Color; [.$A11];Type;&quot;Enchantment&quot;))+(COUNTIFS(Color; [.$A11];Type;&quot;Enchantment Aura&quot;))+(COUNTIFS(Color; [.$A11];Type;&quot;Enchantment Creature&quot;))" office:value-type="float" office:value="0">
            <text:p>0</text:p>
          </table:table-cell>
          <table:table-cell table:formula="of:=(COUNTIFS(Color;[.$A11];Type;&quot;Artifact&quot;))+(COUNTIFS(Color;[.$A11];Type;&quot;Artifact Equipment&quot;))" office:value-type="float" office:value="0">
            <text:p>0</text:p>
          </table:table-cell>
          <table:table-cell/>
          <table:table-cell table:formula="of:=(COUNTIFS(Color; [.$A11];Type;&quot;Artifact Equipment&quot;))+(COUNTIFS(Color; [.$A11];Type;&quot;Artifact Equipment Creature&quot;))" office:value-type="float" office:value="0">
            <text:p>0</text:p>
          </table:table-cell>
          <table:table-cell table:formula="of:=(COUNTIFS(Color; [.$A11];Type;&quot;Enchantment Aura&quot;))" office:value-type="float" office:value="0">
            <text:p>0</text:p>
          </table:table-cell>
          <table:table-cell table:formula="of:=[.$C11]+[.$D11]" office:value-type="float" office:value="3">
            <text:p>3</text:p>
          </table:table-cell>
          <table:table-cell table:formula="of:=(COUNTIFS(Color; [.$A11];Type;&quot;Sorcery&quot;))+(COUNTIFS(Color; [.$A11];Type;&quot;Instant&quot;))+(COUNTIFS(Color; [.$A11];Type;&quot;Enchantment&quot;))+(COUNTIFS(Color; [.$A11];Type;&quot;Enchantment Aura&quot;))+(COUNTIFS(Color; [.$A11];Type;&quot;Artifact&quot;))+(COUNTIFS(Color; [.$A11];Type;&quot;Artifact Equipment&quot;)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G</text:p>
          </table:table-cell>
          <table:table-cell table:formula="of:=(COUNTIFS(Color; [.$A12];Type;&quot;Creature&quot;))+(COUNTIFS(Color; [.$A12];Type;&quot;Artifact Creature&quot;))+(COUNTIFS(Color; [.$A12];Type;&quot;Enchantment Creature&quot;))+(COUNTIFS(Color; [.$A12];Type;&quot;Sorcery Creature&quot;))+(COUNTIFS(Color; [.$A12];Type;&quot;Instant Creature&quot;))+(COUNTIFS(Color; [.$A12];Type;&quot;Artifact Equipment Creature&quot;))" office:value-type="float" office:value="5">
            <text:p>5</text:p>
          </table:table-cell>
          <table:table-cell table:formula="of:=(COUNTIFS(Color; [.$A12];Type;&quot;Sorcery&quot;))+(COUNTIFS(Color; [.$A12];Type;&quot;Sorcery Creature&quot;))" office:value-type="float" office:value="1">
            <text:p>1</text:p>
          </table:table-cell>
          <table:table-cell table:formula="of:=(COUNTIFS(Color; [.$A12];Type;&quot;Instant&quot;))+(COUNTIFS(Color; [.$A12];Type;&quot;Instant Creature&quot;))" office:value-type="float" office:value="0">
            <text:p>0</text:p>
          </table:table-cell>
          <table:table-cell table:formula="of:=(COUNTIFS(Color; [.$A12];Type;&quot;Enchantment&quot;))+(COUNTIFS(Color; [.$A12];Type;&quot;Enchantment Aura&quot;))+(COUNTIFS(Color; [.$A12];Type;&quot;Enchantment Creature&quot;))" office:value-type="float" office:value="0">
            <text:p>0</text:p>
          </table:table-cell>
          <table:table-cell table:formula="of:=(COUNTIFS(Color;[.$A12];Type;&quot;Artifact&quot;))+(COUNTIFS(Color;[.$A12];Type;&quot;Artifact Equipment&quot;))" office:value-type="float" office:value="0">
            <text:p>0</text:p>
          </table:table-cell>
          <table:table-cell/>
          <table:table-cell table:formula="of:=(COUNTIFS(Color; [.$A12];Type;&quot;Artifact Equipment&quot;))+(COUNTIFS(Color; [.$A12];Type;&quot;Artifact Equipment Creature&quot;))" office:value-type="float" office:value="0">
            <text:p>0</text:p>
          </table:table-cell>
          <table:table-cell table:formula="of:=(COUNTIFS(Color; [.$A12];Type;&quot;Enchantment Aura&quot;))" office:value-type="float" office:value="0">
            <text:p>0</text:p>
          </table:table-cell>
          <table:table-cell table:formula="of:=[.$C12]+[.$D12]" office:value-type="float" office:value="1">
            <text:p>1</text:p>
          </table:table-cell>
          <table:table-cell table:formula="of:=(COUNTIFS(Color; [.$A12];Type;&quot;Sorcery&quot;))+(COUNTIFS(Color; [.$A12];Type;&quot;Instant&quot;))+(COUNTIFS(Color; [.$A12];Type;&quot;Enchantment&quot;))+(COUNTIFS(Color; [.$A12];Type;&quot;Enchantment Aura&quot;))+(COUNTIFS(Color; [.$A12];Type;&quot;Artifact&quot;))+(COUNTIFS(Color; [.$A12];Type;&quot;Artifact Equipment&quot;)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GW</text:p>
          </table:table-cell>
          <table:table-cell table:formula="of:=(COUNTIFS(Color; [.$A13];Type;&quot;Creature&quot;))+(COUNTIFS(Color; [.$A13];Type;&quot;Artifact Creature&quot;))+(COUNTIFS(Color; [.$A13];Type;&quot;Enchantment Creature&quot;))+(COUNTIFS(Color; [.$A13];Type;&quot;Sorcery Creature&quot;))+(COUNTIFS(Color; [.$A13];Type;&quot;Instant Creature&quot;))+(COUNTIFS(Color; [.$A13];Type;&quot;Artifact Equipment Creature&quot;))" office:value-type="float" office:value="2">
            <text:p>2</text:p>
          </table:table-cell>
          <table:table-cell table:formula="of:=(COUNTIFS(Color; [.$A13];Type;&quot;Sorcery&quot;))+(COUNTIFS(Color; [.$A13];Type;&quot;Sorcery Creature&quot;))" office:value-type="float" office:value="2">
            <text:p>2</text:p>
          </table:table-cell>
          <table:table-cell table:formula="of:=(COUNTIFS(Color; [.$A13];Type;&quot;Instant&quot;))+(COUNTIFS(Color; [.$A13];Type;&quot;Instant Creature&quot;))" office:value-type="float" office:value="0">
            <text:p>0</text:p>
          </table:table-cell>
          <table:table-cell table:formula="of:=(COUNTIFS(Color; [.$A13];Type;&quot;Enchantment&quot;))+(COUNTIFS(Color; [.$A13];Type;&quot;Enchantment Aura&quot;))+(COUNTIFS(Color; [.$A13];Type;&quot;Enchantment Creature&quot;))" office:value-type="float" office:value="1">
            <text:p>1</text:p>
          </table:table-cell>
          <table:table-cell table:formula="of:=(COUNTIFS(Color;[.$A13];Type;&quot;Artifact&quot;))+(COUNTIFS(Color;[.$A13];Type;&quot;Artifact Equipment&quot;))" office:value-type="float" office:value="1">
            <text:p>1</text:p>
          </table:table-cell>
          <table:table-cell/>
          <table:table-cell table:formula="of:=(COUNTIFS(Color; [.$A13];Type;&quot;Artifact Equipment&quot;))+(COUNTIFS(Color; [.$A13];Type;&quot;Artifact Equipment Creature&quot;))" office:value-type="float" office:value="1">
            <text:p>1</text:p>
          </table:table-cell>
          <table:table-cell table:formula="of:=(COUNTIFS(Color; [.$A13];Type;&quot;Enchantment Aura&quot;))" office:value-type="float" office:value="1">
            <text:p>1</text:p>
          </table:table-cell>
          <table:table-cell table:formula="of:=[.$C13]+[.$D13]" office:value-type="float" office:value="2">
            <text:p>2</text:p>
          </table:table-cell>
          <table:table-cell table:formula="of:=(COUNTIFS(Color; [.$A13];Type;&quot;Sorcery&quot;))+(COUNTIFS(Color; [.$A13];Type;&quot;Instant&quot;))+(COUNTIFS(Color; [.$A13];Type;&quot;Enchantment&quot;))+(COUNTIFS(Color; [.$A13];Type;&quot;Enchantment Aura&quot;))+(COUNTIFS(Color; [.$A13];Type;&quot;Artifact&quot;))+(COUNTIFS(Color; [.$A13];Type;&quot;Artifact Equipment&quot;))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WB</text:p>
          </table:table-cell>
          <table:table-cell table:formula="of:=(COUNTIFS(Color; [.$A15];Type;&quot;Creature&quot;))+(COUNTIFS(Color; [.$A15];Type;&quot;Artifact Creature&quot;))+(COUNTIFS(Color; [.$A15];Type;&quot;Enchantment Creature&quot;))+(COUNTIFS(Color; [.$A15];Type;&quot;Sorcery Creature&quot;))+(COUNTIFS(Color; [.$A15];Type;&quot;Instant Creature&quot;))+(COUNTIFS(Color; [.$A15];Type;&quot;Artifact Equipment Creature&quot;))" office:value-type="float" office:value="3">
            <text:p>3</text:p>
          </table:table-cell>
          <table:table-cell table:formula="of:=(COUNTIFS(Color; [.$A15];Type;&quot;Sorcery&quot;))+(COUNTIFS(Color; [.$A15];Type;&quot;Sorcery Creature&quot;))" office:value-type="float" office:value="1">
            <text:p>1</text:p>
          </table:table-cell>
          <table:table-cell table:formula="of:=(COUNTIFS(Color; [.$A15];Type;&quot;Instant&quot;))+(COUNTIFS(Color; [.$A15];Type;&quot;Instant Creature&quot;))" office:value-type="float" office:value="1">
            <text:p>1</text:p>
          </table:table-cell>
          <table:table-cell table:formula="of:=(COUNTIFS(Color; [.$A15];Type;&quot;Enchantment&quot;))+(COUNTIFS(Color; [.$A15];Type;&quot;Enchantment Aura&quot;))+(COUNTIFS(Color; [.$A15];Type;&quot;Enchantment Creature&quot;))" office:value-type="float" office:value="1">
            <text:p>1</text:p>
          </table:table-cell>
          <table:table-cell table:formula="of:=(COUNTIFS(Color;[.$A15];Type;&quot;Artifact&quot;))+(COUNTIFS(Color;[.$A15];Type;&quot;Artifact Equipment&quot;))" office:value-type="float" office:value="0">
            <text:p>0</text:p>
          </table:table-cell>
          <table:table-cell/>
          <table:table-cell table:formula="of:=(COUNTIFS(Color; [.$A15];Type;&quot;Artifact Equipment&quot;))+(COUNTIFS(Color; [.$A15];Type;&quot;Artifact Equipment Creature&quot;))" office:value-type="float" office:value="0">
            <text:p>0</text:p>
          </table:table-cell>
          <table:table-cell table:formula="of:=(COUNTIFS(Color; [.$A15];Type;&quot;Enchantment Aura&quot;))" office:value-type="float" office:value="0">
            <text:p>0</text:p>
          </table:table-cell>
          <table:table-cell table:formula="of:=[.$C15]+[.$D15]" office:value-type="float" office:value="2">
            <text:p>2</text:p>
          </table:table-cell>
          <table:table-cell table:formula="of:=(COUNTIFS(Color; [.$A15];Type;&quot;Sorcery&quot;))+(COUNTIFS(Color; [.$A15];Type;&quot;Instant&quot;))+(COUNTIFS(Color; [.$A15];Type;&quot;Enchantment&quot;))+(COUNTIFS(Color; [.$A15];Type;&quot;Enchantment Aura&quot;))+(COUNTIFS(Color; [.$A15];Type;&quot;Artifact&quot;))+(COUNTIFS(Color; [.$A15];Type;&quot;Artifact Equipment&quot;)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UR</text:p>
          </table:table-cell>
          <table:table-cell table:formula="of:=(COUNTIFS(Color; [.$A16];Type;&quot;Creature&quot;))+(COUNTIFS(Color; [.$A16];Type;&quot;Artifact Creature&quot;))+(COUNTIFS(Color; [.$A16];Type;&quot;Enchantment Creature&quot;))+(COUNTIFS(Color; [.$A16];Type;&quot;Sorcery Creature&quot;))+(COUNTIFS(Color; [.$A16];Type;&quot;Instant Creature&quot;))+(COUNTIFS(Color; [.$A16];Type;&quot;Artifact Equipment Creature&quot;))" office:value-type="float" office:value="3">
            <text:p>3</text:p>
          </table:table-cell>
          <table:table-cell table:formula="of:=(COUNTIFS(Color; [.$A16];Type;&quot;Sorcery&quot;))+(COUNTIFS(Color; [.$A16];Type;&quot;Sorcery Creature&quot;))" office:value-type="float" office:value="0">
            <text:p>0</text:p>
          </table:table-cell>
          <table:table-cell table:formula="of:=(COUNTIFS(Color; [.$A16];Type;&quot;Instant&quot;))+(COUNTIFS(Color; [.$A16];Type;&quot;Instant Creature&quot;))" office:value-type="float" office:value="3">
            <text:p>3</text:p>
          </table:table-cell>
          <table:table-cell table:formula="of:=(COUNTIFS(Color; [.$A16];Type;&quot;Enchantment&quot;))+(COUNTIFS(Color; [.$A16];Type;&quot;Enchantment Aura&quot;))+(COUNTIFS(Color; [.$A16];Type;&quot;Enchantment Creature&quot;))" office:value-type="float" office:value="0">
            <text:p>0</text:p>
          </table:table-cell>
          <table:table-cell table:formula="of:=(COUNTIFS(Color;[.$A16];Type;&quot;Artifact&quot;))+(COUNTIFS(Color;[.$A16];Type;&quot;Artifact Equipment&quot;))" office:value-type="float" office:value="0">
            <text:p>0</text:p>
          </table:table-cell>
          <table:table-cell/>
          <table:table-cell table:formula="of:=(COUNTIFS(Color; [.$A16];Type;&quot;Artifact Equipment&quot;))+(COUNTIFS(Color; [.$A16];Type;&quot;Artifact Equipment Creature&quot;))" office:value-type="float" office:value="0">
            <text:p>0</text:p>
          </table:table-cell>
          <table:table-cell table:formula="of:=(COUNTIFS(Color; [.$A16];Type;&quot;Enchantment Aura&quot;))" office:value-type="float" office:value="0">
            <text:p>0</text:p>
          </table:table-cell>
          <table:table-cell table:formula="of:=[.$C16]+[.$D16]" office:value-type="float" office:value="3">
            <text:p>3</text:p>
          </table:table-cell>
          <table:table-cell table:formula="of:=(COUNTIFS(Color; [.$A16];Type;&quot;Sorcery&quot;))+(COUNTIFS(Color; [.$A16];Type;&quot;Instant&quot;))+(COUNTIFS(Color; [.$A16];Type;&quot;Enchantment&quot;))+(COUNTIFS(Color; [.$A16];Type;&quot;Enchantment Aura&quot;))+(COUNTIFS(Color; [.$A16];Type;&quot;Artifact&quot;))+(COUNTIFS(Color; [.$A16];Type;&quot;Artifact Equipment&quot;)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BG</text:p>
          </table:table-cell>
          <table:table-cell table:formula="of:=(COUNTIFS(Color; [.$A17];Type;&quot;Creature&quot;))+(COUNTIFS(Color; [.$A17];Type;&quot;Artifact Creature&quot;))+(COUNTIFS(Color; [.$A17];Type;&quot;Enchantment Creature&quot;))+(COUNTIFS(Color; [.$A17];Type;&quot;Sorcery Creature&quot;))+(COUNTIFS(Color; [.$A17];Type;&quot;Instant Creature&quot;))+(COUNTIFS(Color; [.$A17];Type;&quot;Artifact Equipment Creature&quot;))" office:value-type="float" office:value="4">
            <text:p>4</text:p>
          </table:table-cell>
          <table:table-cell table:formula="of:=(COUNTIFS(Color; [.$A17];Type;&quot;Sorcery&quot;))+(COUNTIFS(Color; [.$A17];Type;&quot;Sorcery Creature&quot;))" office:value-type="float" office:value="1">
            <text:p>1</text:p>
          </table:table-cell>
          <table:table-cell table:formula="of:=(COUNTIFS(Color; [.$A17];Type;&quot;Instant&quot;))+(COUNTIFS(Color; [.$A17];Type;&quot;Instant Creature&quot;))" office:value-type="float" office:value="1">
            <text:p>1</text:p>
          </table:table-cell>
          <table:table-cell table:formula="of:=(COUNTIFS(Color; [.$A17];Type;&quot;Enchantment&quot;))+(COUNTIFS(Color; [.$A17];Type;&quot;Enchantment Aura&quot;))+(COUNTIFS(Color; [.$A17];Type;&quot;Enchantment Creature&quot;))" office:value-type="float" office:value="1">
            <text:p>1</text:p>
          </table:table-cell>
          <table:table-cell table:formula="of:=(COUNTIFS(Color;[.$A17];Type;&quot;Artifact&quot;))+(COUNTIFS(Color;[.$A17];Type;&quot;Artifact Equipment&quot;))" office:value-type="float" office:value="0">
            <text:p>0</text:p>
          </table:table-cell>
          <table:table-cell/>
          <table:table-cell table:formula="of:=(COUNTIFS(Color; [.$A17];Type;&quot;Artifact Equipment&quot;))+(COUNTIFS(Color; [.$A17];Type;&quot;Artifact Equipment Creature&quot;))" office:value-type="float" office:value="0">
            <text:p>0</text:p>
          </table:table-cell>
          <table:table-cell table:formula="of:=(COUNTIFS(Color; [.$A17];Type;&quot;Enchantment Aura&quot;))" office:value-type="float" office:value="0">
            <text:p>0</text:p>
          </table:table-cell>
          <table:table-cell table:formula="of:=[.$C17]+[.$D17]" office:value-type="float" office:value="2">
            <text:p>2</text:p>
          </table:table-cell>
          <table:table-cell table:formula="of:=(COUNTIFS(Color; [.$A17];Type;&quot;Sorcery&quot;))+(COUNTIFS(Color; [.$A17];Type;&quot;Instant&quot;))+(COUNTIFS(Color; [.$A17];Type;&quot;Enchantment&quot;))+(COUNTIFS(Color; [.$A17];Type;&quot;Enchantment Aura&quot;))+(COUNTIFS(Color; [.$A17];Type;&quot;Artifact&quot;))+(COUNTIFS(Color; [.$A17];Type;&quot;Artifact Equipment&quot;))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GU</text:p>
          </table:table-cell>
          <table:table-cell table:formula="of:=(COUNTIFS(Color; [.$A18];Type;&quot;Creature&quot;))+(COUNTIFS(Color; [.$A18];Type;&quot;Artifact Creature&quot;))+(COUNTIFS(Color; [.$A18];Type;&quot;Enchantment Creature&quot;))+(COUNTIFS(Color; [.$A18];Type;&quot;Sorcery Creature&quot;))+(COUNTIFS(Color; [.$A18];Type;&quot;Instant Creature&quot;))+(COUNTIFS(Color; [.$A18];Type;&quot;Artifact Equipment Creature&quot;))" office:value-type="float" office:value="5">
            <text:p>5</text:p>
          </table:table-cell>
          <table:table-cell table:formula="of:=(COUNTIFS(Color; [.$A18];Type;&quot;Sorcery&quot;))+(COUNTIFS(Color; [.$A18];Type;&quot;Sorcery Creature&quot;))" office:value-type="float" office:value="0">
            <text:p>0</text:p>
          </table:table-cell>
          <table:table-cell table:formula="of:=(COUNTIFS(Color; [.$A18];Type;&quot;Instant&quot;))+(COUNTIFS(Color; [.$A18];Type;&quot;Instant Creature&quot;))" office:value-type="float" office:value="0">
            <text:p>0</text:p>
          </table:table-cell>
          <table:table-cell table:formula="of:=(COUNTIFS(Color; [.$A18];Type;&quot;Enchantment&quot;))+(COUNTIFS(Color; [.$A18];Type;&quot;Enchantment Aura&quot;))+(COUNTIFS(Color; [.$A18];Type;&quot;Enchantment Creature&quot;))" office:value-type="float" office:value="1">
            <text:p>1</text:p>
          </table:table-cell>
          <table:table-cell table:formula="of:=(COUNTIFS(Color;[.$A18];Type;&quot;Artifact&quot;))+(COUNTIFS(Color;[.$A18];Type;&quot;Artifact Equipment&quot;))" office:value-type="float" office:value="0">
            <text:p>0</text:p>
          </table:table-cell>
          <table:table-cell/>
          <table:table-cell table:formula="of:=(COUNTIFS(Color; [.$A18];Type;&quot;Artifact Equipment&quot;))+(COUNTIFS(Color; [.$A18];Type;&quot;Artifact Equipment Creature&quot;))" office:value-type="float" office:value="0">
            <text:p>0</text:p>
          </table:table-cell>
          <table:table-cell table:formula="of:=(COUNTIFS(Color; [.$A18];Type;&quot;Enchantment Aura&quot;))" office:value-type="float" office:value="0">
            <text:p>0</text:p>
          </table:table-cell>
          <table:table-cell table:formula="of:=[.$C18]+[.$D18]" office:value-type="float" office:value="0">
            <text:p>0</text:p>
          </table:table-cell>
          <table:table-cell table:formula="of:=(COUNTIFS(Color; [.$A18];Type;&quot;Sorcery&quot;))+(COUNTIFS(Color; [.$A18];Type;&quot;Instant&quot;))+(COUNTIFS(Color; [.$A18];Type;&quot;Enchantment&quot;))+(COUNTIFS(Color; [.$A18];Type;&quot;Enchantment Aura&quot;))+(COUNTIFS(Color; [.$A18];Type;&quot;Artifact&quot;))+(COUNTIFS(Color; [.$A18];Type;&quot;Artifact Equipment&quot;)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W</text:p>
          </table:table-cell>
          <table:table-cell table:formula="of:=(COUNTIFS(Color; [.$A19];Type;&quot;Creature&quot;))+(COUNTIFS(Color; [.$A19];Type;&quot;Artifact Creature&quot;))+(COUNTIFS(Color; [.$A19];Type;&quot;Enchantment Creature&quot;))+(COUNTIFS(Color; [.$A19];Type;&quot;Sorcery Creature&quot;))+(COUNTIFS(Color; [.$A19];Type;&quot;Instant Creature&quot;))+(COUNTIFS(Color; [.$A19];Type;&quot;Artifact Equipment Creature&quot;))" office:value-type="float" office:value="3">
            <text:p>3</text:p>
          </table:table-cell>
          <table:table-cell table:formula="of:=(COUNTIFS(Color; [.$A19];Type;&quot;Sorcery&quot;))+(COUNTIFS(Color; [.$A19];Type;&quot;Sorcery Creature&quot;))" office:value-type="float" office:value="0">
            <text:p>0</text:p>
          </table:table-cell>
          <table:table-cell table:formula="of:=(COUNTIFS(Color; [.$A19];Type;&quot;Instant&quot;))+(COUNTIFS(Color; [.$A19];Type;&quot;Instant Creature&quot;))" office:value-type="float" office:value="2">
            <text:p>2</text:p>
          </table:table-cell>
          <table:table-cell table:formula="of:=(COUNTIFS(Color; [.$A19];Type;&quot;Enchantment&quot;))+(COUNTIFS(Color; [.$A19];Type;&quot;Enchantment Aura&quot;))+(COUNTIFS(Color; [.$A19];Type;&quot;Enchantment Creature&quot;))" office:value-type="float" office:value="1">
            <text:p>1</text:p>
          </table:table-cell>
          <table:table-cell table:formula="of:=(COUNTIFS(Color;[.$A19];Type;&quot;Artifact&quot;))+(COUNTIFS(Color;[.$A19];Type;&quot;Artifact Equipment&quot;))" office:value-type="float" office:value="0">
            <text:p>0</text:p>
          </table:table-cell>
          <table:table-cell/>
          <table:table-cell table:formula="of:=(COUNTIFS(Color; [.$A19];Type;&quot;Artifact Equipment&quot;))+(COUNTIFS(Color; [.$A19];Type;&quot;Artifact Equipment Creature&quot;))" office:value-type="float" office:value="0">
            <text:p>0</text:p>
          </table:table-cell>
          <table:table-cell table:formula="of:=(COUNTIFS(Color; [.$A19];Type;&quot;Enchantment Aura&quot;))" office:value-type="float" office:value="0">
            <text:p>0</text:p>
          </table:table-cell>
          <table:table-cell table:formula="of:=[.$C19]+[.$D19]" office:value-type="float" office:value="2">
            <text:p>2</text:p>
          </table:table-cell>
          <table:table-cell table:formula="of:=(COUNTIFS(Color; [.$A19];Type;&quot;Sorcery&quot;))+(COUNTIFS(Color; [.$A19];Type;&quot;Instant&quot;))+(COUNTIFS(Color; [.$A19];Type;&quot;Enchantment&quot;))+(COUNTIFS(Color; [.$A19];Type;&quot;Enchantment Aura&quot;))+(COUNTIFS(Color; [.$A19];Type;&quot;Artifact&quot;))+(COUNTIFS(Color; [.$A19];Type;&quot;Artifact Equipment&quot;)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tal</text:p>
          </table:table-cell>
          <table:table-cell table:formula="of:=SUM([.B$2:.B$19])" office:value-type="float" office:value="256">
            <text:p>256</text:p>
          </table:table-cell>
          <table:table-cell table:formula="of:=SUM([.C$2:.C$19])" office:value-type="float" office:value="52">
            <text:p>52</text:p>
          </table:table-cell>
          <table:table-cell table:formula="of:=SUM([.D$2:.D$19])" office:value-type="float" office:value="60">
            <text:p>60</text:p>
          </table:table-cell>
          <table:table-cell table:formula="of:=SUM([.E$2:.E$19])" office:value-type="float" office:value="42">
            <text:p>42</text:p>
          </table:table-cell>
          <table:table-cell table:formula="of:=SUM([.F$2:.F$19])" office:value-type="float" office:value="21">
            <text:p>21</text:p>
          </table:table-cell>
          <table:table-cell/>
          <table:table-cell table:formula="of:=SUM([.H$2:.H$19])" office:value-type="float" office:value="8">
            <text:p>8</text:p>
          </table:table-cell>
          <table:table-cell table:formula="of:=SUM([.I$2:.I$19])" office:value-type="float" office:value="18">
            <text:p>18</text:p>
          </table:table-cell>
          <table:table-cell table:formula="of:=SUM([.J$2:.J$19])" office:value-type="float" office:value="112">
            <text:p>112</text:p>
          </table:table-cell>
          <table:table-cell table:formula="of:=SUM([.K$2:.K$19])" office:value-type="float" office:value="157">
            <text:p>157</text:p>
          </table:table-cell>
          <table:table-cell table:style-name="ce17" table:formula="of:=COUNTIFS(Type;&quot;Land&quot;)" office:value-type="float" office:value="36">
            <text:p>36</text:p>
          </table:table-cell>
          <table:table-cell table:style-name="ce17" table:formula="of:=COUNTIFS(Type;&quot;Conspiracy&quot;)" office:value-type="float" office:value="1">
            <text:p>1</text:p>
          </table:table-cell>
        </table:table-row>
        <table:table-row table:style-name="ro1">
          <table:table-cell office:value-type="string">
            <text:p>Total %</text:p>
          </table:table-cell>
          <table:table-cell table:style-name="ce16" table:formula="of:=SUM([.B$21]/450)" office:value-type="percentage" office:value="0.568888888888889">
            <text:p>56,89%</text:p>
          </table:table-cell>
          <table:table-cell table:style-name="ce16" table:formula="of:=SUM([.C$21]/450)" office:value-type="percentage" office:value="0.115555555555556">
            <text:p>11,56%</text:p>
          </table:table-cell>
          <table:table-cell table:style-name="ce16" table:formula="of:=SUM([.D$21]/450)" office:value-type="percentage" office:value="0.133333333333333">
            <text:p>13,33%</text:p>
          </table:table-cell>
          <table:table-cell table:style-name="ce16" table:formula="of:=SUM([.E$21]/450)" office:value-type="percentage" office:value="0.0933333333333333">
            <text:p>9,33%</text:p>
          </table:table-cell>
          <table:table-cell table:style-name="ce16" table:formula="of:=SUM([.F$21]/450)" office:value-type="percentage" office:value="0.0466666666666667">
            <text:p>4,67%</text:p>
          </table:table-cell>
          <table:table-cell/>
          <table:table-cell table:style-name="ce16" table:formula="of:=SUM([.H$21]/450)" office:value-type="percentage" office:value="0.0177777777777778">
            <text:p>1,78%</text:p>
          </table:table-cell>
          <table:table-cell table:style-name="ce16" table:formula="of:=SUM([.I$21]/450)" office:value-type="percentage" office:value="0.04">
            <text:p>4,00%</text:p>
          </table:table-cell>
          <table:table-cell table:style-name="ce16" table:formula="of:=SUM([.J$21]/450)" office:value-type="percentage" office:value="0.248888888888889">
            <text:p>24,89%</text:p>
          </table:table-cell>
          <table:table-cell table:style-name="ce16" table:formula="of:=SUM([.K$21]/450)" office:value-type="percentage" office:value="0.348888888888889">
            <text:p>34,89%</text:p>
          </table:table-cell>
          <table:table-cell table:style-name="ce16" table:formula="of:=SUM([.L$21]/450)" office:value-type="percentage" office:value="0.08">
            <text:p>8,00%</text:p>
          </table:table-cell>
          <table:table-cell table:style-name="ce16" table:formula="of:=SUM([.M$21]/450)" office:value-type="percentage" office:value="0.00222222222222222">
            <text:p>0,22%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>
            <text:p>Creature</text:p>
          </table:table-cell>
          <table:table-cell office:value-type="string">
            <text:p>Non-Creature</text:p>
          </table:table-cell>
          <table:table-cell office:value-type="string">
            <text:p>Lands</text:p>
          </table:table-cell>
          <table:table-cell table:number-columns-repeated="9"/>
        </table:table-row>
        <table:table-row table:style-name="ro1">
          <table:table-cell office:value-type="string">
            <text:p>Total</text:p>
          </table:table-cell>
          <table:table-cell table:formula="of:=SUM([.B2:.B19])" office:value-type="float" office:value="256">
            <text:p>256</text:p>
          </table:table-cell>
          <table:table-cell table:formula="of:=SUM([.K2:.K19])" office:value-type="float" office:value="157">
            <text:p>157</text:p>
          </table:table-cell>
          <table:table-cell table:style-name="ce17" table:formula="of:=COUNTIFS(Type;&quot;Land&quot;)" office:value-type="float" office:value="36">
            <text:p>36</text:p>
          </table:table-cell>
          <table:table-cell table:number-columns-repeated="9"/>
        </table:table-row>
        <table:named-expressions/>
      </table:table>
      <table:table table:name="Ark2" table:style-name="ta1" table:print="false">
        <office:forms form:automatic-focus="false" form:apply-design-mode="false"/>
        <table:table-column table:style-name="co13" table:default-cell-style-name="Default"/>
        <table:table-row table:style-name="ro1" table:number-rows-repeated="3">
          <table:table-cell/>
        </table:table-row>
        <table:table-row table:style-name="ro1">
          <table:table-cell>
            <draw:frame table:end-cell-address="Ark2.I33" table:end-x="2.069cm" table:end-y="0.255cm" draw:z-index="0" draw:style-name="gr1" draw:text-style-name="P1" svg:width="20.112cm" svg:height="12.384cm" svg:x="0.022cm" svg:y="0cm">
              <draw:object draw:notify-on-update-of-ranges="'Cube list'.O9:'Cube list'.O25 'Cube list'.P9:'Cube list'.P2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named-expressions/>
      </table:table>
      <table:table table:name="Ark4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number-columns-repeated="6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3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>
            <text:p>Total</text:p>
          </table:table-cell>
          <table:table-cell office:value-type="string">
            <text:p>W</text:p>
          </table:table-cell>
          <table:table-cell office:value-type="string">
            <text:p>U</text:p>
          </table:table-cell>
          <table:table-cell office:value-type="string">
            <text:p>B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WU</text:p>
          </table:table-cell>
          <table:table-cell office:value-type="string">
            <text:p>UB</text:p>
          </table:table-cell>
          <table:table-cell office:value-type="string">
            <text:p>BR</text:p>
          </table:table-cell>
          <table:table-cell office:value-type="string">
            <text:p>RG</text:p>
          </table:table-cell>
          <table:table-cell office:value-type="string">
            <text:p>GW</text:p>
          </table:table-cell>
          <table:table-cell office:value-type="string">
            <text:p>WB</text:p>
          </table:table-cell>
          <table:table-cell office:value-type="string">
            <text:p>UR</text:p>
          </table:table-cell>
          <table:table-cell office:value-type="string">
            <text:p>BG</text:p>
          </table:table-cell>
          <table:table-cell office:value-type="string">
            <text:p>GU</text:p>
          </table:table-cell>
          <table:table-cell office:value-type="string">
            <text:p>RW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Reanimate</text:p>
          </table:table-cell>
          <table:table-cell table:formula="of:=SUM([.$C2:.$S2])" office:value-type="float" office:value="8">
            <text:p>8</text:p>
          </table:table-cell>
          <table:table-cell table:formula="of:=COUNTIFS(Color;[.C$1];Function1;[.$A2])+COUNTIFS(Color;[.C$1];Function2;[.$A2])+COUNTIFS(Color;[.C$1];Function3;[.$A2])+COUNTIFS(Color;[.C$1];Function4;[.$A2])+COUNTIFS(Color;[.C$1];Function5;[.$A2])" office:value-type="float" office:value="0">
            <text:p>0</text:p>
          </table:table-cell>
          <table:table-cell table:formula="of:=COUNTIFS(Color;[.D$1];Function1;[.$A2])+COUNTIFS(Color;[.D$1];Function2;[.$A2])+COUNTIFS(Color;[.D$1];Function3;[.$A2])+COUNTIFS(Color;[.D$1];Function4;[.$A2])+COUNTIFS(Color;[.D$1];Function5;[.$A2])" office:value-type="float" office:value="0">
            <text:p>0</text:p>
          </table:table-cell>
          <table:table-cell table:formula="of:=COUNTIFS(Color;[.E$1];Function1;[.$A2])+COUNTIFS(Color;[.E$1];Function2;[.$A2])+COUNTIFS(Color;[.E$1];Function3;[.$A2])+COUNTIFS(Color;[.E$1];Function4;[.$A2])+COUNTIFS(Color;[.E$1];Function5;[.$A2])" office:value-type="float" office:value="6">
            <text:p>6</text:p>
          </table:table-cell>
          <table:table-cell table:formula="of:=COUNTIFS(Color;[.F$1];Function1;[.$A2])+COUNTIFS(Color;[.F$1];Function2;[.$A2])+COUNTIFS(Color;[.F$1];Function3;[.$A2])+COUNTIFS(Color;[.F$1];Function4;[.$A2])+COUNTIFS(Color;[.F$1];Function5;[.$A2])" office:value-type="float" office:value="0">
            <text:p>0</text:p>
          </table:table-cell>
          <table:table-cell table:formula="of:=COUNTIFS(Color;[.G$1];Function1;[.$A2])+COUNTIFS(Color;[.G$1];Function2;[.$A2])+COUNTIFS(Color;[.G$1];Function3;[.$A2])+COUNTIFS(Color;[.G$1];Function4;[.$A2])+COUNTIFS(Color;[.G$1];Function5;[.$A2])" office:value-type="float" office:value="0">
            <text:p>0</text:p>
          </table:table-cell>
          <table:table-cell table:formula="of:=COUNTIFS(Color;[.H$1];Function1;[.$A2])+COUNTIFS(Color;[.H$1];Function2;[.$A2])+COUNTIFS(Color;[.H$1];Function3;[.$A2])+COUNTIFS(Color;[.H$1];Function4;[.$A2])+COUNTIFS(Color;[.H$1];Function5;[.$A2])" office:value-type="float" office:value="0">
            <text:p>0</text:p>
          </table:table-cell>
          <table:table-cell table:formula="of:=COUNTIFS(Color;[.I$1];Function1;[.$A2])+COUNTIFS(Color;[.I$1];Function2;[.$A2])+COUNTIFS(Color;[.I$1];Function3;[.$A2])+COUNTIFS(Color;[.I$1];Function4;[.$A2])+COUNTIFS(Color;[.I$1];Function5;[.$A2])" office:value-type="float" office:value="0">
            <text:p>0</text:p>
          </table:table-cell>
          <table:table-cell table:formula="of:=COUNTIFS(Color;[.J$1];Function1;[.$A2])+COUNTIFS(Color;[.J$1];Function2;[.$A2])+COUNTIFS(Color;[.J$1];Function3;[.$A2])+COUNTIFS(Color;[.J$1];Function4;[.$A2])+COUNTIFS(Color;[.J$1];Function5;[.$A2])" office:value-type="float" office:value="0">
            <text:p>0</text:p>
          </table:table-cell>
          <table:table-cell table:formula="of:=COUNTIFS(Color;[.K$1];Function1;[.$A2])+COUNTIFS(Color;[.K$1];Function2;[.$A2])+COUNTIFS(Color;[.K$1];Function3;[.$A2])+COUNTIFS(Color;[.K$1];Function4;[.$A2])+COUNTIFS(Color;[.K$1];Function5;[.$A2])" office:value-type="float" office:value="1">
            <text:p>1</text:p>
          </table:table-cell>
          <table:table-cell table:formula="of:=COUNTIFS(Color;[.L$1];Function1;[.$A2])+COUNTIFS(Color;[.L$1];Function2;[.$A2])+COUNTIFS(Color;[.L$1];Function3;[.$A2])+COUNTIFS(Color;[.L$1];Function4;[.$A2])+COUNTIFS(Color;[.L$1];Function5;[.$A2])" office:value-type="float" office:value="0">
            <text:p>0</text:p>
          </table:table-cell>
          <table:table-cell table:formula="of:=COUNTIFS(Color;[.M$1];Function1;[.$A2])+COUNTIFS(Color;[.M$1];Function2;[.$A2])+COUNTIFS(Color;[.M$1];Function3;[.$A2])+COUNTIFS(Color;[.M$1];Function4;[.$A2])+COUNTIFS(Color;[.M$1];Function5;[.$A2])" office:value-type="float" office:value="0">
            <text:p>0</text:p>
          </table:table-cell>
          <table:table-cell table:formula="of:=COUNTIFS(Color;[.N$1];Function1;[.$A2])+COUNTIFS(Color;[.N$1];Function2;[.$A2])+COUNTIFS(Color;[.N$1];Function3;[.$A2])+COUNTIFS(Color;[.N$1];Function4;[.$A2])+COUNTIFS(Color;[.N$1];Function5;[.$A2])" office:value-type="float" office:value="1">
            <text:p>1</text:p>
          </table:table-cell>
          <table:table-cell table:formula="of:=COUNTIFS(Color;[.O$1];Function1;[.$A2])+COUNTIFS(Color;[.O$1];Function2;[.$A2])+COUNTIFS(Color;[.O$1];Function3;[.$A2])+COUNTIFS(Color;[.O$1];Function4;[.$A2])+COUNTIFS(Color;[.O$1];Function5;[.$A2])" office:value-type="float" office:value="0">
            <text:p>0</text:p>
          </table:table-cell>
          <table:table-cell table:formula="of:=COUNTIFS(Color;[.P$1];Function1;[.$A2])+COUNTIFS(Color;[.P$1];Function2;[.$A2])+COUNTIFS(Color;[.P$1];Function3;[.$A2])+COUNTIFS(Color;[.P$1];Function4;[.$A2])+COUNTIFS(Color;[.P$1];Function5;[.$A2])" office:value-type="float" office:value="0">
            <text:p>0</text:p>
          </table:table-cell>
          <table:table-cell table:formula="of:=COUNTIFS(Color;[.Q$1];Function1;[.$A2])+COUNTIFS(Color;[.Q$1];Function2;[.$A2])+COUNTIFS(Color;[.Q$1];Function3;[.$A2])+COUNTIFS(Color;[.Q$1];Function4;[.$A2])+COUNTIFS(Color;[.Q$1];Function5;[.$A2])" office:value-type="float" office:value="0">
            <text:p>0</text:p>
          </table:table-cell>
          <table:table-cell table:formula="of:=COUNTIFS(Color;[.R$1];Function1;[.$A2])+COUNTIFS(Color;[.R$1];Function2;[.$A2])+COUNTIFS(Color;[.R$1];Function3;[.$A2])+COUNTIFS(Color;[.R$1];Function4;[.$A2])+COUNTIFS(Color;[.R$1];Function5;[.$A2])" office:value-type="float" office:value="0">
            <text:p>0</text:p>
          </table:table-cell>
          <table:table-cell table:formula="of:=COUNTIFS(Color;[.S$1];Function1;[.$A2])+COUNTIFS(Color;[.S$1];Function2;[.$A2])+COUNTIFS(Color;[.S$1];Function3;[.$A2])+COUNTIFS(Color;[.S$1];Function4;[.$A2])+COUNTIFS(Color;[.S$1];Function5;[.$A2])" office:value-type="float" office:value="0">
            <text:p>0</text:p>
          </table:table-cell>
        </table:table-row>
        <table:table-row table:style-name="ro1">
          <table:table-cell office:value-type="string">
            <text:p>Recursion</text:p>
          </table:table-cell>
          <table:table-cell table:formula="of:=SUM([.$C3:.$S3])" office:value-type="float" office:value="17">
            <text:p>17</text:p>
          </table:table-cell>
          <table:table-cell table:formula="of:=COUNTIFS(Color;[.C$1];Function1;[.$A3])+COUNTIFS(Color;[.C$1];Function2;[.$A3])+COUNTIFS(Color;[.C$1];Function3;[.$A3])+COUNTIFS(Color;[.C$1];Function4;[.$A3])+COUNTIFS(Color;[.C$1];Function5;[.$A3])" office:value-type="float" office:value="3">
            <text:p>3</text:p>
          </table:table-cell>
          <table:table-cell table:formula="of:=COUNTIFS(Color;[.D$1];Function1;[.$A3])+COUNTIFS(Color;[.D$1];Function2;[.$A3])+COUNTIFS(Color;[.D$1];Function3;[.$A3])+COUNTIFS(Color;[.D$1];Function4;[.$A3])+COUNTIFS(Color;[.D$1];Function5;[.$A3])" office:value-type="float" office:value="2">
            <text:p>2</text:p>
          </table:table-cell>
          <table:table-cell table:formula="of:=COUNTIFS(Color;[.E$1];Function1;[.$A3])+COUNTIFS(Color;[.E$1];Function2;[.$A3])+COUNTIFS(Color;[.E$1];Function3;[.$A3])+COUNTIFS(Color;[.E$1];Function4;[.$A3])+COUNTIFS(Color;[.E$1];Function5;[.$A3])" office:value-type="float" office:value="5">
            <text:p>5</text:p>
          </table:table-cell>
          <table:table-cell table:formula="of:=COUNTIFS(Color;[.F$1];Function1;[.$A3])+COUNTIFS(Color;[.F$1];Function2;[.$A3])+COUNTIFS(Color;[.F$1];Function3;[.$A3])+COUNTIFS(Color;[.F$1];Function4;[.$A3])+COUNTIFS(Color;[.F$1];Function5;[.$A3])" office:value-type="float" office:value="2">
            <text:p>2</text:p>
          </table:table-cell>
          <table:table-cell table:formula="of:=COUNTIFS(Color;[.G$1];Function1;[.$A3])+COUNTIFS(Color;[.G$1];Function2;[.$A3])+COUNTIFS(Color;[.G$1];Function3;[.$A3])+COUNTIFS(Color;[.G$1];Function4;[.$A3])+COUNTIFS(Color;[.G$1];Function5;[.$A3])" office:value-type="float" office:value="3">
            <text:p>3</text:p>
          </table:table-cell>
          <table:table-cell table:formula="of:=COUNTIFS(Color;[.H$1];Function1;[.$A3])+COUNTIFS(Color;[.H$1];Function2;[.$A3])+COUNTIFS(Color;[.H$1];Function3;[.$A3])+COUNTIFS(Color;[.H$1];Function4;[.$A3])+COUNTIFS(Color;[.H$1];Function5;[.$A3])" office:value-type="float" office:value="1">
            <text:p>1</text:p>
          </table:table-cell>
          <table:table-cell table:formula="of:=COUNTIFS(Color;[.I$1];Function1;[.$A3])+COUNTIFS(Color;[.I$1];Function2;[.$A3])+COUNTIFS(Color;[.I$1];Function3;[.$A3])+COUNTIFS(Color;[.I$1];Function4;[.$A3])+COUNTIFS(Color;[.I$1];Function5;[.$A3])" office:value-type="float" office:value="0">
            <text:p>0</text:p>
          </table:table-cell>
          <table:table-cell table:formula="of:=COUNTIFS(Color;[.J$1];Function1;[.$A3])+COUNTIFS(Color;[.J$1];Function2;[.$A3])+COUNTIFS(Color;[.J$1];Function3;[.$A3])+COUNTIFS(Color;[.J$1];Function4;[.$A3])+COUNTIFS(Color;[.J$1];Function5;[.$A3])" office:value-type="float" office:value="1">
            <text:p>1</text:p>
          </table:table-cell>
          <table:table-cell table:formula="of:=COUNTIFS(Color;[.K$1];Function1;[.$A3])+COUNTIFS(Color;[.K$1];Function2;[.$A3])+COUNTIFS(Color;[.K$1];Function3;[.$A3])+COUNTIFS(Color;[.K$1];Function4;[.$A3])+COUNTIFS(Color;[.K$1];Function5;[.$A3])" office:value-type="float" office:value="0">
            <text:p>0</text:p>
          </table:table-cell>
          <table:table-cell table:formula="of:=COUNTIFS(Color;[.L$1];Function1;[.$A3])+COUNTIFS(Color;[.L$1];Function2;[.$A3])+COUNTIFS(Color;[.L$1];Function3;[.$A3])+COUNTIFS(Color;[.L$1];Function4;[.$A3])+COUNTIFS(Color;[.L$1];Function5;[.$A3])" office:value-type="float" office:value="0">
            <text:p>0</text:p>
          </table:table-cell>
          <table:table-cell table:formula="of:=COUNTIFS(Color;[.M$1];Function1;[.$A3])+COUNTIFS(Color;[.M$1];Function2;[.$A3])+COUNTIFS(Color;[.M$1];Function3;[.$A3])+COUNTIFS(Color;[.M$1];Function4;[.$A3])+COUNTIFS(Color;[.M$1];Function5;[.$A3])" office:value-type="float" office:value="0">
            <text:p>0</text:p>
          </table:table-cell>
          <table:table-cell table:formula="of:=COUNTIFS(Color;[.N$1];Function1;[.$A3])+COUNTIFS(Color;[.N$1];Function2;[.$A3])+COUNTIFS(Color;[.N$1];Function3;[.$A3])+COUNTIFS(Color;[.N$1];Function4;[.$A3])+COUNTIFS(Color;[.N$1];Function5;[.$A3])" office:value-type="float" office:value="0">
            <text:p>0</text:p>
          </table:table-cell>
          <table:table-cell table:formula="of:=COUNTIFS(Color;[.O$1];Function1;[.$A3])+COUNTIFS(Color;[.O$1];Function2;[.$A3])+COUNTIFS(Color;[.O$1];Function3;[.$A3])+COUNTIFS(Color;[.O$1];Function4;[.$A3])+COUNTIFS(Color;[.O$1];Function5;[.$A3])" office:value-type="float" office:value="0">
            <text:p>0</text:p>
          </table:table-cell>
          <table:table-cell table:formula="of:=COUNTIFS(Color;[.P$1];Function1;[.$A3])+COUNTIFS(Color;[.P$1];Function2;[.$A3])+COUNTIFS(Color;[.P$1];Function3;[.$A3])+COUNTIFS(Color;[.P$1];Function4;[.$A3])+COUNTIFS(Color;[.P$1];Function5;[.$A3])" office:value-type="float" office:value="0">
            <text:p>0</text:p>
          </table:table-cell>
          <table:table-cell table:formula="of:=COUNTIFS(Color;[.Q$1];Function1;[.$A3])+COUNTIFS(Color;[.Q$1];Function2;[.$A3])+COUNTIFS(Color;[.Q$1];Function3;[.$A3])+COUNTIFS(Color;[.Q$1];Function4;[.$A3])+COUNTIFS(Color;[.Q$1];Function5;[.$A3])" office:value-type="float" office:value="0">
            <text:p>0</text:p>
          </table:table-cell>
          <table:table-cell table:formula="of:=COUNTIFS(Color;[.R$1];Function1;[.$A3])+COUNTIFS(Color;[.R$1];Function2;[.$A3])+COUNTIFS(Color;[.R$1];Function3;[.$A3])+COUNTIFS(Color;[.R$1];Function4;[.$A3])+COUNTIFS(Color;[.R$1];Function5;[.$A3])" office:value-type="float" office:value="0">
            <text:p>0</text:p>
          </table:table-cell>
          <table:table-cell table:formula="of:=COUNTIFS(Color;[.S$1];Function1;[.$A3])+COUNTIFS(Color;[.S$1];Function2;[.$A3])+COUNTIFS(Color;[.S$1];Function3;[.$A3])+COUNTIFS(Color;[.S$1];Function4;[.$A3])+COUNTIFS(Color;[.S$1];Function5;[.$A3])" office:value-type="float" office:value="0">
            <text:p>0</text:p>
          </table:table-cell>
        </table:table-row>
        <table:table-row table:style-name="ro1">
          <table:table-cell office:value-type="string">
            <text:p>Flashback</text:p>
          </table:table-cell>
          <table:table-cell table:formula="of:=SUM([.$C4:.$S4])" office:value-type="float" office:value="14">
            <text:p>14</text:p>
          </table:table-cell>
          <table:table-cell table:formula="of:=COUNTIFS(Color;[.C$1];Function1;[.$A4])+COUNTIFS(Color;[.C$1];Function2;[.$A4])+COUNTIFS(Color;[.C$1];Function3;[.$A4])+COUNTIFS(Color;[.C$1];Function4;[.$A4])+COUNTIFS(Color;[.C$1];Function5;[.$A4])" office:value-type="float" office:value="1">
            <text:p>1</text:p>
          </table:table-cell>
          <table:table-cell table:formula="of:=COUNTIFS(Color;[.D$1];Function1;[.$A4])+COUNTIFS(Color;[.D$1];Function2;[.$A4])+COUNTIFS(Color;[.D$1];Function3;[.$A4])+COUNTIFS(Color;[.D$1];Function4;[.$A4])+COUNTIFS(Color;[.D$1];Function5;[.$A4])" office:value-type="float" office:value="2">
            <text:p>2</text:p>
          </table:table-cell>
          <table:table-cell table:formula="of:=COUNTIFS(Color;[.E$1];Function1;[.$A4])+COUNTIFS(Color;[.E$1];Function2;[.$A4])+COUNTIFS(Color;[.E$1];Function3;[.$A4])+COUNTIFS(Color;[.E$1];Function4;[.$A4])+COUNTIFS(Color;[.E$1];Function5;[.$A4])" office:value-type="float" office:value="2">
            <text:p>2</text:p>
          </table:table-cell>
          <table:table-cell table:formula="of:=COUNTIFS(Color;[.F$1];Function1;[.$A4])+COUNTIFS(Color;[.F$1];Function2;[.$A4])+COUNTIFS(Color;[.F$1];Function3;[.$A4])+COUNTIFS(Color;[.F$1];Function4;[.$A4])+COUNTIFS(Color;[.F$1];Function5;[.$A4])" office:value-type="float" office:value="2">
            <text:p>2</text:p>
          </table:table-cell>
          <table:table-cell table:formula="of:=COUNTIFS(Color;[.G$1];Function1;[.$A4])+COUNTIFS(Color;[.G$1];Function2;[.$A4])+COUNTIFS(Color;[.G$1];Function3;[.$A4])+COUNTIFS(Color;[.G$1];Function4;[.$A4])+COUNTIFS(Color;[.G$1];Function5;[.$A4])" office:value-type="float" office:value="2">
            <text:p>2</text:p>
          </table:table-cell>
          <table:table-cell table:formula="of:=COUNTIFS(Color;[.H$1];Function1;[.$A4])+COUNTIFS(Color;[.H$1];Function2;[.$A4])+COUNTIFS(Color;[.H$1];Function3;[.$A4])+COUNTIFS(Color;[.H$1];Function4;[.$A4])+COUNTIFS(Color;[.H$1];Function5;[.$A4])" office:value-type="float" office:value="0">
            <text:p>0</text:p>
          </table:table-cell>
          <table:table-cell table:formula="of:=COUNTIFS(Color;[.I$1];Function1;[.$A4])+COUNTIFS(Color;[.I$1];Function2;[.$A4])+COUNTIFS(Color;[.I$1];Function3;[.$A4])+COUNTIFS(Color;[.I$1];Function4;[.$A4])+COUNTIFS(Color;[.I$1];Function5;[.$A4])" office:value-type="float" office:value="1">
            <text:p>1</text:p>
          </table:table-cell>
          <table:table-cell table:formula="of:=COUNTIFS(Color;[.J$1];Function1;[.$A4])+COUNTIFS(Color;[.J$1];Function2;[.$A4])+COUNTIFS(Color;[.J$1];Function3;[.$A4])+COUNTIFS(Color;[.J$1];Function4;[.$A4])+COUNTIFS(Color;[.J$1];Function5;[.$A4])" office:value-type="float" office:value="2">
            <text:p>2</text:p>
          </table:table-cell>
          <table:table-cell table:formula="of:=COUNTIFS(Color;[.K$1];Function1;[.$A4])+COUNTIFS(Color;[.K$1];Function2;[.$A4])+COUNTIFS(Color;[.K$1];Function3;[.$A4])+COUNTIFS(Color;[.K$1];Function4;[.$A4])+COUNTIFS(Color;[.K$1];Function5;[.$A4])" office:value-type="float" office:value="0">
            <text:p>0</text:p>
          </table:table-cell>
          <table:table-cell table:formula="of:=COUNTIFS(Color;[.L$1];Function1;[.$A4])+COUNTIFS(Color;[.L$1];Function2;[.$A4])+COUNTIFS(Color;[.L$1];Function3;[.$A4])+COUNTIFS(Color;[.L$1];Function4;[.$A4])+COUNTIFS(Color;[.L$1];Function5;[.$A4])" office:value-type="float" office:value="0">
            <text:p>0</text:p>
          </table:table-cell>
          <table:table-cell table:formula="of:=COUNTIFS(Color;[.M$1];Function1;[.$A4])+COUNTIFS(Color;[.M$1];Function2;[.$A4])+COUNTIFS(Color;[.M$1];Function3;[.$A4])+COUNTIFS(Color;[.M$1];Function4;[.$A4])+COUNTIFS(Color;[.M$1];Function5;[.$A4])" office:value-type="float" office:value="0">
            <text:p>0</text:p>
          </table:table-cell>
          <table:table-cell table:formula="of:=COUNTIFS(Color;[.N$1];Function1;[.$A4])+COUNTIFS(Color;[.N$1];Function2;[.$A4])+COUNTIFS(Color;[.N$1];Function3;[.$A4])+COUNTIFS(Color;[.N$1];Function4;[.$A4])+COUNTIFS(Color;[.N$1];Function5;[.$A4])" office:value-type="float" office:value="1">
            <text:p>1</text:p>
          </table:table-cell>
          <table:table-cell table:formula="of:=COUNTIFS(Color;[.O$1];Function1;[.$A4])+COUNTIFS(Color;[.O$1];Function2;[.$A4])+COUNTIFS(Color;[.O$1];Function3;[.$A4])+COUNTIFS(Color;[.O$1];Function4;[.$A4])+COUNTIFS(Color;[.O$1];Function5;[.$A4])" office:value-type="float" office:value="0">
            <text:p>0</text:p>
          </table:table-cell>
          <table:table-cell table:formula="of:=COUNTIFS(Color;[.P$1];Function1;[.$A4])+COUNTIFS(Color;[.P$1];Function2;[.$A4])+COUNTIFS(Color;[.P$1];Function3;[.$A4])+COUNTIFS(Color;[.P$1];Function4;[.$A4])+COUNTIFS(Color;[.P$1];Function5;[.$A4])" office:value-type="float" office:value="1">
            <text:p>1</text:p>
          </table:table-cell>
          <table:table-cell table:formula="of:=COUNTIFS(Color;[.Q$1];Function1;[.$A4])+COUNTIFS(Color;[.Q$1];Function2;[.$A4])+COUNTIFS(Color;[.Q$1];Function3;[.$A4])+COUNTIFS(Color;[.Q$1];Function4;[.$A4])+COUNTIFS(Color;[.Q$1];Function5;[.$A4])" office:value-type="float" office:value="0">
            <text:p>0</text:p>
          </table:table-cell>
          <table:table-cell table:formula="of:=COUNTIFS(Color;[.R$1];Function1;[.$A4])+COUNTIFS(Color;[.R$1];Function2;[.$A4])+COUNTIFS(Color;[.R$1];Function3;[.$A4])+COUNTIFS(Color;[.R$1];Function4;[.$A4])+COUNTIFS(Color;[.R$1];Function5;[.$A4])" office:value-type="float" office:value="0">
            <text:p>0</text:p>
          </table:table-cell>
          <table:table-cell table:formula="of:=COUNTIFS(Color;[.S$1];Function1;[.$A4])+COUNTIFS(Color;[.S$1];Function2;[.$A4])+COUNTIFS(Color;[.S$1];Function3;[.$A4])+COUNTIFS(Color;[.S$1];Function4;[.$A4])+COUNTIFS(Color;[.S$1];Function5;[.$A4])" office:value-type="float" office:value="0">
            <text:p>0</text:p>
          </table:table-cell>
        </table:table-row>
        <table:table-row table:style-name="ro1">
          <table:table-cell office:value-type="string">
            <text:p>Delve</text:p>
          </table:table-cell>
          <table:table-cell table:formula="of:=SUM([.$C5:.$S5])" office:value-type="float" office:value="3">
            <text:p>3</text:p>
          </table:table-cell>
          <table:table-cell table:formula="of:=COUNTIFS(Color;[.C$1];Function1;[.$A5])+COUNTIFS(Color;[.C$1];Function2;[.$A5])+COUNTIFS(Color;[.C$1];Function3;[.$A5])+COUNTIFS(Color;[.C$1];Function4;[.$A5])+COUNTIFS(Color;[.C$1];Function5;[.$A5])" office:value-type="float" office:value="0">
            <text:p>0</text:p>
          </table:table-cell>
          <table:table-cell table:formula="of:=COUNTIFS(Color;[.D$1];Function1;[.$A5])+COUNTIFS(Color;[.D$1];Function2;[.$A5])+COUNTIFS(Color;[.D$1];Function3;[.$A5])+COUNTIFS(Color;[.D$1];Function4;[.$A5])+COUNTIFS(Color;[.D$1];Function5;[.$A5])" office:value-type="float" office:value="1">
            <text:p>1</text:p>
          </table:table-cell>
          <table:table-cell table:formula="of:=COUNTIFS(Color;[.E$1];Function1;[.$A5])+COUNTIFS(Color;[.E$1];Function2;[.$A5])+COUNTIFS(Color;[.E$1];Function3;[.$A5])+COUNTIFS(Color;[.E$1];Function4;[.$A5])+COUNTIFS(Color;[.E$1];Function5;[.$A5])" office:value-type="float" office:value="1">
            <text:p>1</text:p>
          </table:table-cell>
          <table:table-cell table:formula="of:=COUNTIFS(Color;[.F$1];Function1;[.$A5])+COUNTIFS(Color;[.F$1];Function2;[.$A5])+COUNTIFS(Color;[.F$1];Function3;[.$A5])+COUNTIFS(Color;[.F$1];Function4;[.$A5])+COUNTIFS(Color;[.F$1];Function5;[.$A5])" office:value-type="float" office:value="0">
            <text:p>0</text:p>
          </table:table-cell>
          <table:table-cell table:formula="of:=COUNTIFS(Color;[.G$1];Function1;[.$A5])+COUNTIFS(Color;[.G$1];Function2;[.$A5])+COUNTIFS(Color;[.G$1];Function3;[.$A5])+COUNTIFS(Color;[.G$1];Function4;[.$A5])+COUNTIFS(Color;[.G$1];Function5;[.$A5])" office:value-type="float" office:value="1">
            <text:p>1</text:p>
          </table:table-cell>
          <table:table-cell table:formula="of:=COUNTIFS(Color;[.H$1];Function1;[.$A5])+COUNTIFS(Color;[.H$1];Function2;[.$A5])+COUNTIFS(Color;[.H$1];Function3;[.$A5])+COUNTIFS(Color;[.H$1];Function4;[.$A5])+COUNTIFS(Color;[.H$1];Function5;[.$A5])" office:value-type="float" office:value="0">
            <text:p>0</text:p>
          </table:table-cell>
          <table:table-cell table:formula="of:=COUNTIFS(Color;[.I$1];Function1;[.$A5])+COUNTIFS(Color;[.I$1];Function2;[.$A5])+COUNTIFS(Color;[.I$1];Function3;[.$A5])+COUNTIFS(Color;[.I$1];Function4;[.$A5])+COUNTIFS(Color;[.I$1];Function5;[.$A5])" office:value-type="float" office:value="0">
            <text:p>0</text:p>
          </table:table-cell>
          <table:table-cell table:formula="of:=COUNTIFS(Color;[.J$1];Function1;[.$A5])+COUNTIFS(Color;[.J$1];Function2;[.$A5])+COUNTIFS(Color;[.J$1];Function3;[.$A5])+COUNTIFS(Color;[.J$1];Function4;[.$A5])+COUNTIFS(Color;[.J$1];Function5;[.$A5])" office:value-type="float" office:value="0">
            <text:p>0</text:p>
          </table:table-cell>
          <table:table-cell table:formula="of:=COUNTIFS(Color;[.K$1];Function1;[.$A5])+COUNTIFS(Color;[.K$1];Function2;[.$A5])+COUNTIFS(Color;[.K$1];Function3;[.$A5])+COUNTIFS(Color;[.K$1];Function4;[.$A5])+COUNTIFS(Color;[.K$1];Function5;[.$A5])" office:value-type="float" office:value="0">
            <text:p>0</text:p>
          </table:table-cell>
          <table:table-cell table:formula="of:=COUNTIFS(Color;[.L$1];Function1;[.$A5])+COUNTIFS(Color;[.L$1];Function2;[.$A5])+COUNTIFS(Color;[.L$1];Function3;[.$A5])+COUNTIFS(Color;[.L$1];Function4;[.$A5])+COUNTIFS(Color;[.L$1];Function5;[.$A5])" office:value-type="float" office:value="0">
            <text:p>0</text:p>
          </table:table-cell>
          <table:table-cell table:formula="of:=COUNTIFS(Color;[.M$1];Function1;[.$A5])+COUNTIFS(Color;[.M$1];Function2;[.$A5])+COUNTIFS(Color;[.M$1];Function3;[.$A5])+COUNTIFS(Color;[.M$1];Function4;[.$A5])+COUNTIFS(Color;[.M$1];Function5;[.$A5])" office:value-type="float" office:value="0">
            <text:p>0</text:p>
          </table:table-cell>
          <table:table-cell table:formula="of:=COUNTIFS(Color;[.N$1];Function1;[.$A5])+COUNTIFS(Color;[.N$1];Function2;[.$A5])+COUNTIFS(Color;[.N$1];Function3;[.$A5])+COUNTIFS(Color;[.N$1];Function4;[.$A5])+COUNTIFS(Color;[.N$1];Function5;[.$A5])" office:value-type="float" office:value="0">
            <text:p>0</text:p>
          </table:table-cell>
          <table:table-cell table:formula="of:=COUNTIFS(Color;[.O$1];Function1;[.$A5])+COUNTIFS(Color;[.O$1];Function2;[.$A5])+COUNTIFS(Color;[.O$1];Function3;[.$A5])+COUNTIFS(Color;[.O$1];Function4;[.$A5])+COUNTIFS(Color;[.O$1];Function5;[.$A5])" office:value-type="float" office:value="0">
            <text:p>0</text:p>
          </table:table-cell>
          <table:table-cell table:formula="of:=COUNTIFS(Color;[.P$1];Function1;[.$A5])+COUNTIFS(Color;[.P$1];Function2;[.$A5])+COUNTIFS(Color;[.P$1];Function3;[.$A5])+COUNTIFS(Color;[.P$1];Function4;[.$A5])+COUNTIFS(Color;[.P$1];Function5;[.$A5])" office:value-type="float" office:value="0">
            <text:p>0</text:p>
          </table:table-cell>
          <table:table-cell table:formula="of:=COUNTIFS(Color;[.Q$1];Function1;[.$A5])+COUNTIFS(Color;[.Q$1];Function2;[.$A5])+COUNTIFS(Color;[.Q$1];Function3;[.$A5])+COUNTIFS(Color;[.Q$1];Function4;[.$A5])+COUNTIFS(Color;[.Q$1];Function5;[.$A5])" office:value-type="float" office:value="0">
            <text:p>0</text:p>
          </table:table-cell>
          <table:table-cell table:formula="of:=COUNTIFS(Color;[.R$1];Function1;[.$A5])+COUNTIFS(Color;[.R$1];Function2;[.$A5])+COUNTIFS(Color;[.R$1];Function3;[.$A5])+COUNTIFS(Color;[.R$1];Function4;[.$A5])+COUNTIFS(Color;[.R$1];Function5;[.$A5])" office:value-type="float" office:value="0">
            <text:p>0</text:p>
          </table:table-cell>
          <table:table-cell table:formula="of:=COUNTIFS(Color;[.S$1];Function1;[.$A5])+COUNTIFS(Color;[.S$1];Function2;[.$A5])+COUNTIFS(Color;[.S$1];Function3;[.$A5])+COUNTIFS(Color;[.S$1];Function4;[.$A5])+COUNTIFS(Color;[.S$1];Function5;[.$A5])" office:value-type="float" office:value="0">
            <text:p>0</text:p>
          </table:table-cell>
        </table:table-row>
        <table:table-row table:style-name="ro1">
          <table:table-cell office:value-type="string">
            <text:p>Selfmill</text:p>
          </table:table-cell>
          <table:table-cell table:formula="of:=SUM([.$C6:.$S6])" office:value-type="float" office:value="8">
            <text:p>8</text:p>
          </table:table-cell>
          <table:table-cell table:formula="of:=COUNTIFS(Color;[.C$1];Function1;[.$A6])+COUNTIFS(Color;[.C$1];Function2;[.$A6])+COUNTIFS(Color;[.C$1];Function3;[.$A6])+COUNTIFS(Color;[.C$1];Function4;[.$A6])+COUNTIFS(Color;[.C$1];Function5;[.$A6])" office:value-type="float" office:value="0">
            <text:p>0</text:p>
          </table:table-cell>
          <table:table-cell table:formula="of:=COUNTIFS(Color;[.D$1];Function1;[.$A6])+COUNTIFS(Color;[.D$1];Function2;[.$A6])+COUNTIFS(Color;[.D$1];Function3;[.$A6])+COUNTIFS(Color;[.D$1];Function4;[.$A6])+COUNTIFS(Color;[.D$1];Function5;[.$A6])" office:value-type="float" office:value="1">
            <text:p>1</text:p>
          </table:table-cell>
          <table:table-cell table:formula="of:=COUNTIFS(Color;[.E$1];Function1;[.$A6])+COUNTIFS(Color;[.E$1];Function2;[.$A6])+COUNTIFS(Color;[.E$1];Function3;[.$A6])+COUNTIFS(Color;[.E$1];Function4;[.$A6])+COUNTIFS(Color;[.E$1];Function5;[.$A6])" office:value-type="float" office:value="0">
            <text:p>0</text:p>
          </table:table-cell>
          <table:table-cell table:formula="of:=COUNTIFS(Color;[.F$1];Function1;[.$A6])+COUNTIFS(Color;[.F$1];Function2;[.$A6])+COUNTIFS(Color;[.F$1];Function3;[.$A6])+COUNTIFS(Color;[.F$1];Function4;[.$A6])+COUNTIFS(Color;[.F$1];Function5;[.$A6])" office:value-type="float" office:value="1">
            <text:p>1</text:p>
          </table:table-cell>
          <table:table-cell table:formula="of:=COUNTIFS(Color;[.G$1];Function1;[.$A6])+COUNTIFS(Color;[.G$1];Function2;[.$A6])+COUNTIFS(Color;[.G$1];Function3;[.$A6])+COUNTIFS(Color;[.G$1];Function4;[.$A6])+COUNTIFS(Color;[.G$1];Function5;[.$A6])" office:value-type="float" office:value="5">
            <text:p>5</text:p>
          </table:table-cell>
          <table:table-cell table:formula="of:=COUNTIFS(Color;[.H$1];Function1;[.$A6])+COUNTIFS(Color;[.H$1];Function2;[.$A6])+COUNTIFS(Color;[.H$1];Function3;[.$A6])+COUNTIFS(Color;[.H$1];Function4;[.$A6])+COUNTIFS(Color;[.H$1];Function5;[.$A6])" office:value-type="float" office:value="0">
            <text:p>0</text:p>
          </table:table-cell>
          <table:table-cell table:formula="of:=COUNTIFS(Color;[.I$1];Function1;[.$A6])+COUNTIFS(Color;[.I$1];Function2;[.$A6])+COUNTIFS(Color;[.I$1];Function3;[.$A6])+COUNTIFS(Color;[.I$1];Function4;[.$A6])+COUNTIFS(Color;[.I$1];Function5;[.$A6])" office:value-type="float" office:value="0">
            <text:p>0</text:p>
          </table:table-cell>
          <table:table-cell table:formula="of:=COUNTIFS(Color;[.J$1];Function1;[.$A6])+COUNTIFS(Color;[.J$1];Function2;[.$A6])+COUNTIFS(Color;[.J$1];Function3;[.$A6])+COUNTIFS(Color;[.J$1];Function4;[.$A6])+COUNTIFS(Color;[.J$1];Function5;[.$A6])" office:value-type="float" office:value="1">
            <text:p>1</text:p>
          </table:table-cell>
          <table:table-cell table:formula="of:=COUNTIFS(Color;[.K$1];Function1;[.$A6])+COUNTIFS(Color;[.K$1];Function2;[.$A6])+COUNTIFS(Color;[.K$1];Function3;[.$A6])+COUNTIFS(Color;[.K$1];Function4;[.$A6])+COUNTIFS(Color;[.K$1];Function5;[.$A6])" office:value-type="float" office:value="0">
            <text:p>0</text:p>
          </table:table-cell>
          <table:table-cell table:formula="of:=COUNTIFS(Color;[.L$1];Function1;[.$A6])+COUNTIFS(Color;[.L$1];Function2;[.$A6])+COUNTIFS(Color;[.L$1];Function3;[.$A6])+COUNTIFS(Color;[.L$1];Function4;[.$A6])+COUNTIFS(Color;[.L$1];Function5;[.$A6])" office:value-type="float" office:value="0">
            <text:p>0</text:p>
          </table:table-cell>
          <table:table-cell table:formula="of:=COUNTIFS(Color;[.M$1];Function1;[.$A6])+COUNTIFS(Color;[.M$1];Function2;[.$A6])+COUNTIFS(Color;[.M$1];Function3;[.$A6])+COUNTIFS(Color;[.M$1];Function4;[.$A6])+COUNTIFS(Color;[.M$1];Function5;[.$A6])" office:value-type="float" office:value="0">
            <text:p>0</text:p>
          </table:table-cell>
          <table:table-cell table:formula="of:=COUNTIFS(Color;[.N$1];Function1;[.$A6])+COUNTIFS(Color;[.N$1];Function2;[.$A6])+COUNTIFS(Color;[.N$1];Function3;[.$A6])+COUNTIFS(Color;[.N$1];Function4;[.$A6])+COUNTIFS(Color;[.N$1];Function5;[.$A6])" office:value-type="float" office:value="0">
            <text:p>0</text:p>
          </table:table-cell>
          <table:table-cell table:formula="of:=COUNTIFS(Color;[.O$1];Function1;[.$A6])+COUNTIFS(Color;[.O$1];Function2;[.$A6])+COUNTIFS(Color;[.O$1];Function3;[.$A6])+COUNTIFS(Color;[.O$1];Function4;[.$A6])+COUNTIFS(Color;[.O$1];Function5;[.$A6])" office:value-type="float" office:value="0">
            <text:p>0</text:p>
          </table:table-cell>
          <table:table-cell table:formula="of:=COUNTIFS(Color;[.P$1];Function1;[.$A6])+COUNTIFS(Color;[.P$1];Function2;[.$A6])+COUNTIFS(Color;[.P$1];Function3;[.$A6])+COUNTIFS(Color;[.P$1];Function4;[.$A6])+COUNTIFS(Color;[.P$1];Function5;[.$A6])" office:value-type="float" office:value="0">
            <text:p>0</text:p>
          </table:table-cell>
          <table:table-cell table:formula="of:=COUNTIFS(Color;[.Q$1];Function1;[.$A6])+COUNTIFS(Color;[.Q$1];Function2;[.$A6])+COUNTIFS(Color;[.Q$1];Function3;[.$A6])+COUNTIFS(Color;[.Q$1];Function4;[.$A6])+COUNTIFS(Color;[.Q$1];Function5;[.$A6])" office:value-type="float" office:value="0">
            <text:p>0</text:p>
          </table:table-cell>
          <table:table-cell table:formula="of:=COUNTIFS(Color;[.R$1];Function1;[.$A6])+COUNTIFS(Color;[.R$1];Function2;[.$A6])+COUNTIFS(Color;[.R$1];Function3;[.$A6])+COUNTIFS(Color;[.R$1];Function4;[.$A6])+COUNTIFS(Color;[.R$1];Function5;[.$A6])" office:value-type="float" office:value="0">
            <text:p>0</text:p>
          </table:table-cell>
          <table:table-cell table:formula="of:=COUNTIFS(Color;[.S$1];Function1;[.$A6])+COUNTIFS(Color;[.S$1];Function2;[.$A6])+COUNTIFS(Color;[.S$1];Function3;[.$A6])+COUNTIFS(Color;[.S$1];Function4;[.$A6])+COUNTIFS(Color;[.S$1];Function5;[.$A6])" office:value-type="float" office:value="0">
            <text:p>0</text:p>
          </table:table-cell>
        </table:table-row>
        <table:table-row table:style-name="ro1">
          <table:table-cell office:value-type="string">
            <text:p>Dredge</text:p>
          </table:table-cell>
          <table:table-cell table:formula="of:=SUM([.$C7:.$S7])" office:value-type="float" office:value="2">
            <text:p>2</text:p>
          </table:table-cell>
          <table:table-cell table:formula="of:=COUNTIFS(Color;[.C$1];Function1;[.$A7])+COUNTIFS(Color;[.C$1];Function2;[.$A7])+COUNTIFS(Color;[.C$1];Function3;[.$A7])+COUNTIFS(Color;[.C$1];Function4;[.$A7])+COUNTIFS(Color;[.C$1];Function5;[.$A7])" office:value-type="float" office:value="0">
            <text:p>0</text:p>
          </table:table-cell>
          <table:table-cell table:formula="of:=COUNTIFS(Color;[.D$1];Function1;[.$A7])+COUNTIFS(Color;[.D$1];Function2;[.$A7])+COUNTIFS(Color;[.D$1];Function3;[.$A7])+COUNTIFS(Color;[.D$1];Function4;[.$A7])+COUNTIFS(Color;[.D$1];Function5;[.$A7])" office:value-type="float" office:value="0">
            <text:p>0</text:p>
          </table:table-cell>
          <table:table-cell table:formula="of:=COUNTIFS(Color;[.E$1];Function1;[.$A7])+COUNTIFS(Color;[.E$1];Function2;[.$A7])+COUNTIFS(Color;[.E$1];Function3;[.$A7])+COUNTIFS(Color;[.E$1];Function4;[.$A7])+COUNTIFS(Color;[.E$1];Function5;[.$A7])" office:value-type="float" office:value="2">
            <text:p>2</text:p>
          </table:table-cell>
          <table:table-cell table:formula="of:=COUNTIFS(Color;[.F$1];Function1;[.$A7])+COUNTIFS(Color;[.F$1];Function2;[.$A7])+COUNTIFS(Color;[.F$1];Function3;[.$A7])+COUNTIFS(Color;[.F$1];Function4;[.$A7])+COUNTIFS(Color;[.F$1];Function5;[.$A7])" office:value-type="float" office:value="0">
            <text:p>0</text:p>
          </table:table-cell>
          <table:table-cell table:formula="of:=COUNTIFS(Color;[.G$1];Function1;[.$A7])+COUNTIFS(Color;[.G$1];Function2;[.$A7])+COUNTIFS(Color;[.G$1];Function3;[.$A7])+COUNTIFS(Color;[.G$1];Function4;[.$A7])+COUNTIFS(Color;[.G$1];Function5;[.$A7])" office:value-type="float" office:value="0">
            <text:p>0</text:p>
          </table:table-cell>
          <table:table-cell table:formula="of:=COUNTIFS(Color;[.H$1];Function1;[.$A7])+COUNTIFS(Color;[.H$1];Function2;[.$A7])+COUNTIFS(Color;[.H$1];Function3;[.$A7])+COUNTIFS(Color;[.H$1];Function4;[.$A7])+COUNTIFS(Color;[.H$1];Function5;[.$A7])" office:value-type="float" office:value="0">
            <text:p>0</text:p>
          </table:table-cell>
          <table:table-cell table:formula="of:=COUNTIFS(Color;[.I$1];Function1;[.$A7])+COUNTIFS(Color;[.I$1];Function2;[.$A7])+COUNTIFS(Color;[.I$1];Function3;[.$A7])+COUNTIFS(Color;[.I$1];Function4;[.$A7])+COUNTIFS(Color;[.I$1];Function5;[.$A7])" office:value-type="float" office:value="0">
            <text:p>0</text:p>
          </table:table-cell>
          <table:table-cell table:formula="of:=COUNTIFS(Color;[.J$1];Function1;[.$A7])+COUNTIFS(Color;[.J$1];Function2;[.$A7])+COUNTIFS(Color;[.J$1];Function3;[.$A7])+COUNTIFS(Color;[.J$1];Function4;[.$A7])+COUNTIFS(Color;[.J$1];Function5;[.$A7])" office:value-type="float" office:value="0">
            <text:p>0</text:p>
          </table:table-cell>
          <table:table-cell table:formula="of:=COUNTIFS(Color;[.K$1];Function1;[.$A7])+COUNTIFS(Color;[.K$1];Function2;[.$A7])+COUNTIFS(Color;[.K$1];Function3;[.$A7])+COUNTIFS(Color;[.K$1];Function4;[.$A7])+COUNTIFS(Color;[.K$1];Function5;[.$A7])" office:value-type="float" office:value="0">
            <text:p>0</text:p>
          </table:table-cell>
          <table:table-cell table:formula="of:=COUNTIFS(Color;[.L$1];Function1;[.$A7])+COUNTIFS(Color;[.L$1];Function2;[.$A7])+COUNTIFS(Color;[.L$1];Function3;[.$A7])+COUNTIFS(Color;[.L$1];Function4;[.$A7])+COUNTIFS(Color;[.L$1];Function5;[.$A7])" office:value-type="float" office:value="0">
            <text:p>0</text:p>
          </table:table-cell>
          <table:table-cell table:formula="of:=COUNTIFS(Color;[.M$1];Function1;[.$A7])+COUNTIFS(Color;[.M$1];Function2;[.$A7])+COUNTIFS(Color;[.M$1];Function3;[.$A7])+COUNTIFS(Color;[.M$1];Function4;[.$A7])+COUNTIFS(Color;[.M$1];Function5;[.$A7])" office:value-type="float" office:value="0">
            <text:p>0</text:p>
          </table:table-cell>
          <table:table-cell table:formula="of:=COUNTIFS(Color;[.N$1];Function1;[.$A7])+COUNTIFS(Color;[.N$1];Function2;[.$A7])+COUNTIFS(Color;[.N$1];Function3;[.$A7])+COUNTIFS(Color;[.N$1];Function4;[.$A7])+COUNTIFS(Color;[.N$1];Function5;[.$A7])" office:value-type="float" office:value="0">
            <text:p>0</text:p>
          </table:table-cell>
          <table:table-cell table:formula="of:=COUNTIFS(Color;[.O$1];Function1;[.$A7])+COUNTIFS(Color;[.O$1];Function2;[.$A7])+COUNTIFS(Color;[.O$1];Function3;[.$A7])+COUNTIFS(Color;[.O$1];Function4;[.$A7])+COUNTIFS(Color;[.O$1];Function5;[.$A7])" office:value-type="float" office:value="0">
            <text:p>0</text:p>
          </table:table-cell>
          <table:table-cell table:formula="of:=COUNTIFS(Color;[.P$1];Function1;[.$A7])+COUNTIFS(Color;[.P$1];Function2;[.$A7])+COUNTIFS(Color;[.P$1];Function3;[.$A7])+COUNTIFS(Color;[.P$1];Function4;[.$A7])+COUNTIFS(Color;[.P$1];Function5;[.$A7])" office:value-type="float" office:value="0">
            <text:p>0</text:p>
          </table:table-cell>
          <table:table-cell table:formula="of:=COUNTIFS(Color;[.Q$1];Function1;[.$A7])+COUNTIFS(Color;[.Q$1];Function2;[.$A7])+COUNTIFS(Color;[.Q$1];Function3;[.$A7])+COUNTIFS(Color;[.Q$1];Function4;[.$A7])+COUNTIFS(Color;[.Q$1];Function5;[.$A7])" office:value-type="float" office:value="0">
            <text:p>0</text:p>
          </table:table-cell>
          <table:table-cell table:formula="of:=COUNTIFS(Color;[.R$1];Function1;[.$A7])+COUNTIFS(Color;[.R$1];Function2;[.$A7])+COUNTIFS(Color;[.R$1];Function3;[.$A7])+COUNTIFS(Color;[.R$1];Function4;[.$A7])+COUNTIFS(Color;[.R$1];Function5;[.$A7])" office:value-type="float" office:value="0">
            <text:p>0</text:p>
          </table:table-cell>
          <table:table-cell table:formula="of:=COUNTIFS(Color;[.S$1];Function1;[.$A7])+COUNTIFS(Color;[.S$1];Function2;[.$A7])+COUNTIFS(Color;[.S$1];Function3;[.$A7])+COUNTIFS(Color;[.S$1];Function4;[.$A7])+COUNTIFS(Color;[.S$1];Function5;[.$A7])" office:value-type="float" office:value="0">
            <text:p>0</text:p>
          </table:table-cell>
        </table:table-row>
        <table:table-row table:style-name="ro1">
          <table:table-cell office:value-type="string">
            <text:p>Graveyard Synergy</text:p>
          </table:table-cell>
          <table:table-cell table:formula="of:=SUM([.$C8:.$S8])" office:value-type="float" office:value="8">
            <text:p>8</text:p>
          </table:table-cell>
          <table:table-cell table:formula="of:=COUNTIFS(Color;[.C$1];Function1;[.$A8])+COUNTIFS(Color;[.C$1];Function2;[.$A8])+COUNTIFS(Color;[.C$1];Function3;[.$A8])+COUNTIFS(Color;[.C$1];Function4;[.$A8])+COUNTIFS(Color;[.C$1];Function5;[.$A8])" office:value-type="float" office:value="0">
            <text:p>0</text:p>
          </table:table-cell>
          <table:table-cell table:formula="of:=COUNTIFS(Color;[.D$1];Function1;[.$A8])+COUNTIFS(Color;[.D$1];Function2;[.$A8])+COUNTIFS(Color;[.D$1];Function3;[.$A8])+COUNTIFS(Color;[.D$1];Function4;[.$A8])+COUNTIFS(Color;[.D$1];Function5;[.$A8])" office:value-type="float" office:value="1">
            <text:p>1</text:p>
          </table:table-cell>
          <table:table-cell table:formula="of:=COUNTIFS(Color;[.E$1];Function1;[.$A8])+COUNTIFS(Color;[.E$1];Function2;[.$A8])+COUNTIFS(Color;[.E$1];Function3;[.$A8])+COUNTIFS(Color;[.E$1];Function4;[.$A8])+COUNTIFS(Color;[.E$1];Function5;[.$A8])" office:value-type="float" office:value="0">
            <text:p>0</text:p>
          </table:table-cell>
          <table:table-cell table:formula="of:=COUNTIFS(Color;[.F$1];Function1;[.$A8])+COUNTIFS(Color;[.F$1];Function2;[.$A8])+COUNTIFS(Color;[.F$1];Function3;[.$A8])+COUNTIFS(Color;[.F$1];Function4;[.$A8])+COUNTIFS(Color;[.F$1];Function5;[.$A8])" office:value-type="float" office:value="1">
            <text:p>1</text:p>
          </table:table-cell>
          <table:table-cell table:formula="of:=COUNTIFS(Color;[.G$1];Function1;[.$A8])+COUNTIFS(Color;[.G$1];Function2;[.$A8])+COUNTIFS(Color;[.G$1];Function3;[.$A8])+COUNTIFS(Color;[.G$1];Function4;[.$A8])+COUNTIFS(Color;[.G$1];Function5;[.$A8])" office:value-type="float" office:value="1">
            <text:p>1</text:p>
          </table:table-cell>
          <table:table-cell table:formula="of:=COUNTIFS(Color;[.H$1];Function1;[.$A8])+COUNTIFS(Color;[.H$1];Function2;[.$A8])+COUNTIFS(Color;[.H$1];Function3;[.$A8])+COUNTIFS(Color;[.H$1];Function4;[.$A8])+COUNTIFS(Color;[.H$1];Function5;[.$A8])" office:value-type="float" office:value="0">
            <text:p>0</text:p>
          </table:table-cell>
          <table:table-cell table:formula="of:=COUNTIFS(Color;[.I$1];Function1;[.$A8])+COUNTIFS(Color;[.I$1];Function2;[.$A8])+COUNTIFS(Color;[.I$1];Function3;[.$A8])+COUNTIFS(Color;[.I$1];Function4;[.$A8])+COUNTIFS(Color;[.I$1];Function5;[.$A8])" office:value-type="float" office:value="0">
            <text:p>0</text:p>
          </table:table-cell>
          <table:table-cell table:formula="of:=COUNTIFS(Color;[.J$1];Function1;[.$A8])+COUNTIFS(Color;[.J$1];Function2;[.$A8])+COUNTIFS(Color;[.J$1];Function3;[.$A8])+COUNTIFS(Color;[.J$1];Function4;[.$A8])+COUNTIFS(Color;[.J$1];Function5;[.$A8])" office:value-type="float" office:value="1">
            <text:p>1</text:p>
          </table:table-cell>
          <table:table-cell table:formula="of:=COUNTIFS(Color;[.K$1];Function1;[.$A8])+COUNTIFS(Color;[.K$1];Function2;[.$A8])+COUNTIFS(Color;[.K$1];Function3;[.$A8])+COUNTIFS(Color;[.K$1];Function4;[.$A8])+COUNTIFS(Color;[.K$1];Function5;[.$A8])" office:value-type="float" office:value="0">
            <text:p>0</text:p>
          </table:table-cell>
          <table:table-cell table:formula="of:=COUNTIFS(Color;[.L$1];Function1;[.$A8])+COUNTIFS(Color;[.L$1];Function2;[.$A8])+COUNTIFS(Color;[.L$1];Function3;[.$A8])+COUNTIFS(Color;[.L$1];Function4;[.$A8])+COUNTIFS(Color;[.L$1];Function5;[.$A8])" office:value-type="float" office:value="0">
            <text:p>0</text:p>
          </table:table-cell>
          <table:table-cell table:formula="of:=COUNTIFS(Color;[.M$1];Function1;[.$A8])+COUNTIFS(Color;[.M$1];Function2;[.$A8])+COUNTIFS(Color;[.M$1];Function3;[.$A8])+COUNTIFS(Color;[.M$1];Function4;[.$A8])+COUNTIFS(Color;[.M$1];Function5;[.$A8])" office:value-type="float" office:value="0">
            <text:p>0</text:p>
          </table:table-cell>
          <table:table-cell table:formula="of:=COUNTIFS(Color;[.N$1];Function1;[.$A8])+COUNTIFS(Color;[.N$1];Function2;[.$A8])+COUNTIFS(Color;[.N$1];Function3;[.$A8])+COUNTIFS(Color;[.N$1];Function4;[.$A8])+COUNTIFS(Color;[.N$1];Function5;[.$A8])" office:value-type="float" office:value="0">
            <text:p>0</text:p>
          </table:table-cell>
          <table:table-cell table:formula="of:=COUNTIFS(Color;[.O$1];Function1;[.$A8])+COUNTIFS(Color;[.O$1];Function2;[.$A8])+COUNTIFS(Color;[.O$1];Function3;[.$A8])+COUNTIFS(Color;[.O$1];Function4;[.$A8])+COUNTIFS(Color;[.O$1];Function5;[.$A8])" office:value-type="float" office:value="0">
            <text:p>0</text:p>
          </table:table-cell>
          <table:table-cell table:formula="of:=COUNTIFS(Color;[.P$1];Function1;[.$A8])+COUNTIFS(Color;[.P$1];Function2;[.$A8])+COUNTIFS(Color;[.P$1];Function3;[.$A8])+COUNTIFS(Color;[.P$1];Function4;[.$A8])+COUNTIFS(Color;[.P$1];Function5;[.$A8])" office:value-type="float" office:value="3">
            <text:p>3</text:p>
          </table:table-cell>
          <table:table-cell table:formula="of:=COUNTIFS(Color;[.Q$1];Function1;[.$A8])+COUNTIFS(Color;[.Q$1];Function2;[.$A8])+COUNTIFS(Color;[.Q$1];Function3;[.$A8])+COUNTIFS(Color;[.Q$1];Function4;[.$A8])+COUNTIFS(Color;[.Q$1];Function5;[.$A8])" office:value-type="float" office:value="1">
            <text:p>1</text:p>
          </table:table-cell>
          <table:table-cell table:formula="of:=COUNTIFS(Color;[.R$1];Function1;[.$A8])+COUNTIFS(Color;[.R$1];Function2;[.$A8])+COUNTIFS(Color;[.R$1];Function3;[.$A8])+COUNTIFS(Color;[.R$1];Function4;[.$A8])+COUNTIFS(Color;[.R$1];Function5;[.$A8])" office:value-type="float" office:value="0">
            <text:p>0</text:p>
          </table:table-cell>
          <table:table-cell table:formula="of:=COUNTIFS(Color;[.S$1];Function1;[.$A8])+COUNTIFS(Color;[.S$1];Function2;[.$A8])+COUNTIFS(Color;[.S$1];Function3;[.$A8])+COUNTIFS(Color;[.S$1];Function4;[.$A8])+COUNTIFS(Color;[.S$1];Function5;[.$A8])" office:value-type="float" office:value="0">
            <text:p>0</text:p>
          </table:table-cell>
        </table:table-row>
        <table:table-row table:style-name="ro1">
          <table:table-cell office:value-type="string">
            <text:p>Timmy-creature</text:p>
          </table:table-cell>
          <table:table-cell table:formula="of:=SUM([.$C9:.$S9])" office:value-type="float" office:value="13">
            <text:p>13</text:p>
          </table:table-cell>
          <table:table-cell table:formula="of:=COUNTIFS(Color;[.C$1];Function1;[.$A9])+COUNTIFS(Color;[.C$1];Function2;[.$A9])+COUNTIFS(Color;[.C$1];Function3;[.$A9])+COUNTIFS(Color;[.C$1];Function4;[.$A9])+COUNTIFS(Color;[.C$1];Function5;[.$A9])" office:value-type="float" office:value="0">
            <text:p>0</text:p>
          </table:table-cell>
          <table:table-cell table:formula="of:=COUNTIFS(Color;[.D$1];Function1;[.$A9])+COUNTIFS(Color;[.D$1];Function2;[.$A9])+COUNTIFS(Color;[.D$1];Function3;[.$A9])+COUNTIFS(Color;[.D$1];Function4;[.$A9])+COUNTIFS(Color;[.D$1];Function5;[.$A9])" office:value-type="float" office:value="2">
            <text:p>2</text:p>
          </table:table-cell>
          <table:table-cell table:formula="of:=COUNTIFS(Color;[.E$1];Function1;[.$A9])+COUNTIFS(Color;[.E$1];Function2;[.$A9])+COUNTIFS(Color;[.E$1];Function3;[.$A9])+COUNTIFS(Color;[.E$1];Function4;[.$A9])+COUNTIFS(Color;[.E$1];Function5;[.$A9])" office:value-type="float" office:value="2">
            <text:p>2</text:p>
          </table:table-cell>
          <table:table-cell table:formula="of:=COUNTIFS(Color;[.F$1];Function1;[.$A9])+COUNTIFS(Color;[.F$1];Function2;[.$A9])+COUNTIFS(Color;[.F$1];Function3;[.$A9])+COUNTIFS(Color;[.F$1];Function4;[.$A9])+COUNTIFS(Color;[.F$1];Function5;[.$A9])" office:value-type="float" office:value="0">
            <text:p>0</text:p>
          </table:table-cell>
          <table:table-cell table:formula="of:=COUNTIFS(Color;[.G$1];Function1;[.$A9])+COUNTIFS(Color;[.G$1];Function2;[.$A9])+COUNTIFS(Color;[.G$1];Function3;[.$A9])+COUNTIFS(Color;[.G$1];Function4;[.$A9])+COUNTIFS(Color;[.G$1];Function5;[.$A9])" office:value-type="float" office:value="3">
            <text:p>3</text:p>
          </table:table-cell>
          <table:table-cell table:formula="of:=COUNTIFS(Color;[.H$1];Function1;[.$A9])+COUNTIFS(Color;[.H$1];Function2;[.$A9])+COUNTIFS(Color;[.H$1];Function3;[.$A9])+COUNTIFS(Color;[.H$1];Function4;[.$A9])+COUNTIFS(Color;[.H$1];Function5;[.$A9])" office:value-type="float" office:value="4">
            <text:p>4</text:p>
          </table:table-cell>
          <table:table-cell table:formula="of:=COUNTIFS(Color;[.I$1];Function1;[.$A9])+COUNTIFS(Color;[.I$1];Function2;[.$A9])+COUNTIFS(Color;[.I$1];Function3;[.$A9])+COUNTIFS(Color;[.I$1];Function4;[.$A9])+COUNTIFS(Color;[.I$1];Function5;[.$A9])" office:value-type="float" office:value="0">
            <text:p>0</text:p>
          </table:table-cell>
          <table:table-cell table:formula="of:=COUNTIFS(Color;[.J$1];Function1;[.$A9])+COUNTIFS(Color;[.J$1];Function2;[.$A9])+COUNTIFS(Color;[.J$1];Function3;[.$A9])+COUNTIFS(Color;[.J$1];Function4;[.$A9])+COUNTIFS(Color;[.J$1];Function5;[.$A9])" office:value-type="float" office:value="0">
            <text:p>0</text:p>
          </table:table-cell>
          <table:table-cell table:formula="of:=COUNTIFS(Color;[.K$1];Function1;[.$A9])+COUNTIFS(Color;[.K$1];Function2;[.$A9])+COUNTIFS(Color;[.K$1];Function3;[.$A9])+COUNTIFS(Color;[.K$1];Function4;[.$A9])+COUNTIFS(Color;[.K$1];Function5;[.$A9])" office:value-type="float" office:value="1">
            <text:p>1</text:p>
          </table:table-cell>
          <table:table-cell table:formula="of:=COUNTIFS(Color;[.L$1];Function1;[.$A9])+COUNTIFS(Color;[.L$1];Function2;[.$A9])+COUNTIFS(Color;[.L$1];Function3;[.$A9])+COUNTIFS(Color;[.L$1];Function4;[.$A9])+COUNTIFS(Color;[.L$1];Function5;[.$A9])" office:value-type="float" office:value="0">
            <text:p>0</text:p>
          </table:table-cell>
          <table:table-cell table:formula="of:=COUNTIFS(Color;[.M$1];Function1;[.$A9])+COUNTIFS(Color;[.M$1];Function2;[.$A9])+COUNTIFS(Color;[.M$1];Function3;[.$A9])+COUNTIFS(Color;[.M$1];Function4;[.$A9])+COUNTIFS(Color;[.M$1];Function5;[.$A9])" office:value-type="float" office:value="1">
            <text:p>1</text:p>
          </table:table-cell>
          <table:table-cell table:formula="of:=COUNTIFS(Color;[.N$1];Function1;[.$A9])+COUNTIFS(Color;[.N$1];Function2;[.$A9])+COUNTIFS(Color;[.N$1];Function3;[.$A9])+COUNTIFS(Color;[.N$1];Function4;[.$A9])+COUNTIFS(Color;[.N$1];Function5;[.$A9])" office:value-type="float" office:value="0">
            <text:p>0</text:p>
          </table:table-cell>
          <table:table-cell table:formula="of:=COUNTIFS(Color;[.O$1];Function1;[.$A9])+COUNTIFS(Color;[.O$1];Function2;[.$A9])+COUNTIFS(Color;[.O$1];Function3;[.$A9])+COUNTIFS(Color;[.O$1];Function4;[.$A9])+COUNTIFS(Color;[.O$1];Function5;[.$A9])" office:value-type="float" office:value="0">
            <text:p>0</text:p>
          </table:table-cell>
          <table:table-cell table:formula="of:=COUNTIFS(Color;[.P$1];Function1;[.$A9])+COUNTIFS(Color;[.P$1];Function2;[.$A9])+COUNTIFS(Color;[.P$1];Function3;[.$A9])+COUNTIFS(Color;[.P$1];Function4;[.$A9])+COUNTIFS(Color;[.P$1];Function5;[.$A9])" office:value-type="float" office:value="0">
            <text:p>0</text:p>
          </table:table-cell>
          <table:table-cell table:formula="of:=COUNTIFS(Color;[.Q$1];Function1;[.$A9])+COUNTIFS(Color;[.Q$1];Function2;[.$A9])+COUNTIFS(Color;[.Q$1];Function3;[.$A9])+COUNTIFS(Color;[.Q$1];Function4;[.$A9])+COUNTIFS(Color;[.Q$1];Function5;[.$A9])" office:value-type="float" office:value="0">
            <text:p>0</text:p>
          </table:table-cell>
          <table:table-cell table:formula="of:=COUNTIFS(Color;[.R$1];Function1;[.$A9])+COUNTIFS(Color;[.R$1];Function2;[.$A9])+COUNTIFS(Color;[.R$1];Function3;[.$A9])+COUNTIFS(Color;[.R$1];Function4;[.$A9])+COUNTIFS(Color;[.R$1];Function5;[.$A9])" office:value-type="float" office:value="0">
            <text:p>0</text:p>
          </table:table-cell>
          <table:table-cell table:formula="of:=COUNTIFS(Color;[.S$1];Function1;[.$A9])+COUNTIFS(Color;[.S$1];Function2;[.$A9])+COUNTIFS(Color;[.S$1];Function3;[.$A9])+COUNTIFS(Color;[.S$1];Function4;[.$A9])+COUNTIFS(Color;[.S$1];Function5;[.$A9])" office:value-type="float" office:value="0">
            <text:p>0</text:p>
          </table:table-cell>
        </table:table-row>
        <table:table-row table:style-name="ro1">
          <table:table-cell office:value-type="string">
            <text:p>Cycling</text:p>
          </table:table-cell>
          <table:table-cell table:formula="of:=SUM([.$C10:.$S10])" office:value-type="float" office:value="6">
            <text:p>6</text:p>
          </table:table-cell>
          <table:table-cell table:formula="of:=COUNTIFS(Color;[.C$1];Function1;[.$A10])+COUNTIFS(Color;[.C$1];Function2;[.$A10])+COUNTIFS(Color;[.C$1];Function3;[.$A10])+COUNTIFS(Color;[.C$1];Function4;[.$A10])+COUNTIFS(Color;[.C$1];Function5;[.$A10])" office:value-type="float" office:value="0">
            <text:p>0</text:p>
          </table:table-cell>
          <table:table-cell table:formula="of:=COUNTIFS(Color;[.D$1];Function1;[.$A10])+COUNTIFS(Color;[.D$1];Function2;[.$A10])+COUNTIFS(Color;[.D$1];Function3;[.$A10])+COUNTIFS(Color;[.D$1];Function4;[.$A10])+COUNTIFS(Color;[.D$1];Function5;[.$A10])" office:value-type="float" office:value="0">
            <text:p>0</text:p>
          </table:table-cell>
          <table:table-cell table:formula="of:=COUNTIFS(Color;[.E$1];Function1;[.$A10])+COUNTIFS(Color;[.E$1];Function2;[.$A10])+COUNTIFS(Color;[.E$1];Function3;[.$A10])+COUNTIFS(Color;[.E$1];Function4;[.$A10])+COUNTIFS(Color;[.E$1];Function5;[.$A10])" office:value-type="float" office:value="3">
            <text:p>3</text:p>
          </table:table-cell>
          <table:table-cell table:formula="of:=COUNTIFS(Color;[.F$1];Function1;[.$A10])+COUNTIFS(Color;[.F$1];Function2;[.$A10])+COUNTIFS(Color;[.F$1];Function3;[.$A10])+COUNTIFS(Color;[.F$1];Function4;[.$A10])+COUNTIFS(Color;[.F$1];Function5;[.$A10])" office:value-type="float" office:value="1">
            <text:p>1</text:p>
          </table:table-cell>
          <table:table-cell table:formula="of:=COUNTIFS(Color;[.G$1];Function1;[.$A10])+COUNTIFS(Color;[.G$1];Function2;[.$A10])+COUNTIFS(Color;[.G$1];Function3;[.$A10])+COUNTIFS(Color;[.G$1];Function4;[.$A10])+COUNTIFS(Color;[.G$1];Function5;[.$A10])" office:value-type="float" office:value="2">
            <text:p>2</text:p>
          </table:table-cell>
          <table:table-cell table:formula="of:=COUNTIFS(Color;[.H$1];Function1;[.$A10])+COUNTIFS(Color;[.H$1];Function2;[.$A10])+COUNTIFS(Color;[.H$1];Function3;[.$A10])+COUNTIFS(Color;[.H$1];Function4;[.$A10])+COUNTIFS(Color;[.H$1];Function5;[.$A10])" office:value-type="float" office:value="0">
            <text:p>0</text:p>
          </table:table-cell>
          <table:table-cell table:formula="of:=COUNTIFS(Color;[.I$1];Function1;[.$A10])+COUNTIFS(Color;[.I$1];Function2;[.$A10])+COUNTIFS(Color;[.I$1];Function3;[.$A10])+COUNTIFS(Color;[.I$1];Function4;[.$A10])+COUNTIFS(Color;[.I$1];Function5;[.$A10])" office:value-type="float" office:value="0">
            <text:p>0</text:p>
          </table:table-cell>
          <table:table-cell table:formula="of:=COUNTIFS(Color;[.J$1];Function1;[.$A10])+COUNTIFS(Color;[.J$1];Function2;[.$A10])+COUNTIFS(Color;[.J$1];Function3;[.$A10])+COUNTIFS(Color;[.J$1];Function4;[.$A10])+COUNTIFS(Color;[.J$1];Function5;[.$A10])" office:value-type="float" office:value="0">
            <text:p>0</text:p>
          </table:table-cell>
          <table:table-cell table:formula="of:=COUNTIFS(Color;[.K$1];Function1;[.$A10])+COUNTIFS(Color;[.K$1];Function2;[.$A10])+COUNTIFS(Color;[.K$1];Function3;[.$A10])+COUNTIFS(Color;[.K$1];Function4;[.$A10])+COUNTIFS(Color;[.K$1];Function5;[.$A10])" office:value-type="float" office:value="0">
            <text:p>0</text:p>
          </table:table-cell>
          <table:table-cell table:formula="of:=COUNTIFS(Color;[.L$1];Function1;[.$A10])+COUNTIFS(Color;[.L$1];Function2;[.$A10])+COUNTIFS(Color;[.L$1];Function3;[.$A10])+COUNTIFS(Color;[.L$1];Function4;[.$A10])+COUNTIFS(Color;[.L$1];Function5;[.$A10])" office:value-type="float" office:value="0">
            <text:p>0</text:p>
          </table:table-cell>
          <table:table-cell table:formula="of:=COUNTIFS(Color;[.M$1];Function1;[.$A10])+COUNTIFS(Color;[.M$1];Function2;[.$A10])+COUNTIFS(Color;[.M$1];Function3;[.$A10])+COUNTIFS(Color;[.M$1];Function4;[.$A10])+COUNTIFS(Color;[.M$1];Function5;[.$A10])" office:value-type="float" office:value="0">
            <text:p>0</text:p>
          </table:table-cell>
          <table:table-cell table:formula="of:=COUNTIFS(Color;[.N$1];Function1;[.$A10])+COUNTIFS(Color;[.N$1];Function2;[.$A10])+COUNTIFS(Color;[.N$1];Function3;[.$A10])+COUNTIFS(Color;[.N$1];Function4;[.$A10])+COUNTIFS(Color;[.N$1];Function5;[.$A10])" office:value-type="float" office:value="0">
            <text:p>0</text:p>
          </table:table-cell>
          <table:table-cell table:formula="of:=COUNTIFS(Color;[.O$1];Function1;[.$A10])+COUNTIFS(Color;[.O$1];Function2;[.$A10])+COUNTIFS(Color;[.O$1];Function3;[.$A10])+COUNTIFS(Color;[.O$1];Function4;[.$A10])+COUNTIFS(Color;[.O$1];Function5;[.$A10])" office:value-type="float" office:value="0">
            <text:p>0</text:p>
          </table:table-cell>
          <table:table-cell table:formula="of:=COUNTIFS(Color;[.P$1];Function1;[.$A10])+COUNTIFS(Color;[.P$1];Function2;[.$A10])+COUNTIFS(Color;[.P$1];Function3;[.$A10])+COUNTIFS(Color;[.P$1];Function4;[.$A10])+COUNTIFS(Color;[.P$1];Function5;[.$A10])" office:value-type="float" office:value="0">
            <text:p>0</text:p>
          </table:table-cell>
          <table:table-cell table:formula="of:=COUNTIFS(Color;[.Q$1];Function1;[.$A10])+COUNTIFS(Color;[.Q$1];Function2;[.$A10])+COUNTIFS(Color;[.Q$1];Function3;[.$A10])+COUNTIFS(Color;[.Q$1];Function4;[.$A10])+COUNTIFS(Color;[.Q$1];Function5;[.$A10])" office:value-type="float" office:value="0">
            <text:p>0</text:p>
          </table:table-cell>
          <table:table-cell table:formula="of:=COUNTIFS(Color;[.R$1];Function1;[.$A10])+COUNTIFS(Color;[.R$1];Function2;[.$A10])+COUNTIFS(Color;[.R$1];Function3;[.$A10])+COUNTIFS(Color;[.R$1];Function4;[.$A10])+COUNTIFS(Color;[.R$1];Function5;[.$A10])" office:value-type="float" office:value="0">
            <text:p>0</text:p>
          </table:table-cell>
          <table:table-cell table:formula="of:=COUNTIFS(Color;[.S$1];Function1;[.$A10])+COUNTIFS(Color;[.S$1];Function2;[.$A10])+COUNTIFS(Color;[.S$1];Function3;[.$A10])+COUNTIFS(Color;[.S$1];Function4;[.$A10])+COUNTIFS(Color;[.S$1];Function5;[.$A10])" office:value-type="float" office:value="0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moval</text:p>
          </table:table-cell>
          <table:table-cell table:formula="of:=SUM([.$C12:.$S12])" office:value-type="float" office:value="75">
            <text:p>75</text:p>
          </table:table-cell>
          <table:table-cell table:formula="of:=COUNTIFS(Color;[.C$1];Function1;[.$A12])+COUNTIFS(Color;[.C$1];Function2;[.$A12])+COUNTIFS(Color;[.C$1];Function3;[.$A12])+COUNTIFS(Color;[.C$1];Function4;[.$A12])+COUNTIFS(Color;[.C$1];Function5;[.$A12])" office:value-type="float" office:value="12">
            <text:p>12</text:p>
          </table:table-cell>
          <table:table-cell table:formula="of:=COUNTIFS(Color;[.D$1];Function1;[.$A12])+COUNTIFS(Color;[.D$1];Function2;[.$A12])+COUNTIFS(Color;[.D$1];Function3;[.$A12])+COUNTIFS(Color;[.D$1];Function4;[.$A12])+COUNTIFS(Color;[.D$1];Function5;[.$A12])" office:value-type="float" office:value="4">
            <text:p>4</text:p>
          </table:table-cell>
          <table:table-cell table:formula="of:=COUNTIFS(Color;[.E$1];Function1;[.$A12])+COUNTIFS(Color;[.E$1];Function2;[.$A12])+COUNTIFS(Color;[.E$1];Function3;[.$A12])+COUNTIFS(Color;[.E$1];Function4;[.$A12])+COUNTIFS(Color;[.E$1];Function5;[.$A12])" office:value-type="float" office:value="14">
            <text:p>14</text:p>
          </table:table-cell>
          <table:table-cell table:formula="of:=COUNTIFS(Color;[.F$1];Function1;[.$A12])+COUNTIFS(Color;[.F$1];Function2;[.$A12])+COUNTIFS(Color;[.F$1];Function3;[.$A12])+COUNTIFS(Color;[.F$1];Function4;[.$A12])+COUNTIFS(Color;[.F$1];Function5;[.$A12])" office:value-type="float" office:value="20">
            <text:p>20</text:p>
          </table:table-cell>
          <table:table-cell table:formula="of:=COUNTIFS(Color;[.G$1];Function1;[.$A12])+COUNTIFS(Color;[.G$1];Function2;[.$A12])+COUNTIFS(Color;[.G$1];Function3;[.$A12])+COUNTIFS(Color;[.G$1];Function4;[.$A12])+COUNTIFS(Color;[.G$1];Function5;[.$A12])" office:value-type="float" office:value="6">
            <text:p>6</text:p>
          </table:table-cell>
          <table:table-cell table:formula="of:=COUNTIFS(Color;[.H$1];Function1;[.$A12])+COUNTIFS(Color;[.H$1];Function2;[.$A12])+COUNTIFS(Color;[.H$1];Function3;[.$A12])+COUNTIFS(Color;[.H$1];Function4;[.$A12])+COUNTIFS(Color;[.H$1];Function5;[.$A12])" office:value-type="float" office:value="5">
            <text:p>5</text:p>
          </table:table-cell>
          <table:table-cell table:formula="of:=COUNTIFS(Color;[.I$1];Function1;[.$A12])+COUNTIFS(Color;[.I$1];Function2;[.$A12])+COUNTIFS(Color;[.I$1];Function3;[.$A12])+COUNTIFS(Color;[.I$1];Function4;[.$A12])+COUNTIFS(Color;[.I$1];Function5;[.$A12])" office:value-type="float" office:value="2">
            <text:p>2</text:p>
          </table:table-cell>
          <table:table-cell table:formula="of:=COUNTIFS(Color;[.J$1];Function1;[.$A12])+COUNTIFS(Color;[.J$1];Function2;[.$A12])+COUNTIFS(Color;[.J$1];Function3;[.$A12])+COUNTIFS(Color;[.J$1];Function4;[.$A12])+COUNTIFS(Color;[.J$1];Function5;[.$A12])" office:value-type="float" office:value="1">
            <text:p>1</text:p>
          </table:table-cell>
          <table:table-cell table:formula="of:=COUNTIFS(Color;[.K$1];Function1;[.$A12])+COUNTIFS(Color;[.K$1];Function2;[.$A12])+COUNTIFS(Color;[.K$1];Function3;[.$A12])+COUNTIFS(Color;[.K$1];Function4;[.$A12])+COUNTIFS(Color;[.K$1];Function5;[.$A12])" office:value-type="float" office:value="3">
            <text:p>3</text:p>
          </table:table-cell>
          <table:table-cell table:formula="of:=COUNTIFS(Color;[.L$1];Function1;[.$A12])+COUNTIFS(Color;[.L$1];Function2;[.$A12])+COUNTIFS(Color;[.L$1];Function3;[.$A12])+COUNTIFS(Color;[.L$1];Function4;[.$A12])+COUNTIFS(Color;[.L$1];Function5;[.$A12])" office:value-type="float" office:value="0">
            <text:p>0</text:p>
          </table:table-cell>
          <table:table-cell table:formula="of:=COUNTIFS(Color;[.M$1];Function1;[.$A12])+COUNTIFS(Color;[.M$1];Function2;[.$A12])+COUNTIFS(Color;[.M$1];Function3;[.$A12])+COUNTIFS(Color;[.M$1];Function4;[.$A12])+COUNTIFS(Color;[.M$1];Function5;[.$A12])" office:value-type="float" office:value="0">
            <text:p>0</text:p>
          </table:table-cell>
          <table:table-cell table:formula="of:=COUNTIFS(Color;[.N$1];Function1;[.$A12])+COUNTIFS(Color;[.N$1];Function2;[.$A12])+COUNTIFS(Color;[.N$1];Function3;[.$A12])+COUNTIFS(Color;[.N$1];Function4;[.$A12])+COUNTIFS(Color;[.N$1];Function5;[.$A12])" office:value-type="float" office:value="1">
            <text:p>1</text:p>
          </table:table-cell>
          <table:table-cell table:formula="of:=COUNTIFS(Color;[.O$1];Function1;[.$A12])+COUNTIFS(Color;[.O$1];Function2;[.$A12])+COUNTIFS(Color;[.O$1];Function3;[.$A12])+COUNTIFS(Color;[.O$1];Function4;[.$A12])+COUNTIFS(Color;[.O$1];Function5;[.$A12])" office:value-type="float" office:value="5">
            <text:p>5</text:p>
          </table:table-cell>
          <table:table-cell table:formula="of:=COUNTIFS(Color;[.P$1];Function1;[.$A12])+COUNTIFS(Color;[.P$1];Function2;[.$A12])+COUNTIFS(Color;[.P$1];Function3;[.$A12])+COUNTIFS(Color;[.P$1];Function4;[.$A12])+COUNTIFS(Color;[.P$1];Function5;[.$A12])" office:value-type="float" office:value="1">
            <text:p>1</text:p>
          </table:table-cell>
          <table:table-cell table:formula="of:=COUNTIFS(Color;[.Q$1];Function1;[.$A12])+COUNTIFS(Color;[.Q$1];Function2;[.$A12])+COUNTIFS(Color;[.Q$1];Function3;[.$A12])+COUNTIFS(Color;[.Q$1];Function4;[.$A12])+COUNTIFS(Color;[.Q$1];Function5;[.$A12])" office:value-type="float" office:value="0">
            <text:p>0</text:p>
          </table:table-cell>
          <table:table-cell table:formula="of:=COUNTIFS(Color;[.R$1];Function1;[.$A12])+COUNTIFS(Color;[.R$1];Function2;[.$A12])+COUNTIFS(Color;[.R$1];Function3;[.$A12])+COUNTIFS(Color;[.R$1];Function4;[.$A12])+COUNTIFS(Color;[.R$1];Function5;[.$A12])" office:value-type="float" office:value="1">
            <text:p>1</text:p>
          </table:table-cell>
          <table:table-cell table:formula="of:=COUNTIFS(Color;[.S$1];Function1;[.$A12])+COUNTIFS(Color;[.S$1];Function2;[.$A12])+COUNTIFS(Color;[.S$1];Function3;[.$A12])+COUNTIFS(Color;[.S$1];Function4;[.$A12])+COUNTIFS(Color;[.S$1];Function5;[.$A12])" office:value-type="float" office:value="0">
            <text:p>0</text:p>
          </table:table-cell>
        </table:table-row>
        <table:table-row table:style-name="ro1">
          <table:table-cell office:value-type="string">
            <text:p>Artifact Removal</text:p>
          </table:table-cell>
          <table:table-cell table:formula="of:=SUM([.$C13:.$S13])" office:value-type="float" office:value="7">
            <text:p>7</text:p>
          </table:table-cell>
          <table:table-cell table:formula="of:=COUNTIFS(Color;[.C$1];Function1;[.$A13])+COUNTIFS(Color;[.C$1];Function2;[.$A13])+COUNTIFS(Color;[.C$1];Function3;[.$A13])+COUNTIFS(Color;[.C$1];Function4;[.$A13])+COUNTIFS(Color;[.C$1];Function5;[.$A13])" office:value-type="float" office:value="1">
            <text:p>1</text:p>
          </table:table-cell>
          <table:table-cell table:formula="of:=COUNTIFS(Color;[.D$1];Function1;[.$A13])+COUNTIFS(Color;[.D$1];Function2;[.$A13])+COUNTIFS(Color;[.D$1];Function3;[.$A13])+COUNTIFS(Color;[.D$1];Function4;[.$A13])+COUNTIFS(Color;[.D$1];Function5;[.$A13])" office:value-type="float" office:value="0">
            <text:p>0</text:p>
          </table:table-cell>
          <table:table-cell table:formula="of:=COUNTIFS(Color;[.E$1];Function1;[.$A13])+COUNTIFS(Color;[.E$1];Function2;[.$A13])+COUNTIFS(Color;[.E$1];Function3;[.$A13])+COUNTIFS(Color;[.E$1];Function4;[.$A13])+COUNTIFS(Color;[.E$1];Function5;[.$A13])" office:value-type="float" office:value="0">
            <text:p>0</text:p>
          </table:table-cell>
          <table:table-cell table:formula="of:=COUNTIFS(Color;[.F$1];Function1;[.$A13])+COUNTIFS(Color;[.F$1];Function2;[.$A13])+COUNTIFS(Color;[.F$1];Function3;[.$A13])+COUNTIFS(Color;[.F$1];Function4;[.$A13])+COUNTIFS(Color;[.F$1];Function5;[.$A13])" office:value-type="float" office:value="2">
            <text:p>2</text:p>
          </table:table-cell>
          <table:table-cell table:formula="of:=COUNTIFS(Color;[.G$1];Function1;[.$A13])+COUNTIFS(Color;[.G$1];Function2;[.$A13])+COUNTIFS(Color;[.G$1];Function3;[.$A13])+COUNTIFS(Color;[.G$1];Function4;[.$A13])+COUNTIFS(Color;[.G$1];Function5;[.$A13])" office:value-type="float" office:value="2">
            <text:p>2</text:p>
          </table:table-cell>
          <table:table-cell table:formula="of:=COUNTIFS(Color;[.H$1];Function1;[.$A13])+COUNTIFS(Color;[.H$1];Function2;[.$A13])+COUNTIFS(Color;[.H$1];Function3;[.$A13])+COUNTIFS(Color;[.H$1];Function4;[.$A13])+COUNTIFS(Color;[.H$1];Function5;[.$A13])" office:value-type="float" office:value="0">
            <text:p>0</text:p>
          </table:table-cell>
          <table:table-cell table:formula="of:=COUNTIFS(Color;[.I$1];Function1;[.$A13])+COUNTIFS(Color;[.I$1];Function2;[.$A13])+COUNTIFS(Color;[.I$1];Function3;[.$A13])+COUNTIFS(Color;[.I$1];Function4;[.$A13])+COUNTIFS(Color;[.I$1];Function5;[.$A13])" office:value-type="float" office:value="0">
            <text:p>0</text:p>
          </table:table-cell>
          <table:table-cell table:formula="of:=COUNTIFS(Color;[.J$1];Function1;[.$A13])+COUNTIFS(Color;[.J$1];Function2;[.$A13])+COUNTIFS(Color;[.J$1];Function3;[.$A13])+COUNTIFS(Color;[.J$1];Function4;[.$A13])+COUNTIFS(Color;[.J$1];Function5;[.$A13])" office:value-type="float" office:value="0">
            <text:p>0</text:p>
          </table:table-cell>
          <table:table-cell table:formula="of:=COUNTIFS(Color;[.K$1];Function1;[.$A13])+COUNTIFS(Color;[.K$1];Function2;[.$A13])+COUNTIFS(Color;[.K$1];Function3;[.$A13])+COUNTIFS(Color;[.K$1];Function4;[.$A13])+COUNTIFS(Color;[.K$1];Function5;[.$A13])" office:value-type="float" office:value="0">
            <text:p>0</text:p>
          </table:table-cell>
          <table:table-cell table:formula="of:=COUNTIFS(Color;[.L$1];Function1;[.$A13])+COUNTIFS(Color;[.L$1];Function2;[.$A13])+COUNTIFS(Color;[.L$1];Function3;[.$A13])+COUNTIFS(Color;[.L$1];Function4;[.$A13])+COUNTIFS(Color;[.L$1];Function5;[.$A13])" office:value-type="float" office:value="0">
            <text:p>0</text:p>
          </table:table-cell>
          <table:table-cell table:formula="of:=COUNTIFS(Color;[.M$1];Function1;[.$A13])+COUNTIFS(Color;[.M$1];Function2;[.$A13])+COUNTIFS(Color;[.M$1];Function3;[.$A13])+COUNTIFS(Color;[.M$1];Function4;[.$A13])+COUNTIFS(Color;[.M$1];Function5;[.$A13])" office:value-type="float" office:value="0">
            <text:p>0</text:p>
          </table:table-cell>
          <table:table-cell table:formula="of:=COUNTIFS(Color;[.N$1];Function1;[.$A13])+COUNTIFS(Color;[.N$1];Function2;[.$A13])+COUNTIFS(Color;[.N$1];Function3;[.$A13])+COUNTIFS(Color;[.N$1];Function4;[.$A13])+COUNTIFS(Color;[.N$1];Function5;[.$A13])" office:value-type="float" office:value="0">
            <text:p>0</text:p>
          </table:table-cell>
          <table:table-cell table:formula="of:=COUNTIFS(Color;[.O$1];Function1;[.$A13])+COUNTIFS(Color;[.O$1];Function2;[.$A13])+COUNTIFS(Color;[.O$1];Function3;[.$A13])+COUNTIFS(Color;[.O$1];Function4;[.$A13])+COUNTIFS(Color;[.O$1];Function5;[.$A13])" office:value-type="float" office:value="0">
            <text:p>0</text:p>
          </table:table-cell>
          <table:table-cell table:formula="of:=COUNTIFS(Color;[.P$1];Function1;[.$A13])+COUNTIFS(Color;[.P$1];Function2;[.$A13])+COUNTIFS(Color;[.P$1];Function3;[.$A13])+COUNTIFS(Color;[.P$1];Function4;[.$A13])+COUNTIFS(Color;[.P$1];Function5;[.$A13])" office:value-type="float" office:value="1">
            <text:p>1</text:p>
          </table:table-cell>
          <table:table-cell table:formula="of:=COUNTIFS(Color;[.Q$1];Function1;[.$A13])+COUNTIFS(Color;[.Q$1];Function2;[.$A13])+COUNTIFS(Color;[.Q$1];Function3;[.$A13])+COUNTIFS(Color;[.Q$1];Function4;[.$A13])+COUNTIFS(Color;[.Q$1];Function5;[.$A13])" office:value-type="float" office:value="1">
            <text:p>1</text:p>
          </table:table-cell>
          <table:table-cell table:formula="of:=COUNTIFS(Color;[.R$1];Function1;[.$A13])+COUNTIFS(Color;[.R$1];Function2;[.$A13])+COUNTIFS(Color;[.R$1];Function3;[.$A13])+COUNTIFS(Color;[.R$1];Function4;[.$A13])+COUNTIFS(Color;[.R$1];Function5;[.$A13])" office:value-type="float" office:value="0">
            <text:p>0</text:p>
          </table:table-cell>
          <table:table-cell table:formula="of:=COUNTIFS(Color;[.S$1];Function1;[.$A13])+COUNTIFS(Color;[.S$1];Function2;[.$A13])+COUNTIFS(Color;[.S$1];Function3;[.$A13])+COUNTIFS(Color;[.S$1];Function4;[.$A13])+COUNTIFS(Color;[.S$1];Function5;[.$A13])" office:value-type="float" office:value="0">
            <text:p>0</text:p>
          </table:table-cell>
        </table:table-row>
        <table:table-row table:style-name="ro1">
          <table:table-cell office:value-type="string">
            <text:p>Enchantment Removal</text:p>
          </table:table-cell>
          <table:table-cell table:formula="of:=SUM([.$C14:.$S14])" office:value-type="float" office:value="6">
            <text:p>6</text:p>
          </table:table-cell>
          <table:table-cell table:formula="of:=COUNTIFS(Color;[.C$1];Function1;[.$A14])+COUNTIFS(Color;[.C$1];Function2;[.$A14])+COUNTIFS(Color;[.C$1];Function3;[.$A14])+COUNTIFS(Color;[.C$1];Function4;[.$A14])+COUNTIFS(Color;[.C$1];Function5;[.$A14])" office:value-type="float" office:value="2">
            <text:p>2</text:p>
          </table:table-cell>
          <table:table-cell table:formula="of:=COUNTIFS(Color;[.D$1];Function1;[.$A14])+COUNTIFS(Color;[.D$1];Function2;[.$A14])+COUNTIFS(Color;[.D$1];Function3;[.$A14])+COUNTIFS(Color;[.D$1];Function4;[.$A14])+COUNTIFS(Color;[.D$1];Function5;[.$A14])" office:value-type="float" office:value="0">
            <text:p>0</text:p>
          </table:table-cell>
          <table:table-cell table:formula="of:=COUNTIFS(Color;[.E$1];Function1;[.$A14])+COUNTIFS(Color;[.E$1];Function2;[.$A14])+COUNTIFS(Color;[.E$1];Function3;[.$A14])+COUNTIFS(Color;[.E$1];Function4;[.$A14])+COUNTIFS(Color;[.E$1];Function5;[.$A14])" office:value-type="float" office:value="0">
            <text:p>0</text:p>
          </table:table-cell>
          <table:table-cell table:formula="of:=COUNTIFS(Color;[.F$1];Function1;[.$A14])+COUNTIFS(Color;[.F$1];Function2;[.$A14])+COUNTIFS(Color;[.F$1];Function3;[.$A14])+COUNTIFS(Color;[.F$1];Function4;[.$A14])+COUNTIFS(Color;[.F$1];Function5;[.$A14])" office:value-type="float" office:value="0">
            <text:p>0</text:p>
          </table:table-cell>
          <table:table-cell table:formula="of:=COUNTIFS(Color;[.G$1];Function1;[.$A14])+COUNTIFS(Color;[.G$1];Function2;[.$A14])+COUNTIFS(Color;[.G$1];Function3;[.$A14])+COUNTIFS(Color;[.G$1];Function4;[.$A14])+COUNTIFS(Color;[.G$1];Function5;[.$A14])" office:value-type="float" office:value="2">
            <text:p>2</text:p>
          </table:table-cell>
          <table:table-cell table:formula="of:=COUNTIFS(Color;[.H$1];Function1;[.$A14])+COUNTIFS(Color;[.H$1];Function2;[.$A14])+COUNTIFS(Color;[.H$1];Function3;[.$A14])+COUNTIFS(Color;[.H$1];Function4;[.$A14])+COUNTIFS(Color;[.H$1];Function5;[.$A14])" office:value-type="float" office:value="0">
            <text:p>0</text:p>
          </table:table-cell>
          <table:table-cell table:formula="of:=COUNTIFS(Color;[.I$1];Function1;[.$A14])+COUNTIFS(Color;[.I$1];Function2;[.$A14])+COUNTIFS(Color;[.I$1];Function3;[.$A14])+COUNTIFS(Color;[.I$1];Function4;[.$A14])+COUNTIFS(Color;[.I$1];Function5;[.$A14])" office:value-type="float" office:value="0">
            <text:p>0</text:p>
          </table:table-cell>
          <table:table-cell table:formula="of:=COUNTIFS(Color;[.J$1];Function1;[.$A14])+COUNTIFS(Color;[.J$1];Function2;[.$A14])+COUNTIFS(Color;[.J$1];Function3;[.$A14])+COUNTIFS(Color;[.J$1];Function4;[.$A14])+COUNTIFS(Color;[.J$1];Function5;[.$A14])" office:value-type="float" office:value="0">
            <text:p>0</text:p>
          </table:table-cell>
          <table:table-cell table:formula="of:=COUNTIFS(Color;[.K$1];Function1;[.$A14])+COUNTIFS(Color;[.K$1];Function2;[.$A14])+COUNTIFS(Color;[.K$1];Function3;[.$A14])+COUNTIFS(Color;[.K$1];Function4;[.$A14])+COUNTIFS(Color;[.K$1];Function5;[.$A14])" office:value-type="float" office:value="0">
            <text:p>0</text:p>
          </table:table-cell>
          <table:table-cell table:formula="of:=COUNTIFS(Color;[.L$1];Function1;[.$A14])+COUNTIFS(Color;[.L$1];Function2;[.$A14])+COUNTIFS(Color;[.L$1];Function3;[.$A14])+COUNTIFS(Color;[.L$1];Function4;[.$A14])+COUNTIFS(Color;[.L$1];Function5;[.$A14])" office:value-type="float" office:value="0">
            <text:p>0</text:p>
          </table:table-cell>
          <table:table-cell table:formula="of:=COUNTIFS(Color;[.M$1];Function1;[.$A14])+COUNTIFS(Color;[.M$1];Function2;[.$A14])+COUNTIFS(Color;[.M$1];Function3;[.$A14])+COUNTIFS(Color;[.M$1];Function4;[.$A14])+COUNTIFS(Color;[.M$1];Function5;[.$A14])" office:value-type="float" office:value="0">
            <text:p>0</text:p>
          </table:table-cell>
          <table:table-cell table:formula="of:=COUNTIFS(Color;[.N$1];Function1;[.$A14])+COUNTIFS(Color;[.N$1];Function2;[.$A14])+COUNTIFS(Color;[.N$1];Function3;[.$A14])+COUNTIFS(Color;[.N$1];Function4;[.$A14])+COUNTIFS(Color;[.N$1];Function5;[.$A14])" office:value-type="float" office:value="1">
            <text:p>1</text:p>
          </table:table-cell>
          <table:table-cell table:formula="of:=COUNTIFS(Color;[.O$1];Function1;[.$A14])+COUNTIFS(Color;[.O$1];Function2;[.$A14])+COUNTIFS(Color;[.O$1];Function3;[.$A14])+COUNTIFS(Color;[.O$1];Function4;[.$A14])+COUNTIFS(Color;[.O$1];Function5;[.$A14])" office:value-type="float" office:value="0">
            <text:p>0</text:p>
          </table:table-cell>
          <table:table-cell table:formula="of:=COUNTIFS(Color;[.P$1];Function1;[.$A14])+COUNTIFS(Color;[.P$1];Function2;[.$A14])+COUNTIFS(Color;[.P$1];Function3;[.$A14])+COUNTIFS(Color;[.P$1];Function4;[.$A14])+COUNTIFS(Color;[.P$1];Function5;[.$A14])" office:value-type="float" office:value="0">
            <text:p>0</text:p>
          </table:table-cell>
          <table:table-cell table:formula="of:=COUNTIFS(Color;[.Q$1];Function1;[.$A14])+COUNTIFS(Color;[.Q$1];Function2;[.$A14])+COUNTIFS(Color;[.Q$1];Function3;[.$A14])+COUNTIFS(Color;[.Q$1];Function4;[.$A14])+COUNTIFS(Color;[.Q$1];Function5;[.$A14])" office:value-type="float" office:value="1">
            <text:p>1</text:p>
          </table:table-cell>
          <table:table-cell table:formula="of:=COUNTIFS(Color;[.R$1];Function1;[.$A14])+COUNTIFS(Color;[.R$1];Function2;[.$A14])+COUNTIFS(Color;[.R$1];Function3;[.$A14])+COUNTIFS(Color;[.R$1];Function4;[.$A14])+COUNTIFS(Color;[.R$1];Function5;[.$A14])" office:value-type="float" office:value="0">
            <text:p>0</text:p>
          </table:table-cell>
          <table:table-cell table:formula="of:=COUNTIFS(Color;[.S$1];Function1;[.$A14])+COUNTIFS(Color;[.S$1];Function2;[.$A14])+COUNTIFS(Color;[.S$1];Function3;[.$A14])+COUNTIFS(Color;[.S$1];Function4;[.$A14])+COUNTIFS(Color;[.S$1];Function5;[.$A14])" office:value-type="float" office:value="0">
            <text:p>0</text:p>
          </table:table-cell>
        </table:table-row>
        <table:table-row table:style-name="ro1">
          <table:table-cell office:value-type="string">
            <text:p>Fixing</text:p>
          </table:table-cell>
          <table:table-cell table:formula="of:=SUM([.$C15:.$S15])" office:value-type="float" office:value="13">
            <text:p>13</text:p>
          </table:table-cell>
          <table:table-cell table:formula="of:=COUNTIFS(Color;[.C$1];Function1;[.$A15])+COUNTIFS(Color;[.C$1];Function2;[.$A15])+COUNTIFS(Color;[.C$1];Function3;[.$A15])+COUNTIFS(Color;[.C$1];Function4;[.$A15])+COUNTIFS(Color;[.C$1];Function5;[.$A15])" office:value-type="float" office:value="1">
            <text:p>1</text:p>
          </table:table-cell>
          <table:table-cell table:formula="of:=COUNTIFS(Color;[.D$1];Function1;[.$A15])+COUNTIFS(Color;[.D$1];Function2;[.$A15])+COUNTIFS(Color;[.D$1];Function3;[.$A15])+COUNTIFS(Color;[.D$1];Function4;[.$A15])+COUNTIFS(Color;[.D$1];Function5;[.$A15])" office:value-type="float" office:value="0">
            <text:p>0</text:p>
          </table:table-cell>
          <table:table-cell table:formula="of:=COUNTIFS(Color;[.E$1];Function1;[.$A15])+COUNTIFS(Color;[.E$1];Function2;[.$A15])+COUNTIFS(Color;[.E$1];Function3;[.$A15])+COUNTIFS(Color;[.E$1];Function4;[.$A15])+COUNTIFS(Color;[.E$1];Function5;[.$A15])" office:value-type="float" office:value="0">
            <text:p>0</text:p>
          </table:table-cell>
          <table:table-cell table:formula="of:=COUNTIFS(Color;[.F$1];Function1;[.$A15])+COUNTIFS(Color;[.F$1];Function2;[.$A15])+COUNTIFS(Color;[.F$1];Function3;[.$A15])+COUNTIFS(Color;[.F$1];Function4;[.$A15])+COUNTIFS(Color;[.F$1];Function5;[.$A15])" office:value-type="float" office:value="0">
            <text:p>0</text:p>
          </table:table-cell>
          <table:table-cell table:formula="of:=COUNTIFS(Color;[.G$1];Function1;[.$A15])+COUNTIFS(Color;[.G$1];Function2;[.$A15])+COUNTIFS(Color;[.G$1];Function3;[.$A15])+COUNTIFS(Color;[.G$1];Function4;[.$A15])+COUNTIFS(Color;[.G$1];Function5;[.$A15])" office:value-type="float" office:value="10">
            <text:p>10</text:p>
          </table:table-cell>
          <table:table-cell table:formula="of:=COUNTIFS(Color;[.H$1];Function1;[.$A15])+COUNTIFS(Color;[.H$1];Function2;[.$A15])+COUNTIFS(Color;[.H$1];Function3;[.$A15])+COUNTIFS(Color;[.H$1];Function4;[.$A15])+COUNTIFS(Color;[.H$1];Function5;[.$A15])" office:value-type="float" office:value="2">
            <text:p>2</text:p>
          </table:table-cell>
          <table:table-cell table:formula="of:=COUNTIFS(Color;[.I$1];Function1;[.$A15])+COUNTIFS(Color;[.I$1];Function2;[.$A15])+COUNTIFS(Color;[.I$1];Function3;[.$A15])+COUNTIFS(Color;[.I$1];Function4;[.$A15])+COUNTIFS(Color;[.I$1];Function5;[.$A15])" office:value-type="float" office:value="0">
            <text:p>0</text:p>
          </table:table-cell>
          <table:table-cell table:formula="of:=COUNTIFS(Color;[.J$1];Function1;[.$A15])+COUNTIFS(Color;[.J$1];Function2;[.$A15])+COUNTIFS(Color;[.J$1];Function3;[.$A15])+COUNTIFS(Color;[.J$1];Function4;[.$A15])+COUNTIFS(Color;[.J$1];Function5;[.$A15])" office:value-type="float" office:value="0">
            <text:p>0</text:p>
          </table:table-cell>
          <table:table-cell table:formula="of:=COUNTIFS(Color;[.K$1];Function1;[.$A15])+COUNTIFS(Color;[.K$1];Function2;[.$A15])+COUNTIFS(Color;[.K$1];Function3;[.$A15])+COUNTIFS(Color;[.K$1];Function4;[.$A15])+COUNTIFS(Color;[.K$1];Function5;[.$A15])" office:value-type="float" office:value="0">
            <text:p>0</text:p>
          </table:table-cell>
          <table:table-cell table:formula="of:=COUNTIFS(Color;[.L$1];Function1;[.$A15])+COUNTIFS(Color;[.L$1];Function2;[.$A15])+COUNTIFS(Color;[.L$1];Function3;[.$A15])+COUNTIFS(Color;[.L$1];Function4;[.$A15])+COUNTIFS(Color;[.L$1];Function5;[.$A15])" office:value-type="float" office:value="0">
            <text:p>0</text:p>
          </table:table-cell>
          <table:table-cell table:formula="of:=COUNTIFS(Color;[.M$1];Function1;[.$A15])+COUNTIFS(Color;[.M$1];Function2;[.$A15])+COUNTIFS(Color;[.M$1];Function3;[.$A15])+COUNTIFS(Color;[.M$1];Function4;[.$A15])+COUNTIFS(Color;[.M$1];Function5;[.$A15])" office:value-type="float" office:value="0">
            <text:p>0</text:p>
          </table:table-cell>
          <table:table-cell table:formula="of:=COUNTIFS(Color;[.N$1];Function1;[.$A15])+COUNTIFS(Color;[.N$1];Function2;[.$A15])+COUNTIFS(Color;[.N$1];Function3;[.$A15])+COUNTIFS(Color;[.N$1];Function4;[.$A15])+COUNTIFS(Color;[.N$1];Function5;[.$A15])" office:value-type="float" office:value="0">
            <text:p>0</text:p>
          </table:table-cell>
          <table:table-cell table:formula="of:=COUNTIFS(Color;[.O$1];Function1;[.$A15])+COUNTIFS(Color;[.O$1];Function2;[.$A15])+COUNTIFS(Color;[.O$1];Function3;[.$A15])+COUNTIFS(Color;[.O$1];Function4;[.$A15])+COUNTIFS(Color;[.O$1];Function5;[.$A15])" office:value-type="float" office:value="0">
            <text:p>0</text:p>
          </table:table-cell>
          <table:table-cell table:formula="of:=COUNTIFS(Color;[.P$1];Function1;[.$A15])+COUNTIFS(Color;[.P$1];Function2;[.$A15])+COUNTIFS(Color;[.P$1];Function3;[.$A15])+COUNTIFS(Color;[.P$1];Function4;[.$A15])+COUNTIFS(Color;[.P$1];Function5;[.$A15])" office:value-type="float" office:value="0">
            <text:p>0</text:p>
          </table:table-cell>
          <table:table-cell table:formula="of:=COUNTIFS(Color;[.Q$1];Function1;[.$A15])+COUNTIFS(Color;[.Q$1];Function2;[.$A15])+COUNTIFS(Color;[.Q$1];Function3;[.$A15])+COUNTIFS(Color;[.Q$1];Function4;[.$A15])+COUNTIFS(Color;[.Q$1];Function5;[.$A15])" office:value-type="float" office:value="0">
            <text:p>0</text:p>
          </table:table-cell>
          <table:table-cell table:formula="of:=COUNTIFS(Color;[.R$1];Function1;[.$A15])+COUNTIFS(Color;[.R$1];Function2;[.$A15])+COUNTIFS(Color;[.R$1];Function3;[.$A15])+COUNTIFS(Color;[.R$1];Function4;[.$A15])+COUNTIFS(Color;[.R$1];Function5;[.$A15])" office:value-type="float" office:value="0">
            <text:p>0</text:p>
          </table:table-cell>
          <table:table-cell table:formula="of:=COUNTIFS(Color;[.S$1];Function1;[.$A15])+COUNTIFS(Color;[.S$1];Function2;[.$A15])+COUNTIFS(Color;[.S$1];Function3;[.$A15])+COUNTIFS(Color;[.S$1];Function4;[.$A15])+COUNTIFS(Color;[.S$1];Function5;[.$A15])" office:value-type="float" office:value="0">
            <text:p>0</text:p>
          </table:table-cell>
        </table:table-row>
        <table:table-row table:style-name="ro1">
          <table:table-cell office:value-type="string">
            <text:p>Manland</text:p>
          </table:table-cell>
          <table:table-cell table:formula="of:=SUM([.$C16:.$S16])" office:value-type="float" office:value="5">
            <text:p>5</text:p>
          </table:table-cell>
          <table:table-cell table:formula="of:=COUNTIFS(Color;[.C$1];Function1;[.$A16])+COUNTIFS(Color;[.C$1];Function2;[.$A16])+COUNTIFS(Color;[.C$1];Function3;[.$A16])+COUNTIFS(Color;[.C$1];Function4;[.$A16])+COUNTIFS(Color;[.C$1];Function5;[.$A16])" office:value-type="float" office:value="0">
            <text:p>0</text:p>
          </table:table-cell>
          <table:table-cell table:formula="of:=COUNTIFS(Color;[.D$1];Function1;[.$A16])+COUNTIFS(Color;[.D$1];Function2;[.$A16])+COUNTIFS(Color;[.D$1];Function3;[.$A16])+COUNTIFS(Color;[.D$1];Function4;[.$A16])+COUNTIFS(Color;[.D$1];Function5;[.$A16])" office:value-type="float" office:value="1">
            <text:p>1</text:p>
          </table:table-cell>
          <table:table-cell table:formula="of:=COUNTIFS(Color;[.E$1];Function1;[.$A16])+COUNTIFS(Color;[.E$1];Function2;[.$A16])+COUNTIFS(Color;[.E$1];Function3;[.$A16])+COUNTIFS(Color;[.E$1];Function4;[.$A16])+COUNTIFS(Color;[.E$1];Function5;[.$A16])" office:value-type="float" office:value="0">
            <text:p>0</text:p>
          </table:table-cell>
          <table:table-cell table:formula="of:=COUNTIFS(Color;[.F$1];Function1;[.$A16])+COUNTIFS(Color;[.F$1];Function2;[.$A16])+COUNTIFS(Color;[.F$1];Function3;[.$A16])+COUNTIFS(Color;[.F$1];Function4;[.$A16])+COUNTIFS(Color;[.F$1];Function5;[.$A16])" office:value-type="float" office:value="0">
            <text:p>0</text:p>
          </table:table-cell>
          <table:table-cell table:formula="of:=COUNTIFS(Color;[.G$1];Function1;[.$A16])+COUNTIFS(Color;[.G$1];Function2;[.$A16])+COUNTIFS(Color;[.G$1];Function3;[.$A16])+COUNTIFS(Color;[.G$1];Function4;[.$A16])+COUNTIFS(Color;[.G$1];Function5;[.$A16])" office:value-type="float" office:value="1">
            <text:p>1</text:p>
          </table:table-cell>
          <table:table-cell table:formula="of:=COUNTIFS(Color;[.H$1];Function1;[.$A16])+COUNTIFS(Color;[.H$1];Function2;[.$A16])+COUNTIFS(Color;[.H$1];Function3;[.$A16])+COUNTIFS(Color;[.H$1];Function4;[.$A16])+COUNTIFS(Color;[.H$1];Function5;[.$A16])" office:value-type="float" office:value="3">
            <text:p>3</text:p>
          </table:table-cell>
          <table:table-cell table:formula="of:=COUNTIFS(Color;[.I$1];Function1;[.$A16])+COUNTIFS(Color;[.I$1];Function2;[.$A16])+COUNTIFS(Color;[.I$1];Function3;[.$A16])+COUNTIFS(Color;[.I$1];Function4;[.$A16])+COUNTIFS(Color;[.I$1];Function5;[.$A16])" office:value-type="float" office:value="0">
            <text:p>0</text:p>
          </table:table-cell>
          <table:table-cell table:formula="of:=COUNTIFS(Color;[.J$1];Function1;[.$A16])+COUNTIFS(Color;[.J$1];Function2;[.$A16])+COUNTIFS(Color;[.J$1];Function3;[.$A16])+COUNTIFS(Color;[.J$1];Function4;[.$A16])+COUNTIFS(Color;[.J$1];Function5;[.$A16])" office:value-type="float" office:value="0">
            <text:p>0</text:p>
          </table:table-cell>
          <table:table-cell table:formula="of:=COUNTIFS(Color;[.K$1];Function1;[.$A16])+COUNTIFS(Color;[.K$1];Function2;[.$A16])+COUNTIFS(Color;[.K$1];Function3;[.$A16])+COUNTIFS(Color;[.K$1];Function4;[.$A16])+COUNTIFS(Color;[.K$1];Function5;[.$A16])" office:value-type="float" office:value="0">
            <text:p>0</text:p>
          </table:table-cell>
          <table:table-cell table:formula="of:=COUNTIFS(Color;[.L$1];Function1;[.$A16])+COUNTIFS(Color;[.L$1];Function2;[.$A16])+COUNTIFS(Color;[.L$1];Function3;[.$A16])+COUNTIFS(Color;[.L$1];Function4;[.$A16])+COUNTIFS(Color;[.L$1];Function5;[.$A16])" office:value-type="float" office:value="0">
            <text:p>0</text:p>
          </table:table-cell>
          <table:table-cell table:formula="of:=COUNTIFS(Color;[.M$1];Function1;[.$A16])+COUNTIFS(Color;[.M$1];Function2;[.$A16])+COUNTIFS(Color;[.M$1];Function3;[.$A16])+COUNTIFS(Color;[.M$1];Function4;[.$A16])+COUNTIFS(Color;[.M$1];Function5;[.$A16])" office:value-type="float" office:value="0">
            <text:p>0</text:p>
          </table:table-cell>
          <table:table-cell table:formula="of:=COUNTIFS(Color;[.N$1];Function1;[.$A16])+COUNTIFS(Color;[.N$1];Function2;[.$A16])+COUNTIFS(Color;[.N$1];Function3;[.$A16])+COUNTIFS(Color;[.N$1];Function4;[.$A16])+COUNTIFS(Color;[.N$1];Function5;[.$A16])" office:value-type="float" office:value="0">
            <text:p>0</text:p>
          </table:table-cell>
          <table:table-cell table:formula="of:=COUNTIFS(Color;[.O$1];Function1;[.$A16])+COUNTIFS(Color;[.O$1];Function2;[.$A16])+COUNTIFS(Color;[.O$1];Function3;[.$A16])+COUNTIFS(Color;[.O$1];Function4;[.$A16])+COUNTIFS(Color;[.O$1];Function5;[.$A16])" office:value-type="float" office:value="0">
            <text:p>0</text:p>
          </table:table-cell>
          <table:table-cell table:formula="of:=COUNTIFS(Color;[.P$1];Function1;[.$A16])+COUNTIFS(Color;[.P$1];Function2;[.$A16])+COUNTIFS(Color;[.P$1];Function3;[.$A16])+COUNTIFS(Color;[.P$1];Function4;[.$A16])+COUNTIFS(Color;[.P$1];Function5;[.$A16])" office:value-type="float" office:value="0">
            <text:p>0</text:p>
          </table:table-cell>
          <table:table-cell table:formula="of:=COUNTIFS(Color;[.Q$1];Function1;[.$A16])+COUNTIFS(Color;[.Q$1];Function2;[.$A16])+COUNTIFS(Color;[.Q$1];Function3;[.$A16])+COUNTIFS(Color;[.Q$1];Function4;[.$A16])+COUNTIFS(Color;[.Q$1];Function5;[.$A16])" office:value-type="float" office:value="0">
            <text:p>0</text:p>
          </table:table-cell>
          <table:table-cell table:formula="of:=COUNTIFS(Color;[.R$1];Function1;[.$A16])+COUNTIFS(Color;[.R$1];Function2;[.$A16])+COUNTIFS(Color;[.R$1];Function3;[.$A16])+COUNTIFS(Color;[.R$1];Function4;[.$A16])+COUNTIFS(Color;[.R$1];Function5;[.$A16])" office:value-type="float" office:value="0">
            <text:p>0</text:p>
          </table:table-cell>
          <table:table-cell table:formula="of:=COUNTIFS(Color;[.S$1];Function1;[.$A16])+COUNTIFS(Color;[.S$1];Function2;[.$A16])+COUNTIFS(Color;[.S$1];Function3;[.$A16])+COUNTIFS(Color;[.S$1];Function4;[.$A16])+COUNTIFS(Color;[.S$1];Function5;[.$A16])" office:value-type="float" office:value="0">
            <text:p>0</text:p>
          </table:table-cell>
        </table:table-row>
        <table:table-row table:style-name="ro1">
          <table:table-cell office:value-type="string">
            <text:p>Cascade</text:p>
          </table:table-cell>
          <table:table-cell table:formula="of:=SUM([.$C17:.$S17])" office:value-type="float" office:value="5">
            <text:p>5</text:p>
          </table:table-cell>
          <table:table-cell table:formula="of:=COUNTIFS(Color;[.C$1];Function1;[.$A17])+COUNTIFS(Color;[.C$1];Function2;[.$A17])+COUNTIFS(Color;[.C$1];Function3;[.$A17])+COUNTIFS(Color;[.C$1];Function4;[.$A17])+COUNTIFS(Color;[.C$1];Function5;[.$A17])" office:value-type="float" office:value="0">
            <text:p>0</text:p>
          </table:table-cell>
          <table:table-cell table:formula="of:=COUNTIFS(Color;[.D$1];Function1;[.$A17])+COUNTIFS(Color;[.D$1];Function2;[.$A17])+COUNTIFS(Color;[.D$1];Function3;[.$A17])+COUNTIFS(Color;[.D$1];Function4;[.$A17])+COUNTIFS(Color;[.D$1];Function5;[.$A17])" office:value-type="float" office:value="0">
            <text:p>0</text:p>
          </table:table-cell>
          <table:table-cell table:formula="of:=COUNTIFS(Color;[.E$1];Function1;[.$A17])+COUNTIFS(Color;[.E$1];Function2;[.$A17])+COUNTIFS(Color;[.E$1];Function3;[.$A17])+COUNTIFS(Color;[.E$1];Function4;[.$A17])+COUNTIFS(Color;[.E$1];Function5;[.$A17])" office:value-type="float" office:value="0">
            <text:p>0</text:p>
          </table:table-cell>
          <table:table-cell table:formula="of:=COUNTIFS(Color;[.F$1];Function1;[.$A17])+COUNTIFS(Color;[.F$1];Function2;[.$A17])+COUNTIFS(Color;[.F$1];Function3;[.$A17])+COUNTIFS(Color;[.F$1];Function4;[.$A17])+COUNTIFS(Color;[.F$1];Function5;[.$A17])" office:value-type="float" office:value="0">
            <text:p>0</text:p>
          </table:table-cell>
          <table:table-cell table:formula="of:=COUNTIFS(Color;[.G$1];Function1;[.$A17])+COUNTIFS(Color;[.G$1];Function2;[.$A17])+COUNTIFS(Color;[.G$1];Function3;[.$A17])+COUNTIFS(Color;[.G$1];Function4;[.$A17])+COUNTIFS(Color;[.G$1];Function5;[.$A17])" office:value-type="float" office:value="0">
            <text:p>0</text:p>
          </table:table-cell>
          <table:table-cell table:formula="of:=COUNTIFS(Color;[.H$1];Function1;[.$A17])+COUNTIFS(Color;[.H$1];Function2;[.$A17])+COUNTIFS(Color;[.H$1];Function3;[.$A17])+COUNTIFS(Color;[.H$1];Function4;[.$A17])+COUNTIFS(Color;[.H$1];Function5;[.$A17])" office:value-type="float" office:value="1">
            <text:p>1</text:p>
          </table:table-cell>
          <table:table-cell table:formula="of:=COUNTIFS(Color;[.I$1];Function1;[.$A17])+COUNTIFS(Color;[.I$1];Function2;[.$A17])+COUNTIFS(Color;[.I$1];Function3;[.$A17])+COUNTIFS(Color;[.I$1];Function4;[.$A17])+COUNTIFS(Color;[.I$1];Function5;[.$A17])" office:value-type="float" office:value="0">
            <text:p>0</text:p>
          </table:table-cell>
          <table:table-cell table:formula="of:=COUNTIFS(Color;[.J$1];Function1;[.$A17])+COUNTIFS(Color;[.J$1];Function2;[.$A17])+COUNTIFS(Color;[.J$1];Function3;[.$A17])+COUNTIFS(Color;[.J$1];Function4;[.$A17])+COUNTIFS(Color;[.J$1];Function5;[.$A17])" office:value-type="float" office:value="0">
            <text:p>0</text:p>
          </table:table-cell>
          <table:table-cell table:formula="of:=COUNTIFS(Color;[.K$1];Function1;[.$A17])+COUNTIFS(Color;[.K$1];Function2;[.$A17])+COUNTIFS(Color;[.K$1];Function3;[.$A17])+COUNTIFS(Color;[.K$1];Function4;[.$A17])+COUNTIFS(Color;[.K$1];Function5;[.$A17])" office:value-type="float" office:value="1">
            <text:p>1</text:p>
          </table:table-cell>
          <table:table-cell table:formula="of:=COUNTIFS(Color;[.L$1];Function1;[.$A17])+COUNTIFS(Color;[.L$1];Function2;[.$A17])+COUNTIFS(Color;[.L$1];Function3;[.$A17])+COUNTIFS(Color;[.L$1];Function4;[.$A17])+COUNTIFS(Color;[.L$1];Function5;[.$A17])" office:value-type="float" office:value="1">
            <text:p>1</text:p>
          </table:table-cell>
          <table:table-cell table:formula="of:=COUNTIFS(Color;[.M$1];Function1;[.$A17])+COUNTIFS(Color;[.M$1];Function2;[.$A17])+COUNTIFS(Color;[.M$1];Function3;[.$A17])+COUNTIFS(Color;[.M$1];Function4;[.$A17])+COUNTIFS(Color;[.M$1];Function5;[.$A17])" office:value-type="float" office:value="1">
            <text:p>1</text:p>
          </table:table-cell>
          <table:table-cell table:formula="of:=COUNTIFS(Color;[.N$1];Function1;[.$A17])+COUNTIFS(Color;[.N$1];Function2;[.$A17])+COUNTIFS(Color;[.N$1];Function3;[.$A17])+COUNTIFS(Color;[.N$1];Function4;[.$A17])+COUNTIFS(Color;[.N$1];Function5;[.$A17])" office:value-type="float" office:value="0">
            <text:p>0</text:p>
          </table:table-cell>
          <table:table-cell table:formula="of:=COUNTIFS(Color;[.O$1];Function1;[.$A17])+COUNTIFS(Color;[.O$1];Function2;[.$A17])+COUNTIFS(Color;[.O$1];Function3;[.$A17])+COUNTIFS(Color;[.O$1];Function4;[.$A17])+COUNTIFS(Color;[.O$1];Function5;[.$A17])" office:value-type="float" office:value="0">
            <text:p>0</text:p>
          </table:table-cell>
          <table:table-cell table:formula="of:=COUNTIFS(Color;[.P$1];Function1;[.$A17])+COUNTIFS(Color;[.P$1];Function2;[.$A17])+COUNTIFS(Color;[.P$1];Function3;[.$A17])+COUNTIFS(Color;[.P$1];Function4;[.$A17])+COUNTIFS(Color;[.P$1];Function5;[.$A17])" office:value-type="float" office:value="0">
            <text:p>0</text:p>
          </table:table-cell>
          <table:table-cell table:formula="of:=COUNTIFS(Color;[.Q$1];Function1;[.$A17])+COUNTIFS(Color;[.Q$1];Function2;[.$A17])+COUNTIFS(Color;[.Q$1];Function3;[.$A17])+COUNTIFS(Color;[.Q$1];Function4;[.$A17])+COUNTIFS(Color;[.Q$1];Function5;[.$A17])" office:value-type="float" office:value="1">
            <text:p>1</text:p>
          </table:table-cell>
          <table:table-cell table:formula="of:=COUNTIFS(Color;[.R$1];Function1;[.$A17])+COUNTIFS(Color;[.R$1];Function2;[.$A17])+COUNTIFS(Color;[.R$1];Function3;[.$A17])+COUNTIFS(Color;[.R$1];Function4;[.$A17])+COUNTIFS(Color;[.R$1];Function5;[.$A17])" office:value-type="float" office:value="0">
            <text:p>0</text:p>
          </table:table-cell>
          <table:table-cell table:formula="of:=COUNTIFS(Color;[.S$1];Function1;[.$A17])+COUNTIFS(Color;[.S$1];Function2;[.$A17])+COUNTIFS(Color;[.S$1];Function3;[.$A17])+COUNTIFS(Color;[.S$1];Function4;[.$A17])+COUNTIFS(Color;[.S$1];Function5;[.$A17])" office:value-type="float" office:value="0">
            <text:p>0</text:p>
          </table:table-cell>
        </table:table-row>
        <table:table-row table:style-name="ro1">
          <table:table-cell office:value-type="string">
            <text:p>Draw</text:p>
          </table:table-cell>
          <table:table-cell table:formula="of:=SUM([.$C18:.$S18])" office:value-type="float" office:value="47">
            <text:p>47</text:p>
          </table:table-cell>
          <table:table-cell table:formula="of:=COUNTIFS(Color;[.C$1];Function1;[.$A18])+COUNTIFS(Color;[.C$1];Function2;[.$A18])+COUNTIFS(Color;[.C$1];Function3;[.$A18])+COUNTIFS(Color;[.C$1];Function4;[.$A18])+COUNTIFS(Color;[.C$1];Function5;[.$A18])" office:value-type="float" office:value="3">
            <text:p>3</text:p>
          </table:table-cell>
          <table:table-cell table:formula="of:=COUNTIFS(Color;[.D$1];Function1;[.$A18])+COUNTIFS(Color;[.D$1];Function2;[.$A18])+COUNTIFS(Color;[.D$1];Function3;[.$A18])+COUNTIFS(Color;[.D$1];Function4;[.$A18])+COUNTIFS(Color;[.D$1];Function5;[.$A18])" office:value-type="float" office:value="21">
            <text:p>21</text:p>
          </table:table-cell>
          <table:table-cell table:formula="of:=COUNTIFS(Color;[.E$1];Function1;[.$A18])+COUNTIFS(Color;[.E$1];Function2;[.$A18])+COUNTIFS(Color;[.E$1];Function3;[.$A18])+COUNTIFS(Color;[.E$1];Function4;[.$A18])+COUNTIFS(Color;[.E$1];Function5;[.$A18])" office:value-type="float" office:value="6">
            <text:p>6</text:p>
          </table:table-cell>
          <table:table-cell table:formula="of:=COUNTIFS(Color;[.F$1];Function1;[.$A18])+COUNTIFS(Color;[.F$1];Function2;[.$A18])+COUNTIFS(Color;[.F$1];Function3;[.$A18])+COUNTIFS(Color;[.F$1];Function4;[.$A18])+COUNTIFS(Color;[.F$1];Function5;[.$A18])" office:value-type="float" office:value="0">
            <text:p>0</text:p>
          </table:table-cell>
          <table:table-cell table:formula="of:=COUNTIFS(Color;[.G$1];Function1;[.$A18])+COUNTIFS(Color;[.G$1];Function2;[.$A18])+COUNTIFS(Color;[.G$1];Function3;[.$A18])+COUNTIFS(Color;[.G$1];Function4;[.$A18])+COUNTIFS(Color;[.G$1];Function5;[.$A18])" office:value-type="float" office:value="6">
            <text:p>6</text:p>
          </table:table-cell>
          <table:table-cell table:formula="of:=COUNTIFS(Color;[.H$1];Function1;[.$A18])+COUNTIFS(Color;[.H$1];Function2;[.$A18])+COUNTIFS(Color;[.H$1];Function3;[.$A18])+COUNTIFS(Color;[.H$1];Function4;[.$A18])+COUNTIFS(Color;[.H$1];Function5;[.$A18])" office:value-type="float" office:value="5">
            <text:p>5</text:p>
          </table:table-cell>
          <table:table-cell table:formula="of:=COUNTIFS(Color;[.I$1];Function1;[.$A18])+COUNTIFS(Color;[.I$1];Function2;[.$A18])+COUNTIFS(Color;[.I$1];Function3;[.$A18])+COUNTIFS(Color;[.I$1];Function4;[.$A18])+COUNTIFS(Color;[.I$1];Function5;[.$A18])" office:value-type="float" office:value="1">
            <text:p>1</text:p>
          </table:table-cell>
          <table:table-cell table:formula="of:=COUNTIFS(Color;[.J$1];Function1;[.$A18])+COUNTIFS(Color;[.J$1];Function2;[.$A18])+COUNTIFS(Color;[.J$1];Function3;[.$A18])+COUNTIFS(Color;[.J$1];Function4;[.$A18])+COUNTIFS(Color;[.J$1];Function5;[.$A18])" office:value-type="float" office:value="2">
            <text:p>2</text:p>
          </table:table-cell>
          <table:table-cell table:formula="of:=COUNTIFS(Color;[.K$1];Function1;[.$A18])+COUNTIFS(Color;[.K$1];Function2;[.$A18])+COUNTIFS(Color;[.K$1];Function3;[.$A18])+COUNTIFS(Color;[.K$1];Function4;[.$A18])+COUNTIFS(Color;[.K$1];Function5;[.$A18])" office:value-type="float" office:value="0">
            <text:p>0</text:p>
          </table:table-cell>
          <table:table-cell table:formula="of:=COUNTIFS(Color;[.L$1];Function1;[.$A18])+COUNTIFS(Color;[.L$1];Function2;[.$A18])+COUNTIFS(Color;[.L$1];Function3;[.$A18])+COUNTIFS(Color;[.L$1];Function4;[.$A18])+COUNTIFS(Color;[.L$1];Function5;[.$A18])" office:value-type="float" office:value="0">
            <text:p>0</text:p>
          </table:table-cell>
          <table:table-cell table:formula="of:=COUNTIFS(Color;[.M$1];Function1;[.$A18])+COUNTIFS(Color;[.M$1];Function2;[.$A18])+COUNTIFS(Color;[.M$1];Function3;[.$A18])+COUNTIFS(Color;[.M$1];Function4;[.$A18])+COUNTIFS(Color;[.M$1];Function5;[.$A18])" office:value-type="float" office:value="0">
            <text:p>0</text:p>
          </table:table-cell>
          <table:table-cell table:formula="of:=COUNTIFS(Color;[.N$1];Function1;[.$A18])+COUNTIFS(Color;[.N$1];Function2;[.$A18])+COUNTIFS(Color;[.N$1];Function3;[.$A18])+COUNTIFS(Color;[.N$1];Function4;[.$A18])+COUNTIFS(Color;[.N$1];Function5;[.$A18])" office:value-type="float" office:value="0">
            <text:p>0</text:p>
          </table:table-cell>
          <table:table-cell table:formula="of:=COUNTIFS(Color;[.O$1];Function1;[.$A18])+COUNTIFS(Color;[.O$1];Function2;[.$A18])+COUNTIFS(Color;[.O$1];Function3;[.$A18])+COUNTIFS(Color;[.O$1];Function4;[.$A18])+COUNTIFS(Color;[.O$1];Function5;[.$A18])" office:value-type="float" office:value="1">
            <text:p>1</text:p>
          </table:table-cell>
          <table:table-cell table:formula="of:=COUNTIFS(Color;[.P$1];Function1;[.$A18])+COUNTIFS(Color;[.P$1];Function2;[.$A18])+COUNTIFS(Color;[.P$1];Function3;[.$A18])+COUNTIFS(Color;[.P$1];Function4;[.$A18])+COUNTIFS(Color;[.P$1];Function5;[.$A18])" office:value-type="float" office:value="0">
            <text:p>0</text:p>
          </table:table-cell>
          <table:table-cell table:formula="of:=COUNTIFS(Color;[.Q$1];Function1;[.$A18])+COUNTIFS(Color;[.Q$1];Function2;[.$A18])+COUNTIFS(Color;[.Q$1];Function3;[.$A18])+COUNTIFS(Color;[.Q$1];Function4;[.$A18])+COUNTIFS(Color;[.Q$1];Function5;[.$A18])" office:value-type="float" office:value="2">
            <text:p>2</text:p>
          </table:table-cell>
          <table:table-cell table:formula="of:=COUNTIFS(Color;[.R$1];Function1;[.$A18])+COUNTIFS(Color;[.R$1];Function2;[.$A18])+COUNTIFS(Color;[.R$1];Function3;[.$A18])+COUNTIFS(Color;[.R$1];Function4;[.$A18])+COUNTIFS(Color;[.R$1];Function5;[.$A18])" office:value-type="float" office:value="0">
            <text:p>0</text:p>
          </table:table-cell>
          <table:table-cell table:formula="of:=COUNTIFS(Color;[.S$1];Function1;[.$A18])+COUNTIFS(Color;[.S$1];Function2;[.$A18])+COUNTIFS(Color;[.S$1];Function3;[.$A18])+COUNTIFS(Color;[.S$1];Function4;[.$A18])+COUNTIFS(Color;[.S$1];Function5;[.$A18])" office:value-type="float" office:value="0">
            <text:p>0</text:p>
          </table:table-cell>
        </table:table-row>
        <table:table-row table:style-name="ro1">
          <table:table-cell office:value-type="string">
            <text:p>Boardclear</text:p>
          </table:table-cell>
          <table:table-cell table:formula="of:=SUM([.$C19:.$S19])" office:value-type="float" office:value="9">
            <text:p>9</text:p>
          </table:table-cell>
          <table:table-cell table:formula="of:=COUNTIFS(Color;[.C$1];Function1;[.$A19])+COUNTIFS(Color;[.C$1];Function2;[.$A19])+COUNTIFS(Color;[.C$1];Function3;[.$A19])+COUNTIFS(Color;[.C$1];Function4;[.$A19])+COUNTIFS(Color;[.C$1];Function5;[.$A19])" office:value-type="float" office:value="0">
            <text:p>0</text:p>
          </table:table-cell>
          <table:table-cell table:formula="of:=COUNTIFS(Color;[.D$1];Function1;[.$A19])+COUNTIFS(Color;[.D$1];Function2;[.$A19])+COUNTIFS(Color;[.D$1];Function3;[.$A19])+COUNTIFS(Color;[.D$1];Function4;[.$A19])+COUNTIFS(Color;[.D$1];Function5;[.$A19])" office:value-type="float" office:value="0">
            <text:p>0</text:p>
          </table:table-cell>
          <table:table-cell table:formula="of:=COUNTIFS(Color;[.E$1];Function1;[.$A19])+COUNTIFS(Color;[.E$1];Function2;[.$A19])+COUNTIFS(Color;[.E$1];Function3;[.$A19])+COUNTIFS(Color;[.E$1];Function4;[.$A19])+COUNTIFS(Color;[.E$1];Function5;[.$A19])" office:value-type="float" office:value="5">
            <text:p>5</text:p>
          </table:table-cell>
          <table:table-cell table:formula="of:=COUNTIFS(Color;[.F$1];Function1;[.$A19])+COUNTIFS(Color;[.F$1];Function2;[.$A19])+COUNTIFS(Color;[.F$1];Function3;[.$A19])+COUNTIFS(Color;[.F$1];Function4;[.$A19])+COUNTIFS(Color;[.F$1];Function5;[.$A19])" office:value-type="float" office:value="3">
            <text:p>3</text:p>
          </table:table-cell>
          <table:table-cell table:formula="of:=COUNTIFS(Color;[.G$1];Function1;[.$A19])+COUNTIFS(Color;[.G$1];Function2;[.$A19])+COUNTIFS(Color;[.G$1];Function3;[.$A19])+COUNTIFS(Color;[.G$1];Function4;[.$A19])+COUNTIFS(Color;[.G$1];Function5;[.$A19])" office:value-type="float" office:value="0">
            <text:p>0</text:p>
          </table:table-cell>
          <table:table-cell table:formula="of:=COUNTIFS(Color;[.H$1];Function1;[.$A19])+COUNTIFS(Color;[.H$1];Function2;[.$A19])+COUNTIFS(Color;[.H$1];Function3;[.$A19])+COUNTIFS(Color;[.H$1];Function4;[.$A19])+COUNTIFS(Color;[.H$1];Function5;[.$A19])" office:value-type="float" office:value="0">
            <text:p>0</text:p>
          </table:table-cell>
          <table:table-cell table:formula="of:=COUNTIFS(Color;[.I$1];Function1;[.$A19])+COUNTIFS(Color;[.I$1];Function2;[.$A19])+COUNTIFS(Color;[.I$1];Function3;[.$A19])+COUNTIFS(Color;[.I$1];Function4;[.$A19])+COUNTIFS(Color;[.I$1];Function5;[.$A19])" office:value-type="float" office:value="0">
            <text:p>0</text:p>
          </table:table-cell>
          <table:table-cell table:formula="of:=COUNTIFS(Color;[.J$1];Function1;[.$A19])+COUNTIFS(Color;[.J$1];Function2;[.$A19])+COUNTIFS(Color;[.J$1];Function3;[.$A19])+COUNTIFS(Color;[.J$1];Function4;[.$A19])+COUNTIFS(Color;[.J$1];Function5;[.$A19])" office:value-type="float" office:value="0">
            <text:p>0</text:p>
          </table:table-cell>
          <table:table-cell table:formula="of:=COUNTIFS(Color;[.K$1];Function1;[.$A19])+COUNTIFS(Color;[.K$1];Function2;[.$A19])+COUNTIFS(Color;[.K$1];Function3;[.$A19])+COUNTIFS(Color;[.K$1];Function4;[.$A19])+COUNTIFS(Color;[.K$1];Function5;[.$A19])" office:value-type="float" office:value="0">
            <text:p>0</text:p>
          </table:table-cell>
          <table:table-cell table:formula="of:=COUNTIFS(Color;[.L$1];Function1;[.$A19])+COUNTIFS(Color;[.L$1];Function2;[.$A19])+COUNTIFS(Color;[.L$1];Function3;[.$A19])+COUNTIFS(Color;[.L$1];Function4;[.$A19])+COUNTIFS(Color;[.L$1];Function5;[.$A19])" office:value-type="float" office:value="1">
            <text:p>1</text:p>
          </table:table-cell>
          <table:table-cell table:formula="of:=COUNTIFS(Color;[.M$1];Function1;[.$A19])+COUNTIFS(Color;[.M$1];Function2;[.$A19])+COUNTIFS(Color;[.M$1];Function3;[.$A19])+COUNTIFS(Color;[.M$1];Function4;[.$A19])+COUNTIFS(Color;[.M$1];Function5;[.$A19])" office:value-type="float" office:value="0">
            <text:p>0</text:p>
          </table:table-cell>
          <table:table-cell table:formula="of:=COUNTIFS(Color;[.N$1];Function1;[.$A19])+COUNTIFS(Color;[.N$1];Function2;[.$A19])+COUNTIFS(Color;[.N$1];Function3;[.$A19])+COUNTIFS(Color;[.N$1];Function4;[.$A19])+COUNTIFS(Color;[.N$1];Function5;[.$A19])" office:value-type="float" office:value="0">
            <text:p>0</text:p>
          </table:table-cell>
          <table:table-cell table:formula="of:=COUNTIFS(Color;[.O$1];Function1;[.$A19])+COUNTIFS(Color;[.O$1];Function2;[.$A19])+COUNTIFS(Color;[.O$1];Function3;[.$A19])+COUNTIFS(Color;[.O$1];Function4;[.$A19])+COUNTIFS(Color;[.O$1];Function5;[.$A19])" office:value-type="float" office:value="0">
            <text:p>0</text:p>
          </table:table-cell>
          <table:table-cell table:formula="of:=COUNTIFS(Color;[.P$1];Function1;[.$A19])+COUNTIFS(Color;[.P$1];Function2;[.$A19])+COUNTIFS(Color;[.P$1];Function3;[.$A19])+COUNTIFS(Color;[.P$1];Function4;[.$A19])+COUNTIFS(Color;[.P$1];Function5;[.$A19])" office:value-type="float" office:value="0">
            <text:p>0</text:p>
          </table:table-cell>
          <table:table-cell table:formula="of:=COUNTIFS(Color;[.Q$1];Function1;[.$A19])+COUNTIFS(Color;[.Q$1];Function2;[.$A19])+COUNTIFS(Color;[.Q$1];Function3;[.$A19])+COUNTIFS(Color;[.Q$1];Function4;[.$A19])+COUNTIFS(Color;[.Q$1];Function5;[.$A19])" office:value-type="float" office:value="0">
            <text:p>0</text:p>
          </table:table-cell>
          <table:table-cell table:formula="of:=COUNTIFS(Color;[.R$1];Function1;[.$A19])+COUNTIFS(Color;[.R$1];Function2;[.$A19])+COUNTIFS(Color;[.R$1];Function3;[.$A19])+COUNTIFS(Color;[.R$1];Function4;[.$A19])+COUNTIFS(Color;[.R$1];Function5;[.$A19])" office:value-type="float" office:value="0">
            <text:p>0</text:p>
          </table:table-cell>
          <table:table-cell table:formula="of:=COUNTIFS(Color;[.S$1];Function1;[.$A19])+COUNTIFS(Color;[.S$1];Function2;[.$A19])+COUNTIFS(Color;[.S$1];Function3;[.$A19])+COUNTIFS(Color;[.S$1];Function4;[.$A19])+COUNTIFS(Color;[.S$1];Function5;[.$A19])" office:value-type="float" office:value="0">
            <text:p>0</text:p>
          </table:table-cell>
        </table:table-row>
        <table:table-row table:style-name="ro1">
          <table:table-cell office:value-type="string">
            <text:p>Lifelink</text:p>
          </table:table-cell>
          <table:table-cell table:formula="of:=SUM([.$C20:.$S20])" office:value-type="float" office:value="1">
            <text:p>1</text:p>
          </table:table-cell>
          <table:table-cell table:formula="of:=COUNTIFS(Color;[.C$1];Function1;[.$A20])+COUNTIFS(Color;[.C$1];Function2;[.$A20])+COUNTIFS(Color;[.C$1];Function3;[.$A20])+COUNTIFS(Color;[.C$1];Function4;[.$A20])+COUNTIFS(Color;[.C$1];Function5;[.$A20])" office:value-type="float" office:value="1">
            <text:p>1</text:p>
          </table:table-cell>
          <table:table-cell table:formula="of:=COUNTIFS(Color;[.D$1];Function1;[.$A20])+COUNTIFS(Color;[.D$1];Function2;[.$A20])+COUNTIFS(Color;[.D$1];Function3;[.$A20])+COUNTIFS(Color;[.D$1];Function4;[.$A20])+COUNTIFS(Color;[.D$1];Function5;[.$A20])" office:value-type="float" office:value="0">
            <text:p>0</text:p>
          </table:table-cell>
          <table:table-cell table:formula="of:=COUNTIFS(Color;[.E$1];Function1;[.$A20])+COUNTIFS(Color;[.E$1];Function2;[.$A20])+COUNTIFS(Color;[.E$1];Function3;[.$A20])+COUNTIFS(Color;[.E$1];Function4;[.$A20])+COUNTIFS(Color;[.E$1];Function5;[.$A20])" office:value-type="float" office:value="0">
            <text:p>0</text:p>
          </table:table-cell>
          <table:table-cell table:formula="of:=COUNTIFS(Color;[.F$1];Function1;[.$A20])+COUNTIFS(Color;[.F$1];Function2;[.$A20])+COUNTIFS(Color;[.F$1];Function3;[.$A20])+COUNTIFS(Color;[.F$1];Function4;[.$A20])+COUNTIFS(Color;[.F$1];Function5;[.$A20])" office:value-type="float" office:value="0">
            <text:p>0</text:p>
          </table:table-cell>
          <table:table-cell table:formula="of:=COUNTIFS(Color;[.G$1];Function1;[.$A20])+COUNTIFS(Color;[.G$1];Function2;[.$A20])+COUNTIFS(Color;[.G$1];Function3;[.$A20])+COUNTIFS(Color;[.G$1];Function4;[.$A20])+COUNTIFS(Color;[.G$1];Function5;[.$A20])" office:value-type="float" office:value="0">
            <text:p>0</text:p>
          </table:table-cell>
          <table:table-cell table:formula="of:=COUNTIFS(Color;[.H$1];Function1;[.$A20])+COUNTIFS(Color;[.H$1];Function2;[.$A20])+COUNTIFS(Color;[.H$1];Function3;[.$A20])+COUNTIFS(Color;[.H$1];Function4;[.$A20])+COUNTIFS(Color;[.H$1];Function5;[.$A20])" office:value-type="float" office:value="0">
            <text:p>0</text:p>
          </table:table-cell>
          <table:table-cell table:formula="of:=COUNTIFS(Color;[.I$1];Function1;[.$A20])+COUNTIFS(Color;[.I$1];Function2;[.$A20])+COUNTIFS(Color;[.I$1];Function3;[.$A20])+COUNTIFS(Color;[.I$1];Function4;[.$A20])+COUNTIFS(Color;[.I$1];Function5;[.$A20])" office:value-type="float" office:value="0">
            <text:p>0</text:p>
          </table:table-cell>
          <table:table-cell table:formula="of:=COUNTIFS(Color;[.J$1];Function1;[.$A20])+COUNTIFS(Color;[.J$1];Function2;[.$A20])+COUNTIFS(Color;[.J$1];Function3;[.$A20])+COUNTIFS(Color;[.J$1];Function4;[.$A20])+COUNTIFS(Color;[.J$1];Function5;[.$A20])" office:value-type="float" office:value="0">
            <text:p>0</text:p>
          </table:table-cell>
          <table:table-cell table:formula="of:=COUNTIFS(Color;[.K$1];Function1;[.$A20])+COUNTIFS(Color;[.K$1];Function2;[.$A20])+COUNTIFS(Color;[.K$1];Function3;[.$A20])+COUNTIFS(Color;[.K$1];Function4;[.$A20])+COUNTIFS(Color;[.K$1];Function5;[.$A20])" office:value-type="float" office:value="0">
            <text:p>0</text:p>
          </table:table-cell>
          <table:table-cell table:formula="of:=COUNTIFS(Color;[.L$1];Function1;[.$A20])+COUNTIFS(Color;[.L$1];Function2;[.$A20])+COUNTIFS(Color;[.L$1];Function3;[.$A20])+COUNTIFS(Color;[.L$1];Function4;[.$A20])+COUNTIFS(Color;[.L$1];Function5;[.$A20])" office:value-type="float" office:value="0">
            <text:p>0</text:p>
          </table:table-cell>
          <table:table-cell table:formula="of:=COUNTIFS(Color;[.M$1];Function1;[.$A20])+COUNTIFS(Color;[.M$1];Function2;[.$A20])+COUNTIFS(Color;[.M$1];Function3;[.$A20])+COUNTIFS(Color;[.M$1];Function4;[.$A20])+COUNTIFS(Color;[.M$1];Function5;[.$A20])" office:value-type="float" office:value="0">
            <text:p>0</text:p>
          </table:table-cell>
          <table:table-cell table:formula="of:=COUNTIFS(Color;[.N$1];Function1;[.$A20])+COUNTIFS(Color;[.N$1];Function2;[.$A20])+COUNTIFS(Color;[.N$1];Function3;[.$A20])+COUNTIFS(Color;[.N$1];Function4;[.$A20])+COUNTIFS(Color;[.N$1];Function5;[.$A20])" office:value-type="float" office:value="0">
            <text:p>0</text:p>
          </table:table-cell>
          <table:table-cell table:formula="of:=COUNTIFS(Color;[.O$1];Function1;[.$A20])+COUNTIFS(Color;[.O$1];Function2;[.$A20])+COUNTIFS(Color;[.O$1];Function3;[.$A20])+COUNTIFS(Color;[.O$1];Function4;[.$A20])+COUNTIFS(Color;[.O$1];Function5;[.$A20])" office:value-type="float" office:value="0">
            <text:p>0</text:p>
          </table:table-cell>
          <table:table-cell table:formula="of:=COUNTIFS(Color;[.P$1];Function1;[.$A20])+COUNTIFS(Color;[.P$1];Function2;[.$A20])+COUNTIFS(Color;[.P$1];Function3;[.$A20])+COUNTIFS(Color;[.P$1];Function4;[.$A20])+COUNTIFS(Color;[.P$1];Function5;[.$A20])" office:value-type="float" office:value="0">
            <text:p>0</text:p>
          </table:table-cell>
          <table:table-cell table:formula="of:=COUNTIFS(Color;[.Q$1];Function1;[.$A20])+COUNTIFS(Color;[.Q$1];Function2;[.$A20])+COUNTIFS(Color;[.Q$1];Function3;[.$A20])+COUNTIFS(Color;[.Q$1];Function4;[.$A20])+COUNTIFS(Color;[.Q$1];Function5;[.$A20])" office:value-type="float" office:value="0">
            <text:p>0</text:p>
          </table:table-cell>
          <table:table-cell table:formula="of:=COUNTIFS(Color;[.R$1];Function1;[.$A20])+COUNTIFS(Color;[.R$1];Function2;[.$A20])+COUNTIFS(Color;[.R$1];Function3;[.$A20])+COUNTIFS(Color;[.R$1];Function4;[.$A20])+COUNTIFS(Color;[.R$1];Function5;[.$A20])" office:value-type="float" office:value="0">
            <text:p>0</text:p>
          </table:table-cell>
          <table:table-cell table:formula="of:=COUNTIFS(Color;[.S$1];Function1;[.$A20])+COUNTIFS(Color;[.S$1];Function2;[.$A20])+COUNTIFS(Color;[.S$1];Function3;[.$A20])+COUNTIFS(Color;[.S$1];Function4;[.$A20])+COUNTIFS(Color;[.S$1];Function5;[.$A20])" office:value-type="float" office:value="0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Sac outlet</text:p>
          </table:table-cell>
          <table:table-cell table:formula="of:=SUM([.$C22:.$S22])" office:value-type="float" office:value="10">
            <text:p>10</text:p>
          </table:table-cell>
          <table:table-cell table:formula="of:=COUNTIFS(Color;[.C$1];Function1;[.$A22])+COUNTIFS(Color;[.C$1];Function2;[.$A22])+COUNTIFS(Color;[.C$1];Function3;[.$A22])+COUNTIFS(Color;[.C$1];Function4;[.$A22])+COUNTIFS(Color;[.C$1];Function5;[.$A22])" office:value-type="float" office:value="0">
            <text:p>0</text:p>
          </table:table-cell>
          <table:table-cell table:formula="of:=COUNTIFS(Color;[.D$1];Function1;[.$A22])+COUNTIFS(Color;[.D$1];Function2;[.$A22])+COUNTIFS(Color;[.D$1];Function3;[.$A22])+COUNTIFS(Color;[.D$1];Function4;[.$A22])+COUNTIFS(Color;[.D$1];Function5;[.$A22])" office:value-type="float" office:value="1">
            <text:p>1</text:p>
          </table:table-cell>
          <table:table-cell table:formula="of:=COUNTIFS(Color;[.E$1];Function1;[.$A22])+COUNTIFS(Color;[.E$1];Function2;[.$A22])+COUNTIFS(Color;[.E$1];Function3;[.$A22])+COUNTIFS(Color;[.E$1];Function4;[.$A22])+COUNTIFS(Color;[.E$1];Function5;[.$A22])" office:value-type="float" office:value="5">
            <text:p>5</text:p>
          </table:table-cell>
          <table:table-cell table:formula="of:=COUNTIFS(Color;[.F$1];Function1;[.$A22])+COUNTIFS(Color;[.F$1];Function2;[.$A22])+COUNTIFS(Color;[.F$1];Function3;[.$A22])+COUNTIFS(Color;[.F$1];Function4;[.$A22])+COUNTIFS(Color;[.F$1];Function5;[.$A22])" office:value-type="float" office:value="1">
            <text:p>1</text:p>
          </table:table-cell>
          <table:table-cell table:formula="of:=COUNTIFS(Color;[.G$1];Function1;[.$A22])+COUNTIFS(Color;[.G$1];Function2;[.$A22])+COUNTIFS(Color;[.G$1];Function3;[.$A22])+COUNTIFS(Color;[.G$1];Function4;[.$A22])+COUNTIFS(Color;[.G$1];Function5;[.$A22])" office:value-type="float" office:value="0">
            <text:p>0</text:p>
          </table:table-cell>
          <table:table-cell table:formula="of:=COUNTIFS(Color;[.H$1];Function1;[.$A22])+COUNTIFS(Color;[.H$1];Function2;[.$A22])+COUNTIFS(Color;[.H$1];Function3;[.$A22])+COUNTIFS(Color;[.H$1];Function4;[.$A22])+COUNTIFS(Color;[.H$1];Function5;[.$A22])" office:value-type="float" office:value="2">
            <text:p>2</text:p>
          </table:table-cell>
          <table:table-cell table:formula="of:=COUNTIFS(Color;[.I$1];Function1;[.$A22])+COUNTIFS(Color;[.I$1];Function2;[.$A22])+COUNTIFS(Color;[.I$1];Function3;[.$A22])+COUNTIFS(Color;[.I$1];Function4;[.$A22])+COUNTIFS(Color;[.I$1];Function5;[.$A22])" office:value-type="float" office:value="0">
            <text:p>0</text:p>
          </table:table-cell>
          <table:table-cell table:formula="of:=COUNTIFS(Color;[.J$1];Function1;[.$A22])+COUNTIFS(Color;[.J$1];Function2;[.$A22])+COUNTIFS(Color;[.J$1];Function3;[.$A22])+COUNTIFS(Color;[.J$1];Function4;[.$A22])+COUNTIFS(Color;[.J$1];Function5;[.$A22])" office:value-type="float" office:value="0">
            <text:p>0</text:p>
          </table:table-cell>
          <table:table-cell table:formula="of:=COUNTIFS(Color;[.K$1];Function1;[.$A22])+COUNTIFS(Color;[.K$1];Function2;[.$A22])+COUNTIFS(Color;[.K$1];Function3;[.$A22])+COUNTIFS(Color;[.K$1];Function4;[.$A22])+COUNTIFS(Color;[.K$1];Function5;[.$A22])" office:value-type="float" office:value="0">
            <text:p>0</text:p>
          </table:table-cell>
          <table:table-cell table:formula="of:=COUNTIFS(Color;[.L$1];Function1;[.$A22])+COUNTIFS(Color;[.L$1];Function2;[.$A22])+COUNTIFS(Color;[.L$1];Function3;[.$A22])+COUNTIFS(Color;[.L$1];Function4;[.$A22])+COUNTIFS(Color;[.L$1];Function5;[.$A22])" office:value-type="float" office:value="0">
            <text:p>0</text:p>
          </table:table-cell>
          <table:table-cell table:formula="of:=COUNTIFS(Color;[.M$1];Function1;[.$A22])+COUNTIFS(Color;[.M$1];Function2;[.$A22])+COUNTIFS(Color;[.M$1];Function3;[.$A22])+COUNTIFS(Color;[.M$1];Function4;[.$A22])+COUNTIFS(Color;[.M$1];Function5;[.$A22])" office:value-type="float" office:value="0">
            <text:p>0</text:p>
          </table:table-cell>
          <table:table-cell table:formula="of:=COUNTIFS(Color;[.N$1];Function1;[.$A22])+COUNTIFS(Color;[.N$1];Function2;[.$A22])+COUNTIFS(Color;[.N$1];Function3;[.$A22])+COUNTIFS(Color;[.N$1];Function4;[.$A22])+COUNTIFS(Color;[.N$1];Function5;[.$A22])" office:value-type="float" office:value="1">
            <text:p>1</text:p>
          </table:table-cell>
          <table:table-cell table:formula="of:=COUNTIFS(Color;[.O$1];Function1;[.$A22])+COUNTIFS(Color;[.O$1];Function2;[.$A22])+COUNTIFS(Color;[.O$1];Function3;[.$A22])+COUNTIFS(Color;[.O$1];Function4;[.$A22])+COUNTIFS(Color;[.O$1];Function5;[.$A22])" office:value-type="float" office:value="0">
            <text:p>0</text:p>
          </table:table-cell>
          <table:table-cell table:formula="of:=COUNTIFS(Color;[.P$1];Function1;[.$A22])+COUNTIFS(Color;[.P$1];Function2;[.$A22])+COUNTIFS(Color;[.P$1];Function3;[.$A22])+COUNTIFS(Color;[.P$1];Function4;[.$A22])+COUNTIFS(Color;[.P$1];Function5;[.$A22])" office:value-type="float" office:value="0">
            <text:p>0</text:p>
          </table:table-cell>
          <table:table-cell table:formula="of:=COUNTIFS(Color;[.Q$1];Function1;[.$A22])+COUNTIFS(Color;[.Q$1];Function2;[.$A22])+COUNTIFS(Color;[.Q$1];Function3;[.$A22])+COUNTIFS(Color;[.Q$1];Function4;[.$A22])+COUNTIFS(Color;[.Q$1];Function5;[.$A22])" office:value-type="float" office:value="0">
            <text:p>0</text:p>
          </table:table-cell>
          <table:table-cell table:formula="of:=COUNTIFS(Color;[.R$1];Function1;[.$A22])+COUNTIFS(Color;[.R$1];Function2;[.$A22])+COUNTIFS(Color;[.R$1];Function3;[.$A22])+COUNTIFS(Color;[.R$1];Function4;[.$A22])+COUNTIFS(Color;[.R$1];Function5;[.$A22])" office:value-type="float" office:value="0">
            <text:p>0</text:p>
          </table:table-cell>
          <table:table-cell table:formula="of:=COUNTIFS(Color;[.S$1];Function1;[.$A22])+COUNTIFS(Color;[.S$1];Function2;[.$A22])+COUNTIFS(Color;[.S$1];Function3;[.$A22])+COUNTIFS(Color;[.S$1];Function4;[.$A22])+COUNTIFS(Color;[.S$1];Function5;[.$A22])" office:value-type="float" office:value="0">
            <text:p>0</text:p>
          </table:table-cell>
        </table:table-row>
        <table:table-row table:style-name="ro1">
          <table:table-cell office:value-type="string">
            <text:p>Death Trigger</text:p>
          </table:table-cell>
          <table:table-cell table:formula="of:=SUM([.$C23:.$S23])" office:value-type="float" office:value="15">
            <text:p>15</text:p>
          </table:table-cell>
          <table:table-cell table:formula="of:=COUNTIFS(Color;[.C$1];Function1;[.$A23])+COUNTIFS(Color;[.C$1];Function2;[.$A23])+COUNTIFS(Color;[.C$1];Function3;[.$A23])+COUNTIFS(Color;[.C$1];Function4;[.$A23])+COUNTIFS(Color;[.C$1];Function5;[.$A23])" office:value-type="float" office:value="1">
            <text:p>1</text:p>
          </table:table-cell>
          <table:table-cell table:formula="of:=COUNTIFS(Color;[.D$1];Function1;[.$A23])+COUNTIFS(Color;[.D$1];Function2;[.$A23])+COUNTIFS(Color;[.D$1];Function3;[.$A23])+COUNTIFS(Color;[.D$1];Function4;[.$A23])+COUNTIFS(Color;[.D$1];Function5;[.$A23])" office:value-type="float" office:value="1">
            <text:p>1</text:p>
          </table:table-cell>
          <table:table-cell table:formula="of:=COUNTIFS(Color;[.E$1];Function1;[.$A23])+COUNTIFS(Color;[.E$1];Function2;[.$A23])+COUNTIFS(Color;[.E$1];Function3;[.$A23])+COUNTIFS(Color;[.E$1];Function4;[.$A23])+COUNTIFS(Color;[.E$1];Function5;[.$A23])" office:value-type="float" office:value="2">
            <text:p>2</text:p>
          </table:table-cell>
          <table:table-cell table:formula="of:=COUNTIFS(Color;[.F$1];Function1;[.$A23])+COUNTIFS(Color;[.F$1];Function2;[.$A23])+COUNTIFS(Color;[.F$1];Function3;[.$A23])+COUNTIFS(Color;[.F$1];Function4;[.$A23])+COUNTIFS(Color;[.F$1];Function5;[.$A23])" office:value-type="float" office:value="3">
            <text:p>3</text:p>
          </table:table-cell>
          <table:table-cell table:formula="of:=COUNTIFS(Color;[.G$1];Function1;[.$A23])+COUNTIFS(Color;[.G$1];Function2;[.$A23])+COUNTIFS(Color;[.G$1];Function3;[.$A23])+COUNTIFS(Color;[.G$1];Function4;[.$A23])+COUNTIFS(Color;[.G$1];Function5;[.$A23])" office:value-type="float" office:value="4">
            <text:p>4</text:p>
          </table:table-cell>
          <table:table-cell table:formula="of:=COUNTIFS(Color;[.H$1];Function1;[.$A23])+COUNTIFS(Color;[.H$1];Function2;[.$A23])+COUNTIFS(Color;[.H$1];Function3;[.$A23])+COUNTIFS(Color;[.H$1];Function4;[.$A23])+COUNTIFS(Color;[.H$1];Function5;[.$A23])" office:value-type="float" office:value="3">
            <text:p>3</text:p>
          </table:table-cell>
          <table:table-cell table:formula="of:=COUNTIFS(Color;[.I$1];Function1;[.$A23])+COUNTIFS(Color;[.I$1];Function2;[.$A23])+COUNTIFS(Color;[.I$1];Function3;[.$A23])+COUNTIFS(Color;[.I$1];Function4;[.$A23])+COUNTIFS(Color;[.I$1];Function5;[.$A23])" office:value-type="float" office:value="0">
            <text:p>0</text:p>
          </table:table-cell>
          <table:table-cell table:formula="of:=COUNTIFS(Color;[.J$1];Function1;[.$A23])+COUNTIFS(Color;[.J$1];Function2;[.$A23])+COUNTIFS(Color;[.J$1];Function3;[.$A23])+COUNTIFS(Color;[.J$1];Function4;[.$A23])+COUNTIFS(Color;[.J$1];Function5;[.$A23])" office:value-type="float" office:value="0">
            <text:p>0</text:p>
          </table:table-cell>
          <table:table-cell table:formula="of:=COUNTIFS(Color;[.K$1];Function1;[.$A23])+COUNTIFS(Color;[.K$1];Function2;[.$A23])+COUNTIFS(Color;[.K$1];Function3;[.$A23])+COUNTIFS(Color;[.K$1];Function4;[.$A23])+COUNTIFS(Color;[.K$1];Function5;[.$A23])" office:value-type="float" office:value="1">
            <text:p>1</text:p>
          </table:table-cell>
          <table:table-cell table:formula="of:=COUNTIFS(Color;[.L$1];Function1;[.$A23])+COUNTIFS(Color;[.L$1];Function2;[.$A23])+COUNTIFS(Color;[.L$1];Function3;[.$A23])+COUNTIFS(Color;[.L$1];Function4;[.$A23])+COUNTIFS(Color;[.L$1];Function5;[.$A23])" office:value-type="float" office:value="0">
            <text:p>0</text:p>
          </table:table-cell>
          <table:table-cell table:formula="of:=COUNTIFS(Color;[.M$1];Function1;[.$A23])+COUNTIFS(Color;[.M$1];Function2;[.$A23])+COUNTIFS(Color;[.M$1];Function3;[.$A23])+COUNTIFS(Color;[.M$1];Function4;[.$A23])+COUNTIFS(Color;[.M$1];Function5;[.$A23])" office:value-type="float" office:value="0">
            <text:p>0</text:p>
          </table:table-cell>
          <table:table-cell table:formula="of:=COUNTIFS(Color;[.N$1];Function1;[.$A23])+COUNTIFS(Color;[.N$1];Function2;[.$A23])+COUNTIFS(Color;[.N$1];Function3;[.$A23])+COUNTIFS(Color;[.N$1];Function4;[.$A23])+COUNTIFS(Color;[.N$1];Function5;[.$A23])" office:value-type="float" office:value="0">
            <text:p>0</text:p>
          </table:table-cell>
          <table:table-cell table:formula="of:=COUNTIFS(Color;[.O$1];Function1;[.$A23])+COUNTIFS(Color;[.O$1];Function2;[.$A23])+COUNTIFS(Color;[.O$1];Function3;[.$A23])+COUNTIFS(Color;[.O$1];Function4;[.$A23])+COUNTIFS(Color;[.O$1];Function5;[.$A23])" office:value-type="float" office:value="0">
            <text:p>0</text:p>
          </table:table-cell>
          <table:table-cell table:formula="of:=COUNTIFS(Color;[.P$1];Function1;[.$A23])+COUNTIFS(Color;[.P$1];Function2;[.$A23])+COUNTIFS(Color;[.P$1];Function3;[.$A23])+COUNTIFS(Color;[.P$1];Function4;[.$A23])+COUNTIFS(Color;[.P$1];Function5;[.$A23])" office:value-type="float" office:value="0">
            <text:p>0</text:p>
          </table:table-cell>
          <table:table-cell table:formula="of:=COUNTIFS(Color;[.Q$1];Function1;[.$A23])+COUNTIFS(Color;[.Q$1];Function2;[.$A23])+COUNTIFS(Color;[.Q$1];Function3;[.$A23])+COUNTIFS(Color;[.Q$1];Function4;[.$A23])+COUNTIFS(Color;[.Q$1];Function5;[.$A23])" office:value-type="float" office:value="0">
            <text:p>0</text:p>
          </table:table-cell>
          <table:table-cell table:formula="of:=COUNTIFS(Color;[.R$1];Function1;[.$A23])+COUNTIFS(Color;[.R$1];Function2;[.$A23])+COUNTIFS(Color;[.R$1];Function3;[.$A23])+COUNTIFS(Color;[.R$1];Function4;[.$A23])+COUNTIFS(Color;[.R$1];Function5;[.$A23])" office:value-type="float" office:value="0">
            <text:p>0</text:p>
          </table:table-cell>
          <table:table-cell table:formula="of:=COUNTIFS(Color;[.S$1];Function1;[.$A23])+COUNTIFS(Color;[.S$1];Function2;[.$A23])+COUNTIFS(Color;[.S$1];Function3;[.$A23])+COUNTIFS(Color;[.S$1];Function4;[.$A23])+COUNTIFS(Color;[.S$1];Function5;[.$A23])" office:value-type="float" office:value="0">
            <text:p>0</text:p>
          </table:table-cell>
        </table:table-row>
        <table:table-row table:style-name="ro1">
          <table:table-cell office:value-type="string">
            <text:p>Sacrifice Synergy</text:p>
          </table:table-cell>
          <table:table-cell table:formula="of:=SUM([.$C24:.$S24])" office:value-type="float" office:value="7">
            <text:p>7</text:p>
          </table:table-cell>
          <table:table-cell table:formula="of:=COUNTIFS(Color;[.C$1];Function1;[.$A24])+COUNTIFS(Color;[.C$1];Function2;[.$A24])+COUNTIFS(Color;[.C$1];Function3;[.$A24])+COUNTIFS(Color;[.C$1];Function4;[.$A24])+COUNTIFS(Color;[.C$1];Function5;[.$A24])" office:value-type="float" office:value="0">
            <text:p>0</text:p>
          </table:table-cell>
          <table:table-cell table:formula="of:=COUNTIFS(Color;[.D$1];Function1;[.$A24])+COUNTIFS(Color;[.D$1];Function2;[.$A24])+COUNTIFS(Color;[.D$1];Function3;[.$A24])+COUNTIFS(Color;[.D$1];Function4;[.$A24])+COUNTIFS(Color;[.D$1];Function5;[.$A24])" office:value-type="float" office:value="0">
            <text:p>0</text:p>
          </table:table-cell>
          <table:table-cell table:formula="of:=COUNTIFS(Color;[.E$1];Function1;[.$A24])+COUNTIFS(Color;[.E$1];Function2;[.$A24])+COUNTIFS(Color;[.E$1];Function3;[.$A24])+COUNTIFS(Color;[.E$1];Function4;[.$A24])+COUNTIFS(Color;[.E$1];Function5;[.$A24])" office:value-type="float" office:value="2">
            <text:p>2</text:p>
          </table:table-cell>
          <table:table-cell table:formula="of:=COUNTIFS(Color;[.F$1];Function1;[.$A24])+COUNTIFS(Color;[.F$1];Function2;[.$A24])+COUNTIFS(Color;[.F$1];Function3;[.$A24])+COUNTIFS(Color;[.F$1];Function4;[.$A24])+COUNTIFS(Color;[.F$1];Function5;[.$A24])" office:value-type="float" office:value="1">
            <text:p>1</text:p>
          </table:table-cell>
          <table:table-cell table:formula="of:=COUNTIFS(Color;[.G$1];Function1;[.$A24])+COUNTIFS(Color;[.G$1];Function2;[.$A24])+COUNTIFS(Color;[.G$1];Function3;[.$A24])+COUNTIFS(Color;[.G$1];Function4;[.$A24])+COUNTIFS(Color;[.G$1];Function5;[.$A24])" office:value-type="float" office:value="0">
            <text:p>0</text:p>
          </table:table-cell>
          <table:table-cell table:formula="of:=COUNTIFS(Color;[.H$1];Function1;[.$A24])+COUNTIFS(Color;[.H$1];Function2;[.$A24])+COUNTIFS(Color;[.H$1];Function3;[.$A24])+COUNTIFS(Color;[.H$1];Function4;[.$A24])+COUNTIFS(Color;[.H$1];Function5;[.$A24])" office:value-type="float" office:value="2">
            <text:p>2</text:p>
          </table:table-cell>
          <table:table-cell table:formula="of:=COUNTIFS(Color;[.I$1];Function1;[.$A24])+COUNTIFS(Color;[.I$1];Function2;[.$A24])+COUNTIFS(Color;[.I$1];Function3;[.$A24])+COUNTIFS(Color;[.I$1];Function4;[.$A24])+COUNTIFS(Color;[.I$1];Function5;[.$A24])" office:value-type="float" office:value="0">
            <text:p>0</text:p>
          </table:table-cell>
          <table:table-cell table:formula="of:=COUNTIFS(Color;[.J$1];Function1;[.$A24])+COUNTIFS(Color;[.J$1];Function2;[.$A24])+COUNTIFS(Color;[.J$1];Function3;[.$A24])+COUNTIFS(Color;[.J$1];Function4;[.$A24])+COUNTIFS(Color;[.J$1];Function5;[.$A24])" office:value-type="float" office:value="0">
            <text:p>0</text:p>
          </table:table-cell>
          <table:table-cell table:formula="of:=COUNTIFS(Color;[.K$1];Function1;[.$A24])+COUNTIFS(Color;[.K$1];Function2;[.$A24])+COUNTIFS(Color;[.K$1];Function3;[.$A24])+COUNTIFS(Color;[.K$1];Function4;[.$A24])+COUNTIFS(Color;[.K$1];Function5;[.$A24])" office:value-type="float" office:value="0">
            <text:p>0</text:p>
          </table:table-cell>
          <table:table-cell table:formula="of:=COUNTIFS(Color;[.L$1];Function1;[.$A24])+COUNTIFS(Color;[.L$1];Function2;[.$A24])+COUNTIFS(Color;[.L$1];Function3;[.$A24])+COUNTIFS(Color;[.L$1];Function4;[.$A24])+COUNTIFS(Color;[.L$1];Function5;[.$A24])" office:value-type="float" office:value="0">
            <text:p>0</text:p>
          </table:table-cell>
          <table:table-cell table:formula="of:=COUNTIFS(Color;[.M$1];Function1;[.$A24])+COUNTIFS(Color;[.M$1];Function2;[.$A24])+COUNTIFS(Color;[.M$1];Function3;[.$A24])+COUNTIFS(Color;[.M$1];Function4;[.$A24])+COUNTIFS(Color;[.M$1];Function5;[.$A24])" office:value-type="float" office:value="0">
            <text:p>0</text:p>
          </table:table-cell>
          <table:table-cell table:formula="of:=COUNTIFS(Color;[.N$1];Function1;[.$A24])+COUNTIFS(Color;[.N$1];Function2;[.$A24])+COUNTIFS(Color;[.N$1];Function3;[.$A24])+COUNTIFS(Color;[.N$1];Function4;[.$A24])+COUNTIFS(Color;[.N$1];Function5;[.$A24])" office:value-type="float" office:value="1">
            <text:p>1</text:p>
          </table:table-cell>
          <table:table-cell table:formula="of:=COUNTIFS(Color;[.O$1];Function1;[.$A24])+COUNTIFS(Color;[.O$1];Function2;[.$A24])+COUNTIFS(Color;[.O$1];Function3;[.$A24])+COUNTIFS(Color;[.O$1];Function4;[.$A24])+COUNTIFS(Color;[.O$1];Function5;[.$A24])" office:value-type="float" office:value="0">
            <text:p>0</text:p>
          </table:table-cell>
          <table:table-cell table:formula="of:=COUNTIFS(Color;[.P$1];Function1;[.$A24])+COUNTIFS(Color;[.P$1];Function2;[.$A24])+COUNTIFS(Color;[.P$1];Function3;[.$A24])+COUNTIFS(Color;[.P$1];Function4;[.$A24])+COUNTIFS(Color;[.P$1];Function5;[.$A24])" office:value-type="float" office:value="1">
            <text:p>1</text:p>
          </table:table-cell>
          <table:table-cell table:formula="of:=COUNTIFS(Color;[.Q$1];Function1;[.$A24])+COUNTIFS(Color;[.Q$1];Function2;[.$A24])+COUNTIFS(Color;[.Q$1];Function3;[.$A24])+COUNTIFS(Color;[.Q$1];Function4;[.$A24])+COUNTIFS(Color;[.Q$1];Function5;[.$A24])" office:value-type="float" office:value="0">
            <text:p>0</text:p>
          </table:table-cell>
          <table:table-cell table:formula="of:=COUNTIFS(Color;[.R$1];Function1;[.$A24])+COUNTIFS(Color;[.R$1];Function2;[.$A24])+COUNTIFS(Color;[.R$1];Function3;[.$A24])+COUNTIFS(Color;[.R$1];Function4;[.$A24])+COUNTIFS(Color;[.R$1];Function5;[.$A24])" office:value-type="float" office:value="0">
            <text:p>0</text:p>
          </table:table-cell>
          <table:table-cell table:formula="of:=COUNTIFS(Color;[.S$1];Function1;[.$A24])+COUNTIFS(Color;[.S$1];Function2;[.$A24])+COUNTIFS(Color;[.S$1];Function3;[.$A24])+COUNTIFS(Color;[.S$1];Function4;[.$A24])+COUNTIFS(Color;[.S$1];Function5;[.$A24])" office:value-type="float" office:value="0">
            <text:p>0</text:p>
          </table:table-cell>
        </table:table-row>
        <table:table-row table:style-name="ro1">
          <table:table-cell office:value-type="string">
            <text:p>ETB</text:p>
          </table:table-cell>
          <table:table-cell table:formula="of:=SUM([.$C25:.$S25])" office:value-type="float" office:value="61">
            <text:p>61</text:p>
          </table:table-cell>
          <table:table-cell table:formula="of:=COUNTIFS(Color;[.C$1];Function1;[.$A25])+COUNTIFS(Color;[.C$1];Function2;[.$A25])+COUNTIFS(Color;[.C$1];Function3;[.$A25])+COUNTIFS(Color;[.C$1];Function4;[.$A25])+COUNTIFS(Color;[.C$1];Function5;[.$A25])" office:value-type="float" office:value="11">
            <text:p>11</text:p>
          </table:table-cell>
          <table:table-cell table:formula="of:=COUNTIFS(Color;[.D$1];Function1;[.$A25])+COUNTIFS(Color;[.D$1];Function2;[.$A25])+COUNTIFS(Color;[.D$1];Function3;[.$A25])+COUNTIFS(Color;[.D$1];Function4;[.$A25])+COUNTIFS(Color;[.D$1];Function5;[.$A25])" office:value-type="float" office:value="14">
            <text:p>14</text:p>
          </table:table-cell>
          <table:table-cell table:formula="of:=COUNTIFS(Color;[.E$1];Function1;[.$A25])+COUNTIFS(Color;[.E$1];Function2;[.$A25])+COUNTIFS(Color;[.E$1];Function3;[.$A25])+COUNTIFS(Color;[.E$1];Function4;[.$A25])+COUNTIFS(Color;[.E$1];Function5;[.$A25])" office:value-type="float" office:value="8">
            <text:p>8</text:p>
          </table:table-cell>
          <table:table-cell table:formula="of:=COUNTIFS(Color;[.F$1];Function1;[.$A25])+COUNTIFS(Color;[.F$1];Function2;[.$A25])+COUNTIFS(Color;[.F$1];Function3;[.$A25])+COUNTIFS(Color;[.F$1];Function4;[.$A25])+COUNTIFS(Color;[.F$1];Function5;[.$A25])" office:value-type="float" office:value="6">
            <text:p>6</text:p>
          </table:table-cell>
          <table:table-cell table:formula="of:=COUNTIFS(Color;[.G$1];Function1;[.$A25])+COUNTIFS(Color;[.G$1];Function2;[.$A25])+COUNTIFS(Color;[.G$1];Function3;[.$A25])+COUNTIFS(Color;[.G$1];Function4;[.$A25])+COUNTIFS(Color;[.G$1];Function5;[.$A25])" office:value-type="float" office:value="12">
            <text:p>12</text:p>
          </table:table-cell>
          <table:table-cell table:formula="of:=COUNTIFS(Color;[.H$1];Function1;[.$A25])+COUNTIFS(Color;[.H$1];Function2;[.$A25])+COUNTIFS(Color;[.H$1];Function3;[.$A25])+COUNTIFS(Color;[.H$1];Function4;[.$A25])+COUNTIFS(Color;[.H$1];Function5;[.$A25])" office:value-type="float" office:value="2">
            <text:p>2</text:p>
          </table:table-cell>
          <table:table-cell table:formula="of:=COUNTIFS(Color;[.I$1];Function1;[.$A25])+COUNTIFS(Color;[.I$1];Function2;[.$A25])+COUNTIFS(Color;[.I$1];Function3;[.$A25])+COUNTIFS(Color;[.I$1];Function4;[.$A25])+COUNTIFS(Color;[.I$1];Function5;[.$A25])" office:value-type="float" office:value="2">
            <text:p>2</text:p>
          </table:table-cell>
          <table:table-cell table:formula="of:=COUNTIFS(Color;[.J$1];Function1;[.$A25])+COUNTIFS(Color;[.J$1];Function2;[.$A25])+COUNTIFS(Color;[.J$1];Function3;[.$A25])+COUNTIFS(Color;[.J$1];Function4;[.$A25])+COUNTIFS(Color;[.J$1];Function5;[.$A25])" office:value-type="float" office:value="2">
            <text:p>2</text:p>
          </table:table-cell>
          <table:table-cell table:formula="of:=COUNTIFS(Color;[.K$1];Function1;[.$A25])+COUNTIFS(Color;[.K$1];Function2;[.$A25])+COUNTIFS(Color;[.K$1];Function3;[.$A25])+COUNTIFS(Color;[.K$1];Function4;[.$A25])+COUNTIFS(Color;[.K$1];Function5;[.$A25])" office:value-type="float" office:value="0">
            <text:p>0</text:p>
          </table:table-cell>
          <table:table-cell table:formula="of:=COUNTIFS(Color;[.L$1];Function1;[.$A25])+COUNTIFS(Color;[.L$1];Function2;[.$A25])+COUNTIFS(Color;[.L$1];Function3;[.$A25])+COUNTIFS(Color;[.L$1];Function4;[.$A25])+COUNTIFS(Color;[.L$1];Function5;[.$A25])" office:value-type="float" office:value="0">
            <text:p>0</text:p>
          </table:table-cell>
          <table:table-cell table:formula="of:=COUNTIFS(Color;[.M$1];Function1;[.$A25])+COUNTIFS(Color;[.M$1];Function2;[.$A25])+COUNTIFS(Color;[.M$1];Function3;[.$A25])+COUNTIFS(Color;[.M$1];Function4;[.$A25])+COUNTIFS(Color;[.M$1];Function5;[.$A25])" office:value-type="float" office:value="2">
            <text:p>2</text:p>
          </table:table-cell>
          <table:table-cell table:formula="of:=COUNTIFS(Color;[.N$1];Function1;[.$A25])+COUNTIFS(Color;[.N$1];Function2;[.$A25])+COUNTIFS(Color;[.N$1];Function3;[.$A25])+COUNTIFS(Color;[.N$1];Function4;[.$A25])+COUNTIFS(Color;[.N$1];Function5;[.$A25])" office:value-type="float" office:value="0">
            <text:p>0</text:p>
          </table:table-cell>
          <table:table-cell table:formula="of:=COUNTIFS(Color;[.O$1];Function1;[.$A25])+COUNTIFS(Color;[.O$1];Function2;[.$A25])+COUNTIFS(Color;[.O$1];Function3;[.$A25])+COUNTIFS(Color;[.O$1];Function4;[.$A25])+COUNTIFS(Color;[.O$1];Function5;[.$A25])" office:value-type="float" office:value="0">
            <text:p>0</text:p>
          </table:table-cell>
          <table:table-cell table:formula="of:=COUNTIFS(Color;[.P$1];Function1;[.$A25])+COUNTIFS(Color;[.P$1];Function2;[.$A25])+COUNTIFS(Color;[.P$1];Function3;[.$A25])+COUNTIFS(Color;[.P$1];Function4;[.$A25])+COUNTIFS(Color;[.P$1];Function5;[.$A25])" office:value-type="float" office:value="0">
            <text:p>0</text:p>
          </table:table-cell>
          <table:table-cell table:formula="of:=COUNTIFS(Color;[.Q$1];Function1;[.$A25])+COUNTIFS(Color;[.Q$1];Function2;[.$A25])+COUNTIFS(Color;[.Q$1];Function3;[.$A25])+COUNTIFS(Color;[.Q$1];Function4;[.$A25])+COUNTIFS(Color;[.Q$1];Function5;[.$A25])" office:value-type="float" office:value="2">
            <text:p>2</text:p>
          </table:table-cell>
          <table:table-cell table:formula="of:=COUNTIFS(Color;[.R$1];Function1;[.$A25])+COUNTIFS(Color;[.R$1];Function2;[.$A25])+COUNTIFS(Color;[.R$1];Function3;[.$A25])+COUNTIFS(Color;[.R$1];Function4;[.$A25])+COUNTIFS(Color;[.R$1];Function5;[.$A25])" office:value-type="float" office:value="0">
            <text:p>0</text:p>
          </table:table-cell>
          <table:table-cell table:formula="of:=COUNTIFS(Color;[.S$1];Function1;[.$A25])+COUNTIFS(Color;[.S$1];Function2;[.$A25])+COUNTIFS(Color;[.S$1];Function3;[.$A25])+COUNTIFS(Color;[.S$1];Function4;[.$A25])+COUNTIFS(Color;[.S$1];Function5;[.$A25])" office:value-type="float" office:value="0">
            <text:p>0</text:p>
          </table:table-cell>
        </table:table-row>
        <table:table-row table:style-name="ro1">
          <table:table-cell office:value-type="string">
            <text:p>Tokens</text:p>
          </table:table-cell>
          <table:table-cell table:formula="of:=SUM([.$C26:.$S26])" office:value-type="float" office:value="43">
            <text:p>43</text:p>
          </table:table-cell>
          <table:table-cell table:formula="of:=COUNTIFS(Color;[.C$1];Function1;[.$A26])+COUNTIFS(Color;[.C$1];Function2;[.$A26])+COUNTIFS(Color;[.C$1];Function3;[.$A26])+COUNTIFS(Color;[.C$1];Function4;[.$A26])+COUNTIFS(Color;[.C$1];Function5;[.$A26])" office:value-type="float" office:value="10">
            <text:p>10</text:p>
          </table:table-cell>
          <table:table-cell table:formula="of:=COUNTIFS(Color;[.D$1];Function1;[.$A26])+COUNTIFS(Color;[.D$1];Function2;[.$A26])+COUNTIFS(Color;[.D$1];Function3;[.$A26])+COUNTIFS(Color;[.D$1];Function4;[.$A26])+COUNTIFS(Color;[.D$1];Function5;[.$A26])" office:value-type="float" office:value="1">
            <text:p>1</text:p>
          </table:table-cell>
          <table:table-cell table:formula="of:=COUNTIFS(Color;[.E$1];Function1;[.$A26])+COUNTIFS(Color;[.E$1];Function2;[.$A26])+COUNTIFS(Color;[.E$1];Function3;[.$A26])+COUNTIFS(Color;[.E$1];Function4;[.$A26])+COUNTIFS(Color;[.E$1];Function5;[.$A26])" office:value-type="float" office:value="5">
            <text:p>5</text:p>
          </table:table-cell>
          <table:table-cell table:formula="of:=COUNTIFS(Color;[.F$1];Function1;[.$A26])+COUNTIFS(Color;[.F$1];Function2;[.$A26])+COUNTIFS(Color;[.F$1];Function3;[.$A26])+COUNTIFS(Color;[.F$1];Function4;[.$A26])+COUNTIFS(Color;[.F$1];Function5;[.$A26])" office:value-type="float" office:value="10">
            <text:p>10</text:p>
          </table:table-cell>
          <table:table-cell table:formula="of:=COUNTIFS(Color;[.G$1];Function1;[.$A26])+COUNTIFS(Color;[.G$1];Function2;[.$A26])+COUNTIFS(Color;[.G$1];Function3;[.$A26])+COUNTIFS(Color;[.G$1];Function4;[.$A26])+COUNTIFS(Color;[.G$1];Function5;[.$A26])" office:value-type="float" office:value="7">
            <text:p>7</text:p>
          </table:table-cell>
          <table:table-cell table:formula="of:=COUNTIFS(Color;[.H$1];Function1;[.$A26])+COUNTIFS(Color;[.H$1];Function2;[.$A26])+COUNTIFS(Color;[.H$1];Function3;[.$A26])+COUNTIFS(Color;[.H$1];Function4;[.$A26])+COUNTIFS(Color;[.H$1];Function5;[.$A26])" office:value-type="float" office:value="4">
            <text:p>4</text:p>
          </table:table-cell>
          <table:table-cell table:formula="of:=COUNTIFS(Color;[.I$1];Function1;[.$A26])+COUNTIFS(Color;[.I$1];Function2;[.$A26])+COUNTIFS(Color;[.I$1];Function3;[.$A26])+COUNTIFS(Color;[.I$1];Function4;[.$A26])+COUNTIFS(Color;[.I$1];Function5;[.$A26])" office:value-type="float" office:value="0">
            <text:p>0</text:p>
          </table:table-cell>
          <table:table-cell table:formula="of:=COUNTIFS(Color;[.J$1];Function1;[.$A26])+COUNTIFS(Color;[.J$1];Function2;[.$A26])+COUNTIFS(Color;[.J$1];Function3;[.$A26])+COUNTIFS(Color;[.J$1];Function4;[.$A26])+COUNTIFS(Color;[.J$1];Function5;[.$A26])" office:value-type="float" office:value="0">
            <text:p>0</text:p>
          </table:table-cell>
          <table:table-cell table:formula="of:=COUNTIFS(Color;[.K$1];Function1;[.$A26])+COUNTIFS(Color;[.K$1];Function2;[.$A26])+COUNTIFS(Color;[.K$1];Function3;[.$A26])+COUNTIFS(Color;[.K$1];Function4;[.$A26])+COUNTIFS(Color;[.K$1];Function5;[.$A26])" office:value-type="float" office:value="0">
            <text:p>0</text:p>
          </table:table-cell>
          <table:table-cell table:formula="of:=COUNTIFS(Color;[.L$1];Function1;[.$A26])+COUNTIFS(Color;[.L$1];Function2;[.$A26])+COUNTIFS(Color;[.L$1];Function3;[.$A26])+COUNTIFS(Color;[.L$1];Function4;[.$A26])+COUNTIFS(Color;[.L$1];Function5;[.$A26])" office:value-type="float" office:value="0">
            <text:p>0</text:p>
          </table:table-cell>
          <table:table-cell table:formula="of:=COUNTIFS(Color;[.M$1];Function1;[.$A26])+COUNTIFS(Color;[.M$1];Function2;[.$A26])+COUNTIFS(Color;[.M$1];Function3;[.$A26])+COUNTIFS(Color;[.M$1];Function4;[.$A26])+COUNTIFS(Color;[.M$1];Function5;[.$A26])" office:value-type="float" office:value="1">
            <text:p>1</text:p>
          </table:table-cell>
          <table:table-cell table:formula="of:=COUNTIFS(Color;[.N$1];Function1;[.$A26])+COUNTIFS(Color;[.N$1];Function2;[.$A26])+COUNTIFS(Color;[.N$1];Function3;[.$A26])+COUNTIFS(Color;[.N$1];Function4;[.$A26])+COUNTIFS(Color;[.N$1];Function5;[.$A26])" office:value-type="float" office:value="0">
            <text:p>0</text:p>
          </table:table-cell>
          <table:table-cell table:formula="of:=COUNTIFS(Color;[.O$1];Function1;[.$A26])+COUNTIFS(Color;[.O$1];Function2;[.$A26])+COUNTIFS(Color;[.O$1];Function3;[.$A26])+COUNTIFS(Color;[.O$1];Function4;[.$A26])+COUNTIFS(Color;[.O$1];Function5;[.$A26])" office:value-type="float" office:value="0">
            <text:p>0</text:p>
          </table:table-cell>
          <table:table-cell table:formula="of:=COUNTIFS(Color;[.P$1];Function1;[.$A26])+COUNTIFS(Color;[.P$1];Function2;[.$A26])+COUNTIFS(Color;[.P$1];Function3;[.$A26])+COUNTIFS(Color;[.P$1];Function4;[.$A26])+COUNTIFS(Color;[.P$1];Function5;[.$A26])" office:value-type="float" office:value="3">
            <text:p>3</text:p>
          </table:table-cell>
          <table:table-cell table:formula="of:=COUNTIFS(Color;[.Q$1];Function1;[.$A26])+COUNTIFS(Color;[.Q$1];Function2;[.$A26])+COUNTIFS(Color;[.Q$1];Function3;[.$A26])+COUNTIFS(Color;[.Q$1];Function4;[.$A26])+COUNTIFS(Color;[.Q$1];Function5;[.$A26])" office:value-type="float" office:value="0">
            <text:p>0</text:p>
          </table:table-cell>
          <table:table-cell table:formula="of:=COUNTIFS(Color;[.R$1];Function1;[.$A26])+COUNTIFS(Color;[.R$1];Function2;[.$A26])+COUNTIFS(Color;[.R$1];Function3;[.$A26])+COUNTIFS(Color;[.R$1];Function4;[.$A26])+COUNTIFS(Color;[.R$1];Function5;[.$A26])" office:value-type="float" office:value="2">
            <text:p>2</text:p>
          </table:table-cell>
          <table:table-cell table:formula="of:=COUNTIFS(Color;[.S$1];Function1;[.$A26])+COUNTIFS(Color;[.S$1];Function2;[.$A26])+COUNTIFS(Color;[.S$1];Function3;[.$A26])+COUNTIFS(Color;[.S$1];Function4;[.$A26])+COUNTIFS(Color;[.S$1];Function5;[.$A26])" office:value-type="float" office:value="0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Bounce</text:p>
          </table:table-cell>
          <table:table-cell table:formula="of:=SUM([.$C28:.$S28])" office:value-type="float" office:value="9">
            <text:p>9</text:p>
          </table:table-cell>
          <table:table-cell table:formula="of:=COUNTIFS(Color;[.C$1];Function1;[.$A28])+COUNTIFS(Color;[.C$1];Function2;[.$A28])+COUNTIFS(Color;[.C$1];Function3;[.$A28])+COUNTIFS(Color;[.C$1];Function4;[.$A28])+COUNTIFS(Color;[.C$1];Function5;[.$A28])" office:value-type="float" office:value="0">
            <text:p>0</text:p>
          </table:table-cell>
          <table:table-cell table:formula="of:=COUNTIFS(Color;[.D$1];Function1;[.$A28])+COUNTIFS(Color;[.D$1];Function2;[.$A28])+COUNTIFS(Color;[.D$1];Function3;[.$A28])+COUNTIFS(Color;[.D$1];Function4;[.$A28])+COUNTIFS(Color;[.D$1];Function5;[.$A28])" office:value-type="float" office:value="9">
            <text:p>9</text:p>
          </table:table-cell>
          <table:table-cell table:formula="of:=COUNTIFS(Color;[.E$1];Function1;[.$A28])+COUNTIFS(Color;[.E$1];Function2;[.$A28])+COUNTIFS(Color;[.E$1];Function3;[.$A28])+COUNTIFS(Color;[.E$1];Function4;[.$A28])+COUNTIFS(Color;[.E$1];Function5;[.$A28])" office:value-type="float" office:value="0">
            <text:p>0</text:p>
          </table:table-cell>
          <table:table-cell table:formula="of:=COUNTIFS(Color;[.F$1];Function1;[.$A28])+COUNTIFS(Color;[.F$1];Function2;[.$A28])+COUNTIFS(Color;[.F$1];Function3;[.$A28])+COUNTIFS(Color;[.F$1];Function4;[.$A28])+COUNTIFS(Color;[.F$1];Function5;[.$A28])" office:value-type="float" office:value="0">
            <text:p>0</text:p>
          </table:table-cell>
          <table:table-cell table:formula="of:=COUNTIFS(Color;[.G$1];Function1;[.$A28])+COUNTIFS(Color;[.G$1];Function2;[.$A28])+COUNTIFS(Color;[.G$1];Function3;[.$A28])+COUNTIFS(Color;[.G$1];Function4;[.$A28])+COUNTIFS(Color;[.G$1];Function5;[.$A28])" office:value-type="float" office:value="0">
            <text:p>0</text:p>
          </table:table-cell>
          <table:table-cell table:formula="of:=COUNTIFS(Color;[.H$1];Function1;[.$A28])+COUNTIFS(Color;[.H$1];Function2;[.$A28])+COUNTIFS(Color;[.H$1];Function3;[.$A28])+COUNTIFS(Color;[.H$1];Function4;[.$A28])+COUNTIFS(Color;[.H$1];Function5;[.$A28])" office:value-type="float" office:value="0">
            <text:p>0</text:p>
          </table:table-cell>
          <table:table-cell table:formula="of:=COUNTIFS(Color;[.I$1];Function1;[.$A28])+COUNTIFS(Color;[.I$1];Function2;[.$A28])+COUNTIFS(Color;[.I$1];Function3;[.$A28])+COUNTIFS(Color;[.I$1];Function4;[.$A28])+COUNTIFS(Color;[.I$1];Function5;[.$A28])" office:value-type="float" office:value="0">
            <text:p>0</text:p>
          </table:table-cell>
          <table:table-cell table:formula="of:=COUNTIFS(Color;[.J$1];Function1;[.$A28])+COUNTIFS(Color;[.J$1];Function2;[.$A28])+COUNTIFS(Color;[.J$1];Function3;[.$A28])+COUNTIFS(Color;[.J$1];Function4;[.$A28])+COUNTIFS(Color;[.J$1];Function5;[.$A28])" office:value-type="float" office:value="0">
            <text:p>0</text:p>
          </table:table-cell>
          <table:table-cell table:formula="of:=COUNTIFS(Color;[.K$1];Function1;[.$A28])+COUNTIFS(Color;[.K$1];Function2;[.$A28])+COUNTIFS(Color;[.K$1];Function3;[.$A28])+COUNTIFS(Color;[.K$1];Function4;[.$A28])+COUNTIFS(Color;[.K$1];Function5;[.$A28])" office:value-type="float" office:value="0">
            <text:p>0</text:p>
          </table:table-cell>
          <table:table-cell table:formula="of:=COUNTIFS(Color;[.L$1];Function1;[.$A28])+COUNTIFS(Color;[.L$1];Function2;[.$A28])+COUNTIFS(Color;[.L$1];Function3;[.$A28])+COUNTIFS(Color;[.L$1];Function4;[.$A28])+COUNTIFS(Color;[.L$1];Function5;[.$A28])" office:value-type="float" office:value="0">
            <text:p>0</text:p>
          </table:table-cell>
          <table:table-cell table:formula="of:=COUNTIFS(Color;[.M$1];Function1;[.$A28])+COUNTIFS(Color;[.M$1];Function2;[.$A28])+COUNTIFS(Color;[.M$1];Function3;[.$A28])+COUNTIFS(Color;[.M$1];Function4;[.$A28])+COUNTIFS(Color;[.M$1];Function5;[.$A28])" office:value-type="float" office:value="0">
            <text:p>0</text:p>
          </table:table-cell>
          <table:table-cell table:formula="of:=COUNTIFS(Color;[.N$1];Function1;[.$A28])+COUNTIFS(Color;[.N$1];Function2;[.$A28])+COUNTIFS(Color;[.N$1];Function3;[.$A28])+COUNTIFS(Color;[.N$1];Function4;[.$A28])+COUNTIFS(Color;[.N$1];Function5;[.$A28])" office:value-type="float" office:value="0">
            <text:p>0</text:p>
          </table:table-cell>
          <table:table-cell table:formula="of:=COUNTIFS(Color;[.O$1];Function1;[.$A28])+COUNTIFS(Color;[.O$1];Function2;[.$A28])+COUNTIFS(Color;[.O$1];Function3;[.$A28])+COUNTIFS(Color;[.O$1];Function4;[.$A28])+COUNTIFS(Color;[.O$1];Function5;[.$A28])" office:value-type="float" office:value="0">
            <text:p>0</text:p>
          </table:table-cell>
          <table:table-cell table:formula="of:=COUNTIFS(Color;[.P$1];Function1;[.$A28])+COUNTIFS(Color;[.P$1];Function2;[.$A28])+COUNTIFS(Color;[.P$1];Function3;[.$A28])+COUNTIFS(Color;[.P$1];Function4;[.$A28])+COUNTIFS(Color;[.P$1];Function5;[.$A28])" office:value-type="float" office:value="0">
            <text:p>0</text:p>
          </table:table-cell>
          <table:table-cell table:formula="of:=COUNTIFS(Color;[.Q$1];Function1;[.$A28])+COUNTIFS(Color;[.Q$1];Function2;[.$A28])+COUNTIFS(Color;[.Q$1];Function3;[.$A28])+COUNTIFS(Color;[.Q$1];Function4;[.$A28])+COUNTIFS(Color;[.Q$1];Function5;[.$A28])" office:value-type="float" office:value="0">
            <text:p>0</text:p>
          </table:table-cell>
          <table:table-cell table:formula="of:=COUNTIFS(Color;[.R$1];Function1;[.$A28])+COUNTIFS(Color;[.R$1];Function2;[.$A28])+COUNTIFS(Color;[.R$1];Function3;[.$A28])+COUNTIFS(Color;[.R$1];Function4;[.$A28])+COUNTIFS(Color;[.R$1];Function5;[.$A28])" office:value-type="float" office:value="0">
            <text:p>0</text:p>
          </table:table-cell>
          <table:table-cell table:formula="of:=COUNTIFS(Color;[.S$1];Function1;[.$A28])+COUNTIFS(Color;[.S$1];Function2;[.$A28])+COUNTIFS(Color;[.S$1];Function3;[.$A28])+COUNTIFS(Color;[.S$1];Function4;[.$A28])+COUNTIFS(Color;[.S$1];Function5;[.$A28])" office:value-type="float" office:value="0">
            <text:p>0</text:p>
          </table:table-cell>
        </table:table-row>
        <table:table-row table:style-name="ro1">
          <table:table-cell office:value-type="string">
            <text:p>Selfbounce</text:p>
          </table:table-cell>
          <table:table-cell table:formula="of:=SUM([.$C29:.$S29])" office:value-type="float" office:value="3">
            <text:p>3</text:p>
          </table:table-cell>
          <table:table-cell table:formula="of:=COUNTIFS(Color;[.C$1];Function1;[.$A29])+COUNTIFS(Color;[.C$1];Function2;[.$A29])+COUNTIFS(Color;[.C$1];Function3;[.$A29])+COUNTIFS(Color;[.C$1];Function4;[.$A29])+COUNTIFS(Color;[.C$1];Function5;[.$A29])" office:value-type="float" office:value="1">
            <text:p>1</text:p>
          </table:table-cell>
          <table:table-cell table:formula="of:=COUNTIFS(Color;[.D$1];Function1;[.$A29])+COUNTIFS(Color;[.D$1];Function2;[.$A29])+COUNTIFS(Color;[.D$1];Function3;[.$A29])+COUNTIFS(Color;[.D$1];Function4;[.$A29])+COUNTIFS(Color;[.D$1];Function5;[.$A29])" office:value-type="float" office:value="2">
            <text:p>2</text:p>
          </table:table-cell>
          <table:table-cell table:formula="of:=COUNTIFS(Color;[.E$1];Function1;[.$A29])+COUNTIFS(Color;[.E$1];Function2;[.$A29])+COUNTIFS(Color;[.E$1];Function3;[.$A29])+COUNTIFS(Color;[.E$1];Function4;[.$A29])+COUNTIFS(Color;[.E$1];Function5;[.$A29])" office:value-type="float" office:value="0">
            <text:p>0</text:p>
          </table:table-cell>
          <table:table-cell table:formula="of:=COUNTIFS(Color;[.F$1];Function1;[.$A29])+COUNTIFS(Color;[.F$1];Function2;[.$A29])+COUNTIFS(Color;[.F$1];Function3;[.$A29])+COUNTIFS(Color;[.F$1];Function4;[.$A29])+COUNTIFS(Color;[.F$1];Function5;[.$A29])" office:value-type="float" office:value="0">
            <text:p>0</text:p>
          </table:table-cell>
          <table:table-cell table:formula="of:=COUNTIFS(Color;[.G$1];Function1;[.$A29])+COUNTIFS(Color;[.G$1];Function2;[.$A29])+COUNTIFS(Color;[.G$1];Function3;[.$A29])+COUNTIFS(Color;[.G$1];Function4;[.$A29])+COUNTIFS(Color;[.G$1];Function5;[.$A29])" office:value-type="float" office:value="0">
            <text:p>0</text:p>
          </table:table-cell>
          <table:table-cell table:formula="of:=COUNTIFS(Color;[.H$1];Function1;[.$A29])+COUNTIFS(Color;[.H$1];Function2;[.$A29])+COUNTIFS(Color;[.H$1];Function3;[.$A29])+COUNTIFS(Color;[.H$1];Function4;[.$A29])+COUNTIFS(Color;[.H$1];Function5;[.$A29])" office:value-type="float" office:value="0">
            <text:p>0</text:p>
          </table:table-cell>
          <table:table-cell table:formula="of:=COUNTIFS(Color;[.I$1];Function1;[.$A29])+COUNTIFS(Color;[.I$1];Function2;[.$A29])+COUNTIFS(Color;[.I$1];Function3;[.$A29])+COUNTIFS(Color;[.I$1];Function4;[.$A29])+COUNTIFS(Color;[.I$1];Function5;[.$A29])" office:value-type="float" office:value="0">
            <text:p>0</text:p>
          </table:table-cell>
          <table:table-cell table:formula="of:=COUNTIFS(Color;[.J$1];Function1;[.$A29])+COUNTIFS(Color;[.J$1];Function2;[.$A29])+COUNTIFS(Color;[.J$1];Function3;[.$A29])+COUNTIFS(Color;[.J$1];Function4;[.$A29])+COUNTIFS(Color;[.J$1];Function5;[.$A29])" office:value-type="float" office:value="0">
            <text:p>0</text:p>
          </table:table-cell>
          <table:table-cell table:formula="of:=COUNTIFS(Color;[.K$1];Function1;[.$A29])+COUNTIFS(Color;[.K$1];Function2;[.$A29])+COUNTIFS(Color;[.K$1];Function3;[.$A29])+COUNTIFS(Color;[.K$1];Function4;[.$A29])+COUNTIFS(Color;[.K$1];Function5;[.$A29])" office:value-type="float" office:value="0">
            <text:p>0</text:p>
          </table:table-cell>
          <table:table-cell table:formula="of:=COUNTIFS(Color;[.L$1];Function1;[.$A29])+COUNTIFS(Color;[.L$1];Function2;[.$A29])+COUNTIFS(Color;[.L$1];Function3;[.$A29])+COUNTIFS(Color;[.L$1];Function4;[.$A29])+COUNTIFS(Color;[.L$1];Function5;[.$A29])" office:value-type="float" office:value="0">
            <text:p>0</text:p>
          </table:table-cell>
          <table:table-cell table:formula="of:=COUNTIFS(Color;[.M$1];Function1;[.$A29])+COUNTIFS(Color;[.M$1];Function2;[.$A29])+COUNTIFS(Color;[.M$1];Function3;[.$A29])+COUNTIFS(Color;[.M$1];Function4;[.$A29])+COUNTIFS(Color;[.M$1];Function5;[.$A29])" office:value-type="float" office:value="0">
            <text:p>0</text:p>
          </table:table-cell>
          <table:table-cell table:formula="of:=COUNTIFS(Color;[.N$1];Function1;[.$A29])+COUNTIFS(Color;[.N$1];Function2;[.$A29])+COUNTIFS(Color;[.N$1];Function3;[.$A29])+COUNTIFS(Color;[.N$1];Function4;[.$A29])+COUNTIFS(Color;[.N$1];Function5;[.$A29])" office:value-type="float" office:value="0">
            <text:p>0</text:p>
          </table:table-cell>
          <table:table-cell table:formula="of:=COUNTIFS(Color;[.O$1];Function1;[.$A29])+COUNTIFS(Color;[.O$1];Function2;[.$A29])+COUNTIFS(Color;[.O$1];Function3;[.$A29])+COUNTIFS(Color;[.O$1];Function4;[.$A29])+COUNTIFS(Color;[.O$1];Function5;[.$A29])" office:value-type="float" office:value="0">
            <text:p>0</text:p>
          </table:table-cell>
          <table:table-cell table:formula="of:=COUNTIFS(Color;[.P$1];Function1;[.$A29])+COUNTIFS(Color;[.P$1];Function2;[.$A29])+COUNTIFS(Color;[.P$1];Function3;[.$A29])+COUNTIFS(Color;[.P$1];Function4;[.$A29])+COUNTIFS(Color;[.P$1];Function5;[.$A29])" office:value-type="float" office:value="0">
            <text:p>0</text:p>
          </table:table-cell>
          <table:table-cell table:formula="of:=COUNTIFS(Color;[.Q$1];Function1;[.$A29])+COUNTIFS(Color;[.Q$1];Function2;[.$A29])+COUNTIFS(Color;[.Q$1];Function3;[.$A29])+COUNTIFS(Color;[.Q$1];Function4;[.$A29])+COUNTIFS(Color;[.Q$1];Function5;[.$A29])" office:value-type="float" office:value="0">
            <text:p>0</text:p>
          </table:table-cell>
          <table:table-cell table:formula="of:=COUNTIFS(Color;[.R$1];Function1;[.$A29])+COUNTIFS(Color;[.R$1];Function2;[.$A29])+COUNTIFS(Color;[.R$1];Function3;[.$A29])+COUNTIFS(Color;[.R$1];Function4;[.$A29])+COUNTIFS(Color;[.R$1];Function5;[.$A29])" office:value-type="float" office:value="0">
            <text:p>0</text:p>
          </table:table-cell>
          <table:table-cell table:formula="of:=COUNTIFS(Color;[.S$1];Function1;[.$A29])+COUNTIFS(Color;[.S$1];Function2;[.$A29])+COUNTIFS(Color;[.S$1];Function3;[.$A29])+COUNTIFS(Color;[.S$1];Function4;[.$A29])+COUNTIFS(Color;[.S$1];Function5;[.$A29])" office:value-type="float" office:value="0">
            <text:p>0</text:p>
          </table:table-cell>
        </table:table-row>
        <table:table-row table:style-name="ro1">
          <table:table-cell office:value-type="string">
            <text:p>Flicker</text:p>
          </table:table-cell>
          <table:table-cell table:formula="of:=SUM([.$C30:.$S30])" office:value-type="float" office:value="7">
            <text:p>7</text:p>
          </table:table-cell>
          <table:table-cell table:formula="of:=COUNTIFS(Color;[.C$1];Function1;[.$A30])+COUNTIFS(Color;[.C$1];Function2;[.$A30])+COUNTIFS(Color;[.C$1];Function3;[.$A30])+COUNTIFS(Color;[.C$1];Function4;[.$A30])+COUNTIFS(Color;[.C$1];Function5;[.$A30])" office:value-type="float" office:value="4">
            <text:p>4</text:p>
          </table:table-cell>
          <table:table-cell table:formula="of:=COUNTIFS(Color;[.D$1];Function1;[.$A30])+COUNTIFS(Color;[.D$1];Function2;[.$A30])+COUNTIFS(Color;[.D$1];Function3;[.$A30])+COUNTIFS(Color;[.D$1];Function4;[.$A30])+COUNTIFS(Color;[.D$1];Function5;[.$A30])" office:value-type="float" office:value="2">
            <text:p>2</text:p>
          </table:table-cell>
          <table:table-cell table:formula="of:=COUNTIFS(Color;[.E$1];Function1;[.$A30])+COUNTIFS(Color;[.E$1];Function2;[.$A30])+COUNTIFS(Color;[.E$1];Function3;[.$A30])+COUNTIFS(Color;[.E$1];Function4;[.$A30])+COUNTIFS(Color;[.E$1];Function5;[.$A30])" office:value-type="float" office:value="0">
            <text:p>0</text:p>
          </table:table-cell>
          <table:table-cell table:formula="of:=COUNTIFS(Color;[.F$1];Function1;[.$A30])+COUNTIFS(Color;[.F$1];Function2;[.$A30])+COUNTIFS(Color;[.F$1];Function3;[.$A30])+COUNTIFS(Color;[.F$1];Function4;[.$A30])+COUNTIFS(Color;[.F$1];Function5;[.$A30])" office:value-type="float" office:value="0">
            <text:p>0</text:p>
          </table:table-cell>
          <table:table-cell table:formula="of:=COUNTIFS(Color;[.G$1];Function1;[.$A30])+COUNTIFS(Color;[.G$1];Function2;[.$A30])+COUNTIFS(Color;[.G$1];Function3;[.$A30])+COUNTIFS(Color;[.G$1];Function4;[.$A30])+COUNTIFS(Color;[.G$1];Function5;[.$A30])" office:value-type="float" office:value="0">
            <text:p>0</text:p>
          </table:table-cell>
          <table:table-cell table:formula="of:=COUNTIFS(Color;[.H$1];Function1;[.$A30])+COUNTIFS(Color;[.H$1];Function2;[.$A30])+COUNTIFS(Color;[.H$1];Function3;[.$A30])+COUNTIFS(Color;[.H$1];Function4;[.$A30])+COUNTIFS(Color;[.H$1];Function5;[.$A30])" office:value-type="float" office:value="0">
            <text:p>0</text:p>
          </table:table-cell>
          <table:table-cell table:formula="of:=COUNTIFS(Color;[.I$1];Function1;[.$A30])+COUNTIFS(Color;[.I$1];Function2;[.$A30])+COUNTIFS(Color;[.I$1];Function3;[.$A30])+COUNTIFS(Color;[.I$1];Function4;[.$A30])+COUNTIFS(Color;[.I$1];Function5;[.$A30])" office:value-type="float" office:value="1">
            <text:p>1</text:p>
          </table:table-cell>
          <table:table-cell table:formula="of:=COUNTIFS(Color;[.J$1];Function1;[.$A30])+COUNTIFS(Color;[.J$1];Function2;[.$A30])+COUNTIFS(Color;[.J$1];Function3;[.$A30])+COUNTIFS(Color;[.J$1];Function4;[.$A30])+COUNTIFS(Color;[.J$1];Function5;[.$A30])" office:value-type="float" office:value="0">
            <text:p>0</text:p>
          </table:table-cell>
          <table:table-cell table:formula="of:=COUNTIFS(Color;[.K$1];Function1;[.$A30])+COUNTIFS(Color;[.K$1];Function2;[.$A30])+COUNTIFS(Color;[.K$1];Function3;[.$A30])+COUNTIFS(Color;[.K$1];Function4;[.$A30])+COUNTIFS(Color;[.K$1];Function5;[.$A30])" office:value-type="float" office:value="0">
            <text:p>0</text:p>
          </table:table-cell>
          <table:table-cell table:formula="of:=COUNTIFS(Color;[.L$1];Function1;[.$A30])+COUNTIFS(Color;[.L$1];Function2;[.$A30])+COUNTIFS(Color;[.L$1];Function3;[.$A30])+COUNTIFS(Color;[.L$1];Function4;[.$A30])+COUNTIFS(Color;[.L$1];Function5;[.$A30])" office:value-type="float" office:value="0">
            <text:p>0</text:p>
          </table:table-cell>
          <table:table-cell table:formula="of:=COUNTIFS(Color;[.M$1];Function1;[.$A30])+COUNTIFS(Color;[.M$1];Function2;[.$A30])+COUNTIFS(Color;[.M$1];Function3;[.$A30])+COUNTIFS(Color;[.M$1];Function4;[.$A30])+COUNTIFS(Color;[.M$1];Function5;[.$A30])" office:value-type="float" office:value="0">
            <text:p>0</text:p>
          </table:table-cell>
          <table:table-cell table:formula="of:=COUNTIFS(Color;[.N$1];Function1;[.$A30])+COUNTIFS(Color;[.N$1];Function2;[.$A30])+COUNTIFS(Color;[.N$1];Function3;[.$A30])+COUNTIFS(Color;[.N$1];Function4;[.$A30])+COUNTIFS(Color;[.N$1];Function5;[.$A30])" office:value-type="float" office:value="0">
            <text:p>0</text:p>
          </table:table-cell>
          <table:table-cell table:formula="of:=COUNTIFS(Color;[.O$1];Function1;[.$A30])+COUNTIFS(Color;[.O$1];Function2;[.$A30])+COUNTIFS(Color;[.O$1];Function3;[.$A30])+COUNTIFS(Color;[.O$1];Function4;[.$A30])+COUNTIFS(Color;[.O$1];Function5;[.$A30])" office:value-type="float" office:value="0">
            <text:p>0</text:p>
          </table:table-cell>
          <table:table-cell table:formula="of:=COUNTIFS(Color;[.P$1];Function1;[.$A30])+COUNTIFS(Color;[.P$1];Function2;[.$A30])+COUNTIFS(Color;[.P$1];Function3;[.$A30])+COUNTIFS(Color;[.P$1];Function4;[.$A30])+COUNTIFS(Color;[.P$1];Function5;[.$A30])" office:value-type="float" office:value="0">
            <text:p>0</text:p>
          </table:table-cell>
          <table:table-cell table:formula="of:=COUNTIFS(Color;[.Q$1];Function1;[.$A30])+COUNTIFS(Color;[.Q$1];Function2;[.$A30])+COUNTIFS(Color;[.Q$1];Function3;[.$A30])+COUNTIFS(Color;[.Q$1];Function4;[.$A30])+COUNTIFS(Color;[.Q$1];Function5;[.$A30])" office:value-type="float" office:value="0">
            <text:p>0</text:p>
          </table:table-cell>
          <table:table-cell table:formula="of:=COUNTIFS(Color;[.R$1];Function1;[.$A30])+COUNTIFS(Color;[.R$1];Function2;[.$A30])+COUNTIFS(Color;[.R$1];Function3;[.$A30])+COUNTIFS(Color;[.R$1];Function4;[.$A30])+COUNTIFS(Color;[.R$1];Function5;[.$A30])" office:value-type="float" office:value="0">
            <text:p>0</text:p>
          </table:table-cell>
          <table:table-cell table:formula="of:=COUNTIFS(Color;[.S$1];Function1;[.$A30])+COUNTIFS(Color;[.S$1];Function2;[.$A30])+COUNTIFS(Color;[.S$1];Function3;[.$A30])+COUNTIFS(Color;[.S$1];Function4;[.$A30])+COUNTIFS(Color;[.S$1];Function5;[.$A30])" office:value-type="float" office:value="0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</text:p>
          </table:table-cell>
          <table:table-cell table:formula="of:=SUM([.$C32:.$S32])" office:value-type="float" office:value="20">
            <text:p>20</text:p>
          </table:table-cell>
          <table:table-cell table:formula="of:=COUNTIFS(Color;[.C$1];Function1;[.$A32])+COUNTIFS(Color;[.C$1];Function2;[.$A32])+COUNTIFS(Color;[.C$1];Function3;[.$A32])+COUNTIFS(Color;[.C$1];Function4;[.$A32])+COUNTIFS(Color;[.C$1];Function5;[.$A32])" office:value-type="float" office:value="0">
            <text:p>0</text:p>
          </table:table-cell>
          <table:table-cell table:formula="of:=COUNTIFS(Color;[.D$1];Function1;[.$A32])+COUNTIFS(Color;[.D$1];Function2;[.$A32])+COUNTIFS(Color;[.D$1];Function3;[.$A32])+COUNTIFS(Color;[.D$1];Function4;[.$A32])+COUNTIFS(Color;[.D$1];Function5;[.$A32])" office:value-type="float" office:value="0">
            <text:p>0</text:p>
          </table:table-cell>
          <table:table-cell table:formula="of:=COUNTIFS(Color;[.E$1];Function1;[.$A32])+COUNTIFS(Color;[.E$1];Function2;[.$A32])+COUNTIFS(Color;[.E$1];Function3;[.$A32])+COUNTIFS(Color;[.E$1];Function4;[.$A32])+COUNTIFS(Color;[.E$1];Function5;[.$A32])" office:value-type="float" office:value="1">
            <text:p>1</text:p>
          </table:table-cell>
          <table:table-cell table:formula="of:=COUNTIFS(Color;[.F$1];Function1;[.$A32])+COUNTIFS(Color;[.F$1];Function2;[.$A32])+COUNTIFS(Color;[.F$1];Function3;[.$A32])+COUNTIFS(Color;[.F$1];Function4;[.$A32])+COUNTIFS(Color;[.F$1];Function5;[.$A32])" office:value-type="float" office:value="0">
            <text:p>0</text:p>
          </table:table-cell>
          <table:table-cell table:formula="of:=COUNTIFS(Color;[.G$1];Function1;[.$A32])+COUNTIFS(Color;[.G$1];Function2;[.$A32])+COUNTIFS(Color;[.G$1];Function3;[.$A32])+COUNTIFS(Color;[.G$1];Function4;[.$A32])+COUNTIFS(Color;[.G$1];Function5;[.$A32])" office:value-type="float" office:value="9">
            <text:p>9</text:p>
          </table:table-cell>
          <table:table-cell table:formula="of:=COUNTIFS(Color;[.H$1];Function1;[.$A32])+COUNTIFS(Color;[.H$1];Function2;[.$A32])+COUNTIFS(Color;[.H$1];Function3;[.$A32])+COUNTIFS(Color;[.H$1];Function4;[.$A32])+COUNTIFS(Color;[.H$1];Function5;[.$A32])" office:value-type="float" office:value="10">
            <text:p>10</text:p>
          </table:table-cell>
          <table:table-cell table:formula="of:=COUNTIFS(Color;[.I$1];Function1;[.$A32])+COUNTIFS(Color;[.I$1];Function2;[.$A32])+COUNTIFS(Color;[.I$1];Function3;[.$A32])+COUNTIFS(Color;[.I$1];Function4;[.$A32])+COUNTIFS(Color;[.I$1];Function5;[.$A32])" office:value-type="float" office:value="0">
            <text:p>0</text:p>
          </table:table-cell>
          <table:table-cell table:formula="of:=COUNTIFS(Color;[.J$1];Function1;[.$A32])+COUNTIFS(Color;[.J$1];Function2;[.$A32])+COUNTIFS(Color;[.J$1];Function3;[.$A32])+COUNTIFS(Color;[.J$1];Function4;[.$A32])+COUNTIFS(Color;[.J$1];Function5;[.$A32])" office:value-type="float" office:value="0">
            <text:p>0</text:p>
          </table:table-cell>
          <table:table-cell table:formula="of:=COUNTIFS(Color;[.K$1];Function1;[.$A32])+COUNTIFS(Color;[.K$1];Function2;[.$A32])+COUNTIFS(Color;[.K$1];Function3;[.$A32])+COUNTIFS(Color;[.K$1];Function4;[.$A32])+COUNTIFS(Color;[.K$1];Function5;[.$A32])" office:value-type="float" office:value="0">
            <text:p>0</text:p>
          </table:table-cell>
          <table:table-cell table:formula="of:=COUNTIFS(Color;[.L$1];Function1;[.$A32])+COUNTIFS(Color;[.L$1];Function2;[.$A32])+COUNTIFS(Color;[.L$1];Function3;[.$A32])+COUNTIFS(Color;[.L$1];Function4;[.$A32])+COUNTIFS(Color;[.L$1];Function5;[.$A32])" office:value-type="float" office:value="0">
            <text:p>0</text:p>
          </table:table-cell>
          <table:table-cell table:formula="of:=COUNTIFS(Color;[.M$1];Function1;[.$A32])+COUNTIFS(Color;[.M$1];Function2;[.$A32])+COUNTIFS(Color;[.M$1];Function3;[.$A32])+COUNTIFS(Color;[.M$1];Function4;[.$A32])+COUNTIFS(Color;[.M$1];Function5;[.$A32])" office:value-type="float" office:value="0">
            <text:p>0</text:p>
          </table:table-cell>
          <table:table-cell table:formula="of:=COUNTIFS(Color;[.N$1];Function1;[.$A32])+COUNTIFS(Color;[.N$1];Function2;[.$A32])+COUNTIFS(Color;[.N$1];Function3;[.$A32])+COUNTIFS(Color;[.N$1];Function4;[.$A32])+COUNTIFS(Color;[.N$1];Function5;[.$A32])" office:value-type="float" office:value="0">
            <text:p>0</text:p>
          </table:table-cell>
          <table:table-cell table:formula="of:=COUNTIFS(Color;[.O$1];Function1;[.$A32])+COUNTIFS(Color;[.O$1];Function2;[.$A32])+COUNTIFS(Color;[.O$1];Function3;[.$A32])+COUNTIFS(Color;[.O$1];Function4;[.$A32])+COUNTIFS(Color;[.O$1];Function5;[.$A32])" office:value-type="float" office:value="0">
            <text:p>0</text:p>
          </table:table-cell>
          <table:table-cell table:formula="of:=COUNTIFS(Color;[.P$1];Function1;[.$A32])+COUNTIFS(Color;[.P$1];Function2;[.$A32])+COUNTIFS(Color;[.P$1];Function3;[.$A32])+COUNTIFS(Color;[.P$1];Function4;[.$A32])+COUNTIFS(Color;[.P$1];Function5;[.$A32])" office:value-type="float" office:value="0">
            <text:p>0</text:p>
          </table:table-cell>
          <table:table-cell table:formula="of:=COUNTIFS(Color;[.Q$1];Function1;[.$A32])+COUNTIFS(Color;[.Q$1];Function2;[.$A32])+COUNTIFS(Color;[.Q$1];Function3;[.$A32])+COUNTIFS(Color;[.Q$1];Function4;[.$A32])+COUNTIFS(Color;[.Q$1];Function5;[.$A32])" office:value-type="float" office:value="0">
            <text:p>0</text:p>
          </table:table-cell>
          <table:table-cell table:formula="of:=COUNTIFS(Color;[.R$1];Function1;[.$A32])+COUNTIFS(Color;[.R$1];Function2;[.$A32])+COUNTIFS(Color;[.R$1];Function3;[.$A32])+COUNTIFS(Color;[.R$1];Function4;[.$A32])+COUNTIFS(Color;[.R$1];Function5;[.$A32])" office:value-type="float" office:value="0">
            <text:p>0</text:p>
          </table:table-cell>
          <table:table-cell table:formula="of:=COUNTIFS(Color;[.S$1];Function1;[.$A32])+COUNTIFS(Color;[.S$1];Function2;[.$A32])+COUNTIFS(Color;[.S$1];Function3;[.$A32])+COUNTIFS(Color;[.S$1];Function4;[.$A32])+COUNTIFS(Color;[.S$1];Function5;[.$A32])" office:value-type="float" office:value="0">
            <text:p>0</text:p>
          </table:table-cell>
        </table:table-row>
        <table:table-row table:style-name="ro1">
          <table:table-cell office:value-type="string">
            <text:p>Discard</text:p>
          </table:table-cell>
          <table:table-cell table:formula="of:=SUM([.$C33:.$S33])" office:value-type="float" office:value="6">
            <text:p>6</text:p>
          </table:table-cell>
          <table:table-cell table:formula="of:=COUNTIFS(Color;[.C$1];Function1;[.$A33])+COUNTIFS(Color;[.C$1];Function2;[.$A33])+COUNTIFS(Color;[.C$1];Function3;[.$A33])+COUNTIFS(Color;[.C$1];Function4;[.$A33])+COUNTIFS(Color;[.C$1];Function5;[.$A33])" office:value-type="float" office:value="0">
            <text:p>0</text:p>
          </table:table-cell>
          <table:table-cell table:formula="of:=COUNTIFS(Color;[.D$1];Function1;[.$A33])+COUNTIFS(Color;[.D$1];Function2;[.$A33])+COUNTIFS(Color;[.D$1];Function3;[.$A33])+COUNTIFS(Color;[.D$1];Function4;[.$A33])+COUNTIFS(Color;[.D$1];Function5;[.$A33])" office:value-type="float" office:value="0">
            <text:p>0</text:p>
          </table:table-cell>
          <table:table-cell table:formula="of:=COUNTIFS(Color;[.E$1];Function1;[.$A33])+COUNTIFS(Color;[.E$1];Function2;[.$A33])+COUNTIFS(Color;[.E$1];Function3;[.$A33])+COUNTIFS(Color;[.E$1];Function4;[.$A33])+COUNTIFS(Color;[.E$1];Function5;[.$A33])" office:value-type="float" office:value="4">
            <text:p>4</text:p>
          </table:table-cell>
          <table:table-cell table:formula="of:=COUNTIFS(Color;[.F$1];Function1;[.$A33])+COUNTIFS(Color;[.F$1];Function2;[.$A33])+COUNTIFS(Color;[.F$1];Function3;[.$A33])+COUNTIFS(Color;[.F$1];Function4;[.$A33])+COUNTIFS(Color;[.F$1];Function5;[.$A33])" office:value-type="float" office:value="0">
            <text:p>0</text:p>
          </table:table-cell>
          <table:table-cell table:formula="of:=COUNTIFS(Color;[.G$1];Function1;[.$A33])+COUNTIFS(Color;[.G$1];Function2;[.$A33])+COUNTIFS(Color;[.G$1];Function3;[.$A33])+COUNTIFS(Color;[.G$1];Function4;[.$A33])+COUNTIFS(Color;[.G$1];Function5;[.$A33])" office:value-type="float" office:value="0">
            <text:p>0</text:p>
          </table:table-cell>
          <table:table-cell table:formula="of:=COUNTIFS(Color;[.H$1];Function1;[.$A33])+COUNTIFS(Color;[.H$1];Function2;[.$A33])+COUNTIFS(Color;[.H$1];Function3;[.$A33])+COUNTIFS(Color;[.H$1];Function4;[.$A33])+COUNTIFS(Color;[.H$1];Function5;[.$A33])" office:value-type="float" office:value="0">
            <text:p>0</text:p>
          </table:table-cell>
          <table:table-cell table:formula="of:=COUNTIFS(Color;[.I$1];Function1;[.$A33])+COUNTIFS(Color;[.I$1];Function2;[.$A33])+COUNTIFS(Color;[.I$1];Function3;[.$A33])+COUNTIFS(Color;[.I$1];Function4;[.$A33])+COUNTIFS(Color;[.I$1];Function5;[.$A33])" office:value-type="float" office:value="0">
            <text:p>0</text:p>
          </table:table-cell>
          <table:table-cell table:formula="of:=COUNTIFS(Color;[.J$1];Function1;[.$A33])+COUNTIFS(Color;[.J$1];Function2;[.$A33])+COUNTIFS(Color;[.J$1];Function3;[.$A33])+COUNTIFS(Color;[.J$1];Function4;[.$A33])+COUNTIFS(Color;[.J$1];Function5;[.$A33])" office:value-type="float" office:value="0">
            <text:p>0</text:p>
          </table:table-cell>
          <table:table-cell table:formula="of:=COUNTIFS(Color;[.K$1];Function1;[.$A33])+COUNTIFS(Color;[.K$1];Function2;[.$A33])+COUNTIFS(Color;[.K$1];Function3;[.$A33])+COUNTIFS(Color;[.K$1];Function4;[.$A33])+COUNTIFS(Color;[.K$1];Function5;[.$A33])" office:value-type="float" office:value="1">
            <text:p>1</text:p>
          </table:table-cell>
          <table:table-cell table:formula="of:=COUNTIFS(Color;[.L$1];Function1;[.$A33])+COUNTIFS(Color;[.L$1];Function2;[.$A33])+COUNTIFS(Color;[.L$1];Function3;[.$A33])+COUNTIFS(Color;[.L$1];Function4;[.$A33])+COUNTIFS(Color;[.L$1];Function5;[.$A33])" office:value-type="float" office:value="0">
            <text:p>0</text:p>
          </table:table-cell>
          <table:table-cell table:formula="of:=COUNTIFS(Color;[.M$1];Function1;[.$A33])+COUNTIFS(Color;[.M$1];Function2;[.$A33])+COUNTIFS(Color;[.M$1];Function3;[.$A33])+COUNTIFS(Color;[.M$1];Function4;[.$A33])+COUNTIFS(Color;[.M$1];Function5;[.$A33])" office:value-type="float" office:value="0">
            <text:p>0</text:p>
          </table:table-cell>
          <table:table-cell table:formula="of:=COUNTIFS(Color;[.N$1];Function1;[.$A33])+COUNTIFS(Color;[.N$1];Function2;[.$A33])+COUNTIFS(Color;[.N$1];Function3;[.$A33])+COUNTIFS(Color;[.N$1];Function4;[.$A33])+COUNTIFS(Color;[.N$1];Function5;[.$A33])" office:value-type="float" office:value="1">
            <text:p>1</text:p>
          </table:table-cell>
          <table:table-cell table:formula="of:=COUNTIFS(Color;[.O$1];Function1;[.$A33])+COUNTIFS(Color;[.O$1];Function2;[.$A33])+COUNTIFS(Color;[.O$1];Function3;[.$A33])+COUNTIFS(Color;[.O$1];Function4;[.$A33])+COUNTIFS(Color;[.O$1];Function5;[.$A33])" office:value-type="float" office:value="0">
            <text:p>0</text:p>
          </table:table-cell>
          <table:table-cell table:formula="of:=COUNTIFS(Color;[.P$1];Function1;[.$A33])+COUNTIFS(Color;[.P$1];Function2;[.$A33])+COUNTIFS(Color;[.P$1];Function3;[.$A33])+COUNTIFS(Color;[.P$1];Function4;[.$A33])+COUNTIFS(Color;[.P$1];Function5;[.$A33])" office:value-type="float" office:value="0">
            <text:p>0</text:p>
          </table:table-cell>
          <table:table-cell table:formula="of:=COUNTIFS(Color;[.Q$1];Function1;[.$A33])+COUNTIFS(Color;[.Q$1];Function2;[.$A33])+COUNTIFS(Color;[.Q$1];Function3;[.$A33])+COUNTIFS(Color;[.Q$1];Function4;[.$A33])+COUNTIFS(Color;[.Q$1];Function5;[.$A33])" office:value-type="float" office:value="0">
            <text:p>0</text:p>
          </table:table-cell>
          <table:table-cell table:formula="of:=COUNTIFS(Color;[.R$1];Function1;[.$A33])+COUNTIFS(Color;[.R$1];Function2;[.$A33])+COUNTIFS(Color;[.R$1];Function3;[.$A33])+COUNTIFS(Color;[.R$1];Function4;[.$A33])+COUNTIFS(Color;[.R$1];Function5;[.$A33])" office:value-type="float" office:value="0">
            <text:p>0</text:p>
          </table:table-cell>
          <table:table-cell table:formula="of:=COUNTIFS(Color;[.S$1];Function1;[.$A33])+COUNTIFS(Color;[.S$1];Function2;[.$A33])+COUNTIFS(Color;[.S$1];Function3;[.$A33])+COUNTIFS(Color;[.S$1];Function4;[.$A33])+COUNTIFS(Color;[.S$1];Function5;[.$A33])" office:value-type="float" office:value="0">
            <text:p>0</text:p>
          </table:table-cell>
        </table:table-row>
        <table:table-row table:style-name="ro1">
          <table:table-cell office:value-type="string">
            <text:p>Flying</text:p>
          </table:table-cell>
          <table:table-cell table:formula="of:=SUM([.$C34:.$S34])" office:value-type="float" office:value="43">
            <text:p>43</text:p>
          </table:table-cell>
          <table:table-cell table:formula="of:=COUNTIFS(Color;[.C$1];Function1;[.$A34])+COUNTIFS(Color;[.C$1];Function2;[.$A34])+COUNTIFS(Color;[.C$1];Function3;[.$A34])+COUNTIFS(Color;[.C$1];Function4;[.$A34])+COUNTIFS(Color;[.C$1];Function5;[.$A34])" office:value-type="float" office:value="11">
            <text:p>11</text:p>
          </table:table-cell>
          <table:table-cell table:formula="of:=COUNTIFS(Color;[.D$1];Function1;[.$A34])+COUNTIFS(Color;[.D$1];Function2;[.$A34])+COUNTIFS(Color;[.D$1];Function3;[.$A34])+COUNTIFS(Color;[.D$1];Function4;[.$A34])+COUNTIFS(Color;[.D$1];Function5;[.$A34])" office:value-type="float" office:value="17">
            <text:p>17</text:p>
          </table:table-cell>
          <table:table-cell table:formula="of:=COUNTIFS(Color;[.E$1];Function1;[.$A34])+COUNTIFS(Color;[.E$1];Function2;[.$A34])+COUNTIFS(Color;[.E$1];Function3;[.$A34])+COUNTIFS(Color;[.E$1];Function4;[.$A34])+COUNTIFS(Color;[.E$1];Function5;[.$A34])" office:value-type="float" office:value="7">
            <text:p>7</text:p>
          </table:table-cell>
          <table:table-cell table:formula="of:=COUNTIFS(Color;[.F$1];Function1;[.$A34])+COUNTIFS(Color;[.F$1];Function2;[.$A34])+COUNTIFS(Color;[.F$1];Function3;[.$A34])+COUNTIFS(Color;[.F$1];Function4;[.$A34])+COUNTIFS(Color;[.F$1];Function5;[.$A34])" office:value-type="float" office:value="0">
            <text:p>0</text:p>
          </table:table-cell>
          <table:table-cell table:formula="of:=COUNTIFS(Color;[.G$1];Function1;[.$A34])+COUNTIFS(Color;[.G$1];Function2;[.$A34])+COUNTIFS(Color;[.G$1];Function3;[.$A34])+COUNTIFS(Color;[.G$1];Function4;[.$A34])+COUNTIFS(Color;[.G$1];Function5;[.$A34])" office:value-type="float" office:value="0">
            <text:p>0</text:p>
          </table:table-cell>
          <table:table-cell table:formula="of:=COUNTIFS(Color;[.H$1];Function1;[.$A34])+COUNTIFS(Color;[.H$1];Function2;[.$A34])+COUNTIFS(Color;[.H$1];Function3;[.$A34])+COUNTIFS(Color;[.H$1];Function4;[.$A34])+COUNTIFS(Color;[.H$1];Function5;[.$A34])" office:value-type="float" office:value="1">
            <text:p>1</text:p>
          </table:table-cell>
          <table:table-cell table:formula="of:=COUNTIFS(Color;[.I$1];Function1;[.$A34])+COUNTIFS(Color;[.I$1];Function2;[.$A34])+COUNTIFS(Color;[.I$1];Function3;[.$A34])+COUNTIFS(Color;[.I$1];Function4;[.$A34])+COUNTIFS(Color;[.I$1];Function5;[.$A34])" office:value-type="float" office:value="2">
            <text:p>2</text:p>
          </table:table-cell>
          <table:table-cell table:formula="of:=COUNTIFS(Color;[.J$1];Function1;[.$A34])+COUNTIFS(Color;[.J$1];Function2;[.$A34])+COUNTIFS(Color;[.J$1];Function3;[.$A34])+COUNTIFS(Color;[.J$1];Function4;[.$A34])+COUNTIFS(Color;[.J$1];Function5;[.$A34])" office:value-type="float" office:value="1">
            <text:p>1</text:p>
          </table:table-cell>
          <table:table-cell table:formula="of:=COUNTIFS(Color;[.K$1];Function1;[.$A34])+COUNTIFS(Color;[.K$1];Function2;[.$A34])+COUNTIFS(Color;[.K$1];Function3;[.$A34])+COUNTIFS(Color;[.K$1];Function4;[.$A34])+COUNTIFS(Color;[.K$1];Function5;[.$A34])" office:value-type="float" office:value="1">
            <text:p>1</text:p>
          </table:table-cell>
          <table:table-cell table:formula="of:=COUNTIFS(Color;[.L$1];Function1;[.$A34])+COUNTIFS(Color;[.L$1];Function2;[.$A34])+COUNTIFS(Color;[.L$1];Function3;[.$A34])+COUNTIFS(Color;[.L$1];Function4;[.$A34])+COUNTIFS(Color;[.L$1];Function5;[.$A34])" office:value-type="float" office:value="0">
            <text:p>0</text:p>
          </table:table-cell>
          <table:table-cell table:formula="of:=COUNTIFS(Color;[.M$1];Function1;[.$A34])+COUNTIFS(Color;[.M$1];Function2;[.$A34])+COUNTIFS(Color;[.M$1];Function3;[.$A34])+COUNTIFS(Color;[.M$1];Function4;[.$A34])+COUNTIFS(Color;[.M$1];Function5;[.$A34])" office:value-type="float" office:value="0">
            <text:p>0</text:p>
          </table:table-cell>
          <table:table-cell table:formula="of:=COUNTIFS(Color;[.N$1];Function1;[.$A34])+COUNTIFS(Color;[.N$1];Function2;[.$A34])+COUNTIFS(Color;[.N$1];Function3;[.$A34])+COUNTIFS(Color;[.N$1];Function4;[.$A34])+COUNTIFS(Color;[.N$1];Function5;[.$A34])" office:value-type="float" office:value="1">
            <text:p>1</text:p>
          </table:table-cell>
          <table:table-cell table:formula="of:=COUNTIFS(Color;[.O$1];Function1;[.$A34])+COUNTIFS(Color;[.O$1];Function2;[.$A34])+COUNTIFS(Color;[.O$1];Function3;[.$A34])+COUNTIFS(Color;[.O$1];Function4;[.$A34])+COUNTIFS(Color;[.O$1];Function5;[.$A34])" office:value-type="float" office:value="1">
            <text:p>1</text:p>
          </table:table-cell>
          <table:table-cell table:formula="of:=COUNTIFS(Color;[.P$1];Function1;[.$A34])+COUNTIFS(Color;[.P$1];Function2;[.$A34])+COUNTIFS(Color;[.P$1];Function3;[.$A34])+COUNTIFS(Color;[.P$1];Function4;[.$A34])+COUNTIFS(Color;[.P$1];Function5;[.$A34])" office:value-type="float" office:value="0">
            <text:p>0</text:p>
          </table:table-cell>
          <table:table-cell table:formula="of:=COUNTIFS(Color;[.Q$1];Function1;[.$A34])+COUNTIFS(Color;[.Q$1];Function2;[.$A34])+COUNTIFS(Color;[.Q$1];Function3;[.$A34])+COUNTIFS(Color;[.Q$1];Function4;[.$A34])+COUNTIFS(Color;[.Q$1];Function5;[.$A34])" office:value-type="float" office:value="1">
            <text:p>1</text:p>
          </table:table-cell>
          <table:table-cell table:formula="of:=COUNTIFS(Color;[.R$1];Function1;[.$A34])+COUNTIFS(Color;[.R$1];Function2;[.$A34])+COUNTIFS(Color;[.R$1];Function3;[.$A34])+COUNTIFS(Color;[.R$1];Function4;[.$A34])+COUNTIFS(Color;[.R$1];Function5;[.$A34])" office:value-type="float" office:value="0">
            <text:p>0</text:p>
          </table:table-cell>
          <table:table-cell table:formula="of:=COUNTIFS(Color;[.S$1];Function1;[.$A34])+COUNTIFS(Color;[.S$1];Function2;[.$A34])+COUNTIFS(Color;[.S$1];Function3;[.$A34])+COUNTIFS(Color;[.S$1];Function4;[.$A34])+COUNTIFS(Color;[.S$1];Function5;[.$A34])" office:value-type="float" office:value="0">
            <text:p>0</text:p>
          </table:table-cell>
        </table:table-row>
        <table:table-row table:style-name="ro1">
          <table:table-cell office:value-type="string">
            <text:p>Reach</text:p>
          </table:table-cell>
          <table:table-cell table:formula="of:=SUM([.$C35:.$S35])" office:value-type="float" office:value="6">
            <text:p>6</text:p>
          </table:table-cell>
          <table:table-cell table:formula="of:=COUNTIFS(Color;[.C$1];Function1;[.$A35])+COUNTIFS(Color;[.C$1];Function2;[.$A35])+COUNTIFS(Color;[.C$1];Function3;[.$A35])+COUNTIFS(Color;[.C$1];Function4;[.$A35])+COUNTIFS(Color;[.C$1];Function5;[.$A35])" office:value-type="float" office:value="0">
            <text:p>0</text:p>
          </table:table-cell>
          <table:table-cell table:formula="of:=COUNTIFS(Color;[.D$1];Function1;[.$A35])+COUNTIFS(Color;[.D$1];Function2;[.$A35])+COUNTIFS(Color;[.D$1];Function3;[.$A35])+COUNTIFS(Color;[.D$1];Function4;[.$A35])+COUNTIFS(Color;[.D$1];Function5;[.$A35])" office:value-type="float" office:value="0">
            <text:p>0</text:p>
          </table:table-cell>
          <table:table-cell table:formula="of:=COUNTIFS(Color;[.E$1];Function1;[.$A35])+COUNTIFS(Color;[.E$1];Function2;[.$A35])+COUNTIFS(Color;[.E$1];Function3;[.$A35])+COUNTIFS(Color;[.E$1];Function4;[.$A35])+COUNTIFS(Color;[.E$1];Function5;[.$A35])" office:value-type="float" office:value="0">
            <text:p>0</text:p>
          </table:table-cell>
          <table:table-cell table:formula="of:=COUNTIFS(Color;[.F$1];Function1;[.$A35])+COUNTIFS(Color;[.F$1];Function2;[.$A35])+COUNTIFS(Color;[.F$1];Function3;[.$A35])+COUNTIFS(Color;[.F$1];Function4;[.$A35])+COUNTIFS(Color;[.F$1];Function5;[.$A35])" office:value-type="float" office:value="1">
            <text:p>1</text:p>
          </table:table-cell>
          <table:table-cell table:formula="of:=COUNTIFS(Color;[.G$1];Function1;[.$A35])+COUNTIFS(Color;[.G$1];Function2;[.$A35])+COUNTIFS(Color;[.G$1];Function3;[.$A35])+COUNTIFS(Color;[.G$1];Function4;[.$A35])+COUNTIFS(Color;[.G$1];Function5;[.$A35])" office:value-type="float" office:value="5">
            <text:p>5</text:p>
          </table:table-cell>
          <table:table-cell table:formula="of:=COUNTIFS(Color;[.H$1];Function1;[.$A35])+COUNTIFS(Color;[.H$1];Function2;[.$A35])+COUNTIFS(Color;[.H$1];Function3;[.$A35])+COUNTIFS(Color;[.H$1];Function4;[.$A35])+COUNTIFS(Color;[.H$1];Function5;[.$A35])" office:value-type="float" office:value="0">
            <text:p>0</text:p>
          </table:table-cell>
          <table:table-cell table:formula="of:=COUNTIFS(Color;[.I$1];Function1;[.$A35])+COUNTIFS(Color;[.I$1];Function2;[.$A35])+COUNTIFS(Color;[.I$1];Function3;[.$A35])+COUNTIFS(Color;[.I$1];Function4;[.$A35])+COUNTIFS(Color;[.I$1];Function5;[.$A35])" office:value-type="float" office:value="0">
            <text:p>0</text:p>
          </table:table-cell>
          <table:table-cell table:formula="of:=COUNTIFS(Color;[.J$1];Function1;[.$A35])+COUNTIFS(Color;[.J$1];Function2;[.$A35])+COUNTIFS(Color;[.J$1];Function3;[.$A35])+COUNTIFS(Color;[.J$1];Function4;[.$A35])+COUNTIFS(Color;[.J$1];Function5;[.$A35])" office:value-type="float" office:value="0">
            <text:p>0</text:p>
          </table:table-cell>
          <table:table-cell table:formula="of:=COUNTIFS(Color;[.K$1];Function1;[.$A35])+COUNTIFS(Color;[.K$1];Function2;[.$A35])+COUNTIFS(Color;[.K$1];Function3;[.$A35])+COUNTIFS(Color;[.K$1];Function4;[.$A35])+COUNTIFS(Color;[.K$1];Function5;[.$A35])" office:value-type="float" office:value="0">
            <text:p>0</text:p>
          </table:table-cell>
          <table:table-cell table:formula="of:=COUNTIFS(Color;[.L$1];Function1;[.$A35])+COUNTIFS(Color;[.L$1];Function2;[.$A35])+COUNTIFS(Color;[.L$1];Function3;[.$A35])+COUNTIFS(Color;[.L$1];Function4;[.$A35])+COUNTIFS(Color;[.L$1];Function5;[.$A35])" office:value-type="float" office:value="0">
            <text:p>0</text:p>
          </table:table-cell>
          <table:table-cell table:formula="of:=COUNTIFS(Color;[.M$1];Function1;[.$A35])+COUNTIFS(Color;[.M$1];Function2;[.$A35])+COUNTIFS(Color;[.M$1];Function3;[.$A35])+COUNTIFS(Color;[.M$1];Function4;[.$A35])+COUNTIFS(Color;[.M$1];Function5;[.$A35])" office:value-type="float" office:value="0">
            <text:p>0</text:p>
          </table:table-cell>
          <table:table-cell table:formula="of:=COUNTIFS(Color;[.N$1];Function1;[.$A35])+COUNTIFS(Color;[.N$1];Function2;[.$A35])+COUNTIFS(Color;[.N$1];Function3;[.$A35])+COUNTIFS(Color;[.N$1];Function4;[.$A35])+COUNTIFS(Color;[.N$1];Function5;[.$A35])" office:value-type="float" office:value="0">
            <text:p>0</text:p>
          </table:table-cell>
          <table:table-cell table:formula="of:=COUNTIFS(Color;[.O$1];Function1;[.$A35])+COUNTIFS(Color;[.O$1];Function2;[.$A35])+COUNTIFS(Color;[.O$1];Function3;[.$A35])+COUNTIFS(Color;[.O$1];Function4;[.$A35])+COUNTIFS(Color;[.O$1];Function5;[.$A35])" office:value-type="float" office:value="0">
            <text:p>0</text:p>
          </table:table-cell>
          <table:table-cell table:formula="of:=COUNTIFS(Color;[.P$1];Function1;[.$A35])+COUNTIFS(Color;[.P$1];Function2;[.$A35])+COUNTIFS(Color;[.P$1];Function3;[.$A35])+COUNTIFS(Color;[.P$1];Function4;[.$A35])+COUNTIFS(Color;[.P$1];Function5;[.$A35])" office:value-type="float" office:value="0">
            <text:p>0</text:p>
          </table:table-cell>
          <table:table-cell table:formula="of:=COUNTIFS(Color;[.Q$1];Function1;[.$A35])+COUNTIFS(Color;[.Q$1];Function2;[.$A35])+COUNTIFS(Color;[.Q$1];Function3;[.$A35])+COUNTIFS(Color;[.Q$1];Function4;[.$A35])+COUNTIFS(Color;[.Q$1];Function5;[.$A35])" office:value-type="float" office:value="0">
            <text:p>0</text:p>
          </table:table-cell>
          <table:table-cell table:formula="of:=COUNTIFS(Color;[.R$1];Function1;[.$A35])+COUNTIFS(Color;[.R$1];Function2;[.$A35])+COUNTIFS(Color;[.R$1];Function3;[.$A35])+COUNTIFS(Color;[.R$1];Function4;[.$A35])+COUNTIFS(Color;[.R$1];Function5;[.$A35])" office:value-type="float" office:value="0">
            <text:p>0</text:p>
          </table:table-cell>
          <table:table-cell table:formula="of:=COUNTIFS(Color;[.S$1];Function1;[.$A35])+COUNTIFS(Color;[.S$1];Function2;[.$A35])+COUNTIFS(Color;[.S$1];Function3;[.$A35])+COUNTIFS(Color;[.S$1];Function4;[.$A35])+COUNTIFS(Color;[.S$1];Function5;[.$A35])" office:value-type="float" office:value="0">
            <text:p>0</text:p>
          </table:table-cell>
        </table:table-row>
        <table:table-row table:style-name="ro1">
          <table:table-cell office:value-type="string">
            <text:p>Voltron</text:p>
          </table:table-cell>
          <table:table-cell table:formula="of:=SUM([.$C36:.$S36])" office:value-type="float" office:value="15">
            <text:p>15</text:p>
          </table:table-cell>
          <table:table-cell table:formula="of:=COUNTIFS(Color;[.C$1];Function1;[.$A36])+COUNTIFS(Color;[.C$1];Function2;[.$A36])+COUNTIFS(Color;[.C$1];Function3;[.$A36])+COUNTIFS(Color;[.C$1];Function4;[.$A36])+COUNTIFS(Color;[.C$1];Function5;[.$A36])" office:value-type="float" office:value="2">
            <text:p>2</text:p>
          </table:table-cell>
          <table:table-cell table:formula="of:=COUNTIFS(Color;[.D$1];Function1;[.$A36])+COUNTIFS(Color;[.D$1];Function2;[.$A36])+COUNTIFS(Color;[.D$1];Function3;[.$A36])+COUNTIFS(Color;[.D$1];Function4;[.$A36])+COUNTIFS(Color;[.D$1];Function5;[.$A36])" office:value-type="float" office:value="2">
            <text:p>2</text:p>
          </table:table-cell>
          <table:table-cell table:formula="of:=COUNTIFS(Color;[.E$1];Function1;[.$A36])+COUNTIFS(Color;[.E$1];Function2;[.$A36])+COUNTIFS(Color;[.E$1];Function3;[.$A36])+COUNTIFS(Color;[.E$1];Function4;[.$A36])+COUNTIFS(Color;[.E$1];Function5;[.$A36])" office:value-type="float" office:value="1">
            <text:p>1</text:p>
          </table:table-cell>
          <table:table-cell table:formula="of:=COUNTIFS(Color;[.F$1];Function1;[.$A36])+COUNTIFS(Color;[.F$1];Function2;[.$A36])+COUNTIFS(Color;[.F$1];Function3;[.$A36])+COUNTIFS(Color;[.F$1];Function4;[.$A36])+COUNTIFS(Color;[.F$1];Function5;[.$A36])" office:value-type="float" office:value="1">
            <text:p>1</text:p>
          </table:table-cell>
          <table:table-cell table:formula="of:=COUNTIFS(Color;[.G$1];Function1;[.$A36])+COUNTIFS(Color;[.G$1];Function2;[.$A36])+COUNTIFS(Color;[.G$1];Function3;[.$A36])+COUNTIFS(Color;[.G$1];Function4;[.$A36])+COUNTIFS(Color;[.G$1];Function5;[.$A36])" office:value-type="float" office:value="2">
            <text:p>2</text:p>
          </table:table-cell>
          <table:table-cell table:formula="of:=COUNTIFS(Color;[.H$1];Function1;[.$A36])+COUNTIFS(Color;[.H$1];Function2;[.$A36])+COUNTIFS(Color;[.H$1];Function3;[.$A36])+COUNTIFS(Color;[.H$1];Function4;[.$A36])+COUNTIFS(Color;[.H$1];Function5;[.$A36])" office:value-type="float" office:value="5">
            <text:p>5</text:p>
          </table:table-cell>
          <table:table-cell table:formula="of:=COUNTIFS(Color;[.I$1];Function1;[.$A36])+COUNTIFS(Color;[.I$1];Function2;[.$A36])+COUNTIFS(Color;[.I$1];Function3;[.$A36])+COUNTIFS(Color;[.I$1];Function4;[.$A36])+COUNTIFS(Color;[.I$1];Function5;[.$A36])" office:value-type="float" office:value="0">
            <text:p>0</text:p>
          </table:table-cell>
          <table:table-cell table:formula="of:=COUNTIFS(Color;[.J$1];Function1;[.$A36])+COUNTIFS(Color;[.J$1];Function2;[.$A36])+COUNTIFS(Color;[.J$1];Function3;[.$A36])+COUNTIFS(Color;[.J$1];Function4;[.$A36])+COUNTIFS(Color;[.J$1];Function5;[.$A36])" office:value-type="float" office:value="0">
            <text:p>0</text:p>
          </table:table-cell>
          <table:table-cell table:formula="of:=COUNTIFS(Color;[.K$1];Function1;[.$A36])+COUNTIFS(Color;[.K$1];Function2;[.$A36])+COUNTIFS(Color;[.K$1];Function3;[.$A36])+COUNTIFS(Color;[.K$1];Function4;[.$A36])+COUNTIFS(Color;[.K$1];Function5;[.$A36])" office:value-type="float" office:value="0">
            <text:p>0</text:p>
          </table:table-cell>
          <table:table-cell table:formula="of:=COUNTIFS(Color;[.L$1];Function1;[.$A36])+COUNTIFS(Color;[.L$1];Function2;[.$A36])+COUNTIFS(Color;[.L$1];Function3;[.$A36])+COUNTIFS(Color;[.L$1];Function4;[.$A36])+COUNTIFS(Color;[.L$1];Function5;[.$A36])" office:value-type="float" office:value="0">
            <text:p>0</text:p>
          </table:table-cell>
          <table:table-cell table:formula="of:=COUNTIFS(Color;[.M$1];Function1;[.$A36])+COUNTIFS(Color;[.M$1];Function2;[.$A36])+COUNTIFS(Color;[.M$1];Function3;[.$A36])+COUNTIFS(Color;[.M$1];Function4;[.$A36])+COUNTIFS(Color;[.M$1];Function5;[.$A36])" office:value-type="float" office:value="2">
            <text:p>2</text:p>
          </table:table-cell>
          <table:table-cell table:formula="of:=COUNTIFS(Color;[.N$1];Function1;[.$A36])+COUNTIFS(Color;[.N$1];Function2;[.$A36])+COUNTIFS(Color;[.N$1];Function3;[.$A36])+COUNTIFS(Color;[.N$1];Function4;[.$A36])+COUNTIFS(Color;[.N$1];Function5;[.$A36])" office:value-type="float" office:value="0">
            <text:p>0</text:p>
          </table:table-cell>
          <table:table-cell table:formula="of:=COUNTIFS(Color;[.O$1];Function1;[.$A36])+COUNTIFS(Color;[.O$1];Function2;[.$A36])+COUNTIFS(Color;[.O$1];Function3;[.$A36])+COUNTIFS(Color;[.O$1];Function4;[.$A36])+COUNTIFS(Color;[.O$1];Function5;[.$A36])" office:value-type="float" office:value="0">
            <text:p>0</text:p>
          </table:table-cell>
          <table:table-cell table:formula="of:=COUNTIFS(Color;[.P$1];Function1;[.$A36])+COUNTIFS(Color;[.P$1];Function2;[.$A36])+COUNTIFS(Color;[.P$1];Function3;[.$A36])+COUNTIFS(Color;[.P$1];Function4;[.$A36])+COUNTIFS(Color;[.P$1];Function5;[.$A36])" office:value-type="float" office:value="0">
            <text:p>0</text:p>
          </table:table-cell>
          <table:table-cell table:formula="of:=COUNTIFS(Color;[.Q$1];Function1;[.$A36])+COUNTIFS(Color;[.Q$1];Function2;[.$A36])+COUNTIFS(Color;[.Q$1];Function3;[.$A36])+COUNTIFS(Color;[.Q$1];Function4;[.$A36])+COUNTIFS(Color;[.Q$1];Function5;[.$A36])" office:value-type="float" office:value="0">
            <text:p>0</text:p>
          </table:table-cell>
          <table:table-cell table:formula="of:=COUNTIFS(Color;[.R$1];Function1;[.$A36])+COUNTIFS(Color;[.R$1];Function2;[.$A36])+COUNTIFS(Color;[.R$1];Function3;[.$A36])+COUNTIFS(Color;[.R$1];Function4;[.$A36])+COUNTIFS(Color;[.R$1];Function5;[.$A36])" office:value-type="float" office:value="0">
            <text:p>0</text:p>
          </table:table-cell>
          <table:table-cell table:formula="of:=COUNTIFS(Color;[.S$1];Function1;[.$A36])+COUNTIFS(Color;[.S$1];Function2;[.$A36])+COUNTIFS(Color;[.S$1];Function3;[.$A36])+COUNTIFS(Color;[.S$1];Function4;[.$A36])+COUNTIFS(Color;[.S$1];Function5;[.$A36])" office:value-type="float" office:value="0">
            <text:p>0</text:p>
          </table:table-cell>
        </table:table-row>
        <table:table-row table:style-name="ro1">
          <table:table-cell office:value-type="string">
            <text:p>Hexproof</text:p>
          </table:table-cell>
          <table:table-cell table:formula="of:=SUM([.$C37:.$S37])" office:value-type="float" office:value="3">
            <text:p>3</text:p>
          </table:table-cell>
          <table:table-cell table:formula="of:=COUNTIFS(Color;[.C$1];Function1;[.$A37])+COUNTIFS(Color;[.C$1];Function2;[.$A37])+COUNTIFS(Color;[.C$1];Function3;[.$A37])+COUNTIFS(Color;[.C$1];Function4;[.$A37])+COUNTIFS(Color;[.C$1];Function5;[.$A37])" office:value-type="float" office:value="0">
            <text:p>0</text:p>
          </table:table-cell>
          <table:table-cell table:formula="of:=COUNTIFS(Color;[.D$1];Function1;[.$A37])+COUNTIFS(Color;[.D$1];Function2;[.$A37])+COUNTIFS(Color;[.D$1];Function3;[.$A37])+COUNTIFS(Color;[.D$1];Function4;[.$A37])+COUNTIFS(Color;[.D$1];Function5;[.$A37])" office:value-type="float" office:value="0">
            <text:p>0</text:p>
          </table:table-cell>
          <table:table-cell table:formula="of:=COUNTIFS(Color;[.E$1];Function1;[.$A37])+COUNTIFS(Color;[.E$1];Function2;[.$A37])+COUNTIFS(Color;[.E$1];Function3;[.$A37])+COUNTIFS(Color;[.E$1];Function4;[.$A37])+COUNTIFS(Color;[.E$1];Function5;[.$A37])" office:value-type="float" office:value="0">
            <text:p>0</text:p>
          </table:table-cell>
          <table:table-cell table:formula="of:=COUNTIFS(Color;[.F$1];Function1;[.$A37])+COUNTIFS(Color;[.F$1];Function2;[.$A37])+COUNTIFS(Color;[.F$1];Function3;[.$A37])+COUNTIFS(Color;[.F$1];Function4;[.$A37])+COUNTIFS(Color;[.F$1];Function5;[.$A37])" office:value-type="float" office:value="0">
            <text:p>0</text:p>
          </table:table-cell>
          <table:table-cell table:formula="of:=COUNTIFS(Color;[.G$1];Function1;[.$A37])+COUNTIFS(Color;[.G$1];Function2;[.$A37])+COUNTIFS(Color;[.G$1];Function3;[.$A37])+COUNTIFS(Color;[.G$1];Function4;[.$A37])+COUNTIFS(Color;[.G$1];Function5;[.$A37])" office:value-type="float" office:value="3">
            <text:p>3</text:p>
          </table:table-cell>
          <table:table-cell table:formula="of:=COUNTIFS(Color;[.H$1];Function1;[.$A37])+COUNTIFS(Color;[.H$1];Function2;[.$A37])+COUNTIFS(Color;[.H$1];Function3;[.$A37])+COUNTIFS(Color;[.H$1];Function4;[.$A37])+COUNTIFS(Color;[.H$1];Function5;[.$A37])" office:value-type="float" office:value="0">
            <text:p>0</text:p>
          </table:table-cell>
          <table:table-cell table:formula="of:=COUNTIFS(Color;[.I$1];Function1;[.$A37])+COUNTIFS(Color;[.I$1];Function2;[.$A37])+COUNTIFS(Color;[.I$1];Function3;[.$A37])+COUNTIFS(Color;[.I$1];Function4;[.$A37])+COUNTIFS(Color;[.I$1];Function5;[.$A37])" office:value-type="float" office:value="0">
            <text:p>0</text:p>
          </table:table-cell>
          <table:table-cell table:formula="of:=COUNTIFS(Color;[.J$1];Function1;[.$A37])+COUNTIFS(Color;[.J$1];Function2;[.$A37])+COUNTIFS(Color;[.J$1];Function3;[.$A37])+COUNTIFS(Color;[.J$1];Function4;[.$A37])+COUNTIFS(Color;[.J$1];Function5;[.$A37])" office:value-type="float" office:value="0">
            <text:p>0</text:p>
          </table:table-cell>
          <table:table-cell table:formula="of:=COUNTIFS(Color;[.K$1];Function1;[.$A37])+COUNTIFS(Color;[.K$1];Function2;[.$A37])+COUNTIFS(Color;[.K$1];Function3;[.$A37])+COUNTIFS(Color;[.K$1];Function4;[.$A37])+COUNTIFS(Color;[.K$1];Function5;[.$A37])" office:value-type="float" office:value="0">
            <text:p>0</text:p>
          </table:table-cell>
          <table:table-cell table:formula="of:=COUNTIFS(Color;[.L$1];Function1;[.$A37])+COUNTIFS(Color;[.L$1];Function2;[.$A37])+COUNTIFS(Color;[.L$1];Function3;[.$A37])+COUNTIFS(Color;[.L$1];Function4;[.$A37])+COUNTIFS(Color;[.L$1];Function5;[.$A37])" office:value-type="float" office:value="0">
            <text:p>0</text:p>
          </table:table-cell>
          <table:table-cell table:formula="of:=COUNTIFS(Color;[.M$1];Function1;[.$A37])+COUNTIFS(Color;[.M$1];Function2;[.$A37])+COUNTIFS(Color;[.M$1];Function3;[.$A37])+COUNTIFS(Color;[.M$1];Function4;[.$A37])+COUNTIFS(Color;[.M$1];Function5;[.$A37])" office:value-type="float" office:value="0">
            <text:p>0</text:p>
          </table:table-cell>
          <table:table-cell table:formula="of:=COUNTIFS(Color;[.N$1];Function1;[.$A37])+COUNTIFS(Color;[.N$1];Function2;[.$A37])+COUNTIFS(Color;[.N$1];Function3;[.$A37])+COUNTIFS(Color;[.N$1];Function4;[.$A37])+COUNTIFS(Color;[.N$1];Function5;[.$A37])" office:value-type="float" office:value="0">
            <text:p>0</text:p>
          </table:table-cell>
          <table:table-cell table:formula="of:=COUNTIFS(Color;[.O$1];Function1;[.$A37])+COUNTIFS(Color;[.O$1];Function2;[.$A37])+COUNTIFS(Color;[.O$1];Function3;[.$A37])+COUNTIFS(Color;[.O$1];Function4;[.$A37])+COUNTIFS(Color;[.O$1];Function5;[.$A37])" office:value-type="float" office:value="0">
            <text:p>0</text:p>
          </table:table-cell>
          <table:table-cell table:formula="of:=COUNTIFS(Color;[.P$1];Function1;[.$A37])+COUNTIFS(Color;[.P$1];Function2;[.$A37])+COUNTIFS(Color;[.P$1];Function3;[.$A37])+COUNTIFS(Color;[.P$1];Function4;[.$A37])+COUNTIFS(Color;[.P$1];Function5;[.$A37])" office:value-type="float" office:value="0">
            <text:p>0</text:p>
          </table:table-cell>
          <table:table-cell table:formula="of:=COUNTIFS(Color;[.Q$1];Function1;[.$A37])+COUNTIFS(Color;[.Q$1];Function2;[.$A37])+COUNTIFS(Color;[.Q$1];Function3;[.$A37])+COUNTIFS(Color;[.Q$1];Function4;[.$A37])+COUNTIFS(Color;[.Q$1];Function5;[.$A37])" office:value-type="float" office:value="0">
            <text:p>0</text:p>
          </table:table-cell>
          <table:table-cell table:formula="of:=COUNTIFS(Color;[.R$1];Function1;[.$A37])+COUNTIFS(Color;[.R$1];Function2;[.$A37])+COUNTIFS(Color;[.R$1];Function3;[.$A37])+COUNTIFS(Color;[.R$1];Function4;[.$A37])+COUNTIFS(Color;[.R$1];Function5;[.$A37])" office:value-type="float" office:value="0">
            <text:p>0</text:p>
          </table:table-cell>
          <table:table-cell table:formula="of:=COUNTIFS(Color;[.S$1];Function1;[.$A37])+COUNTIFS(Color;[.S$1];Function2;[.$A37])+COUNTIFS(Color;[.S$1];Function3;[.$A37])+COUNTIFS(Color;[.S$1];Function4;[.$A37])+COUNTIFS(Color;[.S$1];Function5;[.$A37])" office:value-type="float" office:value="0">
            <text:p>0</text:p>
          </table:table-cell>
        </table:table-row>
        <table:table-row table:style-name="ro1">
          <table:table-cell office:value-type="string">
            <text:p>Aura synergy</text:p>
          </table:table-cell>
          <table:table-cell table:formula="of:=SUM([.$C38:.$S38])" office:value-type="float" office:value="3">
            <text:p>3</text:p>
          </table:table-cell>
          <table:table-cell table:formula="of:=COUNTIFS(Color;[.C$1];Function1;[.$A38])+COUNTIFS(Color;[.C$1];Function2;[.$A38])+COUNTIFS(Color;[.C$1];Function3;[.$A38])+COUNTIFS(Color;[.C$1];Function4;[.$A38])+COUNTIFS(Color;[.C$1];Function5;[.$A38])" office:value-type="float" office:value="2">
            <text:p>2</text:p>
          </table:table-cell>
          <table:table-cell table:formula="of:=COUNTIFS(Color;[.D$1];Function1;[.$A38])+COUNTIFS(Color;[.D$1];Function2;[.$A38])+COUNTIFS(Color;[.D$1];Function3;[.$A38])+COUNTIFS(Color;[.D$1];Function4;[.$A38])+COUNTIFS(Color;[.D$1];Function5;[.$A38])" office:value-type="float" office:value="0">
            <text:p>0</text:p>
          </table:table-cell>
          <table:table-cell table:formula="of:=COUNTIFS(Color;[.E$1];Function1;[.$A38])+COUNTIFS(Color;[.E$1];Function2;[.$A38])+COUNTIFS(Color;[.E$1];Function3;[.$A38])+COUNTIFS(Color;[.E$1];Function4;[.$A38])+COUNTIFS(Color;[.E$1];Function5;[.$A38])" office:value-type="float" office:value="0">
            <text:p>0</text:p>
          </table:table-cell>
          <table:table-cell table:formula="of:=COUNTIFS(Color;[.F$1];Function1;[.$A38])+COUNTIFS(Color;[.F$1];Function2;[.$A38])+COUNTIFS(Color;[.F$1];Function3;[.$A38])+COUNTIFS(Color;[.F$1];Function4;[.$A38])+COUNTIFS(Color;[.F$1];Function5;[.$A38])" office:value-type="float" office:value="0">
            <text:p>0</text:p>
          </table:table-cell>
          <table:table-cell table:formula="of:=COUNTIFS(Color;[.G$1];Function1;[.$A38])+COUNTIFS(Color;[.G$1];Function2;[.$A38])+COUNTIFS(Color;[.G$1];Function3;[.$A38])+COUNTIFS(Color;[.G$1];Function4;[.$A38])+COUNTIFS(Color;[.G$1];Function5;[.$A38])" office:value-type="float" office:value="1">
            <text:p>1</text:p>
          </table:table-cell>
          <table:table-cell table:formula="of:=COUNTIFS(Color;[.H$1];Function1;[.$A38])+COUNTIFS(Color;[.H$1];Function2;[.$A38])+COUNTIFS(Color;[.H$1];Function3;[.$A38])+COUNTIFS(Color;[.H$1];Function4;[.$A38])+COUNTIFS(Color;[.H$1];Function5;[.$A38])" office:value-type="float" office:value="0">
            <text:p>0</text:p>
          </table:table-cell>
          <table:table-cell table:formula="of:=COUNTIFS(Color;[.I$1];Function1;[.$A38])+COUNTIFS(Color;[.I$1];Function2;[.$A38])+COUNTIFS(Color;[.I$1];Function3;[.$A38])+COUNTIFS(Color;[.I$1];Function4;[.$A38])+COUNTIFS(Color;[.I$1];Function5;[.$A38])" office:value-type="float" office:value="0">
            <text:p>0</text:p>
          </table:table-cell>
          <table:table-cell table:formula="of:=COUNTIFS(Color;[.J$1];Function1;[.$A38])+COUNTIFS(Color;[.J$1];Function2;[.$A38])+COUNTIFS(Color;[.J$1];Function3;[.$A38])+COUNTIFS(Color;[.J$1];Function4;[.$A38])+COUNTIFS(Color;[.J$1];Function5;[.$A38])" office:value-type="float" office:value="0">
            <text:p>0</text:p>
          </table:table-cell>
          <table:table-cell table:formula="of:=COUNTIFS(Color;[.K$1];Function1;[.$A38])+COUNTIFS(Color;[.K$1];Function2;[.$A38])+COUNTIFS(Color;[.K$1];Function3;[.$A38])+COUNTIFS(Color;[.K$1];Function4;[.$A38])+COUNTIFS(Color;[.K$1];Function5;[.$A38])" office:value-type="float" office:value="0">
            <text:p>0</text:p>
          </table:table-cell>
          <table:table-cell table:formula="of:=COUNTIFS(Color;[.L$1];Function1;[.$A38])+COUNTIFS(Color;[.L$1];Function2;[.$A38])+COUNTIFS(Color;[.L$1];Function3;[.$A38])+COUNTIFS(Color;[.L$1];Function4;[.$A38])+COUNTIFS(Color;[.L$1];Function5;[.$A38])" office:value-type="float" office:value="0">
            <text:p>0</text:p>
          </table:table-cell>
          <table:table-cell table:formula="of:=COUNTIFS(Color;[.M$1];Function1;[.$A38])+COUNTIFS(Color;[.M$1];Function2;[.$A38])+COUNTIFS(Color;[.M$1];Function3;[.$A38])+COUNTIFS(Color;[.M$1];Function4;[.$A38])+COUNTIFS(Color;[.M$1];Function5;[.$A38])" office:value-type="float" office:value="0">
            <text:p>0</text:p>
          </table:table-cell>
          <table:table-cell table:formula="of:=COUNTIFS(Color;[.N$1];Function1;[.$A38])+COUNTIFS(Color;[.N$1];Function2;[.$A38])+COUNTIFS(Color;[.N$1];Function3;[.$A38])+COUNTIFS(Color;[.N$1];Function4;[.$A38])+COUNTIFS(Color;[.N$1];Function5;[.$A38])" office:value-type="float" office:value="0">
            <text:p>0</text:p>
          </table:table-cell>
          <table:table-cell table:formula="of:=COUNTIFS(Color;[.O$1];Function1;[.$A38])+COUNTIFS(Color;[.O$1];Function2;[.$A38])+COUNTIFS(Color;[.O$1];Function3;[.$A38])+COUNTIFS(Color;[.O$1];Function4;[.$A38])+COUNTIFS(Color;[.O$1];Function5;[.$A38])" office:value-type="float" office:value="0">
            <text:p>0</text:p>
          </table:table-cell>
          <table:table-cell table:formula="of:=COUNTIFS(Color;[.P$1];Function1;[.$A38])+COUNTIFS(Color;[.P$1];Function2;[.$A38])+COUNTIFS(Color;[.P$1];Function3;[.$A38])+COUNTIFS(Color;[.P$1];Function4;[.$A38])+COUNTIFS(Color;[.P$1];Function5;[.$A38])" office:value-type="float" office:value="0">
            <text:p>0</text:p>
          </table:table-cell>
          <table:table-cell table:formula="of:=COUNTIFS(Color;[.Q$1];Function1;[.$A38])+COUNTIFS(Color;[.Q$1];Function2;[.$A38])+COUNTIFS(Color;[.Q$1];Function3;[.$A38])+COUNTIFS(Color;[.Q$1];Function4;[.$A38])+COUNTIFS(Color;[.Q$1];Function5;[.$A38])" office:value-type="float" office:value="0">
            <text:p>0</text:p>
          </table:table-cell>
          <table:table-cell table:formula="of:=COUNTIFS(Color;[.R$1];Function1;[.$A38])+COUNTIFS(Color;[.R$1];Function2;[.$A38])+COUNTIFS(Color;[.R$1];Function3;[.$A38])+COUNTIFS(Color;[.R$1];Function4;[.$A38])+COUNTIFS(Color;[.R$1];Function5;[.$A38])" office:value-type="float" office:value="0">
            <text:p>0</text:p>
          </table:table-cell>
          <table:table-cell table:formula="of:=COUNTIFS(Color;[.S$1];Function1;[.$A38])+COUNTIFS(Color;[.S$1];Function2;[.$A38])+COUNTIFS(Color;[.S$1];Function3;[.$A38])+COUNTIFS(Color;[.S$1];Function4;[.$A38])+COUNTIFS(Color;[.S$1];Function5;[.$A38])" office:value-type="float" office:value="0">
            <text:p>0</text:p>
          </table:table-cell>
        </table:table-row>
        <table:table-row table:style-name="ro1">
          <table:table-cell office:value-type="string">
            <text:p>Enchantment Synergy</text:p>
          </table:table-cell>
          <table:table-cell table:formula="of:=SUM([.$C39:.$S39])" office:value-type="float" office:value="3">
            <text:p>3</text:p>
          </table:table-cell>
          <table:table-cell table:formula="of:=COUNTIFS(Color;[.C$1];Function1;[.$A39])+COUNTIFS(Color;[.C$1];Function2;[.$A39])+COUNTIFS(Color;[.C$1];Function3;[.$A39])+COUNTIFS(Color;[.C$1];Function4;[.$A39])+COUNTIFS(Color;[.C$1];Function5;[.$A39])" office:value-type="float" office:value="3">
            <text:p>3</text:p>
          </table:table-cell>
          <table:table-cell table:formula="of:=COUNTIFS(Color;[.D$1];Function1;[.$A39])+COUNTIFS(Color;[.D$1];Function2;[.$A39])+COUNTIFS(Color;[.D$1];Function3;[.$A39])+COUNTIFS(Color;[.D$1];Function4;[.$A39])+COUNTIFS(Color;[.D$1];Function5;[.$A39])" office:value-type="float" office:value="0">
            <text:p>0</text:p>
          </table:table-cell>
          <table:table-cell table:formula="of:=COUNTIFS(Color;[.E$1];Function1;[.$A39])+COUNTIFS(Color;[.E$1];Function2;[.$A39])+COUNTIFS(Color;[.E$1];Function3;[.$A39])+COUNTIFS(Color;[.E$1];Function4;[.$A39])+COUNTIFS(Color;[.E$1];Function5;[.$A39])" office:value-type="float" office:value="0">
            <text:p>0</text:p>
          </table:table-cell>
          <table:table-cell table:formula="of:=COUNTIFS(Color;[.F$1];Function1;[.$A39])+COUNTIFS(Color;[.F$1];Function2;[.$A39])+COUNTIFS(Color;[.F$1];Function3;[.$A39])+COUNTIFS(Color;[.F$1];Function4;[.$A39])+COUNTIFS(Color;[.F$1];Function5;[.$A39])" office:value-type="float" office:value="0">
            <text:p>0</text:p>
          </table:table-cell>
          <table:table-cell table:formula="of:=COUNTIFS(Color;[.G$1];Function1;[.$A39])+COUNTIFS(Color;[.G$1];Function2;[.$A39])+COUNTIFS(Color;[.G$1];Function3;[.$A39])+COUNTIFS(Color;[.G$1];Function4;[.$A39])+COUNTIFS(Color;[.G$1];Function5;[.$A39])" office:value-type="float" office:value="0">
            <text:p>0</text:p>
          </table:table-cell>
          <table:table-cell table:formula="of:=COUNTIFS(Color;[.H$1];Function1;[.$A39])+COUNTIFS(Color;[.H$1];Function2;[.$A39])+COUNTIFS(Color;[.H$1];Function3;[.$A39])+COUNTIFS(Color;[.H$1];Function4;[.$A39])+COUNTIFS(Color;[.H$1];Function5;[.$A39])" office:value-type="float" office:value="0">
            <text:p>0</text:p>
          </table:table-cell>
          <table:table-cell table:formula="of:=COUNTIFS(Color;[.I$1];Function1;[.$A39])+COUNTIFS(Color;[.I$1];Function2;[.$A39])+COUNTIFS(Color;[.I$1];Function3;[.$A39])+COUNTIFS(Color;[.I$1];Function4;[.$A39])+COUNTIFS(Color;[.I$1];Function5;[.$A39])" office:value-type="float" office:value="0">
            <text:p>0</text:p>
          </table:table-cell>
          <table:table-cell table:formula="of:=COUNTIFS(Color;[.J$1];Function1;[.$A39])+COUNTIFS(Color;[.J$1];Function2;[.$A39])+COUNTIFS(Color;[.J$1];Function3;[.$A39])+COUNTIFS(Color;[.J$1];Function4;[.$A39])+COUNTIFS(Color;[.J$1];Function5;[.$A39])" office:value-type="float" office:value="0">
            <text:p>0</text:p>
          </table:table-cell>
          <table:table-cell table:formula="of:=COUNTIFS(Color;[.K$1];Function1;[.$A39])+COUNTIFS(Color;[.K$1];Function2;[.$A39])+COUNTIFS(Color;[.K$1];Function3;[.$A39])+COUNTIFS(Color;[.K$1];Function4;[.$A39])+COUNTIFS(Color;[.K$1];Function5;[.$A39])" office:value-type="float" office:value="0">
            <text:p>0</text:p>
          </table:table-cell>
          <table:table-cell table:formula="of:=COUNTIFS(Color;[.L$1];Function1;[.$A39])+COUNTIFS(Color;[.L$1];Function2;[.$A39])+COUNTIFS(Color;[.L$1];Function3;[.$A39])+COUNTIFS(Color;[.L$1];Function4;[.$A39])+COUNTIFS(Color;[.L$1];Function5;[.$A39])" office:value-type="float" office:value="0">
            <text:p>0</text:p>
          </table:table-cell>
          <table:table-cell table:formula="of:=COUNTIFS(Color;[.M$1];Function1;[.$A39])+COUNTIFS(Color;[.M$1];Function2;[.$A39])+COUNTIFS(Color;[.M$1];Function3;[.$A39])+COUNTIFS(Color;[.M$1];Function4;[.$A39])+COUNTIFS(Color;[.M$1];Function5;[.$A39])" office:value-type="float" office:value="0">
            <text:p>0</text:p>
          </table:table-cell>
          <table:table-cell table:formula="of:=COUNTIFS(Color;[.N$1];Function1;[.$A39])+COUNTIFS(Color;[.N$1];Function2;[.$A39])+COUNTIFS(Color;[.N$1];Function3;[.$A39])+COUNTIFS(Color;[.N$1];Function4;[.$A39])+COUNTIFS(Color;[.N$1];Function5;[.$A39])" office:value-type="float" office:value="0">
            <text:p>0</text:p>
          </table:table-cell>
          <table:table-cell table:formula="of:=COUNTIFS(Color;[.O$1];Function1;[.$A39])+COUNTIFS(Color;[.O$1];Function2;[.$A39])+COUNTIFS(Color;[.O$1];Function3;[.$A39])+COUNTIFS(Color;[.O$1];Function4;[.$A39])+COUNTIFS(Color;[.O$1];Function5;[.$A39])" office:value-type="float" office:value="0">
            <text:p>0</text:p>
          </table:table-cell>
          <table:table-cell table:formula="of:=COUNTIFS(Color;[.P$1];Function1;[.$A39])+COUNTIFS(Color;[.P$1];Function2;[.$A39])+COUNTIFS(Color;[.P$1];Function3;[.$A39])+COUNTIFS(Color;[.P$1];Function4;[.$A39])+COUNTIFS(Color;[.P$1];Function5;[.$A39])" office:value-type="float" office:value="0">
            <text:p>0</text:p>
          </table:table-cell>
          <table:table-cell table:formula="of:=COUNTIFS(Color;[.Q$1];Function1;[.$A39])+COUNTIFS(Color;[.Q$1];Function2;[.$A39])+COUNTIFS(Color;[.Q$1];Function3;[.$A39])+COUNTIFS(Color;[.Q$1];Function4;[.$A39])+COUNTIFS(Color;[.Q$1];Function5;[.$A39])" office:value-type="float" office:value="0">
            <text:p>0</text:p>
          </table:table-cell>
          <table:table-cell table:formula="of:=COUNTIFS(Color;[.R$1];Function1;[.$A39])+COUNTIFS(Color;[.R$1];Function2;[.$A39])+COUNTIFS(Color;[.R$1];Function3;[.$A39])+COUNTIFS(Color;[.R$1];Function4;[.$A39])+COUNTIFS(Color;[.R$1];Function5;[.$A39])" office:value-type="float" office:value="0">
            <text:p>0</text:p>
          </table:table-cell>
          <table:table-cell table:formula="of:=COUNTIFS(Color;[.S$1];Function1;[.$A39])+COUNTIFS(Color;[.S$1];Function2;[.$A39])+COUNTIFS(Color;[.S$1];Function3;[.$A39])+COUNTIFS(Color;[.S$1];Function4;[.$A39])+COUNTIFS(Color;[.S$1];Function5;[.$A39])" office:value-type="float" office:value="0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Go wide</text:p>
          </table:table-cell>
          <table:table-cell table:formula="of:=SUM([.$C41:.$S41])" office:value-type="float" office:value="9">
            <text:p>9</text:p>
          </table:table-cell>
          <table:table-cell table:formula="of:=COUNTIFS(Color;[.C$1];Function1;[.$A41])+COUNTIFS(Color;[.C$1];Function2;[.$A41])+COUNTIFS(Color;[.C$1];Function3;[.$A41])+COUNTIFS(Color;[.C$1];Function4;[.$A41])+COUNTIFS(Color;[.C$1];Function5;[.$A41])" office:value-type="float" office:value="2">
            <text:p>2</text:p>
          </table:table-cell>
          <table:table-cell table:formula="of:=COUNTIFS(Color;[.D$1];Function1;[.$A41])+COUNTIFS(Color;[.D$1];Function2;[.$A41])+COUNTIFS(Color;[.D$1];Function3;[.$A41])+COUNTIFS(Color;[.D$1];Function4;[.$A41])+COUNTIFS(Color;[.D$1];Function5;[.$A41])" office:value-type="float" office:value="0">
            <text:p>0</text:p>
          </table:table-cell>
          <table:table-cell table:formula="of:=COUNTIFS(Color;[.E$1];Function1;[.$A41])+COUNTIFS(Color;[.E$1];Function2;[.$A41])+COUNTIFS(Color;[.E$1];Function3;[.$A41])+COUNTIFS(Color;[.E$1];Function4;[.$A41])+COUNTIFS(Color;[.E$1];Function5;[.$A41])" office:value-type="float" office:value="0">
            <text:p>0</text:p>
          </table:table-cell>
          <table:table-cell table:formula="of:=COUNTIFS(Color;[.F$1];Function1;[.$A41])+COUNTIFS(Color;[.F$1];Function2;[.$A41])+COUNTIFS(Color;[.F$1];Function3;[.$A41])+COUNTIFS(Color;[.F$1];Function4;[.$A41])+COUNTIFS(Color;[.F$1];Function5;[.$A41])" office:value-type="float" office:value="2">
            <text:p>2</text:p>
          </table:table-cell>
          <table:table-cell table:formula="of:=COUNTIFS(Color;[.G$1];Function1;[.$A41])+COUNTIFS(Color;[.G$1];Function2;[.$A41])+COUNTIFS(Color;[.G$1];Function3;[.$A41])+COUNTIFS(Color;[.G$1];Function4;[.$A41])+COUNTIFS(Color;[.G$1];Function5;[.$A41])" office:value-type="float" office:value="1">
            <text:p>1</text:p>
          </table:table-cell>
          <table:table-cell table:formula="of:=COUNTIFS(Color;[.H$1];Function1;[.$A41])+COUNTIFS(Color;[.H$1];Function2;[.$A41])+COUNTIFS(Color;[.H$1];Function3;[.$A41])+COUNTIFS(Color;[.H$1];Function4;[.$A41])+COUNTIFS(Color;[.H$1];Function5;[.$A41])" office:value-type="float" office:value="1">
            <text:p>1</text:p>
          </table:table-cell>
          <table:table-cell table:formula="of:=COUNTIFS(Color;[.I$1];Function1;[.$A41])+COUNTIFS(Color;[.I$1];Function2;[.$A41])+COUNTIFS(Color;[.I$1];Function3;[.$A41])+COUNTIFS(Color;[.I$1];Function4;[.$A41])+COUNTIFS(Color;[.I$1];Function5;[.$A41])" office:value-type="float" office:value="0">
            <text:p>0</text:p>
          </table:table-cell>
          <table:table-cell table:formula="of:=COUNTIFS(Color;[.J$1];Function1;[.$A41])+COUNTIFS(Color;[.J$1];Function2;[.$A41])+COUNTIFS(Color;[.J$1];Function3;[.$A41])+COUNTIFS(Color;[.J$1];Function4;[.$A41])+COUNTIFS(Color;[.J$1];Function5;[.$A41])" office:value-type="float" office:value="0">
            <text:p>0</text:p>
          </table:table-cell>
          <table:table-cell table:formula="of:=COUNTIFS(Color;[.K$1];Function1;[.$A41])+COUNTIFS(Color;[.K$1];Function2;[.$A41])+COUNTIFS(Color;[.K$1];Function3;[.$A41])+COUNTIFS(Color;[.K$1];Function4;[.$A41])+COUNTIFS(Color;[.K$1];Function5;[.$A41])" office:value-type="float" office:value="0">
            <text:p>0</text:p>
          </table:table-cell>
          <table:table-cell table:formula="of:=COUNTIFS(Color;[.L$1];Function1;[.$A41])+COUNTIFS(Color;[.L$1];Function2;[.$A41])+COUNTIFS(Color;[.L$1];Function3;[.$A41])+COUNTIFS(Color;[.L$1];Function4;[.$A41])+COUNTIFS(Color;[.L$1];Function5;[.$A41])" office:value-type="float" office:value="0">
            <text:p>0</text:p>
          </table:table-cell>
          <table:table-cell table:formula="of:=COUNTIFS(Color;[.M$1];Function1;[.$A41])+COUNTIFS(Color;[.M$1];Function2;[.$A41])+COUNTIFS(Color;[.M$1];Function3;[.$A41])+COUNTIFS(Color;[.M$1];Function4;[.$A41])+COUNTIFS(Color;[.M$1];Function5;[.$A41])" office:value-type="float" office:value="0">
            <text:p>0</text:p>
          </table:table-cell>
          <table:table-cell table:formula="of:=COUNTIFS(Color;[.N$1];Function1;[.$A41])+COUNTIFS(Color;[.N$1];Function2;[.$A41])+COUNTIFS(Color;[.N$1];Function3;[.$A41])+COUNTIFS(Color;[.N$1];Function4;[.$A41])+COUNTIFS(Color;[.N$1];Function5;[.$A41])" office:value-type="float" office:value="1">
            <text:p>1</text:p>
          </table:table-cell>
          <table:table-cell table:formula="of:=COUNTIFS(Color;[.O$1];Function1;[.$A41])+COUNTIFS(Color;[.O$1];Function2;[.$A41])+COUNTIFS(Color;[.O$1];Function3;[.$A41])+COUNTIFS(Color;[.O$1];Function4;[.$A41])+COUNTIFS(Color;[.O$1];Function5;[.$A41])" office:value-type="float" office:value="0">
            <text:p>0</text:p>
          </table:table-cell>
          <table:table-cell table:formula="of:=COUNTIFS(Color;[.P$1];Function1;[.$A41])+COUNTIFS(Color;[.P$1];Function2;[.$A41])+COUNTIFS(Color;[.P$1];Function3;[.$A41])+COUNTIFS(Color;[.P$1];Function4;[.$A41])+COUNTIFS(Color;[.P$1];Function5;[.$A41])" office:value-type="float" office:value="0">
            <text:p>0</text:p>
          </table:table-cell>
          <table:table-cell table:formula="of:=COUNTIFS(Color;[.Q$1];Function1;[.$A41])+COUNTIFS(Color;[.Q$1];Function2;[.$A41])+COUNTIFS(Color;[.Q$1];Function3;[.$A41])+COUNTIFS(Color;[.Q$1];Function4;[.$A41])+COUNTIFS(Color;[.Q$1];Function5;[.$A41])" office:value-type="float" office:value="0">
            <text:p>0</text:p>
          </table:table-cell>
          <table:table-cell table:formula="of:=COUNTIFS(Color;[.R$1];Function1;[.$A41])+COUNTIFS(Color;[.R$1];Function2;[.$A41])+COUNTIFS(Color;[.R$1];Function3;[.$A41])+COUNTIFS(Color;[.R$1];Function4;[.$A41])+COUNTIFS(Color;[.R$1];Function5;[.$A41])" office:value-type="float" office:value="2">
            <text:p>2</text:p>
          </table:table-cell>
          <table:table-cell table:formula="of:=COUNTIFS(Color;[.S$1];Function1;[.$A41])+COUNTIFS(Color;[.S$1];Function2;[.$A41])+COUNTIFS(Color;[.S$1];Function3;[.$A41])+COUNTIFS(Color;[.S$1];Function4;[.$A41])+COUNTIFS(Color;[.S$1];Function5;[.$A41])" office:value-type="float" office:value="0">
            <text:p>0</text:p>
          </table:table-cell>
        </table:table-row>
        <table:table-row table:style-name="ro1">
          <table:table-cell office:value-type="string">
            <text:p>Aggro</text:p>
          </table:table-cell>
          <table:table-cell table:formula="of:=SUM([.$C42:.$S42])" office:value-type="float" office:value="29">
            <text:p>29</text:p>
          </table:table-cell>
          <table:table-cell table:formula="of:=COUNTIFS(Color;[.C$1];Function1;[.$A42])+COUNTIFS(Color;[.C$1];Function2;[.$A42])+COUNTIFS(Color;[.C$1];Function3;[.$A42])+COUNTIFS(Color;[.C$1];Function4;[.$A42])+COUNTIFS(Color;[.C$1];Function5;[.$A42])" office:value-type="float" office:value="2">
            <text:p>2</text:p>
          </table:table-cell>
          <table:table-cell table:formula="of:=COUNTIFS(Color;[.D$1];Function1;[.$A42])+COUNTIFS(Color;[.D$1];Function2;[.$A42])+COUNTIFS(Color;[.D$1];Function3;[.$A42])+COUNTIFS(Color;[.D$1];Function4;[.$A42])+COUNTIFS(Color;[.D$1];Function5;[.$A42])" office:value-type="float" office:value="0">
            <text:p>0</text:p>
          </table:table-cell>
          <table:table-cell table:formula="of:=COUNTIFS(Color;[.E$1];Function1;[.$A42])+COUNTIFS(Color;[.E$1];Function2;[.$A42])+COUNTIFS(Color;[.E$1];Function3;[.$A42])+COUNTIFS(Color;[.E$1];Function4;[.$A42])+COUNTIFS(Color;[.E$1];Function5;[.$A42])" office:value-type="float" office:value="5">
            <text:p>5</text:p>
          </table:table-cell>
          <table:table-cell table:formula="of:=COUNTIFS(Color;[.F$1];Function1;[.$A42])+COUNTIFS(Color;[.F$1];Function2;[.$A42])+COUNTIFS(Color;[.F$1];Function3;[.$A42])+COUNTIFS(Color;[.F$1];Function4;[.$A42])+COUNTIFS(Color;[.F$1];Function5;[.$A42])" office:value-type="float" office:value="12">
            <text:p>12</text:p>
          </table:table-cell>
          <table:table-cell table:formula="of:=COUNTIFS(Color;[.G$1];Function1;[.$A42])+COUNTIFS(Color;[.G$1];Function2;[.$A42])+COUNTIFS(Color;[.G$1];Function3;[.$A42])+COUNTIFS(Color;[.G$1];Function4;[.$A42])+COUNTIFS(Color;[.G$1];Function5;[.$A42])" office:value-type="float" office:value="6">
            <text:p>6</text:p>
          </table:table-cell>
          <table:table-cell table:formula="of:=COUNTIFS(Color;[.H$1];Function1;[.$A42])+COUNTIFS(Color;[.H$1];Function2;[.$A42])+COUNTIFS(Color;[.H$1];Function3;[.$A42])+COUNTIFS(Color;[.H$1];Function4;[.$A42])+COUNTIFS(Color;[.H$1];Function5;[.$A42])" office:value-type="float" office:value="0">
            <text:p>0</text:p>
          </table:table-cell>
          <table:table-cell table:formula="of:=COUNTIFS(Color;[.I$1];Function1;[.$A42])+COUNTIFS(Color;[.I$1];Function2;[.$A42])+COUNTIFS(Color;[.I$1];Function3;[.$A42])+COUNTIFS(Color;[.I$1];Function4;[.$A42])+COUNTIFS(Color;[.I$1];Function5;[.$A42])" office:value-type="float" office:value="1">
            <text:p>1</text:p>
          </table:table-cell>
          <table:table-cell table:formula="of:=COUNTIFS(Color;[.J$1];Function1;[.$A42])+COUNTIFS(Color;[.J$1];Function2;[.$A42])+COUNTIFS(Color;[.J$1];Function3;[.$A42])+COUNTIFS(Color;[.J$1];Function4;[.$A42])+COUNTIFS(Color;[.J$1];Function5;[.$A42])" office:value-type="float" office:value="0">
            <text:p>0</text:p>
          </table:table-cell>
          <table:table-cell table:formula="of:=COUNTIFS(Color;[.K$1];Function1;[.$A42])+COUNTIFS(Color;[.K$1];Function2;[.$A42])+COUNTIFS(Color;[.K$1];Function3;[.$A42])+COUNTIFS(Color;[.K$1];Function4;[.$A42])+COUNTIFS(Color;[.K$1];Function5;[.$A42])" office:value-type="float" office:value="1">
            <text:p>1</text:p>
          </table:table-cell>
          <table:table-cell table:formula="of:=COUNTIFS(Color;[.L$1];Function1;[.$A42])+COUNTIFS(Color;[.L$1];Function2;[.$A42])+COUNTIFS(Color;[.L$1];Function3;[.$A42])+COUNTIFS(Color;[.L$1];Function4;[.$A42])+COUNTIFS(Color;[.L$1];Function5;[.$A42])" office:value-type="float" office:value="2">
            <text:p>2</text:p>
          </table:table-cell>
          <table:table-cell table:formula="of:=COUNTIFS(Color;[.M$1];Function1;[.$A42])+COUNTIFS(Color;[.M$1];Function2;[.$A42])+COUNTIFS(Color;[.M$1];Function3;[.$A42])+COUNTIFS(Color;[.M$1];Function4;[.$A42])+COUNTIFS(Color;[.M$1];Function5;[.$A42])" office:value-type="float" office:value="0">
            <text:p>0</text:p>
          </table:table-cell>
          <table:table-cell table:formula="of:=COUNTIFS(Color;[.N$1];Function1;[.$A42])+COUNTIFS(Color;[.N$1];Function2;[.$A42])+COUNTIFS(Color;[.N$1];Function3;[.$A42])+COUNTIFS(Color;[.N$1];Function4;[.$A42])+COUNTIFS(Color;[.N$1];Function5;[.$A42])" office:value-type="float" office:value="0">
            <text:p>0</text:p>
          </table:table-cell>
          <table:table-cell table:formula="of:=COUNTIFS(Color;[.O$1];Function1;[.$A42])+COUNTIFS(Color;[.O$1];Function2;[.$A42])+COUNTIFS(Color;[.O$1];Function3;[.$A42])+COUNTIFS(Color;[.O$1];Function4;[.$A42])+COUNTIFS(Color;[.O$1];Function5;[.$A42])" office:value-type="float" office:value="0">
            <text:p>0</text:p>
          </table:table-cell>
          <table:table-cell table:formula="of:=COUNTIFS(Color;[.P$1];Function1;[.$A42])+COUNTIFS(Color;[.P$1];Function2;[.$A42])+COUNTIFS(Color;[.P$1];Function3;[.$A42])+COUNTIFS(Color;[.P$1];Function4;[.$A42])+COUNTIFS(Color;[.P$1];Function5;[.$A42])" office:value-type="float" office:value="0">
            <text:p>0</text:p>
          </table:table-cell>
          <table:table-cell table:formula="of:=COUNTIFS(Color;[.Q$1];Function1;[.$A42])+COUNTIFS(Color;[.Q$1];Function2;[.$A42])+COUNTIFS(Color;[.Q$1];Function3;[.$A42])+COUNTIFS(Color;[.Q$1];Function4;[.$A42])+COUNTIFS(Color;[.Q$1];Function5;[.$A42])" office:value-type="float" office:value="0">
            <text:p>0</text:p>
          </table:table-cell>
          <table:table-cell table:formula="of:=COUNTIFS(Color;[.R$1];Function1;[.$A42])+COUNTIFS(Color;[.R$1];Function2;[.$A42])+COUNTIFS(Color;[.R$1];Function3;[.$A42])+COUNTIFS(Color;[.R$1];Function4;[.$A42])+COUNTIFS(Color;[.R$1];Function5;[.$A42])" office:value-type="float" office:value="0">
            <text:p>0</text:p>
          </table:table-cell>
          <table:table-cell table:formula="of:=COUNTIFS(Color;[.S$1];Function1;[.$A42])+COUNTIFS(Color;[.S$1];Function2;[.$A42])+COUNTIFS(Color;[.S$1];Function3;[.$A42])+COUNTIFS(Color;[.S$1];Function4;[.$A42])+COUNTIFS(Color;[.S$1];Function5;[.$A42])" office:value-type="float" office:value="0">
            <text:p>0</text:p>
          </table:table-cell>
        </table:table-row>
        <table:table-row table:style-name="ro1">
          <table:table-cell office:value-type="string">
            <text:p>Burn</text:p>
          </table:table-cell>
          <table:table-cell table:formula="of:=SUM([.$C43:.$S43])" office:value-type="float" office:value="19">
            <text:p>19</text:p>
          </table:table-cell>
          <table:table-cell table:formula="of:=COUNTIFS(Color;[.C$1];Function1;[.$A43])+COUNTIFS(Color;[.C$1];Function2;[.$A43])+COUNTIFS(Color;[.C$1];Function3;[.$A43])+COUNTIFS(Color;[.C$1];Function4;[.$A43])+COUNTIFS(Color;[.C$1];Function5;[.$A43])" office:value-type="float" office:value="0">
            <text:p>0</text:p>
          </table:table-cell>
          <table:table-cell table:formula="of:=COUNTIFS(Color;[.D$1];Function1;[.$A43])+COUNTIFS(Color;[.D$1];Function2;[.$A43])+COUNTIFS(Color;[.D$1];Function3;[.$A43])+COUNTIFS(Color;[.D$1];Function4;[.$A43])+COUNTIFS(Color;[.D$1];Function5;[.$A43])" office:value-type="float" office:value="1">
            <text:p>1</text:p>
          </table:table-cell>
          <table:table-cell table:formula="of:=COUNTIFS(Color;[.E$1];Function1;[.$A43])+COUNTIFS(Color;[.E$1];Function2;[.$A43])+COUNTIFS(Color;[.E$1];Function3;[.$A43])+COUNTIFS(Color;[.E$1];Function4;[.$A43])+COUNTIFS(Color;[.E$1];Function5;[.$A43])" office:value-type="float" office:value="0">
            <text:p>0</text:p>
          </table:table-cell>
          <table:table-cell table:formula="of:=COUNTIFS(Color;[.F$1];Function1;[.$A43])+COUNTIFS(Color;[.F$1];Function2;[.$A43])+COUNTIFS(Color;[.F$1];Function3;[.$A43])+COUNTIFS(Color;[.F$1];Function4;[.$A43])+COUNTIFS(Color;[.F$1];Function5;[.$A43])" office:value-type="float" office:value="14">
            <text:p>14</text:p>
          </table:table-cell>
          <table:table-cell table:formula="of:=COUNTIFS(Color;[.G$1];Function1;[.$A43])+COUNTIFS(Color;[.G$1];Function2;[.$A43])+COUNTIFS(Color;[.G$1];Function3;[.$A43])+COUNTIFS(Color;[.G$1];Function4;[.$A43])+COUNTIFS(Color;[.G$1];Function5;[.$A43])" office:value-type="float" office:value="0">
            <text:p>0</text:p>
          </table:table-cell>
          <table:table-cell table:formula="of:=COUNTIFS(Color;[.H$1];Function1;[.$A43])+COUNTIFS(Color;[.H$1];Function2;[.$A43])+COUNTIFS(Color;[.H$1];Function3;[.$A43])+COUNTIFS(Color;[.H$1];Function4;[.$A43])+COUNTIFS(Color;[.H$1];Function5;[.$A43])" office:value-type="float" office:value="1">
            <text:p>1</text:p>
          </table:table-cell>
          <table:table-cell table:formula="of:=COUNTIFS(Color;[.I$1];Function1;[.$A43])+COUNTIFS(Color;[.I$1];Function2;[.$A43])+COUNTIFS(Color;[.I$1];Function3;[.$A43])+COUNTIFS(Color;[.I$1];Function4;[.$A43])+COUNTIFS(Color;[.I$1];Function5;[.$A43])" office:value-type="float" office:value="0">
            <text:p>0</text:p>
          </table:table-cell>
          <table:table-cell table:formula="of:=COUNTIFS(Color;[.J$1];Function1;[.$A43])+COUNTIFS(Color;[.J$1];Function2;[.$A43])+COUNTIFS(Color;[.J$1];Function3;[.$A43])+COUNTIFS(Color;[.J$1];Function4;[.$A43])+COUNTIFS(Color;[.J$1];Function5;[.$A43])" office:value-type="float" office:value="0">
            <text:p>0</text:p>
          </table:table-cell>
          <table:table-cell table:formula="of:=COUNTIFS(Color;[.K$1];Function1;[.$A43])+COUNTIFS(Color;[.K$1];Function2;[.$A43])+COUNTIFS(Color;[.K$1];Function3;[.$A43])+COUNTIFS(Color;[.K$1];Function4;[.$A43])+COUNTIFS(Color;[.K$1];Function5;[.$A43])" office:value-type="float" office:value="1">
            <text:p>1</text:p>
          </table:table-cell>
          <table:table-cell table:formula="of:=COUNTIFS(Color;[.L$1];Function1;[.$A43])+COUNTIFS(Color;[.L$1];Function2;[.$A43])+COUNTIFS(Color;[.L$1];Function3;[.$A43])+COUNTIFS(Color;[.L$1];Function4;[.$A43])+COUNTIFS(Color;[.L$1];Function5;[.$A43])" office:value-type="float" office:value="0">
            <text:p>0</text:p>
          </table:table-cell>
          <table:table-cell table:formula="of:=COUNTIFS(Color;[.M$1];Function1;[.$A43])+COUNTIFS(Color;[.M$1];Function2;[.$A43])+COUNTIFS(Color;[.M$1];Function3;[.$A43])+COUNTIFS(Color;[.M$1];Function4;[.$A43])+COUNTIFS(Color;[.M$1];Function5;[.$A43])" office:value-type="float" office:value="0">
            <text:p>0</text:p>
          </table:table-cell>
          <table:table-cell table:formula="of:=COUNTIFS(Color;[.N$1];Function1;[.$A43])+COUNTIFS(Color;[.N$1];Function2;[.$A43])+COUNTIFS(Color;[.N$1];Function3;[.$A43])+COUNTIFS(Color;[.N$1];Function4;[.$A43])+COUNTIFS(Color;[.N$1];Function5;[.$A43])" office:value-type="float" office:value="0">
            <text:p>0</text:p>
          </table:table-cell>
          <table:table-cell table:formula="of:=COUNTIFS(Color;[.O$1];Function1;[.$A43])+COUNTIFS(Color;[.O$1];Function2;[.$A43])+COUNTIFS(Color;[.O$1];Function3;[.$A43])+COUNTIFS(Color;[.O$1];Function4;[.$A43])+COUNTIFS(Color;[.O$1];Function5;[.$A43])" office:value-type="float" office:value="0">
            <text:p>0</text:p>
          </table:table-cell>
          <table:table-cell table:formula="of:=COUNTIFS(Color;[.P$1];Function1;[.$A43])+COUNTIFS(Color;[.P$1];Function2;[.$A43])+COUNTIFS(Color;[.P$1];Function3;[.$A43])+COUNTIFS(Color;[.P$1];Function4;[.$A43])+COUNTIFS(Color;[.P$1];Function5;[.$A43])" office:value-type="float" office:value="0">
            <text:p>0</text:p>
          </table:table-cell>
          <table:table-cell table:formula="of:=COUNTIFS(Color;[.Q$1];Function1;[.$A43])+COUNTIFS(Color;[.Q$1];Function2;[.$A43])+COUNTIFS(Color;[.Q$1];Function3;[.$A43])+COUNTIFS(Color;[.Q$1];Function4;[.$A43])+COUNTIFS(Color;[.Q$1];Function5;[.$A43])" office:value-type="float" office:value="0">
            <text:p>0</text:p>
          </table:table-cell>
          <table:table-cell table:formula="of:=COUNTIFS(Color;[.R$1];Function1;[.$A43])+COUNTIFS(Color;[.R$1];Function2;[.$A43])+COUNTIFS(Color;[.R$1];Function3;[.$A43])+COUNTIFS(Color;[.R$1];Function4;[.$A43])+COUNTIFS(Color;[.R$1];Function5;[.$A43])" office:value-type="float" office:value="2">
            <text:p>2</text:p>
          </table:table-cell>
          <table:table-cell table:formula="of:=COUNTIFS(Color;[.S$1];Function1;[.$A43])+COUNTIFS(Color;[.S$1];Function2;[.$A43])+COUNTIFS(Color;[.S$1];Function3;[.$A43])+COUNTIFS(Color;[.S$1];Function4;[.$A43])+COUNTIFS(Color;[.S$1];Function5;[.$A43])" office:value-type="float" office:value="0">
            <text:p>0</text:p>
          </table:table-cell>
        </table:table-row>
        <table:table-row table:style-name="ro1">
          <table:table-cell office:value-type="string">
            <text:p>Haste</text:p>
          </table:table-cell>
          <table:table-cell table:formula="of:=SUM([.$C44:.$S44])" office:value-type="float" office:value="12">
            <text:p>12</text:p>
          </table:table-cell>
          <table:table-cell table:formula="of:=COUNTIFS(Color;[.C$1];Function1;[.$A44])+COUNTIFS(Color;[.C$1];Function2;[.$A44])+COUNTIFS(Color;[.C$1];Function3;[.$A44])+COUNTIFS(Color;[.C$1];Function4;[.$A44])+COUNTIFS(Color;[.C$1];Function5;[.$A44])" office:value-type="float" office:value="0">
            <text:p>0</text:p>
          </table:table-cell>
          <table:table-cell table:formula="of:=COUNTIFS(Color;[.D$1];Function1;[.$A44])+COUNTIFS(Color;[.D$1];Function2;[.$A44])+COUNTIFS(Color;[.D$1];Function3;[.$A44])+COUNTIFS(Color;[.D$1];Function4;[.$A44])+COUNTIFS(Color;[.D$1];Function5;[.$A44])" office:value-type="float" office:value="0">
            <text:p>0</text:p>
          </table:table-cell>
          <table:table-cell table:formula="of:=COUNTIFS(Color;[.E$1];Function1;[.$A44])+COUNTIFS(Color;[.E$1];Function2;[.$A44])+COUNTIFS(Color;[.E$1];Function3;[.$A44])+COUNTIFS(Color;[.E$1];Function4;[.$A44])+COUNTIFS(Color;[.E$1];Function5;[.$A44])" office:value-type="float" office:value="0">
            <text:p>0</text:p>
          </table:table-cell>
          <table:table-cell table:formula="of:=COUNTIFS(Color;[.F$1];Function1;[.$A44])+COUNTIFS(Color;[.F$1];Function2;[.$A44])+COUNTIFS(Color;[.F$1];Function3;[.$A44])+COUNTIFS(Color;[.F$1];Function4;[.$A44])+COUNTIFS(Color;[.F$1];Function5;[.$A44])" office:value-type="float" office:value="7">
            <text:p>7</text:p>
          </table:table-cell>
          <table:table-cell table:formula="of:=COUNTIFS(Color;[.G$1];Function1;[.$A44])+COUNTIFS(Color;[.G$1];Function2;[.$A44])+COUNTIFS(Color;[.G$1];Function3;[.$A44])+COUNTIFS(Color;[.G$1];Function4;[.$A44])+COUNTIFS(Color;[.G$1];Function5;[.$A44])" office:value-type="float" office:value="0">
            <text:p>0</text:p>
          </table:table-cell>
          <table:table-cell table:formula="of:=COUNTIFS(Color;[.H$1];Function1;[.$A44])+COUNTIFS(Color;[.H$1];Function2;[.$A44])+COUNTIFS(Color;[.H$1];Function3;[.$A44])+COUNTIFS(Color;[.H$1];Function4;[.$A44])+COUNTIFS(Color;[.H$1];Function5;[.$A44])" office:value-type="float" office:value="1">
            <text:p>1</text:p>
          </table:table-cell>
          <table:table-cell table:formula="of:=COUNTIFS(Color;[.I$1];Function1;[.$A44])+COUNTIFS(Color;[.I$1];Function2;[.$A44])+COUNTIFS(Color;[.I$1];Function3;[.$A44])+COUNTIFS(Color;[.I$1];Function4;[.$A44])+COUNTIFS(Color;[.I$1];Function5;[.$A44])" office:value-type="float" office:value="0">
            <text:p>0</text:p>
          </table:table-cell>
          <table:table-cell table:formula="of:=COUNTIFS(Color;[.J$1];Function1;[.$A44])+COUNTIFS(Color;[.J$1];Function2;[.$A44])+COUNTIFS(Color;[.J$1];Function3;[.$A44])+COUNTIFS(Color;[.J$1];Function4;[.$A44])+COUNTIFS(Color;[.J$1];Function5;[.$A44])" office:value-type="float" office:value="0">
            <text:p>0</text:p>
          </table:table-cell>
          <table:table-cell table:formula="of:=COUNTIFS(Color;[.K$1];Function1;[.$A44])+COUNTIFS(Color;[.K$1];Function2;[.$A44])+COUNTIFS(Color;[.K$1];Function3;[.$A44])+COUNTIFS(Color;[.K$1];Function4;[.$A44])+COUNTIFS(Color;[.K$1];Function5;[.$A44])" office:value-type="float" office:value="0">
            <text:p>0</text:p>
          </table:table-cell>
          <table:table-cell table:formula="of:=COUNTIFS(Color;[.L$1];Function1;[.$A44])+COUNTIFS(Color;[.L$1];Function2;[.$A44])+COUNTIFS(Color;[.L$1];Function3;[.$A44])+COUNTIFS(Color;[.L$1];Function4;[.$A44])+COUNTIFS(Color;[.L$1];Function5;[.$A44])" office:value-type="float" office:value="2">
            <text:p>2</text:p>
          </table:table-cell>
          <table:table-cell table:formula="of:=COUNTIFS(Color;[.M$1];Function1;[.$A44])+COUNTIFS(Color;[.M$1];Function2;[.$A44])+COUNTIFS(Color;[.M$1];Function3;[.$A44])+COUNTIFS(Color;[.M$1];Function4;[.$A44])+COUNTIFS(Color;[.M$1];Function5;[.$A44])" office:value-type="float" office:value="0">
            <text:p>0</text:p>
          </table:table-cell>
          <table:table-cell table:formula="of:=COUNTIFS(Color;[.N$1];Function1;[.$A44])+COUNTIFS(Color;[.N$1];Function2;[.$A44])+COUNTIFS(Color;[.N$1];Function3;[.$A44])+COUNTIFS(Color;[.N$1];Function4;[.$A44])+COUNTIFS(Color;[.N$1];Function5;[.$A44])" office:value-type="float" office:value="0">
            <text:p>0</text:p>
          </table:table-cell>
          <table:table-cell table:formula="of:=COUNTIFS(Color;[.O$1];Function1;[.$A44])+COUNTIFS(Color;[.O$1];Function2;[.$A44])+COUNTIFS(Color;[.O$1];Function3;[.$A44])+COUNTIFS(Color;[.O$1];Function4;[.$A44])+COUNTIFS(Color;[.O$1];Function5;[.$A44])" office:value-type="float" office:value="1">
            <text:p>1</text:p>
          </table:table-cell>
          <table:table-cell table:formula="of:=COUNTIFS(Color;[.P$1];Function1;[.$A44])+COUNTIFS(Color;[.P$1];Function2;[.$A44])+COUNTIFS(Color;[.P$1];Function3;[.$A44])+COUNTIFS(Color;[.P$1];Function4;[.$A44])+COUNTIFS(Color;[.P$1];Function5;[.$A44])" office:value-type="float" office:value="1">
            <text:p>1</text:p>
          </table:table-cell>
          <table:table-cell table:formula="of:=COUNTIFS(Color;[.Q$1];Function1;[.$A44])+COUNTIFS(Color;[.Q$1];Function2;[.$A44])+COUNTIFS(Color;[.Q$1];Function3;[.$A44])+COUNTIFS(Color;[.Q$1];Function4;[.$A44])+COUNTIFS(Color;[.Q$1];Function5;[.$A44])" office:value-type="float" office:value="0">
            <text:p>0</text:p>
          </table:table-cell>
          <table:table-cell table:formula="of:=COUNTIFS(Color;[.R$1];Function1;[.$A44])+COUNTIFS(Color;[.R$1];Function2;[.$A44])+COUNTIFS(Color;[.R$1];Function3;[.$A44])+COUNTIFS(Color;[.R$1];Function4;[.$A44])+COUNTIFS(Color;[.R$1];Function5;[.$A44])" office:value-type="float" office:value="0">
            <text:p>0</text:p>
          </table:table-cell>
          <table:table-cell table:formula="of:=COUNTIFS(Color;[.S$1];Function1;[.$A44])+COUNTIFS(Color;[.S$1];Function2;[.$A44])+COUNTIFS(Color;[.S$1];Function3;[.$A44])+COUNTIFS(Color;[.S$1];Function4;[.$A44])+COUNTIFS(Color;[.S$1];Function5;[.$A44])" office:value-type="float" office:value="0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Counters</text:p>
          </table:table-cell>
          <table:table-cell table:formula="of:=SUM([.$C46:.$S46])" office:value-type="float" office:value="28">
            <text:p>28</text:p>
          </table:table-cell>
          <table:table-cell table:formula="of:=COUNTIFS(Color;[.C$1];Function1;[.$A46])+COUNTIFS(Color;[.C$1];Function2;[.$A46])+COUNTIFS(Color;[.C$1];Function3;[.$A46])+COUNTIFS(Color;[.C$1];Function4;[.$A46])+COUNTIFS(Color;[.C$1];Function5;[.$A46])" office:value-type="float" office:value="3">
            <text:p>3</text:p>
          </table:table-cell>
          <table:table-cell table:formula="of:=COUNTIFS(Color;[.D$1];Function1;[.$A46])+COUNTIFS(Color;[.D$1];Function2;[.$A46])+COUNTIFS(Color;[.D$1];Function3;[.$A46])+COUNTIFS(Color;[.D$1];Function4;[.$A46])+COUNTIFS(Color;[.D$1];Function5;[.$A46])" office:value-type="float" office:value="2">
            <text:p>2</text:p>
          </table:table-cell>
          <table:table-cell table:formula="of:=COUNTIFS(Color;[.E$1];Function1;[.$A46])+COUNTIFS(Color;[.E$1];Function2;[.$A46])+COUNTIFS(Color;[.E$1];Function3;[.$A46])+COUNTIFS(Color;[.E$1];Function4;[.$A46])+COUNTIFS(Color;[.E$1];Function5;[.$A46])" office:value-type="float" office:value="1">
            <text:p>1</text:p>
          </table:table-cell>
          <table:table-cell table:formula="of:=COUNTIFS(Color;[.F$1];Function1;[.$A46])+COUNTIFS(Color;[.F$1];Function2;[.$A46])+COUNTIFS(Color;[.F$1];Function3;[.$A46])+COUNTIFS(Color;[.F$1];Function4;[.$A46])+COUNTIFS(Color;[.F$1];Function5;[.$A46])" office:value-type="float" office:value="6">
            <text:p>6</text:p>
          </table:table-cell>
          <table:table-cell table:formula="of:=COUNTIFS(Color;[.G$1];Function1;[.$A46])+COUNTIFS(Color;[.G$1];Function2;[.$A46])+COUNTIFS(Color;[.G$1];Function3;[.$A46])+COUNTIFS(Color;[.G$1];Function4;[.$A46])+COUNTIFS(Color;[.G$1];Function5;[.$A46])" office:value-type="float" office:value="6">
            <text:p>6</text:p>
          </table:table-cell>
          <table:table-cell table:formula="of:=COUNTIFS(Color;[.H$1];Function1;[.$A46])+COUNTIFS(Color;[.H$1];Function2;[.$A46])+COUNTIFS(Color;[.H$1];Function3;[.$A46])+COUNTIFS(Color;[.H$1];Function4;[.$A46])+COUNTIFS(Color;[.H$1];Function5;[.$A46])" office:value-type="float" office:value="7">
            <text:p>7</text:p>
          </table:table-cell>
          <table:table-cell table:formula="of:=COUNTIFS(Color;[.I$1];Function1;[.$A46])+COUNTIFS(Color;[.I$1];Function2;[.$A46])+COUNTIFS(Color;[.I$1];Function3;[.$A46])+COUNTIFS(Color;[.I$1];Function4;[.$A46])+COUNTIFS(Color;[.I$1];Function5;[.$A46])" office:value-type="float" office:value="0">
            <text:p>0</text:p>
          </table:table-cell>
          <table:table-cell table:formula="of:=COUNTIFS(Color;[.J$1];Function1;[.$A46])+COUNTIFS(Color;[.J$1];Function2;[.$A46])+COUNTIFS(Color;[.J$1];Function3;[.$A46])+COUNTIFS(Color;[.J$1];Function4;[.$A46])+COUNTIFS(Color;[.J$1];Function5;[.$A46])" office:value-type="float" office:value="0">
            <text:p>0</text:p>
          </table:table-cell>
          <table:table-cell table:formula="of:=COUNTIFS(Color;[.K$1];Function1;[.$A46])+COUNTIFS(Color;[.K$1];Function2;[.$A46])+COUNTIFS(Color;[.K$1];Function3;[.$A46])+COUNTIFS(Color;[.K$1];Function4;[.$A46])+COUNTIFS(Color;[.K$1];Function5;[.$A46])" office:value-type="float" office:value="1">
            <text:p>1</text:p>
          </table:table-cell>
          <table:table-cell table:formula="of:=COUNTIFS(Color;[.L$1];Function1;[.$A46])+COUNTIFS(Color;[.L$1];Function2;[.$A46])+COUNTIFS(Color;[.L$1];Function3;[.$A46])+COUNTIFS(Color;[.L$1];Function4;[.$A46])+COUNTIFS(Color;[.L$1];Function5;[.$A46])" office:value-type="float" office:value="0">
            <text:p>0</text:p>
          </table:table-cell>
          <table:table-cell table:formula="of:=COUNTIFS(Color;[.M$1];Function1;[.$A46])+COUNTIFS(Color;[.M$1];Function2;[.$A46])+COUNTIFS(Color;[.M$1];Function3;[.$A46])+COUNTIFS(Color;[.M$1];Function4;[.$A46])+COUNTIFS(Color;[.M$1];Function5;[.$A46])" office:value-type="float" office:value="1">
            <text:p>1</text:p>
          </table:table-cell>
          <table:table-cell table:formula="of:=COUNTIFS(Color;[.N$1];Function1;[.$A46])+COUNTIFS(Color;[.N$1];Function2;[.$A46])+COUNTIFS(Color;[.N$1];Function3;[.$A46])+COUNTIFS(Color;[.N$1];Function4;[.$A46])+COUNTIFS(Color;[.N$1];Function5;[.$A46])" office:value-type="float" office:value="0">
            <text:p>0</text:p>
          </table:table-cell>
          <table:table-cell table:formula="of:=COUNTIFS(Color;[.O$1];Function1;[.$A46])+COUNTIFS(Color;[.O$1];Function2;[.$A46])+COUNTIFS(Color;[.O$1];Function3;[.$A46])+COUNTIFS(Color;[.O$1];Function4;[.$A46])+COUNTIFS(Color;[.O$1];Function5;[.$A46])" office:value-type="float" office:value="0">
            <text:p>0</text:p>
          </table:table-cell>
          <table:table-cell table:formula="of:=COUNTIFS(Color;[.P$1];Function1;[.$A46])+COUNTIFS(Color;[.P$1];Function2;[.$A46])+COUNTIFS(Color;[.P$1];Function3;[.$A46])+COUNTIFS(Color;[.P$1];Function4;[.$A46])+COUNTIFS(Color;[.P$1];Function5;[.$A46])" office:value-type="float" office:value="0">
            <text:p>0</text:p>
          </table:table-cell>
          <table:table-cell table:formula="of:=COUNTIFS(Color;[.Q$1];Function1;[.$A46])+COUNTIFS(Color;[.Q$1];Function2;[.$A46])+COUNTIFS(Color;[.Q$1];Function3;[.$A46])+COUNTIFS(Color;[.Q$1];Function4;[.$A46])+COUNTIFS(Color;[.Q$1];Function5;[.$A46])" office:value-type="float" office:value="1">
            <text:p>1</text:p>
          </table:table-cell>
          <table:table-cell table:formula="of:=COUNTIFS(Color;[.R$1];Function1;[.$A46])+COUNTIFS(Color;[.R$1];Function2;[.$A46])+COUNTIFS(Color;[.R$1];Function3;[.$A46])+COUNTIFS(Color;[.R$1];Function4;[.$A46])+COUNTIFS(Color;[.R$1];Function5;[.$A46])" office:value-type="float" office:value="0">
            <text:p>0</text:p>
          </table:table-cell>
          <table:table-cell table:formula="of:=COUNTIFS(Color;[.S$1];Function1;[.$A46])+COUNTIFS(Color;[.S$1];Function2;[.$A46])+COUNTIFS(Color;[.S$1];Function3;[.$A46])+COUNTIFS(Color;[.S$1];Function4;[.$A46])+COUNTIFS(Color;[.S$1];Function5;[.$A46])" office:value-type="float" office:value="0">
            <text:p>0</text:p>
          </table:table-cell>
        </table:table-row>
        <table:table-row table:style-name="ro1">
          <table:table-cell office:value-type="string">
            <text:p>Counter synergy</text:p>
          </table:table-cell>
          <table:table-cell table:formula="of:=SUM([.$C47:.$S47])" office:value-type="float" office:value="8">
            <text:p>8</text:p>
          </table:table-cell>
          <table:table-cell table:formula="of:=COUNTIFS(Color;[.C$1];Function1;[.$A47])+COUNTIFS(Color;[.C$1];Function2;[.$A47])+COUNTIFS(Color;[.C$1];Function3;[.$A47])+COUNTIFS(Color;[.C$1];Function4;[.$A47])+COUNTIFS(Color;[.C$1];Function5;[.$A47])" office:value-type="float" office:value="3">
            <text:p>3</text:p>
          </table:table-cell>
          <table:table-cell table:formula="of:=COUNTIFS(Color;[.D$1];Function1;[.$A47])+COUNTIFS(Color;[.D$1];Function2;[.$A47])+COUNTIFS(Color;[.D$1];Function3;[.$A47])+COUNTIFS(Color;[.D$1];Function4;[.$A47])+COUNTIFS(Color;[.D$1];Function5;[.$A47])" office:value-type="float" office:value="3">
            <text:p>3</text:p>
          </table:table-cell>
          <table:table-cell table:formula="of:=COUNTIFS(Color;[.E$1];Function1;[.$A47])+COUNTIFS(Color;[.E$1];Function2;[.$A47])+COUNTIFS(Color;[.E$1];Function3;[.$A47])+COUNTIFS(Color;[.E$1];Function4;[.$A47])+COUNTIFS(Color;[.E$1];Function5;[.$A47])" office:value-type="float" office:value="0">
            <text:p>0</text:p>
          </table:table-cell>
          <table:table-cell table:formula="of:=COUNTIFS(Color;[.F$1];Function1;[.$A47])+COUNTIFS(Color;[.F$1];Function2;[.$A47])+COUNTIFS(Color;[.F$1];Function3;[.$A47])+COUNTIFS(Color;[.F$1];Function4;[.$A47])+COUNTIFS(Color;[.F$1];Function5;[.$A47])" office:value-type="float" office:value="0">
            <text:p>0</text:p>
          </table:table-cell>
          <table:table-cell table:formula="of:=COUNTIFS(Color;[.G$1];Function1;[.$A47])+COUNTIFS(Color;[.G$1];Function2;[.$A47])+COUNTIFS(Color;[.G$1];Function3;[.$A47])+COUNTIFS(Color;[.G$1];Function4;[.$A47])+COUNTIFS(Color;[.G$1];Function5;[.$A47])" office:value-type="float" office:value="1">
            <text:p>1</text:p>
          </table:table-cell>
          <table:table-cell table:formula="of:=COUNTIFS(Color;[.H$1];Function1;[.$A47])+COUNTIFS(Color;[.H$1];Function2;[.$A47])+COUNTIFS(Color;[.H$1];Function3;[.$A47])+COUNTIFS(Color;[.H$1];Function4;[.$A47])+COUNTIFS(Color;[.H$1];Function5;[.$A47])" office:value-type="float" office:value="1">
            <text:p>1</text:p>
          </table:table-cell>
          <table:table-cell table:formula="of:=COUNTIFS(Color;[.I$1];Function1;[.$A47])+COUNTIFS(Color;[.I$1];Function2;[.$A47])+COUNTIFS(Color;[.I$1];Function3;[.$A47])+COUNTIFS(Color;[.I$1];Function4;[.$A47])+COUNTIFS(Color;[.I$1];Function5;[.$A47])" office:value-type="float" office:value="0">
            <text:p>0</text:p>
          </table:table-cell>
          <table:table-cell table:formula="of:=COUNTIFS(Color;[.J$1];Function1;[.$A47])+COUNTIFS(Color;[.J$1];Function2;[.$A47])+COUNTIFS(Color;[.J$1];Function3;[.$A47])+COUNTIFS(Color;[.J$1];Function4;[.$A47])+COUNTIFS(Color;[.J$1];Function5;[.$A47])" office:value-type="float" office:value="0">
            <text:p>0</text:p>
          </table:table-cell>
          <table:table-cell table:formula="of:=COUNTIFS(Color;[.K$1];Function1;[.$A47])+COUNTIFS(Color;[.K$1];Function2;[.$A47])+COUNTIFS(Color;[.K$1];Function3;[.$A47])+COUNTIFS(Color;[.K$1];Function4;[.$A47])+COUNTIFS(Color;[.K$1];Function5;[.$A47])" office:value-type="float" office:value="0">
            <text:p>0</text:p>
          </table:table-cell>
          <table:table-cell table:formula="of:=COUNTIFS(Color;[.L$1];Function1;[.$A47])+COUNTIFS(Color;[.L$1];Function2;[.$A47])+COUNTIFS(Color;[.L$1];Function3;[.$A47])+COUNTIFS(Color;[.L$1];Function4;[.$A47])+COUNTIFS(Color;[.L$1];Function5;[.$A47])" office:value-type="float" office:value="0">
            <text:p>0</text:p>
          </table:table-cell>
          <table:table-cell table:formula="of:=COUNTIFS(Color;[.M$1];Function1;[.$A47])+COUNTIFS(Color;[.M$1];Function2;[.$A47])+COUNTIFS(Color;[.M$1];Function3;[.$A47])+COUNTIFS(Color;[.M$1];Function4;[.$A47])+COUNTIFS(Color;[.M$1];Function5;[.$A47])" office:value-type="float" office:value="0">
            <text:p>0</text:p>
          </table:table-cell>
          <table:table-cell table:formula="of:=COUNTIFS(Color;[.N$1];Function1;[.$A47])+COUNTIFS(Color;[.N$1];Function2;[.$A47])+COUNTIFS(Color;[.N$1];Function3;[.$A47])+COUNTIFS(Color;[.N$1];Function4;[.$A47])+COUNTIFS(Color;[.N$1];Function5;[.$A47])" office:value-type="float" office:value="0">
            <text:p>0</text:p>
          </table:table-cell>
          <table:table-cell table:formula="of:=COUNTIFS(Color;[.O$1];Function1;[.$A47])+COUNTIFS(Color;[.O$1];Function2;[.$A47])+COUNTIFS(Color;[.O$1];Function3;[.$A47])+COUNTIFS(Color;[.O$1];Function4;[.$A47])+COUNTIFS(Color;[.O$1];Function5;[.$A47])" office:value-type="float" office:value="0">
            <text:p>0</text:p>
          </table:table-cell>
          <table:table-cell table:formula="of:=COUNTIFS(Color;[.P$1];Function1;[.$A47])+COUNTIFS(Color;[.P$1];Function2;[.$A47])+COUNTIFS(Color;[.P$1];Function3;[.$A47])+COUNTIFS(Color;[.P$1];Function4;[.$A47])+COUNTIFS(Color;[.P$1];Function5;[.$A47])" office:value-type="float" office:value="0">
            <text:p>0</text:p>
          </table:table-cell>
          <table:table-cell table:formula="of:=COUNTIFS(Color;[.Q$1];Function1;[.$A47])+COUNTIFS(Color;[.Q$1];Function2;[.$A47])+COUNTIFS(Color;[.Q$1];Function3;[.$A47])+COUNTIFS(Color;[.Q$1];Function4;[.$A47])+COUNTIFS(Color;[.Q$1];Function5;[.$A47])" office:value-type="float" office:value="0">
            <text:p>0</text:p>
          </table:table-cell>
          <table:table-cell table:formula="of:=COUNTIFS(Color;[.R$1];Function1;[.$A47])+COUNTIFS(Color;[.R$1];Function2;[.$A47])+COUNTIFS(Color;[.R$1];Function3;[.$A47])+COUNTIFS(Color;[.R$1];Function4;[.$A47])+COUNTIFS(Color;[.R$1];Function5;[.$A47])" office:value-type="float" office:value="0">
            <text:p>0</text:p>
          </table:table-cell>
          <table:table-cell table:formula="of:=COUNTIFS(Color;[.S$1];Function1;[.$A47])+COUNTIFS(Color;[.S$1];Function2;[.$A47])+COUNTIFS(Color;[.S$1];Function3;[.$A47])+COUNTIFS(Color;[.S$1];Function4;[.$A47])+COUNTIFS(Color;[.S$1];Function5;[.$A47])" office:value-type="float" office:value="0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Flash</text:p>
          </table:table-cell>
          <table:table-cell table:formula="of:=SUM([.$C49:.$S49])" office:value-type="float" office:value="6">
            <text:p>6</text:p>
          </table:table-cell>
          <table:table-cell table:formula="of:=COUNTIFS(Color;[.C$1];Function1;[.$A49])+COUNTIFS(Color;[.C$1];Function2;[.$A49])+COUNTIFS(Color;[.C$1];Function3;[.$A49])+COUNTIFS(Color;[.C$1];Function4;[.$A49])+COUNTIFS(Color;[.C$1];Function5;[.$A49])" office:value-type="float" office:value="1">
            <text:p>1</text:p>
          </table:table-cell>
          <table:table-cell table:formula="of:=COUNTIFS(Color;[.D$1];Function1;[.$A49])+COUNTIFS(Color;[.D$1];Function2;[.$A49])+COUNTIFS(Color;[.D$1];Function3;[.$A49])+COUNTIFS(Color;[.D$1];Function4;[.$A49])+COUNTIFS(Color;[.D$1];Function5;[.$A49])" office:value-type="float" office:value="1">
            <text:p>1</text:p>
          </table:table-cell>
          <table:table-cell table:formula="of:=COUNTIFS(Color;[.E$1];Function1;[.$A49])+COUNTIFS(Color;[.E$1];Function2;[.$A49])+COUNTIFS(Color;[.E$1];Function3;[.$A49])+COUNTIFS(Color;[.E$1];Function4;[.$A49])+COUNTIFS(Color;[.E$1];Function5;[.$A49])" office:value-type="float" office:value="0">
            <text:p>0</text:p>
          </table:table-cell>
          <table:table-cell table:formula="of:=COUNTIFS(Color;[.F$1];Function1;[.$A49])+COUNTIFS(Color;[.F$1];Function2;[.$A49])+COUNTIFS(Color;[.F$1];Function3;[.$A49])+COUNTIFS(Color;[.F$1];Function4;[.$A49])+COUNTIFS(Color;[.F$1];Function5;[.$A49])" office:value-type="float" office:value="0">
            <text:p>0</text:p>
          </table:table-cell>
          <table:table-cell table:formula="of:=COUNTIFS(Color;[.G$1];Function1;[.$A49])+COUNTIFS(Color;[.G$1];Function2;[.$A49])+COUNTIFS(Color;[.G$1];Function3;[.$A49])+COUNTIFS(Color;[.G$1];Function4;[.$A49])+COUNTIFS(Color;[.G$1];Function5;[.$A49])" office:value-type="float" office:value="1">
            <text:p>1</text:p>
          </table:table-cell>
          <table:table-cell table:formula="of:=COUNTIFS(Color;[.H$1];Function1;[.$A49])+COUNTIFS(Color;[.H$1];Function2;[.$A49])+COUNTIFS(Color;[.H$1];Function3;[.$A49])+COUNTIFS(Color;[.H$1];Function4;[.$A49])+COUNTIFS(Color;[.H$1];Function5;[.$A49])" office:value-type="float" office:value="1">
            <text:p>1</text:p>
          </table:table-cell>
          <table:table-cell table:formula="of:=COUNTIFS(Color;[.I$1];Function1;[.$A49])+COUNTIFS(Color;[.I$1];Function2;[.$A49])+COUNTIFS(Color;[.I$1];Function3;[.$A49])+COUNTIFS(Color;[.I$1];Function4;[.$A49])+COUNTIFS(Color;[.I$1];Function5;[.$A49])" office:value-type="float" office:value="1">
            <text:p>1</text:p>
          </table:table-cell>
          <table:table-cell table:formula="of:=COUNTIFS(Color;[.J$1];Function1;[.$A49])+COUNTIFS(Color;[.J$1];Function2;[.$A49])+COUNTIFS(Color;[.J$1];Function3;[.$A49])+COUNTIFS(Color;[.J$1];Function4;[.$A49])+COUNTIFS(Color;[.J$1];Function5;[.$A49])" office:value-type="float" office:value="0">
            <text:p>0</text:p>
          </table:table-cell>
          <table:table-cell table:formula="of:=COUNTIFS(Color;[.K$1];Function1;[.$A49])+COUNTIFS(Color;[.K$1];Function2;[.$A49])+COUNTIFS(Color;[.K$1];Function3;[.$A49])+COUNTIFS(Color;[.K$1];Function4;[.$A49])+COUNTIFS(Color;[.K$1];Function5;[.$A49])" office:value-type="float" office:value="0">
            <text:p>0</text:p>
          </table:table-cell>
          <table:table-cell table:formula="of:=COUNTIFS(Color;[.L$1];Function1;[.$A49])+COUNTIFS(Color;[.L$1];Function2;[.$A49])+COUNTIFS(Color;[.L$1];Function3;[.$A49])+COUNTIFS(Color;[.L$1];Function4;[.$A49])+COUNTIFS(Color;[.L$1];Function5;[.$A49])" office:value-type="float" office:value="0">
            <text:p>0</text:p>
          </table:table-cell>
          <table:table-cell table:formula="of:=COUNTIFS(Color;[.M$1];Function1;[.$A49])+COUNTIFS(Color;[.M$1];Function2;[.$A49])+COUNTIFS(Color;[.M$1];Function3;[.$A49])+COUNTIFS(Color;[.M$1];Function4;[.$A49])+COUNTIFS(Color;[.M$1];Function5;[.$A49])" office:value-type="float" office:value="0">
            <text:p>0</text:p>
          </table:table-cell>
          <table:table-cell table:formula="of:=COUNTIFS(Color;[.N$1];Function1;[.$A49])+COUNTIFS(Color;[.N$1];Function2;[.$A49])+COUNTIFS(Color;[.N$1];Function3;[.$A49])+COUNTIFS(Color;[.N$1];Function4;[.$A49])+COUNTIFS(Color;[.N$1];Function5;[.$A49])" office:value-type="float" office:value="0">
            <text:p>0</text:p>
          </table:table-cell>
          <table:table-cell table:formula="of:=COUNTIFS(Color;[.O$1];Function1;[.$A49])+COUNTIFS(Color;[.O$1];Function2;[.$A49])+COUNTIFS(Color;[.O$1];Function3;[.$A49])+COUNTIFS(Color;[.O$1];Function4;[.$A49])+COUNTIFS(Color;[.O$1];Function5;[.$A49])" office:value-type="float" office:value="0">
            <text:p>0</text:p>
          </table:table-cell>
          <table:table-cell table:formula="of:=COUNTIFS(Color;[.P$1];Function1;[.$A49])+COUNTIFS(Color;[.P$1];Function2;[.$A49])+COUNTIFS(Color;[.P$1];Function3;[.$A49])+COUNTIFS(Color;[.P$1];Function4;[.$A49])+COUNTIFS(Color;[.P$1];Function5;[.$A49])" office:value-type="float" office:value="0">
            <text:p>0</text:p>
          </table:table-cell>
          <table:table-cell table:formula="of:=COUNTIFS(Color;[.Q$1];Function1;[.$A49])+COUNTIFS(Color;[.Q$1];Function2;[.$A49])+COUNTIFS(Color;[.Q$1];Function3;[.$A49])+COUNTIFS(Color;[.Q$1];Function4;[.$A49])+COUNTIFS(Color;[.Q$1];Function5;[.$A49])" office:value-type="float" office:value="1">
            <text:p>1</text:p>
          </table:table-cell>
          <table:table-cell table:formula="of:=COUNTIFS(Color;[.R$1];Function1;[.$A49])+COUNTIFS(Color;[.R$1];Function2;[.$A49])+COUNTIFS(Color;[.R$1];Function3;[.$A49])+COUNTIFS(Color;[.R$1];Function4;[.$A49])+COUNTIFS(Color;[.R$1];Function5;[.$A49])" office:value-type="float" office:value="0">
            <text:p>0</text:p>
          </table:table-cell>
          <table:table-cell table:formula="of:=COUNTIFS(Color;[.S$1];Function1;[.$A49])+COUNTIFS(Color;[.S$1];Function2;[.$A49])+COUNTIFS(Color;[.S$1];Function3;[.$A49])+COUNTIFS(Color;[.S$1];Function4;[.$A49])+COUNTIFS(Color;[.S$1];Function5;[.$A49])" office:value-type="float" office:value="0">
            <text:p>0</text:p>
          </table:table-cell>
        </table:table-row>
        <table:table-row table:style-name="ro1">
          <table:table-cell office:value-type="string">
            <text:p>Token Synergy</text:p>
          </table:table-cell>
          <table:table-cell table:formula="of:=SUM([.$C50:.$S50])" office:value-type="float" office:value="2">
            <text:p>2</text:p>
          </table:table-cell>
          <table:table-cell table:formula="of:=COUNTIFS(Color;[.C$1];Function1;[.$A50])+COUNTIFS(Color;[.C$1];Function2;[.$A50])+COUNTIFS(Color;[.C$1];Function3;[.$A50])+COUNTIFS(Color;[.C$1];Function4;[.$A50])+COUNTIFS(Color;[.C$1];Function5;[.$A50])" office:value-type="float" office:value="2">
            <text:p>2</text:p>
          </table:table-cell>
          <table:table-cell table:formula="of:=COUNTIFS(Color;[.D$1];Function1;[.$A50])+COUNTIFS(Color;[.D$1];Function2;[.$A50])+COUNTIFS(Color;[.D$1];Function3;[.$A50])+COUNTIFS(Color;[.D$1];Function4;[.$A50])+COUNTIFS(Color;[.D$1];Function5;[.$A50])" office:value-type="float" office:value="0">
            <text:p>0</text:p>
          </table:table-cell>
          <table:table-cell table:formula="of:=COUNTIFS(Color;[.E$1];Function1;[.$A50])+COUNTIFS(Color;[.E$1];Function2;[.$A50])+COUNTIFS(Color;[.E$1];Function3;[.$A50])+COUNTIFS(Color;[.E$1];Function4;[.$A50])+COUNTIFS(Color;[.E$1];Function5;[.$A50])" office:value-type="float" office:value="0">
            <text:p>0</text:p>
          </table:table-cell>
          <table:table-cell table:formula="of:=COUNTIFS(Color;[.F$1];Function1;[.$A50])+COUNTIFS(Color;[.F$1];Function2;[.$A50])+COUNTIFS(Color;[.F$1];Function3;[.$A50])+COUNTIFS(Color;[.F$1];Function4;[.$A50])+COUNTIFS(Color;[.F$1];Function5;[.$A50])" office:value-type="float" office:value="0">
            <text:p>0</text:p>
          </table:table-cell>
          <table:table-cell table:formula="of:=COUNTIFS(Color;[.G$1];Function1;[.$A50])+COUNTIFS(Color;[.G$1];Function2;[.$A50])+COUNTIFS(Color;[.G$1];Function3;[.$A50])+COUNTIFS(Color;[.G$1];Function4;[.$A50])+COUNTIFS(Color;[.G$1];Function5;[.$A50])" office:value-type="float" office:value="0">
            <text:p>0</text:p>
          </table:table-cell>
          <table:table-cell table:formula="of:=COUNTIFS(Color;[.H$1];Function1;[.$A50])+COUNTIFS(Color;[.H$1];Function2;[.$A50])+COUNTIFS(Color;[.H$1];Function3;[.$A50])+COUNTIFS(Color;[.H$1];Function4;[.$A50])+COUNTIFS(Color;[.H$1];Function5;[.$A50])" office:value-type="float" office:value="0">
            <text:p>0</text:p>
          </table:table-cell>
          <table:table-cell table:formula="of:=COUNTIFS(Color;[.I$1];Function1;[.$A50])+COUNTIFS(Color;[.I$1];Function2;[.$A50])+COUNTIFS(Color;[.I$1];Function3;[.$A50])+COUNTIFS(Color;[.I$1];Function4;[.$A50])+COUNTIFS(Color;[.I$1];Function5;[.$A50])" office:value-type="float" office:value="0">
            <text:p>0</text:p>
          </table:table-cell>
          <table:table-cell table:formula="of:=COUNTIFS(Color;[.J$1];Function1;[.$A50])+COUNTIFS(Color;[.J$1];Function2;[.$A50])+COUNTIFS(Color;[.J$1];Function3;[.$A50])+COUNTIFS(Color;[.J$1];Function4;[.$A50])+COUNTIFS(Color;[.J$1];Function5;[.$A50])" office:value-type="float" office:value="0">
            <text:p>0</text:p>
          </table:table-cell>
          <table:table-cell table:formula="of:=COUNTIFS(Color;[.K$1];Function1;[.$A50])+COUNTIFS(Color;[.K$1];Function2;[.$A50])+COUNTIFS(Color;[.K$1];Function3;[.$A50])+COUNTIFS(Color;[.K$1];Function4;[.$A50])+COUNTIFS(Color;[.K$1];Function5;[.$A50])" office:value-type="float" office:value="0">
            <text:p>0</text:p>
          </table:table-cell>
          <table:table-cell table:formula="of:=COUNTIFS(Color;[.L$1];Function1;[.$A50])+COUNTIFS(Color;[.L$1];Function2;[.$A50])+COUNTIFS(Color;[.L$1];Function3;[.$A50])+COUNTIFS(Color;[.L$1];Function4;[.$A50])+COUNTIFS(Color;[.L$1];Function5;[.$A50])" office:value-type="float" office:value="0">
            <text:p>0</text:p>
          </table:table-cell>
          <table:table-cell table:formula="of:=COUNTIFS(Color;[.M$1];Function1;[.$A50])+COUNTIFS(Color;[.M$1];Function2;[.$A50])+COUNTIFS(Color;[.M$1];Function3;[.$A50])+COUNTIFS(Color;[.M$1];Function4;[.$A50])+COUNTIFS(Color;[.M$1];Function5;[.$A50])" office:value-type="float" office:value="0">
            <text:p>0</text:p>
          </table:table-cell>
          <table:table-cell table:formula="of:=COUNTIFS(Color;[.N$1];Function1;[.$A50])+COUNTIFS(Color;[.N$1];Function2;[.$A50])+COUNTIFS(Color;[.N$1];Function3;[.$A50])+COUNTIFS(Color;[.N$1];Function4;[.$A50])+COUNTIFS(Color;[.N$1];Function5;[.$A50])" office:value-type="float" office:value="0">
            <text:p>0</text:p>
          </table:table-cell>
          <table:table-cell table:formula="of:=COUNTIFS(Color;[.O$1];Function1;[.$A50])+COUNTIFS(Color;[.O$1];Function2;[.$A50])+COUNTIFS(Color;[.O$1];Function3;[.$A50])+COUNTIFS(Color;[.O$1];Function4;[.$A50])+COUNTIFS(Color;[.O$1];Function5;[.$A50])" office:value-type="float" office:value="0">
            <text:p>0</text:p>
          </table:table-cell>
          <table:table-cell table:formula="of:=COUNTIFS(Color;[.P$1];Function1;[.$A50])+COUNTIFS(Color;[.P$1];Function2;[.$A50])+COUNTIFS(Color;[.P$1];Function3;[.$A50])+COUNTIFS(Color;[.P$1];Function4;[.$A50])+COUNTIFS(Color;[.P$1];Function5;[.$A50])" office:value-type="float" office:value="0">
            <text:p>0</text:p>
          </table:table-cell>
          <table:table-cell table:formula="of:=COUNTIFS(Color;[.Q$1];Function1;[.$A50])+COUNTIFS(Color;[.Q$1];Function2;[.$A50])+COUNTIFS(Color;[.Q$1];Function3;[.$A50])+COUNTIFS(Color;[.Q$1];Function4;[.$A50])+COUNTIFS(Color;[.Q$1];Function5;[.$A50])" office:value-type="float" office:value="0">
            <text:p>0</text:p>
          </table:table-cell>
          <table:table-cell table:formula="of:=COUNTIFS(Color;[.R$1];Function1;[.$A50])+COUNTIFS(Color;[.R$1];Function2;[.$A50])+COUNTIFS(Color;[.R$1];Function3;[.$A50])+COUNTIFS(Color;[.R$1];Function4;[.$A50])+COUNTIFS(Color;[.R$1];Function5;[.$A50])" office:value-type="float" office:value="0">
            <text:p>0</text:p>
          </table:table-cell>
          <table:table-cell table:formula="of:=COUNTIFS(Color;[.S$1];Function1;[.$A50])+COUNTIFS(Color;[.S$1];Function2;[.$A50])+COUNTIFS(Color;[.S$1];Function3;[.$A50])+COUNTIFS(Color;[.S$1];Function4;[.$A50])+COUNTIFS(Color;[.S$1];Function5;[.$A50])" office:value-type="float" office:value="0">
            <text:p>0</text:p>
          </table:table-cell>
        </table:table-row>
        <table:table-row table:style-name="ro1">
          <table:table-cell office:value-type="string">
            <text:p>Trinket</text:p>
          </table:table-cell>
          <table:table-cell table:formula="of:=SUM([.$C51:.$S51])" office:value-type="float" office:value="8">
            <text:p>8</text:p>
          </table:table-cell>
          <table:table-cell table:formula="of:=COUNTIFS(Color;[.C$1];Function1;[.$A51])+COUNTIFS(Color;[.C$1];Function2;[.$A51])+COUNTIFS(Color;[.C$1];Function3;[.$A51])+COUNTIFS(Color;[.C$1];Function4;[.$A51])+COUNTIFS(Color;[.C$1];Function5;[.$A51])" office:value-type="float" office:value="0">
            <text:p>0</text:p>
          </table:table-cell>
          <table:table-cell table:formula="of:=COUNTIFS(Color;[.D$1];Function1;[.$A51])+COUNTIFS(Color;[.D$1];Function2;[.$A51])+COUNTIFS(Color;[.D$1];Function3;[.$A51])+COUNTIFS(Color;[.D$1];Function4;[.$A51])+COUNTIFS(Color;[.D$1];Function5;[.$A51])" office:value-type="float" office:value="0">
            <text:p>0</text:p>
          </table:table-cell>
          <table:table-cell table:formula="of:=COUNTIFS(Color;[.E$1];Function1;[.$A51])+COUNTIFS(Color;[.E$1];Function2;[.$A51])+COUNTIFS(Color;[.E$1];Function3;[.$A51])+COUNTIFS(Color;[.E$1];Function4;[.$A51])+COUNTIFS(Color;[.E$1];Function5;[.$A51])" office:value-type="float" office:value="0">
            <text:p>0</text:p>
          </table:table-cell>
          <table:table-cell table:formula="of:=COUNTIFS(Color;[.F$1];Function1;[.$A51])+COUNTIFS(Color;[.F$1];Function2;[.$A51])+COUNTIFS(Color;[.F$1];Function3;[.$A51])+COUNTIFS(Color;[.F$1];Function4;[.$A51])+COUNTIFS(Color;[.F$1];Function5;[.$A51])" office:value-type="float" office:value="0">
            <text:p>0</text:p>
          </table:table-cell>
          <table:table-cell table:formula="of:=COUNTIFS(Color;[.G$1];Function1;[.$A51])+COUNTIFS(Color;[.G$1];Function2;[.$A51])+COUNTIFS(Color;[.G$1];Function3;[.$A51])+COUNTIFS(Color;[.G$1];Function4;[.$A51])+COUNTIFS(Color;[.G$1];Function5;[.$A51])" office:value-type="float" office:value="0">
            <text:p>0</text:p>
          </table:table-cell>
          <table:table-cell table:formula="of:=COUNTIFS(Color;[.H$1];Function1;[.$A51])+COUNTIFS(Color;[.H$1];Function2;[.$A51])+COUNTIFS(Color;[.H$1];Function3;[.$A51])+COUNTIFS(Color;[.H$1];Function4;[.$A51])+COUNTIFS(Color;[.H$1];Function5;[.$A51])" office:value-type="float" office:value="8">
            <text:p>8</text:p>
          </table:table-cell>
          <table:table-cell table:formula="of:=COUNTIFS(Color;[.I$1];Function1;[.$A51])+COUNTIFS(Color;[.I$1];Function2;[.$A51])+COUNTIFS(Color;[.I$1];Function3;[.$A51])+COUNTIFS(Color;[.I$1];Function4;[.$A51])+COUNTIFS(Color;[.I$1];Function5;[.$A51])" office:value-type="float" office:value="0">
            <text:p>0</text:p>
          </table:table-cell>
          <table:table-cell table:formula="of:=COUNTIFS(Color;[.J$1];Function1;[.$A51])+COUNTIFS(Color;[.J$1];Function2;[.$A51])+COUNTIFS(Color;[.J$1];Function3;[.$A51])+COUNTIFS(Color;[.J$1];Function4;[.$A51])+COUNTIFS(Color;[.J$1];Function5;[.$A51])" office:value-type="float" office:value="0">
            <text:p>0</text:p>
          </table:table-cell>
          <table:table-cell table:formula="of:=COUNTIFS(Color;[.K$1];Function1;[.$A51])+COUNTIFS(Color;[.K$1];Function2;[.$A51])+COUNTIFS(Color;[.K$1];Function3;[.$A51])+COUNTIFS(Color;[.K$1];Function4;[.$A51])+COUNTIFS(Color;[.K$1];Function5;[.$A51])" office:value-type="float" office:value="0">
            <text:p>0</text:p>
          </table:table-cell>
          <table:table-cell table:formula="of:=COUNTIFS(Color;[.L$1];Function1;[.$A51])+COUNTIFS(Color;[.L$1];Function2;[.$A51])+COUNTIFS(Color;[.L$1];Function3;[.$A51])+COUNTIFS(Color;[.L$1];Function4;[.$A51])+COUNTIFS(Color;[.L$1];Function5;[.$A51])" office:value-type="float" office:value="0">
            <text:p>0</text:p>
          </table:table-cell>
          <table:table-cell table:formula="of:=COUNTIFS(Color;[.M$1];Function1;[.$A51])+COUNTIFS(Color;[.M$1];Function2;[.$A51])+COUNTIFS(Color;[.M$1];Function3;[.$A51])+COUNTIFS(Color;[.M$1];Function4;[.$A51])+COUNTIFS(Color;[.M$1];Function5;[.$A51])" office:value-type="float" office:value="0">
            <text:p>0</text:p>
          </table:table-cell>
          <table:table-cell table:formula="of:=COUNTIFS(Color;[.N$1];Function1;[.$A51])+COUNTIFS(Color;[.N$1];Function2;[.$A51])+COUNTIFS(Color;[.N$1];Function3;[.$A51])+COUNTIFS(Color;[.N$1];Function4;[.$A51])+COUNTIFS(Color;[.N$1];Function5;[.$A51])" office:value-type="float" office:value="0">
            <text:p>0</text:p>
          </table:table-cell>
          <table:table-cell table:formula="of:=COUNTIFS(Color;[.O$1];Function1;[.$A51])+COUNTIFS(Color;[.O$1];Function2;[.$A51])+COUNTIFS(Color;[.O$1];Function3;[.$A51])+COUNTIFS(Color;[.O$1];Function4;[.$A51])+COUNTIFS(Color;[.O$1];Function5;[.$A51])" office:value-type="float" office:value="0">
            <text:p>0</text:p>
          </table:table-cell>
          <table:table-cell table:formula="of:=COUNTIFS(Color;[.P$1];Function1;[.$A51])+COUNTIFS(Color;[.P$1];Function2;[.$A51])+COUNTIFS(Color;[.P$1];Function3;[.$A51])+COUNTIFS(Color;[.P$1];Function4;[.$A51])+COUNTIFS(Color;[.P$1];Function5;[.$A51])" office:value-type="float" office:value="0">
            <text:p>0</text:p>
          </table:table-cell>
          <table:table-cell table:formula="of:=COUNTIFS(Color;[.Q$1];Function1;[.$A51])+COUNTIFS(Color;[.Q$1];Function2;[.$A51])+COUNTIFS(Color;[.Q$1];Function3;[.$A51])+COUNTIFS(Color;[.Q$1];Function4;[.$A51])+COUNTIFS(Color;[.Q$1];Function5;[.$A51])" office:value-type="float" office:value="0">
            <text:p>0</text:p>
          </table:table-cell>
          <table:table-cell table:formula="of:=COUNTIFS(Color;[.R$1];Function1;[.$A51])+COUNTIFS(Color;[.R$1];Function2;[.$A51])+COUNTIFS(Color;[.R$1];Function3;[.$A51])+COUNTIFS(Color;[.R$1];Function4;[.$A51])+COUNTIFS(Color;[.R$1];Function5;[.$A51])" office:value-type="float" office:value="0">
            <text:p>0</text:p>
          </table:table-cell>
          <table:table-cell table:formula="of:=COUNTIFS(Color;[.S$1];Function1;[.$A51])+COUNTIFS(Color;[.S$1];Function2;[.$A51])+COUNTIFS(Color;[.S$1];Function3;[.$A51])+COUNTIFS(Color;[.S$1];Function4;[.$A51])+COUNTIFS(Color;[.S$1];Function5;[.$A51])" office:value-type="float" office:value="0">
            <text:p>0</text:p>
          </table:table-cell>
        </table:table-row>
        <table:table-row table:style-name="ro1">
          <table:table-cell office:value-type="string">
            <text:p>Trophy</text:p>
          </table:table-cell>
          <table:table-cell table:formula="of:=SUM([.$C52:.$S52])" office:value-type="float" office:value="10">
            <text:p>10</text:p>
          </table:table-cell>
          <table:table-cell table:formula="of:=COUNTIFS(Color;[.C$1];Function1;[.$A52])+COUNTIFS(Color;[.C$1];Function2;[.$A52])+COUNTIFS(Color;[.C$1];Function3;[.$A52])+COUNTIFS(Color;[.C$1];Function4;[.$A52])+COUNTIFS(Color;[.C$1];Function5;[.$A52])" office:value-type="float" office:value="0">
            <text:p>0</text:p>
          </table:table-cell>
          <table:table-cell table:formula="of:=COUNTIFS(Color;[.D$1];Function1;[.$A52])+COUNTIFS(Color;[.D$1];Function2;[.$A52])+COUNTIFS(Color;[.D$1];Function3;[.$A52])+COUNTIFS(Color;[.D$1];Function4;[.$A52])+COUNTIFS(Color;[.D$1];Function5;[.$A52])" office:value-type="float" office:value="1">
            <text:p>1</text:p>
          </table:table-cell>
          <table:table-cell table:formula="of:=COUNTIFS(Color;[.E$1];Function1;[.$A52])+COUNTIFS(Color;[.E$1];Function2;[.$A52])+COUNTIFS(Color;[.E$1];Function3;[.$A52])+COUNTIFS(Color;[.E$1];Function4;[.$A52])+COUNTIFS(Color;[.E$1];Function5;[.$A52])" office:value-type="float" office:value="0">
            <text:p>0</text:p>
          </table:table-cell>
          <table:table-cell table:formula="of:=COUNTIFS(Color;[.F$1];Function1;[.$A52])+COUNTIFS(Color;[.F$1];Function2;[.$A52])+COUNTIFS(Color;[.F$1];Function3;[.$A52])+COUNTIFS(Color;[.F$1];Function4;[.$A52])+COUNTIFS(Color;[.F$1];Function5;[.$A52])" office:value-type="float" office:value="0">
            <text:p>0</text:p>
          </table:table-cell>
          <table:table-cell table:formula="of:=COUNTIFS(Color;[.G$1];Function1;[.$A52])+COUNTIFS(Color;[.G$1];Function2;[.$A52])+COUNTIFS(Color;[.G$1];Function3;[.$A52])+COUNTIFS(Color;[.G$1];Function4;[.$A52])+COUNTIFS(Color;[.G$1];Function5;[.$A52])" office:value-type="float" office:value="0">
            <text:p>0</text:p>
          </table:table-cell>
          <table:table-cell table:formula="of:=COUNTIFS(Color;[.H$1];Function1;[.$A52])+COUNTIFS(Color;[.H$1];Function2;[.$A52])+COUNTIFS(Color;[.H$1];Function3;[.$A52])+COUNTIFS(Color;[.H$1];Function4;[.$A52])+COUNTIFS(Color;[.H$1];Function5;[.$A52])" office:value-type="float" office:value="9">
            <text:p>9</text:p>
          </table:table-cell>
          <table:table-cell table:formula="of:=COUNTIFS(Color;[.I$1];Function1;[.$A52])+COUNTIFS(Color;[.I$1];Function2;[.$A52])+COUNTIFS(Color;[.I$1];Function3;[.$A52])+COUNTIFS(Color;[.I$1];Function4;[.$A52])+COUNTIFS(Color;[.I$1];Function5;[.$A52])" office:value-type="float" office:value="0">
            <text:p>0</text:p>
          </table:table-cell>
          <table:table-cell table:formula="of:=COUNTIFS(Color;[.J$1];Function1;[.$A52])+COUNTIFS(Color;[.J$1];Function2;[.$A52])+COUNTIFS(Color;[.J$1];Function3;[.$A52])+COUNTIFS(Color;[.J$1];Function4;[.$A52])+COUNTIFS(Color;[.J$1];Function5;[.$A52])" office:value-type="float" office:value="0">
            <text:p>0</text:p>
          </table:table-cell>
          <table:table-cell table:formula="of:=COUNTIFS(Color;[.K$1];Function1;[.$A52])+COUNTIFS(Color;[.K$1];Function2;[.$A52])+COUNTIFS(Color;[.K$1];Function3;[.$A52])+COUNTIFS(Color;[.K$1];Function4;[.$A52])+COUNTIFS(Color;[.K$1];Function5;[.$A52])" office:value-type="float" office:value="0">
            <text:p>0</text:p>
          </table:table-cell>
          <table:table-cell table:formula="of:=COUNTIFS(Color;[.L$1];Function1;[.$A52])+COUNTIFS(Color;[.L$1];Function2;[.$A52])+COUNTIFS(Color;[.L$1];Function3;[.$A52])+COUNTIFS(Color;[.L$1];Function4;[.$A52])+COUNTIFS(Color;[.L$1];Function5;[.$A52])" office:value-type="float" office:value="0">
            <text:p>0</text:p>
          </table:table-cell>
          <table:table-cell table:formula="of:=COUNTIFS(Color;[.M$1];Function1;[.$A52])+COUNTIFS(Color;[.M$1];Function2;[.$A52])+COUNTIFS(Color;[.M$1];Function3;[.$A52])+COUNTIFS(Color;[.M$1];Function4;[.$A52])+COUNTIFS(Color;[.M$1];Function5;[.$A52])" office:value-type="float" office:value="0">
            <text:p>0</text:p>
          </table:table-cell>
          <table:table-cell table:formula="of:=COUNTIFS(Color;[.N$1];Function1;[.$A52])+COUNTIFS(Color;[.N$1];Function2;[.$A52])+COUNTIFS(Color;[.N$1];Function3;[.$A52])+COUNTIFS(Color;[.N$1];Function4;[.$A52])+COUNTIFS(Color;[.N$1];Function5;[.$A52])" office:value-type="float" office:value="0">
            <text:p>0</text:p>
          </table:table-cell>
          <table:table-cell table:formula="of:=COUNTIFS(Color;[.O$1];Function1;[.$A52])+COUNTIFS(Color;[.O$1];Function2;[.$A52])+COUNTIFS(Color;[.O$1];Function3;[.$A52])+COUNTIFS(Color;[.O$1];Function4;[.$A52])+COUNTIFS(Color;[.O$1];Function5;[.$A52])" office:value-type="float" office:value="0">
            <text:p>0</text:p>
          </table:table-cell>
          <table:table-cell table:formula="of:=COUNTIFS(Color;[.P$1];Function1;[.$A52])+COUNTIFS(Color;[.P$1];Function2;[.$A52])+COUNTIFS(Color;[.P$1];Function3;[.$A52])+COUNTIFS(Color;[.P$1];Function4;[.$A52])+COUNTIFS(Color;[.P$1];Function5;[.$A52])" office:value-type="float" office:value="0">
            <text:p>0</text:p>
          </table:table-cell>
          <table:table-cell table:formula="of:=COUNTIFS(Color;[.Q$1];Function1;[.$A52])+COUNTIFS(Color;[.Q$1];Function2;[.$A52])+COUNTIFS(Color;[.Q$1];Function3;[.$A52])+COUNTIFS(Color;[.Q$1];Function4;[.$A52])+COUNTIFS(Color;[.Q$1];Function5;[.$A52])" office:value-type="float" office:value="0">
            <text:p>0</text:p>
          </table:table-cell>
          <table:table-cell table:formula="of:=COUNTIFS(Color;[.R$1];Function1;[.$A52])+COUNTIFS(Color;[.R$1];Function2;[.$A52])+COUNTIFS(Color;[.R$1];Function3;[.$A52])+COUNTIFS(Color;[.R$1];Function4;[.$A52])+COUNTIFS(Color;[.R$1];Function5;[.$A52])" office:value-type="float" office:value="0">
            <text:p>0</text:p>
          </table:table-cell>
          <table:table-cell table:formula="of:=COUNTIFS(Color;[.S$1];Function1;[.$A52])+COUNTIFS(Color;[.S$1];Function2;[.$A52])+COUNTIFS(Color;[.S$1];Function3;[.$A52])+COUNTIFS(Color;[.S$1];Function4;[.$A52])+COUNTIFS(Color;[.S$1];Function5;[.$A52])" office:value-type="float" office:value="0">
            <text:p>0</text:p>
          </table:table-cell>
        </table:table-row>
        <table:table-row table:style-name="ro1">
          <table:table-cell office:value-type="string">
            <text:p>Ping</text:p>
          </table:table-cell>
          <table:table-cell table:formula="of:=SUM([.$C53:.$S53])" office:value-type="float" office:value="6">
            <text:p>6</text:p>
          </table:table-cell>
          <table:table-cell table:formula="of:=COUNTIFS(Color;[.C$1];Function1;[.$A53])+COUNTIFS(Color;[.C$1];Function2;[.$A53])+COUNTIFS(Color;[.C$1];Function3;[.$A53])+COUNTIFS(Color;[.C$1];Function4;[.$A53])+COUNTIFS(Color;[.C$1];Function5;[.$A53])" office:value-type="float" office:value="0">
            <text:p>0</text:p>
          </table:table-cell>
          <table:table-cell table:formula="of:=COUNTIFS(Color;[.D$1];Function1;[.$A53])+COUNTIFS(Color;[.D$1];Function2;[.$A53])+COUNTIFS(Color;[.D$1];Function3;[.$A53])+COUNTIFS(Color;[.D$1];Function4;[.$A53])+COUNTIFS(Color;[.D$1];Function5;[.$A53])" office:value-type="float" office:value="0">
            <text:p>0</text:p>
          </table:table-cell>
          <table:table-cell table:formula="of:=COUNTIFS(Color;[.E$1];Function1;[.$A53])+COUNTIFS(Color;[.E$1];Function2;[.$A53])+COUNTIFS(Color;[.E$1];Function3;[.$A53])+COUNTIFS(Color;[.E$1];Function4;[.$A53])+COUNTIFS(Color;[.E$1];Function5;[.$A53])" office:value-type="float" office:value="0">
            <text:p>0</text:p>
          </table:table-cell>
          <table:table-cell table:formula="of:=COUNTIFS(Color;[.F$1];Function1;[.$A53])+COUNTIFS(Color;[.F$1];Function2;[.$A53])+COUNTIFS(Color;[.F$1];Function3;[.$A53])+COUNTIFS(Color;[.F$1];Function4;[.$A53])+COUNTIFS(Color;[.F$1];Function5;[.$A53])" office:value-type="float" office:value="4">
            <text:p>4</text:p>
          </table:table-cell>
          <table:table-cell table:formula="of:=COUNTIFS(Color;[.G$1];Function1;[.$A53])+COUNTIFS(Color;[.G$1];Function2;[.$A53])+COUNTIFS(Color;[.G$1];Function3;[.$A53])+COUNTIFS(Color;[.G$1];Function4;[.$A53])+COUNTIFS(Color;[.G$1];Function5;[.$A53])" office:value-type="float" office:value="0">
            <text:p>0</text:p>
          </table:table-cell>
          <table:table-cell table:formula="of:=COUNTIFS(Color;[.H$1];Function1;[.$A53])+COUNTIFS(Color;[.H$1];Function2;[.$A53])+COUNTIFS(Color;[.H$1];Function3;[.$A53])+COUNTIFS(Color;[.H$1];Function4;[.$A53])+COUNTIFS(Color;[.H$1];Function5;[.$A53])" office:value-type="float" office:value="0">
            <text:p>0</text:p>
          </table:table-cell>
          <table:table-cell table:formula="of:=COUNTIFS(Color;[.I$1];Function1;[.$A53])+COUNTIFS(Color;[.I$1];Function2;[.$A53])+COUNTIFS(Color;[.I$1];Function3;[.$A53])+COUNTIFS(Color;[.I$1];Function4;[.$A53])+COUNTIFS(Color;[.I$1];Function5;[.$A53])" office:value-type="float" office:value="0">
            <text:p>0</text:p>
          </table:table-cell>
          <table:table-cell table:formula="of:=COUNTIFS(Color;[.J$1];Function1;[.$A53])+COUNTIFS(Color;[.J$1];Function2;[.$A53])+COUNTIFS(Color;[.J$1];Function3;[.$A53])+COUNTIFS(Color;[.J$1];Function4;[.$A53])+COUNTIFS(Color;[.J$1];Function5;[.$A53])" office:value-type="float" office:value="0">
            <text:p>0</text:p>
          </table:table-cell>
          <table:table-cell table:formula="of:=COUNTIFS(Color;[.K$1];Function1;[.$A53])+COUNTIFS(Color;[.K$1];Function2;[.$A53])+COUNTIFS(Color;[.K$1];Function3;[.$A53])+COUNTIFS(Color;[.K$1];Function4;[.$A53])+COUNTIFS(Color;[.K$1];Function5;[.$A53])" office:value-type="float" office:value="0">
            <text:p>0</text:p>
          </table:table-cell>
          <table:table-cell table:formula="of:=COUNTIFS(Color;[.L$1];Function1;[.$A53])+COUNTIFS(Color;[.L$1];Function2;[.$A53])+COUNTIFS(Color;[.L$1];Function3;[.$A53])+COUNTIFS(Color;[.L$1];Function4;[.$A53])+COUNTIFS(Color;[.L$1];Function5;[.$A53])" office:value-type="float" office:value="0">
            <text:p>0</text:p>
          </table:table-cell>
          <table:table-cell table:formula="of:=COUNTIFS(Color;[.M$1];Function1;[.$A53])+COUNTIFS(Color;[.M$1];Function2;[.$A53])+COUNTIFS(Color;[.M$1];Function3;[.$A53])+COUNTIFS(Color;[.M$1];Function4;[.$A53])+COUNTIFS(Color;[.M$1];Function5;[.$A53])" office:value-type="float" office:value="0">
            <text:p>0</text:p>
          </table:table-cell>
          <table:table-cell table:formula="of:=COUNTIFS(Color;[.N$1];Function1;[.$A53])+COUNTIFS(Color;[.N$1];Function2;[.$A53])+COUNTIFS(Color;[.N$1];Function3;[.$A53])+COUNTIFS(Color;[.N$1];Function4;[.$A53])+COUNTIFS(Color;[.N$1];Function5;[.$A53])" office:value-type="float" office:value="0">
            <text:p>0</text:p>
          </table:table-cell>
          <table:table-cell table:formula="of:=COUNTIFS(Color;[.O$1];Function1;[.$A53])+COUNTIFS(Color;[.O$1];Function2;[.$A53])+COUNTIFS(Color;[.O$1];Function3;[.$A53])+COUNTIFS(Color;[.O$1];Function4;[.$A53])+COUNTIFS(Color;[.O$1];Function5;[.$A53])" office:value-type="float" office:value="2">
            <text:p>2</text:p>
          </table:table-cell>
          <table:table-cell table:formula="of:=COUNTIFS(Color;[.P$1];Function1;[.$A53])+COUNTIFS(Color;[.P$1];Function2;[.$A53])+COUNTIFS(Color;[.P$1];Function3;[.$A53])+COUNTIFS(Color;[.P$1];Function4;[.$A53])+COUNTIFS(Color;[.P$1];Function5;[.$A53])" office:value-type="float" office:value="0">
            <text:p>0</text:p>
          </table:table-cell>
          <table:table-cell table:formula="of:=COUNTIFS(Color;[.Q$1];Function1;[.$A53])+COUNTIFS(Color;[.Q$1];Function2;[.$A53])+COUNTIFS(Color;[.Q$1];Function3;[.$A53])+COUNTIFS(Color;[.Q$1];Function4;[.$A53])+COUNTIFS(Color;[.Q$1];Function5;[.$A53])" office:value-type="float" office:value="0">
            <text:p>0</text:p>
          </table:table-cell>
          <table:table-cell table:formula="of:=COUNTIFS(Color;[.R$1];Function1;[.$A53])+COUNTIFS(Color;[.R$1];Function2;[.$A53])+COUNTIFS(Color;[.R$1];Function3;[.$A53])+COUNTIFS(Color;[.R$1];Function4;[.$A53])+COUNTIFS(Color;[.R$1];Function5;[.$A53])" office:value-type="float" office:value="0">
            <text:p>0</text:p>
          </table:table-cell>
          <table:table-cell table:formula="of:=COUNTIFS(Color;[.S$1];Function1;[.$A53])+COUNTIFS(Color;[.S$1];Function2;[.$A53])+COUNTIFS(Color;[.S$1];Function3;[.$A53])+COUNTIFS(Color;[.S$1];Function4;[.$A53])+COUNTIFS(Color;[.S$1];Function5;[.$A53])" office:value-type="float" office:value="0">
            <text:p>0</text:p>
          </table:table-cell>
        </table:table-row>
        <table:named-expressions/>
      </table:table>
      <table:table table:name="Changelog" table:style-name="ta1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3" table:number-columns-repeated="5" table:default-cell-style-name="Default"/>
        <table:table-row table:style-name="ro1">
          <table:table-cell table:style-name="ce18" office:value-type="string">
            <text:p>Date</text:p>
          </table:table-cell>
          <table:table-cell table:style-name="ce18" office:value-type="string">
            <text:p>Add</text:p>
          </table:table-cell>
          <table:table-cell table:style-name="ce18" office:value-type="string">
            <text:p>Remove</text:p>
          </table:table-cell>
          <table:table-cell table:style-name="ce18" office:value-type="string">
            <text:p>Reason</text:p>
          </table:table-cell>
          <table:table-cell table:style-name="ce18" table:number-columns-repeated="3"/>
          <table:table-cell table:style-name="ce18" office:value-type="string">
            <text:p>Maybe-List</text:p>
          </table:table-cell>
          <table:table-cell table:style-name="ce18" office:value-type="string">
            <text:p>Color</text:p>
          </table:table-cell>
          <table:table-cell table:style-name="ce18" office:value-type="string">
            <text:p>Notes</text:p>
          </table:table-cell>
          <table:table-cell table:number-columns-repeated="5"/>
        </table:table-row>
        <table:table-row table:style-name="ro1">
          <table:table-cell office:value-type="string">
            <text:p>25/2-2018</text:p>
          </table:table-cell>
          <table:table-cell office:value-type="string">
            <text:p>Bane of Bala Ged</text:p>
          </table:table-cell>
          <table:table-cell table:number-columns-repeated="9"/>
          <table:table-cell table:style-name="ce19" office:value-type="string" table:number-columns-spanned="4" table:number-rows-spanned="5">
            <text:p>För mkt 2-drops i Röd! Ta bort lite burn? Keldons osv. </text:p>
            <text:p>Behövs mer gröna auras?</text:p>
          </table:table-cell>
          <table:covered-table-cell table:number-columns-repeated="3"/>
        </table:table-row>
        <table:table-row table:style-name="ro1">
          <table:table-cell office:value-type="string">
            <text:p>25/2-2018</text:p>
          </table:table-cell>
          <table:table-cell office:value-type="string">
            <text:p>Abzan Falconer</text:p>
          </table:table-cell>
          <table:table-cell table:number-columns-repeated="5"/>
          <table:table-cell office:value-type="string">
            <text:p>Adanto vanguard</text:p>
          </table:table-cell>
          <table:table-cell office:value-type="string">
            <text:p>W</text:p>
          </table:table-cell>
          <table:table-cell office:value-type="string">
            <text:p>Aggro</text:p>
          </table:table-cell>
          <table:table-cell/>
          <table:covered-table-cell table:number-columns-repeated="4"/>
        </table:table-row>
        <table:table-row table:style-name="ro1">
          <table:table-cell office:value-type="string">
            <text:p>25/2-2018</text:p>
          </table:table-cell>
          <table:table-cell office:value-type="string">
            <text:p>Thrummingbird</text:p>
          </table:table-cell>
          <table:table-cell table:number-columns-repeated="5"/>
          <table:table-cell office:value-type="string">
            <text:p>Ajani's pridemate</text:p>
          </table:table-cell>
          <table:table-cell office:value-type="string">
            <text:p>W</text:p>
          </table:table-cell>
          <table:table-cell office:value-type="string">
            <text:p>Lifegain support</text:p>
          </table:table-cell>
          <table:table-cell/>
          <table:covered-table-cell table:number-columns-repeated="4"/>
        </table:table-row>
        <table:table-row table:style-name="ro1">
          <table:table-cell office:value-type="string">
            <text:p>25/2-2018</text:p>
          </table:table-cell>
          <table:table-cell table:style-name="ce2" office:value-type="string">
            <text:p>Aether Chaser</text:p>
          </table:table-cell>
          <table:table-cell table:number-columns-repeated="5"/>
          <table:table-cell office:value-type="string">
            <text:p>Bloodwater entity</text:p>
          </table:table-cell>
          <table:table-cell office:value-type="string">
            <text:p>UR</text:p>
          </table:table-cell>
          <table:table-cell office:value-type="string">
            <text:p>Spellslinger</text:p>
          </table:table-cell>
          <table:table-cell/>
          <table:covered-table-cell table:number-columns-repeated="4"/>
        </table:table-row>
        <table:table-row table:style-name="ro1">
          <table:table-cell office:value-type="string">
            <text:p>25/2-2018</text:p>
          </table:table-cell>
          <table:table-cell table:style-name="ce2" office:value-type="string">
            <text:p>Gladecover Scout</text:p>
          </table:table-cell>
          <table:table-cell table:number-columns-repeated="9"/>
          <table:covered-table-cell table:number-columns-repeated="4"/>
        </table:table-row>
        <table:table-row table:style-name="ro1">
          <table:table-cell office:value-type="string">
            <text:p>25/2-2018</text:p>
          </table:table-cell>
          <table:table-cell table:style-name="ce2" office:value-type="string">
            <text:p>Dark Ritual</text:p>
          </table:table-cell>
          <table:table-cell table:number-columns-repeated="13"/>
        </table:table-row>
        <table:table-row table:style-name="ro1">
          <table:table-cell office:value-type="string">
            <text:p>25/2-2018</text:p>
          </table:table-cell>
          <table:table-cell table:style-name="ce2" office:value-type="string">
            <text:p>Palace Jailer</text:p>
          </table:table-cell>
          <table:table-cell table:number-columns-repeated="5"/>
          <table:table-cell office:value-type="string">
            <text:p>Indulgent Tormentor</text:p>
          </table:table-cell>
          <table:table-cell office:value-type="string">
            <text:p>B</text:p>
          </table:table-cell>
          <table:table-cell office:value-type="string">
            <text:p>Draw, flying</text:p>
          </table:table-cell>
          <table:table-cell table:number-columns-repeated="5"/>
        </table:table-row>
        <table:table-row table:style-name="ro1">
          <table:table-cell office:value-type="string">
            <text:p>25/2-2018</text:p>
          </table:table-cell>
          <table:table-cell table:style-name="ce2" office:value-type="string">
            <text:p>Gifted Aetherborn</text:p>
          </table:table-cell>
          <table:table-cell table:number-columns-repeated="13"/>
        </table:table-row>
        <table:table-row table:style-name="ro1">
          <table:table-cell office:value-type="string">
            <text:p>13/3-2018</text:p>
          </table:table-cell>
          <table:table-cell/>
          <table:table-cell table:style-name="ce2" office:value-type="string">
            <text:p>chimeric idol</text:p>
          </table:table-cell>
          <table:table-cell table:number-columns-repeated="4"/>
          <table:table-cell office:value-type="string">
            <text:p>Raging Regisaur</text:p>
          </table:table-cell>
          <table:table-cell office:value-type="string">
            <text:p>RG</text:p>
          </table:table-cell>
          <table:table-cell office:value-type="string">
            <text:p>Pings</text:p>
          </table:table-cell>
          <table:table-cell table:number-columns-repeated="5"/>
        </table:table-row>
        <table:table-row table:style-name="ro1">
          <table:table-cell office:value-type="string">
            <text:p>13/3-2018</text:p>
          </table:table-cell>
          <table:table-cell/>
          <table:table-cell office:value-type="string">
            <text:p>armillary sphere</text:p>
          </table:table-cell>
          <table:table-cell table:number-columns-repeated="12"/>
        </table:table-row>
        <table:table-row table:style-name="ro1">
          <table:table-cell office:value-type="string">
            <text:p>13/3-2018</text:p>
          </table:table-cell>
          <table:table-cell/>
          <table:table-cell table:style-name="ce2" office:value-type="string">
            <text:p>opaline bracers</text:p>
          </table:table-cell>
          <table:table-cell table:number-columns-repeated="4"/>
          <table:table-cell office:value-type="string">
            <text:p>Riverwise Augur</text:p>
          </table:table-cell>
          <table:table-cell office:value-type="string">
            <text:p>U</text:p>
          </table:table-cell>
          <table:table-cell office:value-type="string">
            <text:p>ETB Brainstorm</text:p>
          </table:table-cell>
          <table:table-cell table:number-columns-repeated="5"/>
        </table:table-row>
        <table:table-row table:style-name="ro1">
          <table:table-cell office:value-type="string">
            <text:p>13/3-2018</text:p>
          </table:table-cell>
          <table:table-cell/>
          <table:table-cell table:style-name="ce2" office:value-type="string">
            <text:p>summoner's bond</text:p>
          </table:table-cell>
          <table:table-cell table:number-columns-repeated="12"/>
        </table:table-row>
        <table:table-row table:style-name="ro1">
          <table:table-cell office:value-type="string">
            <text:p>13/3-2018</text:p>
          </table:table-cell>
          <table:table-cell/>
          <table:table-cell office:value-type="string">
            <text:p>Seraph of dawn</text:p>
          </table:table-cell>
          <table:table-cell table:number-columns-repeated="4"/>
          <table:table-cell office:value-type="string">
            <text:p>Karoo-duals?</text:p>
          </table:table-cell>
          <table:table-cell table:number-columns-repeated="7"/>
        </table:table-row>
        <table:table-row table:style-name="ro1">
          <table:table-cell office:value-type="string">
            <text:p>13/3-2018</text:p>
          </table:table-cell>
          <table:table-cell/>
          <table:table-cell office:value-type="string">
            <text:p>Gush</text:p>
          </table:table-cell>
          <table:table-cell table:number-columns-repeated="4"/>
          <table:table-cell office:value-type="string">
            <text:p>Skymarcher's Aspirant</text:p>
          </table:table-cell>
          <table:table-cell office:value-type="string">
            <text:p>W</text:p>
          </table:table-cell>
          <table:table-cell office:value-type="string">
            <text:p>Aggro</text:p>
          </table:table-cell>
          <table:table-cell table:number-columns-repeated="5"/>
        </table:table-row>
        <table:table-row table:style-name="ro1">
          <table:table-cell office:value-type="string">
            <text:p>13/3-2018</text:p>
          </table:table-cell>
          <table:table-cell/>
          <table:table-cell office:value-type="string">
            <text:p>Skinrender</text:p>
          </table:table-cell>
          <table:table-cell table:number-columns-repeated="4"/>
          <table:table-cell office:value-type="string">
            <text:p>Danitha Capashen, Paragon</text:p>
          </table:table-cell>
          <table:table-cell office:value-type="string">
            <text:p>W</text:p>
          </table:table-cell>
          <table:table-cell office:value-type="string">
            <text:p>Equipment/aura</text:p>
          </table:table-cell>
          <table:table-cell table:number-columns-repeated="5"/>
        </table:table-row>
        <table:table-row table:style-name="ro1">
          <table:table-cell office:value-type="string">
            <text:p>framtida</text:p>
          </table:table-cell>
          <table:table-cell office:value-type="string">
            <text:p>prophetic prism</text:p>
          </table:table-cell>
          <table:table-cell office:value-type="string">
            <text:p>Galvanic juggernaut</text:p>
          </table:table-cell>
          <table:table-cell table:number-columns-repeated="4"/>
          <table:table-cell office:value-type="string">
            <text:p>Dauntless bodyguard</text:p>
          </table:table-cell>
          <table:table-cell office:value-type="string">
            <text:p>W</text:p>
          </table:table-cell>
          <table:table-cell office:value-type="string">
            <text:p>Aggr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acification array</text:p>
          </table:table-cell>
          <table:table-cell office:value-type="string">
            <text:p>Triskelion</text:p>
          </table:table-cell>
          <table:table-cell table:number-columns-repeated="4"/>
          <table:table-cell office:value-type="string">
            <text:p>Saproling migration</text:p>
          </table:table-cell>
          <table:table-cell office:value-type="string">
            <text:p>G</text:p>
          </table:table-cell>
          <table:table-cell office:value-type="string">
            <text:p>Toke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sh Barrens</text:p>
          </table:table-cell>
          <table:table-cell office:value-type="string">
            <text:p>spawning bed</text:p>
          </table:table-cell>
          <table:table-cell table:number-columns-repeated="4"/>
          <table:table-cell office:value-type="string">
            <text:p>Song of freyalise</text:p>
          </table:table-cell>
          <table:table-cell office:value-type="string">
            <text:p>G</text:p>
          </table:table-cell>
          <table:table-cell office:value-type="string">
            <text:p>Go wid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ntethered express</text:p>
          </table:table-cell>
          <table:table-cell office:value-type="string">
            <text:p>slash panther</text:p>
          </table:table-cell>
          <table:table-cell table:number-columns-repeated="4"/>
          <table:table-cell office:value-type="string">
            <text:p>Tatyova, benthic druid</text:p>
          </table:table-cell>
          <table:table-cell office:value-type="string">
            <text:p>GU</text:p>
          </table:table-cell>
          <table:table-cell office:value-type="string">
            <text:p>Draw, lifegai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istmeadow witch</text:p>
          </table:table-cell>
          <table:table-cell office:value-type="string">
            <text:p>Thunderclap wyvern</text:p>
          </table:table-cell>
          <table:table-cell table:number-columns-repeated="4"/>
          <table:table-cell office:value-type="string">
            <text:p>Valduk, keeper of flame</text:p>
          </table:table-cell>
          <table:table-cell office:value-type="string">
            <text:p>R</text:p>
          </table:table-cell>
          <table:table-cell office:value-type="string">
            <text:p>Voltron, toke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nexpected potential</text:p>
          </table:table-cell>
          <table:table-cell office:value-type="string">
            <text:p>Advantageous proclamation</text:p>
          </table:table-cell>
          <table:table-cell table:number-columns-repeated="4"/>
          <table:table-cell office:value-type="string">
            <text:p>Fallen Angel</text:p>
          </table:table-cell>
          <table:table-cell office:value-type="string">
            <text:p>B</text:p>
          </table:table-cell>
          <table:table-cell office:value-type="string">
            <text:p>Sac outl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0 x Karoo lands</text:p>
          </table:table-cell>
          <table:table-cell office:value-type="string">
            <text:p>Taplands</text:p>
          </table:table-cell>
          <table:table-cell table:number-columns-repeated="4"/>
          <table:table-cell office:value-type="string">
            <text:p>Seal away</text:p>
          </table:table-cell>
          <table:table-cell office:value-type="string">
            <text:p>W</text:p>
          </table:table-cell>
          <table:table-cell office:value-type="string">
            <text:p>removal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Untamed kavu</text:p>
          </table:table-cell>
          <table:table-cell office:value-type="string">
            <text:p>G</text:p>
          </table:table-cell>
          <table:table-cell office:value-type="string">
            <text:p>Counter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oltaic brawler</text:p>
          </table:table-cell>
          <table:table-cell office:value-type="string">
            <text:p>flinthoof boar</text:p>
          </table:table-cell>
          <table:table-cell table:number-columns-repeated="4"/>
          <table:table-cell office:value-type="string">
            <text:p>Shadowmage infiltrator</text:p>
          </table:table-cell>
          <table:table-cell office:value-type="string">
            <text:p>U/B</text:p>
          </table:table-cell>
          <table:table-cell office:value-type="string">
            <text:p>Draw, evas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rfolk branchwalker</text:p>
          </table:table-cell>
          <table:table-cell office:value-type="string">
            <text:p>hungry spriggan</text:p>
          </table:table-cell>
          <table:table-cell table:number-columns-repeated="4"/>
          <table:table-cell office:value-type="string">
            <text:p>Whisper, blood liturgist</text:p>
          </table:table-cell>
          <table:table-cell office:value-type="string">
            <text:p>B</text:p>
          </table:table-cell>
          <table:table-cell office:value-type="string">
            <text:p>Sac outlet, recurs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ncestral mask</text:p>
          </table:table-cell>
          <table:table-cell office:value-type="string">
            <text:p>sudden reclamation</text:p>
          </table:table-cell>
          <table:table-cell table:number-columns-repeated="4"/>
          <table:table-cell office:value-type="string">
            <text:p>Thallid Soothsayer</text:p>
          </table:table-cell>
          <table:table-cell office:value-type="string">
            <text:p>B</text:p>
          </table:table-cell>
          <table:table-cell office:value-type="string">
            <text:p>Sacrifice synergy, outlet, draw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hapers of nature</text:p>
          </table:table-cell>
          <table:table-cell office:value-type="string">
            <text:p>ongoing investigation</text:p>
          </table:table-cell>
          <table:table-cell table:number-columns-repeated="4"/>
          <table:table-cell office:value-type="string">
            <text:p>Demonic vigor</text:p>
          </table:table-cell>
          <table:table-cell office:value-type="string">
            <text:p>B</text:p>
          </table:table-cell>
          <table:table-cell office:value-type="string">
            <text:p>Recursion, aur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Curiousity</text:p>
          </table:table-cell>
          <table:table-cell office:value-type="string">
            <text:p>U</text:p>
          </table:table-cell>
          <table:table-cell office:value-type="string">
            <text:p>Voltron, draw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ise from the tides</text:p>
          </table:table-cell>
          <table:table-cell office:value-type="string">
            <text:p>Stitched drak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hought scour</text:p>
          </table:table-cell>
          <table:table-cell office:value-type="string">
            <text:p>dissipate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jalira, master polymorphist</text:p>
          </table:table-cell>
          <table:table-cell office:value-type="string">
            <text:p>peregrine drake</text:p>
          </table:table-cell>
          <table:table-cell table:number-columns-repeated="4"/>
          <table:table-cell office:value-type="string">
            <text:p>Storm fleet Aerialist</text:p>
          </table:table-cell>
          <table:table-cell office:value-type="string">
            <text:p>U</text:p>
          </table:table-cell>
          <table:table-cell office:value-type="string">
            <text:p>Counter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ndead gladiator</text:p>
          </table:table-cell>
          <table:table-cell office:value-type="string">
            <text:p>butcher ghoul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Fanatical firebrand</text:p>
          </table:table-cell>
          <table:table-cell office:value-type="string">
            <text:p>hellspark elemental</text:p>
          </table:table-cell>
          <table:table-cell table:number-columns-repeated="4"/>
          <table:table-cell office:value-type="string">
            <text:p>Overgrown Battlement</text:p>
          </table:table-cell>
          <table:table-cell office:value-type="string">
            <text:p>G</text:p>
          </table:table-cell>
          <table:table-cell office:value-type="string">
            <text:p>Ram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urning-fist minotaur</text:p>
          </table:table-cell>
          <table:table-cell office:value-type="string">
            <text:p>bloodfray giant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hn-crop crasher</text:p>
          </table:table-cell>
          <table:table-cell office:value-type="string">
            <text:p>keldon champion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brade</text:p>
          </table:table-cell>
          <table:table-cell office:value-type="string">
            <text:p>Smash to smithereen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spikeshot goblin</text:p>
          </table:table-cell>
          <table:table-cell office:value-type="string">
            <text:p>subterranean scout</text:p>
          </table:table-cell>
          <table:table-cell table:number-columns-repeated="4"/>
          <table:table-cell office:value-type="string">
            <text:p>Regrowth</text:p>
          </table:table-cell>
          <table:table-cell office:value-type="string">
            <text:p>G</text:p>
          </table:table-cell>
          <table:table-cell office:value-type="string">
            <text:p>Recurs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yrewild shaman</text:p>
          </table:table-cell>
          <table:table-cell office:value-type="string">
            <text:p>keldon marauder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ravenous chupabra</text:p>
          </table:table-cell>
          <table:table-cell office:value-type="string">
            <text:p>nekrataal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promise of bunrei</text:p>
          </table:table-cell>
          <table:table-cell office:value-type="string">
            <text:p>cloistered youth</text:p>
          </table:table-cell>
          <table:table-cell table:number-columns-repeated="4"/>
          <table:table-cell office:value-type="string">
            <text:p>Snap</text:p>
          </table:table-cell>
          <table:table-cell office:value-type="string">
            <text:p>U</text:p>
          </table:table-cell>
          <table:table-cell office:value-type="string">
            <text:p>Blin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yal sentry</text:p>
          </table:table-cell>
          <table:table-cell office:value-type="string">
            <text:p>stormfront pegasu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lone missionary</text:p>
          </table:table-cell>
          <table:table-cell office:value-type="string">
            <text:p>gust walker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missary of sunrise</text:p>
          </table:table-cell>
          <table:table-cell office:value-type="string">
            <text:p>cenn's tactician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forsake the worldly</text:p>
          </table:table-cell>
          <table:table-cell office:value-type="string">
            <text:p>land tax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hrashing brontodon</text:p>
          </table:table-cell>
          <table:table-cell office:value-type="string">
            <text:p>villagers of estwald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pulse of murasa</text:p>
          </table:table-cell>
          <table:table-cell office:value-type="string">
            <text:p>elephant ambush</text:p>
          </table:table-cell>
          <table:table-cell table:number-columns-repeated="12"/>
        </table:table-row>
        <table:named-expressions/>
      </table:table>
      <table:named-expressions>
        <table:named-range table:name="Color" table:base-cell-address="$'Cube list'.$A$2" table:cell-range-address="$'Cube list'.$B$1:.$B$1048576"/>
        <table:named-range table:name="Function" table:base-cell-address="$'Cube list'.$L$3" table:cell-range-address="$'Cube list'.$H$1:.$L$1048576"/>
        <table:named-range table:name="Function4" table:base-cell-address="$'Cube list'.$K$1" table:cell-range-address="$'Cube list'.$K$1:.$K$1048576"/>
        <table:named-range table:name="Function5" table:base-cell-address="$'Cube list'.$L$1" table:cell-range-address="$'Cube list'.$L$1:.$L$1048576"/>
        <table:named-range table:name="Function1" table:base-cell-address="$'Cube list'.$H$1" table:cell-range-address="$'Cube list'.$H$1:.$H$1048576"/>
        <table:named-range table:name="Function2" table:base-cell-address="$'Cube list'.$I$1" table:cell-range-address="$'Cube list'.$I$1:.$I$1048576"/>
        <table:named-range table:name="Function3" table:base-cell-address="$'Cube list'.$J$1" table:cell-range-address="$'Cube list'.$J$1:.$J$1048576"/>
        <table:named-range table:name="CMC" table:base-cell-address="$'Cube list'.$G$2" table:cell-range-address="$'Cube list'.$G$1:.$G$1048576"/>
        <table:named-range table:name="Type" table:base-cell-address="$'Cube list'.$C$9" table:cell-range-address="$'Cube list'.$C$1:.$C$1048576"/>
      </table:named-expressions>
      <table:database-ranges>
        <table:database-range table:name="Cardlist" table:target-range-address="'Cube list'.A1:'Cube list'.M1048576" table:on-update-keep-styles="true" table:on-update-keep-size="false">
          <table:sort>
            <table:sort-by table:field-number="1" table:data-type="automatic"/>
            <table:sort-by table:field-number="6" table:data-type="automatic"/>
            <table:sort-by table:field-number="2" table:data-type="automatic"/>
          </table:sort>
        </table:database-range>
        <table:database-range table:target-range-address="'Cube list'.A1:'Cube list'.M1048576">
          <table:sort>
            <table:sort-by table:field-number="1" table:data-type="automatic"/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currency-style style:name="N115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15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2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2018-05-01</text:date>, <text:time>14:47:3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Bjelkeborn</meta:initial-creator>
    <meta:creation-date>2018-02-21T16:55:39</meta:creation-date>
    <dc:date>2018-05-01T14:47:34</dc:date>
    <dc:creator>Joel Bjelkeborn</dc:creator>
    <meta:editing-duration>P8DT8H10M48S</meta:editing-duration>
    <meta:editing-cycles>64</meta:editing-cycles>
    <meta:generator>OpenOffice/4.1.2$Unix OpenOffice.org_project/412m3$Build-9782</meta:generator>
    <meta:document-statistic meta:table-count="8" meta:cell-count="5715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800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1cm" draw:fill-color="#ffffff"/>
    </style:style>
    <style:style style:name="ch9" style:family="chart">
      <style:chart-properties chart:solid-type="cuboid"/>
      <style:graphic-properties draw:fill-color="#0000ff"/>
    </style:style>
    <style:style style:name="ch10" style:family="chart">
      <style:chart-properties chart:solid-type="cuboid"/>
      <style:graphic-properties draw:fill-color="#000000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chart-properties chart:solid-type="cuboid"/>
      <style:graphic-properties draw:fill-color="#008000"/>
    </style:style>
    <style:style style:name="ch13" style:family="chart">
      <style:chart-properties chart:solid-type="cuboid"/>
      <style:graphic-properties draw:stroke="solid" svg:stroke-width="0.1cm" svg:stroke-color="#0000ff" draw:fill-color="#ffffff"/>
    </style:style>
    <style:style style:name="ch14" style:family="chart">
      <style:chart-properties chart:solid-type="cuboid"/>
      <style:graphic-properties draw:stroke="solid" svg:stroke-width="0.1cm" draw:fill-color="#0000ff"/>
    </style:style>
    <style:style style:name="ch15" style:family="chart">
      <style:chart-properties chart:solid-type="cuboid"/>
      <style:graphic-properties draw:stroke="solid" svg:stroke-width="0.1cm" svg:stroke-color="#ff0000" draw:fill-color="#000000"/>
    </style:style>
    <style:style style:name="ch16" style:family="chart">
      <style:chart-properties chart:solid-type="cuboid"/>
      <style:graphic-properties draw:stroke="solid" svg:stroke-width="0.1cm" svg:stroke-color="#008000" draw:fill-color="#ff0000"/>
    </style:style>
    <style:style style:name="ch17" style:family="chart">
      <style:chart-properties chart:solid-type="cuboid"/>
      <style:graphic-properties draw:stroke="solid" svg:stroke-width="0.1cm" svg:stroke-color="#008000" draw:fill-color="#ffffff"/>
    </style:style>
    <style:style style:name="ch18" style:family="chart">
      <style:chart-properties chart:solid-type="cuboid"/>
      <style:graphic-properties draw:stroke="solid" svg:stroke-width="0.1cm" draw:fill-color="#ffffff"/>
    </style:style>
    <style:style style:name="ch19" style:family="chart">
      <style:chart-properties chart:solid-type="cuboid"/>
      <style:graphic-properties draw:stroke="solid" svg:stroke-width="0.1cm" svg:stroke-color="#0000ff" draw:fill-color="#ff0000"/>
    </style:style>
    <style:style style:name="ch20" style:family="chart">
      <style:chart-properties chart:solid-type="cuboid"/>
      <style:graphic-properties draw:stroke="solid" svg:stroke-width="0.1cm" draw:fill-color="#008000"/>
    </style:style>
    <style:style style:name="ch21" style:family="chart">
      <style:chart-properties chart:solid-type="cuboid"/>
      <style:graphic-properties draw:stroke="solid" svg:stroke-width="0.1cm" svg:stroke-color="#008000" draw:fill-color="#0000ff"/>
    </style:style>
    <style:style style:name="ch22" style:family="chart">
      <style:chart-properties chart:solid-type="cuboid"/>
      <style:graphic-properties draw:stroke="solid" svg:stroke-width="0.1cm" svg:stroke-color="#ff0000" draw:fill-color="#ffffff"/>
    </style:style>
    <style:style style:name="ch23" style:family="chart">
      <style:chart-properties chart:solid-type="cuboid"/>
      <style:graphic-properties draw:fill-color="#808080"/>
    </style:style>
    <style:style style:name="ch24" style:family="chart">
      <style:chart-properties chart:solid-type="cuboid"/>
      <style:graphic-properties draw:fill-color="#e6e64c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0.113cm" svg:height="12.385cm" xlink:href=".." xlink:type="simple" chart:class="chart:bar" chart:style-name="ch1">
        <chart:title svg:x="8.657cm" svg:y="0.382cm" chart:style-name="ch2">
          <text:p>Color spread</text:p>
        </chart:title>
        <chart:plot-area chart:style-name="ch3" table:cell-range-address="'Cube list'.O9:'Cube list'.P25" chart:data-source-has-labels="column" svg:x="0.852cm" svg:y="1.904cm" svg:width="18.457cm" svg:height="9.814cm">
          <chartooo:coordinate-region svg:x="6.343cm" svg:y="1.904cm" svg:width="12.77cm" svg:height="9.175cm"/>
          <chart:axis chart:dimension="x" chart:name="primary-x" chart:style-name="ch4" chartooo:axis-type="auto">
            <chartooo:date-scale/>
            <chart:categories table:cell-range-address="'Cube list'.O9:'Cube list'.O25"/>
            <chart:grid chart:style-name="ch5" chart:class="major"/>
          </chart:axis>
          <chart:axis chart:dimension="y" chart:name="primary-y" chart:style-name="ch6"/>
          <chart:series chart:style-name="ch7" chart:values-cell-range-address="'Cube list'.P9:'Cube list'.P25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P</text:p>
              </table:table-cell>
            </table:table-row>
          </table:table-header-rows>
          <table:table-rows>
            <table:table-row>
              <table:table-cell office:value-type="string">
                <text:p>White</text:p>
                <draw:g>
                  <svg:desc>'Cube list'.O9:'Cube list'.O25</svg:desc>
                </draw:g>
              </table:table-cell>
              <table:table-cell office:value-type="float" office:value="63">
                <text:p>63</text:p>
                <draw:g>
                  <svg:desc>'Cube list'.P9:'Cube list'.P25</svg:desc>
                </draw:g>
              </table:table-cell>
            </table:table-row>
            <table:table-row>
              <table:table-cell office:value-type="string">
                <text:p>Blue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Black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Red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Gree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zoriu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imi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akdo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ruu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elesny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rhzo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zze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olgari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imi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oro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lorless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Multicolor Lands and Conspiracies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7.356cm" svg:y="0.315cm" chart:style-name="ch2">
          <text:p>Black</text:p>
        </chart:title>
        <chart:legend chart:legend-position="end" svg:x="11.996cm" svg:y="3.225cm" style:legend-expansion="high" chart:style-name="ch3"/>
        <chart:plot-area chart:style-name="ch4" table:cell-range-address="Types.B1:Types.F1 Types.B5:Types.F5" chart:data-source-has-labels="row" svg:x="0.32cm" svg:y="1.456cm" svg:width="11.356cm" svg:height="7.364cm">
          <chartooo:coordinate-region svg:x="2.316cm" svg:y="1.457cm" svg:width="7.363cm" svg:height="7.363cm"/>
          <chart:axis chart:dimension="x" chart:name="primary-x" chart:style-name="ch5" chartooo:axis-type="auto">
            <chartooo:date-scale/>
            <chart:categories table:cell-range-address="Types.B1:Types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ypes.B5:Types.F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ure</text:p>
                <draw:g>
                  <svg:desc>Types.B1:Types.F1</svg:desc>
                </draw:g>
              </table:table-cell>
              <table:table-cell office:value-type="string">
                <text:p>Sorcery</text:p>
              </table:table-cell>
              <table:table-cell office:value-type="string">
                <text:p>Instant</text:p>
              </table:table-cell>
              <table:table-cell office:value-type="string">
                <text:p>Enchantment</text:p>
              </table:table-cell>
              <table:table-cell office:value-type="string">
                <text:p>Non-Creature Artifact</text:p>
              </table:table-cell>
            </table:table-row>
          </table:table-header-rows>
          <table:table-rows>
            <table:table-row>
              <table:table-cell office:value-type="string">
                <text:p>Rad 5</text:p>
                <draw:g>
                  <svg:desc/>
                </draw:g>
              </table:table-cell>
              <table:table-cell office:value-type="float" office:value="37">
                <text:p>37</text:p>
                <draw:g>
                  <svg:desc>Types.B5:Types.F5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7.493cm" svg:y="0.315cm" chart:style-name="ch2">
          <text:p>Red</text:p>
        </chart:title>
        <chart:legend chart:legend-position="end" svg:x="11.996cm" svg:y="3.225cm" style:legend-expansion="high" chart:style-name="ch3"/>
        <chart:plot-area chart:style-name="ch4" table:cell-range-address="Types.B1:Types.F1 Types.B6:Types.F6" chart:data-source-has-labels="row" svg:x="0.32cm" svg:y="1.456cm" svg:width="11.356cm" svg:height="7.364cm">
          <chartooo:coordinate-region svg:x="2.316cm" svg:y="1.457cm" svg:width="7.363cm" svg:height="7.363cm"/>
          <chart:axis chart:dimension="x" chart:name="primary-x" chart:style-name="ch5" chartooo:axis-type="auto">
            <chartooo:date-scale/>
            <chart:categories table:cell-range-address="Types.B1:Types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ypes.B6:Types.F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ure</text:p>
                <draw:g>
                  <svg:desc>Types.B1:Types.F1</svg:desc>
                </draw:g>
              </table:table-cell>
              <table:table-cell office:value-type="string">
                <text:p>Sorcery</text:p>
              </table:table-cell>
              <table:table-cell office:value-type="string">
                <text:p>Instant</text:p>
              </table:table-cell>
              <table:table-cell office:value-type="string">
                <text:p>Enchantment</text:p>
              </table:table-cell>
              <table:table-cell office:value-type="string">
                <text:p>Non-Creature Artifact</text:p>
              </table:table-cell>
            </table:table-row>
          </table:table-header-rows>
          <table:table-rows>
            <table:table-row>
              <table:table-cell office:value-type="string">
                <text:p>Rad 6</text:p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Types.B6:Types.F6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7.276cm" svg:y="0.315cm" chart:style-name="ch2">
          <text:p>Green</text:p>
        </chart:title>
        <chart:legend chart:legend-position="end" svg:x="11.996cm" svg:y="3.225cm" style:legend-expansion="high" chart:style-name="ch3"/>
        <chart:plot-area chart:style-name="ch4" table:cell-range-address="Types.B1:Types.F1 Types.B7:Types.F7" chart:data-source-has-labels="row" svg:x="0.32cm" svg:y="1.456cm" svg:width="11.356cm" svg:height="7.364cm">
          <chartooo:coordinate-region svg:x="2.316cm" svg:y="1.457cm" svg:width="7.363cm" svg:height="7.363cm"/>
          <chart:axis chart:dimension="x" chart:name="primary-x" chart:style-name="ch5" chartooo:axis-type="auto">
            <chartooo:date-scale/>
            <chart:categories table:cell-range-address="Types.B1:Types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ypes.B7:Types.F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ure</text:p>
                <draw:g>
                  <svg:desc>Types.B1:Types.F1</svg:desc>
                </draw:g>
              </table:table-cell>
              <table:table-cell office:value-type="string">
                <text:p>Sorcery</text:p>
              </table:table-cell>
              <table:table-cell office:value-type="string">
                <text:p>Instant</text:p>
              </table:table-cell>
              <table:table-cell office:value-type="string">
                <text:p>Enchantment</text:p>
              </table:table-cell>
              <table:table-cell office:value-type="string">
                <text:p>Non-Creature Artifact</text:p>
              </table:table-cell>
            </table:table-row>
          </table:table-header-rows>
          <table:table-rows>
            <table:table-row>
              <table:table-cell office:value-type="string">
                <text:p>Rad 7</text:p>
                <draw:g>
                  <svg:desc/>
                </draw:g>
              </table:table-cell>
              <table:table-cell office:value-type="float" office:value="46">
                <text:p>46</text:p>
                <draw:g>
                  <svg:desc>Types.B7:Types.F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9.016cm" xlink:href=".." xlink:type="simple" chart:class="chart:bar" chart:style-name="ch1">
        <chart:title svg:x="5.283cm" svg:y="0.315cm" chart:style-name="ch2">
          <text:p>Mana Curves w/o Guildes</text:p>
        </chart:title>
        <chart:legend chart:legend-position="end" svg:x="14.852cm" svg:y="2.498cm" style:legend-expansion="high" chart:style-name="ch3"/>
        <chart:plot-area chart:style-name="ch4" table:cell-range-address="'Mana Curves'.A65:'Mana Curves'.I70 'Mana Curves'.B1:'Mana Curves'.I1" chart:data-source-has-labels="both" svg:x="0.769cm" svg:y="1.636cm" svg:width="13.445cm" svg:height="6.78cm">
          <chartooo:coordinate-region svg:x="1.409cm" svg:y="1.831cm" svg:width="12.805cm" svg:height="5.946cm"/>
          <chart:axis chart:dimension="x" chart:name="primary-x" chart:style-name="ch5" chartooo:axis-type="auto">
            <chartooo:date-scale/>
            <chart:categories table:cell-range-address="'Mana Curves'.A65:'Mana Curves'.A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ana Curves'.B65:'Mana Curves'.B70" chart:label-cell-address="'Mana Curves'.B1:'Mana Curves'.B1" chart:class="chart:bar">
            <chart:data-point chart:repeated="6"/>
          </chart:series>
          <chart:series chart:style-name="ch9" chart:values-cell-range-address="'Mana Curves'.C65:'Mana Curves'.C70" chart:label-cell-address="'Mana Curves'.C1:'Mana Curves'.C1" chart:class="chart:bar">
            <chart:data-point chart:repeated="6"/>
          </chart:series>
          <chart:series chart:style-name="ch10" chart:values-cell-range-address="'Mana Curves'.D65:'Mana Curves'.D70" chart:label-cell-address="'Mana Curves'.D1:'Mana Curves'.D1" chart:class="chart:bar">
            <chart:data-point chart:repeated="6"/>
          </chart:series>
          <chart:series chart:style-name="ch11" chart:values-cell-range-address="'Mana Curves'.E65:'Mana Curves'.E70" chart:label-cell-address="'Mana Curves'.E1:'Mana Curves'.E1" chart:class="chart:bar">
            <chart:data-point chart:repeated="6"/>
          </chart:series>
          <chart:series chart:style-name="ch12" chart:values-cell-range-address="'Mana Curves'.F65:'Mana Curves'.F70" chart:label-cell-address="'Mana Curves'.F1:'Mana Curves'.F1" chart:class="chart:bar">
            <chart:data-point chart:repeated="6"/>
          </chart:series>
          <chart:series chart:style-name="ch13" chart:values-cell-range-address="'Mana Curves'.G65:'Mana Curves'.G70" chart:label-cell-address="'Mana Curves'.G1:'Mana Curves'.G1" chart:class="chart:bar">
            <chart:data-point chart:repeated="6"/>
          </chart:series>
          <chart:series chart:style-name="ch14" chart:values-cell-range-address="'Mana Curves'.H65:'Mana Curves'.H70" chart:label-cell-address="'Mana Curves'.H1:'Mana Curves'.H1" chart:class="chart:bar">
            <chart:data-point chart:repeated="6"/>
          </chart:series>
          <chart:series chart:style-name="ch15" chart:values-cell-range-address="'Mana Curves'.I65:'Mana Curves'.I70" chart:label-cell-address="'Mana Curves'.I1:'Mana Curves'.I1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Mana Curves'.B1:'Mana Curves'.B1</svg:desc>
                </draw:g>
              </table:table-cell>
              <table:table-cell office:value-type="string">
                <text:p>2</text:p>
                <draw:g>
                  <svg:desc>'Mana Curves'.C1:'Mana Curves'.C1</svg:desc>
                </draw:g>
              </table:table-cell>
              <table:table-cell office:value-type="string">
                <text:p>3</text:p>
                <draw:g>
                  <svg:desc>'Mana Curves'.D1:'Mana Curves'.D1</svg:desc>
                </draw:g>
              </table:table-cell>
              <table:table-cell office:value-type="string">
                <text:p>4</text:p>
                <draw:g>
                  <svg:desc>'Mana Curves'.E1:'Mana Curves'.E1</svg:desc>
                </draw:g>
              </table:table-cell>
              <table:table-cell office:value-type="string">
                <text:p>5</text:p>
                <draw:g>
                  <svg:desc>'Mana Curves'.F1:'Mana Curves'.F1</svg:desc>
                </draw:g>
              </table:table-cell>
              <table:table-cell office:value-type="string">
                <text:p>6</text:p>
                <draw:g>
                  <svg:desc>'Mana Curves'.G1:'Mana Curves'.G1</svg:desc>
                </draw:g>
              </table:table-cell>
              <table:table-cell office:value-type="string">
                <text:p>7</text:p>
                <draw:g>
                  <svg:desc>'Mana Curves'.H1:'Mana Curves'.H1</svg:desc>
                </draw:g>
              </table:table-cell>
              <table:table-cell office:value-type="string">
                <text:p>&gt;7</text:p>
                <draw:g>
                  <svg:desc>'Mana Curves'.I1:'Mana Curves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'Mana Curves'.A65:'Mana Curves'.A70</svg:desc>
                </draw:g>
              </table:table-cell>
              <table:table-cell office:value-type="float" office:value="8">
                <text:p>8</text:p>
                <draw:g>
                  <svg:desc>'Mana Curves'.B65:'Mana Curves'.B70</svg:desc>
                </draw:g>
              </table:table-cell>
              <table:table-cell office:value-type="float" office:value="11">
                <text:p>11</text:p>
                <draw:g>
                  <svg:desc>'Mana Curves'.C65:'Mana Curves'.C70</svg:desc>
                </draw:g>
              </table:table-cell>
              <table:table-cell office:value-type="float" office:value="8">
                <text:p>8</text:p>
                <draw:g>
                  <svg:desc>'Mana Curves'.D65:'Mana Curves'.D70</svg:desc>
                </draw:g>
              </table:table-cell>
              <table:table-cell office:value-type="float" office:value="7">
                <text:p>7</text:p>
                <draw:g>
                  <svg:desc>'Mana Curves'.E65:'Mana Curves'.E70</svg:desc>
                </draw:g>
              </table:table-cell>
              <table:table-cell office:value-type="float" office:value="0">
                <text:p>0</text:p>
                <draw:g>
                  <svg:desc>'Mana Curves'.F65:'Mana Curves'.F70</svg:desc>
                </draw:g>
              </table:table-cell>
              <table:table-cell office:value-type="float" office:value="2">
                <text:p>2</text:p>
                <draw:g>
                  <svg:desc>'Mana Curves'.G65:'Mana Curves'.G70</svg:desc>
                </draw:g>
              </table:table-cell>
              <table:table-cell office:value-type="float" office:value="2">
                <text:p>2</text:p>
                <draw:g>
                  <svg:desc>'Mana Curves'.H65:'Mana Curves'.H70</svg:desc>
                </draw:g>
              </table:table-cell>
              <table:table-cell office:value-type="float" office:value="2">
                <text:p>2</text:p>
                <draw:g>
                  <svg:desc>'Mana Curves'.I65:'Mana Curves'.I70</svg:desc>
                </draw:g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2.5">
                <text:p>12.5</text:p>
              </table:table-cell>
              <table:table-cell office:value-type="float" office:value="16.5">
                <text:p>16.5</text:p>
              </table:table-cell>
              <table:table-cell office:value-type="float" office:value="18.5">
                <text:p>18.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1">
                <text:p>11</text:p>
              </table:table-cell>
              <table:table-cell office:value-type="float" office:value="27.5">
                <text:p>27.5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3">
                <text:p>13</text:p>
              </table:table-cell>
              <table:table-cell office:value-type="float" office:value="16.5">
                <text:p>16.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sv" number:country="SE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318cm" svg:height="11.426cm" xlink:href="." xlink:type="simple" chart:class="chart:bar" chart:style-name="ch1">
        <chart:title svg:x="8.829cm" svg:y="0.363cm" chart:style-name="ch2">
          <text:p>Mana Curve</text:p>
        </chart:title>
        <chart:legend chart:legend-position="bottom" svg:x="7.144cm" svg:y="10.651cm" style:legend-expansion="wide" chart:style-name="ch3"/>
        <chart:plot-area chart:style-name="ch4" chart:data-source-has-labels="both" svg:x="0.856cm" svg:y="1.828cm" svg:width="18.65cm" svg:height="8.175cm">
          <chartooo:coordinate-region svg:x="1.496cm" svg:y="2.024cm" svg:width="18.01cm" svg:height="7.34cm"/>
          <chart:axis chart:dimension="x" chart:name="primary-x" chart:style-name="ch5" chartooo:axis-type="auto">
            <chartooo:date-scale/>
            <chart:categories table:cell-range-address="local-table.$A$2:.$A$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9" chart:label-cell-address="local-table.$B$1" chart:class="chart:bar">
            <chart:data-point chart:repeated="18"/>
          </chart:series>
          <chart:series chart:style-name="ch9" chart:values-cell-range-address="local-table.$C$2:.$C$19" chart:label-cell-address="local-table.$C$1" chart:class="chart:bar">
            <chart:data-point chart:repeated="18"/>
          </chart:series>
          <chart:series chart:style-name="ch10" chart:values-cell-range-address="local-table.$D$2:.$D$19" chart:label-cell-address="local-table.$D$1" chart:class="chart:bar">
            <chart:data-point chart:repeated="18"/>
          </chart:series>
          <chart:series chart:style-name="ch11" chart:values-cell-range-address="local-table.$E$2:.$E$19" chart:label-cell-address="local-table.$E$1" chart:class="chart:bar">
            <chart:data-point chart:repeated="18"/>
          </chart:series>
          <chart:series chart:style-name="ch12" chart:values-cell-range-address="local-table.$F$2:.$F$19" chart:label-cell-address="local-table.$F$1" chart:class="chart:bar">
            <chart:data-point chart:repeated="18"/>
          </chart:series>
          <chart:series chart:style-name="ch13" chart:values-cell-range-address="local-table.$G$2:.$G$19" chart:label-cell-address="local-table.$G$1" chart:class="chart:bar">
            <chart:data-point chart:repeated="18"/>
          </chart:series>
          <chart:series chart:style-name="ch14" chart:values-cell-range-address="local-table.$H$2:.$H$19" chart:label-cell-address="local-table.$H$1" chart:class="chart:bar">
            <chart:data-point chart:repeated="18"/>
          </chart:series>
          <chart:series chart:style-name="ch15" chart:values-cell-range-address="local-table.$I$2:.$I$19" chart:label-cell-address="local-table.$I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&gt;7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U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G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W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B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R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G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U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sv" number:country="SE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3cm" svg:height="9.99cm" xlink:href="." xlink:type="simple" chart:class="chart:bar" chart:style-name="ch1">
        <chart:title svg:x="7.687cm" svg:y="0.334cm" chart:style-name="ch2">
          <text:p>Mana Curve: Creatures</text:p>
        </chart:title>
        <chart:legend chart:legend-position="bottom" svg:x="7.135cm" svg:y="9.215cm" style:legend-expansion="wide" chart:style-name="ch3"/>
        <chart:plot-area chart:style-name="ch4" chart:data-source-has-labels="both" svg:x="0.856cm" svg:y="1.712cm" svg:width="18.632cm" svg:height="6.884cm">
          <chartooo:coordinate-region svg:x="1.496cm" svg:y="1.907cm" svg:width="17.992cm" svg:height="6.05cm"/>
          <chart:axis chart:dimension="x" chart:name="primary-x" chart:style-name="ch5" chartooo:axis-type="auto">
            <chartooo:date-scale/>
            <chart:categories table:cell-range-address="local-table.$A$2:.$A$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9" chart:label-cell-address="local-table.$B$1" chart:class="chart:bar">
            <chart:data-point chart:repeated="18"/>
          </chart:series>
          <chart:series chart:style-name="ch9" chart:values-cell-range-address="local-table.$C$2:.$C$19" chart:label-cell-address="local-table.$C$1" chart:class="chart:bar">
            <chart:data-point chart:repeated="18"/>
          </chart:series>
          <chart:series chart:style-name="ch10" chart:values-cell-range-address="local-table.$D$2:.$D$19" chart:label-cell-address="local-table.$D$1" chart:class="chart:bar">
            <chart:data-point chart:repeated="18"/>
          </chart:series>
          <chart:series chart:style-name="ch11" chart:values-cell-range-address="local-table.$E$2:.$E$19" chart:label-cell-address="local-table.$E$1" chart:class="chart:bar">
            <chart:data-point chart:repeated="18"/>
          </chart:series>
          <chart:series chart:style-name="ch12" chart:values-cell-range-address="local-table.$F$2:.$F$19" chart:label-cell-address="local-table.$F$1" chart:class="chart:bar">
            <chart:data-point chart:repeated="18"/>
          </chart:series>
          <chart:series chart:style-name="ch13" chart:values-cell-range-address="local-table.$G$2:.$G$19" chart:label-cell-address="local-table.$G$1" chart:class="chart:bar">
            <chart:data-point chart:repeated="18"/>
          </chart:series>
          <chart:series chart:style-name="ch14" chart:values-cell-range-address="local-table.$H$2:.$H$19" chart:label-cell-address="local-table.$H$1" chart:class="chart:bar">
            <chart:data-point chart:repeated="18"/>
          </chart:series>
          <chart:series chart:style-name="ch15" chart:values-cell-range-address="local-table.$I$2:.$I$19" chart:label-cell-address="local-table.$I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&gt;7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U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G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W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B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R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G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U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sv" number:country="SE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3cm" svg:height="9.993cm" xlink:href="." xlink:type="simple" chart:class="chart:bar" chart:style-name="ch1">
        <chart:title svg:x="6.737cm" svg:y="0.334cm" chart:style-name="ch2">
          <text:p>Mana Curve: Noncreature Spells</text:p>
        </chart:title>
        <chart:legend chart:legend-position="end" svg:x="19.156cm" svg:y="2.986cm" style:legend-expansion="high" chart:style-name="ch3"/>
        <chart:plot-area chart:style-name="ch4" chart:data-source-has-labels="both" svg:x="0.856cm" svg:y="1.712cm" svg:width="17.488cm" svg:height="7.662cm">
          <chartooo:coordinate-region svg:x="1.496cm" svg:y="1.907cm" svg:width="16.848cm" svg:height="6.828cm"/>
          <chart:axis chart:dimension="x" chart:name="primary-x" chart:style-name="ch5" chartooo:axis-type="auto">
            <chartooo:date-scale/>
            <chart:categories table:cell-range-address="local-table.$A$2:.$A$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9" chart:label-cell-address="local-table.$B$1" chart:class="chart:bar">
            <chart:data-point chart:repeated="18"/>
          </chart:series>
          <chart:series chart:style-name="ch9" chart:values-cell-range-address="local-table.$C$2:.$C$19" chart:label-cell-address="local-table.$C$1" chart:class="chart:bar">
            <chart:data-point chart:repeated="18"/>
          </chart:series>
          <chart:series chart:style-name="ch10" chart:values-cell-range-address="local-table.$D$2:.$D$19" chart:label-cell-address="local-table.$D$1" chart:class="chart:bar">
            <chart:data-point chart:repeated="18"/>
          </chart:series>
          <chart:series chart:style-name="ch11" chart:values-cell-range-address="local-table.$E$2:.$E$19" chart:label-cell-address="local-table.$E$1" chart:class="chart:bar">
            <chart:data-point chart:repeated="18"/>
          </chart:series>
          <chart:series chart:style-name="ch12" chart:values-cell-range-address="local-table.$F$2:.$F$19" chart:label-cell-address="local-table.$F$1" chart:class="chart:bar">
            <chart:data-point chart:repeated="18"/>
          </chart:series>
          <chart:series chart:style-name="ch13" chart:values-cell-range-address="local-table.$G$2:.$G$19" chart:label-cell-address="local-table.$G$1" chart:class="chart:bar">
            <chart:data-point chart:repeated="18"/>
          </chart:series>
          <chart:series chart:style-name="ch14" chart:values-cell-range-address="local-table.$H$2:.$H$19" chart:label-cell-address="local-table.$H$1" chart:class="chart:bar">
            <chart:data-point chart:repeated="18"/>
          </chart:series>
          <chart:series chart:style-name="ch15" chart:values-cell-range-address="local-table.$I$2:.$I$19" chart:label-cell-address="local-table.$I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&gt;7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U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R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W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B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R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G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U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77cm" svg:y="0.315cm" chart:style-name="ch2">
          <text:p>Creatures/Non-Creatures/Land</text:p>
        </chart:title>
        <chart:legend chart:legend-position="end" svg:x="13.163cm" svg:y="3.715cm" style:legend-expansion="high" chart:style-name="ch3"/>
        <chart:plot-area chart:style-name="ch4" table:cell-range-address="Types.B26:Types.D27" chart:data-source-has-labels="row" svg:x="0.32cm" svg:y="1.456cm" svg:width="12.523cm" svg:height="7.364cm">
          <chartooo:coordinate-region svg:x="2.9cm" svg:y="1.457cm" svg:width="7.363cm" svg:height="7.363cm"/>
          <chart:axis chart:dimension="x" chart:name="primary-x" chart:style-name="ch5" chartooo:axis-type="auto">
            <chartooo:date-scale/>
            <chart:categories table:cell-range-address="Types.B26:Types.D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ypes.B27:Types.D27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ure</text:p>
                <draw:g>
                  <svg:desc>Types.B26:Types.D26</svg:desc>
                </draw:g>
              </table:table-cell>
              <table:table-cell office:value-type="string">
                <text:p>Non-Creature</text:p>
              </table:table-cell>
              <table:table-cell office:value-type="string">
                <text:p>Lands</text:p>
              </table:table-cell>
            </table:table-row>
          </table:table-header-rows>
          <table:table-rows>
            <table:table-row>
              <table:table-cell office:value-type="string">
                <text:p>Rad 27</text:p>
                <draw:g>
                  <svg:desc/>
                </draw:g>
              </table:table-cell>
              <table:table-cell office:value-type="float" office:value="256">
                <text:p>256</text:p>
                <draw:g>
                  <svg:desc>Types.B27:Types.D27</svg:desc>
                </draw:g>
              </table:table-cell>
              <table:table-cell office:value-type="float" office:value="157">
                <text:p>157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43cm" svg:height="9.937cm" xlink:href=".." xlink:type="simple" chart:class="chart:bar" chart:style-name="ch1">
        <chart:title svg:x="7.343cm" svg:y="0.333cm" chart:style-name="ch2">
          <text:p>Types by Color</text:p>
        </chart:title>
        <chart:legend chart:legend-position="end" svg:x="13.939cm" svg:y="3.693cm" style:legend-expansion="high" chart:style-name="ch3"/>
        <chart:plot-area chart:style-name="ch4" table:cell-range-address="Types.A2:Types.F19 Types.B1:Types.F1" chart:data-source-has-labels="both" svg:x="0.808cm" svg:y="1.708cm" svg:width="12.415cm" svg:height="7.611cm">
          <chartooo:coordinate-region svg:x="1.448cm" svg:y="1.903cm" svg:width="11.775cm" svg:height="6.777cm"/>
          <chart:axis chart:dimension="x" chart:name="primary-x" chart:style-name="ch5" chartooo:axis-type="auto">
            <chartooo:date-scale/>
            <chart:categories table:cell-range-address="Types.A2:Types.A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ypes.B2:Types.B19" chart:label-cell-address="Types.B1:Types.B1" chart:class="chart:bar">
            <chart:data-point chart:repeated="18"/>
          </chart:series>
          <chart:series chart:style-name="ch9" chart:values-cell-range-address="Types.C2:Types.C19" chart:label-cell-address="Types.C1:Types.C1" chart:class="chart:bar">
            <chart:data-point chart:repeated="18"/>
          </chart:series>
          <chart:series chart:style-name="ch10" chart:values-cell-range-address="Types.D2:Types.D19" chart:label-cell-address="Types.D1:Types.D1" chart:class="chart:bar">
            <chart:data-point chart:repeated="18"/>
          </chart:series>
          <chart:series chart:style-name="ch11" chart:values-cell-range-address="Types.E2:Types.E19" chart:label-cell-address="Types.E1:Types.E1" chart:class="chart:bar">
            <chart:data-point chart:repeated="18"/>
          </chart:series>
          <chart:series chart:style-name="ch12" chart:values-cell-range-address="Types.F2:Types.F19" chart:label-cell-address="Types.F1:Types.F1" chart:class="chart:bar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ure</text:p>
                <draw:g>
                  <svg:desc>Types.B1:Types.B1</svg:desc>
                </draw:g>
              </table:table-cell>
              <table:table-cell office:value-type="string">
                <text:p>Sorcery</text:p>
                <draw:g>
                  <svg:desc>Types.C1:Types.C1</svg:desc>
                </draw:g>
              </table:table-cell>
              <table:table-cell office:value-type="string">
                <text:p>Instant</text:p>
                <draw:g>
                  <svg:desc>Types.D1:Types.D1</svg:desc>
                </draw:g>
              </table:table-cell>
              <table:table-cell office:value-type="string">
                <text:p>Enchantment</text:p>
                <draw:g>
                  <svg:desc>Types.E1:Types.E1</svg:desc>
                </draw:g>
              </table:table-cell>
              <table:table-cell office:value-type="string">
                <text:p>Non-Creature Artifact</text:p>
                <draw:g>
                  <svg:desc>Types.F1:Type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Types.A2:Types.A19</svg:desc>
                </draw:g>
              </table:table-cell>
              <table:table-cell office:value-type="float" office:value="22">
                <text:p>22</text:p>
                <draw:g>
                  <svg:desc>Types.B2:Types.B19</svg:desc>
                </draw:g>
              </table:table-cell>
              <table:table-cell office:value-type="float" office:value="1">
                <text:p>1</text:p>
                <draw:g>
                  <svg:desc>Types.C2:Types.C19</svg:desc>
                </draw:g>
              </table:table-cell>
              <table:table-cell office:value-type="float" office:value="0">
                <text:p>0</text:p>
                <draw:g>
                  <svg:desc>Types.D2:Types.D19</svg:desc>
                </draw:g>
              </table:table-cell>
              <table:table-cell office:value-type="float" office:value="0">
                <text:p>0</text:p>
                <draw:g>
                  <svg:desc>Types.E2:Types.E19</svg:desc>
                </draw:g>
              </table:table-cell>
              <table:table-cell office:value-type="float" office:value="17">
                <text:p>17</text:p>
                <draw:g>
                  <svg:desc>Types.F2:Types.F19</svg:desc>
                </draw:g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7">
                <text:p>37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U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B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R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G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W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B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R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G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U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W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956cm" svg:y="0.315cm" chart:style-name="ch2">
          <text:p>Colorless</text:p>
        </chart:title>
        <chart:legend chart:legend-position="end" svg:x="11.996cm" svg:y="3.225cm" style:legend-expansion="high" chart:style-name="ch3"/>
        <chart:plot-area chart:style-name="ch4" table:cell-range-address="Types.B1:Types.F2" chart:data-source-has-labels="row" svg:x="0.32cm" svg:y="1.456cm" svg:width="11.356cm" svg:height="7.364cm">
          <chartooo:coordinate-region svg:x="2.316cm" svg:y="1.457cm" svg:width="7.363cm" svg:height="7.363cm"/>
          <chart:axis chart:dimension="x" chart:name="primary-x" chart:style-name="ch5" chartooo:axis-type="auto">
            <chartooo:date-scale/>
            <chart:categories table:cell-range-address="Types.B1:Types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ypes.B2:Types.F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ure</text:p>
                <draw:g>
                  <svg:desc>Types.B1:Types.F1</svg:desc>
                </draw:g>
              </table:table-cell>
              <table:table-cell office:value-type="string">
                <text:p>Sorcery</text:p>
              </table:table-cell>
              <table:table-cell office:value-type="string">
                <text:p>Instant</text:p>
              </table:table-cell>
              <table:table-cell office:value-type="string">
                <text:p>Enchantment</text:p>
              </table:table-cell>
              <table:table-cell office:value-type="string">
                <text:p>Non-Creature Artifact</text:p>
              </table:table-cell>
            </table:table-row>
          </table:table-header-rows>
          <table:table-rows>
            <table:table-row>
              <table:table-cell office:value-type="string">
                <text:p>Rad 2</text:p>
                <draw:g>
                  <svg:desc/>
                </draw:g>
              </table:table-cell>
              <table:table-cell office:value-type="float" office:value="22">
                <text:p>22</text:p>
                <draw:g>
                  <svg:desc>Types.B2:Types.F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7.333cm" svg:y="0.315cm" chart:style-name="ch2">
          <text:p>White</text:p>
        </chart:title>
        <chart:legend chart:legend-position="end" svg:x="11.996cm" svg:y="3.225cm" style:legend-expansion="high" chart:style-name="ch3"/>
        <chart:plot-area chart:style-name="ch4" table:cell-range-address="Types.B1:Types.F1 Types.B3:Types.F3" chart:data-source-has-labels="row" svg:x="0.32cm" svg:y="1.456cm" svg:width="11.356cm" svg:height="7.364cm">
          <chartooo:coordinate-region svg:x="2.316cm" svg:y="1.457cm" svg:width="7.363cm" svg:height="7.363cm"/>
          <chart:axis chart:dimension="x" chart:name="primary-x" chart:style-name="ch5" chartooo:axis-type="auto">
            <chartooo:date-scale/>
            <chart:categories table:cell-range-address="Types.B1:Types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ypes.B3:Types.F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ure</text:p>
                <draw:g>
                  <svg:desc>Types.B1:Types.F1</svg:desc>
                </draw:g>
              </table:table-cell>
              <table:table-cell office:value-type="string">
                <text:p>Sorcery</text:p>
              </table:table-cell>
              <table:table-cell office:value-type="string">
                <text:p>Instant</text:p>
              </table:table-cell>
              <table:table-cell office:value-type="string">
                <text:p>Enchantment</text:p>
              </table:table-cell>
              <table:table-cell office:value-type="string">
                <text:p>Non-Creature Artifact</text:p>
              </table:table-cell>
            </table:table-row>
          </table:table-header-rows>
          <table:table-rows>
            <table:table-row>
              <table:table-cell office:value-type="string">
                <text:p>Rad 3</text:p>
                <draw:g>
                  <svg:desc/>
                </draw:g>
              </table:table-cell>
              <table:table-cell office:value-type="float" office:value="44">
                <text:p>44</text:p>
                <draw:g>
                  <svg:desc>Types.B3:Types.F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7.459cm" svg:y="0.315cm" chart:style-name="ch2">
          <text:p>Blue</text:p>
        </chart:title>
        <chart:legend chart:legend-position="end" svg:x="11.996cm" svg:y="3.225cm" style:legend-expansion="high" chart:style-name="ch3"/>
        <chart:plot-area chart:style-name="ch4" table:cell-range-address="Types.B1:Types.F1 Types.B4:Types.F4" chart:data-source-has-labels="row" svg:x="0.32cm" svg:y="1.456cm" svg:width="11.356cm" svg:height="7.364cm">
          <chartooo:coordinate-region svg:x="2.316cm" svg:y="1.457cm" svg:width="7.363cm" svg:height="7.363cm"/>
          <chart:axis chart:dimension="x" chart:name="primary-x" chart:style-name="ch5" chartooo:axis-type="auto">
            <chartooo:date-scale/>
            <chart:categories table:cell-range-address="Types.B1:Types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ypes.B4:Types.F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ure</text:p>
                <draw:g>
                  <svg:desc>Types.B1:Types.F1</svg:desc>
                </draw:g>
              </table:table-cell>
              <table:table-cell office:value-type="string">
                <text:p>Sorcery</text:p>
              </table:table-cell>
              <table:table-cell office:value-type="string">
                <text:p>Instant</text:p>
              </table:table-cell>
              <table:table-cell office:value-type="string">
                <text:p>Enchantment</text:p>
              </table:table-cell>
              <table:table-cell office:value-type="string">
                <text:p>Non-Creature Artifact</text:p>
              </table:table-cell>
            </table:table-row>
          </table:table-header-rows>
          <table:table-rows>
            <table:table-row>
              <table:table-cell office:value-type="string">
                <text:p>Rad 4</text:p>
                <draw:g>
                  <svg:desc/>
                </draw:g>
              </table:table-cell>
              <table:table-cell office:value-type="float" office:value="32">
                <text:p>32</text:p>
                <draw:g>
                  <svg:desc>Types.B4:Types.F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